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346.2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ourier New" fo:font-size="12pt" style:font-size-asian="12pt" style:font-size-complex="12pt"/>
    </style:style>
    <style:style style:name="ce2" style:family="table-cell" style:parent-style-name="Default" style:data-style-name="N100">
      <style:text-properties style:font-name="Courier New" fo:font-size="12pt" style:font-size-asian="12pt" style:font-size-complex="12pt"/>
    </style:style>
    <style:style style:name="ce5" style:family="table-cell" style:parent-style-name="Default">
      <style:table-cell-properties fo:background-color="#008000"/>
      <style:text-properties fo:color="#ffffff" style:font-name="Courier New" fo:font-size="12pt" style:font-size-asian="12pt" style:font-size-complex="12pt"/>
    </style:style>
    <style:style style:name="ce6" style:family="table-cell" style:parent-style-name="Default">
      <style:table-cell-properties fo:background-color="#ffa500"/>
      <style:text-properties style:font-name="Courier New" fo:font-size="12pt" style:font-size-asian="12pt" style:font-size-complex="12pt"/>
    </style:style>
    <style:style style:name="ce7" style:family="table-cell" style:parent-style-name="Default">
      <style:table-cell-properties fo:background-color="#ff0000"/>
      <style:text-properties fo:color="#ffffff" style:font-name="Courier New" fo:font-size="12pt" style:font-size-asian="12pt" style:font-size-complex="12pt"/>
    </style:style>
    <style:style style:name="ce8" style:family="table-cell" style:parent-style-name="Default">
      <style:text-properties style:font-name="Courier New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style:font-name="Courier New" fo:font-size="12pt" style:font-size-asian="12pt" style:font-size-complex="12pt"/>
    </style:style>
    <style:style style:name="ce14" style:family="table-cell" style:parent-style-name="Default" style:data-style-name="N100">
      <style:text-properties style:font-name="Courier New" fo:font-size="12pt" style:font-size-asian="12pt" style:font-size-complex="12pt"/>
    </style:style>
    <style:style style:name="ce15" style:family="table-cell" style:parent-style-name="Default">
      <style:table-cell-properties fo:background-color="#008000"/>
      <style:text-properties fo:color="#ffffff" style:font-name="Courier New" fo:font-size="12pt" style:font-size-asian="12pt" style:font-size-complex="12pt"/>
    </style:style>
    <style:style style:name="ce16" style:family="table-cell" style:parent-style-name="Default">
      <style:table-cell-properties fo:background-color="#ffa500"/>
      <style:text-properties style:font-name="Courier New" fo:font-size="12pt" style:font-size-asian="12pt" style:font-size-complex="12pt"/>
    </style:style>
    <style:style style:name="ce17" style:family="table-cell" style:parent-style-name="Default">
      <style:table-cell-properties fo:background-color="#ff0000"/>
      <style:text-properties fo:color="#ffffff" style:font-name="Courier New" fo:font-size="12pt" style:font-size-asian="12pt" style:font-size-complex="12pt"/>
    </style:style>
    <style:style style:name="ce18" style:family="table-cell" style:parent-style-name="Default">
      <style:text-properties style:font-name="Courier New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fs-clean" table:style-name="ta1">
        <table:table-column table:style-name="co1" table:visibility="collapse" table:number-columns-repeated="2" table:default-cell-style-name="ce13"/>
        <table:table-column table:style-name="co2" table:default-cell-style-name="ce13"/>
        <table:table-column table:style-name="co1" table:number-columns-repeated="61" table:default-cell-style-name="ce13"/>
        <table:table-row table:style-name="ro1">
          <table:table-cell office:value-type="string" calcext:value-type="string">
            <text:p>49428c2f40</text:p>
          </table:table-cell>
          <table:table-cell office:value-type="string" calcext:value-type="string">
            <text:p>files/frank70/Immagini CD/frank70-Hokulo - 2007 - Nick E Password [Cover PROVVISORIE].zip</text:p>
          </table:table-cell>
          <table:table-cell table:style-name="ce15" table:formula="of:=&quot;https://www.uncledan.it/&quot;&amp;[.B1]" office:value-type="string" office:string-value="https://www.uncledan.it/files/frank70/Immagini CD/frank70-Hokulo - 2007 - Nick E Password [Cover PROVVISORIE].zip" calcext:value-type="string">
            <text:p>https://www.uncledan.it/files/frank70/Immagini CD/frank70-Hokulo - 2007 - Nick E Password [Cover PROVVISORIE]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917d56cbc4</text:p>
          </table:table-cell>
          <table:table-cell office:value-type="string" calcext:value-type="string">
            <text:p>files/frank70/Pre-release/frank70-Hokulo - 2007 - Nickname E Password (Hattrick Revisited).zip</text:p>
          </table:table-cell>
          <table:table-cell table:style-name="ce15" table:formula="of:=&quot;https://www.uncledan.it/&quot;&amp;[.B2]" office:value-type="string" office:string-value="https://www.uncledan.it/files/frank70/Pre-release/frank70-Hokulo - 2007 - Nickname E Password (Hattrick Revisited).zip" calcext:value-type="string">
            <text:p>https://www.uncledan.it/files/frank70/Pre-release/frank70-Hokulo - 2007 - Nickname E Password (Hattrick Revisited)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39133ce6</text:p>
          </table:table-cell>
          <table:table-cell office:value-type="string" calcext:value-type="string">
            <text:p>files/frank70/Singoli e Inediti/frank70 - Singoli e Inediti.zip</text:p>
          </table:table-cell>
          <table:table-cell table:style-name="ce15" table:formula="of:=&quot;https://www.uncledan.it/&quot;&amp;[.B3]" office:value-type="string" office:string-value="https://www.uncledan.it/files/frank70/Singoli e Inediti/frank70 - Singoli e Inediti.zip" calcext:value-type="string">
            <text:p>https://www.uncledan.it/files/frank70/Singoli e Inediti/frank70 - Singoli e Inediti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a0ab7b7fb</text:p>
          </table:table-cell>
          <table:table-cell office:value-type="string" calcext:value-type="string">
            <text:p>files/frank70/frank70-Hokulo - 2007 - Nick E Password (Hattrick Revisited).zip</text:p>
          </table:table-cell>
          <table:table-cell table:style-name="ce15" table:formula="of:=&quot;https://www.uncledan.it/&quot;&amp;[.B4]" office:value-type="string" office:string-value="https://www.uncledan.it/files/frank70/frank70-Hokulo - 2007 - Nick E Password (Hattrick Revisited).zip" calcext:value-type="string">
            <text:p>https://www.uncledan.it/files/frank70/frank70-Hokulo - 2007 - Nick E Password (Hattrick Revisited)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bf5bde3eb</text:p>
          </table:table-cell>
          <table:table-cell office:value-type="string" calcext:value-type="string">
            <text:p>gallery/thumbsup.db</text:p>
          </table:table-cell>
          <table:table-cell table:style-name="ce16" table:formula="of:=&quot;https://www.uncledan.it/&quot;&amp;[.B5]" office:value-type="string" office:string-value="https://www.uncledan.it/gallery/thumbsup.db" calcext:value-type="string">
            <text:p>https://www.uncledan.it/gallery/thumbsup.d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9da6fc82a</text:p>
          </table:table-cell>
          <table:table-cell office:value-type="string" calcext:value-type="string">
            <text:p>uploads/2008/05/custom-smilies12.zip</text:p>
          </table:table-cell>
          <table:table-cell table:formula="of:=&quot;https://www.uncledan.it/&quot;&amp;[.B6]" office:value-type="string" office:string-value="https://www.uncledan.it/uploads/2008/05/custom-smilies12.zip" calcext:value-type="string">
            <text:p>https://www.uncledan.it/uploads/2008/05/custom-smilies12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55c9b84b4</text:p>
          </table:table-cell>
          <table:table-cell office:value-type="string" calcext:value-type="string">
            <text:p>uploads/2008/05/snitplus_smilies_pack.zip</text:p>
          </table:table-cell>
          <table:table-cell table:formula="of:=&quot;https://www.uncledan.it/&quot;&amp;[.B7]" office:value-type="string" office:string-value="https://www.uncledan.it/uploads/2008/05/snitplus_smilies_pack.zip" calcext:value-type="string">
            <text:p>https://www.uncledan.it/uploads/2008/05/snitplus_smilies_pack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68b3d083b</text:p>
          </table:table-cell>
          <table:table-cell office:value-type="string" calcext:value-type="string">
            <text:p>uploads/2008/06/opponents_xp.zip</text:p>
          </table:table-cell>
          <table:table-cell table:formula="of:=&quot;https://www.uncledan.it/&quot;&amp;[.B8]" office:value-type="string" office:string-value="https://www.uncledan.it/uploads/2008/06/opponents_xp.zip" calcext:value-type="string">
            <text:p>https://www.uncledan.it/uploads/2008/06/opponents_xp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8468b6186</text:p>
          </table:table-cell>
          <table:table-cell office:value-type="string" calcext:value-type="string">
            <text:p>uploads/2009/03/hattrick-logos.zip</text:p>
          </table:table-cell>
          <table:table-cell table:formula="of:=&quot;https://www.uncledan.it/&quot;&amp;[.B9]" office:value-type="string" office:string-value="https://www.uncledan.it/uploads/2009/03/hattrick-logos.zip" calcext:value-type="string">
            <text:p>https://www.uncledan.it/uploads/2009/03/hattrick-logos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e896ef7e3</text:p>
          </table:table-cell>
          <table:table-cell office:value-type="string" calcext:value-type="string">
            <text:p>uploads/2009/03/quadruple-blue-mod-1_0_001.zip</text:p>
          </table:table-cell>
          <table:table-cell table:formula="of:=&quot;https://www.uncledan.it/&quot;&amp;[.B10]" office:value-type="string" office:string-value="https://www.uncledan.it/uploads/2009/03/quadruple-blue-mod-1_0_001.zip" calcext:value-type="string">
            <text:p>https://www.uncledan.it/uploads/2009/03/quadruple-blue-mod-1_0_001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19881dadc</text:p>
          </table:table-cell>
          <table:table-cell office:value-type="string" calcext:value-type="string">
            <text:p>uploads/2009/03/quadruple-blue-mod-1_0_alpha1.zip</text:p>
          </table:table-cell>
          <table:table-cell table:formula="of:=&quot;https://www.uncledan.it/&quot;&amp;[.B11]" office:value-type="string" office:string-value="https://www.uncledan.it/uploads/2009/03/quadruple-blue-mod-1_0_alpha1.zip" calcext:value-type="string">
            <text:p>https://www.uncledan.it/uploads/2009/03/quadruple-blue-mod-1_0_alpha1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beef82705</text:p>
          </table:table-cell>
          <table:table-cell office:value-type="string" calcext:value-type="string">
            <text:p>uploads/2009/03/quadruple-blue-mod.zip</text:p>
          </table:table-cell>
          <table:table-cell table:formula="of:=&quot;https://www.uncledan.it/&quot;&amp;[.B12]" office:value-type="string" office:string-value="https://www.uncledan.it/uploads/2009/03/quadruple-blue-mod.zip" calcext:value-type="string">
            <text:p>https://www.uncledan.it/uploads/2009/03/quadruple-blue-mod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eada88885</text:p>
          </table:table-cell>
          <table:table-cell office:value-type="string" calcext:value-type="string">
            <text:p>uploads/2009/03/quadruple-blue.zip</text:p>
          </table:table-cell>
          <table:table-cell table:formula="of:=&quot;https://www.uncledan.it/&quot;&amp;[.B13]" office:value-type="string" office:string-value="https://www.uncledan.it/uploads/2009/03/quadruple-blue.zip" calcext:value-type="string">
            <text:p>https://www.uncledan.it/uploads/2009/03/quadruple-blue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407cc74a</text:p>
          </table:table-cell>
          <table:table-cell office:value-type="string" calcext:value-type="string">
            <text:p>uploads/2009/04/pardus_quick_commands2_mod-centic.zip</text:p>
          </table:table-cell>
          <table:table-cell table:formula="of:=&quot;https://www.uncledan.it/&quot;&amp;[.B14]" office:value-type="string" office:string-value="https://www.uncledan.it/uploads/2009/04/pardus_quick_commands2_mod-centic.zip" calcext:value-type="string">
            <text:p>https://www.uncledan.it/uploads/2009/04/pardus_quick_commands2_mod-centic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5814d06a8</text:p>
          </table:table-cell>
          <table:table-cell office:value-type="string" calcext:value-type="string">
            <text:p>uploads/2009/04/pardus_quick_commands_1-25-001.zip</text:p>
          </table:table-cell>
          <table:table-cell table:formula="of:=&quot;https://www.uncledan.it/&quot;&amp;[.B15]" office:value-type="string" office:string-value="https://www.uncledan.it/uploads/2009/04/pardus_quick_commands_1-25-001.zip" calcext:value-type="string">
            <text:p>https://www.uncledan.it/uploads/2009/04/pardus_quick_commands_1-25-001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d6584fbf8</text:p>
          </table:table-cell>
          <table:table-cell office:value-type="string" calcext:value-type="string">
            <text:p>uploads/2009/04/pardus_quick_commands_mod-centic.zip</text:p>
          </table:table-cell>
          <table:table-cell table:formula="of:=&quot;https://www.uncledan.it/&quot;&amp;[.B16]" office:value-type="string" office:string-value="https://www.uncledan.it/uploads/2009/04/pardus_quick_commands_mod-centic.zip" calcext:value-type="string">
            <text:p>https://www.uncledan.it/uploads/2009/04/pardus_quick_commands_mod-centic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d1a4e8b58</text:p>
          </table:table-cell>
          <table:table-cell office:value-type="string" calcext:value-type="string">
            <text:p>uploads/2009/05/FTSTrader-LLE_0-83-003.zip</text:p>
          </table:table-cell>
          <table:table-cell table:formula="of:=&quot;https://www.uncledan.it/&quot;&amp;[.B17]" office:value-type="string" office:string-value="https://www.uncledan.it/uploads/2009/05/FTSTrader-LLE_0-83-003.zip" calcext:value-type="string">
            <text:p>https://www.uncledan.it/uploads/2009/05/FTSTrader-LLE_0-83-003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e1d644752</text:p>
          </table:table-cell>
          <table:table-cell office:value-type="string" calcext:value-type="string">
            <text:p>uploads/2009/05/FTSTrader-LL_0-83-001.zip</text:p>
          </table:table-cell>
          <table:table-cell table:formula="of:=&quot;https://www.uncledan.it/&quot;&amp;[.B18]" office:value-type="string" office:string-value="https://www.uncledan.it/uploads/2009/05/FTSTrader-LL_0-83-001.zip" calcext:value-type="string">
            <text:p>https://www.uncledan.it/uploads/2009/05/FTSTrader-LL_0-83-001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cfaaf201e</text:p>
          </table:table-cell>
          <table:table-cell office:value-type="string" calcext:value-type="string">
            <text:p>uploads/2009/05/FTSTrader-LL_0-83-002.zip</text:p>
          </table:table-cell>
          <table:table-cell table:formula="of:=&quot;https://www.uncledan.it/&quot;&amp;[.B19]" office:value-type="string" office:string-value="https://www.uncledan.it/uploads/2009/05/FTSTrader-LL_0-83-002.zip" calcext:value-type="string">
            <text:p>https://www.uncledan.it/uploads/2009/05/FTSTrader-LL_0-83-002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06d206b45</text:p>
          </table:table-cell>
          <table:table-cell office:value-type="string" calcext:value-type="string">
            <text:p>uploads/2009/11/Halloween2008.zip</text:p>
          </table:table-cell>
          <table:table-cell table:formula="of:=&quot;https://www.uncledan.it/&quot;&amp;[.B20]" office:value-type="string" office:string-value="https://www.uncledan.it/uploads/2009/11/Halloween2008.zip" calcext:value-type="string">
            <text:p>https://www.uncledan.it/uploads/2009/11/Halloween2008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2d5cb84ff</text:p>
          </table:table-cell>
          <table:table-cell office:value-type="string" calcext:value-type="string">
            <text:p>uploads/2010/05/1024px-localizable-2.7.1.zip</text:p>
          </table:table-cell>
          <table:table-cell table:formula="of:=&quot;https://www.uncledan.it/&quot;&amp;[.B21]" office:value-type="string" office:string-value="https://www.uncledan.it/uploads/2010/05/1024px-localizable-2.7.1.zip" calcext:value-type="string">
            <text:p>https://www.uncledan.it/uploads/2010/05/1024px-localizable-2.7.1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ccb48f85b</text:p>
          </table:table-cell>
          <table:table-cell office:value-type="string" calcext:value-type="string">
            <text:p>uploads/2010/05/1024px-localizable-2.7.1b0.zip</text:p>
          </table:table-cell>
          <table:table-cell table:formula="of:=&quot;https://www.uncledan.it/&quot;&amp;[.B22]" office:value-type="string" office:string-value="https://www.uncledan.it/uploads/2010/05/1024px-localizable-2.7.1b0.zip" calcext:value-type="string">
            <text:p>https://www.uncledan.it/uploads/2010/05/1024px-localizable-2.7.1b0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9e6667a90</text:p>
          </table:table-cell>
          <table:table-cell office:value-type="string" calcext:value-type="string">
            <text:p>uploads/2010/05/1024px-localizable-2.7.1b1.zip</text:p>
          </table:table-cell>
          <table:table-cell table:formula="of:=&quot;https://www.uncledan.it/&quot;&amp;[.B23]" office:value-type="string" office:string-value="https://www.uncledan.it/uploads/2010/05/1024px-localizable-2.7.1b1.zip" calcext:value-type="string">
            <text:p>https://www.uncledan.it/uploads/2010/05/1024px-localizable-2.7.1b1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c4465ad67</text:p>
          </table:table-cell>
          <table:table-cell office:value-type="string" calcext:value-type="string">
            <text:p>uploads/2010/05/1024px-localizable-2.7.1b2.zip</text:p>
          </table:table-cell>
          <table:table-cell table:formula="of:=&quot;https://www.uncledan.it/&quot;&amp;[.B24]" office:value-type="string" office:string-value="https://www.uncledan.it/uploads/2010/05/1024px-localizable-2.7.1b2.zip" calcext:value-type="string">
            <text:p>https://www.uncledan.it/uploads/2010/05/1024px-localizable-2.7.1b2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a3f8b891</text:p>
          </table:table-cell>
          <table:table-cell office:value-type="string" calcext:value-type="string">
            <text:p>uploads/2010/05/1024px-localizable-2.7.1b3.zip</text:p>
          </table:table-cell>
          <table:table-cell table:formula="of:=&quot;https://www.uncledan.it/&quot;&amp;[.B25]" office:value-type="string" office:string-value="https://www.uncledan.it/uploads/2010/05/1024px-localizable-2.7.1b3.zip" calcext:value-type="string">
            <text:p>https://www.uncledan.it/uploads/2010/05/1024px-localizable-2.7.1b3.zip</text:p>
          </table:table-cell>
          <table:table-cell table:number-columns-repeated="61"/>
        </table:table-row>
        <table:table-row table:style-name="ro1">
          <table:table-cell table:style-name="ce14" office:value-type="string" calcext:value-type="string">
            <text:p>4074904e73</text:p>
          </table:table-cell>
          <table:table-cell office:value-type="string" calcext:value-type="string">
            <text:p>uploads/2010/05/1024px-localizable-2.7.1b4.zip</text:p>
          </table:table-cell>
          <table:table-cell table:formula="of:=&quot;https://www.uncledan.it/&quot;&amp;[.B26]" office:value-type="string" office:string-value="https://www.uncledan.it/uploads/2010/05/1024px-localizable-2.7.1b4.zip" calcext:value-type="string">
            <text:p>https://www.uncledan.it/uploads/2010/05/1024px-localizable-2.7.1b4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755147725</text:p>
          </table:table-cell>
          <table:table-cell office:value-type="string" calcext:value-type="string">
            <text:p>uploads/2010/05/1024px-localizable-2.7.1b5.zip</text:p>
          </table:table-cell>
          <table:table-cell table:formula="of:=&quot;https://www.uncledan.it/&quot;&amp;[.B27]" office:value-type="string" office:string-value="https://www.uncledan.it/uploads/2010/05/1024px-localizable-2.7.1b5.zip" calcext:value-type="string">
            <text:p>https://www.uncledan.it/uploads/2010/05/1024px-localizable-2.7.1b5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977bbfd61</text:p>
          </table:table-cell>
          <table:table-cell office:value-type="string" calcext:value-type="string">
            <text:p>uploads/2010/05/1024px-localizable-2.7.1b6.zip</text:p>
          </table:table-cell>
          <table:table-cell table:formula="of:=&quot;https://www.uncledan.it/&quot;&amp;[.B28]" office:value-type="string" office:string-value="https://www.uncledan.it/uploads/2010/05/1024px-localizable-2.7.1b6.zip" calcext:value-type="string">
            <text:p>https://www.uncledan.it/uploads/2010/05/1024px-localizable-2.7.1b6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20ecb3f37</text:p>
          </table:table-cell>
          <table:table-cell office:value-type="string" calcext:value-type="string">
            <text:p>uploads/2010/05/wp-nova09_v1-0.zip</text:p>
          </table:table-cell>
          <table:table-cell table:formula="of:=&quot;https://www.uncledan.it/&quot;&amp;[.B29]" office:value-type="string" office:string-value="https://www.uncledan.it/uploads/2010/05/wp-nova09_v1-0.zip" calcext:value-type="string">
            <text:p>https://www.uncledan.it/uploads/2010/05/wp-nova09_v1-0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6d956d046</text:p>
          </table:table-cell>
          <table:table-cell office:value-type="string" calcext:value-type="string">
            <text:p>uploads/2011/04/jasperf-OSTicket-Reloaded_lang_it_0.1.zip</text:p>
          </table:table-cell>
          <table:table-cell table:formula="of:=&quot;https://www.uncledan.it/&quot;&amp;[.B30]" office:value-type="string" office:string-value="https://www.uncledan.it/uploads/2011/04/jasperf-OSTicket-Reloaded_lang_it_0.1.zip" calcext:value-type="string">
            <text:p>https://www.uncledan.it/uploads/2011/04/jasperf-OSTicket-Reloaded_lang_it_0.1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4fd1afca0</text:p>
          </table:table-cell>
          <table:table-cell office:value-type="string" calcext:value-type="string">
            <text:p>uploads/2011/04/jasperf-OSTicket-Reloaded_lang_it_0.2.zip</text:p>
          </table:table-cell>
          <table:table-cell table:formula="of:=&quot;https://www.uncledan.it/&quot;&amp;[.B31]" office:value-type="string" office:string-value="https://www.uncledan.it/uploads/2011/04/jasperf-OSTicket-Reloaded_lang_it_0.2.zip" calcext:value-type="string">
            <text:p>https://www.uncledan.it/uploads/2011/04/jasperf-OSTicket-Reloaded_lang_it_0.2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8545d462f</text:p>
          </table:table-cell>
          <table:table-cell office:value-type="string" calcext:value-type="string">
            <text:p>uploads/2011/04/jasperf-OSTicket-Reloaded_lang_it_0.3.zip</text:p>
          </table:table-cell>
          <table:table-cell table:formula="of:=&quot;https://www.uncledan.it/&quot;&amp;[.B32]" office:value-type="string" office:string-value="https://www.uncledan.it/uploads/2011/04/jasperf-OSTicket-Reloaded_lang_it_0.3.zip" calcext:value-type="string">
            <text:p>https://www.uncledan.it/uploads/2011/04/jasperf-OSTicket-Reloaded_lang_it_0.3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2deb0d9cd</text:p>
          </table:table-cell>
          <table:table-cell office:value-type="string" calcext:value-type="string">
            <text:p>uploads/2011/04/jasperf-OSTicket-Reloaded_lang_it_1.0.zip</text:p>
          </table:table-cell>
          <table:table-cell table:formula="of:=&quot;https://www.uncledan.it/&quot;&amp;[.B33]" office:value-type="string" office:string-value="https://www.uncledan.it/uploads/2011/04/jasperf-OSTicket-Reloaded_lang_it_1.0.zip" calcext:value-type="string">
            <text:p>https://www.uncledan.it/uploads/2011/04/jasperf-OSTicket-Reloaded_lang_it_1.0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58b529234</text:p>
          </table:table-cell>
          <table:table-cell office:value-type="string" calcext:value-type="string">
            <text:p>uploads/2011/04/jasperf-OSTicket-Reloaded_lang_it_1.1.zip</text:p>
          </table:table-cell>
          <table:table-cell table:formula="of:=&quot;https://www.uncledan.it/&quot;&amp;[.B34]" office:value-type="string" office:string-value="https://www.uncledan.it/uploads/2011/04/jasperf-OSTicket-Reloaded_lang_it_1.1.zip" calcext:value-type="string">
            <text:p>https://www.uncledan.it/uploads/2011/04/jasperf-OSTicket-Reloaded_lang_it_1.1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598fdf431</text:p>
          </table:table-cell>
          <table:table-cell office:value-type="string" calcext:value-type="string">
            <text:p>uploads/2011/04/jasperf-OSTicket-Reloaded_lang_it_1.2.zip</text:p>
          </table:table-cell>
          <table:table-cell table:formula="of:=&quot;https://www.uncledan.it/&quot;&amp;[.B35]" office:value-type="string" office:string-value="https://www.uncledan.it/uploads/2011/04/jasperf-OSTicket-Reloaded_lang_it_1.2.zip" calcext:value-type="string">
            <text:p>https://www.uncledan.it/uploads/2011/04/jasperf-OSTicket-Reloaded_lang_it_1.2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2bdeb9808</text:p>
          </table:table-cell>
          <table:table-cell office:value-type="string" calcext:value-type="string">
            <text:p>uploads/2011/04/jasperf-OSTicket-Reloaded_lang_it_beta1.zip</text:p>
          </table:table-cell>
          <table:table-cell table:formula="of:=&quot;https://www.uncledan.it/&quot;&amp;[.B36]" office:value-type="string" office:string-value="https://www.uncledan.it/uploads/2011/04/jasperf-OSTicket-Reloaded_lang_it_beta1.zip" calcext:value-type="string">
            <text:p>https://www.uncledan.it/uploads/2011/04/jasperf-OSTicket-Reloaded_lang_it_beta1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9afacf6e0</text:p>
          </table:table-cell>
          <table:table-cell office:value-type="string" calcext:value-type="string">
            <text:p>uploads/2011/05/osticketplus_1.6.0_138.zip</text:p>
          </table:table-cell>
          <table:table-cell table:formula="of:=&quot;https://www.uncledan.it/&quot;&amp;[.B37]" office:value-type="string" office:string-value="https://www.uncledan.it/uploads/2011/05/osticketplus_1.6.0_138.zip" calcext:value-type="string">
            <text:p>https://www.uncledan.it/uploads/2011/05/osticketplus_1.6.0_138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1b38d3295</text:p>
          </table:table-cell>
          <table:table-cell office:value-type="string" calcext:value-type="string">
            <text:p>uploads/2011/05/osticketplus_1.6.0_139.zip</text:p>
          </table:table-cell>
          <table:table-cell table:formula="of:=&quot;https://www.uncledan.it/&quot;&amp;[.B38]" office:value-type="string" office:string-value="https://www.uncledan.it/uploads/2011/05/osticketplus_1.6.0_139.zip" calcext:value-type="string">
            <text:p>https://www.uncledan.it/uploads/2011/05/osticketplus_1.6.0_139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514d3217d</text:p>
          </table:table-cell>
          <table:table-cell office:value-type="string" calcext:value-type="string">
            <text:p>uploads/2011/06/osticketplus_1.6.0_141.zip</text:p>
          </table:table-cell>
          <table:table-cell table:formula="of:=&quot;https://www.uncledan.it/&quot;&amp;[.B39]" office:value-type="string" office:string-value="https://www.uncledan.it/uploads/2011/06/osticketplus_1.6.0_141.zip" calcext:value-type="string">
            <text:p>https://www.uncledan.it/uploads/2011/06/osticketplus_1.6.0_141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979587fcd0</text:p>
          </table:table-cell>
          <table:table-cell office:value-type="string" calcext:value-type="string">
            <text:p>uploads/2011/07/i18n_it-ready-to-use.zip</text:p>
          </table:table-cell>
          <table:table-cell table:formula="of:=&quot;https://www.uncledan.it/&quot;&amp;[.B40]" office:value-type="string" office:string-value="https://www.uncledan.it/uploads/2011/07/i18n_it-ready-to-use.zip" calcext:value-type="string">
            <text:p>https://www.uncledan.it/uploads/2011/07/i18n_it-ready-to-use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d21c17eff</text:p>
          </table:table-cell>
          <table:table-cell office:value-type="string" calcext:value-type="string">
            <text:p>uploads/2011/07/osticketplus_1.6.0_143.zip</text:p>
          </table:table-cell>
          <table:table-cell table:formula="of:=&quot;https://www.uncledan.it/&quot;&amp;[.B41]" office:value-type="string" office:string-value="https://www.uncledan.it/uploads/2011/07/osticketplus_1.6.0_143.zip" calcext:value-type="string">
            <text:p>https://www.uncledan.it/uploads/2011/07/osticketplus_1.6.0_143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5c7643422</text:p>
          </table:table-cell>
          <table:table-cell office:value-type="string" calcext:value-type="string">
            <text:p>uploads/2011/07/osticketplus_1.6.0_144.zip</text:p>
          </table:table-cell>
          <table:table-cell table:formula="of:=&quot;https://www.uncledan.it/&quot;&amp;[.B42]" office:value-type="string" office:string-value="https://www.uncledan.it/uploads/2011/07/osticketplus_1.6.0_144.zip" calcext:value-type="string">
            <text:p>https://www.uncledan.it/uploads/2011/07/osticketplus_1.6.0_144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265b6eac4</text:p>
          </table:table-cell>
          <table:table-cell office:value-type="string" calcext:value-type="string">
            <text:p>uploads/2011/09/02-09-2011.zip</text:p>
          </table:table-cell>
          <table:table-cell table:formula="of:=&quot;https://www.uncledan.it/&quot;&amp;[.B43]" office:value-type="string" office:string-value="https://www.uncledan.it/uploads/2011/09/02-09-2011.zip" calcext:value-type="string">
            <text:p>https://www.uncledan.it/uploads/2011/09/02-09-2011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bee4a29fb</text:p>
          </table:table-cell>
          <table:table-cell office:value-type="string" calcext:value-type="string">
            <text:p>uploads/2011/09/03-09-2011.zip</text:p>
          </table:table-cell>
          <table:table-cell table:formula="of:=&quot;https://www.uncledan.it/&quot;&amp;[.B44]" office:value-type="string" office:string-value="https://www.uncledan.it/uploads/2011/09/03-09-2011.zip" calcext:value-type="string">
            <text:p>https://www.uncledan.it/uploads/2011/09/03-09-2011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e71d3b609</text:p>
          </table:table-cell>
          <table:table-cell office:value-type="string" calcext:value-type="string">
            <text:p>uploads/2012/03/it.lang3_.zip</text:p>
          </table:table-cell>
          <table:table-cell table:formula="of:=&quot;https://www.uncledan.it/&quot;&amp;[.B45]" office:value-type="string" office:string-value="https://www.uncledan.it/uploads/2012/03/it.lang3_.zip" calcext:value-type="string">
            <text:p>https://www.uncledan.it/uploads/2012/03/it.lang3_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ce0a6bcb4</text:p>
          </table:table-cell>
          <table:table-cell office:value-type="string" calcext:value-type="string">
            <text:p>uploads/2012/03/it.lang4_.zip</text:p>
          </table:table-cell>
          <table:table-cell table:formula="of:=&quot;https://www.uncledan.it/&quot;&amp;[.B46]" office:value-type="string" office:string-value="https://www.uncledan.it/uploads/2012/03/it.lang4_.zip" calcext:value-type="string">
            <text:p>https://www.uncledan.it/uploads/2012/03/it.lang4_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54687fe</text:p>
          </table:table-cell>
          <table:table-cell office:value-type="string" calcext:value-type="string">
            <text:p>uploads/2012/03/osticketplus_1.6.0_rev3.zip</text:p>
          </table:table-cell>
          <table:table-cell table:formula="of:=&quot;https://www.uncledan.it/&quot;&amp;[.B47]" office:value-type="string" office:string-value="https://www.uncledan.it/uploads/2012/03/osticketplus_1.6.0_rev3.zip" calcext:value-type="string">
            <text:p>https://www.uncledan.it/uploads/2012/03/osticketplus_1.6.0_rev3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e43b83c79</text:p>
          </table:table-cell>
          <table:table-cell office:value-type="string" calcext:value-type="string">
            <text:p>uploads/2012/04/PhoneHistory.zip</text:p>
          </table:table-cell>
          <table:table-cell table:formula="of:=&quot;https://www.uncledan.it/&quot;&amp;[.B48]" office:value-type="string" office:string-value="https://www.uncledan.it/uploads/2012/04/PhoneHistory.zip" calcext:value-type="string">
            <text:p>https://www.uncledan.it/uploads/2012/04/PhoneHistory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e0e3a8f19</text:p>
          </table:table-cell>
          <table:table-cell office:value-type="string" calcext:value-type="string">
            <text:p>uploads/2012/09/PhoneHistory_rel_0.2.zip</text:p>
          </table:table-cell>
          <table:table-cell table:formula="of:=&quot;https://www.uncledan.it/&quot;&amp;[.B49]" office:value-type="string" office:string-value="https://www.uncledan.it/uploads/2012/09/PhoneHistory_rel_0.2.zip" calcext:value-type="string">
            <text:p>https://www.uncledan.it/uploads/2012/09/PhoneHistory_rel_0.2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ff076d81e</text:p>
          </table:table-cell>
          <table:table-cell office:value-type="string" calcext:value-type="string">
            <text:p>uploads/2012/09/PhoneHistory_rel_0.3.zip</text:p>
          </table:table-cell>
          <table:table-cell table:formula="of:=&quot;https://www.uncledan.it/&quot;&amp;[.B50]" office:value-type="string" office:string-value="https://www.uncledan.it/uploads/2012/09/PhoneHistory_rel_0.3.zip" calcext:value-type="string">
            <text:p>https://www.uncledan.it/uploads/2012/09/PhoneHistory_rel_0.3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43a4501d9</text:p>
          </table:table-cell>
          <table:table-cell office:value-type="string" calcext:value-type="string">
            <text:p>uploads/2013/01/android-mirror-logo.zip</text:p>
          </table:table-cell>
          <table:table-cell table:formula="of:=&quot;https://www.uncledan.it/&quot;&amp;[.B51]" office:value-type="string" office:string-value="https://www.uncledan.it/uploads/2013/01/android-mirror-logo.zip" calcext:value-type="string">
            <text:p>https://www.uncledan.it/uploads/2013/01/android-mirror-logo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256ef8d77</text:p>
          </table:table-cell>
          <table:table-cell office:value-type="string" calcext:value-type="string">
            <text:p>uploads/2014/03/wp_wpb2d_excluded_files.zip</text:p>
          </table:table-cell>
          <table:table-cell table:formula="of:=&quot;https://www.uncledan.it/&quot;&amp;[.B52]" office:value-type="string" office:string-value="https://www.uncledan.it/uploads/2014/03/wp_wpb2d_excluded_files.zip" calcext:value-type="string">
            <text:p>https://www.uncledan.it/uploads/2014/03/wp_wpb2d_excluded_files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72e35aed5</text:p>
          </table:table-cell>
          <table:table-cell office:value-type="string" calcext:value-type="string">
            <text:p>uploads/2014/08/1B-TOSHIBA-RAID-Virtual-Device.zip</text:p>
          </table:table-cell>
          <table:table-cell table:formula="of:=&quot;https://www.uncledan.it/&quot;&amp;[.B53]" office:value-type="string" office:string-value="https://www.uncledan.it/uploads/2014/08/1B-TOSHIBA-RAID-Virtual-Device.zip" calcext:value-type="string">
            <text:p>https://www.uncledan.it/uploads/2014/08/1B-TOSHIBA-RAID-Virtual-Device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fb6fa3c67</text:p>
          </table:table-cell>
          <table:table-cell office:value-type="string" calcext:value-type="string">
            <text:p>uploads/2014/08/2B-NVIDIA-GeForce-Go-6600-Update.zip</text:p>
          </table:table-cell>
          <table:table-cell table:formula="of:=&quot;https://www.uncledan.it/&quot;&amp;[.B54]" office:value-type="string" office:string-value="https://www.uncledan.it/uploads/2014/08/2B-NVIDIA-GeForce-Go-6600-Update.zip" calcext:value-type="string">
            <text:p>https://www.uncledan.it/uploads/2014/08/2B-NVIDIA-GeForce-Go-6600-Update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ef9892171</text:p>
          </table:table-cell>
          <table:table-cell office:value-type="string" calcext:value-type="string">
            <text:p>uploads/2014/08/7-Bluetooth-Stack.zip</text:p>
          </table:table-cell>
          <table:table-cell table:formula="of:=&quot;https://www.uncledan.it/&quot;&amp;[.B55]" office:value-type="string" office:string-value="https://www.uncledan.it/uploads/2014/08/7-Bluetooth-Stack.zip" calcext:value-type="string">
            <text:p>https://www.uncledan.it/uploads/2014/08/7-Bluetooth-Stack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7abf21ea7</text:p>
          </table:table-cell>
          <table:table-cell office:value-type="string" calcext:value-type="string">
            <text:p>uploads/2017/09/css-share-buttons-inline-font-awesome.1.0.zip</text:p>
          </table:table-cell>
          <table:table-cell table:formula="of:=&quot;https://www.uncledan.it/&quot;&amp;[.B56]" office:value-type="string" office:string-value="https://www.uncledan.it/uploads/2017/09/css-share-buttons-inline-font-awesome.1.0.zip" calcext:value-type="string">
            <text:p>https://www.uncledan.it/uploads/2017/09/css-share-buttons-inline-font-awesome.1.0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2fc553248</text:p>
          </table:table-cell>
          <table:table-cell office:value-type="string" calcext:value-type="string">
            <text:p>uploads/2017/09/css-share-buttons.1.0.zip</text:p>
          </table:table-cell>
          <table:table-cell table:formula="of:=&quot;https://www.uncledan.it/&quot;&amp;[.B57]" office:value-type="string" office:string-value="https://www.uncledan.it/uploads/2017/09/css-share-buttons.1.0.zip" calcext:value-type="string">
            <text:p>https://www.uncledan.it/uploads/2017/09/css-share-buttons.1.0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ee1861e1a</text:p>
          </table:table-cell>
          <table:table-cell office:value-type="string" calcext:value-type="string">
            <text:p>uploads/basket-photo/Foto Lame/2004-2005/Lame2004-2005.zip</text:p>
          </table:table-cell>
          <table:table-cell table:formula="of:=&quot;https://www.uncledan.it/&quot;&amp;[.B58]" office:value-type="string" office:string-value="https://www.uncledan.it/uploads/basket-photo/Foto Lame/2004-2005/Lame2004-2005.zip" calcext:value-type="string">
            <text:p>https://www.uncledan.it/uploads/basket-photo/Foto Lame/2004-2005/Lame2004-2005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00b11099f</text:p>
          </table:table-cell>
          <table:table-cell office:value-type="string" calcext:value-type="string">
            <text:p>uploads/basket-photo/Foto Lame/2006-2007/Lame2006-2007.zip</text:p>
          </table:table-cell>
          <table:table-cell table:formula="of:=&quot;https://www.uncledan.it/&quot;&amp;[.B59]" office:value-type="string" office:string-value="https://www.uncledan.it/uploads/basket-photo/Foto Lame/2006-2007/Lame2006-2007.zip" calcext:value-type="string">
            <text:p>https://www.uncledan.it/uploads/basket-photo/Foto Lame/2006-2007/Lame2006-2007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c04bf4706</text:p>
          </table:table-cell>
          <table:table-cell office:value-type="string" calcext:value-type="string">
            <text:p>uploads/basket-photo/Lame Basket PDM - AICS 2007/AICS_Primavera_2007_Seniores_Calendario.pdf</text:p>
          </table:table-cell>
          <table:table-cell table:formula="of:=&quot;https://www.uncledan.it/&quot;&amp;[.B60]" office:value-type="string" office:string-value="https://www.uncledan.it/uploads/basket-photo/Lame Basket PDM - AICS 2007/AICS_Primavera_2007_Seniores_Calendario.pdf" calcext:value-type="string">
            <text:p>https://www.uncledan.it/uploads/basket-photo/Lame Basket PDM - AICS 2007/AICS_Primavera_2007_Seniores_Calendario.pd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b638d6253</text:p>
          </table:table-cell>
          <table:table-cell office:value-type="string" calcext:value-type="string">
            <text:p>uploads/basket-photo/Lame Basket PDM - AICS 2007/AICS_Primavera_2007_Seniores_PR-03_LAME-ARGELATO.pdf</text:p>
          </table:table-cell>
          <table:table-cell table:formula="of:=&quot;https://www.uncledan.it/&quot;&amp;[.B61]" office:value-type="string" office:string-value="https://www.uncledan.it/uploads/basket-photo/Lame Basket PDM - AICS 2007/AICS_Primavera_2007_Seniores_PR-03_LAME-ARGELATO.pdf" calcext:value-type="string">
            <text:p>https://www.uncledan.it/uploads/basket-photo/Lame Basket PDM - AICS 2007/AICS_Primavera_2007_Seniores_PR-03_LAME-ARGELATO.pd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154fd076a</text:p>
          </table:table-cell>
          <table:table-cell office:value-type="string" calcext:value-type="string">
            <text:p>uploads/basket-photo/Lame Basket PDM - AICS 2007/AICS_Primavera_2007_Seniores_PR-04_LAME-TEMA.pdf</text:p>
          </table:table-cell>
          <table:table-cell table:formula="of:=&quot;https://www.uncledan.it/&quot;&amp;[.B62]" office:value-type="string" office:string-value="https://www.uncledan.it/uploads/basket-photo/Lame Basket PDM - AICS 2007/AICS_Primavera_2007_Seniores_PR-04_LAME-TEMA.pdf" calcext:value-type="string">
            <text:p>https://www.uncledan.it/uploads/basket-photo/Lame Basket PDM - AICS 2007/AICS_Primavera_2007_Seniores_PR-04_LAME-TEMA.pd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bf2321d64</text:p>
          </table:table-cell>
          <table:table-cell office:value-type="string" calcext:value-type="string">
            <text:p>uploads/basket-photo/Lame Basket PDM - AICS 2007/AICS_Primavera_2007_Seniores_PR-11_NOVA-LAME.pdf</text:p>
          </table:table-cell>
          <table:table-cell table:formula="of:=&quot;https://www.uncledan.it/&quot;&amp;[.B63]" office:value-type="string" office:string-value="https://www.uncledan.it/uploads/basket-photo/Lame Basket PDM - AICS 2007/AICS_Primavera_2007_Seniores_PR-11_NOVA-LAME.pdf" calcext:value-type="string">
            <text:p>https://www.uncledan.it/uploads/basket-photo/Lame Basket PDM - AICS 2007/AICS_Primavera_2007_Seniores_PR-11_NOVA-LAME.pdf</text:p>
          </table:table-cell>
          <table:table-cell table:number-columns-repeated="61"/>
        </table:table-row>
        <table:table-row table:style-name="ro1">
          <table:table-cell table:style-name="ce14" office:value-type="string" calcext:value-type="string">
            <text:p>4712e29055</text:p>
          </table:table-cell>
          <table:table-cell office:value-type="string" calcext:value-type="string">
            <text:p>uploads/bestmp3guide/MP3byMydenCFG.zip</text:p>
          </table:table-cell>
          <table:table-cell table:formula="of:=&quot;https://www.uncledan.it/&quot;&amp;[.B64]" office:value-type="string" office:string-value="https://www.uncledan.it/uploads/bestmp3guide/MP3byMydenCFG.zip" calcext:value-type="string">
            <text:p>https://www.uncledan.it/uploads/bestmp3guide/MP3byMydenCFG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cf0caf52a</text:p>
          </table:table-cell>
          <table:table-cell office:value-type="string" calcext:value-type="string">
            <text:p>uploads/bestmp3guide/eac09b4.zip</text:p>
          </table:table-cell>
          <table:table-cell table:formula="of:=&quot;https://www.uncledan.it/&quot;&amp;[.B65]" office:value-type="string" office:string-value="https://www.uncledan.it/uploads/bestmp3guide/eac09b4.zip" calcext:value-type="string">
            <text:p>https://www.uncledan.it/uploads/bestmp3guide/eac09b4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55ae36088</text:p>
          </table:table-cell>
          <table:table-cell office:value-type="string" calcext:value-type="string">
            <text:p>uploads/bestmp3guide/lame.zip</text:p>
          </table:table-cell>
          <table:table-cell table:formula="of:=&quot;https://www.uncledan.it/&quot;&amp;[.B66]" office:value-type="string" office:string-value="https://www.uncledan.it/uploads/bestmp3guide/lame.zip" calcext:value-type="string">
            <text:p>https://www.uncledan.it/uploads/bestmp3guide/lame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d92878013</text:p>
          </table:table-cell>
          <table:table-cell office:value-type="string" calcext:value-type="string">
            <text:p>uploads/bestmp3guide/wnaspi32.zip</text:p>
          </table:table-cell>
          <table:table-cell table:formula="of:=&quot;https://www.uncledan.it/&quot;&amp;[.B67]" office:value-type="string" office:string-value="https://www.uncledan.it/uploads/bestmp3guide/wnaspi32.zip" calcext:value-type="string">
            <text:p>https://www.uncledan.it/uploads/bestmp3guide/wnaspi32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2f98f071e</text:p>
          </table:table-cell>
          <table:table-cell office:value-type="string" calcext:value-type="string">
            <text:p>uploads/mobiletheme.zip</text:p>
          </table:table-cell>
          <table:table-cell table:style-name="ce16" table:formula="of:=&quot;https://www.uncledan.it/&quot;&amp;[.B68]" office:value-type="string" office:string-value="https://www.uncledan.it/uploads/mobiletheme.zip" calcext:value-type="string">
            <text:p>https://www.uncledan.it/uploads/mobiletheme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1da5fb077</text:p>
          </table:table-cell>
          <table:table-cell office:value-type="string" calcext:value-type="string">
            <text:p>uploads/pdf/2019-05-05-nethserver-6-x-expanding-capacity-by-adding-two-new-disks-in-mirror.pdf</text:p>
          </table:table-cell>
          <table:table-cell table:formula="of:=&quot;https://www.uncledan.it/&quot;&amp;[.B69]" office:value-type="string" office:string-value="https://www.uncledan.it/uploads/pdf/2019-05-05-nethserver-6-x-expanding-capacity-by-adding-two-new-disks-in-mirror.pdf" calcext:value-type="string">
            <text:p>https://www.uncledan.it/uploads/pdf/2019-05-05-nethserver-6-x-expanding-capacity-by-adding-two-new-disks-in-mirror.pd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e23ac2442</text:p>
          </table:table-cell>
          <table:table-cell office:value-type="string" calcext:value-type="string">
            <text:p>uploads/pdf/2019-06-11-nethserver-6-x-expanding-capacity-by-moving-ibay-to-two-new-disks-in-mirror.pdf</text:p>
          </table:table-cell>
          <table:table-cell table:formula="of:=&quot;https://www.uncledan.it/&quot;&amp;[.B70]" office:value-type="string" office:string-value="https://www.uncledan.it/uploads/pdf/2019-06-11-nethserver-6-x-expanding-capacity-by-moving-ibay-to-two-new-disks-in-mirror.pdf" calcext:value-type="string">
            <text:p>https://www.uncledan.it/uploads/pdf/2019-06-11-nethserver-6-x-expanding-capacity-by-moving-ibay-to-two-new-disks-in-mirror.pd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87738b4df</text:p>
          </table:table-cell>
          <table:table-cell office:value-type="string" calcext:value-type="string">
            <text:p>uploads/socicon/_sources/128.zip</text:p>
          </table:table-cell>
          <table:table-cell table:formula="of:=&quot;https://www.uncledan.it/&quot;&amp;[.B71]" office:value-type="string" office:string-value="https://www.uncledan.it/uploads/socicon/_sources/128.zip" calcext:value-type="string">
            <text:p>https://www.uncledan.it/uploads/socicon/_sources/128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9ba8ef95e</text:p>
          </table:table-cell>
          <table:table-cell office:value-type="string" calcext:value-type="string">
            <text:p>uploads/socicon/_sources/16.zip</text:p>
          </table:table-cell>
          <table:table-cell table:formula="of:=&quot;https://www.uncledan.it/&quot;&amp;[.B72]" office:value-type="string" office:string-value="https://www.uncledan.it/uploads/socicon/_sources/16.zip" calcext:value-type="string">
            <text:p>https://www.uncledan.it/uploads/socicon/_sources/16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9f5ed0c062</text:p>
          </table:table-cell>
          <table:table-cell office:value-type="string" calcext:value-type="string">
            <text:p>uploads/socicon/_sources/256.zip</text:p>
          </table:table-cell>
          <table:table-cell table:formula="of:=&quot;https://www.uncledan.it/&quot;&amp;[.B73]" office:value-type="string" office:string-value="https://www.uncledan.it/uploads/socicon/_sources/256.zip" calcext:value-type="string">
            <text:p>https://www.uncledan.it/uploads/socicon/_sources/256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a5701e0b</text:p>
          </table:table-cell>
          <table:table-cell office:value-type="string" calcext:value-type="string">
            <text:p>uploads/socicon/_sources/32.zip</text:p>
          </table:table-cell>
          <table:table-cell table:formula="of:=&quot;https://www.uncledan.it/&quot;&amp;[.B74]" office:value-type="string" office:string-value="https://www.uncledan.it/uploads/socicon/_sources/32.zip" calcext:value-type="string">
            <text:p>https://www.uncledan.it/uploads/socicon/_sources/32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ce9c6c453</text:p>
          </table:table-cell>
          <table:table-cell office:value-type="string" calcext:value-type="string">
            <text:p>uploads/socicon/_sources/64.zip</text:p>
          </table:table-cell>
          <table:table-cell table:formula="of:=&quot;https://www.uncledan.it/&quot;&amp;[.B75]" office:value-type="string" office:string-value="https://www.uncledan.it/uploads/socicon/_sources/64.zip" calcext:value-type="string">
            <text:p>https://www.uncledan.it/uploads/socicon/_sources/64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28ae33eb1</text:p>
          </table:table-cell>
          <table:table-cell office:value-type="string" calcext:value-type="string">
            <text:p>uploads/socicon/_sources/96.zip</text:p>
          </table:table-cell>
          <table:table-cell table:formula="of:=&quot;https://www.uncledan.it/&quot;&amp;[.B76]" office:value-type="string" office:string-value="https://www.uncledan.it/uploads/socicon/_sources/96.zip" calcext:value-type="string">
            <text:p>https://www.uncledan.it/uploads/socicon/_sources/96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9931ca315</text:p>
          </table:table-cell>
          <table:table-cell office:value-type="string" calcext:value-type="string">
            <text:p>uploads/socicon/_sources/socicon-font-v25.zip</text:p>
          </table:table-cell>
          <table:table-cell table:formula="of:=&quot;https://www.uncledan.it/&quot;&amp;[.B77]" office:value-type="string" office:string-value="https://www.uncledan.it/uploads/socicon/_sources/socicon-font-v25.zip" calcext:value-type="string">
            <text:p>https://www.uncledan.it/uploads/socicon/_sources/socicon-font-v25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b41c8e9b5</text:p>
          </table:table-cell>
          <table:table-cell office:value-type="string" calcext:value-type="string">
            <text:p>uploads/socicon/_sources/socicon-howto.zip</text:p>
          </table:table-cell>
          <table:table-cell table:formula="of:=&quot;https://www.uncledan.it/&quot;&amp;[.B78]" office:value-type="string" office:string-value="https://www.uncledan.it/uploads/socicon/_sources/socicon-howto.zip" calcext:value-type="string">
            <text:p>https://www.uncledan.it/uploads/socicon/_sources/socicon-howto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ad6157c33</text:p>
          </table:table-cell>
          <table:table-cell office:value-type="string" calcext:value-type="string">
            <text:p>laragon/akismet.4.1.4.zip</text:p>
          </table:table-cell>
          <table:table-cell table:style-name="ce17" table:formula="of:=&quot;https://www.uncledan.it/&quot;&amp;[.B79]" office:value-type="string" office:string-value="https://www.uncledan.it/laragon/akismet.4.1.4.zip" calcext:value-type="string">
            <text:p>https://www.uncledan.it/laragon/akismet.4.1.4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72543fba1</text:p>
          </table:table-cell>
          <table:table-cell office:value-type="string" calcext:value-type="string">
            <text:p>laragon/astra.2.3.4.zip</text:p>
          </table:table-cell>
          <table:table-cell table:style-name="ce17" table:formula="of:=&quot;https://www.uncledan.it/&quot;&amp;[.B80]" office:value-type="string" office:string-value="https://www.uncledan.it/laragon/astra.2.3.4.zip" calcext:value-type="string">
            <text:p>https://www.uncledan.it/laragon/astra.2.3.4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abf817f4d</text:p>
          </table:table-cell>
          <table:table-cell office:value-type="string" calcext:value-type="string">
            <text:p>laragon/elementor.2.9.7.zip</text:p>
          </table:table-cell>
          <table:table-cell table:style-name="ce17" table:formula="of:=&quot;https://www.uncledan.it/&quot;&amp;[.B81]" office:value-type="string" office:string-value="https://www.uncledan.it/laragon/elementor.2.9.7.zip" calcext:value-type="string">
            <text:p>https://www.uncledan.it/laragon/elementor.2.9.7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9370d78379</text:p>
          </table:table-cell>
          <table:table-cell office:value-type="string" calcext:value-type="string">
            <text:p>laragon/generatepress.2.4.2.zip</text:p>
          </table:table-cell>
          <table:table-cell table:style-name="ce17" table:formula="of:=&quot;https://www.uncledan.it/&quot;&amp;[.B82]" office:value-type="string" office:string-value="https://www.uncledan.it/laragon/generatepress.2.4.2.zip" calcext:value-type="string">
            <text:p>https://www.uncledan.it/laragon/generatepress.2.4.2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93533cce5</text:p>
          </table:table-cell>
          <table:table-cell office:value-type="string" calcext:value-type="string">
            <text:p>laragon/hello-elementor.2.2.2.zip</text:p>
          </table:table-cell>
          <table:table-cell table:style-name="ce17" table:formula="of:=&quot;https://www.uncledan.it/&quot;&amp;[.B83]" office:value-type="string" office:string-value="https://www.uncledan.it/laragon/hello-elementor.2.2.2.zip" calcext:value-type="string">
            <text:p>https://www.uncledan.it/laragon/hello-elementor.2.2.2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8d270c5c6</text:p>
          </table:table-cell>
          <table:table-cell office:value-type="string" calcext:value-type="string">
            <text:p>laragon/httpd-2.4.41-win64-VS16.zip</text:p>
          </table:table-cell>
          <table:table-cell table:style-name="ce17" table:formula="of:=&quot;https://www.uncledan.it/&quot;&amp;[.B84]" office:value-type="string" office:string-value="https://www.uncledan.it/laragon/httpd-2.4.41-win64-VS16.zip" calcext:value-type="string">
            <text:p>https://www.uncledan.it/laragon/httpd-2.4.41-win64-VS16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7bf0a1a040</text:p>
          </table:table-cell>
          <table:table-cell office:value-type="string" calcext:value-type="string">
            <text:p>laragon/laragon.7z</text:p>
          </table:table-cell>
          <table:table-cell table:style-name="ce17" table:formula="of:=&quot;https://www.uncledan.it/&quot;&amp;[.B85]" office:value-type="string" office:string-value="https://www.uncledan.it/laragon/laragon.7z" calcext:value-type="string">
            <text:p>https://www.uncledan.it/laragon/laragon.7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029f04ae8</text:p>
          </table:table-cell>
          <table:table-cell office:value-type="string" calcext:value-type="string">
            <text:p>laragon/mariadb-10.4.12-winx64.zip</text:p>
          </table:table-cell>
          <table:table-cell table:style-name="ce17" table:formula="of:=&quot;https://www.uncledan.it/&quot;&amp;[.B86]" office:value-type="string" office:string-value="https://www.uncledan.it/laragon/mariadb-10.4.12-winx64.zip" calcext:value-type="string">
            <text:p>https://www.uncledan.it/laragon/mariadb-10.4.12-winx64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47827112e</text:p>
          </table:table-cell>
          <table:table-cell office:value-type="string" calcext:value-type="string">
            <text:p>laragon/minimal-coming-soon-maintenance-mode.2.17.zip</text:p>
          </table:table-cell>
          <table:table-cell table:style-name="ce17" table:formula="of:=&quot;https://www.uncledan.it/&quot;&amp;[.B87]" office:value-type="string" office:string-value="https://www.uncledan.it/laragon/minimal-coming-soon-maintenance-mode.2.17.zip" calcext:value-type="string">
            <text:p>https://www.uncledan.it/laragon/minimal-coming-soon-maintenance-mode.2.17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864ac2695c</text:p>
          </table:table-cell>
          <table:table-cell office:value-type="string" calcext:value-type="string">
            <text:p>laragon/mysql-5.7.29-winx64.zip</text:p>
          </table:table-cell>
          <table:table-cell table:style-name="ce17" table:formula="of:=&quot;https://www.uncledan.it/&quot;&amp;[.B88]" office:value-type="string" office:string-value="https://www.uncledan.it/laragon/mysql-5.7.29-winx64.zip" calcext:value-type="string">
            <text:p>https://www.uncledan.it/laragon/mysql-5.7.29-winx64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36d107c57</text:p>
          </table:table-cell>
          <table:table-cell office:value-type="string" calcext:value-type="string">
            <text:p>laragon/mysql-8.0.19-winx64.zip</text:p>
          </table:table-cell>
          <table:table-cell table:style-name="ce17" table:formula="of:=&quot;https://www.uncledan.it/&quot;&amp;[.B89]" office:value-type="string" office:string-value="https://www.uncledan.it/laragon/mysql-8.0.19-winx64.zip" calcext:value-type="string">
            <text:p>https://www.uncledan.it/laragon/mysql-8.0.19-winx64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a1a90e07d</text:p>
          </table:table-cell>
          <table:table-cell office:value-type="string" calcext:value-type="string">
            <text:p>laragon/php-7.4.4-nts-Win32-vc15-x64.zip</text:p>
          </table:table-cell>
          <table:table-cell table:style-name="ce17" table:formula="of:=&quot;https://www.uncledan.it/&quot;&amp;[.B90]" office:value-type="string" office:string-value="https://www.uncledan.it/laragon/php-7.4.4-nts-Win32-vc15-x64.zip" calcext:value-type="string">
            <text:p>https://www.uncledan.it/laragon/php-7.4.4-nts-Win32-vc15-x64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6ea4f16ce</text:p>
          </table:table-cell>
          <table:table-cell office:value-type="string" calcext:value-type="string">
            <text:p>laragon/phpMyAdmin-5.0.2-all-languages.zip</text:p>
          </table:table-cell>
          <table:table-cell table:style-name="ce17" table:formula="of:=&quot;https://www.uncledan.it/&quot;&amp;[.B91]" office:value-type="string" office:string-value="https://www.uncledan.it/laragon/phpMyAdmin-5.0.2-all-languages.zip" calcext:value-type="string">
            <text:p>https://www.uncledan.it/laragon/phpMyAdmin-5.0.2-all-languages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c7484fd</text:p>
          </table:table-cell>
          <table:table-cell office:value-type="string" calcext:value-type="string">
            <text:p>laragon/static-html-output-plugin.6.6.7.zip</text:p>
          </table:table-cell>
          <table:table-cell table:style-name="ce17" table:formula="of:=&quot;https://www.uncledan.it/&quot;&amp;[.B92]" office:value-type="string" office:string-value="https://www.uncledan.it/laragon/static-html-output-plugin.6.6.7.zip" calcext:value-type="string">
            <text:p>https://www.uncledan.it/laragon/static-html-output-plugin.6.6.7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b8c83d4a5</text:p>
          </table:table-cell>
          <table:table-cell office:value-type="string" calcext:value-type="string">
            <text:p>laragon/updraftplus.1.16.22.zip</text:p>
          </table:table-cell>
          <table:table-cell table:style-name="ce17" table:formula="of:=&quot;https://www.uncledan.it/&quot;&amp;[.B93]" office:value-type="string" office:string-value="https://www.uncledan.it/laragon/updraftplus.1.16.22.zip" calcext:value-type="string">
            <text:p>https://www.uncledan.it/laragon/updraftplus.1.16.22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3c7fc93ae</text:p>
          </table:table-cell>
          <table:table-cell office:value-type="string" calcext:value-type="string">
            <text:p>laragon/wordpress-5.3.2-it_IT-UncleDan.zip</text:p>
          </table:table-cell>
          <table:table-cell table:style-name="ce17" table:formula="of:=&quot;https://www.uncledan.it/&quot;&amp;[.B94]" office:value-type="string" office:string-value="https://www.uncledan.it/laragon/wordpress-5.3.2-it_IT-UncleDan.zip" calcext:value-type="string">
            <text:p>https://www.uncledan.it/laragon/wordpress-5.3.2-it_IT-UncleDan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6e97605a4</text:p>
          </table:table-cell>
          <table:table-cell office:value-type="string" calcext:value-type="string">
            <text:p>laragon/wordpress-5.3.2-it_IT.zip</text:p>
          </table:table-cell>
          <table:table-cell table:style-name="ce17" table:formula="of:=&quot;https://www.uncledan.it/&quot;&amp;[.B95]" office:value-type="string" office:string-value="https://www.uncledan.it/laragon/wordpress-5.3.2-it_IT.zip" calcext:value-type="string">
            <text:p>https://www.uncledan.it/laragon/wordpress-5.3.2-it_IT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c7ea33cf</text:p>
          </table:table-cell>
          <table:table-cell office:value-type="string" calcext:value-type="string">
            <text:p>laragon/wordpress-5.3.2.zip</text:p>
          </table:table-cell>
          <table:table-cell table:style-name="ce17" table:formula="of:=&quot;https://www.uncledan.it/&quot;&amp;[.B96]" office:value-type="string" office:string-value="https://www.uncledan.it/laragon/wordpress-5.3.2.zip" calcext:value-type="string">
            <text:p>https://www.uncledan.it/laragon/wordpress-5.3.2.zi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7f34cd14b</text:p>
          </table:table-cell>
          <table:table-cell office:value-type="string" calcext:value-type="string">
            <text:p>laragon/wp-file-manager.zip</text:p>
          </table:table-cell>
          <table:table-cell table:style-name="ce17" table:formula="of:=&quot;https://www.uncledan.it/&quot;&amp;[.B97]" office:value-type="string" office:string-value="https://www.uncledan.it/laragon/wp-file-manager.zip" calcext:value-type="string">
            <text:p>https://www.uncledan.it/laragon/wp-file-manager.zip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18" office:value-type="string" calcext:value-type="string">
            <text:p>LEGENDA: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5" office:value-type="string" calcext:value-type="string">
            <text:p>Corretto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6" office:value-type="string" calcext:value-type="string">
            <text:p>Corrotto (da sistemare)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7" office:value-type="string" calcext:value-type="string">
            <text:p>Eliminato</text:p>
          </table:table-cell>
          <table:table-cell table:number-columns-repeated="61"/>
        </table:table-row>
        <table:table-row table:style-name="ro1" table:number-rows-repeated="10484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pair-lfs.cmd" table:style-name="ta1">
        <table:table-column table:style-name="co3" table:default-cell-style-name="Default"/>
        <table:table-row table:style-name="ro2">
          <table:table-cell office:value-type="string" calcext:value-type="string">
            <text:p>@rem DELETE IF EXIST</text:p>
          </table:table-cell>
        </table:table-row>
        <table:table-row table:style-name="ro2">
          <table:table-cell table:formula="of:=&quot;if exist &quot;&quot;&quot;&amp;SUBSTITUTE([$'lfs-clean'.B1];&quot;/&quot;;&quot;\&quot;)&amp;&quot;&quot;&quot; del &quot;&quot;&quot;&amp;SUBSTITUTE([$'lfs-clean'.B1];&quot;/&quot;;&quot;\&quot;)&amp;&quot;&quot;&quot; /Q&quot;" office:value-type="string" office:string-value="if exist &quot;files\frank70\Immagini CD\frank70-Hokulo - 2007 - Nick E Password [Cover PROVVISORIE].zip&quot; del &quot;files\frank70\Immagini CD\frank70-Hokulo - 2007 - Nick E Password [Cover PROVVISORIE].zip&quot; /Q" calcext:value-type="string">
            <text:p>if exist "files\frank70\Immagini CD\frank70-Hokulo - 2007 - Nick E Password [Cover PROVVISORIE].zip" del "files\frank70\Immagini CD\frank70-Hokulo - 2007 - Nick E Password [Cover PROVVISORIE].zip" /Q</text:p>
          </table:table-cell>
        </table:table-row>
        <table:table-row table:style-name="ro2">
          <table:table-cell table:formula="of:=&quot;if exist &quot;&quot;&quot;&amp;SUBSTITUTE([$'lfs-clean'.B2];&quot;/&quot;;&quot;\&quot;)&amp;&quot;&quot;&quot; del &quot;&quot;&quot;&amp;SUBSTITUTE([$'lfs-clean'.B2];&quot;/&quot;;&quot;\&quot;)&amp;&quot;&quot;&quot; /Q&quot;" office:value-type="string" office:string-value="if exist &quot;files\frank70\Pre-release\frank70-Hokulo - 2007 - Nickname E Password (Hattrick Revisited).zip&quot; del &quot;files\frank70\Pre-release\frank70-Hokulo - 2007 - Nickname E Password (Hattrick Revisited).zip&quot; /Q" calcext:value-type="string">
            <text:p>if exist "files\frank70\Pre-release\frank70-Hokulo - 2007 - Nickname E Password (Hattrick Revisited).zip" del "files\frank70\Pre-release\frank70-Hokulo - 2007 - Nickname E Password (Hattrick Revisited).zip" /Q</text:p>
          </table:table-cell>
        </table:table-row>
        <table:table-row table:style-name="ro2">
          <table:table-cell table:formula="of:=&quot;if exist &quot;&quot;&quot;&amp;SUBSTITUTE([$'lfs-clean'.B3];&quot;/&quot;;&quot;\&quot;)&amp;&quot;&quot;&quot; del &quot;&quot;&quot;&amp;SUBSTITUTE([$'lfs-clean'.B3];&quot;/&quot;;&quot;\&quot;)&amp;&quot;&quot;&quot; /Q&quot;" office:value-type="string" office:string-value="if exist &quot;files\frank70\Singoli e Inediti\frank70 - Singoli e Inediti.zip&quot; del &quot;files\frank70\Singoli e Inediti\frank70 - Singoli e Inediti.zip&quot; /Q" calcext:value-type="string">
            <text:p>if exist "files\frank70\Singoli e Inediti\frank70 - Singoli e Inediti.zip" del "files\frank70\Singoli e Inediti\frank70 - Singoli e Inediti.zip" /Q</text:p>
          </table:table-cell>
        </table:table-row>
        <table:table-row table:style-name="ro2">
          <table:table-cell table:formula="of:=&quot;if exist &quot;&quot;&quot;&amp;SUBSTITUTE([$'lfs-clean'.B4];&quot;/&quot;;&quot;\&quot;)&amp;&quot;&quot;&quot; del &quot;&quot;&quot;&amp;SUBSTITUTE([$'lfs-clean'.B4];&quot;/&quot;;&quot;\&quot;)&amp;&quot;&quot;&quot; /Q&quot;" office:value-type="string" office:string-value="if exist &quot;files\frank70\frank70-Hokulo - 2007 - Nick E Password (Hattrick Revisited).zip&quot; del &quot;files\frank70\frank70-Hokulo - 2007 - Nick E Password (Hattrick Revisited).zip&quot; /Q" calcext:value-type="string">
            <text:p>if exist "files\frank70\frank70-Hokulo - 2007 - Nick E Password (Hattrick Revisited).zip" del "files\frank70\frank70-Hokulo - 2007 - Nick E Password (Hattrick Revisited).zip" /Q</text:p>
          </table:table-cell>
        </table:table-row>
        <table:table-row table:style-name="ro2">
          <table:table-cell table:formula="of:=&quot;if exist &quot;&quot;&quot;&amp;SUBSTITUTE([$'lfs-clean'.B5];&quot;/&quot;;&quot;\&quot;)&amp;&quot;&quot;&quot; del &quot;&quot;&quot;&amp;SUBSTITUTE([$'lfs-clean'.B5];&quot;/&quot;;&quot;\&quot;)&amp;&quot;&quot;&quot; /Q&quot;" office:value-type="string" office:string-value="if exist &quot;gallery\thumbsup.db&quot; del &quot;gallery\thumbsup.db&quot; /Q" calcext:value-type="string">
            <text:p>if exist "gallery\thumbsup.db" del "gallery\thumbsup.db" /Q</text:p>
          </table:table-cell>
        </table:table-row>
        <table:table-row table:style-name="ro2">
          <table:table-cell table:formula="of:=&quot;if exist &quot;&quot;&quot;&amp;SUBSTITUTE([$'lfs-clean'.B6];&quot;/&quot;;&quot;\&quot;)&amp;&quot;&quot;&quot; del &quot;&quot;&quot;&amp;SUBSTITUTE([$'lfs-clean'.B6];&quot;/&quot;;&quot;\&quot;)&amp;&quot;&quot;&quot; /Q&quot;" office:value-type="string" office:string-value="if exist &quot;uploads\2008\05\custom-smilies12.zip&quot; del &quot;uploads\2008\05\custom-smilies12.zip&quot; /Q" calcext:value-type="string">
            <text:p>if exist "uploads\2008\05\custom-smilies12.zip" del "uploads\2008\05\custom-smilies12.zip" /Q</text:p>
          </table:table-cell>
        </table:table-row>
        <table:table-row table:style-name="ro2">
          <table:table-cell table:formula="of:=&quot;if exist &quot;&quot;&quot;&amp;SUBSTITUTE([$'lfs-clean'.B7];&quot;/&quot;;&quot;\&quot;)&amp;&quot;&quot;&quot; del &quot;&quot;&quot;&amp;SUBSTITUTE([$'lfs-clean'.B7];&quot;/&quot;;&quot;\&quot;)&amp;&quot;&quot;&quot; /Q&quot;" office:value-type="string" office:string-value="if exist &quot;uploads\2008\05\snitplus_smilies_pack.zip&quot; del &quot;uploads\2008\05\snitplus_smilies_pack.zip&quot; /Q" calcext:value-type="string">
            <text:p>if exist "uploads\2008\05\snitplus_smilies_pack.zip" del "uploads\2008\05\snitplus_smilies_pack.zip" /Q</text:p>
          </table:table-cell>
        </table:table-row>
        <table:table-row table:style-name="ro2">
          <table:table-cell table:formula="of:=&quot;if exist &quot;&quot;&quot;&amp;SUBSTITUTE([$'lfs-clean'.B8];&quot;/&quot;;&quot;\&quot;)&amp;&quot;&quot;&quot; del &quot;&quot;&quot;&amp;SUBSTITUTE([$'lfs-clean'.B8];&quot;/&quot;;&quot;\&quot;)&amp;&quot;&quot;&quot; /Q&quot;" office:value-type="string" office:string-value="if exist &quot;uploads\2008\06\opponents_xp.zip&quot; del &quot;uploads\2008\06\opponents_xp.zip&quot; /Q" calcext:value-type="string">
            <text:p>if exist "uploads\2008\06\opponents_xp.zip" del "uploads\2008\06\opponents_xp.zip" /Q</text:p>
          </table:table-cell>
        </table:table-row>
        <table:table-row table:style-name="ro2">
          <table:table-cell table:formula="of:=&quot;if exist &quot;&quot;&quot;&amp;SUBSTITUTE([$'lfs-clean'.B9];&quot;/&quot;;&quot;\&quot;)&amp;&quot;&quot;&quot; del &quot;&quot;&quot;&amp;SUBSTITUTE([$'lfs-clean'.B9];&quot;/&quot;;&quot;\&quot;)&amp;&quot;&quot;&quot; /Q&quot;" office:value-type="string" office:string-value="if exist &quot;uploads\2009\03\hattrick-logos.zip&quot; del &quot;uploads\2009\03\hattrick-logos.zip&quot; /Q" calcext:value-type="string">
            <text:p>if exist "uploads\2009\03\hattrick-logos.zip" del "uploads\2009\03\hattrick-logos.zip" /Q</text:p>
          </table:table-cell>
        </table:table-row>
        <table:table-row table:style-name="ro2">
          <table:table-cell table:formula="of:=&quot;if exist &quot;&quot;&quot;&amp;SUBSTITUTE([$'lfs-clean'.B10];&quot;/&quot;;&quot;\&quot;)&amp;&quot;&quot;&quot; del &quot;&quot;&quot;&amp;SUBSTITUTE([$'lfs-clean'.B10];&quot;/&quot;;&quot;\&quot;)&amp;&quot;&quot;&quot; /Q&quot;" office:value-type="string" office:string-value="if exist &quot;uploads\2009\03\quadruple-blue-mod-1_0_001.zip&quot; del &quot;uploads\2009\03\quadruple-blue-mod-1_0_001.zip&quot; /Q" calcext:value-type="string">
            <text:p>if exist "uploads\2009\03\quadruple-blue-mod-1_0_001.zip" del "uploads\2009\03\quadruple-blue-mod-1_0_001.zip" /Q</text:p>
          </table:table-cell>
        </table:table-row>
        <table:table-row table:style-name="ro2">
          <table:table-cell table:formula="of:=&quot;if exist &quot;&quot;&quot;&amp;SUBSTITUTE([$'lfs-clean'.B11];&quot;/&quot;;&quot;\&quot;)&amp;&quot;&quot;&quot; del &quot;&quot;&quot;&amp;SUBSTITUTE([$'lfs-clean'.B11];&quot;/&quot;;&quot;\&quot;)&amp;&quot;&quot;&quot; /Q&quot;" office:value-type="string" office:string-value="if exist &quot;uploads\2009\03\quadruple-blue-mod-1_0_alpha1.zip&quot; del &quot;uploads\2009\03\quadruple-blue-mod-1_0_alpha1.zip&quot; /Q" calcext:value-type="string">
            <text:p>if exist "uploads\2009\03\quadruple-blue-mod-1_0_alpha1.zip" del "uploads\2009\03\quadruple-blue-mod-1_0_alpha1.zip" /Q</text:p>
          </table:table-cell>
        </table:table-row>
        <table:table-row table:style-name="ro2">
          <table:table-cell table:formula="of:=&quot;if exist &quot;&quot;&quot;&amp;SUBSTITUTE([$'lfs-clean'.B12];&quot;/&quot;;&quot;\&quot;)&amp;&quot;&quot;&quot; del &quot;&quot;&quot;&amp;SUBSTITUTE([$'lfs-clean'.B12];&quot;/&quot;;&quot;\&quot;)&amp;&quot;&quot;&quot; /Q&quot;" office:value-type="string" office:string-value="if exist &quot;uploads\2009\03\quadruple-blue-mod.zip&quot; del &quot;uploads\2009\03\quadruple-blue-mod.zip&quot; /Q" calcext:value-type="string">
            <text:p>if exist "uploads\2009\03\quadruple-blue-mod.zip" del "uploads\2009\03\quadruple-blue-mod.zip" /Q</text:p>
          </table:table-cell>
        </table:table-row>
        <table:table-row table:style-name="ro2">
          <table:table-cell table:formula="of:=&quot;if exist &quot;&quot;&quot;&amp;SUBSTITUTE([$'lfs-clean'.B13];&quot;/&quot;;&quot;\&quot;)&amp;&quot;&quot;&quot; del &quot;&quot;&quot;&amp;SUBSTITUTE([$'lfs-clean'.B13];&quot;/&quot;;&quot;\&quot;)&amp;&quot;&quot;&quot; /Q&quot;" office:value-type="string" office:string-value="if exist &quot;uploads\2009\03\quadruple-blue.zip&quot; del &quot;uploads\2009\03\quadruple-blue.zip&quot; /Q" calcext:value-type="string">
            <text:p>if exist "uploads\2009\03\quadruple-blue.zip" del "uploads\2009\03\quadruple-blue.zip" /Q</text:p>
          </table:table-cell>
        </table:table-row>
        <table:table-row table:style-name="ro2">
          <table:table-cell table:formula="of:=&quot;if exist &quot;&quot;&quot;&amp;SUBSTITUTE([$'lfs-clean'.B14];&quot;/&quot;;&quot;\&quot;)&amp;&quot;&quot;&quot; del &quot;&quot;&quot;&amp;SUBSTITUTE([$'lfs-clean'.B14];&quot;/&quot;;&quot;\&quot;)&amp;&quot;&quot;&quot; /Q&quot;" office:value-type="string" office:string-value="if exist &quot;uploads\2009\04\pardus_quick_commands2_mod-centic.zip&quot; del &quot;uploads\2009\04\pardus_quick_commands2_mod-centic.zip&quot; /Q" calcext:value-type="string">
            <text:p>if exist "uploads\2009\04\pardus_quick_commands2_mod-centic.zip" del "uploads\2009\04\pardus_quick_commands2_mod-centic.zip" /Q</text:p>
          </table:table-cell>
        </table:table-row>
        <table:table-row table:style-name="ro2">
          <table:table-cell table:formula="of:=&quot;if exist &quot;&quot;&quot;&amp;SUBSTITUTE([$'lfs-clean'.B15];&quot;/&quot;;&quot;\&quot;)&amp;&quot;&quot;&quot; del &quot;&quot;&quot;&amp;SUBSTITUTE([$'lfs-clean'.B15];&quot;/&quot;;&quot;\&quot;)&amp;&quot;&quot;&quot; /Q&quot;" office:value-type="string" office:string-value="if exist &quot;uploads\2009\04\pardus_quick_commands_1-25-001.zip&quot; del &quot;uploads\2009\04\pardus_quick_commands_1-25-001.zip&quot; /Q" calcext:value-type="string">
            <text:p>if exist "uploads\2009\04\pardus_quick_commands_1-25-001.zip" del "uploads\2009\04\pardus_quick_commands_1-25-001.zip" /Q</text:p>
          </table:table-cell>
        </table:table-row>
        <table:table-row table:style-name="ro2">
          <table:table-cell table:formula="of:=&quot;if exist &quot;&quot;&quot;&amp;SUBSTITUTE([$'lfs-clean'.B16];&quot;/&quot;;&quot;\&quot;)&amp;&quot;&quot;&quot; del &quot;&quot;&quot;&amp;SUBSTITUTE([$'lfs-clean'.B16];&quot;/&quot;;&quot;\&quot;)&amp;&quot;&quot;&quot; /Q&quot;" office:value-type="string" office:string-value="if exist &quot;uploads\2009\04\pardus_quick_commands_mod-centic.zip&quot; del &quot;uploads\2009\04\pardus_quick_commands_mod-centic.zip&quot; /Q" calcext:value-type="string">
            <text:p>if exist "uploads\2009\04\pardus_quick_commands_mod-centic.zip" del "uploads\2009\04\pardus_quick_commands_mod-centic.zip" /Q</text:p>
          </table:table-cell>
        </table:table-row>
        <table:table-row table:style-name="ro2">
          <table:table-cell table:formula="of:=&quot;if exist &quot;&quot;&quot;&amp;SUBSTITUTE([$'lfs-clean'.B17];&quot;/&quot;;&quot;\&quot;)&amp;&quot;&quot;&quot; del &quot;&quot;&quot;&amp;SUBSTITUTE([$'lfs-clean'.B17];&quot;/&quot;;&quot;\&quot;)&amp;&quot;&quot;&quot; /Q&quot;" office:value-type="string" office:string-value="if exist &quot;uploads\2009\05\FTSTrader-LLE_0-83-003.zip&quot; del &quot;uploads\2009\05\FTSTrader-LLE_0-83-003.zip&quot; /Q" calcext:value-type="string">
            <text:p>if exist "uploads\2009\05\FTSTrader-LLE_0-83-003.zip" del "uploads\2009\05\FTSTrader-LLE_0-83-003.zip" /Q</text:p>
          </table:table-cell>
        </table:table-row>
        <table:table-row table:style-name="ro2">
          <table:table-cell table:formula="of:=&quot;if exist &quot;&quot;&quot;&amp;SUBSTITUTE([$'lfs-clean'.B18];&quot;/&quot;;&quot;\&quot;)&amp;&quot;&quot;&quot; del &quot;&quot;&quot;&amp;SUBSTITUTE([$'lfs-clean'.B18];&quot;/&quot;;&quot;\&quot;)&amp;&quot;&quot;&quot; /Q&quot;" office:value-type="string" office:string-value="if exist &quot;uploads\2009\05\FTSTrader-LL_0-83-001.zip&quot; del &quot;uploads\2009\05\FTSTrader-LL_0-83-001.zip&quot; /Q" calcext:value-type="string">
            <text:p>if exist "uploads\2009\05\FTSTrader-LL_0-83-001.zip" del "uploads\2009\05\FTSTrader-LL_0-83-001.zip" /Q</text:p>
          </table:table-cell>
        </table:table-row>
        <table:table-row table:style-name="ro2">
          <table:table-cell table:formula="of:=&quot;if exist &quot;&quot;&quot;&amp;SUBSTITUTE([$'lfs-clean'.B19];&quot;/&quot;;&quot;\&quot;)&amp;&quot;&quot;&quot; del &quot;&quot;&quot;&amp;SUBSTITUTE([$'lfs-clean'.B19];&quot;/&quot;;&quot;\&quot;)&amp;&quot;&quot;&quot; /Q&quot;" office:value-type="string" office:string-value="if exist &quot;uploads\2009\05\FTSTrader-LL_0-83-002.zip&quot; del &quot;uploads\2009\05\FTSTrader-LL_0-83-002.zip&quot; /Q" calcext:value-type="string">
            <text:p>if exist "uploads\2009\05\FTSTrader-LL_0-83-002.zip" del "uploads\2009\05\FTSTrader-LL_0-83-002.zip" /Q</text:p>
          </table:table-cell>
        </table:table-row>
        <table:table-row table:style-name="ro2">
          <table:table-cell table:formula="of:=&quot;if exist &quot;&quot;&quot;&amp;SUBSTITUTE([$'lfs-clean'.B20];&quot;/&quot;;&quot;\&quot;)&amp;&quot;&quot;&quot; del &quot;&quot;&quot;&amp;SUBSTITUTE([$'lfs-clean'.B20];&quot;/&quot;;&quot;\&quot;)&amp;&quot;&quot;&quot; /Q&quot;" office:value-type="string" office:string-value="if exist &quot;uploads\2009\11\Halloween2008.zip&quot; del &quot;uploads\2009\11\Halloween2008.zip&quot; /Q" calcext:value-type="string">
            <text:p>if exist "uploads\2009\11\Halloween2008.zip" del "uploads\2009\11\Halloween2008.zip" /Q</text:p>
          </table:table-cell>
        </table:table-row>
        <table:table-row table:style-name="ro2">
          <table:table-cell table:formula="of:=&quot;if exist &quot;&quot;&quot;&amp;SUBSTITUTE([$'lfs-clean'.B21];&quot;/&quot;;&quot;\&quot;)&amp;&quot;&quot;&quot; del &quot;&quot;&quot;&amp;SUBSTITUTE([$'lfs-clean'.B21];&quot;/&quot;;&quot;\&quot;)&amp;&quot;&quot;&quot; /Q&quot;" office:value-type="string" office:string-value="if exist &quot;uploads\2010\05\1024px-localizable-2.7.1.zip&quot; del &quot;uploads\2010\05\1024px-localizable-2.7.1.zip&quot; /Q" calcext:value-type="string">
            <text:p>if exist "uploads\2010\05\1024px-localizable-2.7.1.zip" del "uploads\2010\05\1024px-localizable-2.7.1.zip" /Q</text:p>
          </table:table-cell>
        </table:table-row>
        <table:table-row table:style-name="ro2">
          <table:table-cell table:formula="of:=&quot;if exist &quot;&quot;&quot;&amp;SUBSTITUTE([$'lfs-clean'.B22];&quot;/&quot;;&quot;\&quot;)&amp;&quot;&quot;&quot; del &quot;&quot;&quot;&amp;SUBSTITUTE([$'lfs-clean'.B22];&quot;/&quot;;&quot;\&quot;)&amp;&quot;&quot;&quot; /Q&quot;" office:value-type="string" office:string-value="if exist &quot;uploads\2010\05\1024px-localizable-2.7.1b0.zip&quot; del &quot;uploads\2010\05\1024px-localizable-2.7.1b0.zip&quot; /Q" calcext:value-type="string">
            <text:p>if exist "uploads\2010\05\1024px-localizable-2.7.1b0.zip" del "uploads\2010\05\1024px-localizable-2.7.1b0.zip" /Q</text:p>
          </table:table-cell>
        </table:table-row>
        <table:table-row table:style-name="ro2">
          <table:table-cell table:formula="of:=&quot;if exist &quot;&quot;&quot;&amp;SUBSTITUTE([$'lfs-clean'.B23];&quot;/&quot;;&quot;\&quot;)&amp;&quot;&quot;&quot; del &quot;&quot;&quot;&amp;SUBSTITUTE([$'lfs-clean'.B23];&quot;/&quot;;&quot;\&quot;)&amp;&quot;&quot;&quot; /Q&quot;" office:value-type="string" office:string-value="if exist &quot;uploads\2010\05\1024px-localizable-2.7.1b1.zip&quot; del &quot;uploads\2010\05\1024px-localizable-2.7.1b1.zip&quot; /Q" calcext:value-type="string">
            <text:p>if exist "uploads\2010\05\1024px-localizable-2.7.1b1.zip" del "uploads\2010\05\1024px-localizable-2.7.1b1.zip" /Q</text:p>
          </table:table-cell>
        </table:table-row>
        <table:table-row table:style-name="ro2">
          <table:table-cell table:formula="of:=&quot;if exist &quot;&quot;&quot;&amp;SUBSTITUTE([$'lfs-clean'.B24];&quot;/&quot;;&quot;\&quot;)&amp;&quot;&quot;&quot; del &quot;&quot;&quot;&amp;SUBSTITUTE([$'lfs-clean'.B24];&quot;/&quot;;&quot;\&quot;)&amp;&quot;&quot;&quot; /Q&quot;" office:value-type="string" office:string-value="if exist &quot;uploads\2010\05\1024px-localizable-2.7.1b2.zip&quot; del &quot;uploads\2010\05\1024px-localizable-2.7.1b2.zip&quot; /Q" calcext:value-type="string">
            <text:p>if exist "uploads\2010\05\1024px-localizable-2.7.1b2.zip" del "uploads\2010\05\1024px-localizable-2.7.1b2.zip" /Q</text:p>
          </table:table-cell>
        </table:table-row>
        <table:table-row table:style-name="ro2">
          <table:table-cell table:formula="of:=&quot;if exist &quot;&quot;&quot;&amp;SUBSTITUTE([$'lfs-clean'.B25];&quot;/&quot;;&quot;\&quot;)&amp;&quot;&quot;&quot; del &quot;&quot;&quot;&amp;SUBSTITUTE([$'lfs-clean'.B25];&quot;/&quot;;&quot;\&quot;)&amp;&quot;&quot;&quot; /Q&quot;" office:value-type="string" office:string-value="if exist &quot;uploads\2010\05\1024px-localizable-2.7.1b3.zip&quot; del &quot;uploads\2010\05\1024px-localizable-2.7.1b3.zip&quot; /Q" calcext:value-type="string">
            <text:p>if exist "uploads\2010\05\1024px-localizable-2.7.1b3.zip" del "uploads\2010\05\1024px-localizable-2.7.1b3.zip" /Q</text:p>
          </table:table-cell>
        </table:table-row>
        <table:table-row table:style-name="ro2">
          <table:table-cell table:formula="of:=&quot;if exist &quot;&quot;&quot;&amp;SUBSTITUTE([$'lfs-clean'.B26];&quot;/&quot;;&quot;\&quot;)&amp;&quot;&quot;&quot; del &quot;&quot;&quot;&amp;SUBSTITUTE([$'lfs-clean'.B26];&quot;/&quot;;&quot;\&quot;)&amp;&quot;&quot;&quot; /Q&quot;" office:value-type="string" office:string-value="if exist &quot;uploads\2010\05\1024px-localizable-2.7.1b4.zip&quot; del &quot;uploads\2010\05\1024px-localizable-2.7.1b4.zip&quot; /Q" calcext:value-type="string">
            <text:p>if exist "uploads\2010\05\1024px-localizable-2.7.1b4.zip" del "uploads\2010\05\1024px-localizable-2.7.1b4.zip" /Q</text:p>
          </table:table-cell>
        </table:table-row>
        <table:table-row table:style-name="ro2">
          <table:table-cell table:formula="of:=&quot;if exist &quot;&quot;&quot;&amp;SUBSTITUTE([$'lfs-clean'.B27];&quot;/&quot;;&quot;\&quot;)&amp;&quot;&quot;&quot; del &quot;&quot;&quot;&amp;SUBSTITUTE([$'lfs-clean'.B27];&quot;/&quot;;&quot;\&quot;)&amp;&quot;&quot;&quot; /Q&quot;" office:value-type="string" office:string-value="if exist &quot;uploads\2010\05\1024px-localizable-2.7.1b5.zip&quot; del &quot;uploads\2010\05\1024px-localizable-2.7.1b5.zip&quot; /Q" calcext:value-type="string">
            <text:p>if exist "uploads\2010\05\1024px-localizable-2.7.1b5.zip" del "uploads\2010\05\1024px-localizable-2.7.1b5.zip" /Q</text:p>
          </table:table-cell>
        </table:table-row>
        <table:table-row table:style-name="ro2">
          <table:table-cell table:formula="of:=&quot;if exist &quot;&quot;&quot;&amp;SUBSTITUTE([$'lfs-clean'.B28];&quot;/&quot;;&quot;\&quot;)&amp;&quot;&quot;&quot; del &quot;&quot;&quot;&amp;SUBSTITUTE([$'lfs-clean'.B28];&quot;/&quot;;&quot;\&quot;)&amp;&quot;&quot;&quot; /Q&quot;" office:value-type="string" office:string-value="if exist &quot;uploads\2010\05\1024px-localizable-2.7.1b6.zip&quot; del &quot;uploads\2010\05\1024px-localizable-2.7.1b6.zip&quot; /Q" calcext:value-type="string">
            <text:p>if exist "uploads\2010\05\1024px-localizable-2.7.1b6.zip" del "uploads\2010\05\1024px-localizable-2.7.1b6.zip" /Q</text:p>
          </table:table-cell>
        </table:table-row>
        <table:table-row table:style-name="ro2">
          <table:table-cell table:formula="of:=&quot;if exist &quot;&quot;&quot;&amp;SUBSTITUTE([$'lfs-clean'.B29];&quot;/&quot;;&quot;\&quot;)&amp;&quot;&quot;&quot; del &quot;&quot;&quot;&amp;SUBSTITUTE([$'lfs-clean'.B29];&quot;/&quot;;&quot;\&quot;)&amp;&quot;&quot;&quot; /Q&quot;" office:value-type="string" office:string-value="if exist &quot;uploads\2010\05\wp-nova09_v1-0.zip&quot; del &quot;uploads\2010\05\wp-nova09_v1-0.zip&quot; /Q" calcext:value-type="string">
            <text:p>if exist "uploads\2010\05\wp-nova09_v1-0.zip" del "uploads\2010\05\wp-nova09_v1-0.zip" /Q</text:p>
          </table:table-cell>
        </table:table-row>
        <table:table-row table:style-name="ro2">
          <table:table-cell table:formula="of:=&quot;if exist &quot;&quot;&quot;&amp;SUBSTITUTE([$'lfs-clean'.B30];&quot;/&quot;;&quot;\&quot;)&amp;&quot;&quot;&quot; del &quot;&quot;&quot;&amp;SUBSTITUTE([$'lfs-clean'.B30];&quot;/&quot;;&quot;\&quot;)&amp;&quot;&quot;&quot; /Q&quot;" office:value-type="string" office:string-value="if exist &quot;uploads\2011\04\jasperf-OSTicket-Reloaded_lang_it_0.1.zip&quot; del &quot;uploads\2011\04\jasperf-OSTicket-Reloaded_lang_it_0.1.zip&quot; /Q" calcext:value-type="string">
            <text:p>if exist "uploads\2011\04\jasperf-OSTicket-Reloaded_lang_it_0.1.zip" del "uploads\2011\04\jasperf-OSTicket-Reloaded_lang_it_0.1.zip" /Q</text:p>
          </table:table-cell>
        </table:table-row>
        <table:table-row table:style-name="ro2">
          <table:table-cell table:formula="of:=&quot;if exist &quot;&quot;&quot;&amp;SUBSTITUTE([$'lfs-clean'.B31];&quot;/&quot;;&quot;\&quot;)&amp;&quot;&quot;&quot; del &quot;&quot;&quot;&amp;SUBSTITUTE([$'lfs-clean'.B31];&quot;/&quot;;&quot;\&quot;)&amp;&quot;&quot;&quot; /Q&quot;" office:value-type="string" office:string-value="if exist &quot;uploads\2011\04\jasperf-OSTicket-Reloaded_lang_it_0.2.zip&quot; del &quot;uploads\2011\04\jasperf-OSTicket-Reloaded_lang_it_0.2.zip&quot; /Q" calcext:value-type="string">
            <text:p>if exist "uploads\2011\04\jasperf-OSTicket-Reloaded_lang_it_0.2.zip" del "uploads\2011\04\jasperf-OSTicket-Reloaded_lang_it_0.2.zip" /Q</text:p>
          </table:table-cell>
        </table:table-row>
        <table:table-row table:style-name="ro2">
          <table:table-cell table:formula="of:=&quot;if exist &quot;&quot;&quot;&amp;SUBSTITUTE([$'lfs-clean'.B32];&quot;/&quot;;&quot;\&quot;)&amp;&quot;&quot;&quot; del &quot;&quot;&quot;&amp;SUBSTITUTE([$'lfs-clean'.B32];&quot;/&quot;;&quot;\&quot;)&amp;&quot;&quot;&quot; /Q&quot;" office:value-type="string" office:string-value="if exist &quot;uploads\2011\04\jasperf-OSTicket-Reloaded_lang_it_0.3.zip&quot; del &quot;uploads\2011\04\jasperf-OSTicket-Reloaded_lang_it_0.3.zip&quot; /Q" calcext:value-type="string">
            <text:p>if exist "uploads\2011\04\jasperf-OSTicket-Reloaded_lang_it_0.3.zip" del "uploads\2011\04\jasperf-OSTicket-Reloaded_lang_it_0.3.zip" /Q</text:p>
          </table:table-cell>
        </table:table-row>
        <table:table-row table:style-name="ro2">
          <table:table-cell table:formula="of:=&quot;if exist &quot;&quot;&quot;&amp;SUBSTITUTE([$'lfs-clean'.B33];&quot;/&quot;;&quot;\&quot;)&amp;&quot;&quot;&quot; del &quot;&quot;&quot;&amp;SUBSTITUTE([$'lfs-clean'.B33];&quot;/&quot;;&quot;\&quot;)&amp;&quot;&quot;&quot; /Q&quot;" office:value-type="string" office:string-value="if exist &quot;uploads\2011\04\jasperf-OSTicket-Reloaded_lang_it_1.0.zip&quot; del &quot;uploads\2011\04\jasperf-OSTicket-Reloaded_lang_it_1.0.zip&quot; /Q" calcext:value-type="string">
            <text:p>if exist "uploads\2011\04\jasperf-OSTicket-Reloaded_lang_it_1.0.zip" del "uploads\2011\04\jasperf-OSTicket-Reloaded_lang_it_1.0.zip" /Q</text:p>
          </table:table-cell>
        </table:table-row>
        <table:table-row table:style-name="ro2">
          <table:table-cell table:formula="of:=&quot;if exist &quot;&quot;&quot;&amp;SUBSTITUTE([$'lfs-clean'.B34];&quot;/&quot;;&quot;\&quot;)&amp;&quot;&quot;&quot; del &quot;&quot;&quot;&amp;SUBSTITUTE([$'lfs-clean'.B34];&quot;/&quot;;&quot;\&quot;)&amp;&quot;&quot;&quot; /Q&quot;" office:value-type="string" office:string-value="if exist &quot;uploads\2011\04\jasperf-OSTicket-Reloaded_lang_it_1.1.zip&quot; del &quot;uploads\2011\04\jasperf-OSTicket-Reloaded_lang_it_1.1.zip&quot; /Q" calcext:value-type="string">
            <text:p>if exist "uploads\2011\04\jasperf-OSTicket-Reloaded_lang_it_1.1.zip" del "uploads\2011\04\jasperf-OSTicket-Reloaded_lang_it_1.1.zip" /Q</text:p>
          </table:table-cell>
        </table:table-row>
        <table:table-row table:style-name="ro2">
          <table:table-cell table:formula="of:=&quot;if exist &quot;&quot;&quot;&amp;SUBSTITUTE([$'lfs-clean'.B35];&quot;/&quot;;&quot;\&quot;)&amp;&quot;&quot;&quot; del &quot;&quot;&quot;&amp;SUBSTITUTE([$'lfs-clean'.B35];&quot;/&quot;;&quot;\&quot;)&amp;&quot;&quot;&quot; /Q&quot;" office:value-type="string" office:string-value="if exist &quot;uploads\2011\04\jasperf-OSTicket-Reloaded_lang_it_1.2.zip&quot; del &quot;uploads\2011\04\jasperf-OSTicket-Reloaded_lang_it_1.2.zip&quot; /Q" calcext:value-type="string">
            <text:p>if exist "uploads\2011\04\jasperf-OSTicket-Reloaded_lang_it_1.2.zip" del "uploads\2011\04\jasperf-OSTicket-Reloaded_lang_it_1.2.zip" /Q</text:p>
          </table:table-cell>
        </table:table-row>
        <table:table-row table:style-name="ro2">
          <table:table-cell table:formula="of:=&quot;if exist &quot;&quot;&quot;&amp;SUBSTITUTE([$'lfs-clean'.B36];&quot;/&quot;;&quot;\&quot;)&amp;&quot;&quot;&quot; del &quot;&quot;&quot;&amp;SUBSTITUTE([$'lfs-clean'.B36];&quot;/&quot;;&quot;\&quot;)&amp;&quot;&quot;&quot; /Q&quot;" office:value-type="string" office:string-value="if exist &quot;uploads\2011\04\jasperf-OSTicket-Reloaded_lang_it_beta1.zip&quot; del &quot;uploads\2011\04\jasperf-OSTicket-Reloaded_lang_it_beta1.zip&quot; /Q" calcext:value-type="string">
            <text:p>if exist "uploads\2011\04\jasperf-OSTicket-Reloaded_lang_it_beta1.zip" del "uploads\2011\04\jasperf-OSTicket-Reloaded_lang_it_beta1.zip" /Q</text:p>
          </table:table-cell>
        </table:table-row>
        <table:table-row table:style-name="ro2">
          <table:table-cell table:formula="of:=&quot;if exist &quot;&quot;&quot;&amp;SUBSTITUTE([$'lfs-clean'.B37];&quot;/&quot;;&quot;\&quot;)&amp;&quot;&quot;&quot; del &quot;&quot;&quot;&amp;SUBSTITUTE([$'lfs-clean'.B37];&quot;/&quot;;&quot;\&quot;)&amp;&quot;&quot;&quot; /Q&quot;" office:value-type="string" office:string-value="if exist &quot;uploads\2011\05\osticketplus_1.6.0_138.zip&quot; del &quot;uploads\2011\05\osticketplus_1.6.0_138.zip&quot; /Q" calcext:value-type="string">
            <text:p>if exist "uploads\2011\05\osticketplus_1.6.0_138.zip" del "uploads\2011\05\osticketplus_1.6.0_138.zip" /Q</text:p>
          </table:table-cell>
        </table:table-row>
        <table:table-row table:style-name="ro2">
          <table:table-cell table:formula="of:=&quot;if exist &quot;&quot;&quot;&amp;SUBSTITUTE([$'lfs-clean'.B38];&quot;/&quot;;&quot;\&quot;)&amp;&quot;&quot;&quot; del &quot;&quot;&quot;&amp;SUBSTITUTE([$'lfs-clean'.B38];&quot;/&quot;;&quot;\&quot;)&amp;&quot;&quot;&quot; /Q&quot;" office:value-type="string" office:string-value="if exist &quot;uploads\2011\05\osticketplus_1.6.0_139.zip&quot; del &quot;uploads\2011\05\osticketplus_1.6.0_139.zip&quot; /Q" calcext:value-type="string">
            <text:p>if exist "uploads\2011\05\osticketplus_1.6.0_139.zip" del "uploads\2011\05\osticketplus_1.6.0_139.zip" /Q</text:p>
          </table:table-cell>
        </table:table-row>
        <table:table-row table:style-name="ro2">
          <table:table-cell table:formula="of:=&quot;if exist &quot;&quot;&quot;&amp;SUBSTITUTE([$'lfs-clean'.B39];&quot;/&quot;;&quot;\&quot;)&amp;&quot;&quot;&quot; del &quot;&quot;&quot;&amp;SUBSTITUTE([$'lfs-clean'.B39];&quot;/&quot;;&quot;\&quot;)&amp;&quot;&quot;&quot; /Q&quot;" office:value-type="string" office:string-value="if exist &quot;uploads\2011\06\osticketplus_1.6.0_141.zip&quot; del &quot;uploads\2011\06\osticketplus_1.6.0_141.zip&quot; /Q" calcext:value-type="string">
            <text:p>if exist "uploads\2011\06\osticketplus_1.6.0_141.zip" del "uploads\2011\06\osticketplus_1.6.0_141.zip" /Q</text:p>
          </table:table-cell>
        </table:table-row>
        <table:table-row table:style-name="ro2">
          <table:table-cell table:formula="of:=&quot;if exist &quot;&quot;&quot;&amp;SUBSTITUTE([$'lfs-clean'.B40];&quot;/&quot;;&quot;\&quot;)&amp;&quot;&quot;&quot; del &quot;&quot;&quot;&amp;SUBSTITUTE([$'lfs-clean'.B40];&quot;/&quot;;&quot;\&quot;)&amp;&quot;&quot;&quot; /Q&quot;" office:value-type="string" office:string-value="if exist &quot;uploads\2011\07\i18n_it-ready-to-use.zip&quot; del &quot;uploads\2011\07\i18n_it-ready-to-use.zip&quot; /Q" calcext:value-type="string">
            <text:p>if exist "uploads\2011\07\i18n_it-ready-to-use.zip" del "uploads\2011\07\i18n_it-ready-to-use.zip" /Q</text:p>
          </table:table-cell>
        </table:table-row>
        <table:table-row table:style-name="ro2">
          <table:table-cell table:formula="of:=&quot;if exist &quot;&quot;&quot;&amp;SUBSTITUTE([$'lfs-clean'.B41];&quot;/&quot;;&quot;\&quot;)&amp;&quot;&quot;&quot; del &quot;&quot;&quot;&amp;SUBSTITUTE([$'lfs-clean'.B41];&quot;/&quot;;&quot;\&quot;)&amp;&quot;&quot;&quot; /Q&quot;" office:value-type="string" office:string-value="if exist &quot;uploads\2011\07\osticketplus_1.6.0_143.zip&quot; del &quot;uploads\2011\07\osticketplus_1.6.0_143.zip&quot; /Q" calcext:value-type="string">
            <text:p>if exist "uploads\2011\07\osticketplus_1.6.0_143.zip" del "uploads\2011\07\osticketplus_1.6.0_143.zip" /Q</text:p>
          </table:table-cell>
        </table:table-row>
        <table:table-row table:style-name="ro2">
          <table:table-cell table:formula="of:=&quot;if exist &quot;&quot;&quot;&amp;SUBSTITUTE([$'lfs-clean'.B42];&quot;/&quot;;&quot;\&quot;)&amp;&quot;&quot;&quot; del &quot;&quot;&quot;&amp;SUBSTITUTE([$'lfs-clean'.B42];&quot;/&quot;;&quot;\&quot;)&amp;&quot;&quot;&quot; /Q&quot;" office:value-type="string" office:string-value="if exist &quot;uploads\2011\07\osticketplus_1.6.0_144.zip&quot; del &quot;uploads\2011\07\osticketplus_1.6.0_144.zip&quot; /Q" calcext:value-type="string">
            <text:p>if exist "uploads\2011\07\osticketplus_1.6.0_144.zip" del "uploads\2011\07\osticketplus_1.6.0_144.zip" /Q</text:p>
          </table:table-cell>
        </table:table-row>
        <table:table-row table:style-name="ro2">
          <table:table-cell table:formula="of:=&quot;if exist &quot;&quot;&quot;&amp;SUBSTITUTE([$'lfs-clean'.B43];&quot;/&quot;;&quot;\&quot;)&amp;&quot;&quot;&quot; del &quot;&quot;&quot;&amp;SUBSTITUTE([$'lfs-clean'.B43];&quot;/&quot;;&quot;\&quot;)&amp;&quot;&quot;&quot; /Q&quot;" office:value-type="string" office:string-value="if exist &quot;uploads\2011\09\02-09-2011.zip&quot; del &quot;uploads\2011\09\02-09-2011.zip&quot; /Q" calcext:value-type="string">
            <text:p>if exist "uploads\2011\09\02-09-2011.zip" del "uploads\2011\09\02-09-2011.zip" /Q</text:p>
          </table:table-cell>
        </table:table-row>
        <table:table-row table:style-name="ro2">
          <table:table-cell table:formula="of:=&quot;if exist &quot;&quot;&quot;&amp;SUBSTITUTE([$'lfs-clean'.B44];&quot;/&quot;;&quot;\&quot;)&amp;&quot;&quot;&quot; del &quot;&quot;&quot;&amp;SUBSTITUTE([$'lfs-clean'.B44];&quot;/&quot;;&quot;\&quot;)&amp;&quot;&quot;&quot; /Q&quot;" office:value-type="string" office:string-value="if exist &quot;uploads\2011\09\03-09-2011.zip&quot; del &quot;uploads\2011\09\03-09-2011.zip&quot; /Q" calcext:value-type="string">
            <text:p>if exist "uploads\2011\09\03-09-2011.zip" del "uploads\2011\09\03-09-2011.zip" /Q</text:p>
          </table:table-cell>
        </table:table-row>
        <table:table-row table:style-name="ro2">
          <table:table-cell table:formula="of:=&quot;if exist &quot;&quot;&quot;&amp;SUBSTITUTE([$'lfs-clean'.B45];&quot;/&quot;;&quot;\&quot;)&amp;&quot;&quot;&quot; del &quot;&quot;&quot;&amp;SUBSTITUTE([$'lfs-clean'.B45];&quot;/&quot;;&quot;\&quot;)&amp;&quot;&quot;&quot; /Q&quot;" office:value-type="string" office:string-value="if exist &quot;uploads\2012\03\it.lang3_.zip&quot; del &quot;uploads\2012\03\it.lang3_.zip&quot; /Q" calcext:value-type="string">
            <text:p>if exist "uploads\2012\03\it.lang3_.zip" del "uploads\2012\03\it.lang3_.zip" /Q</text:p>
          </table:table-cell>
        </table:table-row>
        <table:table-row table:style-name="ro2">
          <table:table-cell table:formula="of:=&quot;if exist &quot;&quot;&quot;&amp;SUBSTITUTE([$'lfs-clean'.B46];&quot;/&quot;;&quot;\&quot;)&amp;&quot;&quot;&quot; del &quot;&quot;&quot;&amp;SUBSTITUTE([$'lfs-clean'.B46];&quot;/&quot;;&quot;\&quot;)&amp;&quot;&quot;&quot; /Q&quot;" office:value-type="string" office:string-value="if exist &quot;uploads\2012\03\it.lang4_.zip&quot; del &quot;uploads\2012\03\it.lang4_.zip&quot; /Q" calcext:value-type="string">
            <text:p>if exist "uploads\2012\03\it.lang4_.zip" del "uploads\2012\03\it.lang4_.zip" /Q</text:p>
          </table:table-cell>
        </table:table-row>
        <table:table-row table:style-name="ro2">
          <table:table-cell table:formula="of:=&quot;if exist &quot;&quot;&quot;&amp;SUBSTITUTE([$'lfs-clean'.B47];&quot;/&quot;;&quot;\&quot;)&amp;&quot;&quot;&quot; del &quot;&quot;&quot;&amp;SUBSTITUTE([$'lfs-clean'.B47];&quot;/&quot;;&quot;\&quot;)&amp;&quot;&quot;&quot; /Q&quot;" office:value-type="string" office:string-value="if exist &quot;uploads\2012\03\osticketplus_1.6.0_rev3.zip&quot; del &quot;uploads\2012\03\osticketplus_1.6.0_rev3.zip&quot; /Q" calcext:value-type="string">
            <text:p>if exist "uploads\2012\03\osticketplus_1.6.0_rev3.zip" del "uploads\2012\03\osticketplus_1.6.0_rev3.zip" /Q</text:p>
          </table:table-cell>
        </table:table-row>
        <table:table-row table:style-name="ro2">
          <table:table-cell table:formula="of:=&quot;if exist &quot;&quot;&quot;&amp;SUBSTITUTE([$'lfs-clean'.B48];&quot;/&quot;;&quot;\&quot;)&amp;&quot;&quot;&quot; del &quot;&quot;&quot;&amp;SUBSTITUTE([$'lfs-clean'.B48];&quot;/&quot;;&quot;\&quot;)&amp;&quot;&quot;&quot; /Q&quot;" office:value-type="string" office:string-value="if exist &quot;uploads\2012\04\PhoneHistory.zip&quot; del &quot;uploads\2012\04\PhoneHistory.zip&quot; /Q" calcext:value-type="string">
            <text:p>if exist "uploads\2012\04\PhoneHistory.zip" del "uploads\2012\04\PhoneHistory.zip" /Q</text:p>
          </table:table-cell>
        </table:table-row>
        <table:table-row table:style-name="ro2">
          <table:table-cell table:formula="of:=&quot;if exist &quot;&quot;&quot;&amp;SUBSTITUTE([$'lfs-clean'.B49];&quot;/&quot;;&quot;\&quot;)&amp;&quot;&quot;&quot; del &quot;&quot;&quot;&amp;SUBSTITUTE([$'lfs-clean'.B49];&quot;/&quot;;&quot;\&quot;)&amp;&quot;&quot;&quot; /Q&quot;" office:value-type="string" office:string-value="if exist &quot;uploads\2012\09\PhoneHistory_rel_0.2.zip&quot; del &quot;uploads\2012\09\PhoneHistory_rel_0.2.zip&quot; /Q" calcext:value-type="string">
            <text:p>if exist "uploads\2012\09\PhoneHistory_rel_0.2.zip" del "uploads\2012\09\PhoneHistory_rel_0.2.zip" /Q</text:p>
          </table:table-cell>
        </table:table-row>
        <table:table-row table:style-name="ro2">
          <table:table-cell table:formula="of:=&quot;if exist &quot;&quot;&quot;&amp;SUBSTITUTE([$'lfs-clean'.B50];&quot;/&quot;;&quot;\&quot;)&amp;&quot;&quot;&quot; del &quot;&quot;&quot;&amp;SUBSTITUTE([$'lfs-clean'.B50];&quot;/&quot;;&quot;\&quot;)&amp;&quot;&quot;&quot; /Q&quot;" office:value-type="string" office:string-value="if exist &quot;uploads\2012\09\PhoneHistory_rel_0.3.zip&quot; del &quot;uploads\2012\09\PhoneHistory_rel_0.3.zip&quot; /Q" calcext:value-type="string">
            <text:p>if exist "uploads\2012\09\PhoneHistory_rel_0.3.zip" del "uploads\2012\09\PhoneHistory_rel_0.3.zip" /Q</text:p>
          </table:table-cell>
        </table:table-row>
        <table:table-row table:style-name="ro2">
          <table:table-cell table:formula="of:=&quot;if exist &quot;&quot;&quot;&amp;SUBSTITUTE([$'lfs-clean'.B51];&quot;/&quot;;&quot;\&quot;)&amp;&quot;&quot;&quot; del &quot;&quot;&quot;&amp;SUBSTITUTE([$'lfs-clean'.B51];&quot;/&quot;;&quot;\&quot;)&amp;&quot;&quot;&quot; /Q&quot;" office:value-type="string" office:string-value="if exist &quot;uploads\2013\01\android-mirror-logo.zip&quot; del &quot;uploads\2013\01\android-mirror-logo.zip&quot; /Q" calcext:value-type="string">
            <text:p>if exist "uploads\2013\01\android-mirror-logo.zip" del "uploads\2013\01\android-mirror-logo.zip" /Q</text:p>
          </table:table-cell>
        </table:table-row>
        <table:table-row table:style-name="ro2">
          <table:table-cell table:formula="of:=&quot;if exist &quot;&quot;&quot;&amp;SUBSTITUTE([$'lfs-clean'.B52];&quot;/&quot;;&quot;\&quot;)&amp;&quot;&quot;&quot; del &quot;&quot;&quot;&amp;SUBSTITUTE([$'lfs-clean'.B52];&quot;/&quot;;&quot;\&quot;)&amp;&quot;&quot;&quot; /Q&quot;" office:value-type="string" office:string-value="if exist &quot;uploads\2014\03\wp_wpb2d_excluded_files.zip&quot; del &quot;uploads\2014\03\wp_wpb2d_excluded_files.zip&quot; /Q" calcext:value-type="string">
            <text:p>if exist "uploads\2014\03\wp_wpb2d_excluded_files.zip" del "uploads\2014\03\wp_wpb2d_excluded_files.zip" /Q</text:p>
          </table:table-cell>
        </table:table-row>
        <table:table-row table:style-name="ro2">
          <table:table-cell table:formula="of:=&quot;if exist &quot;&quot;&quot;&amp;SUBSTITUTE([$'lfs-clean'.B53];&quot;/&quot;;&quot;\&quot;)&amp;&quot;&quot;&quot; del &quot;&quot;&quot;&amp;SUBSTITUTE([$'lfs-clean'.B53];&quot;/&quot;;&quot;\&quot;)&amp;&quot;&quot;&quot; /Q&quot;" office:value-type="string" office:string-value="if exist &quot;uploads\2014\08\1B-TOSHIBA-RAID-Virtual-Device.zip&quot; del &quot;uploads\2014\08\1B-TOSHIBA-RAID-Virtual-Device.zip&quot; /Q" calcext:value-type="string">
            <text:p>if exist "uploads\2014\08\1B-TOSHIBA-RAID-Virtual-Device.zip" del "uploads\2014\08\1B-TOSHIBA-RAID-Virtual-Device.zip" /Q</text:p>
          </table:table-cell>
        </table:table-row>
        <table:table-row table:style-name="ro2">
          <table:table-cell table:formula="of:=&quot;if exist &quot;&quot;&quot;&amp;SUBSTITUTE([$'lfs-clean'.B54];&quot;/&quot;;&quot;\&quot;)&amp;&quot;&quot;&quot; del &quot;&quot;&quot;&amp;SUBSTITUTE([$'lfs-clean'.B54];&quot;/&quot;;&quot;\&quot;)&amp;&quot;&quot;&quot; /Q&quot;" office:value-type="string" office:string-value="if exist &quot;uploads\2014\08\2B-NVIDIA-GeForce-Go-6600-Update.zip&quot; del &quot;uploads\2014\08\2B-NVIDIA-GeForce-Go-6600-Update.zip&quot; /Q" calcext:value-type="string">
            <text:p>if exist "uploads\2014\08\2B-NVIDIA-GeForce-Go-6600-Update.zip" del "uploads\2014\08\2B-NVIDIA-GeForce-Go-6600-Update.zip" /Q</text:p>
          </table:table-cell>
        </table:table-row>
        <table:table-row table:style-name="ro2">
          <table:table-cell table:formula="of:=&quot;if exist &quot;&quot;&quot;&amp;SUBSTITUTE([$'lfs-clean'.B55];&quot;/&quot;;&quot;\&quot;)&amp;&quot;&quot;&quot; del &quot;&quot;&quot;&amp;SUBSTITUTE([$'lfs-clean'.B55];&quot;/&quot;;&quot;\&quot;)&amp;&quot;&quot;&quot; /Q&quot;" office:value-type="string" office:string-value="if exist &quot;uploads\2014\08\7-Bluetooth-Stack.zip&quot; del &quot;uploads\2014\08\7-Bluetooth-Stack.zip&quot; /Q" calcext:value-type="string">
            <text:p>if exist "uploads\2014\08\7-Bluetooth-Stack.zip" del "uploads\2014\08\7-Bluetooth-Stack.zip" /Q</text:p>
          </table:table-cell>
        </table:table-row>
        <table:table-row table:style-name="ro2">
          <table:table-cell table:formula="of:=&quot;if exist &quot;&quot;&quot;&amp;SUBSTITUTE([$'lfs-clean'.B56];&quot;/&quot;;&quot;\&quot;)&amp;&quot;&quot;&quot; del &quot;&quot;&quot;&amp;SUBSTITUTE([$'lfs-clean'.B56];&quot;/&quot;;&quot;\&quot;)&amp;&quot;&quot;&quot; /Q&quot;" office:value-type="string" office:string-value="if exist &quot;uploads\2017\09\css-share-buttons-inline-font-awesome.1.0.zip&quot; del &quot;uploads\2017\09\css-share-buttons-inline-font-awesome.1.0.zip&quot; /Q" calcext:value-type="string">
            <text:p>if exist "uploads\2017\09\css-share-buttons-inline-font-awesome.1.0.zip" del "uploads\2017\09\css-share-buttons-inline-font-awesome.1.0.zip" /Q</text:p>
          </table:table-cell>
        </table:table-row>
        <table:table-row table:style-name="ro2">
          <table:table-cell table:formula="of:=&quot;if exist &quot;&quot;&quot;&amp;SUBSTITUTE([$'lfs-clean'.B57];&quot;/&quot;;&quot;\&quot;)&amp;&quot;&quot;&quot; del &quot;&quot;&quot;&amp;SUBSTITUTE([$'lfs-clean'.B57];&quot;/&quot;;&quot;\&quot;)&amp;&quot;&quot;&quot; /Q&quot;" office:value-type="string" office:string-value="if exist &quot;uploads\2017\09\css-share-buttons.1.0.zip&quot; del &quot;uploads\2017\09\css-share-buttons.1.0.zip&quot; /Q" calcext:value-type="string">
            <text:p>if exist "uploads\2017\09\css-share-buttons.1.0.zip" del "uploads\2017\09\css-share-buttons.1.0.zip" /Q</text:p>
          </table:table-cell>
        </table:table-row>
        <table:table-row table:style-name="ro2">
          <table:table-cell table:formula="of:=&quot;if exist &quot;&quot;&quot;&amp;SUBSTITUTE([$'lfs-clean'.B58];&quot;/&quot;;&quot;\&quot;)&amp;&quot;&quot;&quot; del &quot;&quot;&quot;&amp;SUBSTITUTE([$'lfs-clean'.B58];&quot;/&quot;;&quot;\&quot;)&amp;&quot;&quot;&quot; /Q&quot;" office:value-type="string" office:string-value="if exist &quot;uploads\basket-photo\Foto Lame\2004-2005\Lame2004-2005.zip&quot; del &quot;uploads\basket-photo\Foto Lame\2004-2005\Lame2004-2005.zip&quot; /Q" calcext:value-type="string">
            <text:p>if exist "uploads\basket-photo\Foto Lame\2004-2005\Lame2004-2005.zip" del "uploads\basket-photo\Foto Lame\2004-2005\Lame2004-2005.zip" /Q</text:p>
          </table:table-cell>
        </table:table-row>
        <table:table-row table:style-name="ro2">
          <table:table-cell table:formula="of:=&quot;if exist &quot;&quot;&quot;&amp;SUBSTITUTE([$'lfs-clean'.B59];&quot;/&quot;;&quot;\&quot;)&amp;&quot;&quot;&quot; del &quot;&quot;&quot;&amp;SUBSTITUTE([$'lfs-clean'.B59];&quot;/&quot;;&quot;\&quot;)&amp;&quot;&quot;&quot; /Q&quot;" office:value-type="string" office:string-value="if exist &quot;uploads\basket-photo\Foto Lame\2006-2007\Lame2006-2007.zip&quot; del &quot;uploads\basket-photo\Foto Lame\2006-2007\Lame2006-2007.zip&quot; /Q" calcext:value-type="string">
            <text:p>if exist "uploads\basket-photo\Foto Lame\2006-2007\Lame2006-2007.zip" del "uploads\basket-photo\Foto Lame\2006-2007\Lame2006-2007.zip" /Q</text:p>
          </table:table-cell>
        </table:table-row>
        <table:table-row table:style-name="ro2">
          <table:table-cell table:formula="of:=&quot;if exist &quot;&quot;&quot;&amp;SUBSTITUTE([$'lfs-clean'.B60];&quot;/&quot;;&quot;\&quot;)&amp;&quot;&quot;&quot; del &quot;&quot;&quot;&amp;SUBSTITUTE([$'lfs-clean'.B60];&quot;/&quot;;&quot;\&quot;)&amp;&quot;&quot;&quot; /Q&quot;" office:value-type="string" office:string-value="if exist &quot;uploads\basket-photo\Lame Basket PDM - AICS 2007\AICS_Primavera_2007_Seniores_Calendario.pdf&quot; del &quot;uploads\basket-photo\Lame Basket PDM - AICS 2007\AICS_Primavera_2007_Seniores_Calendario.pdf&quot; /Q" calcext:value-type="string">
            <text:p>if exist "uploads\basket-photo\Lame Basket PDM - AICS 2007\AICS_Primavera_2007_Seniores_Calendario.pdf" del "uploads\basket-photo\Lame Basket PDM - AICS 2007\AICS_Primavera_2007_Seniores_Calendario.pdf" /Q</text:p>
          </table:table-cell>
        </table:table-row>
        <table:table-row table:style-name="ro2">
          <table:table-cell table:formula="of:=&quot;if exist &quot;&quot;&quot;&amp;SUBSTITUTE([$'lfs-clean'.B61];&quot;/&quot;;&quot;\&quot;)&amp;&quot;&quot;&quot; del &quot;&quot;&quot;&amp;SUBSTITUTE([$'lfs-clean'.B61];&quot;/&quot;;&quot;\&quot;)&amp;&quot;&quot;&quot; /Q&quot;" office:value-type="string" office:string-value="if exist &quot;uploads\basket-photo\Lame Basket PDM - AICS 2007\AICS_Primavera_2007_Seniores_PR-03_LAME-ARGELATO.pdf&quot; del &quot;uploads\basket-photo\Lame Basket PDM - AICS 2007\AICS_Primavera_2007_Seniores_PR-03_LAME-ARGELATO.pdf&quot; /Q" calcext:value-type="string">
            <text:p>if exist "uploads\basket-photo\Lame Basket PDM - AICS 2007\AICS_Primavera_2007_Seniores_PR-03_LAME-ARGELATO.pdf" del "uploads\basket-photo\Lame Basket PDM - AICS 2007\AICS_Primavera_2007_Seniores_PR-03_LAME-ARGELATO.pdf" /Q</text:p>
          </table:table-cell>
        </table:table-row>
        <table:table-row table:style-name="ro2">
          <table:table-cell table:formula="of:=&quot;if exist &quot;&quot;&quot;&amp;SUBSTITUTE([$'lfs-clean'.B62];&quot;/&quot;;&quot;\&quot;)&amp;&quot;&quot;&quot; del &quot;&quot;&quot;&amp;SUBSTITUTE([$'lfs-clean'.B62];&quot;/&quot;;&quot;\&quot;)&amp;&quot;&quot;&quot; /Q&quot;" office:value-type="string" office:string-value="if exist &quot;uploads\basket-photo\Lame Basket PDM - AICS 2007\AICS_Primavera_2007_Seniores_PR-04_LAME-TEMA.pdf&quot; del &quot;uploads\basket-photo\Lame Basket PDM - AICS 2007\AICS_Primavera_2007_Seniores_PR-04_LAME-TEMA.pdf&quot; /Q" calcext:value-type="string">
            <text:p>if exist "uploads\basket-photo\Lame Basket PDM - AICS 2007\AICS_Primavera_2007_Seniores_PR-04_LAME-TEMA.pdf" del "uploads\basket-photo\Lame Basket PDM - AICS 2007\AICS_Primavera_2007_Seniores_PR-04_LAME-TEMA.pdf" /Q</text:p>
          </table:table-cell>
        </table:table-row>
        <table:table-row table:style-name="ro2">
          <table:table-cell table:formula="of:=&quot;if exist &quot;&quot;&quot;&amp;SUBSTITUTE([$'lfs-clean'.B63];&quot;/&quot;;&quot;\&quot;)&amp;&quot;&quot;&quot; del &quot;&quot;&quot;&amp;SUBSTITUTE([$'lfs-clean'.B63];&quot;/&quot;;&quot;\&quot;)&amp;&quot;&quot;&quot; /Q&quot;" office:value-type="string" office:string-value="if exist &quot;uploads\basket-photo\Lame Basket PDM - AICS 2007\AICS_Primavera_2007_Seniores_PR-11_NOVA-LAME.pdf&quot; del &quot;uploads\basket-photo\Lame Basket PDM - AICS 2007\AICS_Primavera_2007_Seniores_PR-11_NOVA-LAME.pdf&quot; /Q" calcext:value-type="string">
            <text:p>if exist "uploads\basket-photo\Lame Basket PDM - AICS 2007\AICS_Primavera_2007_Seniores_PR-11_NOVA-LAME.pdf" del "uploads\basket-photo\Lame Basket PDM - AICS 2007\AICS_Primavera_2007_Seniores_PR-11_NOVA-LAME.pdf" /Q</text:p>
          </table:table-cell>
        </table:table-row>
        <table:table-row table:style-name="ro2">
          <table:table-cell table:formula="of:=&quot;if exist &quot;&quot;&quot;&amp;SUBSTITUTE([$'lfs-clean'.B64];&quot;/&quot;;&quot;\&quot;)&amp;&quot;&quot;&quot; del &quot;&quot;&quot;&amp;SUBSTITUTE([$'lfs-clean'.B64];&quot;/&quot;;&quot;\&quot;)&amp;&quot;&quot;&quot; /Q&quot;" office:value-type="string" office:string-value="if exist &quot;uploads\bestmp3guide\MP3byMydenCFG.zip&quot; del &quot;uploads\bestmp3guide\MP3byMydenCFG.zip&quot; /Q" calcext:value-type="string">
            <text:p>if exist "uploads\bestmp3guide\MP3byMydenCFG.zip" del "uploads\bestmp3guide\MP3byMydenCFG.zip" /Q</text:p>
          </table:table-cell>
        </table:table-row>
        <table:table-row table:style-name="ro2">
          <table:table-cell table:formula="of:=&quot;if exist &quot;&quot;&quot;&amp;SUBSTITUTE([$'lfs-clean'.B65];&quot;/&quot;;&quot;\&quot;)&amp;&quot;&quot;&quot; del &quot;&quot;&quot;&amp;SUBSTITUTE([$'lfs-clean'.B65];&quot;/&quot;;&quot;\&quot;)&amp;&quot;&quot;&quot; /Q&quot;" office:value-type="string" office:string-value="if exist &quot;uploads\bestmp3guide\eac09b4.zip&quot; del &quot;uploads\bestmp3guide\eac09b4.zip&quot; /Q" calcext:value-type="string">
            <text:p>if exist "uploads\bestmp3guide\eac09b4.zip" del "uploads\bestmp3guide\eac09b4.zip" /Q</text:p>
          </table:table-cell>
        </table:table-row>
        <table:table-row table:style-name="ro2">
          <table:table-cell table:formula="of:=&quot;if exist &quot;&quot;&quot;&amp;SUBSTITUTE([$'lfs-clean'.B66];&quot;/&quot;;&quot;\&quot;)&amp;&quot;&quot;&quot; del &quot;&quot;&quot;&amp;SUBSTITUTE([$'lfs-clean'.B66];&quot;/&quot;;&quot;\&quot;)&amp;&quot;&quot;&quot; /Q&quot;" office:value-type="string" office:string-value="if exist &quot;uploads\bestmp3guide\lame.zip&quot; del &quot;uploads\bestmp3guide\lame.zip&quot; /Q" calcext:value-type="string">
            <text:p>if exist "uploads\bestmp3guide\lame.zip" del "uploads\bestmp3guide\lame.zip" /Q</text:p>
          </table:table-cell>
        </table:table-row>
        <table:table-row table:style-name="ro2">
          <table:table-cell table:formula="of:=&quot;if exist &quot;&quot;&quot;&amp;SUBSTITUTE([$'lfs-clean'.B67];&quot;/&quot;;&quot;\&quot;)&amp;&quot;&quot;&quot; del &quot;&quot;&quot;&amp;SUBSTITUTE([$'lfs-clean'.B67];&quot;/&quot;;&quot;\&quot;)&amp;&quot;&quot;&quot; /Q&quot;" office:value-type="string" office:string-value="if exist &quot;uploads\bestmp3guide\wnaspi32.zip&quot; del &quot;uploads\bestmp3guide\wnaspi32.zip&quot; /Q" calcext:value-type="string">
            <text:p>if exist "uploads\bestmp3guide\wnaspi32.zip" del "uploads\bestmp3guide\wnaspi32.zip" /Q</text:p>
          </table:table-cell>
        </table:table-row>
        <table:table-row table:style-name="ro2">
          <table:table-cell table:formula="of:=&quot;if exist &quot;&quot;&quot;&amp;SUBSTITUTE([$'lfs-clean'.B68];&quot;/&quot;;&quot;\&quot;)&amp;&quot;&quot;&quot; del &quot;&quot;&quot;&amp;SUBSTITUTE([$'lfs-clean'.B68];&quot;/&quot;;&quot;\&quot;)&amp;&quot;&quot;&quot; /Q&quot;" office:value-type="string" office:string-value="if exist &quot;uploads\mobiletheme.zip&quot; del &quot;uploads\mobiletheme.zip&quot; /Q" calcext:value-type="string">
            <text:p>if exist "uploads\mobiletheme.zip" del "uploads\mobiletheme.zip" /Q</text:p>
          </table:table-cell>
        </table:table-row>
        <table:table-row table:style-name="ro2">
          <table:table-cell table:formula="of:=&quot;if exist &quot;&quot;&quot;&amp;SUBSTITUTE([$'lfs-clean'.B69];&quot;/&quot;;&quot;\&quot;)&amp;&quot;&quot;&quot; del &quot;&quot;&quot;&amp;SUBSTITUTE([$'lfs-clean'.B69];&quot;/&quot;;&quot;\&quot;)&amp;&quot;&quot;&quot; /Q&quot;" office:value-type="string" office:string-value="if exist &quot;uploads\pdf\2019-05-05-nethserver-6-x-expanding-capacity-by-adding-two-new-disks-in-mirror.pdf&quot; del &quot;uploads\pdf\2019-05-05-nethserver-6-x-expanding-capacity-by-adding-two-new-disks-in-mirror.pdf&quot; /Q" calcext:value-type="string">
            <text:p>if exist "uploads\pdf\2019-05-05-nethserver-6-x-expanding-capacity-by-adding-two-new-disks-in-mirror.pdf" del "uploads\pdf\2019-05-05-nethserver-6-x-expanding-capacity-by-adding-two-new-disks-in-mirror.pdf" /Q</text:p>
          </table:table-cell>
        </table:table-row>
        <table:table-row table:style-name="ro2">
          <table:table-cell table:formula="of:=&quot;if exist &quot;&quot;&quot;&amp;SUBSTITUTE([$'lfs-clean'.B70];&quot;/&quot;;&quot;\&quot;)&amp;&quot;&quot;&quot; del &quot;&quot;&quot;&amp;SUBSTITUTE([$'lfs-clean'.B70];&quot;/&quot;;&quot;\&quot;)&amp;&quot;&quot;&quot; /Q&quot;" office:value-type="string" office:string-value="if exist &quot;uploads\pdf\2019-06-11-nethserver-6-x-expanding-capacity-by-moving-ibay-to-two-new-disks-in-mirror.pdf&quot; del &quot;uploads\pdf\2019-06-11-nethserver-6-x-expanding-capacity-by-moving-ibay-to-two-new-disks-in-mirror.pdf&quot; /Q" calcext:value-type="string">
            <text:p>if exist "uploads\pdf\2019-06-11-nethserver-6-x-expanding-capacity-by-moving-ibay-to-two-new-disks-in-mirror.pdf" del "uploads\pdf\2019-06-11-nethserver-6-x-expanding-capacity-by-moving-ibay-to-two-new-disks-in-mirror.pdf" /Q</text:p>
          </table:table-cell>
        </table:table-row>
        <table:table-row table:style-name="ro2">
          <table:table-cell table:formula="of:=&quot;if exist &quot;&quot;&quot;&amp;SUBSTITUTE([$'lfs-clean'.B71];&quot;/&quot;;&quot;\&quot;)&amp;&quot;&quot;&quot; del &quot;&quot;&quot;&amp;SUBSTITUTE([$'lfs-clean'.B71];&quot;/&quot;;&quot;\&quot;)&amp;&quot;&quot;&quot; /Q&quot;" office:value-type="string" office:string-value="if exist &quot;uploads\socicon\_sources\128.zip&quot; del &quot;uploads\socicon\_sources\128.zip&quot; /Q" calcext:value-type="string">
            <text:p>if exist "uploads\socicon\_sources\128.zip" del "uploads\socicon\_sources\128.zip" /Q</text:p>
          </table:table-cell>
        </table:table-row>
        <table:table-row table:style-name="ro2">
          <table:table-cell table:formula="of:=&quot;if exist &quot;&quot;&quot;&amp;SUBSTITUTE([$'lfs-clean'.B72];&quot;/&quot;;&quot;\&quot;)&amp;&quot;&quot;&quot; del &quot;&quot;&quot;&amp;SUBSTITUTE([$'lfs-clean'.B72];&quot;/&quot;;&quot;\&quot;)&amp;&quot;&quot;&quot; /Q&quot;" office:value-type="string" office:string-value="if exist &quot;uploads\socicon\_sources\16.zip&quot; del &quot;uploads\socicon\_sources\16.zip&quot; /Q" calcext:value-type="string">
            <text:p>if exist "uploads\socicon\_sources\16.zip" del "uploads\socicon\_sources\16.zip" /Q</text:p>
          </table:table-cell>
        </table:table-row>
        <table:table-row table:style-name="ro2">
          <table:table-cell table:formula="of:=&quot;if exist &quot;&quot;&quot;&amp;SUBSTITUTE([$'lfs-clean'.B73];&quot;/&quot;;&quot;\&quot;)&amp;&quot;&quot;&quot; del &quot;&quot;&quot;&amp;SUBSTITUTE([$'lfs-clean'.B73];&quot;/&quot;;&quot;\&quot;)&amp;&quot;&quot;&quot; /Q&quot;" office:value-type="string" office:string-value="if exist &quot;uploads\socicon\_sources\256.zip&quot; del &quot;uploads\socicon\_sources\256.zip&quot; /Q" calcext:value-type="string">
            <text:p>if exist "uploads\socicon\_sources\256.zip" del "uploads\socicon\_sources\256.zip" /Q</text:p>
          </table:table-cell>
        </table:table-row>
        <table:table-row table:style-name="ro2">
          <table:table-cell table:formula="of:=&quot;if exist &quot;&quot;&quot;&amp;SUBSTITUTE([$'lfs-clean'.B74];&quot;/&quot;;&quot;\&quot;)&amp;&quot;&quot;&quot; del &quot;&quot;&quot;&amp;SUBSTITUTE([$'lfs-clean'.B74];&quot;/&quot;;&quot;\&quot;)&amp;&quot;&quot;&quot; /Q&quot;" office:value-type="string" office:string-value="if exist &quot;uploads\socicon\_sources\32.zip&quot; del &quot;uploads\socicon\_sources\32.zip&quot; /Q" calcext:value-type="string">
            <text:p>if exist "uploads\socicon\_sources\32.zip" del "uploads\socicon\_sources\32.zip" /Q</text:p>
          </table:table-cell>
        </table:table-row>
        <table:table-row table:style-name="ro2">
          <table:table-cell table:formula="of:=&quot;if exist &quot;&quot;&quot;&amp;SUBSTITUTE([$'lfs-clean'.B75];&quot;/&quot;;&quot;\&quot;)&amp;&quot;&quot;&quot; del &quot;&quot;&quot;&amp;SUBSTITUTE([$'lfs-clean'.B75];&quot;/&quot;;&quot;\&quot;)&amp;&quot;&quot;&quot; /Q&quot;" office:value-type="string" office:string-value="if exist &quot;uploads\socicon\_sources\64.zip&quot; del &quot;uploads\socicon\_sources\64.zip&quot; /Q" calcext:value-type="string">
            <text:p>if exist "uploads\socicon\_sources\64.zip" del "uploads\socicon\_sources\64.zip" /Q</text:p>
          </table:table-cell>
        </table:table-row>
        <table:table-row table:style-name="ro2">
          <table:table-cell table:formula="of:=&quot;if exist &quot;&quot;&quot;&amp;SUBSTITUTE([$'lfs-clean'.B76];&quot;/&quot;;&quot;\&quot;)&amp;&quot;&quot;&quot; del &quot;&quot;&quot;&amp;SUBSTITUTE([$'lfs-clean'.B76];&quot;/&quot;;&quot;\&quot;)&amp;&quot;&quot;&quot; /Q&quot;" office:value-type="string" office:string-value="if exist &quot;uploads\socicon\_sources\96.zip&quot; del &quot;uploads\socicon\_sources\96.zip&quot; /Q" calcext:value-type="string">
            <text:p>if exist "uploads\socicon\_sources\96.zip" del "uploads\socicon\_sources\96.zip" /Q</text:p>
          </table:table-cell>
        </table:table-row>
        <table:table-row table:style-name="ro2">
          <table:table-cell table:formula="of:=&quot;if exist &quot;&quot;&quot;&amp;SUBSTITUTE([$'lfs-clean'.B77];&quot;/&quot;;&quot;\&quot;)&amp;&quot;&quot;&quot; del &quot;&quot;&quot;&amp;SUBSTITUTE([$'lfs-clean'.B77];&quot;/&quot;;&quot;\&quot;)&amp;&quot;&quot;&quot; /Q&quot;" office:value-type="string" office:string-value="if exist &quot;uploads\socicon\_sources\socicon-font-v25.zip&quot; del &quot;uploads\socicon\_sources\socicon-font-v25.zip&quot; /Q" calcext:value-type="string">
            <text:p>if exist "uploads\socicon\_sources\socicon-font-v25.zip" del "uploads\socicon\_sources\socicon-font-v25.zip" /Q</text:p>
          </table:table-cell>
        </table:table-row>
        <table:table-row table:style-name="ro2">
          <table:table-cell table:formula="of:=&quot;if exist &quot;&quot;&quot;&amp;SUBSTITUTE([$'lfs-clean'.B78];&quot;/&quot;;&quot;\&quot;)&amp;&quot;&quot;&quot; del &quot;&quot;&quot;&amp;SUBSTITUTE([$'lfs-clean'.B78];&quot;/&quot;;&quot;\&quot;)&amp;&quot;&quot;&quot; /Q&quot;" office:value-type="string" office:string-value="if exist &quot;uploads\socicon\_sources\socicon-howto.zip&quot; del &quot;uploads\socicon\_sources\socicon-howto.zip&quot; /Q" calcext:value-type="string">
            <text:p>if exist "uploads\socicon\_sources\socicon-howto.zip" del "uploads\socicon\_sources\socicon-howto.zip" /Q</text:p>
          </table:table-cell>
        </table:table-row>
        <table:table-row table:style-name="ro2">
          <table:table-cell table:formula="of:=&quot;if exist &quot;&quot;&quot;&amp;SUBSTITUTE([$'lfs-clean'.B79];&quot;/&quot;;&quot;\&quot;)&amp;&quot;&quot;&quot; del &quot;&quot;&quot;&amp;SUBSTITUTE([$'lfs-clean'.B79];&quot;/&quot;;&quot;\&quot;)&amp;&quot;&quot;&quot; /Q&quot;" office:value-type="string" office:string-value="if exist &quot;laragon\akismet.4.1.4.zip&quot; del &quot;laragon\akismet.4.1.4.zip&quot; /Q" calcext:value-type="string">
            <text:p>if exist "laragon\akismet.4.1.4.zip" del "laragon\akismet.4.1.4.zip" /Q</text:p>
          </table:table-cell>
        </table:table-row>
        <table:table-row table:style-name="ro2">
          <table:table-cell table:formula="of:=&quot;if exist &quot;&quot;&quot;&amp;SUBSTITUTE([$'lfs-clean'.B80];&quot;/&quot;;&quot;\&quot;)&amp;&quot;&quot;&quot; del &quot;&quot;&quot;&amp;SUBSTITUTE([$'lfs-clean'.B80];&quot;/&quot;;&quot;\&quot;)&amp;&quot;&quot;&quot; /Q&quot;" office:value-type="string" office:string-value="if exist &quot;laragon\astra.2.3.4.zip&quot; del &quot;laragon\astra.2.3.4.zip&quot; /Q" calcext:value-type="string">
            <text:p>if exist "laragon\astra.2.3.4.zip" del "laragon\astra.2.3.4.zip" /Q</text:p>
          </table:table-cell>
        </table:table-row>
        <table:table-row table:style-name="ro2">
          <table:table-cell table:formula="of:=&quot;if exist &quot;&quot;&quot;&amp;SUBSTITUTE([$'lfs-clean'.B81];&quot;/&quot;;&quot;\&quot;)&amp;&quot;&quot;&quot; del &quot;&quot;&quot;&amp;SUBSTITUTE([$'lfs-clean'.B81];&quot;/&quot;;&quot;\&quot;)&amp;&quot;&quot;&quot; /Q&quot;" office:value-type="string" office:string-value="if exist &quot;laragon\elementor.2.9.7.zip&quot; del &quot;laragon\elementor.2.9.7.zip&quot; /Q" calcext:value-type="string">
            <text:p>if exist "laragon\elementor.2.9.7.zip" del "laragon\elementor.2.9.7.zip" /Q</text:p>
          </table:table-cell>
        </table:table-row>
        <table:table-row table:style-name="ro2">
          <table:table-cell table:formula="of:=&quot;if exist &quot;&quot;&quot;&amp;SUBSTITUTE([$'lfs-clean'.B82];&quot;/&quot;;&quot;\&quot;)&amp;&quot;&quot;&quot; del &quot;&quot;&quot;&amp;SUBSTITUTE([$'lfs-clean'.B82];&quot;/&quot;;&quot;\&quot;)&amp;&quot;&quot;&quot; /Q&quot;" office:value-type="string" office:string-value="if exist &quot;laragon\generatepress.2.4.2.zip&quot; del &quot;laragon\generatepress.2.4.2.zip&quot; /Q" calcext:value-type="string">
            <text:p>if exist "laragon\generatepress.2.4.2.zip" del "laragon\generatepress.2.4.2.zip" /Q</text:p>
          </table:table-cell>
        </table:table-row>
        <table:table-row table:style-name="ro2">
          <table:table-cell table:formula="of:=&quot;if exist &quot;&quot;&quot;&amp;SUBSTITUTE([$'lfs-clean'.B83];&quot;/&quot;;&quot;\&quot;)&amp;&quot;&quot;&quot; del &quot;&quot;&quot;&amp;SUBSTITUTE([$'lfs-clean'.B83];&quot;/&quot;;&quot;\&quot;)&amp;&quot;&quot;&quot; /Q&quot;" office:value-type="string" office:string-value="if exist &quot;laragon\hello-elementor.2.2.2.zip&quot; del &quot;laragon\hello-elementor.2.2.2.zip&quot; /Q" calcext:value-type="string">
            <text:p>if exist "laragon\hello-elementor.2.2.2.zip" del "laragon\hello-elementor.2.2.2.zip" /Q</text:p>
          </table:table-cell>
        </table:table-row>
        <table:table-row table:style-name="ro2">
          <table:table-cell table:formula="of:=&quot;if exist &quot;&quot;&quot;&amp;SUBSTITUTE([$'lfs-clean'.B84];&quot;/&quot;;&quot;\&quot;)&amp;&quot;&quot;&quot; del &quot;&quot;&quot;&amp;SUBSTITUTE([$'lfs-clean'.B84];&quot;/&quot;;&quot;\&quot;)&amp;&quot;&quot;&quot; /Q&quot;" office:value-type="string" office:string-value="if exist &quot;laragon\httpd-2.4.41-win64-VS16.zip&quot; del &quot;laragon\httpd-2.4.41-win64-VS16.zip&quot; /Q" calcext:value-type="string">
            <text:p>if exist "laragon\httpd-2.4.41-win64-VS16.zip" del "laragon\httpd-2.4.41-win64-VS16.zip" /Q</text:p>
          </table:table-cell>
        </table:table-row>
        <table:table-row table:style-name="ro2">
          <table:table-cell table:formula="of:=&quot;if exist &quot;&quot;&quot;&amp;SUBSTITUTE([$'lfs-clean'.B85];&quot;/&quot;;&quot;\&quot;)&amp;&quot;&quot;&quot; del &quot;&quot;&quot;&amp;SUBSTITUTE([$'lfs-clean'.B85];&quot;/&quot;;&quot;\&quot;)&amp;&quot;&quot;&quot; /Q&quot;" office:value-type="string" office:string-value="if exist &quot;laragon\laragon.7z&quot; del &quot;laragon\laragon.7z&quot; /Q" calcext:value-type="string">
            <text:p>if exist "laragon\laragon.7z" del "laragon\laragon.7z" /Q</text:p>
          </table:table-cell>
        </table:table-row>
        <table:table-row table:style-name="ro2">
          <table:table-cell table:formula="of:=&quot;if exist &quot;&quot;&quot;&amp;SUBSTITUTE([$'lfs-clean'.B86];&quot;/&quot;;&quot;\&quot;)&amp;&quot;&quot;&quot; del &quot;&quot;&quot;&amp;SUBSTITUTE([$'lfs-clean'.B86];&quot;/&quot;;&quot;\&quot;)&amp;&quot;&quot;&quot; /Q&quot;" office:value-type="string" office:string-value="if exist &quot;laragon\mariadb-10.4.12-winx64.zip&quot; del &quot;laragon\mariadb-10.4.12-winx64.zip&quot; /Q" calcext:value-type="string">
            <text:p>if exist "laragon\mariadb-10.4.12-winx64.zip" del "laragon\mariadb-10.4.12-winx64.zip" /Q</text:p>
          </table:table-cell>
        </table:table-row>
        <table:table-row table:style-name="ro2">
          <table:table-cell table:formula="of:=&quot;if exist &quot;&quot;&quot;&amp;SUBSTITUTE([$'lfs-clean'.B87];&quot;/&quot;;&quot;\&quot;)&amp;&quot;&quot;&quot; del &quot;&quot;&quot;&amp;SUBSTITUTE([$'lfs-clean'.B87];&quot;/&quot;;&quot;\&quot;)&amp;&quot;&quot;&quot; /Q&quot;" office:value-type="string" office:string-value="if exist &quot;laragon\minimal-coming-soon-maintenance-mode.2.17.zip&quot; del &quot;laragon\minimal-coming-soon-maintenance-mode.2.17.zip&quot; /Q" calcext:value-type="string">
            <text:p>if exist "laragon\minimal-coming-soon-maintenance-mode.2.17.zip" del "laragon\minimal-coming-soon-maintenance-mode.2.17.zip" /Q</text:p>
          </table:table-cell>
        </table:table-row>
        <table:table-row table:style-name="ro2">
          <table:table-cell table:formula="of:=&quot;if exist &quot;&quot;&quot;&amp;SUBSTITUTE([$'lfs-clean'.B88];&quot;/&quot;;&quot;\&quot;)&amp;&quot;&quot;&quot; del &quot;&quot;&quot;&amp;SUBSTITUTE([$'lfs-clean'.B88];&quot;/&quot;;&quot;\&quot;)&amp;&quot;&quot;&quot; /Q&quot;" office:value-type="string" office:string-value="if exist &quot;laragon\mysql-5.7.29-winx64.zip&quot; del &quot;laragon\mysql-5.7.29-winx64.zip&quot; /Q" calcext:value-type="string">
            <text:p>if exist "laragon\mysql-5.7.29-winx64.zip" del "laragon\mysql-5.7.29-winx64.zip" /Q</text:p>
          </table:table-cell>
        </table:table-row>
        <table:table-row table:style-name="ro2">
          <table:table-cell table:formula="of:=&quot;if exist &quot;&quot;&quot;&amp;SUBSTITUTE([$'lfs-clean'.B89];&quot;/&quot;;&quot;\&quot;)&amp;&quot;&quot;&quot; del &quot;&quot;&quot;&amp;SUBSTITUTE([$'lfs-clean'.B89];&quot;/&quot;;&quot;\&quot;)&amp;&quot;&quot;&quot; /Q&quot;" office:value-type="string" office:string-value="if exist &quot;laragon\mysql-8.0.19-winx64.zip&quot; del &quot;laragon\mysql-8.0.19-winx64.zip&quot; /Q" calcext:value-type="string">
            <text:p>if exist "laragon\mysql-8.0.19-winx64.zip" del "laragon\mysql-8.0.19-winx64.zip" /Q</text:p>
          </table:table-cell>
        </table:table-row>
        <table:table-row table:style-name="ro2">
          <table:table-cell table:formula="of:=&quot;if exist &quot;&quot;&quot;&amp;SUBSTITUTE([$'lfs-clean'.B90];&quot;/&quot;;&quot;\&quot;)&amp;&quot;&quot;&quot; del &quot;&quot;&quot;&amp;SUBSTITUTE([$'lfs-clean'.B90];&quot;/&quot;;&quot;\&quot;)&amp;&quot;&quot;&quot; /Q&quot;" office:value-type="string" office:string-value="if exist &quot;laragon\php-7.4.4-nts-Win32-vc15-x64.zip&quot; del &quot;laragon\php-7.4.4-nts-Win32-vc15-x64.zip&quot; /Q" calcext:value-type="string">
            <text:p>if exist "laragon\php-7.4.4-nts-Win32-vc15-x64.zip" del "laragon\php-7.4.4-nts-Win32-vc15-x64.zip" /Q</text:p>
          </table:table-cell>
        </table:table-row>
        <table:table-row table:style-name="ro2">
          <table:table-cell table:formula="of:=&quot;if exist &quot;&quot;&quot;&amp;SUBSTITUTE([$'lfs-clean'.B91];&quot;/&quot;;&quot;\&quot;)&amp;&quot;&quot;&quot; del &quot;&quot;&quot;&amp;SUBSTITUTE([$'lfs-clean'.B91];&quot;/&quot;;&quot;\&quot;)&amp;&quot;&quot;&quot; /Q&quot;" office:value-type="string" office:string-value="if exist &quot;laragon\phpMyAdmin-5.0.2-all-languages.zip&quot; del &quot;laragon\phpMyAdmin-5.0.2-all-languages.zip&quot; /Q" calcext:value-type="string">
            <text:p>if exist "laragon\phpMyAdmin-5.0.2-all-languages.zip" del "laragon\phpMyAdmin-5.0.2-all-languages.zip" /Q</text:p>
          </table:table-cell>
        </table:table-row>
        <table:table-row table:style-name="ro2">
          <table:table-cell table:formula="of:=&quot;if exist &quot;&quot;&quot;&amp;SUBSTITUTE([$'lfs-clean'.B92];&quot;/&quot;;&quot;\&quot;)&amp;&quot;&quot;&quot; del &quot;&quot;&quot;&amp;SUBSTITUTE([$'lfs-clean'.B92];&quot;/&quot;;&quot;\&quot;)&amp;&quot;&quot;&quot; /Q&quot;" office:value-type="string" office:string-value="if exist &quot;laragon\static-html-output-plugin.6.6.7.zip&quot; del &quot;laragon\static-html-output-plugin.6.6.7.zip&quot; /Q" calcext:value-type="string">
            <text:p>if exist "laragon\static-html-output-plugin.6.6.7.zip" del "laragon\static-html-output-plugin.6.6.7.zip" /Q</text:p>
          </table:table-cell>
        </table:table-row>
        <table:table-row table:style-name="ro2">
          <table:table-cell table:formula="of:=&quot;if exist &quot;&quot;&quot;&amp;SUBSTITUTE([$'lfs-clean'.B93];&quot;/&quot;;&quot;\&quot;)&amp;&quot;&quot;&quot; del &quot;&quot;&quot;&amp;SUBSTITUTE([$'lfs-clean'.B93];&quot;/&quot;;&quot;\&quot;)&amp;&quot;&quot;&quot; /Q&quot;" office:value-type="string" office:string-value="if exist &quot;laragon\updraftplus.1.16.22.zip&quot; del &quot;laragon\updraftplus.1.16.22.zip&quot; /Q" calcext:value-type="string">
            <text:p>if exist "laragon\updraftplus.1.16.22.zip" del "laragon\updraftplus.1.16.22.zip" /Q</text:p>
          </table:table-cell>
        </table:table-row>
        <table:table-row table:style-name="ro2">
          <table:table-cell table:formula="of:=&quot;if exist &quot;&quot;&quot;&amp;SUBSTITUTE([$'lfs-clean'.B94];&quot;/&quot;;&quot;\&quot;)&amp;&quot;&quot;&quot; del &quot;&quot;&quot;&amp;SUBSTITUTE([$'lfs-clean'.B94];&quot;/&quot;;&quot;\&quot;)&amp;&quot;&quot;&quot; /Q&quot;" office:value-type="string" office:string-value="if exist &quot;laragon\wordpress-5.3.2-it_IT-UncleDan.zip&quot; del &quot;laragon\wordpress-5.3.2-it_IT-UncleDan.zip&quot; /Q" calcext:value-type="string">
            <text:p>if exist "laragon\wordpress-5.3.2-it_IT-UncleDan.zip" del "laragon\wordpress-5.3.2-it_IT-UncleDan.zip" /Q</text:p>
          </table:table-cell>
        </table:table-row>
        <table:table-row table:style-name="ro2">
          <table:table-cell table:formula="of:=&quot;if exist &quot;&quot;&quot;&amp;SUBSTITUTE([$'lfs-clean'.B95];&quot;/&quot;;&quot;\&quot;)&amp;&quot;&quot;&quot; del &quot;&quot;&quot;&amp;SUBSTITUTE([$'lfs-clean'.B95];&quot;/&quot;;&quot;\&quot;)&amp;&quot;&quot;&quot; /Q&quot;" office:value-type="string" office:string-value="if exist &quot;laragon\wordpress-5.3.2-it_IT.zip&quot; del &quot;laragon\wordpress-5.3.2-it_IT.zip&quot; /Q" calcext:value-type="string">
            <text:p>if exist "laragon\wordpress-5.3.2-it_IT.zip" del "laragon\wordpress-5.3.2-it_IT.zip" /Q</text:p>
          </table:table-cell>
        </table:table-row>
        <table:table-row table:style-name="ro2">
          <table:table-cell table:formula="of:=&quot;if exist &quot;&quot;&quot;&amp;SUBSTITUTE([$'lfs-clean'.B96];&quot;/&quot;;&quot;\&quot;)&amp;&quot;&quot;&quot; del &quot;&quot;&quot;&amp;SUBSTITUTE([$'lfs-clean'.B96];&quot;/&quot;;&quot;\&quot;)&amp;&quot;&quot;&quot; /Q&quot;" office:value-type="string" office:string-value="if exist &quot;laragon\wordpress-5.3.2.zip&quot; del &quot;laragon\wordpress-5.3.2.zip&quot; /Q" calcext:value-type="string">
            <text:p>if exist "laragon\wordpress-5.3.2.zip" del "laragon\wordpress-5.3.2.zip" /Q</text:p>
          </table:table-cell>
        </table:table-row>
        <table:table-row table:style-name="ro2">
          <table:table-cell table:formula="of:=&quot;if exist &quot;&quot;&quot;&amp;SUBSTITUTE([$'lfs-clean'.B97];&quot;/&quot;;&quot;\&quot;)&amp;&quot;&quot;&quot; del &quot;&quot;&quot;&amp;SUBSTITUTE([$'lfs-clean'.B97];&quot;/&quot;;&quot;\&quot;)&amp;&quot;&quot;&quot; /Q&quot;" office:value-type="string" office:string-value="if exist &quot;laragon\wp-file-manager.zip&quot; del &quot;laragon\wp-file-manager.zip&quot; /Q" calcext:value-type="string">
            <text:p>if exist "laragon\wp-file-manager.zip" del "laragon\wp-file-manager.zip" /Q</text:p>
          </table:table-cell>
        </table:table-row>
        <table:table-row table:style-name="ro2">
          <table:table-cell office:value-type="string" calcext:value-type="string">
            <text:p>@rem COPY FROM FILES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1];&quot;/&quot;;&quot;\&quot;)&amp;&quot;&quot;&quot; copy &quot;&quot;P:\Web-Backup\www.danielelolli.it 2017-09-24 [aruba.it]\&quot;&amp;SUBSTITUTE([$'lfs-clean'.B1];&quot;/&quot;;&quot;\&quot;)&amp;&quot;&quot;&quot; &quot;&quot;&quot;&amp;SUBSTITUTE([$'lfs-clean'.B1];&quot;/&quot;;&quot;\&quot;)&amp;&quot;&quot;&quot; /V /Y&quot;" office:value-type="string" office:string-value="if exist &quot;P:\Web-Backup\www.danielelolli.it 2017-09-24 [aruba.it]\files\frank70\Immagini CD\frank70-Hokulo - 2007 - Nick E Password [Cover PROVVISORIE].zip&quot; copy &quot;P:\Web-Backup\www.danielelolli.it 2017-09-24 [aruba.it]\files\frank70\Immagini CD\frank70-Hokulo - 2007 - Nick E Password [Cover PROVVISORIE].zip&quot; &quot;files\frank70\Immagini CD\frank70-Hokulo - 2007 - Nick E Password [Cover PROVVISORIE].zip&quot; /V /Y" calcext:value-type="string">
            <text:p>if exist "P:\Web-Backup\www.danielelolli.it 2017-09-24 [aruba.it]\files\frank70\Immagini CD\frank70-Hokulo - 2007 - Nick E Password [Cover PROVVISORIE].zip" copy "P:\Web-Backup\www.danielelolli.it 2017-09-24 [aruba.it]\files\frank70\Immagini CD\frank70-Hokulo - 2007 - Nick E Password [Cover PROVVISORIE].zip" "files\frank70\Immagini CD\frank70-Hokulo - 2007 - Nick E Password [Cover PROVVISORIE]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2];&quot;/&quot;;&quot;\&quot;)&amp;&quot;&quot;&quot; copy &quot;&quot;P:\Web-Backup\www.danielelolli.it 2017-09-24 [aruba.it]\&quot;&amp;SUBSTITUTE([$'lfs-clean'.B2];&quot;/&quot;;&quot;\&quot;)&amp;&quot;&quot;&quot; &quot;&quot;&quot;&amp;SUBSTITUTE([$'lfs-clean'.B2];&quot;/&quot;;&quot;\&quot;)&amp;&quot;&quot;&quot; /V /Y&quot;" office:value-type="string" office:string-value="if exist &quot;P:\Web-Backup\www.danielelolli.it 2017-09-24 [aruba.it]\files\frank70\Pre-release\frank70-Hokulo - 2007 - Nickname E Password (Hattrick Revisited).zip&quot; copy &quot;P:\Web-Backup\www.danielelolli.it 2017-09-24 [aruba.it]\files\frank70\Pre-release\frank70-Hokulo - 2007 - Nickname E Password (Hattrick Revisited).zip&quot; &quot;files\frank70\Pre-release\frank70-Hokulo - 2007 - Nickname E Password (Hattrick Revisited).zip&quot; /V /Y" calcext:value-type="string">
            <text:p>if exist "P:\Web-Backup\www.danielelolli.it 2017-09-24 [aruba.it]\files\frank70\Pre-release\frank70-Hokulo - 2007 - Nickname E Password (Hattrick Revisited).zip" copy "P:\Web-Backup\www.danielelolli.it 2017-09-24 [aruba.it]\files\frank70\Pre-release\frank70-Hokulo - 2007 - Nickname E Password (Hattrick Revisited).zip" "files\frank70\Pre-release\frank70-Hokulo - 2007 - Nickname E Password (Hattrick Revisited)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3];&quot;/&quot;;&quot;\&quot;)&amp;&quot;&quot;&quot; copy &quot;&quot;P:\Web-Backup\www.danielelolli.it 2017-09-24 [aruba.it]\&quot;&amp;SUBSTITUTE([$'lfs-clean'.B3];&quot;/&quot;;&quot;\&quot;)&amp;&quot;&quot;&quot; &quot;&quot;&quot;&amp;SUBSTITUTE([$'lfs-clean'.B3];&quot;/&quot;;&quot;\&quot;)&amp;&quot;&quot;&quot; /V /Y&quot;" office:value-type="string" office:string-value="if exist &quot;P:\Web-Backup\www.danielelolli.it 2017-09-24 [aruba.it]\files\frank70\Singoli e Inediti\frank70 - Singoli e Inediti.zip&quot; copy &quot;P:\Web-Backup\www.danielelolli.it 2017-09-24 [aruba.it]\files\frank70\Singoli e Inediti\frank70 - Singoli e Inediti.zip&quot; &quot;files\frank70\Singoli e Inediti\frank70 - Singoli e Inediti.zip&quot; /V /Y" calcext:value-type="string">
            <text:p>if exist "P:\Web-Backup\www.danielelolli.it 2017-09-24 [aruba.it]\files\frank70\Singoli e Inediti\frank70 - Singoli e Inediti.zip" copy "P:\Web-Backup\www.danielelolli.it 2017-09-24 [aruba.it]\files\frank70\Singoli e Inediti\frank70 - Singoli e Inediti.zip" "files\frank70\Singoli e Inediti\frank70 - Singoli e Inediti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4];&quot;/&quot;;&quot;\&quot;)&amp;&quot;&quot;&quot; copy &quot;&quot;P:\Web-Backup\www.danielelolli.it 2017-09-24 [aruba.it]\&quot;&amp;SUBSTITUTE([$'lfs-clean'.B4];&quot;/&quot;;&quot;\&quot;)&amp;&quot;&quot;&quot; &quot;&quot;&quot;&amp;SUBSTITUTE([$'lfs-clean'.B4];&quot;/&quot;;&quot;\&quot;)&amp;&quot;&quot;&quot; /V /Y&quot;" office:value-type="string" office:string-value="if exist &quot;P:\Web-Backup\www.danielelolli.it 2017-09-24 [aruba.it]\files\frank70\frank70-Hokulo - 2007 - Nick E Password (Hattrick Revisited).zip&quot; copy &quot;P:\Web-Backup\www.danielelolli.it 2017-09-24 [aruba.it]\files\frank70\frank70-Hokulo - 2007 - Nick E Password (Hattrick Revisited).zip&quot; &quot;files\frank70\frank70-Hokulo - 2007 - Nick E Password (Hattrick Revisited).zip&quot; /V /Y" calcext:value-type="string">
            <text:p>if exist "P:\Web-Backup\www.danielelolli.it 2017-09-24 [aruba.it]\files\frank70\frank70-Hokulo - 2007 - Nick E Password (Hattrick Revisited).zip" copy "P:\Web-Backup\www.danielelolli.it 2017-09-24 [aruba.it]\files\frank70\frank70-Hokulo - 2007 - Nick E Password (Hattrick Revisited).zip" "files\frank70\frank70-Hokulo - 2007 - Nick E Password (Hattrick Revisited)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5];&quot;/&quot;;&quot;\&quot;)&amp;&quot;&quot;&quot; copy &quot;&quot;P:\Web-Backup\www.danielelolli.it 2017-09-24 [aruba.it]\&quot;&amp;SUBSTITUTE([$'lfs-clean'.B5];&quot;/&quot;;&quot;\&quot;)&amp;&quot;&quot;&quot; &quot;&quot;&quot;&amp;SUBSTITUTE([$'lfs-clean'.B5];&quot;/&quot;;&quot;\&quot;)&amp;&quot;&quot;&quot; /V /Y&quot;" office:value-type="string" office:string-value="if exist &quot;P:\Web-Backup\www.danielelolli.it 2017-09-24 [aruba.it]\gallery\thumbsup.db&quot; copy &quot;P:\Web-Backup\www.danielelolli.it 2017-09-24 [aruba.it]\gallery\thumbsup.db&quot; &quot;gallery\thumbsup.db&quot; /V /Y" calcext:value-type="string">
            <text:p>if exist "P:\Web-Backup\www.danielelolli.it 2017-09-24 [aruba.it]\gallery\thumbsup.db" copy "P:\Web-Backup\www.danielelolli.it 2017-09-24 [aruba.it]\gallery\thumbsup.db" "gallery\thumbsup.db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6];&quot;/&quot;;&quot;\&quot;)&amp;&quot;&quot;&quot; copy &quot;&quot;P:\Web-Backup\www.danielelolli.it 2017-09-24 [aruba.it]\&quot;&amp;SUBSTITUTE([$'lfs-clean'.B6];&quot;/&quot;;&quot;\&quot;)&amp;&quot;&quot;&quot; &quot;&quot;&quot;&amp;SUBSTITUTE([$'lfs-clean'.B6];&quot;/&quot;;&quot;\&quot;)&amp;&quot;&quot;&quot; /V /Y&quot;" office:value-type="string" office:string-value="if exist &quot;P:\Web-Backup\www.danielelolli.it 2017-09-24 [aruba.it]\uploads\2008\05\custom-smilies12.zip&quot; copy &quot;P:\Web-Backup\www.danielelolli.it 2017-09-24 [aruba.it]\uploads\2008\05\custom-smilies12.zip&quot; &quot;uploads\2008\05\custom-smilies12.zip&quot; /V /Y" calcext:value-type="string">
            <text:p>if exist "P:\Web-Backup\www.danielelolli.it 2017-09-24 [aruba.it]\uploads\2008\05\custom-smilies12.zip" copy "P:\Web-Backup\www.danielelolli.it 2017-09-24 [aruba.it]\uploads\2008\05\custom-smilies12.zip" "uploads\2008\05\custom-smilies1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7];&quot;/&quot;;&quot;\&quot;)&amp;&quot;&quot;&quot; copy &quot;&quot;P:\Web-Backup\www.danielelolli.it 2017-09-24 [aruba.it]\&quot;&amp;SUBSTITUTE([$'lfs-clean'.B7];&quot;/&quot;;&quot;\&quot;)&amp;&quot;&quot;&quot; &quot;&quot;&quot;&amp;SUBSTITUTE([$'lfs-clean'.B7];&quot;/&quot;;&quot;\&quot;)&amp;&quot;&quot;&quot; /V /Y&quot;" office:value-type="string" office:string-value="if exist &quot;P:\Web-Backup\www.danielelolli.it 2017-09-24 [aruba.it]\uploads\2008\05\snitplus_smilies_pack.zip&quot; copy &quot;P:\Web-Backup\www.danielelolli.it 2017-09-24 [aruba.it]\uploads\2008\05\snitplus_smilies_pack.zip&quot; &quot;uploads\2008\05\snitplus_smilies_pack.zip&quot; /V /Y" calcext:value-type="string">
            <text:p>if exist "P:\Web-Backup\www.danielelolli.it 2017-09-24 [aruba.it]\uploads\2008\05\snitplus_smilies_pack.zip" copy "P:\Web-Backup\www.danielelolli.it 2017-09-24 [aruba.it]\uploads\2008\05\snitplus_smilies_pack.zip" "uploads\2008\05\snitplus_smilies_pack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8];&quot;/&quot;;&quot;\&quot;)&amp;&quot;&quot;&quot; copy &quot;&quot;P:\Web-Backup\www.danielelolli.it 2017-09-24 [aruba.it]\&quot;&amp;SUBSTITUTE([$'lfs-clean'.B8];&quot;/&quot;;&quot;\&quot;)&amp;&quot;&quot;&quot; &quot;&quot;&quot;&amp;SUBSTITUTE([$'lfs-clean'.B8];&quot;/&quot;;&quot;\&quot;)&amp;&quot;&quot;&quot; /V /Y&quot;" office:value-type="string" office:string-value="if exist &quot;P:\Web-Backup\www.danielelolli.it 2017-09-24 [aruba.it]\uploads\2008\06\opponents_xp.zip&quot; copy &quot;P:\Web-Backup\www.danielelolli.it 2017-09-24 [aruba.it]\uploads\2008\06\opponents_xp.zip&quot; &quot;uploads\2008\06\opponents_xp.zip&quot; /V /Y" calcext:value-type="string">
            <text:p>if exist "P:\Web-Backup\www.danielelolli.it 2017-09-24 [aruba.it]\uploads\2008\06\opponents_xp.zip" copy "P:\Web-Backup\www.danielelolli.it 2017-09-24 [aruba.it]\uploads\2008\06\opponents_xp.zip" "uploads\2008\06\opponents_xp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9];&quot;/&quot;;&quot;\&quot;)&amp;&quot;&quot;&quot; copy &quot;&quot;P:\Web-Backup\www.danielelolli.it 2017-09-24 [aruba.it]\&quot;&amp;SUBSTITUTE([$'lfs-clean'.B9];&quot;/&quot;;&quot;\&quot;)&amp;&quot;&quot;&quot; &quot;&quot;&quot;&amp;SUBSTITUTE([$'lfs-clean'.B9];&quot;/&quot;;&quot;\&quot;)&amp;&quot;&quot;&quot; /V /Y&quot;" office:value-type="string" office:string-value="if exist &quot;P:\Web-Backup\www.danielelolli.it 2017-09-24 [aruba.it]\uploads\2009\03\hattrick-logos.zip&quot; copy &quot;P:\Web-Backup\www.danielelolli.it 2017-09-24 [aruba.it]\uploads\2009\03\hattrick-logos.zip&quot; &quot;uploads\2009\03\hattrick-logos.zip&quot; /V /Y" calcext:value-type="string">
            <text:p>if exist "P:\Web-Backup\www.danielelolli.it 2017-09-24 [aruba.it]\uploads\2009\03\hattrick-logos.zip" copy "P:\Web-Backup\www.danielelolli.it 2017-09-24 [aruba.it]\uploads\2009\03\hattrick-logos.zip" "uploads\2009\03\hattrick-logos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10];&quot;/&quot;;&quot;\&quot;)&amp;&quot;&quot;&quot; copy &quot;&quot;P:\Web-Backup\www.danielelolli.it 2017-09-24 [aruba.it]\&quot;&amp;SUBSTITUTE([$'lfs-clean'.B10];&quot;/&quot;;&quot;\&quot;)&amp;&quot;&quot;&quot; &quot;&quot;&quot;&amp;SUBSTITUTE([$'lfs-clean'.B10];&quot;/&quot;;&quot;\&quot;)&amp;&quot;&quot;&quot; /V /Y&quot;" office:value-type="string" office:string-value="if exist &quot;P:\Web-Backup\www.danielelolli.it 2017-09-24 [aruba.it]\uploads\2009\03\quadruple-blue-mod-1_0_001.zip&quot; copy &quot;P:\Web-Backup\www.danielelolli.it 2017-09-24 [aruba.it]\uploads\2009\03\quadruple-blue-mod-1_0_001.zip&quot; &quot;uploads\2009\03\quadruple-blue-mod-1_0_001.zip&quot; /V /Y" calcext:value-type="string">
            <text:p>if exist "P:\Web-Backup\www.danielelolli.it 2017-09-24 [aruba.it]\uploads\2009\03\quadruple-blue-mod-1_0_001.zip" copy "P:\Web-Backup\www.danielelolli.it 2017-09-24 [aruba.it]\uploads\2009\03\quadruple-blue-mod-1_0_001.zip" "uploads\2009\03\quadruple-blue-mod-1_0_00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11];&quot;/&quot;;&quot;\&quot;)&amp;&quot;&quot;&quot; copy &quot;&quot;P:\Web-Backup\www.danielelolli.it 2017-09-24 [aruba.it]\&quot;&amp;SUBSTITUTE([$'lfs-clean'.B11];&quot;/&quot;;&quot;\&quot;)&amp;&quot;&quot;&quot; &quot;&quot;&quot;&amp;SUBSTITUTE([$'lfs-clean'.B11];&quot;/&quot;;&quot;\&quot;)&amp;&quot;&quot;&quot; /V /Y&quot;" office:value-type="string" office:string-value="if exist &quot;P:\Web-Backup\www.danielelolli.it 2017-09-24 [aruba.it]\uploads\2009\03\quadruple-blue-mod-1_0_alpha1.zip&quot; copy &quot;P:\Web-Backup\www.danielelolli.it 2017-09-24 [aruba.it]\uploads\2009\03\quadruple-blue-mod-1_0_alpha1.zip&quot; &quot;uploads\2009\03\quadruple-blue-mod-1_0_alpha1.zip&quot; /V /Y" calcext:value-type="string">
            <text:p>if exist "P:\Web-Backup\www.danielelolli.it 2017-09-24 [aruba.it]\uploads\2009\03\quadruple-blue-mod-1_0_alpha1.zip" copy "P:\Web-Backup\www.danielelolli.it 2017-09-24 [aruba.it]\uploads\2009\03\quadruple-blue-mod-1_0_alpha1.zip" "uploads\2009\03\quadruple-blue-mod-1_0_alpha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12];&quot;/&quot;;&quot;\&quot;)&amp;&quot;&quot;&quot; copy &quot;&quot;P:\Web-Backup\www.danielelolli.it 2017-09-24 [aruba.it]\&quot;&amp;SUBSTITUTE([$'lfs-clean'.B12];&quot;/&quot;;&quot;\&quot;)&amp;&quot;&quot;&quot; &quot;&quot;&quot;&amp;SUBSTITUTE([$'lfs-clean'.B12];&quot;/&quot;;&quot;\&quot;)&amp;&quot;&quot;&quot; /V /Y&quot;" office:value-type="string" office:string-value="if exist &quot;P:\Web-Backup\www.danielelolli.it 2017-09-24 [aruba.it]\uploads\2009\03\quadruple-blue-mod.zip&quot; copy &quot;P:\Web-Backup\www.danielelolli.it 2017-09-24 [aruba.it]\uploads\2009\03\quadruple-blue-mod.zip&quot; &quot;uploads\2009\03\quadruple-blue-mod.zip&quot; /V /Y" calcext:value-type="string">
            <text:p>if exist "P:\Web-Backup\www.danielelolli.it 2017-09-24 [aruba.it]\uploads\2009\03\quadruple-blue-mod.zip" copy "P:\Web-Backup\www.danielelolli.it 2017-09-24 [aruba.it]\uploads\2009\03\quadruple-blue-mod.zip" "uploads\2009\03\quadruple-blue-mod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13];&quot;/&quot;;&quot;\&quot;)&amp;&quot;&quot;&quot; copy &quot;&quot;P:\Web-Backup\www.danielelolli.it 2017-09-24 [aruba.it]\&quot;&amp;SUBSTITUTE([$'lfs-clean'.B13];&quot;/&quot;;&quot;\&quot;)&amp;&quot;&quot;&quot; &quot;&quot;&quot;&amp;SUBSTITUTE([$'lfs-clean'.B13];&quot;/&quot;;&quot;\&quot;)&amp;&quot;&quot;&quot; /V /Y&quot;" office:value-type="string" office:string-value="if exist &quot;P:\Web-Backup\www.danielelolli.it 2017-09-24 [aruba.it]\uploads\2009\03\quadruple-blue.zip&quot; copy &quot;P:\Web-Backup\www.danielelolli.it 2017-09-24 [aruba.it]\uploads\2009\03\quadruple-blue.zip&quot; &quot;uploads\2009\03\quadruple-blue.zip&quot; /V /Y" calcext:value-type="string">
            <text:p>if exist "P:\Web-Backup\www.danielelolli.it 2017-09-24 [aruba.it]\uploads\2009\03\quadruple-blue.zip" copy "P:\Web-Backup\www.danielelolli.it 2017-09-24 [aruba.it]\uploads\2009\03\quadruple-blue.zip" "uploads\2009\03\quadruple-blue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14];&quot;/&quot;;&quot;\&quot;)&amp;&quot;&quot;&quot; copy &quot;&quot;P:\Web-Backup\www.danielelolli.it 2017-09-24 [aruba.it]\&quot;&amp;SUBSTITUTE([$'lfs-clean'.B14];&quot;/&quot;;&quot;\&quot;)&amp;&quot;&quot;&quot; &quot;&quot;&quot;&amp;SUBSTITUTE([$'lfs-clean'.B14];&quot;/&quot;;&quot;\&quot;)&amp;&quot;&quot;&quot; /V /Y&quot;" office:value-type="string" office:string-value="if exist &quot;P:\Web-Backup\www.danielelolli.it 2017-09-24 [aruba.it]\uploads\2009\04\pardus_quick_commands2_mod-centic.zip&quot; copy &quot;P:\Web-Backup\www.danielelolli.it 2017-09-24 [aruba.it]\uploads\2009\04\pardus_quick_commands2_mod-centic.zip&quot; &quot;uploads\2009\04\pardus_quick_commands2_mod-centic.zip&quot; /V /Y" calcext:value-type="string">
            <text:p>if exist "P:\Web-Backup\www.danielelolli.it 2017-09-24 [aruba.it]\uploads\2009\04\pardus_quick_commands2_mod-centic.zip" copy "P:\Web-Backup\www.danielelolli.it 2017-09-24 [aruba.it]\uploads\2009\04\pardus_quick_commands2_mod-centic.zip" "uploads\2009\04\pardus_quick_commands2_mod-centic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15];&quot;/&quot;;&quot;\&quot;)&amp;&quot;&quot;&quot; copy &quot;&quot;P:\Web-Backup\www.danielelolli.it 2017-09-24 [aruba.it]\&quot;&amp;SUBSTITUTE([$'lfs-clean'.B15];&quot;/&quot;;&quot;\&quot;)&amp;&quot;&quot;&quot; &quot;&quot;&quot;&amp;SUBSTITUTE([$'lfs-clean'.B15];&quot;/&quot;;&quot;\&quot;)&amp;&quot;&quot;&quot; /V /Y&quot;" office:value-type="string" office:string-value="if exist &quot;P:\Web-Backup\www.danielelolli.it 2017-09-24 [aruba.it]\uploads\2009\04\pardus_quick_commands_1-25-001.zip&quot; copy &quot;P:\Web-Backup\www.danielelolli.it 2017-09-24 [aruba.it]\uploads\2009\04\pardus_quick_commands_1-25-001.zip&quot; &quot;uploads\2009\04\pardus_quick_commands_1-25-001.zip&quot; /V /Y" calcext:value-type="string">
            <text:p>if exist "P:\Web-Backup\www.danielelolli.it 2017-09-24 [aruba.it]\uploads\2009\04\pardus_quick_commands_1-25-001.zip" copy "P:\Web-Backup\www.danielelolli.it 2017-09-24 [aruba.it]\uploads\2009\04\pardus_quick_commands_1-25-001.zip" "uploads\2009\04\pardus_quick_commands_1-25-00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16];&quot;/&quot;;&quot;\&quot;)&amp;&quot;&quot;&quot; copy &quot;&quot;P:\Web-Backup\www.danielelolli.it 2017-09-24 [aruba.it]\&quot;&amp;SUBSTITUTE([$'lfs-clean'.B16];&quot;/&quot;;&quot;\&quot;)&amp;&quot;&quot;&quot; &quot;&quot;&quot;&amp;SUBSTITUTE([$'lfs-clean'.B16];&quot;/&quot;;&quot;\&quot;)&amp;&quot;&quot;&quot; /V /Y&quot;" office:value-type="string" office:string-value="if exist &quot;P:\Web-Backup\www.danielelolli.it 2017-09-24 [aruba.it]\uploads\2009\04\pardus_quick_commands_mod-centic.zip&quot; copy &quot;P:\Web-Backup\www.danielelolli.it 2017-09-24 [aruba.it]\uploads\2009\04\pardus_quick_commands_mod-centic.zip&quot; &quot;uploads\2009\04\pardus_quick_commands_mod-centic.zip&quot; /V /Y" calcext:value-type="string">
            <text:p>if exist "P:\Web-Backup\www.danielelolli.it 2017-09-24 [aruba.it]\uploads\2009\04\pardus_quick_commands_mod-centic.zip" copy "P:\Web-Backup\www.danielelolli.it 2017-09-24 [aruba.it]\uploads\2009\04\pardus_quick_commands_mod-centic.zip" "uploads\2009\04\pardus_quick_commands_mod-centic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17];&quot;/&quot;;&quot;\&quot;)&amp;&quot;&quot;&quot; copy &quot;&quot;P:\Web-Backup\www.danielelolli.it 2017-09-24 [aruba.it]\&quot;&amp;SUBSTITUTE([$'lfs-clean'.B17];&quot;/&quot;;&quot;\&quot;)&amp;&quot;&quot;&quot; &quot;&quot;&quot;&amp;SUBSTITUTE([$'lfs-clean'.B17];&quot;/&quot;;&quot;\&quot;)&amp;&quot;&quot;&quot; /V /Y&quot;" office:value-type="string" office:string-value="if exist &quot;P:\Web-Backup\www.danielelolli.it 2017-09-24 [aruba.it]\uploads\2009\05\FTSTrader-LLE_0-83-003.zip&quot; copy &quot;P:\Web-Backup\www.danielelolli.it 2017-09-24 [aruba.it]\uploads\2009\05\FTSTrader-LLE_0-83-003.zip&quot; &quot;uploads\2009\05\FTSTrader-LLE_0-83-003.zip&quot; /V /Y" calcext:value-type="string">
            <text:p>if exist "P:\Web-Backup\www.danielelolli.it 2017-09-24 [aruba.it]\uploads\2009\05\FTSTrader-LLE_0-83-003.zip" copy "P:\Web-Backup\www.danielelolli.it 2017-09-24 [aruba.it]\uploads\2009\05\FTSTrader-LLE_0-83-003.zip" "uploads\2009\05\FTSTrader-LLE_0-83-003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18];&quot;/&quot;;&quot;\&quot;)&amp;&quot;&quot;&quot; copy &quot;&quot;P:\Web-Backup\www.danielelolli.it 2017-09-24 [aruba.it]\&quot;&amp;SUBSTITUTE([$'lfs-clean'.B18];&quot;/&quot;;&quot;\&quot;)&amp;&quot;&quot;&quot; &quot;&quot;&quot;&amp;SUBSTITUTE([$'lfs-clean'.B18];&quot;/&quot;;&quot;\&quot;)&amp;&quot;&quot;&quot; /V /Y&quot;" office:value-type="string" office:string-value="if exist &quot;P:\Web-Backup\www.danielelolli.it 2017-09-24 [aruba.it]\uploads\2009\05\FTSTrader-LL_0-83-001.zip&quot; copy &quot;P:\Web-Backup\www.danielelolli.it 2017-09-24 [aruba.it]\uploads\2009\05\FTSTrader-LL_0-83-001.zip&quot; &quot;uploads\2009\05\FTSTrader-LL_0-83-001.zip&quot; /V /Y" calcext:value-type="string">
            <text:p>if exist "P:\Web-Backup\www.danielelolli.it 2017-09-24 [aruba.it]\uploads\2009\05\FTSTrader-LL_0-83-001.zip" copy "P:\Web-Backup\www.danielelolli.it 2017-09-24 [aruba.it]\uploads\2009\05\FTSTrader-LL_0-83-001.zip" "uploads\2009\05\FTSTrader-LL_0-83-00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19];&quot;/&quot;;&quot;\&quot;)&amp;&quot;&quot;&quot; copy &quot;&quot;P:\Web-Backup\www.danielelolli.it 2017-09-24 [aruba.it]\&quot;&amp;SUBSTITUTE([$'lfs-clean'.B19];&quot;/&quot;;&quot;\&quot;)&amp;&quot;&quot;&quot; &quot;&quot;&quot;&amp;SUBSTITUTE([$'lfs-clean'.B19];&quot;/&quot;;&quot;\&quot;)&amp;&quot;&quot;&quot; /V /Y&quot;" office:value-type="string" office:string-value="if exist &quot;P:\Web-Backup\www.danielelolli.it 2017-09-24 [aruba.it]\uploads\2009\05\FTSTrader-LL_0-83-002.zip&quot; copy &quot;P:\Web-Backup\www.danielelolli.it 2017-09-24 [aruba.it]\uploads\2009\05\FTSTrader-LL_0-83-002.zip&quot; &quot;uploads\2009\05\FTSTrader-LL_0-83-002.zip&quot; /V /Y" calcext:value-type="string">
            <text:p>if exist "P:\Web-Backup\www.danielelolli.it 2017-09-24 [aruba.it]\uploads\2009\05\FTSTrader-LL_0-83-002.zip" copy "P:\Web-Backup\www.danielelolli.it 2017-09-24 [aruba.it]\uploads\2009\05\FTSTrader-LL_0-83-002.zip" "uploads\2009\05\FTSTrader-LL_0-83-00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20];&quot;/&quot;;&quot;\&quot;)&amp;&quot;&quot;&quot; copy &quot;&quot;P:\Web-Backup\www.danielelolli.it 2017-09-24 [aruba.it]\&quot;&amp;SUBSTITUTE([$'lfs-clean'.B20];&quot;/&quot;;&quot;\&quot;)&amp;&quot;&quot;&quot; &quot;&quot;&quot;&amp;SUBSTITUTE([$'lfs-clean'.B20];&quot;/&quot;;&quot;\&quot;)&amp;&quot;&quot;&quot; /V /Y&quot;" office:value-type="string" office:string-value="if exist &quot;P:\Web-Backup\www.danielelolli.it 2017-09-24 [aruba.it]\uploads\2009\11\Halloween2008.zip&quot; copy &quot;P:\Web-Backup\www.danielelolli.it 2017-09-24 [aruba.it]\uploads\2009\11\Halloween2008.zip&quot; &quot;uploads\2009\11\Halloween2008.zip&quot; /V /Y" calcext:value-type="string">
            <text:p>if exist "P:\Web-Backup\www.danielelolli.it 2017-09-24 [aruba.it]\uploads\2009\11\Halloween2008.zip" copy "P:\Web-Backup\www.danielelolli.it 2017-09-24 [aruba.it]\uploads\2009\11\Halloween2008.zip" "uploads\2009\11\Halloween2008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21];&quot;/&quot;;&quot;\&quot;)&amp;&quot;&quot;&quot; copy &quot;&quot;P:\Web-Backup\www.danielelolli.it 2017-09-24 [aruba.it]\&quot;&amp;SUBSTITUTE([$'lfs-clean'.B21];&quot;/&quot;;&quot;\&quot;)&amp;&quot;&quot;&quot; &quot;&quot;&quot;&amp;SUBSTITUTE([$'lfs-clean'.B21];&quot;/&quot;;&quot;\&quot;)&amp;&quot;&quot;&quot; /V /Y&quot;" office:value-type="string" office:string-value="if exist &quot;P:\Web-Backup\www.danielelolli.it 2017-09-24 [aruba.it]\uploads\2010\05\1024px-localizable-2.7.1.zip&quot; copy &quot;P:\Web-Backup\www.danielelolli.it 2017-09-24 [aruba.it]\uploads\2010\05\1024px-localizable-2.7.1.zip&quot; &quot;uploads\2010\05\1024px-localizable-2.7.1.zip&quot; /V /Y" calcext:value-type="string">
            <text:p>if exist "P:\Web-Backup\www.danielelolli.it 2017-09-24 [aruba.it]\uploads\2010\05\1024px-localizable-2.7.1.zip" copy "P:\Web-Backup\www.danielelolli.it 2017-09-24 [aruba.it]\uploads\2010\05\1024px-localizable-2.7.1.zip" "uploads\2010\05\1024px-localizable-2.7.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22];&quot;/&quot;;&quot;\&quot;)&amp;&quot;&quot;&quot; copy &quot;&quot;P:\Web-Backup\www.danielelolli.it 2017-09-24 [aruba.it]\&quot;&amp;SUBSTITUTE([$'lfs-clean'.B22];&quot;/&quot;;&quot;\&quot;)&amp;&quot;&quot;&quot; &quot;&quot;&quot;&amp;SUBSTITUTE([$'lfs-clean'.B22];&quot;/&quot;;&quot;\&quot;)&amp;&quot;&quot;&quot; /V /Y&quot;" office:value-type="string" office:string-value="if exist &quot;P:\Web-Backup\www.danielelolli.it 2017-09-24 [aruba.it]\uploads\2010\05\1024px-localizable-2.7.1b0.zip&quot; copy &quot;P:\Web-Backup\www.danielelolli.it 2017-09-24 [aruba.it]\uploads\2010\05\1024px-localizable-2.7.1b0.zip&quot; &quot;uploads\2010\05\1024px-localizable-2.7.1b0.zip&quot; /V /Y" calcext:value-type="string">
            <text:p>if exist "P:\Web-Backup\www.danielelolli.it 2017-09-24 [aruba.it]\uploads\2010\05\1024px-localizable-2.7.1b0.zip" copy "P:\Web-Backup\www.danielelolli.it 2017-09-24 [aruba.it]\uploads\2010\05\1024px-localizable-2.7.1b0.zip" "uploads\2010\05\1024px-localizable-2.7.1b0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23];&quot;/&quot;;&quot;\&quot;)&amp;&quot;&quot;&quot; copy &quot;&quot;P:\Web-Backup\www.danielelolli.it 2017-09-24 [aruba.it]\&quot;&amp;SUBSTITUTE([$'lfs-clean'.B23];&quot;/&quot;;&quot;\&quot;)&amp;&quot;&quot;&quot; &quot;&quot;&quot;&amp;SUBSTITUTE([$'lfs-clean'.B23];&quot;/&quot;;&quot;\&quot;)&amp;&quot;&quot;&quot; /V /Y&quot;" office:value-type="string" office:string-value="if exist &quot;P:\Web-Backup\www.danielelolli.it 2017-09-24 [aruba.it]\uploads\2010\05\1024px-localizable-2.7.1b1.zip&quot; copy &quot;P:\Web-Backup\www.danielelolli.it 2017-09-24 [aruba.it]\uploads\2010\05\1024px-localizable-2.7.1b1.zip&quot; &quot;uploads\2010\05\1024px-localizable-2.7.1b1.zip&quot; /V /Y" calcext:value-type="string">
            <text:p>if exist "P:\Web-Backup\www.danielelolli.it 2017-09-24 [aruba.it]\uploads\2010\05\1024px-localizable-2.7.1b1.zip" copy "P:\Web-Backup\www.danielelolli.it 2017-09-24 [aruba.it]\uploads\2010\05\1024px-localizable-2.7.1b1.zip" "uploads\2010\05\1024px-localizable-2.7.1b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24];&quot;/&quot;;&quot;\&quot;)&amp;&quot;&quot;&quot; copy &quot;&quot;P:\Web-Backup\www.danielelolli.it 2017-09-24 [aruba.it]\&quot;&amp;SUBSTITUTE([$'lfs-clean'.B24];&quot;/&quot;;&quot;\&quot;)&amp;&quot;&quot;&quot; &quot;&quot;&quot;&amp;SUBSTITUTE([$'lfs-clean'.B24];&quot;/&quot;;&quot;\&quot;)&amp;&quot;&quot;&quot; /V /Y&quot;" office:value-type="string" office:string-value="if exist &quot;P:\Web-Backup\www.danielelolli.it 2017-09-24 [aruba.it]\uploads\2010\05\1024px-localizable-2.7.1b2.zip&quot; copy &quot;P:\Web-Backup\www.danielelolli.it 2017-09-24 [aruba.it]\uploads\2010\05\1024px-localizable-2.7.1b2.zip&quot; &quot;uploads\2010\05\1024px-localizable-2.7.1b2.zip&quot; /V /Y" calcext:value-type="string">
            <text:p>if exist "P:\Web-Backup\www.danielelolli.it 2017-09-24 [aruba.it]\uploads\2010\05\1024px-localizable-2.7.1b2.zip" copy "P:\Web-Backup\www.danielelolli.it 2017-09-24 [aruba.it]\uploads\2010\05\1024px-localizable-2.7.1b2.zip" "uploads\2010\05\1024px-localizable-2.7.1b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25];&quot;/&quot;;&quot;\&quot;)&amp;&quot;&quot;&quot; copy &quot;&quot;P:\Web-Backup\www.danielelolli.it 2017-09-24 [aruba.it]\&quot;&amp;SUBSTITUTE([$'lfs-clean'.B25];&quot;/&quot;;&quot;\&quot;)&amp;&quot;&quot;&quot; &quot;&quot;&quot;&amp;SUBSTITUTE([$'lfs-clean'.B25];&quot;/&quot;;&quot;\&quot;)&amp;&quot;&quot;&quot; /V /Y&quot;" office:value-type="string" office:string-value="if exist &quot;P:\Web-Backup\www.danielelolli.it 2017-09-24 [aruba.it]\uploads\2010\05\1024px-localizable-2.7.1b3.zip&quot; copy &quot;P:\Web-Backup\www.danielelolli.it 2017-09-24 [aruba.it]\uploads\2010\05\1024px-localizable-2.7.1b3.zip&quot; &quot;uploads\2010\05\1024px-localizable-2.7.1b3.zip&quot; /V /Y" calcext:value-type="string">
            <text:p>if exist "P:\Web-Backup\www.danielelolli.it 2017-09-24 [aruba.it]\uploads\2010\05\1024px-localizable-2.7.1b3.zip" copy "P:\Web-Backup\www.danielelolli.it 2017-09-24 [aruba.it]\uploads\2010\05\1024px-localizable-2.7.1b3.zip" "uploads\2010\05\1024px-localizable-2.7.1b3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26];&quot;/&quot;;&quot;\&quot;)&amp;&quot;&quot;&quot; copy &quot;&quot;P:\Web-Backup\www.danielelolli.it 2017-09-24 [aruba.it]\&quot;&amp;SUBSTITUTE([$'lfs-clean'.B26];&quot;/&quot;;&quot;\&quot;)&amp;&quot;&quot;&quot; &quot;&quot;&quot;&amp;SUBSTITUTE([$'lfs-clean'.B26];&quot;/&quot;;&quot;\&quot;)&amp;&quot;&quot;&quot; /V /Y&quot;" office:value-type="string" office:string-value="if exist &quot;P:\Web-Backup\www.danielelolli.it 2017-09-24 [aruba.it]\uploads\2010\05\1024px-localizable-2.7.1b4.zip&quot; copy &quot;P:\Web-Backup\www.danielelolli.it 2017-09-24 [aruba.it]\uploads\2010\05\1024px-localizable-2.7.1b4.zip&quot; &quot;uploads\2010\05\1024px-localizable-2.7.1b4.zip&quot; /V /Y" calcext:value-type="string">
            <text:p>if exist "P:\Web-Backup\www.danielelolli.it 2017-09-24 [aruba.it]\uploads\2010\05\1024px-localizable-2.7.1b4.zip" copy "P:\Web-Backup\www.danielelolli.it 2017-09-24 [aruba.it]\uploads\2010\05\1024px-localizable-2.7.1b4.zip" "uploads\2010\05\1024px-localizable-2.7.1b4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27];&quot;/&quot;;&quot;\&quot;)&amp;&quot;&quot;&quot; copy &quot;&quot;P:\Web-Backup\www.danielelolli.it 2017-09-24 [aruba.it]\&quot;&amp;SUBSTITUTE([$'lfs-clean'.B27];&quot;/&quot;;&quot;\&quot;)&amp;&quot;&quot;&quot; &quot;&quot;&quot;&amp;SUBSTITUTE([$'lfs-clean'.B27];&quot;/&quot;;&quot;\&quot;)&amp;&quot;&quot;&quot; /V /Y&quot;" office:value-type="string" office:string-value="if exist &quot;P:\Web-Backup\www.danielelolli.it 2017-09-24 [aruba.it]\uploads\2010\05\1024px-localizable-2.7.1b5.zip&quot; copy &quot;P:\Web-Backup\www.danielelolli.it 2017-09-24 [aruba.it]\uploads\2010\05\1024px-localizable-2.7.1b5.zip&quot; &quot;uploads\2010\05\1024px-localizable-2.7.1b5.zip&quot; /V /Y" calcext:value-type="string">
            <text:p>if exist "P:\Web-Backup\www.danielelolli.it 2017-09-24 [aruba.it]\uploads\2010\05\1024px-localizable-2.7.1b5.zip" copy "P:\Web-Backup\www.danielelolli.it 2017-09-24 [aruba.it]\uploads\2010\05\1024px-localizable-2.7.1b5.zip" "uploads\2010\05\1024px-localizable-2.7.1b5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28];&quot;/&quot;;&quot;\&quot;)&amp;&quot;&quot;&quot; copy &quot;&quot;P:\Web-Backup\www.danielelolli.it 2017-09-24 [aruba.it]\&quot;&amp;SUBSTITUTE([$'lfs-clean'.B28];&quot;/&quot;;&quot;\&quot;)&amp;&quot;&quot;&quot; &quot;&quot;&quot;&amp;SUBSTITUTE([$'lfs-clean'.B28];&quot;/&quot;;&quot;\&quot;)&amp;&quot;&quot;&quot; /V /Y&quot;" office:value-type="string" office:string-value="if exist &quot;P:\Web-Backup\www.danielelolli.it 2017-09-24 [aruba.it]\uploads\2010\05\1024px-localizable-2.7.1b6.zip&quot; copy &quot;P:\Web-Backup\www.danielelolli.it 2017-09-24 [aruba.it]\uploads\2010\05\1024px-localizable-2.7.1b6.zip&quot; &quot;uploads\2010\05\1024px-localizable-2.7.1b6.zip&quot; /V /Y" calcext:value-type="string">
            <text:p>if exist "P:\Web-Backup\www.danielelolli.it 2017-09-24 [aruba.it]\uploads\2010\05\1024px-localizable-2.7.1b6.zip" copy "P:\Web-Backup\www.danielelolli.it 2017-09-24 [aruba.it]\uploads\2010\05\1024px-localizable-2.7.1b6.zip" "uploads\2010\05\1024px-localizable-2.7.1b6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29];&quot;/&quot;;&quot;\&quot;)&amp;&quot;&quot;&quot; copy &quot;&quot;P:\Web-Backup\www.danielelolli.it 2017-09-24 [aruba.it]\&quot;&amp;SUBSTITUTE([$'lfs-clean'.B29];&quot;/&quot;;&quot;\&quot;)&amp;&quot;&quot;&quot; &quot;&quot;&quot;&amp;SUBSTITUTE([$'lfs-clean'.B29];&quot;/&quot;;&quot;\&quot;)&amp;&quot;&quot;&quot; /V /Y&quot;" office:value-type="string" office:string-value="if exist &quot;P:\Web-Backup\www.danielelolli.it 2017-09-24 [aruba.it]\uploads\2010\05\wp-nova09_v1-0.zip&quot; copy &quot;P:\Web-Backup\www.danielelolli.it 2017-09-24 [aruba.it]\uploads\2010\05\wp-nova09_v1-0.zip&quot; &quot;uploads\2010\05\wp-nova09_v1-0.zip&quot; /V /Y" calcext:value-type="string">
            <text:p>if exist "P:\Web-Backup\www.danielelolli.it 2017-09-24 [aruba.it]\uploads\2010\05\wp-nova09_v1-0.zip" copy "P:\Web-Backup\www.danielelolli.it 2017-09-24 [aruba.it]\uploads\2010\05\wp-nova09_v1-0.zip" "uploads\2010\05\wp-nova09_v1-0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30];&quot;/&quot;;&quot;\&quot;)&amp;&quot;&quot;&quot; copy &quot;&quot;P:\Web-Backup\www.danielelolli.it 2017-09-24 [aruba.it]\&quot;&amp;SUBSTITUTE([$'lfs-clean'.B30];&quot;/&quot;;&quot;\&quot;)&amp;&quot;&quot;&quot; &quot;&quot;&quot;&amp;SUBSTITUTE([$'lfs-clean'.B30];&quot;/&quot;;&quot;\&quot;)&amp;&quot;&quot;&quot; /V /Y&quot;" office:value-type="string" office:string-value="if exist &quot;P:\Web-Backup\www.danielelolli.it 2017-09-24 [aruba.it]\uploads\2011\04\jasperf-OSTicket-Reloaded_lang_it_0.1.zip&quot; copy &quot;P:\Web-Backup\www.danielelolli.it 2017-09-24 [aruba.it]\uploads\2011\04\jasperf-OSTicket-Reloaded_lang_it_0.1.zip&quot; &quot;uploads\2011\04\jasperf-OSTicket-Reloaded_lang_it_0.1.zip&quot; /V /Y" calcext:value-type="string">
            <text:p>if exist "P:\Web-Backup\www.danielelolli.it 2017-09-24 [aruba.it]\uploads\2011\04\jasperf-OSTicket-Reloaded_lang_it_0.1.zip" copy "P:\Web-Backup\www.danielelolli.it 2017-09-24 [aruba.it]\uploads\2011\04\jasperf-OSTicket-Reloaded_lang_it_0.1.zip" "uploads\2011\04\jasperf-OSTicket-Reloaded_lang_it_0.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31];&quot;/&quot;;&quot;\&quot;)&amp;&quot;&quot;&quot; copy &quot;&quot;P:\Web-Backup\www.danielelolli.it 2017-09-24 [aruba.it]\&quot;&amp;SUBSTITUTE([$'lfs-clean'.B31];&quot;/&quot;;&quot;\&quot;)&amp;&quot;&quot;&quot; &quot;&quot;&quot;&amp;SUBSTITUTE([$'lfs-clean'.B31];&quot;/&quot;;&quot;\&quot;)&amp;&quot;&quot;&quot; /V /Y&quot;" office:value-type="string" office:string-value="if exist &quot;P:\Web-Backup\www.danielelolli.it 2017-09-24 [aruba.it]\uploads\2011\04\jasperf-OSTicket-Reloaded_lang_it_0.2.zip&quot; copy &quot;P:\Web-Backup\www.danielelolli.it 2017-09-24 [aruba.it]\uploads\2011\04\jasperf-OSTicket-Reloaded_lang_it_0.2.zip&quot; &quot;uploads\2011\04\jasperf-OSTicket-Reloaded_lang_it_0.2.zip&quot; /V /Y" calcext:value-type="string">
            <text:p>if exist "P:\Web-Backup\www.danielelolli.it 2017-09-24 [aruba.it]\uploads\2011\04\jasperf-OSTicket-Reloaded_lang_it_0.2.zip" copy "P:\Web-Backup\www.danielelolli.it 2017-09-24 [aruba.it]\uploads\2011\04\jasperf-OSTicket-Reloaded_lang_it_0.2.zip" "uploads\2011\04\jasperf-OSTicket-Reloaded_lang_it_0.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32];&quot;/&quot;;&quot;\&quot;)&amp;&quot;&quot;&quot; copy &quot;&quot;P:\Web-Backup\www.danielelolli.it 2017-09-24 [aruba.it]\&quot;&amp;SUBSTITUTE([$'lfs-clean'.B32];&quot;/&quot;;&quot;\&quot;)&amp;&quot;&quot;&quot; &quot;&quot;&quot;&amp;SUBSTITUTE([$'lfs-clean'.B32];&quot;/&quot;;&quot;\&quot;)&amp;&quot;&quot;&quot; /V /Y&quot;" office:value-type="string" office:string-value="if exist &quot;P:\Web-Backup\www.danielelolli.it 2017-09-24 [aruba.it]\uploads\2011\04\jasperf-OSTicket-Reloaded_lang_it_0.3.zip&quot; copy &quot;P:\Web-Backup\www.danielelolli.it 2017-09-24 [aruba.it]\uploads\2011\04\jasperf-OSTicket-Reloaded_lang_it_0.3.zip&quot; &quot;uploads\2011\04\jasperf-OSTicket-Reloaded_lang_it_0.3.zip&quot; /V /Y" calcext:value-type="string">
            <text:p>if exist "P:\Web-Backup\www.danielelolli.it 2017-09-24 [aruba.it]\uploads\2011\04\jasperf-OSTicket-Reloaded_lang_it_0.3.zip" copy "P:\Web-Backup\www.danielelolli.it 2017-09-24 [aruba.it]\uploads\2011\04\jasperf-OSTicket-Reloaded_lang_it_0.3.zip" "uploads\2011\04\jasperf-OSTicket-Reloaded_lang_it_0.3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33];&quot;/&quot;;&quot;\&quot;)&amp;&quot;&quot;&quot; copy &quot;&quot;P:\Web-Backup\www.danielelolli.it 2017-09-24 [aruba.it]\&quot;&amp;SUBSTITUTE([$'lfs-clean'.B33];&quot;/&quot;;&quot;\&quot;)&amp;&quot;&quot;&quot; &quot;&quot;&quot;&amp;SUBSTITUTE([$'lfs-clean'.B33];&quot;/&quot;;&quot;\&quot;)&amp;&quot;&quot;&quot; /V /Y&quot;" office:value-type="string" office:string-value="if exist &quot;P:\Web-Backup\www.danielelolli.it 2017-09-24 [aruba.it]\uploads\2011\04\jasperf-OSTicket-Reloaded_lang_it_1.0.zip&quot; copy &quot;P:\Web-Backup\www.danielelolli.it 2017-09-24 [aruba.it]\uploads\2011\04\jasperf-OSTicket-Reloaded_lang_it_1.0.zip&quot; &quot;uploads\2011\04\jasperf-OSTicket-Reloaded_lang_it_1.0.zip&quot; /V /Y" calcext:value-type="string">
            <text:p>if exist "P:\Web-Backup\www.danielelolli.it 2017-09-24 [aruba.it]\uploads\2011\04\jasperf-OSTicket-Reloaded_lang_it_1.0.zip" copy "P:\Web-Backup\www.danielelolli.it 2017-09-24 [aruba.it]\uploads\2011\04\jasperf-OSTicket-Reloaded_lang_it_1.0.zip" "uploads\2011\04\jasperf-OSTicket-Reloaded_lang_it_1.0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34];&quot;/&quot;;&quot;\&quot;)&amp;&quot;&quot;&quot; copy &quot;&quot;P:\Web-Backup\www.danielelolli.it 2017-09-24 [aruba.it]\&quot;&amp;SUBSTITUTE([$'lfs-clean'.B34];&quot;/&quot;;&quot;\&quot;)&amp;&quot;&quot;&quot; &quot;&quot;&quot;&amp;SUBSTITUTE([$'lfs-clean'.B34];&quot;/&quot;;&quot;\&quot;)&amp;&quot;&quot;&quot; /V /Y&quot;" office:value-type="string" office:string-value="if exist &quot;P:\Web-Backup\www.danielelolli.it 2017-09-24 [aruba.it]\uploads\2011\04\jasperf-OSTicket-Reloaded_lang_it_1.1.zip&quot; copy &quot;P:\Web-Backup\www.danielelolli.it 2017-09-24 [aruba.it]\uploads\2011\04\jasperf-OSTicket-Reloaded_lang_it_1.1.zip&quot; &quot;uploads\2011\04\jasperf-OSTicket-Reloaded_lang_it_1.1.zip&quot; /V /Y" calcext:value-type="string">
            <text:p>if exist "P:\Web-Backup\www.danielelolli.it 2017-09-24 [aruba.it]\uploads\2011\04\jasperf-OSTicket-Reloaded_lang_it_1.1.zip" copy "P:\Web-Backup\www.danielelolli.it 2017-09-24 [aruba.it]\uploads\2011\04\jasperf-OSTicket-Reloaded_lang_it_1.1.zip" "uploads\2011\04\jasperf-OSTicket-Reloaded_lang_it_1.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35];&quot;/&quot;;&quot;\&quot;)&amp;&quot;&quot;&quot; copy &quot;&quot;P:\Web-Backup\www.danielelolli.it 2017-09-24 [aruba.it]\&quot;&amp;SUBSTITUTE([$'lfs-clean'.B35];&quot;/&quot;;&quot;\&quot;)&amp;&quot;&quot;&quot; &quot;&quot;&quot;&amp;SUBSTITUTE([$'lfs-clean'.B35];&quot;/&quot;;&quot;\&quot;)&amp;&quot;&quot;&quot; /V /Y&quot;" office:value-type="string" office:string-value="if exist &quot;P:\Web-Backup\www.danielelolli.it 2017-09-24 [aruba.it]\uploads\2011\04\jasperf-OSTicket-Reloaded_lang_it_1.2.zip&quot; copy &quot;P:\Web-Backup\www.danielelolli.it 2017-09-24 [aruba.it]\uploads\2011\04\jasperf-OSTicket-Reloaded_lang_it_1.2.zip&quot; &quot;uploads\2011\04\jasperf-OSTicket-Reloaded_lang_it_1.2.zip&quot; /V /Y" calcext:value-type="string">
            <text:p>if exist "P:\Web-Backup\www.danielelolli.it 2017-09-24 [aruba.it]\uploads\2011\04\jasperf-OSTicket-Reloaded_lang_it_1.2.zip" copy "P:\Web-Backup\www.danielelolli.it 2017-09-24 [aruba.it]\uploads\2011\04\jasperf-OSTicket-Reloaded_lang_it_1.2.zip" "uploads\2011\04\jasperf-OSTicket-Reloaded_lang_it_1.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36];&quot;/&quot;;&quot;\&quot;)&amp;&quot;&quot;&quot; copy &quot;&quot;P:\Web-Backup\www.danielelolli.it 2017-09-24 [aruba.it]\&quot;&amp;SUBSTITUTE([$'lfs-clean'.B36];&quot;/&quot;;&quot;\&quot;)&amp;&quot;&quot;&quot; &quot;&quot;&quot;&amp;SUBSTITUTE([$'lfs-clean'.B36];&quot;/&quot;;&quot;\&quot;)&amp;&quot;&quot;&quot; /V /Y&quot;" office:value-type="string" office:string-value="if exist &quot;P:\Web-Backup\www.danielelolli.it 2017-09-24 [aruba.it]\uploads\2011\04\jasperf-OSTicket-Reloaded_lang_it_beta1.zip&quot; copy &quot;P:\Web-Backup\www.danielelolli.it 2017-09-24 [aruba.it]\uploads\2011\04\jasperf-OSTicket-Reloaded_lang_it_beta1.zip&quot; &quot;uploads\2011\04\jasperf-OSTicket-Reloaded_lang_it_beta1.zip&quot; /V /Y" calcext:value-type="string">
            <text:p>if exist "P:\Web-Backup\www.danielelolli.it 2017-09-24 [aruba.it]\uploads\2011\04\jasperf-OSTicket-Reloaded_lang_it_beta1.zip" copy "P:\Web-Backup\www.danielelolli.it 2017-09-24 [aruba.it]\uploads\2011\04\jasperf-OSTicket-Reloaded_lang_it_beta1.zip" "uploads\2011\04\jasperf-OSTicket-Reloaded_lang_it_beta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37];&quot;/&quot;;&quot;\&quot;)&amp;&quot;&quot;&quot; copy &quot;&quot;P:\Web-Backup\www.danielelolli.it 2017-09-24 [aruba.it]\&quot;&amp;SUBSTITUTE([$'lfs-clean'.B37];&quot;/&quot;;&quot;\&quot;)&amp;&quot;&quot;&quot; &quot;&quot;&quot;&amp;SUBSTITUTE([$'lfs-clean'.B37];&quot;/&quot;;&quot;\&quot;)&amp;&quot;&quot;&quot; /V /Y&quot;" office:value-type="string" office:string-value="if exist &quot;P:\Web-Backup\www.danielelolli.it 2017-09-24 [aruba.it]\uploads\2011\05\osticketplus_1.6.0_138.zip&quot; copy &quot;P:\Web-Backup\www.danielelolli.it 2017-09-24 [aruba.it]\uploads\2011\05\osticketplus_1.6.0_138.zip&quot; &quot;uploads\2011\05\osticketplus_1.6.0_138.zip&quot; /V /Y" calcext:value-type="string">
            <text:p>if exist "P:\Web-Backup\www.danielelolli.it 2017-09-24 [aruba.it]\uploads\2011\05\osticketplus_1.6.0_138.zip" copy "P:\Web-Backup\www.danielelolli.it 2017-09-24 [aruba.it]\uploads\2011\05\osticketplus_1.6.0_138.zip" "uploads\2011\05\osticketplus_1.6.0_138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38];&quot;/&quot;;&quot;\&quot;)&amp;&quot;&quot;&quot; copy &quot;&quot;P:\Web-Backup\www.danielelolli.it 2017-09-24 [aruba.it]\&quot;&amp;SUBSTITUTE([$'lfs-clean'.B38];&quot;/&quot;;&quot;\&quot;)&amp;&quot;&quot;&quot; &quot;&quot;&quot;&amp;SUBSTITUTE([$'lfs-clean'.B38];&quot;/&quot;;&quot;\&quot;)&amp;&quot;&quot;&quot; /V /Y&quot;" office:value-type="string" office:string-value="if exist &quot;P:\Web-Backup\www.danielelolli.it 2017-09-24 [aruba.it]\uploads\2011\05\osticketplus_1.6.0_139.zip&quot; copy &quot;P:\Web-Backup\www.danielelolli.it 2017-09-24 [aruba.it]\uploads\2011\05\osticketplus_1.6.0_139.zip&quot; &quot;uploads\2011\05\osticketplus_1.6.0_139.zip&quot; /V /Y" calcext:value-type="string">
            <text:p>if exist "P:\Web-Backup\www.danielelolli.it 2017-09-24 [aruba.it]\uploads\2011\05\osticketplus_1.6.0_139.zip" copy "P:\Web-Backup\www.danielelolli.it 2017-09-24 [aruba.it]\uploads\2011\05\osticketplus_1.6.0_139.zip" "uploads\2011\05\osticketplus_1.6.0_139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39];&quot;/&quot;;&quot;\&quot;)&amp;&quot;&quot;&quot; copy &quot;&quot;P:\Web-Backup\www.danielelolli.it 2017-09-24 [aruba.it]\&quot;&amp;SUBSTITUTE([$'lfs-clean'.B39];&quot;/&quot;;&quot;\&quot;)&amp;&quot;&quot;&quot; &quot;&quot;&quot;&amp;SUBSTITUTE([$'lfs-clean'.B39];&quot;/&quot;;&quot;\&quot;)&amp;&quot;&quot;&quot; /V /Y&quot;" office:value-type="string" office:string-value="if exist &quot;P:\Web-Backup\www.danielelolli.it 2017-09-24 [aruba.it]\uploads\2011\06\osticketplus_1.6.0_141.zip&quot; copy &quot;P:\Web-Backup\www.danielelolli.it 2017-09-24 [aruba.it]\uploads\2011\06\osticketplus_1.6.0_141.zip&quot; &quot;uploads\2011\06\osticketplus_1.6.0_141.zip&quot; /V /Y" calcext:value-type="string">
            <text:p>if exist "P:\Web-Backup\www.danielelolli.it 2017-09-24 [aruba.it]\uploads\2011\06\osticketplus_1.6.0_141.zip" copy "P:\Web-Backup\www.danielelolli.it 2017-09-24 [aruba.it]\uploads\2011\06\osticketplus_1.6.0_141.zip" "uploads\2011\06\osticketplus_1.6.0_14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40];&quot;/&quot;;&quot;\&quot;)&amp;&quot;&quot;&quot; copy &quot;&quot;P:\Web-Backup\www.danielelolli.it 2017-09-24 [aruba.it]\&quot;&amp;SUBSTITUTE([$'lfs-clean'.B40];&quot;/&quot;;&quot;\&quot;)&amp;&quot;&quot;&quot; &quot;&quot;&quot;&amp;SUBSTITUTE([$'lfs-clean'.B40];&quot;/&quot;;&quot;\&quot;)&amp;&quot;&quot;&quot; /V /Y&quot;" office:value-type="string" office:string-value="if exist &quot;P:\Web-Backup\www.danielelolli.it 2017-09-24 [aruba.it]\uploads\2011\07\i18n_it-ready-to-use.zip&quot; copy &quot;P:\Web-Backup\www.danielelolli.it 2017-09-24 [aruba.it]\uploads\2011\07\i18n_it-ready-to-use.zip&quot; &quot;uploads\2011\07\i18n_it-ready-to-use.zip&quot; /V /Y" calcext:value-type="string">
            <text:p>if exist "P:\Web-Backup\www.danielelolli.it 2017-09-24 [aruba.it]\uploads\2011\07\i18n_it-ready-to-use.zip" copy "P:\Web-Backup\www.danielelolli.it 2017-09-24 [aruba.it]\uploads\2011\07\i18n_it-ready-to-use.zip" "uploads\2011\07\i18n_it-ready-to-use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41];&quot;/&quot;;&quot;\&quot;)&amp;&quot;&quot;&quot; copy &quot;&quot;P:\Web-Backup\www.danielelolli.it 2017-09-24 [aruba.it]\&quot;&amp;SUBSTITUTE([$'lfs-clean'.B41];&quot;/&quot;;&quot;\&quot;)&amp;&quot;&quot;&quot; &quot;&quot;&quot;&amp;SUBSTITUTE([$'lfs-clean'.B41];&quot;/&quot;;&quot;\&quot;)&amp;&quot;&quot;&quot; /V /Y&quot;" office:value-type="string" office:string-value="if exist &quot;P:\Web-Backup\www.danielelolli.it 2017-09-24 [aruba.it]\uploads\2011\07\osticketplus_1.6.0_143.zip&quot; copy &quot;P:\Web-Backup\www.danielelolli.it 2017-09-24 [aruba.it]\uploads\2011\07\osticketplus_1.6.0_143.zip&quot; &quot;uploads\2011\07\osticketplus_1.6.0_143.zip&quot; /V /Y" calcext:value-type="string">
            <text:p>if exist "P:\Web-Backup\www.danielelolli.it 2017-09-24 [aruba.it]\uploads\2011\07\osticketplus_1.6.0_143.zip" copy "P:\Web-Backup\www.danielelolli.it 2017-09-24 [aruba.it]\uploads\2011\07\osticketplus_1.6.0_143.zip" "uploads\2011\07\osticketplus_1.6.0_143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42];&quot;/&quot;;&quot;\&quot;)&amp;&quot;&quot;&quot; copy &quot;&quot;P:\Web-Backup\www.danielelolli.it 2017-09-24 [aruba.it]\&quot;&amp;SUBSTITUTE([$'lfs-clean'.B42];&quot;/&quot;;&quot;\&quot;)&amp;&quot;&quot;&quot; &quot;&quot;&quot;&amp;SUBSTITUTE([$'lfs-clean'.B42];&quot;/&quot;;&quot;\&quot;)&amp;&quot;&quot;&quot; /V /Y&quot;" office:value-type="string" office:string-value="if exist &quot;P:\Web-Backup\www.danielelolli.it 2017-09-24 [aruba.it]\uploads\2011\07\osticketplus_1.6.0_144.zip&quot; copy &quot;P:\Web-Backup\www.danielelolli.it 2017-09-24 [aruba.it]\uploads\2011\07\osticketplus_1.6.0_144.zip&quot; &quot;uploads\2011\07\osticketplus_1.6.0_144.zip&quot; /V /Y" calcext:value-type="string">
            <text:p>if exist "P:\Web-Backup\www.danielelolli.it 2017-09-24 [aruba.it]\uploads\2011\07\osticketplus_1.6.0_144.zip" copy "P:\Web-Backup\www.danielelolli.it 2017-09-24 [aruba.it]\uploads\2011\07\osticketplus_1.6.0_144.zip" "uploads\2011\07\osticketplus_1.6.0_144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43];&quot;/&quot;;&quot;\&quot;)&amp;&quot;&quot;&quot; copy &quot;&quot;P:\Web-Backup\www.danielelolli.it 2017-09-24 [aruba.it]\&quot;&amp;SUBSTITUTE([$'lfs-clean'.B43];&quot;/&quot;;&quot;\&quot;)&amp;&quot;&quot;&quot; &quot;&quot;&quot;&amp;SUBSTITUTE([$'lfs-clean'.B43];&quot;/&quot;;&quot;\&quot;)&amp;&quot;&quot;&quot; /V /Y&quot;" office:value-type="string" office:string-value="if exist &quot;P:\Web-Backup\www.danielelolli.it 2017-09-24 [aruba.it]\uploads\2011\09\02-09-2011.zip&quot; copy &quot;P:\Web-Backup\www.danielelolli.it 2017-09-24 [aruba.it]\uploads\2011\09\02-09-2011.zip&quot; &quot;uploads\2011\09\02-09-2011.zip&quot; /V /Y" calcext:value-type="string">
            <text:p>if exist "P:\Web-Backup\www.danielelolli.it 2017-09-24 [aruba.it]\uploads\2011\09\02-09-2011.zip" copy "P:\Web-Backup\www.danielelolli.it 2017-09-24 [aruba.it]\uploads\2011\09\02-09-2011.zip" "uploads\2011\09\02-09-201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44];&quot;/&quot;;&quot;\&quot;)&amp;&quot;&quot;&quot; copy &quot;&quot;P:\Web-Backup\www.danielelolli.it 2017-09-24 [aruba.it]\&quot;&amp;SUBSTITUTE([$'lfs-clean'.B44];&quot;/&quot;;&quot;\&quot;)&amp;&quot;&quot;&quot; &quot;&quot;&quot;&amp;SUBSTITUTE([$'lfs-clean'.B44];&quot;/&quot;;&quot;\&quot;)&amp;&quot;&quot;&quot; /V /Y&quot;" office:value-type="string" office:string-value="if exist &quot;P:\Web-Backup\www.danielelolli.it 2017-09-24 [aruba.it]\uploads\2011\09\03-09-2011.zip&quot; copy &quot;P:\Web-Backup\www.danielelolli.it 2017-09-24 [aruba.it]\uploads\2011\09\03-09-2011.zip&quot; &quot;uploads\2011\09\03-09-2011.zip&quot; /V /Y" calcext:value-type="string">
            <text:p>if exist "P:\Web-Backup\www.danielelolli.it 2017-09-24 [aruba.it]\uploads\2011\09\03-09-2011.zip" copy "P:\Web-Backup\www.danielelolli.it 2017-09-24 [aruba.it]\uploads\2011\09\03-09-2011.zip" "uploads\2011\09\03-09-201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45];&quot;/&quot;;&quot;\&quot;)&amp;&quot;&quot;&quot; copy &quot;&quot;P:\Web-Backup\www.danielelolli.it 2017-09-24 [aruba.it]\&quot;&amp;SUBSTITUTE([$'lfs-clean'.B45];&quot;/&quot;;&quot;\&quot;)&amp;&quot;&quot;&quot; &quot;&quot;&quot;&amp;SUBSTITUTE([$'lfs-clean'.B45];&quot;/&quot;;&quot;\&quot;)&amp;&quot;&quot;&quot; /V /Y&quot;" office:value-type="string" office:string-value="if exist &quot;P:\Web-Backup\www.danielelolli.it 2017-09-24 [aruba.it]\uploads\2012\03\it.lang3_.zip&quot; copy &quot;P:\Web-Backup\www.danielelolli.it 2017-09-24 [aruba.it]\uploads\2012\03\it.lang3_.zip&quot; &quot;uploads\2012\03\it.lang3_.zip&quot; /V /Y" calcext:value-type="string">
            <text:p>if exist "P:\Web-Backup\www.danielelolli.it 2017-09-24 [aruba.it]\uploads\2012\03\it.lang3_.zip" copy "P:\Web-Backup\www.danielelolli.it 2017-09-24 [aruba.it]\uploads\2012\03\it.lang3_.zip" "uploads\2012\03\it.lang3_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46];&quot;/&quot;;&quot;\&quot;)&amp;&quot;&quot;&quot; copy &quot;&quot;P:\Web-Backup\www.danielelolli.it 2017-09-24 [aruba.it]\&quot;&amp;SUBSTITUTE([$'lfs-clean'.B46];&quot;/&quot;;&quot;\&quot;)&amp;&quot;&quot;&quot; &quot;&quot;&quot;&amp;SUBSTITUTE([$'lfs-clean'.B46];&quot;/&quot;;&quot;\&quot;)&amp;&quot;&quot;&quot; /V /Y&quot;" office:value-type="string" office:string-value="if exist &quot;P:\Web-Backup\www.danielelolli.it 2017-09-24 [aruba.it]\uploads\2012\03\it.lang4_.zip&quot; copy &quot;P:\Web-Backup\www.danielelolli.it 2017-09-24 [aruba.it]\uploads\2012\03\it.lang4_.zip&quot; &quot;uploads\2012\03\it.lang4_.zip&quot; /V /Y" calcext:value-type="string">
            <text:p>if exist "P:\Web-Backup\www.danielelolli.it 2017-09-24 [aruba.it]\uploads\2012\03\it.lang4_.zip" copy "P:\Web-Backup\www.danielelolli.it 2017-09-24 [aruba.it]\uploads\2012\03\it.lang4_.zip" "uploads\2012\03\it.lang4_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47];&quot;/&quot;;&quot;\&quot;)&amp;&quot;&quot;&quot; copy &quot;&quot;P:\Web-Backup\www.danielelolli.it 2017-09-24 [aruba.it]\&quot;&amp;SUBSTITUTE([$'lfs-clean'.B47];&quot;/&quot;;&quot;\&quot;)&amp;&quot;&quot;&quot; &quot;&quot;&quot;&amp;SUBSTITUTE([$'lfs-clean'.B47];&quot;/&quot;;&quot;\&quot;)&amp;&quot;&quot;&quot; /V /Y&quot;" office:value-type="string" office:string-value="if exist &quot;P:\Web-Backup\www.danielelolli.it 2017-09-24 [aruba.it]\uploads\2012\03\osticketplus_1.6.0_rev3.zip&quot; copy &quot;P:\Web-Backup\www.danielelolli.it 2017-09-24 [aruba.it]\uploads\2012\03\osticketplus_1.6.0_rev3.zip&quot; &quot;uploads\2012\03\osticketplus_1.6.0_rev3.zip&quot; /V /Y" calcext:value-type="string">
            <text:p>if exist "P:\Web-Backup\www.danielelolli.it 2017-09-24 [aruba.it]\uploads\2012\03\osticketplus_1.6.0_rev3.zip" copy "P:\Web-Backup\www.danielelolli.it 2017-09-24 [aruba.it]\uploads\2012\03\osticketplus_1.6.0_rev3.zip" "uploads\2012\03\osticketplus_1.6.0_rev3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48];&quot;/&quot;;&quot;\&quot;)&amp;&quot;&quot;&quot; copy &quot;&quot;P:\Web-Backup\www.danielelolli.it 2017-09-24 [aruba.it]\&quot;&amp;SUBSTITUTE([$'lfs-clean'.B48];&quot;/&quot;;&quot;\&quot;)&amp;&quot;&quot;&quot; &quot;&quot;&quot;&amp;SUBSTITUTE([$'lfs-clean'.B48];&quot;/&quot;;&quot;\&quot;)&amp;&quot;&quot;&quot; /V /Y&quot;" office:value-type="string" office:string-value="if exist &quot;P:\Web-Backup\www.danielelolli.it 2017-09-24 [aruba.it]\uploads\2012\04\PhoneHistory.zip&quot; copy &quot;P:\Web-Backup\www.danielelolli.it 2017-09-24 [aruba.it]\uploads\2012\04\PhoneHistory.zip&quot; &quot;uploads\2012\04\PhoneHistory.zip&quot; /V /Y" calcext:value-type="string">
            <text:p>if exist "P:\Web-Backup\www.danielelolli.it 2017-09-24 [aruba.it]\uploads\2012\04\PhoneHistory.zip" copy "P:\Web-Backup\www.danielelolli.it 2017-09-24 [aruba.it]\uploads\2012\04\PhoneHistory.zip" "uploads\2012\04\PhoneHistory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49];&quot;/&quot;;&quot;\&quot;)&amp;&quot;&quot;&quot; copy &quot;&quot;P:\Web-Backup\www.danielelolli.it 2017-09-24 [aruba.it]\&quot;&amp;SUBSTITUTE([$'lfs-clean'.B49];&quot;/&quot;;&quot;\&quot;)&amp;&quot;&quot;&quot; &quot;&quot;&quot;&amp;SUBSTITUTE([$'lfs-clean'.B49];&quot;/&quot;;&quot;\&quot;)&amp;&quot;&quot;&quot; /V /Y&quot;" office:value-type="string" office:string-value="if exist &quot;P:\Web-Backup\www.danielelolli.it 2017-09-24 [aruba.it]\uploads\2012\09\PhoneHistory_rel_0.2.zip&quot; copy &quot;P:\Web-Backup\www.danielelolli.it 2017-09-24 [aruba.it]\uploads\2012\09\PhoneHistory_rel_0.2.zip&quot; &quot;uploads\2012\09\PhoneHistory_rel_0.2.zip&quot; /V /Y" calcext:value-type="string">
            <text:p>if exist "P:\Web-Backup\www.danielelolli.it 2017-09-24 [aruba.it]\uploads\2012\09\PhoneHistory_rel_0.2.zip" copy "P:\Web-Backup\www.danielelolli.it 2017-09-24 [aruba.it]\uploads\2012\09\PhoneHistory_rel_0.2.zip" "uploads\2012\09\PhoneHistory_rel_0.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50];&quot;/&quot;;&quot;\&quot;)&amp;&quot;&quot;&quot; copy &quot;&quot;P:\Web-Backup\www.danielelolli.it 2017-09-24 [aruba.it]\&quot;&amp;SUBSTITUTE([$'lfs-clean'.B50];&quot;/&quot;;&quot;\&quot;)&amp;&quot;&quot;&quot; &quot;&quot;&quot;&amp;SUBSTITUTE([$'lfs-clean'.B50];&quot;/&quot;;&quot;\&quot;)&amp;&quot;&quot;&quot; /V /Y&quot;" office:value-type="string" office:string-value="if exist &quot;P:\Web-Backup\www.danielelolli.it 2017-09-24 [aruba.it]\uploads\2012\09\PhoneHistory_rel_0.3.zip&quot; copy &quot;P:\Web-Backup\www.danielelolli.it 2017-09-24 [aruba.it]\uploads\2012\09\PhoneHistory_rel_0.3.zip&quot; &quot;uploads\2012\09\PhoneHistory_rel_0.3.zip&quot; /V /Y" calcext:value-type="string">
            <text:p>if exist "P:\Web-Backup\www.danielelolli.it 2017-09-24 [aruba.it]\uploads\2012\09\PhoneHistory_rel_0.3.zip" copy "P:\Web-Backup\www.danielelolli.it 2017-09-24 [aruba.it]\uploads\2012\09\PhoneHistory_rel_0.3.zip" "uploads\2012\09\PhoneHistory_rel_0.3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51];&quot;/&quot;;&quot;\&quot;)&amp;&quot;&quot;&quot; copy &quot;&quot;P:\Web-Backup\www.danielelolli.it 2017-09-24 [aruba.it]\&quot;&amp;SUBSTITUTE([$'lfs-clean'.B51];&quot;/&quot;;&quot;\&quot;)&amp;&quot;&quot;&quot; &quot;&quot;&quot;&amp;SUBSTITUTE([$'lfs-clean'.B51];&quot;/&quot;;&quot;\&quot;)&amp;&quot;&quot;&quot; /V /Y&quot;" office:value-type="string" office:string-value="if exist &quot;P:\Web-Backup\www.danielelolli.it 2017-09-24 [aruba.it]\uploads\2013\01\android-mirror-logo.zip&quot; copy &quot;P:\Web-Backup\www.danielelolli.it 2017-09-24 [aruba.it]\uploads\2013\01\android-mirror-logo.zip&quot; &quot;uploads\2013\01\android-mirror-logo.zip&quot; /V /Y" calcext:value-type="string">
            <text:p>if exist "P:\Web-Backup\www.danielelolli.it 2017-09-24 [aruba.it]\uploads\2013\01\android-mirror-logo.zip" copy "P:\Web-Backup\www.danielelolli.it 2017-09-24 [aruba.it]\uploads\2013\01\android-mirror-logo.zip" "uploads\2013\01\android-mirror-logo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52];&quot;/&quot;;&quot;\&quot;)&amp;&quot;&quot;&quot; copy &quot;&quot;P:\Web-Backup\www.danielelolli.it 2017-09-24 [aruba.it]\&quot;&amp;SUBSTITUTE([$'lfs-clean'.B52];&quot;/&quot;;&quot;\&quot;)&amp;&quot;&quot;&quot; &quot;&quot;&quot;&amp;SUBSTITUTE([$'lfs-clean'.B52];&quot;/&quot;;&quot;\&quot;)&amp;&quot;&quot;&quot; /V /Y&quot;" office:value-type="string" office:string-value="if exist &quot;P:\Web-Backup\www.danielelolli.it 2017-09-24 [aruba.it]\uploads\2014\03\wp_wpb2d_excluded_files.zip&quot; copy &quot;P:\Web-Backup\www.danielelolli.it 2017-09-24 [aruba.it]\uploads\2014\03\wp_wpb2d_excluded_files.zip&quot; &quot;uploads\2014\03\wp_wpb2d_excluded_files.zip&quot; /V /Y" calcext:value-type="string">
            <text:p>if exist "P:\Web-Backup\www.danielelolli.it 2017-09-24 [aruba.it]\uploads\2014\03\wp_wpb2d_excluded_files.zip" copy "P:\Web-Backup\www.danielelolli.it 2017-09-24 [aruba.it]\uploads\2014\03\wp_wpb2d_excluded_files.zip" "uploads\2014\03\wp_wpb2d_excluded_files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53];&quot;/&quot;;&quot;\&quot;)&amp;&quot;&quot;&quot; copy &quot;&quot;P:\Web-Backup\www.danielelolli.it 2017-09-24 [aruba.it]\&quot;&amp;SUBSTITUTE([$'lfs-clean'.B53];&quot;/&quot;;&quot;\&quot;)&amp;&quot;&quot;&quot; &quot;&quot;&quot;&amp;SUBSTITUTE([$'lfs-clean'.B53];&quot;/&quot;;&quot;\&quot;)&amp;&quot;&quot;&quot; /V /Y&quot;" office:value-type="string" office:string-value="if exist &quot;P:\Web-Backup\www.danielelolli.it 2017-09-24 [aruba.it]\uploads\2014\08\1B-TOSHIBA-RAID-Virtual-Device.zip&quot; copy &quot;P:\Web-Backup\www.danielelolli.it 2017-09-24 [aruba.it]\uploads\2014\08\1B-TOSHIBA-RAID-Virtual-Device.zip&quot; &quot;uploads\2014\08\1B-TOSHIBA-RAID-Virtual-Device.zip&quot; /V /Y" calcext:value-type="string">
            <text:p>if exist "P:\Web-Backup\www.danielelolli.it 2017-09-24 [aruba.it]\uploads\2014\08\1B-TOSHIBA-RAID-Virtual-Device.zip" copy "P:\Web-Backup\www.danielelolli.it 2017-09-24 [aruba.it]\uploads\2014\08\1B-TOSHIBA-RAID-Virtual-Device.zip" "uploads\2014\08\1B-TOSHIBA-RAID-Virtual-Device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54];&quot;/&quot;;&quot;\&quot;)&amp;&quot;&quot;&quot; copy &quot;&quot;P:\Web-Backup\www.danielelolli.it 2017-09-24 [aruba.it]\&quot;&amp;SUBSTITUTE([$'lfs-clean'.B54];&quot;/&quot;;&quot;\&quot;)&amp;&quot;&quot;&quot; &quot;&quot;&quot;&amp;SUBSTITUTE([$'lfs-clean'.B54];&quot;/&quot;;&quot;\&quot;)&amp;&quot;&quot;&quot; /V /Y&quot;" office:value-type="string" office:string-value="if exist &quot;P:\Web-Backup\www.danielelolli.it 2017-09-24 [aruba.it]\uploads\2014\08\2B-NVIDIA-GeForce-Go-6600-Update.zip&quot; copy &quot;P:\Web-Backup\www.danielelolli.it 2017-09-24 [aruba.it]\uploads\2014\08\2B-NVIDIA-GeForce-Go-6600-Update.zip&quot; &quot;uploads\2014\08\2B-NVIDIA-GeForce-Go-6600-Update.zip&quot; /V /Y" calcext:value-type="string">
            <text:p>if exist "P:\Web-Backup\www.danielelolli.it 2017-09-24 [aruba.it]\uploads\2014\08\2B-NVIDIA-GeForce-Go-6600-Update.zip" copy "P:\Web-Backup\www.danielelolli.it 2017-09-24 [aruba.it]\uploads\2014\08\2B-NVIDIA-GeForce-Go-6600-Update.zip" "uploads\2014\08\2B-NVIDIA-GeForce-Go-6600-Update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55];&quot;/&quot;;&quot;\&quot;)&amp;&quot;&quot;&quot; copy &quot;&quot;P:\Web-Backup\www.danielelolli.it 2017-09-24 [aruba.it]\&quot;&amp;SUBSTITUTE([$'lfs-clean'.B55];&quot;/&quot;;&quot;\&quot;)&amp;&quot;&quot;&quot; &quot;&quot;&quot;&amp;SUBSTITUTE([$'lfs-clean'.B55];&quot;/&quot;;&quot;\&quot;)&amp;&quot;&quot;&quot; /V /Y&quot;" office:value-type="string" office:string-value="if exist &quot;P:\Web-Backup\www.danielelolli.it 2017-09-24 [aruba.it]\uploads\2014\08\7-Bluetooth-Stack.zip&quot; copy &quot;P:\Web-Backup\www.danielelolli.it 2017-09-24 [aruba.it]\uploads\2014\08\7-Bluetooth-Stack.zip&quot; &quot;uploads\2014\08\7-Bluetooth-Stack.zip&quot; /V /Y" calcext:value-type="string">
            <text:p>if exist "P:\Web-Backup\www.danielelolli.it 2017-09-24 [aruba.it]\uploads\2014\08\7-Bluetooth-Stack.zip" copy "P:\Web-Backup\www.danielelolli.it 2017-09-24 [aruba.it]\uploads\2014\08\7-Bluetooth-Stack.zip" "uploads\2014\08\7-Bluetooth-Stack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56];&quot;/&quot;;&quot;\&quot;)&amp;&quot;&quot;&quot; copy &quot;&quot;P:\Web-Backup\www.danielelolli.it 2017-09-24 [aruba.it]\&quot;&amp;SUBSTITUTE([$'lfs-clean'.B56];&quot;/&quot;;&quot;\&quot;)&amp;&quot;&quot;&quot; &quot;&quot;&quot;&amp;SUBSTITUTE([$'lfs-clean'.B56];&quot;/&quot;;&quot;\&quot;)&amp;&quot;&quot;&quot; /V /Y&quot;" office:value-type="string" office:string-value="if exist &quot;P:\Web-Backup\www.danielelolli.it 2017-09-24 [aruba.it]\uploads\2017\09\css-share-buttons-inline-font-awesome.1.0.zip&quot; copy &quot;P:\Web-Backup\www.danielelolli.it 2017-09-24 [aruba.it]\uploads\2017\09\css-share-buttons-inline-font-awesome.1.0.zip&quot; &quot;uploads\2017\09\css-share-buttons-inline-font-awesome.1.0.zip&quot; /V /Y" calcext:value-type="string">
            <text:p>if exist "P:\Web-Backup\www.danielelolli.it 2017-09-24 [aruba.it]\uploads\2017\09\css-share-buttons-inline-font-awesome.1.0.zip" copy "P:\Web-Backup\www.danielelolli.it 2017-09-24 [aruba.it]\uploads\2017\09\css-share-buttons-inline-font-awesome.1.0.zip" "uploads\2017\09\css-share-buttons-inline-font-awesome.1.0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57];&quot;/&quot;;&quot;\&quot;)&amp;&quot;&quot;&quot; copy &quot;&quot;P:\Web-Backup\www.danielelolli.it 2017-09-24 [aruba.it]\&quot;&amp;SUBSTITUTE([$'lfs-clean'.B57];&quot;/&quot;;&quot;\&quot;)&amp;&quot;&quot;&quot; &quot;&quot;&quot;&amp;SUBSTITUTE([$'lfs-clean'.B57];&quot;/&quot;;&quot;\&quot;)&amp;&quot;&quot;&quot; /V /Y&quot;" office:value-type="string" office:string-value="if exist &quot;P:\Web-Backup\www.danielelolli.it 2017-09-24 [aruba.it]\uploads\2017\09\css-share-buttons.1.0.zip&quot; copy &quot;P:\Web-Backup\www.danielelolli.it 2017-09-24 [aruba.it]\uploads\2017\09\css-share-buttons.1.0.zip&quot; &quot;uploads\2017\09\css-share-buttons.1.0.zip&quot; /V /Y" calcext:value-type="string">
            <text:p>if exist "P:\Web-Backup\www.danielelolli.it 2017-09-24 [aruba.it]\uploads\2017\09\css-share-buttons.1.0.zip" copy "P:\Web-Backup\www.danielelolli.it 2017-09-24 [aruba.it]\uploads\2017\09\css-share-buttons.1.0.zip" "uploads\2017\09\css-share-buttons.1.0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58];&quot;/&quot;;&quot;\&quot;)&amp;&quot;&quot;&quot; copy &quot;&quot;P:\Web-Backup\www.danielelolli.it 2017-09-24 [aruba.it]\&quot;&amp;SUBSTITUTE([$'lfs-clean'.B58];&quot;/&quot;;&quot;\&quot;)&amp;&quot;&quot;&quot; &quot;&quot;&quot;&amp;SUBSTITUTE([$'lfs-clean'.B58];&quot;/&quot;;&quot;\&quot;)&amp;&quot;&quot;&quot; /V /Y&quot;" office:value-type="string" office:string-value="if exist &quot;P:\Web-Backup\www.danielelolli.it 2017-09-24 [aruba.it]\uploads\basket-photo\Foto Lame\2004-2005\Lame2004-2005.zip&quot; copy &quot;P:\Web-Backup\www.danielelolli.it 2017-09-24 [aruba.it]\uploads\basket-photo\Foto Lame\2004-2005\Lame2004-2005.zip&quot; &quot;uploads\basket-photo\Foto Lame\2004-2005\Lame2004-2005.zip&quot; /V /Y" calcext:value-type="string">
            <text:p>if exist "P:\Web-Backup\www.danielelolli.it 2017-09-24 [aruba.it]\uploads\basket-photo\Foto Lame\2004-2005\Lame2004-2005.zip" copy "P:\Web-Backup\www.danielelolli.it 2017-09-24 [aruba.it]\uploads\basket-photo\Foto Lame\2004-2005\Lame2004-2005.zip" "uploads\basket-photo\Foto Lame\2004-2005\Lame2004-2005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59];&quot;/&quot;;&quot;\&quot;)&amp;&quot;&quot;&quot; copy &quot;&quot;P:\Web-Backup\www.danielelolli.it 2017-09-24 [aruba.it]\&quot;&amp;SUBSTITUTE([$'lfs-clean'.B59];&quot;/&quot;;&quot;\&quot;)&amp;&quot;&quot;&quot; &quot;&quot;&quot;&amp;SUBSTITUTE([$'lfs-clean'.B59];&quot;/&quot;;&quot;\&quot;)&amp;&quot;&quot;&quot; /V /Y&quot;" office:value-type="string" office:string-value="if exist &quot;P:\Web-Backup\www.danielelolli.it 2017-09-24 [aruba.it]\uploads\basket-photo\Foto Lame\2006-2007\Lame2006-2007.zip&quot; copy &quot;P:\Web-Backup\www.danielelolli.it 2017-09-24 [aruba.it]\uploads\basket-photo\Foto Lame\2006-2007\Lame2006-2007.zip&quot; &quot;uploads\basket-photo\Foto Lame\2006-2007\Lame2006-2007.zip&quot; /V /Y" calcext:value-type="string">
            <text:p>if exist "P:\Web-Backup\www.danielelolli.it 2017-09-24 [aruba.it]\uploads\basket-photo\Foto Lame\2006-2007\Lame2006-2007.zip" copy "P:\Web-Backup\www.danielelolli.it 2017-09-24 [aruba.it]\uploads\basket-photo\Foto Lame\2006-2007\Lame2006-2007.zip" "uploads\basket-photo\Foto Lame\2006-2007\Lame2006-2007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60];&quot;/&quot;;&quot;\&quot;)&amp;&quot;&quot;&quot; copy &quot;&quot;P:\Web-Backup\www.danielelolli.it 2017-09-24 [aruba.it]\&quot;&amp;SUBSTITUTE([$'lfs-clean'.B60];&quot;/&quot;;&quot;\&quot;)&amp;&quot;&quot;&quot; &quot;&quot;&quot;&amp;SUBSTITUTE([$'lfs-clean'.B60];&quot;/&quot;;&quot;\&quot;)&amp;&quot;&quot;&quot; /V /Y&quot;" office:value-type="string" office:string-value="if exist &quot;P:\Web-Backup\www.danielelolli.it 2017-09-24 [aruba.it]\uploads\basket-photo\Lame Basket PDM - AICS 2007\AICS_Primavera_2007_Seniores_Calendario.pdf&quot; copy &quot;P:\Web-Backup\www.danielelolli.it 2017-09-24 [aruba.it]\uploads\basket-photo\Lame Basket PDM - AICS 2007\AICS_Primavera_2007_Seniores_Calendario.pdf&quot; &quot;uploads\basket-photo\Lame Basket PDM - AICS 2007\AICS_Primavera_2007_Seniores_Calendario.pdf&quot; /V /Y" calcext:value-type="string">
            <text:p>if exist "P:\Web-Backup\www.danielelolli.it 2017-09-24 [aruba.it]\uploads\basket-photo\Lame Basket PDM - AICS 2007\AICS_Primavera_2007_Seniores_Calendario.pdf" copy "P:\Web-Backup\www.danielelolli.it 2017-09-24 [aruba.it]\uploads\basket-photo\Lame Basket PDM - AICS 2007\AICS_Primavera_2007_Seniores_Calendario.pdf" "uploads\basket-photo\Lame Basket PDM - AICS 2007\AICS_Primavera_2007_Seniores_Calendario.pdf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61];&quot;/&quot;;&quot;\&quot;)&amp;&quot;&quot;&quot; copy &quot;&quot;P:\Web-Backup\www.danielelolli.it 2017-09-24 [aruba.it]\&quot;&amp;SUBSTITUTE([$'lfs-clean'.B61];&quot;/&quot;;&quot;\&quot;)&amp;&quot;&quot;&quot; &quot;&quot;&quot;&amp;SUBSTITUTE([$'lfs-clean'.B61];&quot;/&quot;;&quot;\&quot;)&amp;&quot;&quot;&quot; /V /Y&quot;" office:value-type="string" office:string-value="if exist &quot;P:\Web-Backup\www.danielelolli.it 2017-09-24 [aruba.it]\uploads\basket-photo\Lame Basket PDM - AICS 2007\AICS_Primavera_2007_Seniores_PR-03_LAME-ARGELATO.pdf&quot; copy &quot;P:\Web-Backup\www.danielelolli.it 2017-09-24 [aruba.it]\uploads\basket-photo\Lame Basket PDM - AICS 2007\AICS_Primavera_2007_Seniores_PR-03_LAME-ARGELATO.pdf&quot; &quot;uploads\basket-photo\Lame Basket PDM - AICS 2007\AICS_Primavera_2007_Seniores_PR-03_LAME-ARGELATO.pdf&quot; /V /Y" calcext:value-type="string">
            <text:p>if exist "P:\Web-Backup\www.danielelolli.it 2017-09-24 [aruba.it]\uploads\basket-photo\Lame Basket PDM - AICS 2007\AICS_Primavera_2007_Seniores_PR-03_LAME-ARGELATO.pdf" copy "P:\Web-Backup\www.danielelolli.it 2017-09-24 [aruba.it]\uploads\basket-photo\Lame Basket PDM - AICS 2007\AICS_Primavera_2007_Seniores_PR-03_LAME-ARGELATO.pdf" "uploads\basket-photo\Lame Basket PDM - AICS 2007\AICS_Primavera_2007_Seniores_PR-03_LAME-ARGELATO.pdf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62];&quot;/&quot;;&quot;\&quot;)&amp;&quot;&quot;&quot; copy &quot;&quot;P:\Web-Backup\www.danielelolli.it 2017-09-24 [aruba.it]\&quot;&amp;SUBSTITUTE([$'lfs-clean'.B62];&quot;/&quot;;&quot;\&quot;)&amp;&quot;&quot;&quot; &quot;&quot;&quot;&amp;SUBSTITUTE([$'lfs-clean'.B62];&quot;/&quot;;&quot;\&quot;)&amp;&quot;&quot;&quot; /V /Y&quot;" office:value-type="string" office:string-value="if exist &quot;P:\Web-Backup\www.danielelolli.it 2017-09-24 [aruba.it]\uploads\basket-photo\Lame Basket PDM - AICS 2007\AICS_Primavera_2007_Seniores_PR-04_LAME-TEMA.pdf&quot; copy &quot;P:\Web-Backup\www.danielelolli.it 2017-09-24 [aruba.it]\uploads\basket-photo\Lame Basket PDM - AICS 2007\AICS_Primavera_2007_Seniores_PR-04_LAME-TEMA.pdf&quot; &quot;uploads\basket-photo\Lame Basket PDM - AICS 2007\AICS_Primavera_2007_Seniores_PR-04_LAME-TEMA.pdf&quot; /V /Y" calcext:value-type="string">
            <text:p>if exist "P:\Web-Backup\www.danielelolli.it 2017-09-24 [aruba.it]\uploads\basket-photo\Lame Basket PDM - AICS 2007\AICS_Primavera_2007_Seniores_PR-04_LAME-TEMA.pdf" copy "P:\Web-Backup\www.danielelolli.it 2017-09-24 [aruba.it]\uploads\basket-photo\Lame Basket PDM - AICS 2007\AICS_Primavera_2007_Seniores_PR-04_LAME-TEMA.pdf" "uploads\basket-photo\Lame Basket PDM - AICS 2007\AICS_Primavera_2007_Seniores_PR-04_LAME-TEMA.pdf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63];&quot;/&quot;;&quot;\&quot;)&amp;&quot;&quot;&quot; copy &quot;&quot;P:\Web-Backup\www.danielelolli.it 2017-09-24 [aruba.it]\&quot;&amp;SUBSTITUTE([$'lfs-clean'.B63];&quot;/&quot;;&quot;\&quot;)&amp;&quot;&quot;&quot; &quot;&quot;&quot;&amp;SUBSTITUTE([$'lfs-clean'.B63];&quot;/&quot;;&quot;\&quot;)&amp;&quot;&quot;&quot; /V /Y&quot;" office:value-type="string" office:string-value="if exist &quot;P:\Web-Backup\www.danielelolli.it 2017-09-24 [aruba.it]\uploads\basket-photo\Lame Basket PDM - AICS 2007\AICS_Primavera_2007_Seniores_PR-11_NOVA-LAME.pdf&quot; copy &quot;P:\Web-Backup\www.danielelolli.it 2017-09-24 [aruba.it]\uploads\basket-photo\Lame Basket PDM - AICS 2007\AICS_Primavera_2007_Seniores_PR-11_NOVA-LAME.pdf&quot; &quot;uploads\basket-photo\Lame Basket PDM - AICS 2007\AICS_Primavera_2007_Seniores_PR-11_NOVA-LAME.pdf&quot; /V /Y" calcext:value-type="string">
            <text:p>if exist "P:\Web-Backup\www.danielelolli.it 2017-09-24 [aruba.it]\uploads\basket-photo\Lame Basket PDM - AICS 2007\AICS_Primavera_2007_Seniores_PR-11_NOVA-LAME.pdf" copy "P:\Web-Backup\www.danielelolli.it 2017-09-24 [aruba.it]\uploads\basket-photo\Lame Basket PDM - AICS 2007\AICS_Primavera_2007_Seniores_PR-11_NOVA-LAME.pdf" "uploads\basket-photo\Lame Basket PDM - AICS 2007\AICS_Primavera_2007_Seniores_PR-11_NOVA-LAME.pdf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64];&quot;/&quot;;&quot;\&quot;)&amp;&quot;&quot;&quot; copy &quot;&quot;P:\Web-Backup\www.danielelolli.it 2017-09-24 [aruba.it]\&quot;&amp;SUBSTITUTE([$'lfs-clean'.B64];&quot;/&quot;;&quot;\&quot;)&amp;&quot;&quot;&quot; &quot;&quot;&quot;&amp;SUBSTITUTE([$'lfs-clean'.B64];&quot;/&quot;;&quot;\&quot;)&amp;&quot;&quot;&quot; /V /Y&quot;" office:value-type="string" office:string-value="if exist &quot;P:\Web-Backup\www.danielelolli.it 2017-09-24 [aruba.it]\uploads\bestmp3guide\MP3byMydenCFG.zip&quot; copy &quot;P:\Web-Backup\www.danielelolli.it 2017-09-24 [aruba.it]\uploads\bestmp3guide\MP3byMydenCFG.zip&quot; &quot;uploads\bestmp3guide\MP3byMydenCFG.zip&quot; /V /Y" calcext:value-type="string">
            <text:p>if exist "P:\Web-Backup\www.danielelolli.it 2017-09-24 [aruba.it]\uploads\bestmp3guide\MP3byMydenCFG.zip" copy "P:\Web-Backup\www.danielelolli.it 2017-09-24 [aruba.it]\uploads\bestmp3guide\MP3byMydenCFG.zip" "uploads\bestmp3guide\MP3byMydenCFG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65];&quot;/&quot;;&quot;\&quot;)&amp;&quot;&quot;&quot; copy &quot;&quot;P:\Web-Backup\www.danielelolli.it 2017-09-24 [aruba.it]\&quot;&amp;SUBSTITUTE([$'lfs-clean'.B65];&quot;/&quot;;&quot;\&quot;)&amp;&quot;&quot;&quot; &quot;&quot;&quot;&amp;SUBSTITUTE([$'lfs-clean'.B65];&quot;/&quot;;&quot;\&quot;)&amp;&quot;&quot;&quot; /V /Y&quot;" office:value-type="string" office:string-value="if exist &quot;P:\Web-Backup\www.danielelolli.it 2017-09-24 [aruba.it]\uploads\bestmp3guide\eac09b4.zip&quot; copy &quot;P:\Web-Backup\www.danielelolli.it 2017-09-24 [aruba.it]\uploads\bestmp3guide\eac09b4.zip&quot; &quot;uploads\bestmp3guide\eac09b4.zip&quot; /V /Y" calcext:value-type="string">
            <text:p>if exist "P:\Web-Backup\www.danielelolli.it 2017-09-24 [aruba.it]\uploads\bestmp3guide\eac09b4.zip" copy "P:\Web-Backup\www.danielelolli.it 2017-09-24 [aruba.it]\uploads\bestmp3guide\eac09b4.zip" "uploads\bestmp3guide\eac09b4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66];&quot;/&quot;;&quot;\&quot;)&amp;&quot;&quot;&quot; copy &quot;&quot;P:\Web-Backup\www.danielelolli.it 2017-09-24 [aruba.it]\&quot;&amp;SUBSTITUTE([$'lfs-clean'.B66];&quot;/&quot;;&quot;\&quot;)&amp;&quot;&quot;&quot; &quot;&quot;&quot;&amp;SUBSTITUTE([$'lfs-clean'.B66];&quot;/&quot;;&quot;\&quot;)&amp;&quot;&quot;&quot; /V /Y&quot;" office:value-type="string" office:string-value="if exist &quot;P:\Web-Backup\www.danielelolli.it 2017-09-24 [aruba.it]\uploads\bestmp3guide\lame.zip&quot; copy &quot;P:\Web-Backup\www.danielelolli.it 2017-09-24 [aruba.it]\uploads\bestmp3guide\lame.zip&quot; &quot;uploads\bestmp3guide\lame.zip&quot; /V /Y" calcext:value-type="string">
            <text:p>if exist "P:\Web-Backup\www.danielelolli.it 2017-09-24 [aruba.it]\uploads\bestmp3guide\lame.zip" copy "P:\Web-Backup\www.danielelolli.it 2017-09-24 [aruba.it]\uploads\bestmp3guide\lame.zip" "uploads\bestmp3guide\lame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67];&quot;/&quot;;&quot;\&quot;)&amp;&quot;&quot;&quot; copy &quot;&quot;P:\Web-Backup\www.danielelolli.it 2017-09-24 [aruba.it]\&quot;&amp;SUBSTITUTE([$'lfs-clean'.B67];&quot;/&quot;;&quot;\&quot;)&amp;&quot;&quot;&quot; &quot;&quot;&quot;&amp;SUBSTITUTE([$'lfs-clean'.B67];&quot;/&quot;;&quot;\&quot;)&amp;&quot;&quot;&quot; /V /Y&quot;" office:value-type="string" office:string-value="if exist &quot;P:\Web-Backup\www.danielelolli.it 2017-09-24 [aruba.it]\uploads\bestmp3guide\wnaspi32.zip&quot; copy &quot;P:\Web-Backup\www.danielelolli.it 2017-09-24 [aruba.it]\uploads\bestmp3guide\wnaspi32.zip&quot; &quot;uploads\bestmp3guide\wnaspi32.zip&quot; /V /Y" calcext:value-type="string">
            <text:p>if exist "P:\Web-Backup\www.danielelolli.it 2017-09-24 [aruba.it]\uploads\bestmp3guide\wnaspi32.zip" copy "P:\Web-Backup\www.danielelolli.it 2017-09-24 [aruba.it]\uploads\bestmp3guide\wnaspi32.zip" "uploads\bestmp3guide\wnaspi3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68];&quot;/&quot;;&quot;\&quot;)&amp;&quot;&quot;&quot; copy &quot;&quot;P:\Web-Backup\www.danielelolli.it 2017-09-24 [aruba.it]\&quot;&amp;SUBSTITUTE([$'lfs-clean'.B68];&quot;/&quot;;&quot;\&quot;)&amp;&quot;&quot;&quot; &quot;&quot;&quot;&amp;SUBSTITUTE([$'lfs-clean'.B68];&quot;/&quot;;&quot;\&quot;)&amp;&quot;&quot;&quot; /V /Y&quot;" office:value-type="string" office:string-value="if exist &quot;P:\Web-Backup\www.danielelolli.it 2017-09-24 [aruba.it]\uploads\mobiletheme.zip&quot; copy &quot;P:\Web-Backup\www.danielelolli.it 2017-09-24 [aruba.it]\uploads\mobiletheme.zip&quot; &quot;uploads\mobiletheme.zip&quot; /V /Y" calcext:value-type="string">
            <text:p>if exist "P:\Web-Backup\www.danielelolli.it 2017-09-24 [aruba.it]\uploads\mobiletheme.zip" copy "P:\Web-Backup\www.danielelolli.it 2017-09-24 [aruba.it]\uploads\mobiletheme.zip" "uploads\mobiletheme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69];&quot;/&quot;;&quot;\&quot;)&amp;&quot;&quot;&quot; copy &quot;&quot;P:\Web-Backup\www.danielelolli.it 2017-09-24 [aruba.it]\&quot;&amp;SUBSTITUTE([$'lfs-clean'.B69];&quot;/&quot;;&quot;\&quot;)&amp;&quot;&quot;&quot; &quot;&quot;&quot;&amp;SUBSTITUTE([$'lfs-clean'.B69];&quot;/&quot;;&quot;\&quot;)&amp;&quot;&quot;&quot; /V /Y&quot;" office:value-type="string" office:string-value="if exist &quot;P:\Web-Backup\www.danielelolli.it 2017-09-24 [aruba.it]\uploads\pdf\2019-05-05-nethserver-6-x-expanding-capacity-by-adding-two-new-disks-in-mirror.pdf&quot; copy &quot;P:\Web-Backup\www.danielelolli.it 2017-09-24 [aruba.it]\uploads\pdf\2019-05-05-nethserver-6-x-expanding-capacity-by-adding-two-new-disks-in-mirror.pdf&quot; &quot;uploads\pdf\2019-05-05-nethserver-6-x-expanding-capacity-by-adding-two-new-disks-in-mirror.pdf&quot; /V /Y" calcext:value-type="string">
            <text:p>if exist "P:\Web-Backup\www.danielelolli.it 2017-09-24 [aruba.it]\uploads\pdf\2019-05-05-nethserver-6-x-expanding-capacity-by-adding-two-new-disks-in-mirror.pdf" copy "P:\Web-Backup\www.danielelolli.it 2017-09-24 [aruba.it]\uploads\pdf\2019-05-05-nethserver-6-x-expanding-capacity-by-adding-two-new-disks-in-mirror.pdf" "uploads\pdf\2019-05-05-nethserver-6-x-expanding-capacity-by-adding-two-new-disks-in-mirror.pdf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70];&quot;/&quot;;&quot;\&quot;)&amp;&quot;&quot;&quot; copy &quot;&quot;P:\Web-Backup\www.danielelolli.it 2017-09-24 [aruba.it]\&quot;&amp;SUBSTITUTE([$'lfs-clean'.B70];&quot;/&quot;;&quot;\&quot;)&amp;&quot;&quot;&quot; &quot;&quot;&quot;&amp;SUBSTITUTE([$'lfs-clean'.B70];&quot;/&quot;;&quot;\&quot;)&amp;&quot;&quot;&quot; /V /Y&quot;" office:value-type="string" office:string-value="if exist &quot;P:\Web-Backup\www.danielelolli.it 2017-09-24 [aruba.it]\uploads\pdf\2019-06-11-nethserver-6-x-expanding-capacity-by-moving-ibay-to-two-new-disks-in-mirror.pdf&quot; copy &quot;P:\Web-Backup\www.danielelolli.it 2017-09-24 [aruba.it]\uploads\pdf\2019-06-11-nethserver-6-x-expanding-capacity-by-moving-ibay-to-two-new-disks-in-mirror.pdf&quot; &quot;uploads\pdf\2019-06-11-nethserver-6-x-expanding-capacity-by-moving-ibay-to-two-new-disks-in-mirror.pdf&quot; /V /Y" calcext:value-type="string">
            <text:p>if exist "P:\Web-Backup\www.danielelolli.it 2017-09-24 [aruba.it]\uploads\pdf\2019-06-11-nethserver-6-x-expanding-capacity-by-moving-ibay-to-two-new-disks-in-mirror.pdf" copy "P:\Web-Backup\www.danielelolli.it 2017-09-24 [aruba.it]\uploads\pdf\2019-06-11-nethserver-6-x-expanding-capacity-by-moving-ibay-to-two-new-disks-in-mirror.pdf" "uploads\pdf\2019-06-11-nethserver-6-x-expanding-capacity-by-moving-ibay-to-two-new-disks-in-mirror.pdf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71];&quot;/&quot;;&quot;\&quot;)&amp;&quot;&quot;&quot; copy &quot;&quot;P:\Web-Backup\www.danielelolli.it 2017-09-24 [aruba.it]\&quot;&amp;SUBSTITUTE([$'lfs-clean'.B71];&quot;/&quot;;&quot;\&quot;)&amp;&quot;&quot;&quot; &quot;&quot;&quot;&amp;SUBSTITUTE([$'lfs-clean'.B71];&quot;/&quot;;&quot;\&quot;)&amp;&quot;&quot;&quot; /V /Y&quot;" office:value-type="string" office:string-value="if exist &quot;P:\Web-Backup\www.danielelolli.it 2017-09-24 [aruba.it]\uploads\socicon\_sources\128.zip&quot; copy &quot;P:\Web-Backup\www.danielelolli.it 2017-09-24 [aruba.it]\uploads\socicon\_sources\128.zip&quot; &quot;uploads\socicon\_sources\128.zip&quot; /V /Y" calcext:value-type="string">
            <text:p>if exist "P:\Web-Backup\www.danielelolli.it 2017-09-24 [aruba.it]\uploads\socicon\_sources\128.zip" copy "P:\Web-Backup\www.danielelolli.it 2017-09-24 [aruba.it]\uploads\socicon\_sources\128.zip" "uploads\socicon\_sources\128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72];&quot;/&quot;;&quot;\&quot;)&amp;&quot;&quot;&quot; copy &quot;&quot;P:\Web-Backup\www.danielelolli.it 2017-09-24 [aruba.it]\&quot;&amp;SUBSTITUTE([$'lfs-clean'.B72];&quot;/&quot;;&quot;\&quot;)&amp;&quot;&quot;&quot; &quot;&quot;&quot;&amp;SUBSTITUTE([$'lfs-clean'.B72];&quot;/&quot;;&quot;\&quot;)&amp;&quot;&quot;&quot; /V /Y&quot;" office:value-type="string" office:string-value="if exist &quot;P:\Web-Backup\www.danielelolli.it 2017-09-24 [aruba.it]\uploads\socicon\_sources\16.zip&quot; copy &quot;P:\Web-Backup\www.danielelolli.it 2017-09-24 [aruba.it]\uploads\socicon\_sources\16.zip&quot; &quot;uploads\socicon\_sources\16.zip&quot; /V /Y" calcext:value-type="string">
            <text:p>if exist "P:\Web-Backup\www.danielelolli.it 2017-09-24 [aruba.it]\uploads\socicon\_sources\16.zip" copy "P:\Web-Backup\www.danielelolli.it 2017-09-24 [aruba.it]\uploads\socicon\_sources\16.zip" "uploads\socicon\_sources\16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73];&quot;/&quot;;&quot;\&quot;)&amp;&quot;&quot;&quot; copy &quot;&quot;P:\Web-Backup\www.danielelolli.it 2017-09-24 [aruba.it]\&quot;&amp;SUBSTITUTE([$'lfs-clean'.B73];&quot;/&quot;;&quot;\&quot;)&amp;&quot;&quot;&quot; &quot;&quot;&quot;&amp;SUBSTITUTE([$'lfs-clean'.B73];&quot;/&quot;;&quot;\&quot;)&amp;&quot;&quot;&quot; /V /Y&quot;" office:value-type="string" office:string-value="if exist &quot;P:\Web-Backup\www.danielelolli.it 2017-09-24 [aruba.it]\uploads\socicon\_sources\256.zip&quot; copy &quot;P:\Web-Backup\www.danielelolli.it 2017-09-24 [aruba.it]\uploads\socicon\_sources\256.zip&quot; &quot;uploads\socicon\_sources\256.zip&quot; /V /Y" calcext:value-type="string">
            <text:p>if exist "P:\Web-Backup\www.danielelolli.it 2017-09-24 [aruba.it]\uploads\socicon\_sources\256.zip" copy "P:\Web-Backup\www.danielelolli.it 2017-09-24 [aruba.it]\uploads\socicon\_sources\256.zip" "uploads\socicon\_sources\256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74];&quot;/&quot;;&quot;\&quot;)&amp;&quot;&quot;&quot; copy &quot;&quot;P:\Web-Backup\www.danielelolli.it 2017-09-24 [aruba.it]\&quot;&amp;SUBSTITUTE([$'lfs-clean'.B74];&quot;/&quot;;&quot;\&quot;)&amp;&quot;&quot;&quot; &quot;&quot;&quot;&amp;SUBSTITUTE([$'lfs-clean'.B74];&quot;/&quot;;&quot;\&quot;)&amp;&quot;&quot;&quot; /V /Y&quot;" office:value-type="string" office:string-value="if exist &quot;P:\Web-Backup\www.danielelolli.it 2017-09-24 [aruba.it]\uploads\socicon\_sources\32.zip&quot; copy &quot;P:\Web-Backup\www.danielelolli.it 2017-09-24 [aruba.it]\uploads\socicon\_sources\32.zip&quot; &quot;uploads\socicon\_sources\32.zip&quot; /V /Y" calcext:value-type="string">
            <text:p>if exist "P:\Web-Backup\www.danielelolli.it 2017-09-24 [aruba.it]\uploads\socicon\_sources\32.zip" copy "P:\Web-Backup\www.danielelolli.it 2017-09-24 [aruba.it]\uploads\socicon\_sources\32.zip" "uploads\socicon\_sources\3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75];&quot;/&quot;;&quot;\&quot;)&amp;&quot;&quot;&quot; copy &quot;&quot;P:\Web-Backup\www.danielelolli.it 2017-09-24 [aruba.it]\&quot;&amp;SUBSTITUTE([$'lfs-clean'.B75];&quot;/&quot;;&quot;\&quot;)&amp;&quot;&quot;&quot; &quot;&quot;&quot;&amp;SUBSTITUTE([$'lfs-clean'.B75];&quot;/&quot;;&quot;\&quot;)&amp;&quot;&quot;&quot; /V /Y&quot;" office:value-type="string" office:string-value="if exist &quot;P:\Web-Backup\www.danielelolli.it 2017-09-24 [aruba.it]\uploads\socicon\_sources\64.zip&quot; copy &quot;P:\Web-Backup\www.danielelolli.it 2017-09-24 [aruba.it]\uploads\socicon\_sources\64.zip&quot; &quot;uploads\socicon\_sources\64.zip&quot; /V /Y" calcext:value-type="string">
            <text:p>if exist "P:\Web-Backup\www.danielelolli.it 2017-09-24 [aruba.it]\uploads\socicon\_sources\64.zip" copy "P:\Web-Backup\www.danielelolli.it 2017-09-24 [aruba.it]\uploads\socicon\_sources\64.zip" "uploads\socicon\_sources\64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76];&quot;/&quot;;&quot;\&quot;)&amp;&quot;&quot;&quot; copy &quot;&quot;P:\Web-Backup\www.danielelolli.it 2017-09-24 [aruba.it]\&quot;&amp;SUBSTITUTE([$'lfs-clean'.B76];&quot;/&quot;;&quot;\&quot;)&amp;&quot;&quot;&quot; &quot;&quot;&quot;&amp;SUBSTITUTE([$'lfs-clean'.B76];&quot;/&quot;;&quot;\&quot;)&amp;&quot;&quot;&quot; /V /Y&quot;" office:value-type="string" office:string-value="if exist &quot;P:\Web-Backup\www.danielelolli.it 2017-09-24 [aruba.it]\uploads\socicon\_sources\96.zip&quot; copy &quot;P:\Web-Backup\www.danielelolli.it 2017-09-24 [aruba.it]\uploads\socicon\_sources\96.zip&quot; &quot;uploads\socicon\_sources\96.zip&quot; /V /Y" calcext:value-type="string">
            <text:p>if exist "P:\Web-Backup\www.danielelolli.it 2017-09-24 [aruba.it]\uploads\socicon\_sources\96.zip" copy "P:\Web-Backup\www.danielelolli.it 2017-09-24 [aruba.it]\uploads\socicon\_sources\96.zip" "uploads\socicon\_sources\96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77];&quot;/&quot;;&quot;\&quot;)&amp;&quot;&quot;&quot; copy &quot;&quot;P:\Web-Backup\www.danielelolli.it 2017-09-24 [aruba.it]\&quot;&amp;SUBSTITUTE([$'lfs-clean'.B77];&quot;/&quot;;&quot;\&quot;)&amp;&quot;&quot;&quot; &quot;&quot;&quot;&amp;SUBSTITUTE([$'lfs-clean'.B77];&quot;/&quot;;&quot;\&quot;)&amp;&quot;&quot;&quot; /V /Y&quot;" office:value-type="string" office:string-value="if exist &quot;P:\Web-Backup\www.danielelolli.it 2017-09-24 [aruba.it]\uploads\socicon\_sources\socicon-font-v25.zip&quot; copy &quot;P:\Web-Backup\www.danielelolli.it 2017-09-24 [aruba.it]\uploads\socicon\_sources\socicon-font-v25.zip&quot; &quot;uploads\socicon\_sources\socicon-font-v25.zip&quot; /V /Y" calcext:value-type="string">
            <text:p>if exist "P:\Web-Backup\www.danielelolli.it 2017-09-24 [aruba.it]\uploads\socicon\_sources\socicon-font-v25.zip" copy "P:\Web-Backup\www.danielelolli.it 2017-09-24 [aruba.it]\uploads\socicon\_sources\socicon-font-v25.zip" "uploads\socicon\_sources\socicon-font-v25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78];&quot;/&quot;;&quot;\&quot;)&amp;&quot;&quot;&quot; copy &quot;&quot;P:\Web-Backup\www.danielelolli.it 2017-09-24 [aruba.it]\&quot;&amp;SUBSTITUTE([$'lfs-clean'.B78];&quot;/&quot;;&quot;\&quot;)&amp;&quot;&quot;&quot; &quot;&quot;&quot;&amp;SUBSTITUTE([$'lfs-clean'.B78];&quot;/&quot;;&quot;\&quot;)&amp;&quot;&quot;&quot; /V /Y&quot;" office:value-type="string" office:string-value="if exist &quot;P:\Web-Backup\www.danielelolli.it 2017-09-24 [aruba.it]\uploads\socicon\_sources\socicon-howto.zip&quot; copy &quot;P:\Web-Backup\www.danielelolli.it 2017-09-24 [aruba.it]\uploads\socicon\_sources\socicon-howto.zip&quot; &quot;uploads\socicon\_sources\socicon-howto.zip&quot; /V /Y" calcext:value-type="string">
            <text:p>if exist "P:\Web-Backup\www.danielelolli.it 2017-09-24 [aruba.it]\uploads\socicon\_sources\socicon-howto.zip" copy "P:\Web-Backup\www.danielelolli.it 2017-09-24 [aruba.it]\uploads\socicon\_sources\socicon-howto.zip" "uploads\socicon\_sources\socicon-howto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79];&quot;/&quot;;&quot;\&quot;)&amp;&quot;&quot;&quot; copy &quot;&quot;P:\Web-Backup\www.danielelolli.it 2017-09-24 [aruba.it]\&quot;&amp;SUBSTITUTE([$'lfs-clean'.B79];&quot;/&quot;;&quot;\&quot;)&amp;&quot;&quot;&quot; &quot;&quot;&quot;&amp;SUBSTITUTE([$'lfs-clean'.B79];&quot;/&quot;;&quot;\&quot;)&amp;&quot;&quot;&quot; /V /Y&quot;" office:value-type="string" office:string-value="if exist &quot;P:\Web-Backup\www.danielelolli.it 2017-09-24 [aruba.it]\laragon\akismet.4.1.4.zip&quot; copy &quot;P:\Web-Backup\www.danielelolli.it 2017-09-24 [aruba.it]\laragon\akismet.4.1.4.zip&quot; &quot;laragon\akismet.4.1.4.zip&quot; /V /Y" calcext:value-type="string">
            <text:p>if exist "P:\Web-Backup\www.danielelolli.it 2017-09-24 [aruba.it]\laragon\akismet.4.1.4.zip" copy "P:\Web-Backup\www.danielelolli.it 2017-09-24 [aruba.it]\laragon\akismet.4.1.4.zip" "laragon\akismet.4.1.4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80];&quot;/&quot;;&quot;\&quot;)&amp;&quot;&quot;&quot; copy &quot;&quot;P:\Web-Backup\www.danielelolli.it 2017-09-24 [aruba.it]\&quot;&amp;SUBSTITUTE([$'lfs-clean'.B80];&quot;/&quot;;&quot;\&quot;)&amp;&quot;&quot;&quot; &quot;&quot;&quot;&amp;SUBSTITUTE([$'lfs-clean'.B80];&quot;/&quot;;&quot;\&quot;)&amp;&quot;&quot;&quot; /V /Y&quot;" office:value-type="string" office:string-value="if exist &quot;P:\Web-Backup\www.danielelolli.it 2017-09-24 [aruba.it]\laragon\astra.2.3.4.zip&quot; copy &quot;P:\Web-Backup\www.danielelolli.it 2017-09-24 [aruba.it]\laragon\astra.2.3.4.zip&quot; &quot;laragon\astra.2.3.4.zip&quot; /V /Y" calcext:value-type="string">
            <text:p>if exist "P:\Web-Backup\www.danielelolli.it 2017-09-24 [aruba.it]\laragon\astra.2.3.4.zip" copy "P:\Web-Backup\www.danielelolli.it 2017-09-24 [aruba.it]\laragon\astra.2.3.4.zip" "laragon\astra.2.3.4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81];&quot;/&quot;;&quot;\&quot;)&amp;&quot;&quot;&quot; copy &quot;&quot;P:\Web-Backup\www.danielelolli.it 2017-09-24 [aruba.it]\&quot;&amp;SUBSTITUTE([$'lfs-clean'.B81];&quot;/&quot;;&quot;\&quot;)&amp;&quot;&quot;&quot; &quot;&quot;&quot;&amp;SUBSTITUTE([$'lfs-clean'.B81];&quot;/&quot;;&quot;\&quot;)&amp;&quot;&quot;&quot; /V /Y&quot;" office:value-type="string" office:string-value="if exist &quot;P:\Web-Backup\www.danielelolli.it 2017-09-24 [aruba.it]\laragon\elementor.2.9.7.zip&quot; copy &quot;P:\Web-Backup\www.danielelolli.it 2017-09-24 [aruba.it]\laragon\elementor.2.9.7.zip&quot; &quot;laragon\elementor.2.9.7.zip&quot; /V /Y" calcext:value-type="string">
            <text:p>if exist "P:\Web-Backup\www.danielelolli.it 2017-09-24 [aruba.it]\laragon\elementor.2.9.7.zip" copy "P:\Web-Backup\www.danielelolli.it 2017-09-24 [aruba.it]\laragon\elementor.2.9.7.zip" "laragon\elementor.2.9.7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82];&quot;/&quot;;&quot;\&quot;)&amp;&quot;&quot;&quot; copy &quot;&quot;P:\Web-Backup\www.danielelolli.it 2017-09-24 [aruba.it]\&quot;&amp;SUBSTITUTE([$'lfs-clean'.B82];&quot;/&quot;;&quot;\&quot;)&amp;&quot;&quot;&quot; &quot;&quot;&quot;&amp;SUBSTITUTE([$'lfs-clean'.B82];&quot;/&quot;;&quot;\&quot;)&amp;&quot;&quot;&quot; /V /Y&quot;" office:value-type="string" office:string-value="if exist &quot;P:\Web-Backup\www.danielelolli.it 2017-09-24 [aruba.it]\laragon\generatepress.2.4.2.zip&quot; copy &quot;P:\Web-Backup\www.danielelolli.it 2017-09-24 [aruba.it]\laragon\generatepress.2.4.2.zip&quot; &quot;laragon\generatepress.2.4.2.zip&quot; /V /Y" calcext:value-type="string">
            <text:p>if exist "P:\Web-Backup\www.danielelolli.it 2017-09-24 [aruba.it]\laragon\generatepress.2.4.2.zip" copy "P:\Web-Backup\www.danielelolli.it 2017-09-24 [aruba.it]\laragon\generatepress.2.4.2.zip" "laragon\generatepress.2.4.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83];&quot;/&quot;;&quot;\&quot;)&amp;&quot;&quot;&quot; copy &quot;&quot;P:\Web-Backup\www.danielelolli.it 2017-09-24 [aruba.it]\&quot;&amp;SUBSTITUTE([$'lfs-clean'.B83];&quot;/&quot;;&quot;\&quot;)&amp;&quot;&quot;&quot; &quot;&quot;&quot;&amp;SUBSTITUTE([$'lfs-clean'.B83];&quot;/&quot;;&quot;\&quot;)&amp;&quot;&quot;&quot; /V /Y&quot;" office:value-type="string" office:string-value="if exist &quot;P:\Web-Backup\www.danielelolli.it 2017-09-24 [aruba.it]\laragon\hello-elementor.2.2.2.zip&quot; copy &quot;P:\Web-Backup\www.danielelolli.it 2017-09-24 [aruba.it]\laragon\hello-elementor.2.2.2.zip&quot; &quot;laragon\hello-elementor.2.2.2.zip&quot; /V /Y" calcext:value-type="string">
            <text:p>if exist "P:\Web-Backup\www.danielelolli.it 2017-09-24 [aruba.it]\laragon\hello-elementor.2.2.2.zip" copy "P:\Web-Backup\www.danielelolli.it 2017-09-24 [aruba.it]\laragon\hello-elementor.2.2.2.zip" "laragon\hello-elementor.2.2.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84];&quot;/&quot;;&quot;\&quot;)&amp;&quot;&quot;&quot; copy &quot;&quot;P:\Web-Backup\www.danielelolli.it 2017-09-24 [aruba.it]\&quot;&amp;SUBSTITUTE([$'lfs-clean'.B84];&quot;/&quot;;&quot;\&quot;)&amp;&quot;&quot;&quot; &quot;&quot;&quot;&amp;SUBSTITUTE([$'lfs-clean'.B84];&quot;/&quot;;&quot;\&quot;)&amp;&quot;&quot;&quot; /V /Y&quot;" office:value-type="string" office:string-value="if exist &quot;P:\Web-Backup\www.danielelolli.it 2017-09-24 [aruba.it]\laragon\httpd-2.4.41-win64-VS16.zip&quot; copy &quot;P:\Web-Backup\www.danielelolli.it 2017-09-24 [aruba.it]\laragon\httpd-2.4.41-win64-VS16.zip&quot; &quot;laragon\httpd-2.4.41-win64-VS16.zip&quot; /V /Y" calcext:value-type="string">
            <text:p>if exist "P:\Web-Backup\www.danielelolli.it 2017-09-24 [aruba.it]\laragon\httpd-2.4.41-win64-VS16.zip" copy "P:\Web-Backup\www.danielelolli.it 2017-09-24 [aruba.it]\laragon\httpd-2.4.41-win64-VS16.zip" "laragon\httpd-2.4.41-win64-VS16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85];&quot;/&quot;;&quot;\&quot;)&amp;&quot;&quot;&quot; copy &quot;&quot;P:\Web-Backup\www.danielelolli.it 2017-09-24 [aruba.it]\&quot;&amp;SUBSTITUTE([$'lfs-clean'.B85];&quot;/&quot;;&quot;\&quot;)&amp;&quot;&quot;&quot; &quot;&quot;&quot;&amp;SUBSTITUTE([$'lfs-clean'.B85];&quot;/&quot;;&quot;\&quot;)&amp;&quot;&quot;&quot; /V /Y&quot;" office:value-type="string" office:string-value="if exist &quot;P:\Web-Backup\www.danielelolli.it 2017-09-24 [aruba.it]\laragon\laragon.7z&quot; copy &quot;P:\Web-Backup\www.danielelolli.it 2017-09-24 [aruba.it]\laragon\laragon.7z&quot; &quot;laragon\laragon.7z&quot; /V /Y" calcext:value-type="string">
            <text:p>if exist "P:\Web-Backup\www.danielelolli.it 2017-09-24 [aruba.it]\laragon\laragon.7z" copy "P:\Web-Backup\www.danielelolli.it 2017-09-24 [aruba.it]\laragon\laragon.7z" "laragon\laragon.7z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86];&quot;/&quot;;&quot;\&quot;)&amp;&quot;&quot;&quot; copy &quot;&quot;P:\Web-Backup\www.danielelolli.it 2017-09-24 [aruba.it]\&quot;&amp;SUBSTITUTE([$'lfs-clean'.B86];&quot;/&quot;;&quot;\&quot;)&amp;&quot;&quot;&quot; &quot;&quot;&quot;&amp;SUBSTITUTE([$'lfs-clean'.B86];&quot;/&quot;;&quot;\&quot;)&amp;&quot;&quot;&quot; /V /Y&quot;" office:value-type="string" office:string-value="if exist &quot;P:\Web-Backup\www.danielelolli.it 2017-09-24 [aruba.it]\laragon\mariadb-10.4.12-winx64.zip&quot; copy &quot;P:\Web-Backup\www.danielelolli.it 2017-09-24 [aruba.it]\laragon\mariadb-10.4.12-winx64.zip&quot; &quot;laragon\mariadb-10.4.12-winx64.zip&quot; /V /Y" calcext:value-type="string">
            <text:p>if exist "P:\Web-Backup\www.danielelolli.it 2017-09-24 [aruba.it]\laragon\mariadb-10.4.12-winx64.zip" copy "P:\Web-Backup\www.danielelolli.it 2017-09-24 [aruba.it]\laragon\mariadb-10.4.12-winx64.zip" "laragon\mariadb-10.4.12-winx64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87];&quot;/&quot;;&quot;\&quot;)&amp;&quot;&quot;&quot; copy &quot;&quot;P:\Web-Backup\www.danielelolli.it 2017-09-24 [aruba.it]\&quot;&amp;SUBSTITUTE([$'lfs-clean'.B87];&quot;/&quot;;&quot;\&quot;)&amp;&quot;&quot;&quot; &quot;&quot;&quot;&amp;SUBSTITUTE([$'lfs-clean'.B87];&quot;/&quot;;&quot;\&quot;)&amp;&quot;&quot;&quot; /V /Y&quot;" office:value-type="string" office:string-value="if exist &quot;P:\Web-Backup\www.danielelolli.it 2017-09-24 [aruba.it]\laragon\minimal-coming-soon-maintenance-mode.2.17.zip&quot; copy &quot;P:\Web-Backup\www.danielelolli.it 2017-09-24 [aruba.it]\laragon\minimal-coming-soon-maintenance-mode.2.17.zip&quot; &quot;laragon\minimal-coming-soon-maintenance-mode.2.17.zip&quot; /V /Y" calcext:value-type="string">
            <text:p>if exist "P:\Web-Backup\www.danielelolli.it 2017-09-24 [aruba.it]\laragon\minimal-coming-soon-maintenance-mode.2.17.zip" copy "P:\Web-Backup\www.danielelolli.it 2017-09-24 [aruba.it]\laragon\minimal-coming-soon-maintenance-mode.2.17.zip" "laragon\minimal-coming-soon-maintenance-mode.2.17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88];&quot;/&quot;;&quot;\&quot;)&amp;&quot;&quot;&quot; copy &quot;&quot;P:\Web-Backup\www.danielelolli.it 2017-09-24 [aruba.it]\&quot;&amp;SUBSTITUTE([$'lfs-clean'.B88];&quot;/&quot;;&quot;\&quot;)&amp;&quot;&quot;&quot; &quot;&quot;&quot;&amp;SUBSTITUTE([$'lfs-clean'.B88];&quot;/&quot;;&quot;\&quot;)&amp;&quot;&quot;&quot; /V /Y&quot;" office:value-type="string" office:string-value="if exist &quot;P:\Web-Backup\www.danielelolli.it 2017-09-24 [aruba.it]\laragon\mysql-5.7.29-winx64.zip&quot; copy &quot;P:\Web-Backup\www.danielelolli.it 2017-09-24 [aruba.it]\laragon\mysql-5.7.29-winx64.zip&quot; &quot;laragon\mysql-5.7.29-winx64.zip&quot; /V /Y" calcext:value-type="string">
            <text:p>if exist "P:\Web-Backup\www.danielelolli.it 2017-09-24 [aruba.it]\laragon\mysql-5.7.29-winx64.zip" copy "P:\Web-Backup\www.danielelolli.it 2017-09-24 [aruba.it]\laragon\mysql-5.7.29-winx64.zip" "laragon\mysql-5.7.29-winx64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89];&quot;/&quot;;&quot;\&quot;)&amp;&quot;&quot;&quot; copy &quot;&quot;P:\Web-Backup\www.danielelolli.it 2017-09-24 [aruba.it]\&quot;&amp;SUBSTITUTE([$'lfs-clean'.B89];&quot;/&quot;;&quot;\&quot;)&amp;&quot;&quot;&quot; &quot;&quot;&quot;&amp;SUBSTITUTE([$'lfs-clean'.B89];&quot;/&quot;;&quot;\&quot;)&amp;&quot;&quot;&quot; /V /Y&quot;" office:value-type="string" office:string-value="if exist &quot;P:\Web-Backup\www.danielelolli.it 2017-09-24 [aruba.it]\laragon\mysql-8.0.19-winx64.zip&quot; copy &quot;P:\Web-Backup\www.danielelolli.it 2017-09-24 [aruba.it]\laragon\mysql-8.0.19-winx64.zip&quot; &quot;laragon\mysql-8.0.19-winx64.zip&quot; /V /Y" calcext:value-type="string">
            <text:p>if exist "P:\Web-Backup\www.danielelolli.it 2017-09-24 [aruba.it]\laragon\mysql-8.0.19-winx64.zip" copy "P:\Web-Backup\www.danielelolli.it 2017-09-24 [aruba.it]\laragon\mysql-8.0.19-winx64.zip" "laragon\mysql-8.0.19-winx64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90];&quot;/&quot;;&quot;\&quot;)&amp;&quot;&quot;&quot; copy &quot;&quot;P:\Web-Backup\www.danielelolli.it 2017-09-24 [aruba.it]\&quot;&amp;SUBSTITUTE([$'lfs-clean'.B90];&quot;/&quot;;&quot;\&quot;)&amp;&quot;&quot;&quot; &quot;&quot;&quot;&amp;SUBSTITUTE([$'lfs-clean'.B90];&quot;/&quot;;&quot;\&quot;)&amp;&quot;&quot;&quot; /V /Y&quot;" office:value-type="string" office:string-value="if exist &quot;P:\Web-Backup\www.danielelolli.it 2017-09-24 [aruba.it]\laragon\php-7.4.4-nts-Win32-vc15-x64.zip&quot; copy &quot;P:\Web-Backup\www.danielelolli.it 2017-09-24 [aruba.it]\laragon\php-7.4.4-nts-Win32-vc15-x64.zip&quot; &quot;laragon\php-7.4.4-nts-Win32-vc15-x64.zip&quot; /V /Y" calcext:value-type="string">
            <text:p>if exist "P:\Web-Backup\www.danielelolli.it 2017-09-24 [aruba.it]\laragon\php-7.4.4-nts-Win32-vc15-x64.zip" copy "P:\Web-Backup\www.danielelolli.it 2017-09-24 [aruba.it]\laragon\php-7.4.4-nts-Win32-vc15-x64.zip" "laragon\php-7.4.4-nts-Win32-vc15-x64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91];&quot;/&quot;;&quot;\&quot;)&amp;&quot;&quot;&quot; copy &quot;&quot;P:\Web-Backup\www.danielelolli.it 2017-09-24 [aruba.it]\&quot;&amp;SUBSTITUTE([$'lfs-clean'.B91];&quot;/&quot;;&quot;\&quot;)&amp;&quot;&quot;&quot; &quot;&quot;&quot;&amp;SUBSTITUTE([$'lfs-clean'.B91];&quot;/&quot;;&quot;\&quot;)&amp;&quot;&quot;&quot; /V /Y&quot;" office:value-type="string" office:string-value="if exist &quot;P:\Web-Backup\www.danielelolli.it 2017-09-24 [aruba.it]\laragon\phpMyAdmin-5.0.2-all-languages.zip&quot; copy &quot;P:\Web-Backup\www.danielelolli.it 2017-09-24 [aruba.it]\laragon\phpMyAdmin-5.0.2-all-languages.zip&quot; &quot;laragon\phpMyAdmin-5.0.2-all-languages.zip&quot; /V /Y" calcext:value-type="string">
            <text:p>if exist "P:\Web-Backup\www.danielelolli.it 2017-09-24 [aruba.it]\laragon\phpMyAdmin-5.0.2-all-languages.zip" copy "P:\Web-Backup\www.danielelolli.it 2017-09-24 [aruba.it]\laragon\phpMyAdmin-5.0.2-all-languages.zip" "laragon\phpMyAdmin-5.0.2-all-languages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92];&quot;/&quot;;&quot;\&quot;)&amp;&quot;&quot;&quot; copy &quot;&quot;P:\Web-Backup\www.danielelolli.it 2017-09-24 [aruba.it]\&quot;&amp;SUBSTITUTE([$'lfs-clean'.B92];&quot;/&quot;;&quot;\&quot;)&amp;&quot;&quot;&quot; &quot;&quot;&quot;&amp;SUBSTITUTE([$'lfs-clean'.B92];&quot;/&quot;;&quot;\&quot;)&amp;&quot;&quot;&quot; /V /Y&quot;" office:value-type="string" office:string-value="if exist &quot;P:\Web-Backup\www.danielelolli.it 2017-09-24 [aruba.it]\laragon\static-html-output-plugin.6.6.7.zip&quot; copy &quot;P:\Web-Backup\www.danielelolli.it 2017-09-24 [aruba.it]\laragon\static-html-output-plugin.6.6.7.zip&quot; &quot;laragon\static-html-output-plugin.6.6.7.zip&quot; /V /Y" calcext:value-type="string">
            <text:p>if exist "P:\Web-Backup\www.danielelolli.it 2017-09-24 [aruba.it]\laragon\static-html-output-plugin.6.6.7.zip" copy "P:\Web-Backup\www.danielelolli.it 2017-09-24 [aruba.it]\laragon\static-html-output-plugin.6.6.7.zip" "laragon\static-html-output-plugin.6.6.7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93];&quot;/&quot;;&quot;\&quot;)&amp;&quot;&quot;&quot; copy &quot;&quot;P:\Web-Backup\www.danielelolli.it 2017-09-24 [aruba.it]\&quot;&amp;SUBSTITUTE([$'lfs-clean'.B93];&quot;/&quot;;&quot;\&quot;)&amp;&quot;&quot;&quot; &quot;&quot;&quot;&amp;SUBSTITUTE([$'lfs-clean'.B93];&quot;/&quot;;&quot;\&quot;)&amp;&quot;&quot;&quot; /V /Y&quot;" office:value-type="string" office:string-value="if exist &quot;P:\Web-Backup\www.danielelolli.it 2017-09-24 [aruba.it]\laragon\updraftplus.1.16.22.zip&quot; copy &quot;P:\Web-Backup\www.danielelolli.it 2017-09-24 [aruba.it]\laragon\updraftplus.1.16.22.zip&quot; &quot;laragon\updraftplus.1.16.22.zip&quot; /V /Y" calcext:value-type="string">
            <text:p>if exist "P:\Web-Backup\www.danielelolli.it 2017-09-24 [aruba.it]\laragon\updraftplus.1.16.22.zip" copy "P:\Web-Backup\www.danielelolli.it 2017-09-24 [aruba.it]\laragon\updraftplus.1.16.22.zip" "laragon\updraftplus.1.16.2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94];&quot;/&quot;;&quot;\&quot;)&amp;&quot;&quot;&quot; copy &quot;&quot;P:\Web-Backup\www.danielelolli.it 2017-09-24 [aruba.it]\&quot;&amp;SUBSTITUTE([$'lfs-clean'.B94];&quot;/&quot;;&quot;\&quot;)&amp;&quot;&quot;&quot; &quot;&quot;&quot;&amp;SUBSTITUTE([$'lfs-clean'.B94];&quot;/&quot;;&quot;\&quot;)&amp;&quot;&quot;&quot; /V /Y&quot;" office:value-type="string" office:string-value="if exist &quot;P:\Web-Backup\www.danielelolli.it 2017-09-24 [aruba.it]\laragon\wordpress-5.3.2-it_IT-UncleDan.zip&quot; copy &quot;P:\Web-Backup\www.danielelolli.it 2017-09-24 [aruba.it]\laragon\wordpress-5.3.2-it_IT-UncleDan.zip&quot; &quot;laragon\wordpress-5.3.2-it_IT-UncleDan.zip&quot; /V /Y" calcext:value-type="string">
            <text:p>if exist "P:\Web-Backup\www.danielelolli.it 2017-09-24 [aruba.it]\laragon\wordpress-5.3.2-it_IT-UncleDan.zip" copy "P:\Web-Backup\www.danielelolli.it 2017-09-24 [aruba.it]\laragon\wordpress-5.3.2-it_IT-UncleDan.zip" "laragon\wordpress-5.3.2-it_IT-UncleDan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95];&quot;/&quot;;&quot;\&quot;)&amp;&quot;&quot;&quot; copy &quot;&quot;P:\Web-Backup\www.danielelolli.it 2017-09-24 [aruba.it]\&quot;&amp;SUBSTITUTE([$'lfs-clean'.B95];&quot;/&quot;;&quot;\&quot;)&amp;&quot;&quot;&quot; &quot;&quot;&quot;&amp;SUBSTITUTE([$'lfs-clean'.B95];&quot;/&quot;;&quot;\&quot;)&amp;&quot;&quot;&quot; /V /Y&quot;" office:value-type="string" office:string-value="if exist &quot;P:\Web-Backup\www.danielelolli.it 2017-09-24 [aruba.it]\laragon\wordpress-5.3.2-it_IT.zip&quot; copy &quot;P:\Web-Backup\www.danielelolli.it 2017-09-24 [aruba.it]\laragon\wordpress-5.3.2-it_IT.zip&quot; &quot;laragon\wordpress-5.3.2-it_IT.zip&quot; /V /Y" calcext:value-type="string">
            <text:p>if exist "P:\Web-Backup\www.danielelolli.it 2017-09-24 [aruba.it]\laragon\wordpress-5.3.2-it_IT.zip" copy "P:\Web-Backup\www.danielelolli.it 2017-09-24 [aruba.it]\laragon\wordpress-5.3.2-it_IT.zip" "laragon\wordpress-5.3.2-it_IT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96];&quot;/&quot;;&quot;\&quot;)&amp;&quot;&quot;&quot; copy &quot;&quot;P:\Web-Backup\www.danielelolli.it 2017-09-24 [aruba.it]\&quot;&amp;SUBSTITUTE([$'lfs-clean'.B96];&quot;/&quot;;&quot;\&quot;)&amp;&quot;&quot;&quot; &quot;&quot;&quot;&amp;SUBSTITUTE([$'lfs-clean'.B96];&quot;/&quot;;&quot;\&quot;)&amp;&quot;&quot;&quot; /V /Y&quot;" office:value-type="string" office:string-value="if exist &quot;P:\Web-Backup\www.danielelolli.it 2017-09-24 [aruba.it]\laragon\wordpress-5.3.2.zip&quot; copy &quot;P:\Web-Backup\www.danielelolli.it 2017-09-24 [aruba.it]\laragon\wordpress-5.3.2.zip&quot; &quot;laragon\wordpress-5.3.2.zip&quot; /V /Y" calcext:value-type="string">
            <text:p>if exist "P:\Web-Backup\www.danielelolli.it 2017-09-24 [aruba.it]\laragon\wordpress-5.3.2.zip" copy "P:\Web-Backup\www.danielelolli.it 2017-09-24 [aruba.it]\laragon\wordpress-5.3.2.zip" "laragon\wordpress-5.3.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[$'lfs-clean'.B97];&quot;/&quot;;&quot;\&quot;)&amp;&quot;&quot;&quot; copy &quot;&quot;P:\Web-Backup\www.danielelolli.it 2017-09-24 [aruba.it]\&quot;&amp;SUBSTITUTE([$'lfs-clean'.B97];&quot;/&quot;;&quot;\&quot;)&amp;&quot;&quot;&quot; &quot;&quot;&quot;&amp;SUBSTITUTE([$'lfs-clean'.B97];&quot;/&quot;;&quot;\&quot;)&amp;&quot;&quot;&quot; /V /Y&quot;" office:value-type="string" office:string-value="if exist &quot;P:\Web-Backup\www.danielelolli.it 2017-09-24 [aruba.it]\laragon\wp-file-manager.zip&quot; copy &quot;P:\Web-Backup\www.danielelolli.it 2017-09-24 [aruba.it]\laragon\wp-file-manager.zip&quot; &quot;laragon\wp-file-manager.zip&quot; /V /Y" calcext:value-type="string">
            <text:p>if exist "P:\Web-Backup\www.danielelolli.it 2017-09-24 [aruba.it]\laragon\wp-file-manager.zip" copy "P:\Web-Backup\www.danielelolli.it 2017-09-24 [aruba.it]\laragon\wp-file-manager.zip" "laragon\wp-file-manager.zip" /V /Y</text:p>
          </table:table-cell>
        </table:table-row>
        <table:table-row table:style-name="ro2">
          <table:table-cell office:value-type="string" calcext:value-type="string">
            <text:p>@rem COPY FROM UPLOADS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1];&quot;/&quot;;&quot;\&quot;)&amp;&quot;&quot;&quot; copy &quot;&quot;P:\Web-Backup\www.danielelolli.it 2017-09-24 [aruba.it]\wp-content\&quot;&amp;SUBSTITUTE([$'lfs-clean'.B1];&quot;/&quot;;&quot;\&quot;)&amp;&quot;&quot;&quot; &quot;&quot;&quot;&amp;SUBSTITUTE([$'lfs-clean'.B1];&quot;/&quot;;&quot;\&quot;)&amp;&quot;&quot;&quot; /V /Y&quot;" office:value-type="string" office:string-value="if exist &quot;P:\Web-Backup\www.danielelolli.it 2017-09-24 [aruba.it]\wp-content\files\frank70\Immagini CD\frank70-Hokulo - 2007 - Nick E Password [Cover PROVVISORIE].zip&quot; copy &quot;P:\Web-Backup\www.danielelolli.it 2017-09-24 [aruba.it]\wp-content\files\frank70\Immagini CD\frank70-Hokulo - 2007 - Nick E Password [Cover PROVVISORIE].zip&quot; &quot;files\frank70\Immagini CD\frank70-Hokulo - 2007 - Nick E Password [Cover PROVVISORIE].zip&quot; /V /Y" calcext:value-type="string">
            <text:p>if exist "P:\Web-Backup\www.danielelolli.it 2017-09-24 [aruba.it]\wp-content\files\frank70\Immagini CD\frank70-Hokulo - 2007 - Nick E Password [Cover PROVVISORIE].zip" copy "P:\Web-Backup\www.danielelolli.it 2017-09-24 [aruba.it]\wp-content\files\frank70\Immagini CD\frank70-Hokulo - 2007 - Nick E Password [Cover PROVVISORIE].zip" "files\frank70\Immagini CD\frank70-Hokulo - 2007 - Nick E Password [Cover PROVVISORIE]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2];&quot;/&quot;;&quot;\&quot;)&amp;&quot;&quot;&quot; copy &quot;&quot;P:\Web-Backup\www.danielelolli.it 2017-09-24 [aruba.it]\wp-content\&quot;&amp;SUBSTITUTE([$'lfs-clean'.B2];&quot;/&quot;;&quot;\&quot;)&amp;&quot;&quot;&quot; &quot;&quot;&quot;&amp;SUBSTITUTE([$'lfs-clean'.B2];&quot;/&quot;;&quot;\&quot;)&amp;&quot;&quot;&quot; /V /Y&quot;" office:value-type="string" office:string-value="if exist &quot;P:\Web-Backup\www.danielelolli.it 2017-09-24 [aruba.it]\wp-content\files\frank70\Pre-release\frank70-Hokulo - 2007 - Nickname E Password (Hattrick Revisited).zip&quot; copy &quot;P:\Web-Backup\www.danielelolli.it 2017-09-24 [aruba.it]\wp-content\files\frank70\Pre-release\frank70-Hokulo - 2007 - Nickname E Password (Hattrick Revisited).zip&quot; &quot;files\frank70\Pre-release\frank70-Hokulo - 2007 - Nickname E Password (Hattrick Revisited).zip&quot; /V /Y" calcext:value-type="string">
            <text:p>if exist "P:\Web-Backup\www.danielelolli.it 2017-09-24 [aruba.it]\wp-content\files\frank70\Pre-release\frank70-Hokulo - 2007 - Nickname E Password (Hattrick Revisited).zip" copy "P:\Web-Backup\www.danielelolli.it 2017-09-24 [aruba.it]\wp-content\files\frank70\Pre-release\frank70-Hokulo - 2007 - Nickname E Password (Hattrick Revisited).zip" "files\frank70\Pre-release\frank70-Hokulo - 2007 - Nickname E Password (Hattrick Revisited)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3];&quot;/&quot;;&quot;\&quot;)&amp;&quot;&quot;&quot; copy &quot;&quot;P:\Web-Backup\www.danielelolli.it 2017-09-24 [aruba.it]\wp-content\&quot;&amp;SUBSTITUTE([$'lfs-clean'.B3];&quot;/&quot;;&quot;\&quot;)&amp;&quot;&quot;&quot; &quot;&quot;&quot;&amp;SUBSTITUTE([$'lfs-clean'.B3];&quot;/&quot;;&quot;\&quot;)&amp;&quot;&quot;&quot; /V /Y&quot;" office:value-type="string" office:string-value="if exist &quot;P:\Web-Backup\www.danielelolli.it 2017-09-24 [aruba.it]\wp-content\files\frank70\Singoli e Inediti\frank70 - Singoli e Inediti.zip&quot; copy &quot;P:\Web-Backup\www.danielelolli.it 2017-09-24 [aruba.it]\wp-content\files\frank70\Singoli e Inediti\frank70 - Singoli e Inediti.zip&quot; &quot;files\frank70\Singoli e Inediti\frank70 - Singoli e Inediti.zip&quot; /V /Y" calcext:value-type="string">
            <text:p>if exist "P:\Web-Backup\www.danielelolli.it 2017-09-24 [aruba.it]\wp-content\files\frank70\Singoli e Inediti\frank70 - Singoli e Inediti.zip" copy "P:\Web-Backup\www.danielelolli.it 2017-09-24 [aruba.it]\wp-content\files\frank70\Singoli e Inediti\frank70 - Singoli e Inediti.zip" "files\frank70\Singoli e Inediti\frank70 - Singoli e Inediti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4];&quot;/&quot;;&quot;\&quot;)&amp;&quot;&quot;&quot; copy &quot;&quot;P:\Web-Backup\www.danielelolli.it 2017-09-24 [aruba.it]\wp-content\&quot;&amp;SUBSTITUTE([$'lfs-clean'.B4];&quot;/&quot;;&quot;\&quot;)&amp;&quot;&quot;&quot; &quot;&quot;&quot;&amp;SUBSTITUTE([$'lfs-clean'.B4];&quot;/&quot;;&quot;\&quot;)&amp;&quot;&quot;&quot; /V /Y&quot;" office:value-type="string" office:string-value="if exist &quot;P:\Web-Backup\www.danielelolli.it 2017-09-24 [aruba.it]\wp-content\files\frank70\frank70-Hokulo - 2007 - Nick E Password (Hattrick Revisited).zip&quot; copy &quot;P:\Web-Backup\www.danielelolli.it 2017-09-24 [aruba.it]\wp-content\files\frank70\frank70-Hokulo - 2007 - Nick E Password (Hattrick Revisited).zip&quot; &quot;files\frank70\frank70-Hokulo - 2007 - Nick E Password (Hattrick Revisited).zip&quot; /V /Y" calcext:value-type="string">
            <text:p>if exist "P:\Web-Backup\www.danielelolli.it 2017-09-24 [aruba.it]\wp-content\files\frank70\frank70-Hokulo - 2007 - Nick E Password (Hattrick Revisited).zip" copy "P:\Web-Backup\www.danielelolli.it 2017-09-24 [aruba.it]\wp-content\files\frank70\frank70-Hokulo - 2007 - Nick E Password (Hattrick Revisited).zip" "files\frank70\frank70-Hokulo - 2007 - Nick E Password (Hattrick Revisited)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5];&quot;/&quot;;&quot;\&quot;)&amp;&quot;&quot;&quot; copy &quot;&quot;P:\Web-Backup\www.danielelolli.it 2017-09-24 [aruba.it]\wp-content\&quot;&amp;SUBSTITUTE([$'lfs-clean'.B5];&quot;/&quot;;&quot;\&quot;)&amp;&quot;&quot;&quot; &quot;&quot;&quot;&amp;SUBSTITUTE([$'lfs-clean'.B5];&quot;/&quot;;&quot;\&quot;)&amp;&quot;&quot;&quot; /V /Y&quot;" office:value-type="string" office:string-value="if exist &quot;P:\Web-Backup\www.danielelolli.it 2017-09-24 [aruba.it]\wp-content\gallery\thumbsup.db&quot; copy &quot;P:\Web-Backup\www.danielelolli.it 2017-09-24 [aruba.it]\wp-content\gallery\thumbsup.db&quot; &quot;gallery\thumbsup.db&quot; /V /Y" calcext:value-type="string">
            <text:p>if exist "P:\Web-Backup\www.danielelolli.it 2017-09-24 [aruba.it]\wp-content\gallery\thumbsup.db" copy "P:\Web-Backup\www.danielelolli.it 2017-09-24 [aruba.it]\wp-content\gallery\thumbsup.db" "gallery\thumbsup.db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6];&quot;/&quot;;&quot;\&quot;)&amp;&quot;&quot;&quot; copy &quot;&quot;P:\Web-Backup\www.danielelolli.it 2017-09-24 [aruba.it]\wp-content\&quot;&amp;SUBSTITUTE([$'lfs-clean'.B6];&quot;/&quot;;&quot;\&quot;)&amp;&quot;&quot;&quot; &quot;&quot;&quot;&amp;SUBSTITUTE([$'lfs-clean'.B6];&quot;/&quot;;&quot;\&quot;)&amp;&quot;&quot;&quot; /V /Y&quot;" office:value-type="string" office:string-value="if exist &quot;P:\Web-Backup\www.danielelolli.it 2017-09-24 [aruba.it]\wp-content\uploads\2008\05\custom-smilies12.zip&quot; copy &quot;P:\Web-Backup\www.danielelolli.it 2017-09-24 [aruba.it]\wp-content\uploads\2008\05\custom-smilies12.zip&quot; &quot;uploads\2008\05\custom-smilies12.zip&quot; /V /Y" calcext:value-type="string">
            <text:p>if exist "P:\Web-Backup\www.danielelolli.it 2017-09-24 [aruba.it]\wp-content\uploads\2008\05\custom-smilies12.zip" copy "P:\Web-Backup\www.danielelolli.it 2017-09-24 [aruba.it]\wp-content\uploads\2008\05\custom-smilies12.zip" "uploads\2008\05\custom-smilies12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7];&quot;/&quot;;&quot;\&quot;)&amp;&quot;&quot;&quot; copy &quot;&quot;P:\Web-Backup\www.danielelolli.it 2017-09-24 [aruba.it]\wp-content\&quot;&amp;SUBSTITUTE([$'lfs-clean'.B7];&quot;/&quot;;&quot;\&quot;)&amp;&quot;&quot;&quot; &quot;&quot;&quot;&amp;SUBSTITUTE([$'lfs-clean'.B7];&quot;/&quot;;&quot;\&quot;)&amp;&quot;&quot;&quot; /V /Y&quot;" office:value-type="string" office:string-value="if exist &quot;P:\Web-Backup\www.danielelolli.it 2017-09-24 [aruba.it]\wp-content\uploads\2008\05\snitplus_smilies_pack.zip&quot; copy &quot;P:\Web-Backup\www.danielelolli.it 2017-09-24 [aruba.it]\wp-content\uploads\2008\05\snitplus_smilies_pack.zip&quot; &quot;uploads\2008\05\snitplus_smilies_pack.zip&quot; /V /Y" calcext:value-type="string">
            <text:p>if exist "P:\Web-Backup\www.danielelolli.it 2017-09-24 [aruba.it]\wp-content\uploads\2008\05\snitplus_smilies_pack.zip" copy "P:\Web-Backup\www.danielelolli.it 2017-09-24 [aruba.it]\wp-content\uploads\2008\05\snitplus_smilies_pack.zip" "uploads\2008\05\snitplus_smilies_pack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8];&quot;/&quot;;&quot;\&quot;)&amp;&quot;&quot;&quot; copy &quot;&quot;P:\Web-Backup\www.danielelolli.it 2017-09-24 [aruba.it]\wp-content\&quot;&amp;SUBSTITUTE([$'lfs-clean'.B8];&quot;/&quot;;&quot;\&quot;)&amp;&quot;&quot;&quot; &quot;&quot;&quot;&amp;SUBSTITUTE([$'lfs-clean'.B8];&quot;/&quot;;&quot;\&quot;)&amp;&quot;&quot;&quot; /V /Y&quot;" office:value-type="string" office:string-value="if exist &quot;P:\Web-Backup\www.danielelolli.it 2017-09-24 [aruba.it]\wp-content\uploads\2008\06\opponents_xp.zip&quot; copy &quot;P:\Web-Backup\www.danielelolli.it 2017-09-24 [aruba.it]\wp-content\uploads\2008\06\opponents_xp.zip&quot; &quot;uploads\2008\06\opponents_xp.zip&quot; /V /Y" calcext:value-type="string">
            <text:p>if exist "P:\Web-Backup\www.danielelolli.it 2017-09-24 [aruba.it]\wp-content\uploads\2008\06\opponents_xp.zip" copy "P:\Web-Backup\www.danielelolli.it 2017-09-24 [aruba.it]\wp-content\uploads\2008\06\opponents_xp.zip" "uploads\2008\06\opponents_xp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9];&quot;/&quot;;&quot;\&quot;)&amp;&quot;&quot;&quot; copy &quot;&quot;P:\Web-Backup\www.danielelolli.it 2017-09-24 [aruba.it]\wp-content\&quot;&amp;SUBSTITUTE([$'lfs-clean'.B9];&quot;/&quot;;&quot;\&quot;)&amp;&quot;&quot;&quot; &quot;&quot;&quot;&amp;SUBSTITUTE([$'lfs-clean'.B9];&quot;/&quot;;&quot;\&quot;)&amp;&quot;&quot;&quot; /V /Y&quot;" office:value-type="string" office:string-value="if exist &quot;P:\Web-Backup\www.danielelolli.it 2017-09-24 [aruba.it]\wp-content\uploads\2009\03\hattrick-logos.zip&quot; copy &quot;P:\Web-Backup\www.danielelolli.it 2017-09-24 [aruba.it]\wp-content\uploads\2009\03\hattrick-logos.zip&quot; &quot;uploads\2009\03\hattrick-logos.zip&quot; /V /Y" calcext:value-type="string">
            <text:p>if exist "P:\Web-Backup\www.danielelolli.it 2017-09-24 [aruba.it]\wp-content\uploads\2009\03\hattrick-logos.zip" copy "P:\Web-Backup\www.danielelolli.it 2017-09-24 [aruba.it]\wp-content\uploads\2009\03\hattrick-logos.zip" "uploads\2009\03\hattrick-logos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10];&quot;/&quot;;&quot;\&quot;)&amp;&quot;&quot;&quot; copy &quot;&quot;P:\Web-Backup\www.danielelolli.it 2017-09-24 [aruba.it]\wp-content\&quot;&amp;SUBSTITUTE([$'lfs-clean'.B10];&quot;/&quot;;&quot;\&quot;)&amp;&quot;&quot;&quot; &quot;&quot;&quot;&amp;SUBSTITUTE([$'lfs-clean'.B10];&quot;/&quot;;&quot;\&quot;)&amp;&quot;&quot;&quot; /V /Y&quot;" office:value-type="string" office:string-value="if exist &quot;P:\Web-Backup\www.danielelolli.it 2017-09-24 [aruba.it]\wp-content\uploads\2009\03\quadruple-blue-mod-1_0_001.zip&quot; copy &quot;P:\Web-Backup\www.danielelolli.it 2017-09-24 [aruba.it]\wp-content\uploads\2009\03\quadruple-blue-mod-1_0_001.zip&quot; &quot;uploads\2009\03\quadruple-blue-mod-1_0_001.zip&quot; /V /Y" calcext:value-type="string">
            <text:p>if exist "P:\Web-Backup\www.danielelolli.it 2017-09-24 [aruba.it]\wp-content\uploads\2009\03\quadruple-blue-mod-1_0_001.zip" copy "P:\Web-Backup\www.danielelolli.it 2017-09-24 [aruba.it]\wp-content\uploads\2009\03\quadruple-blue-mod-1_0_001.zip" "uploads\2009\03\quadruple-blue-mod-1_0_001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11];&quot;/&quot;;&quot;\&quot;)&amp;&quot;&quot;&quot; copy &quot;&quot;P:\Web-Backup\www.danielelolli.it 2017-09-24 [aruba.it]\wp-content\&quot;&amp;SUBSTITUTE([$'lfs-clean'.B11];&quot;/&quot;;&quot;\&quot;)&amp;&quot;&quot;&quot; &quot;&quot;&quot;&amp;SUBSTITUTE([$'lfs-clean'.B11];&quot;/&quot;;&quot;\&quot;)&amp;&quot;&quot;&quot; /V /Y&quot;" office:value-type="string" office:string-value="if exist &quot;P:\Web-Backup\www.danielelolli.it 2017-09-24 [aruba.it]\wp-content\uploads\2009\03\quadruple-blue-mod-1_0_alpha1.zip&quot; copy &quot;P:\Web-Backup\www.danielelolli.it 2017-09-24 [aruba.it]\wp-content\uploads\2009\03\quadruple-blue-mod-1_0_alpha1.zip&quot; &quot;uploads\2009\03\quadruple-blue-mod-1_0_alpha1.zip&quot; /V /Y" calcext:value-type="string">
            <text:p>if exist "P:\Web-Backup\www.danielelolli.it 2017-09-24 [aruba.it]\wp-content\uploads\2009\03\quadruple-blue-mod-1_0_alpha1.zip" copy "P:\Web-Backup\www.danielelolli.it 2017-09-24 [aruba.it]\wp-content\uploads\2009\03\quadruple-blue-mod-1_0_alpha1.zip" "uploads\2009\03\quadruple-blue-mod-1_0_alpha1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12];&quot;/&quot;;&quot;\&quot;)&amp;&quot;&quot;&quot; copy &quot;&quot;P:\Web-Backup\www.danielelolli.it 2017-09-24 [aruba.it]\wp-content\&quot;&amp;SUBSTITUTE([$'lfs-clean'.B12];&quot;/&quot;;&quot;\&quot;)&amp;&quot;&quot;&quot; &quot;&quot;&quot;&amp;SUBSTITUTE([$'lfs-clean'.B12];&quot;/&quot;;&quot;\&quot;)&amp;&quot;&quot;&quot; /V /Y&quot;" office:value-type="string" office:string-value="if exist &quot;P:\Web-Backup\www.danielelolli.it 2017-09-24 [aruba.it]\wp-content\uploads\2009\03\quadruple-blue-mod.zip&quot; copy &quot;P:\Web-Backup\www.danielelolli.it 2017-09-24 [aruba.it]\wp-content\uploads\2009\03\quadruple-blue-mod.zip&quot; &quot;uploads\2009\03\quadruple-blue-mod.zip&quot; /V /Y" calcext:value-type="string">
            <text:p>if exist "P:\Web-Backup\www.danielelolli.it 2017-09-24 [aruba.it]\wp-content\uploads\2009\03\quadruple-blue-mod.zip" copy "P:\Web-Backup\www.danielelolli.it 2017-09-24 [aruba.it]\wp-content\uploads\2009\03\quadruple-blue-mod.zip" "uploads\2009\03\quadruple-blue-mod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13];&quot;/&quot;;&quot;\&quot;)&amp;&quot;&quot;&quot; copy &quot;&quot;P:\Web-Backup\www.danielelolli.it 2017-09-24 [aruba.it]\wp-content\&quot;&amp;SUBSTITUTE([$'lfs-clean'.B13];&quot;/&quot;;&quot;\&quot;)&amp;&quot;&quot;&quot; &quot;&quot;&quot;&amp;SUBSTITUTE([$'lfs-clean'.B13];&quot;/&quot;;&quot;\&quot;)&amp;&quot;&quot;&quot; /V /Y&quot;" office:value-type="string" office:string-value="if exist &quot;P:\Web-Backup\www.danielelolli.it 2017-09-24 [aruba.it]\wp-content\uploads\2009\03\quadruple-blue.zip&quot; copy &quot;P:\Web-Backup\www.danielelolli.it 2017-09-24 [aruba.it]\wp-content\uploads\2009\03\quadruple-blue.zip&quot; &quot;uploads\2009\03\quadruple-blue.zip&quot; /V /Y" calcext:value-type="string">
            <text:p>if exist "P:\Web-Backup\www.danielelolli.it 2017-09-24 [aruba.it]\wp-content\uploads\2009\03\quadruple-blue.zip" copy "P:\Web-Backup\www.danielelolli.it 2017-09-24 [aruba.it]\wp-content\uploads\2009\03\quadruple-blue.zip" "uploads\2009\03\quadruple-blue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14];&quot;/&quot;;&quot;\&quot;)&amp;&quot;&quot;&quot; copy &quot;&quot;P:\Web-Backup\www.danielelolli.it 2017-09-24 [aruba.it]\wp-content\&quot;&amp;SUBSTITUTE([$'lfs-clean'.B14];&quot;/&quot;;&quot;\&quot;)&amp;&quot;&quot;&quot; &quot;&quot;&quot;&amp;SUBSTITUTE([$'lfs-clean'.B14];&quot;/&quot;;&quot;\&quot;)&amp;&quot;&quot;&quot; /V /Y&quot;" office:value-type="string" office:string-value="if exist &quot;P:\Web-Backup\www.danielelolli.it 2017-09-24 [aruba.it]\wp-content\uploads\2009\04\pardus_quick_commands2_mod-centic.zip&quot; copy &quot;P:\Web-Backup\www.danielelolli.it 2017-09-24 [aruba.it]\wp-content\uploads\2009\04\pardus_quick_commands2_mod-centic.zip&quot; &quot;uploads\2009\04\pardus_quick_commands2_mod-centic.zip&quot; /V /Y" calcext:value-type="string">
            <text:p>if exist "P:\Web-Backup\www.danielelolli.it 2017-09-24 [aruba.it]\wp-content\uploads\2009\04\pardus_quick_commands2_mod-centic.zip" copy "P:\Web-Backup\www.danielelolli.it 2017-09-24 [aruba.it]\wp-content\uploads\2009\04\pardus_quick_commands2_mod-centic.zip" "uploads\2009\04\pardus_quick_commands2_mod-centic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15];&quot;/&quot;;&quot;\&quot;)&amp;&quot;&quot;&quot; copy &quot;&quot;P:\Web-Backup\www.danielelolli.it 2017-09-24 [aruba.it]\wp-content\&quot;&amp;SUBSTITUTE([$'lfs-clean'.B15];&quot;/&quot;;&quot;\&quot;)&amp;&quot;&quot;&quot; &quot;&quot;&quot;&amp;SUBSTITUTE([$'lfs-clean'.B15];&quot;/&quot;;&quot;\&quot;)&amp;&quot;&quot;&quot; /V /Y&quot;" office:value-type="string" office:string-value="if exist &quot;P:\Web-Backup\www.danielelolli.it 2017-09-24 [aruba.it]\wp-content\uploads\2009\04\pardus_quick_commands_1-25-001.zip&quot; copy &quot;P:\Web-Backup\www.danielelolli.it 2017-09-24 [aruba.it]\wp-content\uploads\2009\04\pardus_quick_commands_1-25-001.zip&quot; &quot;uploads\2009\04\pardus_quick_commands_1-25-001.zip&quot; /V /Y" calcext:value-type="string">
            <text:p>if exist "P:\Web-Backup\www.danielelolli.it 2017-09-24 [aruba.it]\wp-content\uploads\2009\04\pardus_quick_commands_1-25-001.zip" copy "P:\Web-Backup\www.danielelolli.it 2017-09-24 [aruba.it]\wp-content\uploads\2009\04\pardus_quick_commands_1-25-001.zip" "uploads\2009\04\pardus_quick_commands_1-25-001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16];&quot;/&quot;;&quot;\&quot;)&amp;&quot;&quot;&quot; copy &quot;&quot;P:\Web-Backup\www.danielelolli.it 2017-09-24 [aruba.it]\wp-content\&quot;&amp;SUBSTITUTE([$'lfs-clean'.B16];&quot;/&quot;;&quot;\&quot;)&amp;&quot;&quot;&quot; &quot;&quot;&quot;&amp;SUBSTITUTE([$'lfs-clean'.B16];&quot;/&quot;;&quot;\&quot;)&amp;&quot;&quot;&quot; /V /Y&quot;" office:value-type="string" office:string-value="if exist &quot;P:\Web-Backup\www.danielelolli.it 2017-09-24 [aruba.it]\wp-content\uploads\2009\04\pardus_quick_commands_mod-centic.zip&quot; copy &quot;P:\Web-Backup\www.danielelolli.it 2017-09-24 [aruba.it]\wp-content\uploads\2009\04\pardus_quick_commands_mod-centic.zip&quot; &quot;uploads\2009\04\pardus_quick_commands_mod-centic.zip&quot; /V /Y" calcext:value-type="string">
            <text:p>if exist "P:\Web-Backup\www.danielelolli.it 2017-09-24 [aruba.it]\wp-content\uploads\2009\04\pardus_quick_commands_mod-centic.zip" copy "P:\Web-Backup\www.danielelolli.it 2017-09-24 [aruba.it]\wp-content\uploads\2009\04\pardus_quick_commands_mod-centic.zip" "uploads\2009\04\pardus_quick_commands_mod-centic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17];&quot;/&quot;;&quot;\&quot;)&amp;&quot;&quot;&quot; copy &quot;&quot;P:\Web-Backup\www.danielelolli.it 2017-09-24 [aruba.it]\wp-content\&quot;&amp;SUBSTITUTE([$'lfs-clean'.B17];&quot;/&quot;;&quot;\&quot;)&amp;&quot;&quot;&quot; &quot;&quot;&quot;&amp;SUBSTITUTE([$'lfs-clean'.B17];&quot;/&quot;;&quot;\&quot;)&amp;&quot;&quot;&quot; /V /Y&quot;" office:value-type="string" office:string-value="if exist &quot;P:\Web-Backup\www.danielelolli.it 2017-09-24 [aruba.it]\wp-content\uploads\2009\05\FTSTrader-LLE_0-83-003.zip&quot; copy &quot;P:\Web-Backup\www.danielelolli.it 2017-09-24 [aruba.it]\wp-content\uploads\2009\05\FTSTrader-LLE_0-83-003.zip&quot; &quot;uploads\2009\05\FTSTrader-LLE_0-83-003.zip&quot; /V /Y" calcext:value-type="string">
            <text:p>if exist "P:\Web-Backup\www.danielelolli.it 2017-09-24 [aruba.it]\wp-content\uploads\2009\05\FTSTrader-LLE_0-83-003.zip" copy "P:\Web-Backup\www.danielelolli.it 2017-09-24 [aruba.it]\wp-content\uploads\2009\05\FTSTrader-LLE_0-83-003.zip" "uploads\2009\05\FTSTrader-LLE_0-83-003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18];&quot;/&quot;;&quot;\&quot;)&amp;&quot;&quot;&quot; copy &quot;&quot;P:\Web-Backup\www.danielelolli.it 2017-09-24 [aruba.it]\wp-content\&quot;&amp;SUBSTITUTE([$'lfs-clean'.B18];&quot;/&quot;;&quot;\&quot;)&amp;&quot;&quot;&quot; &quot;&quot;&quot;&amp;SUBSTITUTE([$'lfs-clean'.B18];&quot;/&quot;;&quot;\&quot;)&amp;&quot;&quot;&quot; /V /Y&quot;" office:value-type="string" office:string-value="if exist &quot;P:\Web-Backup\www.danielelolli.it 2017-09-24 [aruba.it]\wp-content\uploads\2009\05\FTSTrader-LL_0-83-001.zip&quot; copy &quot;P:\Web-Backup\www.danielelolli.it 2017-09-24 [aruba.it]\wp-content\uploads\2009\05\FTSTrader-LL_0-83-001.zip&quot; &quot;uploads\2009\05\FTSTrader-LL_0-83-001.zip&quot; /V /Y" calcext:value-type="string">
            <text:p>if exist "P:\Web-Backup\www.danielelolli.it 2017-09-24 [aruba.it]\wp-content\uploads\2009\05\FTSTrader-LL_0-83-001.zip" copy "P:\Web-Backup\www.danielelolli.it 2017-09-24 [aruba.it]\wp-content\uploads\2009\05\FTSTrader-LL_0-83-001.zip" "uploads\2009\05\FTSTrader-LL_0-83-001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19];&quot;/&quot;;&quot;\&quot;)&amp;&quot;&quot;&quot; copy &quot;&quot;P:\Web-Backup\www.danielelolli.it 2017-09-24 [aruba.it]\wp-content\&quot;&amp;SUBSTITUTE([$'lfs-clean'.B19];&quot;/&quot;;&quot;\&quot;)&amp;&quot;&quot;&quot; &quot;&quot;&quot;&amp;SUBSTITUTE([$'lfs-clean'.B19];&quot;/&quot;;&quot;\&quot;)&amp;&quot;&quot;&quot; /V /Y&quot;" office:value-type="string" office:string-value="if exist &quot;P:\Web-Backup\www.danielelolli.it 2017-09-24 [aruba.it]\wp-content\uploads\2009\05\FTSTrader-LL_0-83-002.zip&quot; copy &quot;P:\Web-Backup\www.danielelolli.it 2017-09-24 [aruba.it]\wp-content\uploads\2009\05\FTSTrader-LL_0-83-002.zip&quot; &quot;uploads\2009\05\FTSTrader-LL_0-83-002.zip&quot; /V /Y" calcext:value-type="string">
            <text:p>if exist "P:\Web-Backup\www.danielelolli.it 2017-09-24 [aruba.it]\wp-content\uploads\2009\05\FTSTrader-LL_0-83-002.zip" copy "P:\Web-Backup\www.danielelolli.it 2017-09-24 [aruba.it]\wp-content\uploads\2009\05\FTSTrader-LL_0-83-002.zip" "uploads\2009\05\FTSTrader-LL_0-83-002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20];&quot;/&quot;;&quot;\&quot;)&amp;&quot;&quot;&quot; copy &quot;&quot;P:\Web-Backup\www.danielelolli.it 2017-09-24 [aruba.it]\wp-content\&quot;&amp;SUBSTITUTE([$'lfs-clean'.B20];&quot;/&quot;;&quot;\&quot;)&amp;&quot;&quot;&quot; &quot;&quot;&quot;&amp;SUBSTITUTE([$'lfs-clean'.B20];&quot;/&quot;;&quot;\&quot;)&amp;&quot;&quot;&quot; /V /Y&quot;" office:value-type="string" office:string-value="if exist &quot;P:\Web-Backup\www.danielelolli.it 2017-09-24 [aruba.it]\wp-content\uploads\2009\11\Halloween2008.zip&quot; copy &quot;P:\Web-Backup\www.danielelolli.it 2017-09-24 [aruba.it]\wp-content\uploads\2009\11\Halloween2008.zip&quot; &quot;uploads\2009\11\Halloween2008.zip&quot; /V /Y" calcext:value-type="string">
            <text:p>if exist "P:\Web-Backup\www.danielelolli.it 2017-09-24 [aruba.it]\wp-content\uploads\2009\11\Halloween2008.zip" copy "P:\Web-Backup\www.danielelolli.it 2017-09-24 [aruba.it]\wp-content\uploads\2009\11\Halloween2008.zip" "uploads\2009\11\Halloween2008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21];&quot;/&quot;;&quot;\&quot;)&amp;&quot;&quot;&quot; copy &quot;&quot;P:\Web-Backup\www.danielelolli.it 2017-09-24 [aruba.it]\wp-content\&quot;&amp;SUBSTITUTE([$'lfs-clean'.B21];&quot;/&quot;;&quot;\&quot;)&amp;&quot;&quot;&quot; &quot;&quot;&quot;&amp;SUBSTITUTE([$'lfs-clean'.B21];&quot;/&quot;;&quot;\&quot;)&amp;&quot;&quot;&quot; /V /Y&quot;" office:value-type="string" office:string-value="if exist &quot;P:\Web-Backup\www.danielelolli.it 2017-09-24 [aruba.it]\wp-content\uploads\2010\05\1024px-localizable-2.7.1.zip&quot; copy &quot;P:\Web-Backup\www.danielelolli.it 2017-09-24 [aruba.it]\wp-content\uploads\2010\05\1024px-localizable-2.7.1.zip&quot; &quot;uploads\2010\05\1024px-localizable-2.7.1.zip&quot; /V /Y" calcext:value-type="string">
            <text:p>if exist "P:\Web-Backup\www.danielelolli.it 2017-09-24 [aruba.it]\wp-content\uploads\2010\05\1024px-localizable-2.7.1.zip" copy "P:\Web-Backup\www.danielelolli.it 2017-09-24 [aruba.it]\wp-content\uploads\2010\05\1024px-localizable-2.7.1.zip" "uploads\2010\05\1024px-localizable-2.7.1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22];&quot;/&quot;;&quot;\&quot;)&amp;&quot;&quot;&quot; copy &quot;&quot;P:\Web-Backup\www.danielelolli.it 2017-09-24 [aruba.it]\wp-content\&quot;&amp;SUBSTITUTE([$'lfs-clean'.B22];&quot;/&quot;;&quot;\&quot;)&amp;&quot;&quot;&quot; &quot;&quot;&quot;&amp;SUBSTITUTE([$'lfs-clean'.B22];&quot;/&quot;;&quot;\&quot;)&amp;&quot;&quot;&quot; /V /Y&quot;" office:value-type="string" office:string-value="if exist &quot;P:\Web-Backup\www.danielelolli.it 2017-09-24 [aruba.it]\wp-content\uploads\2010\05\1024px-localizable-2.7.1b0.zip&quot; copy &quot;P:\Web-Backup\www.danielelolli.it 2017-09-24 [aruba.it]\wp-content\uploads\2010\05\1024px-localizable-2.7.1b0.zip&quot; &quot;uploads\2010\05\1024px-localizable-2.7.1b0.zip&quot; /V /Y" calcext:value-type="string">
            <text:p>if exist "P:\Web-Backup\www.danielelolli.it 2017-09-24 [aruba.it]\wp-content\uploads\2010\05\1024px-localizable-2.7.1b0.zip" copy "P:\Web-Backup\www.danielelolli.it 2017-09-24 [aruba.it]\wp-content\uploads\2010\05\1024px-localizable-2.7.1b0.zip" "uploads\2010\05\1024px-localizable-2.7.1b0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23];&quot;/&quot;;&quot;\&quot;)&amp;&quot;&quot;&quot; copy &quot;&quot;P:\Web-Backup\www.danielelolli.it 2017-09-24 [aruba.it]\wp-content\&quot;&amp;SUBSTITUTE([$'lfs-clean'.B23];&quot;/&quot;;&quot;\&quot;)&amp;&quot;&quot;&quot; &quot;&quot;&quot;&amp;SUBSTITUTE([$'lfs-clean'.B23];&quot;/&quot;;&quot;\&quot;)&amp;&quot;&quot;&quot; /V /Y&quot;" office:value-type="string" office:string-value="if exist &quot;P:\Web-Backup\www.danielelolli.it 2017-09-24 [aruba.it]\wp-content\uploads\2010\05\1024px-localizable-2.7.1b1.zip&quot; copy &quot;P:\Web-Backup\www.danielelolli.it 2017-09-24 [aruba.it]\wp-content\uploads\2010\05\1024px-localizable-2.7.1b1.zip&quot; &quot;uploads\2010\05\1024px-localizable-2.7.1b1.zip&quot; /V /Y" calcext:value-type="string">
            <text:p>if exist "P:\Web-Backup\www.danielelolli.it 2017-09-24 [aruba.it]\wp-content\uploads\2010\05\1024px-localizable-2.7.1b1.zip" copy "P:\Web-Backup\www.danielelolli.it 2017-09-24 [aruba.it]\wp-content\uploads\2010\05\1024px-localizable-2.7.1b1.zip" "uploads\2010\05\1024px-localizable-2.7.1b1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24];&quot;/&quot;;&quot;\&quot;)&amp;&quot;&quot;&quot; copy &quot;&quot;P:\Web-Backup\www.danielelolli.it 2017-09-24 [aruba.it]\wp-content\&quot;&amp;SUBSTITUTE([$'lfs-clean'.B24];&quot;/&quot;;&quot;\&quot;)&amp;&quot;&quot;&quot; &quot;&quot;&quot;&amp;SUBSTITUTE([$'lfs-clean'.B24];&quot;/&quot;;&quot;\&quot;)&amp;&quot;&quot;&quot; /V /Y&quot;" office:value-type="string" office:string-value="if exist &quot;P:\Web-Backup\www.danielelolli.it 2017-09-24 [aruba.it]\wp-content\uploads\2010\05\1024px-localizable-2.7.1b2.zip&quot; copy &quot;P:\Web-Backup\www.danielelolli.it 2017-09-24 [aruba.it]\wp-content\uploads\2010\05\1024px-localizable-2.7.1b2.zip&quot; &quot;uploads\2010\05\1024px-localizable-2.7.1b2.zip&quot; /V /Y" calcext:value-type="string">
            <text:p>if exist "P:\Web-Backup\www.danielelolli.it 2017-09-24 [aruba.it]\wp-content\uploads\2010\05\1024px-localizable-2.7.1b2.zip" copy "P:\Web-Backup\www.danielelolli.it 2017-09-24 [aruba.it]\wp-content\uploads\2010\05\1024px-localizable-2.7.1b2.zip" "uploads\2010\05\1024px-localizable-2.7.1b2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25];&quot;/&quot;;&quot;\&quot;)&amp;&quot;&quot;&quot; copy &quot;&quot;P:\Web-Backup\www.danielelolli.it 2017-09-24 [aruba.it]\wp-content\&quot;&amp;SUBSTITUTE([$'lfs-clean'.B25];&quot;/&quot;;&quot;\&quot;)&amp;&quot;&quot;&quot; &quot;&quot;&quot;&amp;SUBSTITUTE([$'lfs-clean'.B25];&quot;/&quot;;&quot;\&quot;)&amp;&quot;&quot;&quot; /V /Y&quot;" office:value-type="string" office:string-value="if exist &quot;P:\Web-Backup\www.danielelolli.it 2017-09-24 [aruba.it]\wp-content\uploads\2010\05\1024px-localizable-2.7.1b3.zip&quot; copy &quot;P:\Web-Backup\www.danielelolli.it 2017-09-24 [aruba.it]\wp-content\uploads\2010\05\1024px-localizable-2.7.1b3.zip&quot; &quot;uploads\2010\05\1024px-localizable-2.7.1b3.zip&quot; /V /Y" calcext:value-type="string">
            <text:p>if exist "P:\Web-Backup\www.danielelolli.it 2017-09-24 [aruba.it]\wp-content\uploads\2010\05\1024px-localizable-2.7.1b3.zip" copy "P:\Web-Backup\www.danielelolli.it 2017-09-24 [aruba.it]\wp-content\uploads\2010\05\1024px-localizable-2.7.1b3.zip" "uploads\2010\05\1024px-localizable-2.7.1b3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26];&quot;/&quot;;&quot;\&quot;)&amp;&quot;&quot;&quot; copy &quot;&quot;P:\Web-Backup\www.danielelolli.it 2017-09-24 [aruba.it]\wp-content\&quot;&amp;SUBSTITUTE([$'lfs-clean'.B26];&quot;/&quot;;&quot;\&quot;)&amp;&quot;&quot;&quot; &quot;&quot;&quot;&amp;SUBSTITUTE([$'lfs-clean'.B26];&quot;/&quot;;&quot;\&quot;)&amp;&quot;&quot;&quot; /V /Y&quot;" office:value-type="string" office:string-value="if exist &quot;P:\Web-Backup\www.danielelolli.it 2017-09-24 [aruba.it]\wp-content\uploads\2010\05\1024px-localizable-2.7.1b4.zip&quot; copy &quot;P:\Web-Backup\www.danielelolli.it 2017-09-24 [aruba.it]\wp-content\uploads\2010\05\1024px-localizable-2.7.1b4.zip&quot; &quot;uploads\2010\05\1024px-localizable-2.7.1b4.zip&quot; /V /Y" calcext:value-type="string">
            <text:p>if exist "P:\Web-Backup\www.danielelolli.it 2017-09-24 [aruba.it]\wp-content\uploads\2010\05\1024px-localizable-2.7.1b4.zip" copy "P:\Web-Backup\www.danielelolli.it 2017-09-24 [aruba.it]\wp-content\uploads\2010\05\1024px-localizable-2.7.1b4.zip" "uploads\2010\05\1024px-localizable-2.7.1b4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27];&quot;/&quot;;&quot;\&quot;)&amp;&quot;&quot;&quot; copy &quot;&quot;P:\Web-Backup\www.danielelolli.it 2017-09-24 [aruba.it]\wp-content\&quot;&amp;SUBSTITUTE([$'lfs-clean'.B27];&quot;/&quot;;&quot;\&quot;)&amp;&quot;&quot;&quot; &quot;&quot;&quot;&amp;SUBSTITUTE([$'lfs-clean'.B27];&quot;/&quot;;&quot;\&quot;)&amp;&quot;&quot;&quot; /V /Y&quot;" office:value-type="string" office:string-value="if exist &quot;P:\Web-Backup\www.danielelolli.it 2017-09-24 [aruba.it]\wp-content\uploads\2010\05\1024px-localizable-2.7.1b5.zip&quot; copy &quot;P:\Web-Backup\www.danielelolli.it 2017-09-24 [aruba.it]\wp-content\uploads\2010\05\1024px-localizable-2.7.1b5.zip&quot; &quot;uploads\2010\05\1024px-localizable-2.7.1b5.zip&quot; /V /Y" calcext:value-type="string">
            <text:p>if exist "P:\Web-Backup\www.danielelolli.it 2017-09-24 [aruba.it]\wp-content\uploads\2010\05\1024px-localizable-2.7.1b5.zip" copy "P:\Web-Backup\www.danielelolli.it 2017-09-24 [aruba.it]\wp-content\uploads\2010\05\1024px-localizable-2.7.1b5.zip" "uploads\2010\05\1024px-localizable-2.7.1b5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28];&quot;/&quot;;&quot;\&quot;)&amp;&quot;&quot;&quot; copy &quot;&quot;P:\Web-Backup\www.danielelolli.it 2017-09-24 [aruba.it]\wp-content\&quot;&amp;SUBSTITUTE([$'lfs-clean'.B28];&quot;/&quot;;&quot;\&quot;)&amp;&quot;&quot;&quot; &quot;&quot;&quot;&amp;SUBSTITUTE([$'lfs-clean'.B28];&quot;/&quot;;&quot;\&quot;)&amp;&quot;&quot;&quot; /V /Y&quot;" office:value-type="string" office:string-value="if exist &quot;P:\Web-Backup\www.danielelolli.it 2017-09-24 [aruba.it]\wp-content\uploads\2010\05\1024px-localizable-2.7.1b6.zip&quot; copy &quot;P:\Web-Backup\www.danielelolli.it 2017-09-24 [aruba.it]\wp-content\uploads\2010\05\1024px-localizable-2.7.1b6.zip&quot; &quot;uploads\2010\05\1024px-localizable-2.7.1b6.zip&quot; /V /Y" calcext:value-type="string">
            <text:p>if exist "P:\Web-Backup\www.danielelolli.it 2017-09-24 [aruba.it]\wp-content\uploads\2010\05\1024px-localizable-2.7.1b6.zip" copy "P:\Web-Backup\www.danielelolli.it 2017-09-24 [aruba.it]\wp-content\uploads\2010\05\1024px-localizable-2.7.1b6.zip" "uploads\2010\05\1024px-localizable-2.7.1b6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29];&quot;/&quot;;&quot;\&quot;)&amp;&quot;&quot;&quot; copy &quot;&quot;P:\Web-Backup\www.danielelolli.it 2017-09-24 [aruba.it]\wp-content\&quot;&amp;SUBSTITUTE([$'lfs-clean'.B29];&quot;/&quot;;&quot;\&quot;)&amp;&quot;&quot;&quot; &quot;&quot;&quot;&amp;SUBSTITUTE([$'lfs-clean'.B29];&quot;/&quot;;&quot;\&quot;)&amp;&quot;&quot;&quot; /V /Y&quot;" office:value-type="string" office:string-value="if exist &quot;P:\Web-Backup\www.danielelolli.it 2017-09-24 [aruba.it]\wp-content\uploads\2010\05\wp-nova09_v1-0.zip&quot; copy &quot;P:\Web-Backup\www.danielelolli.it 2017-09-24 [aruba.it]\wp-content\uploads\2010\05\wp-nova09_v1-0.zip&quot; &quot;uploads\2010\05\wp-nova09_v1-0.zip&quot; /V /Y" calcext:value-type="string">
            <text:p>if exist "P:\Web-Backup\www.danielelolli.it 2017-09-24 [aruba.it]\wp-content\uploads\2010\05\wp-nova09_v1-0.zip" copy "P:\Web-Backup\www.danielelolli.it 2017-09-24 [aruba.it]\wp-content\uploads\2010\05\wp-nova09_v1-0.zip" "uploads\2010\05\wp-nova09_v1-0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30];&quot;/&quot;;&quot;\&quot;)&amp;&quot;&quot;&quot; copy &quot;&quot;P:\Web-Backup\www.danielelolli.it 2017-09-24 [aruba.it]\wp-content\&quot;&amp;SUBSTITUTE([$'lfs-clean'.B30];&quot;/&quot;;&quot;\&quot;)&amp;&quot;&quot;&quot; &quot;&quot;&quot;&amp;SUBSTITUTE([$'lfs-clean'.B30];&quot;/&quot;;&quot;\&quot;)&amp;&quot;&quot;&quot; /V /Y&quot;" office:value-type="string" office:string-value="if exist &quot;P:\Web-Backup\www.danielelolli.it 2017-09-24 [aruba.it]\wp-content\uploads\2011\04\jasperf-OSTicket-Reloaded_lang_it_0.1.zip&quot; copy &quot;P:\Web-Backup\www.danielelolli.it 2017-09-24 [aruba.it]\wp-content\uploads\2011\04\jasperf-OSTicket-Reloaded_lang_it_0.1.zip&quot; &quot;uploads\2011\04\jasperf-OSTicket-Reloaded_lang_it_0.1.zip&quot; /V /Y" calcext:value-type="string">
            <text:p>if exist "P:\Web-Backup\www.danielelolli.it 2017-09-24 [aruba.it]\wp-content\uploads\2011\04\jasperf-OSTicket-Reloaded_lang_it_0.1.zip" copy "P:\Web-Backup\www.danielelolli.it 2017-09-24 [aruba.it]\wp-content\uploads\2011\04\jasperf-OSTicket-Reloaded_lang_it_0.1.zip" "uploads\2011\04\jasperf-OSTicket-Reloaded_lang_it_0.1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31];&quot;/&quot;;&quot;\&quot;)&amp;&quot;&quot;&quot; copy &quot;&quot;P:\Web-Backup\www.danielelolli.it 2017-09-24 [aruba.it]\wp-content\&quot;&amp;SUBSTITUTE([$'lfs-clean'.B31];&quot;/&quot;;&quot;\&quot;)&amp;&quot;&quot;&quot; &quot;&quot;&quot;&amp;SUBSTITUTE([$'lfs-clean'.B31];&quot;/&quot;;&quot;\&quot;)&amp;&quot;&quot;&quot; /V /Y&quot;" office:value-type="string" office:string-value="if exist &quot;P:\Web-Backup\www.danielelolli.it 2017-09-24 [aruba.it]\wp-content\uploads\2011\04\jasperf-OSTicket-Reloaded_lang_it_0.2.zip&quot; copy &quot;P:\Web-Backup\www.danielelolli.it 2017-09-24 [aruba.it]\wp-content\uploads\2011\04\jasperf-OSTicket-Reloaded_lang_it_0.2.zip&quot; &quot;uploads\2011\04\jasperf-OSTicket-Reloaded_lang_it_0.2.zip&quot; /V /Y" calcext:value-type="string">
            <text:p>if exist "P:\Web-Backup\www.danielelolli.it 2017-09-24 [aruba.it]\wp-content\uploads\2011\04\jasperf-OSTicket-Reloaded_lang_it_0.2.zip" copy "P:\Web-Backup\www.danielelolli.it 2017-09-24 [aruba.it]\wp-content\uploads\2011\04\jasperf-OSTicket-Reloaded_lang_it_0.2.zip" "uploads\2011\04\jasperf-OSTicket-Reloaded_lang_it_0.2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32];&quot;/&quot;;&quot;\&quot;)&amp;&quot;&quot;&quot; copy &quot;&quot;P:\Web-Backup\www.danielelolli.it 2017-09-24 [aruba.it]\wp-content\&quot;&amp;SUBSTITUTE([$'lfs-clean'.B32];&quot;/&quot;;&quot;\&quot;)&amp;&quot;&quot;&quot; &quot;&quot;&quot;&amp;SUBSTITUTE([$'lfs-clean'.B32];&quot;/&quot;;&quot;\&quot;)&amp;&quot;&quot;&quot; /V /Y&quot;" office:value-type="string" office:string-value="if exist &quot;P:\Web-Backup\www.danielelolli.it 2017-09-24 [aruba.it]\wp-content\uploads\2011\04\jasperf-OSTicket-Reloaded_lang_it_0.3.zip&quot; copy &quot;P:\Web-Backup\www.danielelolli.it 2017-09-24 [aruba.it]\wp-content\uploads\2011\04\jasperf-OSTicket-Reloaded_lang_it_0.3.zip&quot; &quot;uploads\2011\04\jasperf-OSTicket-Reloaded_lang_it_0.3.zip&quot; /V /Y" calcext:value-type="string">
            <text:p>if exist "P:\Web-Backup\www.danielelolli.it 2017-09-24 [aruba.it]\wp-content\uploads\2011\04\jasperf-OSTicket-Reloaded_lang_it_0.3.zip" copy "P:\Web-Backup\www.danielelolli.it 2017-09-24 [aruba.it]\wp-content\uploads\2011\04\jasperf-OSTicket-Reloaded_lang_it_0.3.zip" "uploads\2011\04\jasperf-OSTicket-Reloaded_lang_it_0.3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33];&quot;/&quot;;&quot;\&quot;)&amp;&quot;&quot;&quot; copy &quot;&quot;P:\Web-Backup\www.danielelolli.it 2017-09-24 [aruba.it]\wp-content\&quot;&amp;SUBSTITUTE([$'lfs-clean'.B33];&quot;/&quot;;&quot;\&quot;)&amp;&quot;&quot;&quot; &quot;&quot;&quot;&amp;SUBSTITUTE([$'lfs-clean'.B33];&quot;/&quot;;&quot;\&quot;)&amp;&quot;&quot;&quot; /V /Y&quot;" office:value-type="string" office:string-value="if exist &quot;P:\Web-Backup\www.danielelolli.it 2017-09-24 [aruba.it]\wp-content\uploads\2011\04\jasperf-OSTicket-Reloaded_lang_it_1.0.zip&quot; copy &quot;P:\Web-Backup\www.danielelolli.it 2017-09-24 [aruba.it]\wp-content\uploads\2011\04\jasperf-OSTicket-Reloaded_lang_it_1.0.zip&quot; &quot;uploads\2011\04\jasperf-OSTicket-Reloaded_lang_it_1.0.zip&quot; /V /Y" calcext:value-type="string">
            <text:p>if exist "P:\Web-Backup\www.danielelolli.it 2017-09-24 [aruba.it]\wp-content\uploads\2011\04\jasperf-OSTicket-Reloaded_lang_it_1.0.zip" copy "P:\Web-Backup\www.danielelolli.it 2017-09-24 [aruba.it]\wp-content\uploads\2011\04\jasperf-OSTicket-Reloaded_lang_it_1.0.zip" "uploads\2011\04\jasperf-OSTicket-Reloaded_lang_it_1.0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34];&quot;/&quot;;&quot;\&quot;)&amp;&quot;&quot;&quot; copy &quot;&quot;P:\Web-Backup\www.danielelolli.it 2017-09-24 [aruba.it]\wp-content\&quot;&amp;SUBSTITUTE([$'lfs-clean'.B34];&quot;/&quot;;&quot;\&quot;)&amp;&quot;&quot;&quot; &quot;&quot;&quot;&amp;SUBSTITUTE([$'lfs-clean'.B34];&quot;/&quot;;&quot;\&quot;)&amp;&quot;&quot;&quot; /V /Y&quot;" office:value-type="string" office:string-value="if exist &quot;P:\Web-Backup\www.danielelolli.it 2017-09-24 [aruba.it]\wp-content\uploads\2011\04\jasperf-OSTicket-Reloaded_lang_it_1.1.zip&quot; copy &quot;P:\Web-Backup\www.danielelolli.it 2017-09-24 [aruba.it]\wp-content\uploads\2011\04\jasperf-OSTicket-Reloaded_lang_it_1.1.zip&quot; &quot;uploads\2011\04\jasperf-OSTicket-Reloaded_lang_it_1.1.zip&quot; /V /Y" calcext:value-type="string">
            <text:p>if exist "P:\Web-Backup\www.danielelolli.it 2017-09-24 [aruba.it]\wp-content\uploads\2011\04\jasperf-OSTicket-Reloaded_lang_it_1.1.zip" copy "P:\Web-Backup\www.danielelolli.it 2017-09-24 [aruba.it]\wp-content\uploads\2011\04\jasperf-OSTicket-Reloaded_lang_it_1.1.zip" "uploads\2011\04\jasperf-OSTicket-Reloaded_lang_it_1.1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35];&quot;/&quot;;&quot;\&quot;)&amp;&quot;&quot;&quot; copy &quot;&quot;P:\Web-Backup\www.danielelolli.it 2017-09-24 [aruba.it]\wp-content\&quot;&amp;SUBSTITUTE([$'lfs-clean'.B35];&quot;/&quot;;&quot;\&quot;)&amp;&quot;&quot;&quot; &quot;&quot;&quot;&amp;SUBSTITUTE([$'lfs-clean'.B35];&quot;/&quot;;&quot;\&quot;)&amp;&quot;&quot;&quot; /V /Y&quot;" office:value-type="string" office:string-value="if exist &quot;P:\Web-Backup\www.danielelolli.it 2017-09-24 [aruba.it]\wp-content\uploads\2011\04\jasperf-OSTicket-Reloaded_lang_it_1.2.zip&quot; copy &quot;P:\Web-Backup\www.danielelolli.it 2017-09-24 [aruba.it]\wp-content\uploads\2011\04\jasperf-OSTicket-Reloaded_lang_it_1.2.zip&quot; &quot;uploads\2011\04\jasperf-OSTicket-Reloaded_lang_it_1.2.zip&quot; /V /Y" calcext:value-type="string">
            <text:p>if exist "P:\Web-Backup\www.danielelolli.it 2017-09-24 [aruba.it]\wp-content\uploads\2011\04\jasperf-OSTicket-Reloaded_lang_it_1.2.zip" copy "P:\Web-Backup\www.danielelolli.it 2017-09-24 [aruba.it]\wp-content\uploads\2011\04\jasperf-OSTicket-Reloaded_lang_it_1.2.zip" "uploads\2011\04\jasperf-OSTicket-Reloaded_lang_it_1.2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36];&quot;/&quot;;&quot;\&quot;)&amp;&quot;&quot;&quot; copy &quot;&quot;P:\Web-Backup\www.danielelolli.it 2017-09-24 [aruba.it]\wp-content\&quot;&amp;SUBSTITUTE([$'lfs-clean'.B36];&quot;/&quot;;&quot;\&quot;)&amp;&quot;&quot;&quot; &quot;&quot;&quot;&amp;SUBSTITUTE([$'lfs-clean'.B36];&quot;/&quot;;&quot;\&quot;)&amp;&quot;&quot;&quot; /V /Y&quot;" office:value-type="string" office:string-value="if exist &quot;P:\Web-Backup\www.danielelolli.it 2017-09-24 [aruba.it]\wp-content\uploads\2011\04\jasperf-OSTicket-Reloaded_lang_it_beta1.zip&quot; copy &quot;P:\Web-Backup\www.danielelolli.it 2017-09-24 [aruba.it]\wp-content\uploads\2011\04\jasperf-OSTicket-Reloaded_lang_it_beta1.zip&quot; &quot;uploads\2011\04\jasperf-OSTicket-Reloaded_lang_it_beta1.zip&quot; /V /Y" calcext:value-type="string">
            <text:p>if exist "P:\Web-Backup\www.danielelolli.it 2017-09-24 [aruba.it]\wp-content\uploads\2011\04\jasperf-OSTicket-Reloaded_lang_it_beta1.zip" copy "P:\Web-Backup\www.danielelolli.it 2017-09-24 [aruba.it]\wp-content\uploads\2011\04\jasperf-OSTicket-Reloaded_lang_it_beta1.zip" "uploads\2011\04\jasperf-OSTicket-Reloaded_lang_it_beta1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37];&quot;/&quot;;&quot;\&quot;)&amp;&quot;&quot;&quot; copy &quot;&quot;P:\Web-Backup\www.danielelolli.it 2017-09-24 [aruba.it]\wp-content\&quot;&amp;SUBSTITUTE([$'lfs-clean'.B37];&quot;/&quot;;&quot;\&quot;)&amp;&quot;&quot;&quot; &quot;&quot;&quot;&amp;SUBSTITUTE([$'lfs-clean'.B37];&quot;/&quot;;&quot;\&quot;)&amp;&quot;&quot;&quot; /V /Y&quot;" office:value-type="string" office:string-value="if exist &quot;P:\Web-Backup\www.danielelolli.it 2017-09-24 [aruba.it]\wp-content\uploads\2011\05\osticketplus_1.6.0_138.zip&quot; copy &quot;P:\Web-Backup\www.danielelolli.it 2017-09-24 [aruba.it]\wp-content\uploads\2011\05\osticketplus_1.6.0_138.zip&quot; &quot;uploads\2011\05\osticketplus_1.6.0_138.zip&quot; /V /Y" calcext:value-type="string">
            <text:p>if exist "P:\Web-Backup\www.danielelolli.it 2017-09-24 [aruba.it]\wp-content\uploads\2011\05\osticketplus_1.6.0_138.zip" copy "P:\Web-Backup\www.danielelolli.it 2017-09-24 [aruba.it]\wp-content\uploads\2011\05\osticketplus_1.6.0_138.zip" "uploads\2011\05\osticketplus_1.6.0_138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38];&quot;/&quot;;&quot;\&quot;)&amp;&quot;&quot;&quot; copy &quot;&quot;P:\Web-Backup\www.danielelolli.it 2017-09-24 [aruba.it]\wp-content\&quot;&amp;SUBSTITUTE([$'lfs-clean'.B38];&quot;/&quot;;&quot;\&quot;)&amp;&quot;&quot;&quot; &quot;&quot;&quot;&amp;SUBSTITUTE([$'lfs-clean'.B38];&quot;/&quot;;&quot;\&quot;)&amp;&quot;&quot;&quot; /V /Y&quot;" office:value-type="string" office:string-value="if exist &quot;P:\Web-Backup\www.danielelolli.it 2017-09-24 [aruba.it]\wp-content\uploads\2011\05\osticketplus_1.6.0_139.zip&quot; copy &quot;P:\Web-Backup\www.danielelolli.it 2017-09-24 [aruba.it]\wp-content\uploads\2011\05\osticketplus_1.6.0_139.zip&quot; &quot;uploads\2011\05\osticketplus_1.6.0_139.zip&quot; /V /Y" calcext:value-type="string">
            <text:p>if exist "P:\Web-Backup\www.danielelolli.it 2017-09-24 [aruba.it]\wp-content\uploads\2011\05\osticketplus_1.6.0_139.zip" copy "P:\Web-Backup\www.danielelolli.it 2017-09-24 [aruba.it]\wp-content\uploads\2011\05\osticketplus_1.6.0_139.zip" "uploads\2011\05\osticketplus_1.6.0_139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39];&quot;/&quot;;&quot;\&quot;)&amp;&quot;&quot;&quot; copy &quot;&quot;P:\Web-Backup\www.danielelolli.it 2017-09-24 [aruba.it]\wp-content\&quot;&amp;SUBSTITUTE([$'lfs-clean'.B39];&quot;/&quot;;&quot;\&quot;)&amp;&quot;&quot;&quot; &quot;&quot;&quot;&amp;SUBSTITUTE([$'lfs-clean'.B39];&quot;/&quot;;&quot;\&quot;)&amp;&quot;&quot;&quot; /V /Y&quot;" office:value-type="string" office:string-value="if exist &quot;P:\Web-Backup\www.danielelolli.it 2017-09-24 [aruba.it]\wp-content\uploads\2011\06\osticketplus_1.6.0_141.zip&quot; copy &quot;P:\Web-Backup\www.danielelolli.it 2017-09-24 [aruba.it]\wp-content\uploads\2011\06\osticketplus_1.6.0_141.zip&quot; &quot;uploads\2011\06\osticketplus_1.6.0_141.zip&quot; /V /Y" calcext:value-type="string">
            <text:p>if exist "P:\Web-Backup\www.danielelolli.it 2017-09-24 [aruba.it]\wp-content\uploads\2011\06\osticketplus_1.6.0_141.zip" copy "P:\Web-Backup\www.danielelolli.it 2017-09-24 [aruba.it]\wp-content\uploads\2011\06\osticketplus_1.6.0_141.zip" "uploads\2011\06\osticketplus_1.6.0_141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40];&quot;/&quot;;&quot;\&quot;)&amp;&quot;&quot;&quot; copy &quot;&quot;P:\Web-Backup\www.danielelolli.it 2017-09-24 [aruba.it]\wp-content\&quot;&amp;SUBSTITUTE([$'lfs-clean'.B40];&quot;/&quot;;&quot;\&quot;)&amp;&quot;&quot;&quot; &quot;&quot;&quot;&amp;SUBSTITUTE([$'lfs-clean'.B40];&quot;/&quot;;&quot;\&quot;)&amp;&quot;&quot;&quot; /V /Y&quot;" office:value-type="string" office:string-value="if exist &quot;P:\Web-Backup\www.danielelolli.it 2017-09-24 [aruba.it]\wp-content\uploads\2011\07\i18n_it-ready-to-use.zip&quot; copy &quot;P:\Web-Backup\www.danielelolli.it 2017-09-24 [aruba.it]\wp-content\uploads\2011\07\i18n_it-ready-to-use.zip&quot; &quot;uploads\2011\07\i18n_it-ready-to-use.zip&quot; /V /Y" calcext:value-type="string">
            <text:p>if exist "P:\Web-Backup\www.danielelolli.it 2017-09-24 [aruba.it]\wp-content\uploads\2011\07\i18n_it-ready-to-use.zip" copy "P:\Web-Backup\www.danielelolli.it 2017-09-24 [aruba.it]\wp-content\uploads\2011\07\i18n_it-ready-to-use.zip" "uploads\2011\07\i18n_it-ready-to-use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41];&quot;/&quot;;&quot;\&quot;)&amp;&quot;&quot;&quot; copy &quot;&quot;P:\Web-Backup\www.danielelolli.it 2017-09-24 [aruba.it]\wp-content\&quot;&amp;SUBSTITUTE([$'lfs-clean'.B41];&quot;/&quot;;&quot;\&quot;)&amp;&quot;&quot;&quot; &quot;&quot;&quot;&amp;SUBSTITUTE([$'lfs-clean'.B41];&quot;/&quot;;&quot;\&quot;)&amp;&quot;&quot;&quot; /V /Y&quot;" office:value-type="string" office:string-value="if exist &quot;P:\Web-Backup\www.danielelolli.it 2017-09-24 [aruba.it]\wp-content\uploads\2011\07\osticketplus_1.6.0_143.zip&quot; copy &quot;P:\Web-Backup\www.danielelolli.it 2017-09-24 [aruba.it]\wp-content\uploads\2011\07\osticketplus_1.6.0_143.zip&quot; &quot;uploads\2011\07\osticketplus_1.6.0_143.zip&quot; /V /Y" calcext:value-type="string">
            <text:p>if exist "P:\Web-Backup\www.danielelolli.it 2017-09-24 [aruba.it]\wp-content\uploads\2011\07\osticketplus_1.6.0_143.zip" copy "P:\Web-Backup\www.danielelolli.it 2017-09-24 [aruba.it]\wp-content\uploads\2011\07\osticketplus_1.6.0_143.zip" "uploads\2011\07\osticketplus_1.6.0_143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42];&quot;/&quot;;&quot;\&quot;)&amp;&quot;&quot;&quot; copy &quot;&quot;P:\Web-Backup\www.danielelolli.it 2017-09-24 [aruba.it]\wp-content\&quot;&amp;SUBSTITUTE([$'lfs-clean'.B42];&quot;/&quot;;&quot;\&quot;)&amp;&quot;&quot;&quot; &quot;&quot;&quot;&amp;SUBSTITUTE([$'lfs-clean'.B42];&quot;/&quot;;&quot;\&quot;)&amp;&quot;&quot;&quot; /V /Y&quot;" office:value-type="string" office:string-value="if exist &quot;P:\Web-Backup\www.danielelolli.it 2017-09-24 [aruba.it]\wp-content\uploads\2011\07\osticketplus_1.6.0_144.zip&quot; copy &quot;P:\Web-Backup\www.danielelolli.it 2017-09-24 [aruba.it]\wp-content\uploads\2011\07\osticketplus_1.6.0_144.zip&quot; &quot;uploads\2011\07\osticketplus_1.6.0_144.zip&quot; /V /Y" calcext:value-type="string">
            <text:p>if exist "P:\Web-Backup\www.danielelolli.it 2017-09-24 [aruba.it]\wp-content\uploads\2011\07\osticketplus_1.6.0_144.zip" copy "P:\Web-Backup\www.danielelolli.it 2017-09-24 [aruba.it]\wp-content\uploads\2011\07\osticketplus_1.6.0_144.zip" "uploads\2011\07\osticketplus_1.6.0_144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43];&quot;/&quot;;&quot;\&quot;)&amp;&quot;&quot;&quot; copy &quot;&quot;P:\Web-Backup\www.danielelolli.it 2017-09-24 [aruba.it]\wp-content\&quot;&amp;SUBSTITUTE([$'lfs-clean'.B43];&quot;/&quot;;&quot;\&quot;)&amp;&quot;&quot;&quot; &quot;&quot;&quot;&amp;SUBSTITUTE([$'lfs-clean'.B43];&quot;/&quot;;&quot;\&quot;)&amp;&quot;&quot;&quot; /V /Y&quot;" office:value-type="string" office:string-value="if exist &quot;P:\Web-Backup\www.danielelolli.it 2017-09-24 [aruba.it]\wp-content\uploads\2011\09\02-09-2011.zip&quot; copy &quot;P:\Web-Backup\www.danielelolli.it 2017-09-24 [aruba.it]\wp-content\uploads\2011\09\02-09-2011.zip&quot; &quot;uploads\2011\09\02-09-2011.zip&quot; /V /Y" calcext:value-type="string">
            <text:p>if exist "P:\Web-Backup\www.danielelolli.it 2017-09-24 [aruba.it]\wp-content\uploads\2011\09\02-09-2011.zip" copy "P:\Web-Backup\www.danielelolli.it 2017-09-24 [aruba.it]\wp-content\uploads\2011\09\02-09-2011.zip" "uploads\2011\09\02-09-2011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44];&quot;/&quot;;&quot;\&quot;)&amp;&quot;&quot;&quot; copy &quot;&quot;P:\Web-Backup\www.danielelolli.it 2017-09-24 [aruba.it]\wp-content\&quot;&amp;SUBSTITUTE([$'lfs-clean'.B44];&quot;/&quot;;&quot;\&quot;)&amp;&quot;&quot;&quot; &quot;&quot;&quot;&amp;SUBSTITUTE([$'lfs-clean'.B44];&quot;/&quot;;&quot;\&quot;)&amp;&quot;&quot;&quot; /V /Y&quot;" office:value-type="string" office:string-value="if exist &quot;P:\Web-Backup\www.danielelolli.it 2017-09-24 [aruba.it]\wp-content\uploads\2011\09\03-09-2011.zip&quot; copy &quot;P:\Web-Backup\www.danielelolli.it 2017-09-24 [aruba.it]\wp-content\uploads\2011\09\03-09-2011.zip&quot; &quot;uploads\2011\09\03-09-2011.zip&quot; /V /Y" calcext:value-type="string">
            <text:p>if exist "P:\Web-Backup\www.danielelolli.it 2017-09-24 [aruba.it]\wp-content\uploads\2011\09\03-09-2011.zip" copy "P:\Web-Backup\www.danielelolli.it 2017-09-24 [aruba.it]\wp-content\uploads\2011\09\03-09-2011.zip" "uploads\2011\09\03-09-2011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45];&quot;/&quot;;&quot;\&quot;)&amp;&quot;&quot;&quot; copy &quot;&quot;P:\Web-Backup\www.danielelolli.it 2017-09-24 [aruba.it]\wp-content\&quot;&amp;SUBSTITUTE([$'lfs-clean'.B45];&quot;/&quot;;&quot;\&quot;)&amp;&quot;&quot;&quot; &quot;&quot;&quot;&amp;SUBSTITUTE([$'lfs-clean'.B45];&quot;/&quot;;&quot;\&quot;)&amp;&quot;&quot;&quot; /V /Y&quot;" office:value-type="string" office:string-value="if exist &quot;P:\Web-Backup\www.danielelolli.it 2017-09-24 [aruba.it]\wp-content\uploads\2012\03\it.lang3_.zip&quot; copy &quot;P:\Web-Backup\www.danielelolli.it 2017-09-24 [aruba.it]\wp-content\uploads\2012\03\it.lang3_.zip&quot; &quot;uploads\2012\03\it.lang3_.zip&quot; /V /Y" calcext:value-type="string">
            <text:p>if exist "P:\Web-Backup\www.danielelolli.it 2017-09-24 [aruba.it]\wp-content\uploads\2012\03\it.lang3_.zip" copy "P:\Web-Backup\www.danielelolli.it 2017-09-24 [aruba.it]\wp-content\uploads\2012\03\it.lang3_.zip" "uploads\2012\03\it.lang3_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46];&quot;/&quot;;&quot;\&quot;)&amp;&quot;&quot;&quot; copy &quot;&quot;P:\Web-Backup\www.danielelolli.it 2017-09-24 [aruba.it]\wp-content\&quot;&amp;SUBSTITUTE([$'lfs-clean'.B46];&quot;/&quot;;&quot;\&quot;)&amp;&quot;&quot;&quot; &quot;&quot;&quot;&amp;SUBSTITUTE([$'lfs-clean'.B46];&quot;/&quot;;&quot;\&quot;)&amp;&quot;&quot;&quot; /V /Y&quot;" office:value-type="string" office:string-value="if exist &quot;P:\Web-Backup\www.danielelolli.it 2017-09-24 [aruba.it]\wp-content\uploads\2012\03\it.lang4_.zip&quot; copy &quot;P:\Web-Backup\www.danielelolli.it 2017-09-24 [aruba.it]\wp-content\uploads\2012\03\it.lang4_.zip&quot; &quot;uploads\2012\03\it.lang4_.zip&quot; /V /Y" calcext:value-type="string">
            <text:p>if exist "P:\Web-Backup\www.danielelolli.it 2017-09-24 [aruba.it]\wp-content\uploads\2012\03\it.lang4_.zip" copy "P:\Web-Backup\www.danielelolli.it 2017-09-24 [aruba.it]\wp-content\uploads\2012\03\it.lang4_.zip" "uploads\2012\03\it.lang4_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47];&quot;/&quot;;&quot;\&quot;)&amp;&quot;&quot;&quot; copy &quot;&quot;P:\Web-Backup\www.danielelolli.it 2017-09-24 [aruba.it]\wp-content\&quot;&amp;SUBSTITUTE([$'lfs-clean'.B47];&quot;/&quot;;&quot;\&quot;)&amp;&quot;&quot;&quot; &quot;&quot;&quot;&amp;SUBSTITUTE([$'lfs-clean'.B47];&quot;/&quot;;&quot;\&quot;)&amp;&quot;&quot;&quot; /V /Y&quot;" office:value-type="string" office:string-value="if exist &quot;P:\Web-Backup\www.danielelolli.it 2017-09-24 [aruba.it]\wp-content\uploads\2012\03\osticketplus_1.6.0_rev3.zip&quot; copy &quot;P:\Web-Backup\www.danielelolli.it 2017-09-24 [aruba.it]\wp-content\uploads\2012\03\osticketplus_1.6.0_rev3.zip&quot; &quot;uploads\2012\03\osticketplus_1.6.0_rev3.zip&quot; /V /Y" calcext:value-type="string">
            <text:p>if exist "P:\Web-Backup\www.danielelolli.it 2017-09-24 [aruba.it]\wp-content\uploads\2012\03\osticketplus_1.6.0_rev3.zip" copy "P:\Web-Backup\www.danielelolli.it 2017-09-24 [aruba.it]\wp-content\uploads\2012\03\osticketplus_1.6.0_rev3.zip" "uploads\2012\03\osticketplus_1.6.0_rev3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48];&quot;/&quot;;&quot;\&quot;)&amp;&quot;&quot;&quot; copy &quot;&quot;P:\Web-Backup\www.danielelolli.it 2017-09-24 [aruba.it]\wp-content\&quot;&amp;SUBSTITUTE([$'lfs-clean'.B48];&quot;/&quot;;&quot;\&quot;)&amp;&quot;&quot;&quot; &quot;&quot;&quot;&amp;SUBSTITUTE([$'lfs-clean'.B48];&quot;/&quot;;&quot;\&quot;)&amp;&quot;&quot;&quot; /V /Y&quot;" office:value-type="string" office:string-value="if exist &quot;P:\Web-Backup\www.danielelolli.it 2017-09-24 [aruba.it]\wp-content\uploads\2012\04\PhoneHistory.zip&quot; copy &quot;P:\Web-Backup\www.danielelolli.it 2017-09-24 [aruba.it]\wp-content\uploads\2012\04\PhoneHistory.zip&quot; &quot;uploads\2012\04\PhoneHistory.zip&quot; /V /Y" calcext:value-type="string">
            <text:p>if exist "P:\Web-Backup\www.danielelolli.it 2017-09-24 [aruba.it]\wp-content\uploads\2012\04\PhoneHistory.zip" copy "P:\Web-Backup\www.danielelolli.it 2017-09-24 [aruba.it]\wp-content\uploads\2012\04\PhoneHistory.zip" "uploads\2012\04\PhoneHistory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49];&quot;/&quot;;&quot;\&quot;)&amp;&quot;&quot;&quot; copy &quot;&quot;P:\Web-Backup\www.danielelolli.it 2017-09-24 [aruba.it]\wp-content\&quot;&amp;SUBSTITUTE([$'lfs-clean'.B49];&quot;/&quot;;&quot;\&quot;)&amp;&quot;&quot;&quot; &quot;&quot;&quot;&amp;SUBSTITUTE([$'lfs-clean'.B49];&quot;/&quot;;&quot;\&quot;)&amp;&quot;&quot;&quot; /V /Y&quot;" office:value-type="string" office:string-value="if exist &quot;P:\Web-Backup\www.danielelolli.it 2017-09-24 [aruba.it]\wp-content\uploads\2012\09\PhoneHistory_rel_0.2.zip&quot; copy &quot;P:\Web-Backup\www.danielelolli.it 2017-09-24 [aruba.it]\wp-content\uploads\2012\09\PhoneHistory_rel_0.2.zip&quot; &quot;uploads\2012\09\PhoneHistory_rel_0.2.zip&quot; /V /Y" calcext:value-type="string">
            <text:p>if exist "P:\Web-Backup\www.danielelolli.it 2017-09-24 [aruba.it]\wp-content\uploads\2012\09\PhoneHistory_rel_0.2.zip" copy "P:\Web-Backup\www.danielelolli.it 2017-09-24 [aruba.it]\wp-content\uploads\2012\09\PhoneHistory_rel_0.2.zip" "uploads\2012\09\PhoneHistory_rel_0.2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50];&quot;/&quot;;&quot;\&quot;)&amp;&quot;&quot;&quot; copy &quot;&quot;P:\Web-Backup\www.danielelolli.it 2017-09-24 [aruba.it]\wp-content\&quot;&amp;SUBSTITUTE([$'lfs-clean'.B50];&quot;/&quot;;&quot;\&quot;)&amp;&quot;&quot;&quot; &quot;&quot;&quot;&amp;SUBSTITUTE([$'lfs-clean'.B50];&quot;/&quot;;&quot;\&quot;)&amp;&quot;&quot;&quot; /V /Y&quot;" office:value-type="string" office:string-value="if exist &quot;P:\Web-Backup\www.danielelolli.it 2017-09-24 [aruba.it]\wp-content\uploads\2012\09\PhoneHistory_rel_0.3.zip&quot; copy &quot;P:\Web-Backup\www.danielelolli.it 2017-09-24 [aruba.it]\wp-content\uploads\2012\09\PhoneHistory_rel_0.3.zip&quot; &quot;uploads\2012\09\PhoneHistory_rel_0.3.zip&quot; /V /Y" calcext:value-type="string">
            <text:p>if exist "P:\Web-Backup\www.danielelolli.it 2017-09-24 [aruba.it]\wp-content\uploads\2012\09\PhoneHistory_rel_0.3.zip" copy "P:\Web-Backup\www.danielelolli.it 2017-09-24 [aruba.it]\wp-content\uploads\2012\09\PhoneHistory_rel_0.3.zip" "uploads\2012\09\PhoneHistory_rel_0.3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51];&quot;/&quot;;&quot;\&quot;)&amp;&quot;&quot;&quot; copy &quot;&quot;P:\Web-Backup\www.danielelolli.it 2017-09-24 [aruba.it]\wp-content\&quot;&amp;SUBSTITUTE([$'lfs-clean'.B51];&quot;/&quot;;&quot;\&quot;)&amp;&quot;&quot;&quot; &quot;&quot;&quot;&amp;SUBSTITUTE([$'lfs-clean'.B51];&quot;/&quot;;&quot;\&quot;)&amp;&quot;&quot;&quot; /V /Y&quot;" office:value-type="string" office:string-value="if exist &quot;P:\Web-Backup\www.danielelolli.it 2017-09-24 [aruba.it]\wp-content\uploads\2013\01\android-mirror-logo.zip&quot; copy &quot;P:\Web-Backup\www.danielelolli.it 2017-09-24 [aruba.it]\wp-content\uploads\2013\01\android-mirror-logo.zip&quot; &quot;uploads\2013\01\android-mirror-logo.zip&quot; /V /Y" calcext:value-type="string">
            <text:p>if exist "P:\Web-Backup\www.danielelolli.it 2017-09-24 [aruba.it]\wp-content\uploads\2013\01\android-mirror-logo.zip" copy "P:\Web-Backup\www.danielelolli.it 2017-09-24 [aruba.it]\wp-content\uploads\2013\01\android-mirror-logo.zip" "uploads\2013\01\android-mirror-logo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52];&quot;/&quot;;&quot;\&quot;)&amp;&quot;&quot;&quot; copy &quot;&quot;P:\Web-Backup\www.danielelolli.it 2017-09-24 [aruba.it]\wp-content\&quot;&amp;SUBSTITUTE([$'lfs-clean'.B52];&quot;/&quot;;&quot;\&quot;)&amp;&quot;&quot;&quot; &quot;&quot;&quot;&amp;SUBSTITUTE([$'lfs-clean'.B52];&quot;/&quot;;&quot;\&quot;)&amp;&quot;&quot;&quot; /V /Y&quot;" office:value-type="string" office:string-value="if exist &quot;P:\Web-Backup\www.danielelolli.it 2017-09-24 [aruba.it]\wp-content\uploads\2014\03\wp_wpb2d_excluded_files.zip&quot; copy &quot;P:\Web-Backup\www.danielelolli.it 2017-09-24 [aruba.it]\wp-content\uploads\2014\03\wp_wpb2d_excluded_files.zip&quot; &quot;uploads\2014\03\wp_wpb2d_excluded_files.zip&quot; /V /Y" calcext:value-type="string">
            <text:p>if exist "P:\Web-Backup\www.danielelolli.it 2017-09-24 [aruba.it]\wp-content\uploads\2014\03\wp_wpb2d_excluded_files.zip" copy "P:\Web-Backup\www.danielelolli.it 2017-09-24 [aruba.it]\wp-content\uploads\2014\03\wp_wpb2d_excluded_files.zip" "uploads\2014\03\wp_wpb2d_excluded_files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53];&quot;/&quot;;&quot;\&quot;)&amp;&quot;&quot;&quot; copy &quot;&quot;P:\Web-Backup\www.danielelolli.it 2017-09-24 [aruba.it]\wp-content\&quot;&amp;SUBSTITUTE([$'lfs-clean'.B53];&quot;/&quot;;&quot;\&quot;)&amp;&quot;&quot;&quot; &quot;&quot;&quot;&amp;SUBSTITUTE([$'lfs-clean'.B53];&quot;/&quot;;&quot;\&quot;)&amp;&quot;&quot;&quot; /V /Y&quot;" office:value-type="string" office:string-value="if exist &quot;P:\Web-Backup\www.danielelolli.it 2017-09-24 [aruba.it]\wp-content\uploads\2014\08\1B-TOSHIBA-RAID-Virtual-Device.zip&quot; copy &quot;P:\Web-Backup\www.danielelolli.it 2017-09-24 [aruba.it]\wp-content\uploads\2014\08\1B-TOSHIBA-RAID-Virtual-Device.zip&quot; &quot;uploads\2014\08\1B-TOSHIBA-RAID-Virtual-Device.zip&quot; /V /Y" calcext:value-type="string">
            <text:p>if exist "P:\Web-Backup\www.danielelolli.it 2017-09-24 [aruba.it]\wp-content\uploads\2014\08\1B-TOSHIBA-RAID-Virtual-Device.zip" copy "P:\Web-Backup\www.danielelolli.it 2017-09-24 [aruba.it]\wp-content\uploads\2014\08\1B-TOSHIBA-RAID-Virtual-Device.zip" "uploads\2014\08\1B-TOSHIBA-RAID-Virtual-Device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54];&quot;/&quot;;&quot;\&quot;)&amp;&quot;&quot;&quot; copy &quot;&quot;P:\Web-Backup\www.danielelolli.it 2017-09-24 [aruba.it]\wp-content\&quot;&amp;SUBSTITUTE([$'lfs-clean'.B54];&quot;/&quot;;&quot;\&quot;)&amp;&quot;&quot;&quot; &quot;&quot;&quot;&amp;SUBSTITUTE([$'lfs-clean'.B54];&quot;/&quot;;&quot;\&quot;)&amp;&quot;&quot;&quot; /V /Y&quot;" office:value-type="string" office:string-value="if exist &quot;P:\Web-Backup\www.danielelolli.it 2017-09-24 [aruba.it]\wp-content\uploads\2014\08\2B-NVIDIA-GeForce-Go-6600-Update.zip&quot; copy &quot;P:\Web-Backup\www.danielelolli.it 2017-09-24 [aruba.it]\wp-content\uploads\2014\08\2B-NVIDIA-GeForce-Go-6600-Update.zip&quot; &quot;uploads\2014\08\2B-NVIDIA-GeForce-Go-6600-Update.zip&quot; /V /Y" calcext:value-type="string">
            <text:p>if exist "P:\Web-Backup\www.danielelolli.it 2017-09-24 [aruba.it]\wp-content\uploads\2014\08\2B-NVIDIA-GeForce-Go-6600-Update.zip" copy "P:\Web-Backup\www.danielelolli.it 2017-09-24 [aruba.it]\wp-content\uploads\2014\08\2B-NVIDIA-GeForce-Go-6600-Update.zip" "uploads\2014\08\2B-NVIDIA-GeForce-Go-6600-Update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55];&quot;/&quot;;&quot;\&quot;)&amp;&quot;&quot;&quot; copy &quot;&quot;P:\Web-Backup\www.danielelolli.it 2017-09-24 [aruba.it]\wp-content\&quot;&amp;SUBSTITUTE([$'lfs-clean'.B55];&quot;/&quot;;&quot;\&quot;)&amp;&quot;&quot;&quot; &quot;&quot;&quot;&amp;SUBSTITUTE([$'lfs-clean'.B55];&quot;/&quot;;&quot;\&quot;)&amp;&quot;&quot;&quot; /V /Y&quot;" office:value-type="string" office:string-value="if exist &quot;P:\Web-Backup\www.danielelolli.it 2017-09-24 [aruba.it]\wp-content\uploads\2014\08\7-Bluetooth-Stack.zip&quot; copy &quot;P:\Web-Backup\www.danielelolli.it 2017-09-24 [aruba.it]\wp-content\uploads\2014\08\7-Bluetooth-Stack.zip&quot; &quot;uploads\2014\08\7-Bluetooth-Stack.zip&quot; /V /Y" calcext:value-type="string">
            <text:p>if exist "P:\Web-Backup\www.danielelolli.it 2017-09-24 [aruba.it]\wp-content\uploads\2014\08\7-Bluetooth-Stack.zip" copy "P:\Web-Backup\www.danielelolli.it 2017-09-24 [aruba.it]\wp-content\uploads\2014\08\7-Bluetooth-Stack.zip" "uploads\2014\08\7-Bluetooth-Stack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56];&quot;/&quot;;&quot;\&quot;)&amp;&quot;&quot;&quot; copy &quot;&quot;P:\Web-Backup\www.danielelolli.it 2017-09-24 [aruba.it]\wp-content\&quot;&amp;SUBSTITUTE([$'lfs-clean'.B56];&quot;/&quot;;&quot;\&quot;)&amp;&quot;&quot;&quot; &quot;&quot;&quot;&amp;SUBSTITUTE([$'lfs-clean'.B56];&quot;/&quot;;&quot;\&quot;)&amp;&quot;&quot;&quot; /V /Y&quot;" office:value-type="string" office:string-value="if exist &quot;P:\Web-Backup\www.danielelolli.it 2017-09-24 [aruba.it]\wp-content\uploads\2017\09\css-share-buttons-inline-font-awesome.1.0.zip&quot; copy &quot;P:\Web-Backup\www.danielelolli.it 2017-09-24 [aruba.it]\wp-content\uploads\2017\09\css-share-buttons-inline-font-awesome.1.0.zip&quot; &quot;uploads\2017\09\css-share-buttons-inline-font-awesome.1.0.zip&quot; /V /Y" calcext:value-type="string">
            <text:p>if exist "P:\Web-Backup\www.danielelolli.it 2017-09-24 [aruba.it]\wp-content\uploads\2017\09\css-share-buttons-inline-font-awesome.1.0.zip" copy "P:\Web-Backup\www.danielelolli.it 2017-09-24 [aruba.it]\wp-content\uploads\2017\09\css-share-buttons-inline-font-awesome.1.0.zip" "uploads\2017\09\css-share-buttons-inline-font-awesome.1.0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57];&quot;/&quot;;&quot;\&quot;)&amp;&quot;&quot;&quot; copy &quot;&quot;P:\Web-Backup\www.danielelolli.it 2017-09-24 [aruba.it]\wp-content\&quot;&amp;SUBSTITUTE([$'lfs-clean'.B57];&quot;/&quot;;&quot;\&quot;)&amp;&quot;&quot;&quot; &quot;&quot;&quot;&amp;SUBSTITUTE([$'lfs-clean'.B57];&quot;/&quot;;&quot;\&quot;)&amp;&quot;&quot;&quot; /V /Y&quot;" office:value-type="string" office:string-value="if exist &quot;P:\Web-Backup\www.danielelolli.it 2017-09-24 [aruba.it]\wp-content\uploads\2017\09\css-share-buttons.1.0.zip&quot; copy &quot;P:\Web-Backup\www.danielelolli.it 2017-09-24 [aruba.it]\wp-content\uploads\2017\09\css-share-buttons.1.0.zip&quot; &quot;uploads\2017\09\css-share-buttons.1.0.zip&quot; /V /Y" calcext:value-type="string">
            <text:p>if exist "P:\Web-Backup\www.danielelolli.it 2017-09-24 [aruba.it]\wp-content\uploads\2017\09\css-share-buttons.1.0.zip" copy "P:\Web-Backup\www.danielelolli.it 2017-09-24 [aruba.it]\wp-content\uploads\2017\09\css-share-buttons.1.0.zip" "uploads\2017\09\css-share-buttons.1.0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58];&quot;/&quot;;&quot;\&quot;)&amp;&quot;&quot;&quot; copy &quot;&quot;P:\Web-Backup\www.danielelolli.it 2017-09-24 [aruba.it]\wp-content\&quot;&amp;SUBSTITUTE([$'lfs-clean'.B58];&quot;/&quot;;&quot;\&quot;)&amp;&quot;&quot;&quot; &quot;&quot;&quot;&amp;SUBSTITUTE([$'lfs-clean'.B58];&quot;/&quot;;&quot;\&quot;)&amp;&quot;&quot;&quot; /V /Y&quot;" office:value-type="string" office:string-value="if exist &quot;P:\Web-Backup\www.danielelolli.it 2017-09-24 [aruba.it]\wp-content\uploads\basket-photo\Foto Lame\2004-2005\Lame2004-2005.zip&quot; copy &quot;P:\Web-Backup\www.danielelolli.it 2017-09-24 [aruba.it]\wp-content\uploads\basket-photo\Foto Lame\2004-2005\Lame2004-2005.zip&quot; &quot;uploads\basket-photo\Foto Lame\2004-2005\Lame2004-2005.zip&quot; /V /Y" calcext:value-type="string">
            <text:p>if exist "P:\Web-Backup\www.danielelolli.it 2017-09-24 [aruba.it]\wp-content\uploads\basket-photo\Foto Lame\2004-2005\Lame2004-2005.zip" copy "P:\Web-Backup\www.danielelolli.it 2017-09-24 [aruba.it]\wp-content\uploads\basket-photo\Foto Lame\2004-2005\Lame2004-2005.zip" "uploads\basket-photo\Foto Lame\2004-2005\Lame2004-2005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59];&quot;/&quot;;&quot;\&quot;)&amp;&quot;&quot;&quot; copy &quot;&quot;P:\Web-Backup\www.danielelolli.it 2017-09-24 [aruba.it]\wp-content\&quot;&amp;SUBSTITUTE([$'lfs-clean'.B59];&quot;/&quot;;&quot;\&quot;)&amp;&quot;&quot;&quot; &quot;&quot;&quot;&amp;SUBSTITUTE([$'lfs-clean'.B59];&quot;/&quot;;&quot;\&quot;)&amp;&quot;&quot;&quot; /V /Y&quot;" office:value-type="string" office:string-value="if exist &quot;P:\Web-Backup\www.danielelolli.it 2017-09-24 [aruba.it]\wp-content\uploads\basket-photo\Foto Lame\2006-2007\Lame2006-2007.zip&quot; copy &quot;P:\Web-Backup\www.danielelolli.it 2017-09-24 [aruba.it]\wp-content\uploads\basket-photo\Foto Lame\2006-2007\Lame2006-2007.zip&quot; &quot;uploads\basket-photo\Foto Lame\2006-2007\Lame2006-2007.zip&quot; /V /Y" calcext:value-type="string">
            <text:p>if exist "P:\Web-Backup\www.danielelolli.it 2017-09-24 [aruba.it]\wp-content\uploads\basket-photo\Foto Lame\2006-2007\Lame2006-2007.zip" copy "P:\Web-Backup\www.danielelolli.it 2017-09-24 [aruba.it]\wp-content\uploads\basket-photo\Foto Lame\2006-2007\Lame2006-2007.zip" "uploads\basket-photo\Foto Lame\2006-2007\Lame2006-2007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60];&quot;/&quot;;&quot;\&quot;)&amp;&quot;&quot;&quot; copy &quot;&quot;P:\Web-Backup\www.danielelolli.it 2017-09-24 [aruba.it]\wp-content\&quot;&amp;SUBSTITUTE([$'lfs-clean'.B60];&quot;/&quot;;&quot;\&quot;)&amp;&quot;&quot;&quot; &quot;&quot;&quot;&amp;SUBSTITUTE([$'lfs-clean'.B60];&quot;/&quot;;&quot;\&quot;)&amp;&quot;&quot;&quot; /V /Y&quot;" office:value-type="string" office:string-value="if exist &quot;P:\Web-Backup\www.danielelolli.it 2017-09-24 [aruba.it]\wp-content\uploads\basket-photo\Lame Basket PDM - AICS 2007\AICS_Primavera_2007_Seniores_Calendario.pdf&quot; copy &quot;P:\Web-Backup\www.danielelolli.it 2017-09-24 [aruba.it]\wp-content\uploads\basket-photo\Lame Basket PDM - AICS 2007\AICS_Primavera_2007_Seniores_Calendario.pdf&quot; &quot;uploads\basket-photo\Lame Basket PDM - AICS 2007\AICS_Primavera_2007_Seniores_Calendario.pdf&quot; /V /Y" calcext:value-type="string">
            <text:p>if exist "P:\Web-Backup\www.danielelolli.it 2017-09-24 [aruba.it]\wp-content\uploads\basket-photo\Lame Basket PDM - AICS 2007\AICS_Primavera_2007_Seniores_Calendario.pdf" copy "P:\Web-Backup\www.danielelolli.it 2017-09-24 [aruba.it]\wp-content\uploads\basket-photo\Lame Basket PDM - AICS 2007\AICS_Primavera_2007_Seniores_Calendario.pdf" "uploads\basket-photo\Lame Basket PDM - AICS 2007\AICS_Primavera_2007_Seniores_Calendario.pdf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61];&quot;/&quot;;&quot;\&quot;)&amp;&quot;&quot;&quot; copy &quot;&quot;P:\Web-Backup\www.danielelolli.it 2017-09-24 [aruba.it]\wp-content\&quot;&amp;SUBSTITUTE([$'lfs-clean'.B61];&quot;/&quot;;&quot;\&quot;)&amp;&quot;&quot;&quot; &quot;&quot;&quot;&amp;SUBSTITUTE([$'lfs-clean'.B61];&quot;/&quot;;&quot;\&quot;)&amp;&quot;&quot;&quot; /V /Y&quot;" office:value-type="string" office:string-value="if exist &quot;P:\Web-Backup\www.danielelolli.it 2017-09-24 [aruba.it]\wp-content\uploads\basket-photo\Lame Basket PDM - AICS 2007\AICS_Primavera_2007_Seniores_PR-03_LAME-ARGELATO.pdf&quot; copy &quot;P:\Web-Backup\www.danielelolli.it 2017-09-24 [aruba.it]\wp-content\uploads\basket-photo\Lame Basket PDM - AICS 2007\AICS_Primavera_2007_Seniores_PR-03_LAME-ARGELATO.pdf&quot; &quot;uploads\basket-photo\Lame Basket PDM - AICS 2007\AICS_Primavera_2007_Seniores_PR-03_LAME-ARGELATO.pdf&quot; /V /Y" calcext:value-type="string">
            <text:p>if exist "P:\Web-Backup\www.danielelolli.it 2017-09-24 [aruba.it]\wp-content\uploads\basket-photo\Lame Basket PDM - AICS 2007\AICS_Primavera_2007_Seniores_PR-03_LAME-ARGELATO.pdf" copy "P:\Web-Backup\www.danielelolli.it 2017-09-24 [aruba.it]\wp-content\uploads\basket-photo\Lame Basket PDM - AICS 2007\AICS_Primavera_2007_Seniores_PR-03_LAME-ARGELATO.pdf" "uploads\basket-photo\Lame Basket PDM - AICS 2007\AICS_Primavera_2007_Seniores_PR-03_LAME-ARGELATO.pdf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62];&quot;/&quot;;&quot;\&quot;)&amp;&quot;&quot;&quot; copy &quot;&quot;P:\Web-Backup\www.danielelolli.it 2017-09-24 [aruba.it]\wp-content\&quot;&amp;SUBSTITUTE([$'lfs-clean'.B62];&quot;/&quot;;&quot;\&quot;)&amp;&quot;&quot;&quot; &quot;&quot;&quot;&amp;SUBSTITUTE([$'lfs-clean'.B62];&quot;/&quot;;&quot;\&quot;)&amp;&quot;&quot;&quot; /V /Y&quot;" office:value-type="string" office:string-value="if exist &quot;P:\Web-Backup\www.danielelolli.it 2017-09-24 [aruba.it]\wp-content\uploads\basket-photo\Lame Basket PDM - AICS 2007\AICS_Primavera_2007_Seniores_PR-04_LAME-TEMA.pdf&quot; copy &quot;P:\Web-Backup\www.danielelolli.it 2017-09-24 [aruba.it]\wp-content\uploads\basket-photo\Lame Basket PDM - AICS 2007\AICS_Primavera_2007_Seniores_PR-04_LAME-TEMA.pdf&quot; &quot;uploads\basket-photo\Lame Basket PDM - AICS 2007\AICS_Primavera_2007_Seniores_PR-04_LAME-TEMA.pdf&quot; /V /Y" calcext:value-type="string">
            <text:p>if exist "P:\Web-Backup\www.danielelolli.it 2017-09-24 [aruba.it]\wp-content\uploads\basket-photo\Lame Basket PDM - AICS 2007\AICS_Primavera_2007_Seniores_PR-04_LAME-TEMA.pdf" copy "P:\Web-Backup\www.danielelolli.it 2017-09-24 [aruba.it]\wp-content\uploads\basket-photo\Lame Basket PDM - AICS 2007\AICS_Primavera_2007_Seniores_PR-04_LAME-TEMA.pdf" "uploads\basket-photo\Lame Basket PDM - AICS 2007\AICS_Primavera_2007_Seniores_PR-04_LAME-TEMA.pdf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63];&quot;/&quot;;&quot;\&quot;)&amp;&quot;&quot;&quot; copy &quot;&quot;P:\Web-Backup\www.danielelolli.it 2017-09-24 [aruba.it]\wp-content\&quot;&amp;SUBSTITUTE([$'lfs-clean'.B63];&quot;/&quot;;&quot;\&quot;)&amp;&quot;&quot;&quot; &quot;&quot;&quot;&amp;SUBSTITUTE([$'lfs-clean'.B63];&quot;/&quot;;&quot;\&quot;)&amp;&quot;&quot;&quot; /V /Y&quot;" office:value-type="string" office:string-value="if exist &quot;P:\Web-Backup\www.danielelolli.it 2017-09-24 [aruba.it]\wp-content\uploads\basket-photo\Lame Basket PDM - AICS 2007\AICS_Primavera_2007_Seniores_PR-11_NOVA-LAME.pdf&quot; copy &quot;P:\Web-Backup\www.danielelolli.it 2017-09-24 [aruba.it]\wp-content\uploads\basket-photo\Lame Basket PDM - AICS 2007\AICS_Primavera_2007_Seniores_PR-11_NOVA-LAME.pdf&quot; &quot;uploads\basket-photo\Lame Basket PDM - AICS 2007\AICS_Primavera_2007_Seniores_PR-11_NOVA-LAME.pdf&quot; /V /Y" calcext:value-type="string">
            <text:p>if exist "P:\Web-Backup\www.danielelolli.it 2017-09-24 [aruba.it]\wp-content\uploads\basket-photo\Lame Basket PDM - AICS 2007\AICS_Primavera_2007_Seniores_PR-11_NOVA-LAME.pdf" copy "P:\Web-Backup\www.danielelolli.it 2017-09-24 [aruba.it]\wp-content\uploads\basket-photo\Lame Basket PDM - AICS 2007\AICS_Primavera_2007_Seniores_PR-11_NOVA-LAME.pdf" "uploads\basket-photo\Lame Basket PDM - AICS 2007\AICS_Primavera_2007_Seniores_PR-11_NOVA-LAME.pdf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64];&quot;/&quot;;&quot;\&quot;)&amp;&quot;&quot;&quot; copy &quot;&quot;P:\Web-Backup\www.danielelolli.it 2017-09-24 [aruba.it]\wp-content\&quot;&amp;SUBSTITUTE([$'lfs-clean'.B64];&quot;/&quot;;&quot;\&quot;)&amp;&quot;&quot;&quot; &quot;&quot;&quot;&amp;SUBSTITUTE([$'lfs-clean'.B64];&quot;/&quot;;&quot;\&quot;)&amp;&quot;&quot;&quot; /V /Y&quot;" office:value-type="string" office:string-value="if exist &quot;P:\Web-Backup\www.danielelolli.it 2017-09-24 [aruba.it]\wp-content\uploads\bestmp3guide\MP3byMydenCFG.zip&quot; copy &quot;P:\Web-Backup\www.danielelolli.it 2017-09-24 [aruba.it]\wp-content\uploads\bestmp3guide\MP3byMydenCFG.zip&quot; &quot;uploads\bestmp3guide\MP3byMydenCFG.zip&quot; /V /Y" calcext:value-type="string">
            <text:p>if exist "P:\Web-Backup\www.danielelolli.it 2017-09-24 [aruba.it]\wp-content\uploads\bestmp3guide\MP3byMydenCFG.zip" copy "P:\Web-Backup\www.danielelolli.it 2017-09-24 [aruba.it]\wp-content\uploads\bestmp3guide\MP3byMydenCFG.zip" "uploads\bestmp3guide\MP3byMydenCFG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65];&quot;/&quot;;&quot;\&quot;)&amp;&quot;&quot;&quot; copy &quot;&quot;P:\Web-Backup\www.danielelolli.it 2017-09-24 [aruba.it]\wp-content\&quot;&amp;SUBSTITUTE([$'lfs-clean'.B65];&quot;/&quot;;&quot;\&quot;)&amp;&quot;&quot;&quot; &quot;&quot;&quot;&amp;SUBSTITUTE([$'lfs-clean'.B65];&quot;/&quot;;&quot;\&quot;)&amp;&quot;&quot;&quot; /V /Y&quot;" office:value-type="string" office:string-value="if exist &quot;P:\Web-Backup\www.danielelolli.it 2017-09-24 [aruba.it]\wp-content\uploads\bestmp3guide\eac09b4.zip&quot; copy &quot;P:\Web-Backup\www.danielelolli.it 2017-09-24 [aruba.it]\wp-content\uploads\bestmp3guide\eac09b4.zip&quot; &quot;uploads\bestmp3guide\eac09b4.zip&quot; /V /Y" calcext:value-type="string">
            <text:p>if exist "P:\Web-Backup\www.danielelolli.it 2017-09-24 [aruba.it]\wp-content\uploads\bestmp3guide\eac09b4.zip" copy "P:\Web-Backup\www.danielelolli.it 2017-09-24 [aruba.it]\wp-content\uploads\bestmp3guide\eac09b4.zip" "uploads\bestmp3guide\eac09b4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66];&quot;/&quot;;&quot;\&quot;)&amp;&quot;&quot;&quot; copy &quot;&quot;P:\Web-Backup\www.danielelolli.it 2017-09-24 [aruba.it]\wp-content\&quot;&amp;SUBSTITUTE([$'lfs-clean'.B66];&quot;/&quot;;&quot;\&quot;)&amp;&quot;&quot;&quot; &quot;&quot;&quot;&amp;SUBSTITUTE([$'lfs-clean'.B66];&quot;/&quot;;&quot;\&quot;)&amp;&quot;&quot;&quot; /V /Y&quot;" office:value-type="string" office:string-value="if exist &quot;P:\Web-Backup\www.danielelolli.it 2017-09-24 [aruba.it]\wp-content\uploads\bestmp3guide\lame.zip&quot; copy &quot;P:\Web-Backup\www.danielelolli.it 2017-09-24 [aruba.it]\wp-content\uploads\bestmp3guide\lame.zip&quot; &quot;uploads\bestmp3guide\lame.zip&quot; /V /Y" calcext:value-type="string">
            <text:p>if exist "P:\Web-Backup\www.danielelolli.it 2017-09-24 [aruba.it]\wp-content\uploads\bestmp3guide\lame.zip" copy "P:\Web-Backup\www.danielelolli.it 2017-09-24 [aruba.it]\wp-content\uploads\bestmp3guide\lame.zip" "uploads\bestmp3guide\lame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67];&quot;/&quot;;&quot;\&quot;)&amp;&quot;&quot;&quot; copy &quot;&quot;P:\Web-Backup\www.danielelolli.it 2017-09-24 [aruba.it]\wp-content\&quot;&amp;SUBSTITUTE([$'lfs-clean'.B67];&quot;/&quot;;&quot;\&quot;)&amp;&quot;&quot;&quot; &quot;&quot;&quot;&amp;SUBSTITUTE([$'lfs-clean'.B67];&quot;/&quot;;&quot;\&quot;)&amp;&quot;&quot;&quot; /V /Y&quot;" office:value-type="string" office:string-value="if exist &quot;P:\Web-Backup\www.danielelolli.it 2017-09-24 [aruba.it]\wp-content\uploads\bestmp3guide\wnaspi32.zip&quot; copy &quot;P:\Web-Backup\www.danielelolli.it 2017-09-24 [aruba.it]\wp-content\uploads\bestmp3guide\wnaspi32.zip&quot; &quot;uploads\bestmp3guide\wnaspi32.zip&quot; /V /Y" calcext:value-type="string">
            <text:p>if exist "P:\Web-Backup\www.danielelolli.it 2017-09-24 [aruba.it]\wp-content\uploads\bestmp3guide\wnaspi32.zip" copy "P:\Web-Backup\www.danielelolli.it 2017-09-24 [aruba.it]\wp-content\uploads\bestmp3guide\wnaspi32.zip" "uploads\bestmp3guide\wnaspi32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68];&quot;/&quot;;&quot;\&quot;)&amp;&quot;&quot;&quot; copy &quot;&quot;P:\Web-Backup\www.danielelolli.it 2017-09-24 [aruba.it]\wp-content\&quot;&amp;SUBSTITUTE([$'lfs-clean'.B68];&quot;/&quot;;&quot;\&quot;)&amp;&quot;&quot;&quot; &quot;&quot;&quot;&amp;SUBSTITUTE([$'lfs-clean'.B68];&quot;/&quot;;&quot;\&quot;)&amp;&quot;&quot;&quot; /V /Y&quot;" office:value-type="string" office:string-value="if exist &quot;P:\Web-Backup\www.danielelolli.it 2017-09-24 [aruba.it]\wp-content\uploads\mobiletheme.zip&quot; copy &quot;P:\Web-Backup\www.danielelolli.it 2017-09-24 [aruba.it]\wp-content\uploads\mobiletheme.zip&quot; &quot;uploads\mobiletheme.zip&quot; /V /Y" calcext:value-type="string">
            <text:p>if exist "P:\Web-Backup\www.danielelolli.it 2017-09-24 [aruba.it]\wp-content\uploads\mobiletheme.zip" copy "P:\Web-Backup\www.danielelolli.it 2017-09-24 [aruba.it]\wp-content\uploads\mobiletheme.zip" "uploads\mobiletheme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69];&quot;/&quot;;&quot;\&quot;)&amp;&quot;&quot;&quot; copy &quot;&quot;P:\Web-Backup\www.danielelolli.it 2017-09-24 [aruba.it]\wp-content\&quot;&amp;SUBSTITUTE([$'lfs-clean'.B69];&quot;/&quot;;&quot;\&quot;)&amp;&quot;&quot;&quot; &quot;&quot;&quot;&amp;SUBSTITUTE([$'lfs-clean'.B69];&quot;/&quot;;&quot;\&quot;)&amp;&quot;&quot;&quot; /V /Y&quot;" office:value-type="string" office:string-value="if exist &quot;P:\Web-Backup\www.danielelolli.it 2017-09-24 [aruba.it]\wp-content\uploads\pdf\2019-05-05-nethserver-6-x-expanding-capacity-by-adding-two-new-disks-in-mirror.pdf&quot; copy &quot;P:\Web-Backup\www.danielelolli.it 2017-09-24 [aruba.it]\wp-content\uploads\pdf\2019-05-05-nethserver-6-x-expanding-capacity-by-adding-two-new-disks-in-mirror.pdf&quot; &quot;uploads\pdf\2019-05-05-nethserver-6-x-expanding-capacity-by-adding-two-new-disks-in-mirror.pdf&quot; /V /Y" calcext:value-type="string">
            <text:p>if exist "P:\Web-Backup\www.danielelolli.it 2017-09-24 [aruba.it]\wp-content\uploads\pdf\2019-05-05-nethserver-6-x-expanding-capacity-by-adding-two-new-disks-in-mirror.pdf" copy "P:\Web-Backup\www.danielelolli.it 2017-09-24 [aruba.it]\wp-content\uploads\pdf\2019-05-05-nethserver-6-x-expanding-capacity-by-adding-two-new-disks-in-mirror.pdf" "uploads\pdf\2019-05-05-nethserver-6-x-expanding-capacity-by-adding-two-new-disks-in-mirror.pdf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70];&quot;/&quot;;&quot;\&quot;)&amp;&quot;&quot;&quot; copy &quot;&quot;P:\Web-Backup\www.danielelolli.it 2017-09-24 [aruba.it]\wp-content\&quot;&amp;SUBSTITUTE([$'lfs-clean'.B70];&quot;/&quot;;&quot;\&quot;)&amp;&quot;&quot;&quot; &quot;&quot;&quot;&amp;SUBSTITUTE([$'lfs-clean'.B70];&quot;/&quot;;&quot;\&quot;)&amp;&quot;&quot;&quot; /V /Y&quot;" office:value-type="string" office:string-value="if exist &quot;P:\Web-Backup\www.danielelolli.it 2017-09-24 [aruba.it]\wp-content\uploads\pdf\2019-06-11-nethserver-6-x-expanding-capacity-by-moving-ibay-to-two-new-disks-in-mirror.pdf&quot; copy &quot;P:\Web-Backup\www.danielelolli.it 2017-09-24 [aruba.it]\wp-content\uploads\pdf\2019-06-11-nethserver-6-x-expanding-capacity-by-moving-ibay-to-two-new-disks-in-mirror.pdf&quot; &quot;uploads\pdf\2019-06-11-nethserver-6-x-expanding-capacity-by-moving-ibay-to-two-new-disks-in-mirror.pdf&quot; /V /Y" calcext:value-type="string">
            <text:p>if exist "P:\Web-Backup\www.danielelolli.it 2017-09-24 [aruba.it]\wp-content\uploads\pdf\2019-06-11-nethserver-6-x-expanding-capacity-by-moving-ibay-to-two-new-disks-in-mirror.pdf" copy "P:\Web-Backup\www.danielelolli.it 2017-09-24 [aruba.it]\wp-content\uploads\pdf\2019-06-11-nethserver-6-x-expanding-capacity-by-moving-ibay-to-two-new-disks-in-mirror.pdf" "uploads\pdf\2019-06-11-nethserver-6-x-expanding-capacity-by-moving-ibay-to-two-new-disks-in-mirror.pdf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71];&quot;/&quot;;&quot;\&quot;)&amp;&quot;&quot;&quot; copy &quot;&quot;P:\Web-Backup\www.danielelolli.it 2017-09-24 [aruba.it]\wp-content\&quot;&amp;SUBSTITUTE([$'lfs-clean'.B71];&quot;/&quot;;&quot;\&quot;)&amp;&quot;&quot;&quot; &quot;&quot;&quot;&amp;SUBSTITUTE([$'lfs-clean'.B71];&quot;/&quot;;&quot;\&quot;)&amp;&quot;&quot;&quot; /V /Y&quot;" office:value-type="string" office:string-value="if exist &quot;P:\Web-Backup\www.danielelolli.it 2017-09-24 [aruba.it]\wp-content\uploads\socicon\_sources\128.zip&quot; copy &quot;P:\Web-Backup\www.danielelolli.it 2017-09-24 [aruba.it]\wp-content\uploads\socicon\_sources\128.zip&quot; &quot;uploads\socicon\_sources\128.zip&quot; /V /Y" calcext:value-type="string">
            <text:p>if exist "P:\Web-Backup\www.danielelolli.it 2017-09-24 [aruba.it]\wp-content\uploads\socicon\_sources\128.zip" copy "P:\Web-Backup\www.danielelolli.it 2017-09-24 [aruba.it]\wp-content\uploads\socicon\_sources\128.zip" "uploads\socicon\_sources\128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72];&quot;/&quot;;&quot;\&quot;)&amp;&quot;&quot;&quot; copy &quot;&quot;P:\Web-Backup\www.danielelolli.it 2017-09-24 [aruba.it]\wp-content\&quot;&amp;SUBSTITUTE([$'lfs-clean'.B72];&quot;/&quot;;&quot;\&quot;)&amp;&quot;&quot;&quot; &quot;&quot;&quot;&amp;SUBSTITUTE([$'lfs-clean'.B72];&quot;/&quot;;&quot;\&quot;)&amp;&quot;&quot;&quot; /V /Y&quot;" office:value-type="string" office:string-value="if exist &quot;P:\Web-Backup\www.danielelolli.it 2017-09-24 [aruba.it]\wp-content\uploads\socicon\_sources\16.zip&quot; copy &quot;P:\Web-Backup\www.danielelolli.it 2017-09-24 [aruba.it]\wp-content\uploads\socicon\_sources\16.zip&quot; &quot;uploads\socicon\_sources\16.zip&quot; /V /Y" calcext:value-type="string">
            <text:p>if exist "P:\Web-Backup\www.danielelolli.it 2017-09-24 [aruba.it]\wp-content\uploads\socicon\_sources\16.zip" copy "P:\Web-Backup\www.danielelolli.it 2017-09-24 [aruba.it]\wp-content\uploads\socicon\_sources\16.zip" "uploads\socicon\_sources\16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73];&quot;/&quot;;&quot;\&quot;)&amp;&quot;&quot;&quot; copy &quot;&quot;P:\Web-Backup\www.danielelolli.it 2017-09-24 [aruba.it]\wp-content\&quot;&amp;SUBSTITUTE([$'lfs-clean'.B73];&quot;/&quot;;&quot;\&quot;)&amp;&quot;&quot;&quot; &quot;&quot;&quot;&amp;SUBSTITUTE([$'lfs-clean'.B73];&quot;/&quot;;&quot;\&quot;)&amp;&quot;&quot;&quot; /V /Y&quot;" office:value-type="string" office:string-value="if exist &quot;P:\Web-Backup\www.danielelolli.it 2017-09-24 [aruba.it]\wp-content\uploads\socicon\_sources\256.zip&quot; copy &quot;P:\Web-Backup\www.danielelolli.it 2017-09-24 [aruba.it]\wp-content\uploads\socicon\_sources\256.zip&quot; &quot;uploads\socicon\_sources\256.zip&quot; /V /Y" calcext:value-type="string">
            <text:p>if exist "P:\Web-Backup\www.danielelolli.it 2017-09-24 [aruba.it]\wp-content\uploads\socicon\_sources\256.zip" copy "P:\Web-Backup\www.danielelolli.it 2017-09-24 [aruba.it]\wp-content\uploads\socicon\_sources\256.zip" "uploads\socicon\_sources\256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74];&quot;/&quot;;&quot;\&quot;)&amp;&quot;&quot;&quot; copy &quot;&quot;P:\Web-Backup\www.danielelolli.it 2017-09-24 [aruba.it]\wp-content\&quot;&amp;SUBSTITUTE([$'lfs-clean'.B74];&quot;/&quot;;&quot;\&quot;)&amp;&quot;&quot;&quot; &quot;&quot;&quot;&amp;SUBSTITUTE([$'lfs-clean'.B74];&quot;/&quot;;&quot;\&quot;)&amp;&quot;&quot;&quot; /V /Y&quot;" office:value-type="string" office:string-value="if exist &quot;P:\Web-Backup\www.danielelolli.it 2017-09-24 [aruba.it]\wp-content\uploads\socicon\_sources\32.zip&quot; copy &quot;P:\Web-Backup\www.danielelolli.it 2017-09-24 [aruba.it]\wp-content\uploads\socicon\_sources\32.zip&quot; &quot;uploads\socicon\_sources\32.zip&quot; /V /Y" calcext:value-type="string">
            <text:p>if exist "P:\Web-Backup\www.danielelolli.it 2017-09-24 [aruba.it]\wp-content\uploads\socicon\_sources\32.zip" copy "P:\Web-Backup\www.danielelolli.it 2017-09-24 [aruba.it]\wp-content\uploads\socicon\_sources\32.zip" "uploads\socicon\_sources\32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75];&quot;/&quot;;&quot;\&quot;)&amp;&quot;&quot;&quot; copy &quot;&quot;P:\Web-Backup\www.danielelolli.it 2017-09-24 [aruba.it]\wp-content\&quot;&amp;SUBSTITUTE([$'lfs-clean'.B75];&quot;/&quot;;&quot;\&quot;)&amp;&quot;&quot;&quot; &quot;&quot;&quot;&amp;SUBSTITUTE([$'lfs-clean'.B75];&quot;/&quot;;&quot;\&quot;)&amp;&quot;&quot;&quot; /V /Y&quot;" office:value-type="string" office:string-value="if exist &quot;P:\Web-Backup\www.danielelolli.it 2017-09-24 [aruba.it]\wp-content\uploads\socicon\_sources\64.zip&quot; copy &quot;P:\Web-Backup\www.danielelolli.it 2017-09-24 [aruba.it]\wp-content\uploads\socicon\_sources\64.zip&quot; &quot;uploads\socicon\_sources\64.zip&quot; /V /Y" calcext:value-type="string">
            <text:p>if exist "P:\Web-Backup\www.danielelolli.it 2017-09-24 [aruba.it]\wp-content\uploads\socicon\_sources\64.zip" copy "P:\Web-Backup\www.danielelolli.it 2017-09-24 [aruba.it]\wp-content\uploads\socicon\_sources\64.zip" "uploads\socicon\_sources\64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76];&quot;/&quot;;&quot;\&quot;)&amp;&quot;&quot;&quot; copy &quot;&quot;P:\Web-Backup\www.danielelolli.it 2017-09-24 [aruba.it]\wp-content\&quot;&amp;SUBSTITUTE([$'lfs-clean'.B76];&quot;/&quot;;&quot;\&quot;)&amp;&quot;&quot;&quot; &quot;&quot;&quot;&amp;SUBSTITUTE([$'lfs-clean'.B76];&quot;/&quot;;&quot;\&quot;)&amp;&quot;&quot;&quot; /V /Y&quot;" office:value-type="string" office:string-value="if exist &quot;P:\Web-Backup\www.danielelolli.it 2017-09-24 [aruba.it]\wp-content\uploads\socicon\_sources\96.zip&quot; copy &quot;P:\Web-Backup\www.danielelolli.it 2017-09-24 [aruba.it]\wp-content\uploads\socicon\_sources\96.zip&quot; &quot;uploads\socicon\_sources\96.zip&quot; /V /Y" calcext:value-type="string">
            <text:p>if exist "P:\Web-Backup\www.danielelolli.it 2017-09-24 [aruba.it]\wp-content\uploads\socicon\_sources\96.zip" copy "P:\Web-Backup\www.danielelolli.it 2017-09-24 [aruba.it]\wp-content\uploads\socicon\_sources\96.zip" "uploads\socicon\_sources\96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77];&quot;/&quot;;&quot;\&quot;)&amp;&quot;&quot;&quot; copy &quot;&quot;P:\Web-Backup\www.danielelolli.it 2017-09-24 [aruba.it]\wp-content\&quot;&amp;SUBSTITUTE([$'lfs-clean'.B77];&quot;/&quot;;&quot;\&quot;)&amp;&quot;&quot;&quot; &quot;&quot;&quot;&amp;SUBSTITUTE([$'lfs-clean'.B77];&quot;/&quot;;&quot;\&quot;)&amp;&quot;&quot;&quot; /V /Y&quot;" office:value-type="string" office:string-value="if exist &quot;P:\Web-Backup\www.danielelolli.it 2017-09-24 [aruba.it]\wp-content\uploads\socicon\_sources\socicon-font-v25.zip&quot; copy &quot;P:\Web-Backup\www.danielelolli.it 2017-09-24 [aruba.it]\wp-content\uploads\socicon\_sources\socicon-font-v25.zip&quot; &quot;uploads\socicon\_sources\socicon-font-v25.zip&quot; /V /Y" calcext:value-type="string">
            <text:p>if exist "P:\Web-Backup\www.danielelolli.it 2017-09-24 [aruba.it]\wp-content\uploads\socicon\_sources\socicon-font-v25.zip" copy "P:\Web-Backup\www.danielelolli.it 2017-09-24 [aruba.it]\wp-content\uploads\socicon\_sources\socicon-font-v25.zip" "uploads\socicon\_sources\socicon-font-v25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78];&quot;/&quot;;&quot;\&quot;)&amp;&quot;&quot;&quot; copy &quot;&quot;P:\Web-Backup\www.danielelolli.it 2017-09-24 [aruba.it]\wp-content\&quot;&amp;SUBSTITUTE([$'lfs-clean'.B78];&quot;/&quot;;&quot;\&quot;)&amp;&quot;&quot;&quot; &quot;&quot;&quot;&amp;SUBSTITUTE([$'lfs-clean'.B78];&quot;/&quot;;&quot;\&quot;)&amp;&quot;&quot;&quot; /V /Y&quot;" office:value-type="string" office:string-value="if exist &quot;P:\Web-Backup\www.danielelolli.it 2017-09-24 [aruba.it]\wp-content\uploads\socicon\_sources\socicon-howto.zip&quot; copy &quot;P:\Web-Backup\www.danielelolli.it 2017-09-24 [aruba.it]\wp-content\uploads\socicon\_sources\socicon-howto.zip&quot; &quot;uploads\socicon\_sources\socicon-howto.zip&quot; /V /Y" calcext:value-type="string">
            <text:p>if exist "P:\Web-Backup\www.danielelolli.it 2017-09-24 [aruba.it]\wp-content\uploads\socicon\_sources\socicon-howto.zip" copy "P:\Web-Backup\www.danielelolli.it 2017-09-24 [aruba.it]\wp-content\uploads\socicon\_sources\socicon-howto.zip" "uploads\socicon\_sources\socicon-howto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79];&quot;/&quot;;&quot;\&quot;)&amp;&quot;&quot;&quot; copy &quot;&quot;P:\Web-Backup\www.danielelolli.it 2017-09-24 [aruba.it]\wp-content\&quot;&amp;SUBSTITUTE([$'lfs-clean'.B79];&quot;/&quot;;&quot;\&quot;)&amp;&quot;&quot;&quot; &quot;&quot;&quot;&amp;SUBSTITUTE([$'lfs-clean'.B79];&quot;/&quot;;&quot;\&quot;)&amp;&quot;&quot;&quot; /V /Y&quot;" office:value-type="string" office:string-value="if exist &quot;P:\Web-Backup\www.danielelolli.it 2017-09-24 [aruba.it]\wp-content\laragon\akismet.4.1.4.zip&quot; copy &quot;P:\Web-Backup\www.danielelolli.it 2017-09-24 [aruba.it]\wp-content\laragon\akismet.4.1.4.zip&quot; &quot;laragon\akismet.4.1.4.zip&quot; /V /Y" calcext:value-type="string">
            <text:p>if exist "P:\Web-Backup\www.danielelolli.it 2017-09-24 [aruba.it]\wp-content\laragon\akismet.4.1.4.zip" copy "P:\Web-Backup\www.danielelolli.it 2017-09-24 [aruba.it]\wp-content\laragon\akismet.4.1.4.zip" "laragon\akismet.4.1.4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80];&quot;/&quot;;&quot;\&quot;)&amp;&quot;&quot;&quot; copy &quot;&quot;P:\Web-Backup\www.danielelolli.it 2017-09-24 [aruba.it]\wp-content\&quot;&amp;SUBSTITUTE([$'lfs-clean'.B80];&quot;/&quot;;&quot;\&quot;)&amp;&quot;&quot;&quot; &quot;&quot;&quot;&amp;SUBSTITUTE([$'lfs-clean'.B80];&quot;/&quot;;&quot;\&quot;)&amp;&quot;&quot;&quot; /V /Y&quot;" office:value-type="string" office:string-value="if exist &quot;P:\Web-Backup\www.danielelolli.it 2017-09-24 [aruba.it]\wp-content\laragon\astra.2.3.4.zip&quot; copy &quot;P:\Web-Backup\www.danielelolli.it 2017-09-24 [aruba.it]\wp-content\laragon\astra.2.3.4.zip&quot; &quot;laragon\astra.2.3.4.zip&quot; /V /Y" calcext:value-type="string">
            <text:p>if exist "P:\Web-Backup\www.danielelolli.it 2017-09-24 [aruba.it]\wp-content\laragon\astra.2.3.4.zip" copy "P:\Web-Backup\www.danielelolli.it 2017-09-24 [aruba.it]\wp-content\laragon\astra.2.3.4.zip" "laragon\astra.2.3.4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81];&quot;/&quot;;&quot;\&quot;)&amp;&quot;&quot;&quot; copy &quot;&quot;P:\Web-Backup\www.danielelolli.it 2017-09-24 [aruba.it]\wp-content\&quot;&amp;SUBSTITUTE([$'lfs-clean'.B81];&quot;/&quot;;&quot;\&quot;)&amp;&quot;&quot;&quot; &quot;&quot;&quot;&amp;SUBSTITUTE([$'lfs-clean'.B81];&quot;/&quot;;&quot;\&quot;)&amp;&quot;&quot;&quot; /V /Y&quot;" office:value-type="string" office:string-value="if exist &quot;P:\Web-Backup\www.danielelolli.it 2017-09-24 [aruba.it]\wp-content\laragon\elementor.2.9.7.zip&quot; copy &quot;P:\Web-Backup\www.danielelolli.it 2017-09-24 [aruba.it]\wp-content\laragon\elementor.2.9.7.zip&quot; &quot;laragon\elementor.2.9.7.zip&quot; /V /Y" calcext:value-type="string">
            <text:p>if exist "P:\Web-Backup\www.danielelolli.it 2017-09-24 [aruba.it]\wp-content\laragon\elementor.2.9.7.zip" copy "P:\Web-Backup\www.danielelolli.it 2017-09-24 [aruba.it]\wp-content\laragon\elementor.2.9.7.zip" "laragon\elementor.2.9.7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82];&quot;/&quot;;&quot;\&quot;)&amp;&quot;&quot;&quot; copy &quot;&quot;P:\Web-Backup\www.danielelolli.it 2017-09-24 [aruba.it]\wp-content\&quot;&amp;SUBSTITUTE([$'lfs-clean'.B82];&quot;/&quot;;&quot;\&quot;)&amp;&quot;&quot;&quot; &quot;&quot;&quot;&amp;SUBSTITUTE([$'lfs-clean'.B82];&quot;/&quot;;&quot;\&quot;)&amp;&quot;&quot;&quot; /V /Y&quot;" office:value-type="string" office:string-value="if exist &quot;P:\Web-Backup\www.danielelolli.it 2017-09-24 [aruba.it]\wp-content\laragon\generatepress.2.4.2.zip&quot; copy &quot;P:\Web-Backup\www.danielelolli.it 2017-09-24 [aruba.it]\wp-content\laragon\generatepress.2.4.2.zip&quot; &quot;laragon\generatepress.2.4.2.zip&quot; /V /Y" calcext:value-type="string">
            <text:p>if exist "P:\Web-Backup\www.danielelolli.it 2017-09-24 [aruba.it]\wp-content\laragon\generatepress.2.4.2.zip" copy "P:\Web-Backup\www.danielelolli.it 2017-09-24 [aruba.it]\wp-content\laragon\generatepress.2.4.2.zip" "laragon\generatepress.2.4.2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83];&quot;/&quot;;&quot;\&quot;)&amp;&quot;&quot;&quot; copy &quot;&quot;P:\Web-Backup\www.danielelolli.it 2017-09-24 [aruba.it]\wp-content\&quot;&amp;SUBSTITUTE([$'lfs-clean'.B83];&quot;/&quot;;&quot;\&quot;)&amp;&quot;&quot;&quot; &quot;&quot;&quot;&amp;SUBSTITUTE([$'lfs-clean'.B83];&quot;/&quot;;&quot;\&quot;)&amp;&quot;&quot;&quot; /V /Y&quot;" office:value-type="string" office:string-value="if exist &quot;P:\Web-Backup\www.danielelolli.it 2017-09-24 [aruba.it]\wp-content\laragon\hello-elementor.2.2.2.zip&quot; copy &quot;P:\Web-Backup\www.danielelolli.it 2017-09-24 [aruba.it]\wp-content\laragon\hello-elementor.2.2.2.zip&quot; &quot;laragon\hello-elementor.2.2.2.zip&quot; /V /Y" calcext:value-type="string">
            <text:p>if exist "P:\Web-Backup\www.danielelolli.it 2017-09-24 [aruba.it]\wp-content\laragon\hello-elementor.2.2.2.zip" copy "P:\Web-Backup\www.danielelolli.it 2017-09-24 [aruba.it]\wp-content\laragon\hello-elementor.2.2.2.zip" "laragon\hello-elementor.2.2.2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84];&quot;/&quot;;&quot;\&quot;)&amp;&quot;&quot;&quot; copy &quot;&quot;P:\Web-Backup\www.danielelolli.it 2017-09-24 [aruba.it]\wp-content\&quot;&amp;SUBSTITUTE([$'lfs-clean'.B84];&quot;/&quot;;&quot;\&quot;)&amp;&quot;&quot;&quot; &quot;&quot;&quot;&amp;SUBSTITUTE([$'lfs-clean'.B84];&quot;/&quot;;&quot;\&quot;)&amp;&quot;&quot;&quot; /V /Y&quot;" office:value-type="string" office:string-value="if exist &quot;P:\Web-Backup\www.danielelolli.it 2017-09-24 [aruba.it]\wp-content\laragon\httpd-2.4.41-win64-VS16.zip&quot; copy &quot;P:\Web-Backup\www.danielelolli.it 2017-09-24 [aruba.it]\wp-content\laragon\httpd-2.4.41-win64-VS16.zip&quot; &quot;laragon\httpd-2.4.41-win64-VS16.zip&quot; /V /Y" calcext:value-type="string">
            <text:p>if exist "P:\Web-Backup\www.danielelolli.it 2017-09-24 [aruba.it]\wp-content\laragon\httpd-2.4.41-win64-VS16.zip" copy "P:\Web-Backup\www.danielelolli.it 2017-09-24 [aruba.it]\wp-content\laragon\httpd-2.4.41-win64-VS16.zip" "laragon\httpd-2.4.41-win64-VS16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85];&quot;/&quot;;&quot;\&quot;)&amp;&quot;&quot;&quot; copy &quot;&quot;P:\Web-Backup\www.danielelolli.it 2017-09-24 [aruba.it]\wp-content\&quot;&amp;SUBSTITUTE([$'lfs-clean'.B85];&quot;/&quot;;&quot;\&quot;)&amp;&quot;&quot;&quot; &quot;&quot;&quot;&amp;SUBSTITUTE([$'lfs-clean'.B85];&quot;/&quot;;&quot;\&quot;)&amp;&quot;&quot;&quot; /V /Y&quot;" office:value-type="string" office:string-value="if exist &quot;P:\Web-Backup\www.danielelolli.it 2017-09-24 [aruba.it]\wp-content\laragon\laragon.7z&quot; copy &quot;P:\Web-Backup\www.danielelolli.it 2017-09-24 [aruba.it]\wp-content\laragon\laragon.7z&quot; &quot;laragon\laragon.7z&quot; /V /Y" calcext:value-type="string">
            <text:p>if exist "P:\Web-Backup\www.danielelolli.it 2017-09-24 [aruba.it]\wp-content\laragon\laragon.7z" copy "P:\Web-Backup\www.danielelolli.it 2017-09-24 [aruba.it]\wp-content\laragon\laragon.7z" "laragon\laragon.7z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86];&quot;/&quot;;&quot;\&quot;)&amp;&quot;&quot;&quot; copy &quot;&quot;P:\Web-Backup\www.danielelolli.it 2017-09-24 [aruba.it]\wp-content\&quot;&amp;SUBSTITUTE([$'lfs-clean'.B86];&quot;/&quot;;&quot;\&quot;)&amp;&quot;&quot;&quot; &quot;&quot;&quot;&amp;SUBSTITUTE([$'lfs-clean'.B86];&quot;/&quot;;&quot;\&quot;)&amp;&quot;&quot;&quot; /V /Y&quot;" office:value-type="string" office:string-value="if exist &quot;P:\Web-Backup\www.danielelolli.it 2017-09-24 [aruba.it]\wp-content\laragon\mariadb-10.4.12-winx64.zip&quot; copy &quot;P:\Web-Backup\www.danielelolli.it 2017-09-24 [aruba.it]\wp-content\laragon\mariadb-10.4.12-winx64.zip&quot; &quot;laragon\mariadb-10.4.12-winx64.zip&quot; /V /Y" calcext:value-type="string">
            <text:p>if exist "P:\Web-Backup\www.danielelolli.it 2017-09-24 [aruba.it]\wp-content\laragon\mariadb-10.4.12-winx64.zip" copy "P:\Web-Backup\www.danielelolli.it 2017-09-24 [aruba.it]\wp-content\laragon\mariadb-10.4.12-winx64.zip" "laragon\mariadb-10.4.12-winx64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87];&quot;/&quot;;&quot;\&quot;)&amp;&quot;&quot;&quot; copy &quot;&quot;P:\Web-Backup\www.danielelolli.it 2017-09-24 [aruba.it]\wp-content\&quot;&amp;SUBSTITUTE([$'lfs-clean'.B87];&quot;/&quot;;&quot;\&quot;)&amp;&quot;&quot;&quot; &quot;&quot;&quot;&amp;SUBSTITUTE([$'lfs-clean'.B87];&quot;/&quot;;&quot;\&quot;)&amp;&quot;&quot;&quot; /V /Y&quot;" office:value-type="string" office:string-value="if exist &quot;P:\Web-Backup\www.danielelolli.it 2017-09-24 [aruba.it]\wp-content\laragon\minimal-coming-soon-maintenance-mode.2.17.zip&quot; copy &quot;P:\Web-Backup\www.danielelolli.it 2017-09-24 [aruba.it]\wp-content\laragon\minimal-coming-soon-maintenance-mode.2.17.zip&quot; &quot;laragon\minimal-coming-soon-maintenance-mode.2.17.zip&quot; /V /Y" calcext:value-type="string">
            <text:p>if exist "P:\Web-Backup\www.danielelolli.it 2017-09-24 [aruba.it]\wp-content\laragon\minimal-coming-soon-maintenance-mode.2.17.zip" copy "P:\Web-Backup\www.danielelolli.it 2017-09-24 [aruba.it]\wp-content\laragon\minimal-coming-soon-maintenance-mode.2.17.zip" "laragon\minimal-coming-soon-maintenance-mode.2.17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88];&quot;/&quot;;&quot;\&quot;)&amp;&quot;&quot;&quot; copy &quot;&quot;P:\Web-Backup\www.danielelolli.it 2017-09-24 [aruba.it]\wp-content\&quot;&amp;SUBSTITUTE([$'lfs-clean'.B88];&quot;/&quot;;&quot;\&quot;)&amp;&quot;&quot;&quot; &quot;&quot;&quot;&amp;SUBSTITUTE([$'lfs-clean'.B88];&quot;/&quot;;&quot;\&quot;)&amp;&quot;&quot;&quot; /V /Y&quot;" office:value-type="string" office:string-value="if exist &quot;P:\Web-Backup\www.danielelolli.it 2017-09-24 [aruba.it]\wp-content\laragon\mysql-5.7.29-winx64.zip&quot; copy &quot;P:\Web-Backup\www.danielelolli.it 2017-09-24 [aruba.it]\wp-content\laragon\mysql-5.7.29-winx64.zip&quot; &quot;laragon\mysql-5.7.29-winx64.zip&quot; /V /Y" calcext:value-type="string">
            <text:p>if exist "P:\Web-Backup\www.danielelolli.it 2017-09-24 [aruba.it]\wp-content\laragon\mysql-5.7.29-winx64.zip" copy "P:\Web-Backup\www.danielelolli.it 2017-09-24 [aruba.it]\wp-content\laragon\mysql-5.7.29-winx64.zip" "laragon\mysql-5.7.29-winx64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89];&quot;/&quot;;&quot;\&quot;)&amp;&quot;&quot;&quot; copy &quot;&quot;P:\Web-Backup\www.danielelolli.it 2017-09-24 [aruba.it]\wp-content\&quot;&amp;SUBSTITUTE([$'lfs-clean'.B89];&quot;/&quot;;&quot;\&quot;)&amp;&quot;&quot;&quot; &quot;&quot;&quot;&amp;SUBSTITUTE([$'lfs-clean'.B89];&quot;/&quot;;&quot;\&quot;)&amp;&quot;&quot;&quot; /V /Y&quot;" office:value-type="string" office:string-value="if exist &quot;P:\Web-Backup\www.danielelolli.it 2017-09-24 [aruba.it]\wp-content\laragon\mysql-8.0.19-winx64.zip&quot; copy &quot;P:\Web-Backup\www.danielelolli.it 2017-09-24 [aruba.it]\wp-content\laragon\mysql-8.0.19-winx64.zip&quot; &quot;laragon\mysql-8.0.19-winx64.zip&quot; /V /Y" calcext:value-type="string">
            <text:p>if exist "P:\Web-Backup\www.danielelolli.it 2017-09-24 [aruba.it]\wp-content\laragon\mysql-8.0.19-winx64.zip" copy "P:\Web-Backup\www.danielelolli.it 2017-09-24 [aruba.it]\wp-content\laragon\mysql-8.0.19-winx64.zip" "laragon\mysql-8.0.19-winx64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90];&quot;/&quot;;&quot;\&quot;)&amp;&quot;&quot;&quot; copy &quot;&quot;P:\Web-Backup\www.danielelolli.it 2017-09-24 [aruba.it]\wp-content\&quot;&amp;SUBSTITUTE([$'lfs-clean'.B90];&quot;/&quot;;&quot;\&quot;)&amp;&quot;&quot;&quot; &quot;&quot;&quot;&amp;SUBSTITUTE([$'lfs-clean'.B90];&quot;/&quot;;&quot;\&quot;)&amp;&quot;&quot;&quot; /V /Y&quot;" office:value-type="string" office:string-value="if exist &quot;P:\Web-Backup\www.danielelolli.it 2017-09-24 [aruba.it]\wp-content\laragon\php-7.4.4-nts-Win32-vc15-x64.zip&quot; copy &quot;P:\Web-Backup\www.danielelolli.it 2017-09-24 [aruba.it]\wp-content\laragon\php-7.4.4-nts-Win32-vc15-x64.zip&quot; &quot;laragon\php-7.4.4-nts-Win32-vc15-x64.zip&quot; /V /Y" calcext:value-type="string">
            <text:p>if exist "P:\Web-Backup\www.danielelolli.it 2017-09-24 [aruba.it]\wp-content\laragon\php-7.4.4-nts-Win32-vc15-x64.zip" copy "P:\Web-Backup\www.danielelolli.it 2017-09-24 [aruba.it]\wp-content\laragon\php-7.4.4-nts-Win32-vc15-x64.zip" "laragon\php-7.4.4-nts-Win32-vc15-x64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91];&quot;/&quot;;&quot;\&quot;)&amp;&quot;&quot;&quot; copy &quot;&quot;P:\Web-Backup\www.danielelolli.it 2017-09-24 [aruba.it]\wp-content\&quot;&amp;SUBSTITUTE([$'lfs-clean'.B91];&quot;/&quot;;&quot;\&quot;)&amp;&quot;&quot;&quot; &quot;&quot;&quot;&amp;SUBSTITUTE([$'lfs-clean'.B91];&quot;/&quot;;&quot;\&quot;)&amp;&quot;&quot;&quot; /V /Y&quot;" office:value-type="string" office:string-value="if exist &quot;P:\Web-Backup\www.danielelolli.it 2017-09-24 [aruba.it]\wp-content\laragon\phpMyAdmin-5.0.2-all-languages.zip&quot; copy &quot;P:\Web-Backup\www.danielelolli.it 2017-09-24 [aruba.it]\wp-content\laragon\phpMyAdmin-5.0.2-all-languages.zip&quot; &quot;laragon\phpMyAdmin-5.0.2-all-languages.zip&quot; /V /Y" calcext:value-type="string">
            <text:p>if exist "P:\Web-Backup\www.danielelolli.it 2017-09-24 [aruba.it]\wp-content\laragon\phpMyAdmin-5.0.2-all-languages.zip" copy "P:\Web-Backup\www.danielelolli.it 2017-09-24 [aruba.it]\wp-content\laragon\phpMyAdmin-5.0.2-all-languages.zip" "laragon\phpMyAdmin-5.0.2-all-languages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92];&quot;/&quot;;&quot;\&quot;)&amp;&quot;&quot;&quot; copy &quot;&quot;P:\Web-Backup\www.danielelolli.it 2017-09-24 [aruba.it]\wp-content\&quot;&amp;SUBSTITUTE([$'lfs-clean'.B92];&quot;/&quot;;&quot;\&quot;)&amp;&quot;&quot;&quot; &quot;&quot;&quot;&amp;SUBSTITUTE([$'lfs-clean'.B92];&quot;/&quot;;&quot;\&quot;)&amp;&quot;&quot;&quot; /V /Y&quot;" office:value-type="string" office:string-value="if exist &quot;P:\Web-Backup\www.danielelolli.it 2017-09-24 [aruba.it]\wp-content\laragon\static-html-output-plugin.6.6.7.zip&quot; copy &quot;P:\Web-Backup\www.danielelolli.it 2017-09-24 [aruba.it]\wp-content\laragon\static-html-output-plugin.6.6.7.zip&quot; &quot;laragon\static-html-output-plugin.6.6.7.zip&quot; /V /Y" calcext:value-type="string">
            <text:p>if exist "P:\Web-Backup\www.danielelolli.it 2017-09-24 [aruba.it]\wp-content\laragon\static-html-output-plugin.6.6.7.zip" copy "P:\Web-Backup\www.danielelolli.it 2017-09-24 [aruba.it]\wp-content\laragon\static-html-output-plugin.6.6.7.zip" "laragon\static-html-output-plugin.6.6.7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93];&quot;/&quot;;&quot;\&quot;)&amp;&quot;&quot;&quot; copy &quot;&quot;P:\Web-Backup\www.danielelolli.it 2017-09-24 [aruba.it]\wp-content\&quot;&amp;SUBSTITUTE([$'lfs-clean'.B93];&quot;/&quot;;&quot;\&quot;)&amp;&quot;&quot;&quot; &quot;&quot;&quot;&amp;SUBSTITUTE([$'lfs-clean'.B93];&quot;/&quot;;&quot;\&quot;)&amp;&quot;&quot;&quot; /V /Y&quot;" office:value-type="string" office:string-value="if exist &quot;P:\Web-Backup\www.danielelolli.it 2017-09-24 [aruba.it]\wp-content\laragon\updraftplus.1.16.22.zip&quot; copy &quot;P:\Web-Backup\www.danielelolli.it 2017-09-24 [aruba.it]\wp-content\laragon\updraftplus.1.16.22.zip&quot; &quot;laragon\updraftplus.1.16.22.zip&quot; /V /Y" calcext:value-type="string">
            <text:p>if exist "P:\Web-Backup\www.danielelolli.it 2017-09-24 [aruba.it]\wp-content\laragon\updraftplus.1.16.22.zip" copy "P:\Web-Backup\www.danielelolli.it 2017-09-24 [aruba.it]\wp-content\laragon\updraftplus.1.16.22.zip" "laragon\updraftplus.1.16.22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94];&quot;/&quot;;&quot;\&quot;)&amp;&quot;&quot;&quot; copy &quot;&quot;P:\Web-Backup\www.danielelolli.it 2017-09-24 [aruba.it]\wp-content\&quot;&amp;SUBSTITUTE([$'lfs-clean'.B94];&quot;/&quot;;&quot;\&quot;)&amp;&quot;&quot;&quot; &quot;&quot;&quot;&amp;SUBSTITUTE([$'lfs-clean'.B94];&quot;/&quot;;&quot;\&quot;)&amp;&quot;&quot;&quot; /V /Y&quot;" office:value-type="string" office:string-value="if exist &quot;P:\Web-Backup\www.danielelolli.it 2017-09-24 [aruba.it]\wp-content\laragon\wordpress-5.3.2-it_IT-UncleDan.zip&quot; copy &quot;P:\Web-Backup\www.danielelolli.it 2017-09-24 [aruba.it]\wp-content\laragon\wordpress-5.3.2-it_IT-UncleDan.zip&quot; &quot;laragon\wordpress-5.3.2-it_IT-UncleDan.zip&quot; /V /Y" calcext:value-type="string">
            <text:p>if exist "P:\Web-Backup\www.danielelolli.it 2017-09-24 [aruba.it]\wp-content\laragon\wordpress-5.3.2-it_IT-UncleDan.zip" copy "P:\Web-Backup\www.danielelolli.it 2017-09-24 [aruba.it]\wp-content\laragon\wordpress-5.3.2-it_IT-UncleDan.zip" "laragon\wordpress-5.3.2-it_IT-UncleDan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95];&quot;/&quot;;&quot;\&quot;)&amp;&quot;&quot;&quot; copy &quot;&quot;P:\Web-Backup\www.danielelolli.it 2017-09-24 [aruba.it]\wp-content\&quot;&amp;SUBSTITUTE([$'lfs-clean'.B95];&quot;/&quot;;&quot;\&quot;)&amp;&quot;&quot;&quot; &quot;&quot;&quot;&amp;SUBSTITUTE([$'lfs-clean'.B95];&quot;/&quot;;&quot;\&quot;)&amp;&quot;&quot;&quot; /V /Y&quot;" office:value-type="string" office:string-value="if exist &quot;P:\Web-Backup\www.danielelolli.it 2017-09-24 [aruba.it]\wp-content\laragon\wordpress-5.3.2-it_IT.zip&quot; copy &quot;P:\Web-Backup\www.danielelolli.it 2017-09-24 [aruba.it]\wp-content\laragon\wordpress-5.3.2-it_IT.zip&quot; &quot;laragon\wordpress-5.3.2-it_IT.zip&quot; /V /Y" calcext:value-type="string">
            <text:p>if exist "P:\Web-Backup\www.danielelolli.it 2017-09-24 [aruba.it]\wp-content\laragon\wordpress-5.3.2-it_IT.zip" copy "P:\Web-Backup\www.danielelolli.it 2017-09-24 [aruba.it]\wp-content\laragon\wordpress-5.3.2-it_IT.zip" "laragon\wordpress-5.3.2-it_IT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96];&quot;/&quot;;&quot;\&quot;)&amp;&quot;&quot;&quot; copy &quot;&quot;P:\Web-Backup\www.danielelolli.it 2017-09-24 [aruba.it]\wp-content\&quot;&amp;SUBSTITUTE([$'lfs-clean'.B96];&quot;/&quot;;&quot;\&quot;)&amp;&quot;&quot;&quot; &quot;&quot;&quot;&amp;SUBSTITUTE([$'lfs-clean'.B96];&quot;/&quot;;&quot;\&quot;)&amp;&quot;&quot;&quot; /V /Y&quot;" office:value-type="string" office:string-value="if exist &quot;P:\Web-Backup\www.danielelolli.it 2017-09-24 [aruba.it]\wp-content\laragon\wordpress-5.3.2.zip&quot; copy &quot;P:\Web-Backup\www.danielelolli.it 2017-09-24 [aruba.it]\wp-content\laragon\wordpress-5.3.2.zip&quot; &quot;laragon\wordpress-5.3.2.zip&quot; /V /Y" calcext:value-type="string">
            <text:p>if exist "P:\Web-Backup\www.danielelolli.it 2017-09-24 [aruba.it]\wp-content\laragon\wordpress-5.3.2.zip" copy "P:\Web-Backup\www.danielelolli.it 2017-09-24 [aruba.it]\wp-content\laragon\wordpress-5.3.2.zip" "laragon\wordpress-5.3.2.zip" /V /Y</text:p>
          </table:table-cell>
        </table:table-row>
        <table:table-row table:style-name="ro2">
          <table:table-cell table:formula="of:=&quot;if exist &quot;&quot;P:\Web-Backup\www.danielelolli.it 2017-09-24 [aruba.it]\wp-content\&quot;&amp;SUBSTITUTE([$'lfs-clean'.B97];&quot;/&quot;;&quot;\&quot;)&amp;&quot;&quot;&quot; copy &quot;&quot;P:\Web-Backup\www.danielelolli.it 2017-09-24 [aruba.it]\wp-content\&quot;&amp;SUBSTITUTE([$'lfs-clean'.B97];&quot;/&quot;;&quot;\&quot;)&amp;&quot;&quot;&quot; &quot;&quot;&quot;&amp;SUBSTITUTE([$'lfs-clean'.B97];&quot;/&quot;;&quot;\&quot;)&amp;&quot;&quot;&quot; /V /Y&quot;" office:value-type="string" office:string-value="if exist &quot;P:\Web-Backup\www.danielelolli.it 2017-09-24 [aruba.it]\wp-content\laragon\wp-file-manager.zip&quot; copy &quot;P:\Web-Backup\www.danielelolli.it 2017-09-24 [aruba.it]\wp-content\laragon\wp-file-manager.zip&quot; &quot;laragon\wp-file-manager.zip&quot; /V /Y" calcext:value-type="string">
            <text:p>if exist "P:\Web-Backup\www.danielelolli.it 2017-09-24 [aruba.it]\wp-content\laragon\wp-file-manager.zip" copy "P:\Web-Backup\www.danielelolli.it 2017-09-24 [aruba.it]\wp-content\laragon\wp-file-manager.zip" "laragon\wp-file-manager.zip" /V /Y</text:p>
          </table:table-cell>
        </table:table-row>
        <table:table-row table:style-name="ro2">
          <table:table-cell office:value-type="string" calcext:value-type="string">
            <text:p>@rem COPY BASKET PHOTO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1];&quot;/&quot;;&quot;\&quot;);&quot;uploads\basket-photo&quot;;&quot;files\archive\Basket&quot;)&amp;&quot;&quot;&quot; copy &quot;&quot;P:\Web-Backup\www.danielelolli.it 2017-09-24 [aruba.it]\&quot;&amp;SUBSTITUTE(SUBSTITUTE([$'lfs-clean'.B1];&quot;/&quot;;&quot;\&quot;);&quot;uploads\basket-photo&quot;;&quot;files\archive\Basket&quot;)&amp;&quot;&quot;&quot; &quot;&quot;&quot;&amp;SUBSTITUTE([$'lfs-clean'.B1];&quot;/&quot;;&quot;\&quot;)&amp;&quot;&quot;&quot; /V /Y&quot;" office:value-type="string" office:string-value="if exist &quot;P:\Web-Backup\www.danielelolli.it 2017-09-24 [aruba.it]\files\frank70\Immagini CD\frank70-Hokulo - 2007 - Nick E Password [Cover PROVVISORIE].zip&quot; copy &quot;P:\Web-Backup\www.danielelolli.it 2017-09-24 [aruba.it]\files\frank70\Immagini CD\frank70-Hokulo - 2007 - Nick E Password [Cover PROVVISORIE].zip&quot; &quot;files\frank70\Immagini CD\frank70-Hokulo - 2007 - Nick E Password [Cover PROVVISORIE].zip&quot; /V /Y" calcext:value-type="string">
            <text:p>if exist "P:\Web-Backup\www.danielelolli.it 2017-09-24 [aruba.it]\files\frank70\Immagini CD\frank70-Hokulo - 2007 - Nick E Password [Cover PROVVISORIE].zip" copy "P:\Web-Backup\www.danielelolli.it 2017-09-24 [aruba.it]\files\frank70\Immagini CD\frank70-Hokulo - 2007 - Nick E Password [Cover PROVVISORIE].zip" "files\frank70\Immagini CD\frank70-Hokulo - 2007 - Nick E Password [Cover PROVVISORIE]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2];&quot;/&quot;;&quot;\&quot;);&quot;uploads\basket-photo&quot;;&quot;files\archive\Basket&quot;)&amp;&quot;&quot;&quot; copy &quot;&quot;P:\Web-Backup\www.danielelolli.it 2017-09-24 [aruba.it]\&quot;&amp;SUBSTITUTE(SUBSTITUTE([$'lfs-clean'.B2];&quot;/&quot;;&quot;\&quot;);&quot;uploads\basket-photo&quot;;&quot;files\archive\Basket&quot;)&amp;&quot;&quot;&quot; &quot;&quot;&quot;&amp;SUBSTITUTE([$'lfs-clean'.B2];&quot;/&quot;;&quot;\&quot;)&amp;&quot;&quot;&quot; /V /Y&quot;" office:value-type="string" office:string-value="if exist &quot;P:\Web-Backup\www.danielelolli.it 2017-09-24 [aruba.it]\files\frank70\Pre-release\frank70-Hokulo - 2007 - Nickname E Password (Hattrick Revisited).zip&quot; copy &quot;P:\Web-Backup\www.danielelolli.it 2017-09-24 [aruba.it]\files\frank70\Pre-release\frank70-Hokulo - 2007 - Nickname E Password (Hattrick Revisited).zip&quot; &quot;files\frank70\Pre-release\frank70-Hokulo - 2007 - Nickname E Password (Hattrick Revisited).zip&quot; /V /Y" calcext:value-type="string">
            <text:p>if exist "P:\Web-Backup\www.danielelolli.it 2017-09-24 [aruba.it]\files\frank70\Pre-release\frank70-Hokulo - 2007 - Nickname E Password (Hattrick Revisited).zip" copy "P:\Web-Backup\www.danielelolli.it 2017-09-24 [aruba.it]\files\frank70\Pre-release\frank70-Hokulo - 2007 - Nickname E Password (Hattrick Revisited).zip" "files\frank70\Pre-release\frank70-Hokulo - 2007 - Nickname E Password (Hattrick Revisited)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3];&quot;/&quot;;&quot;\&quot;);&quot;uploads\basket-photo&quot;;&quot;files\archive\Basket&quot;)&amp;&quot;&quot;&quot; copy &quot;&quot;P:\Web-Backup\www.danielelolli.it 2017-09-24 [aruba.it]\&quot;&amp;SUBSTITUTE(SUBSTITUTE([$'lfs-clean'.B3];&quot;/&quot;;&quot;\&quot;);&quot;uploads\basket-photo&quot;;&quot;files\archive\Basket&quot;)&amp;&quot;&quot;&quot; &quot;&quot;&quot;&amp;SUBSTITUTE([$'lfs-clean'.B3];&quot;/&quot;;&quot;\&quot;)&amp;&quot;&quot;&quot; /V /Y&quot;" office:value-type="string" office:string-value="if exist &quot;P:\Web-Backup\www.danielelolli.it 2017-09-24 [aruba.it]\files\frank70\Singoli e Inediti\frank70 - Singoli e Inediti.zip&quot; copy &quot;P:\Web-Backup\www.danielelolli.it 2017-09-24 [aruba.it]\files\frank70\Singoli e Inediti\frank70 - Singoli e Inediti.zip&quot; &quot;files\frank70\Singoli e Inediti\frank70 - Singoli e Inediti.zip&quot; /V /Y" calcext:value-type="string">
            <text:p>if exist "P:\Web-Backup\www.danielelolli.it 2017-09-24 [aruba.it]\files\frank70\Singoli e Inediti\frank70 - Singoli e Inediti.zip" copy "P:\Web-Backup\www.danielelolli.it 2017-09-24 [aruba.it]\files\frank70\Singoli e Inediti\frank70 - Singoli e Inediti.zip" "files\frank70\Singoli e Inediti\frank70 - Singoli e Inediti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4];&quot;/&quot;;&quot;\&quot;);&quot;uploads\basket-photo&quot;;&quot;files\archive\Basket&quot;)&amp;&quot;&quot;&quot; copy &quot;&quot;P:\Web-Backup\www.danielelolli.it 2017-09-24 [aruba.it]\&quot;&amp;SUBSTITUTE(SUBSTITUTE([$'lfs-clean'.B4];&quot;/&quot;;&quot;\&quot;);&quot;uploads\basket-photo&quot;;&quot;files\archive\Basket&quot;)&amp;&quot;&quot;&quot; &quot;&quot;&quot;&amp;SUBSTITUTE([$'lfs-clean'.B4];&quot;/&quot;;&quot;\&quot;)&amp;&quot;&quot;&quot; /V /Y&quot;" office:value-type="string" office:string-value="if exist &quot;P:\Web-Backup\www.danielelolli.it 2017-09-24 [aruba.it]\files\frank70\frank70-Hokulo - 2007 - Nick E Password (Hattrick Revisited).zip&quot; copy &quot;P:\Web-Backup\www.danielelolli.it 2017-09-24 [aruba.it]\files\frank70\frank70-Hokulo - 2007 - Nick E Password (Hattrick Revisited).zip&quot; &quot;files\frank70\frank70-Hokulo - 2007 - Nick E Password (Hattrick Revisited).zip&quot; /V /Y" calcext:value-type="string">
            <text:p>if exist "P:\Web-Backup\www.danielelolli.it 2017-09-24 [aruba.it]\files\frank70\frank70-Hokulo - 2007 - Nick E Password (Hattrick Revisited).zip" copy "P:\Web-Backup\www.danielelolli.it 2017-09-24 [aruba.it]\files\frank70\frank70-Hokulo - 2007 - Nick E Password (Hattrick Revisited).zip" "files\frank70\frank70-Hokulo - 2007 - Nick E Password (Hattrick Revisited)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5];&quot;/&quot;;&quot;\&quot;);&quot;uploads\basket-photo&quot;;&quot;files\archive\Basket&quot;)&amp;&quot;&quot;&quot; copy &quot;&quot;P:\Web-Backup\www.danielelolli.it 2017-09-24 [aruba.it]\&quot;&amp;SUBSTITUTE(SUBSTITUTE([$'lfs-clean'.B5];&quot;/&quot;;&quot;\&quot;);&quot;uploads\basket-photo&quot;;&quot;files\archive\Basket&quot;)&amp;&quot;&quot;&quot; &quot;&quot;&quot;&amp;SUBSTITUTE([$'lfs-clean'.B5];&quot;/&quot;;&quot;\&quot;)&amp;&quot;&quot;&quot; /V /Y&quot;" office:value-type="string" office:string-value="if exist &quot;P:\Web-Backup\www.danielelolli.it 2017-09-24 [aruba.it]\gallery\thumbsup.db&quot; copy &quot;P:\Web-Backup\www.danielelolli.it 2017-09-24 [aruba.it]\gallery\thumbsup.db&quot; &quot;gallery\thumbsup.db&quot; /V /Y" calcext:value-type="string">
            <text:p>if exist "P:\Web-Backup\www.danielelolli.it 2017-09-24 [aruba.it]\gallery\thumbsup.db" copy "P:\Web-Backup\www.danielelolli.it 2017-09-24 [aruba.it]\gallery\thumbsup.db" "gallery\thumbsup.db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6];&quot;/&quot;;&quot;\&quot;);&quot;uploads\basket-photo&quot;;&quot;files\archive\Basket&quot;)&amp;&quot;&quot;&quot; copy &quot;&quot;P:\Web-Backup\www.danielelolli.it 2017-09-24 [aruba.it]\&quot;&amp;SUBSTITUTE(SUBSTITUTE([$'lfs-clean'.B6];&quot;/&quot;;&quot;\&quot;);&quot;uploads\basket-photo&quot;;&quot;files\archive\Basket&quot;)&amp;&quot;&quot;&quot; &quot;&quot;&quot;&amp;SUBSTITUTE([$'lfs-clean'.B6];&quot;/&quot;;&quot;\&quot;)&amp;&quot;&quot;&quot; /V /Y&quot;" office:value-type="string" office:string-value="if exist &quot;P:\Web-Backup\www.danielelolli.it 2017-09-24 [aruba.it]\uploads\2008\05\custom-smilies12.zip&quot; copy &quot;P:\Web-Backup\www.danielelolli.it 2017-09-24 [aruba.it]\uploads\2008\05\custom-smilies12.zip&quot; &quot;uploads\2008\05\custom-smilies12.zip&quot; /V /Y" calcext:value-type="string">
            <text:p>if exist "P:\Web-Backup\www.danielelolli.it 2017-09-24 [aruba.it]\uploads\2008\05\custom-smilies12.zip" copy "P:\Web-Backup\www.danielelolli.it 2017-09-24 [aruba.it]\uploads\2008\05\custom-smilies12.zip" "uploads\2008\05\custom-smilies1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7];&quot;/&quot;;&quot;\&quot;);&quot;uploads\basket-photo&quot;;&quot;files\archive\Basket&quot;)&amp;&quot;&quot;&quot; copy &quot;&quot;P:\Web-Backup\www.danielelolli.it 2017-09-24 [aruba.it]\&quot;&amp;SUBSTITUTE(SUBSTITUTE([$'lfs-clean'.B7];&quot;/&quot;;&quot;\&quot;);&quot;uploads\basket-photo&quot;;&quot;files\archive\Basket&quot;)&amp;&quot;&quot;&quot; &quot;&quot;&quot;&amp;SUBSTITUTE([$'lfs-clean'.B7];&quot;/&quot;;&quot;\&quot;)&amp;&quot;&quot;&quot; /V /Y&quot;" office:value-type="string" office:string-value="if exist &quot;P:\Web-Backup\www.danielelolli.it 2017-09-24 [aruba.it]\uploads\2008\05\snitplus_smilies_pack.zip&quot; copy &quot;P:\Web-Backup\www.danielelolli.it 2017-09-24 [aruba.it]\uploads\2008\05\snitplus_smilies_pack.zip&quot; &quot;uploads\2008\05\snitplus_smilies_pack.zip&quot; /V /Y" calcext:value-type="string">
            <text:p>if exist "P:\Web-Backup\www.danielelolli.it 2017-09-24 [aruba.it]\uploads\2008\05\snitplus_smilies_pack.zip" copy "P:\Web-Backup\www.danielelolli.it 2017-09-24 [aruba.it]\uploads\2008\05\snitplus_smilies_pack.zip" "uploads\2008\05\snitplus_smilies_pack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8];&quot;/&quot;;&quot;\&quot;);&quot;uploads\basket-photo&quot;;&quot;files\archive\Basket&quot;)&amp;&quot;&quot;&quot; copy &quot;&quot;P:\Web-Backup\www.danielelolli.it 2017-09-24 [aruba.it]\&quot;&amp;SUBSTITUTE(SUBSTITUTE([$'lfs-clean'.B8];&quot;/&quot;;&quot;\&quot;);&quot;uploads\basket-photo&quot;;&quot;files\archive\Basket&quot;)&amp;&quot;&quot;&quot; &quot;&quot;&quot;&amp;SUBSTITUTE([$'lfs-clean'.B8];&quot;/&quot;;&quot;\&quot;)&amp;&quot;&quot;&quot; /V /Y&quot;" office:value-type="string" office:string-value="if exist &quot;P:\Web-Backup\www.danielelolli.it 2017-09-24 [aruba.it]\uploads\2008\06\opponents_xp.zip&quot; copy &quot;P:\Web-Backup\www.danielelolli.it 2017-09-24 [aruba.it]\uploads\2008\06\opponents_xp.zip&quot; &quot;uploads\2008\06\opponents_xp.zip&quot; /V /Y" calcext:value-type="string">
            <text:p>if exist "P:\Web-Backup\www.danielelolli.it 2017-09-24 [aruba.it]\uploads\2008\06\opponents_xp.zip" copy "P:\Web-Backup\www.danielelolli.it 2017-09-24 [aruba.it]\uploads\2008\06\opponents_xp.zip" "uploads\2008\06\opponents_xp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9];&quot;/&quot;;&quot;\&quot;);&quot;uploads\basket-photo&quot;;&quot;files\archive\Basket&quot;)&amp;&quot;&quot;&quot; copy &quot;&quot;P:\Web-Backup\www.danielelolli.it 2017-09-24 [aruba.it]\&quot;&amp;SUBSTITUTE(SUBSTITUTE([$'lfs-clean'.B9];&quot;/&quot;;&quot;\&quot;);&quot;uploads\basket-photo&quot;;&quot;files\archive\Basket&quot;)&amp;&quot;&quot;&quot; &quot;&quot;&quot;&amp;SUBSTITUTE([$'lfs-clean'.B9];&quot;/&quot;;&quot;\&quot;)&amp;&quot;&quot;&quot; /V /Y&quot;" office:value-type="string" office:string-value="if exist &quot;P:\Web-Backup\www.danielelolli.it 2017-09-24 [aruba.it]\uploads\2009\03\hattrick-logos.zip&quot; copy &quot;P:\Web-Backup\www.danielelolli.it 2017-09-24 [aruba.it]\uploads\2009\03\hattrick-logos.zip&quot; &quot;uploads\2009\03\hattrick-logos.zip&quot; /V /Y" calcext:value-type="string">
            <text:p>if exist "P:\Web-Backup\www.danielelolli.it 2017-09-24 [aruba.it]\uploads\2009\03\hattrick-logos.zip" copy "P:\Web-Backup\www.danielelolli.it 2017-09-24 [aruba.it]\uploads\2009\03\hattrick-logos.zip" "uploads\2009\03\hattrick-logos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10];&quot;/&quot;;&quot;\&quot;);&quot;uploads\basket-photo&quot;;&quot;files\archive\Basket&quot;)&amp;&quot;&quot;&quot; copy &quot;&quot;P:\Web-Backup\www.danielelolli.it 2017-09-24 [aruba.it]\&quot;&amp;SUBSTITUTE(SUBSTITUTE([$'lfs-clean'.B10];&quot;/&quot;;&quot;\&quot;);&quot;uploads\basket-photo&quot;;&quot;files\archive\Basket&quot;)&amp;&quot;&quot;&quot; &quot;&quot;&quot;&amp;SUBSTITUTE([$'lfs-clean'.B10];&quot;/&quot;;&quot;\&quot;)&amp;&quot;&quot;&quot; /V /Y&quot;" office:value-type="string" office:string-value="if exist &quot;P:\Web-Backup\www.danielelolli.it 2017-09-24 [aruba.it]\uploads\2009\03\quadruple-blue-mod-1_0_001.zip&quot; copy &quot;P:\Web-Backup\www.danielelolli.it 2017-09-24 [aruba.it]\uploads\2009\03\quadruple-blue-mod-1_0_001.zip&quot; &quot;uploads\2009\03\quadruple-blue-mod-1_0_001.zip&quot; /V /Y" calcext:value-type="string">
            <text:p>if exist "P:\Web-Backup\www.danielelolli.it 2017-09-24 [aruba.it]\uploads\2009\03\quadruple-blue-mod-1_0_001.zip" copy "P:\Web-Backup\www.danielelolli.it 2017-09-24 [aruba.it]\uploads\2009\03\quadruple-blue-mod-1_0_001.zip" "uploads\2009\03\quadruple-blue-mod-1_0_00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11];&quot;/&quot;;&quot;\&quot;);&quot;uploads\basket-photo&quot;;&quot;files\archive\Basket&quot;)&amp;&quot;&quot;&quot; copy &quot;&quot;P:\Web-Backup\www.danielelolli.it 2017-09-24 [aruba.it]\&quot;&amp;SUBSTITUTE(SUBSTITUTE([$'lfs-clean'.B11];&quot;/&quot;;&quot;\&quot;);&quot;uploads\basket-photo&quot;;&quot;files\archive\Basket&quot;)&amp;&quot;&quot;&quot; &quot;&quot;&quot;&amp;SUBSTITUTE([$'lfs-clean'.B11];&quot;/&quot;;&quot;\&quot;)&amp;&quot;&quot;&quot; /V /Y&quot;" office:value-type="string" office:string-value="if exist &quot;P:\Web-Backup\www.danielelolli.it 2017-09-24 [aruba.it]\uploads\2009\03\quadruple-blue-mod-1_0_alpha1.zip&quot; copy &quot;P:\Web-Backup\www.danielelolli.it 2017-09-24 [aruba.it]\uploads\2009\03\quadruple-blue-mod-1_0_alpha1.zip&quot; &quot;uploads\2009\03\quadruple-blue-mod-1_0_alpha1.zip&quot; /V /Y" calcext:value-type="string">
            <text:p>if exist "P:\Web-Backup\www.danielelolli.it 2017-09-24 [aruba.it]\uploads\2009\03\quadruple-blue-mod-1_0_alpha1.zip" copy "P:\Web-Backup\www.danielelolli.it 2017-09-24 [aruba.it]\uploads\2009\03\quadruple-blue-mod-1_0_alpha1.zip" "uploads\2009\03\quadruple-blue-mod-1_0_alpha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12];&quot;/&quot;;&quot;\&quot;);&quot;uploads\basket-photo&quot;;&quot;files\archive\Basket&quot;)&amp;&quot;&quot;&quot; copy &quot;&quot;P:\Web-Backup\www.danielelolli.it 2017-09-24 [aruba.it]\&quot;&amp;SUBSTITUTE(SUBSTITUTE([$'lfs-clean'.B12];&quot;/&quot;;&quot;\&quot;);&quot;uploads\basket-photo&quot;;&quot;files\archive\Basket&quot;)&amp;&quot;&quot;&quot; &quot;&quot;&quot;&amp;SUBSTITUTE([$'lfs-clean'.B12];&quot;/&quot;;&quot;\&quot;)&amp;&quot;&quot;&quot; /V /Y&quot;" office:value-type="string" office:string-value="if exist &quot;P:\Web-Backup\www.danielelolli.it 2017-09-24 [aruba.it]\uploads\2009\03\quadruple-blue-mod.zip&quot; copy &quot;P:\Web-Backup\www.danielelolli.it 2017-09-24 [aruba.it]\uploads\2009\03\quadruple-blue-mod.zip&quot; &quot;uploads\2009\03\quadruple-blue-mod.zip&quot; /V /Y" calcext:value-type="string">
            <text:p>if exist "P:\Web-Backup\www.danielelolli.it 2017-09-24 [aruba.it]\uploads\2009\03\quadruple-blue-mod.zip" copy "P:\Web-Backup\www.danielelolli.it 2017-09-24 [aruba.it]\uploads\2009\03\quadruple-blue-mod.zip" "uploads\2009\03\quadruple-blue-mod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13];&quot;/&quot;;&quot;\&quot;);&quot;uploads\basket-photo&quot;;&quot;files\archive\Basket&quot;)&amp;&quot;&quot;&quot; copy &quot;&quot;P:\Web-Backup\www.danielelolli.it 2017-09-24 [aruba.it]\&quot;&amp;SUBSTITUTE(SUBSTITUTE([$'lfs-clean'.B13];&quot;/&quot;;&quot;\&quot;);&quot;uploads\basket-photo&quot;;&quot;files\archive\Basket&quot;)&amp;&quot;&quot;&quot; &quot;&quot;&quot;&amp;SUBSTITUTE([$'lfs-clean'.B13];&quot;/&quot;;&quot;\&quot;)&amp;&quot;&quot;&quot; /V /Y&quot;" office:value-type="string" office:string-value="if exist &quot;P:\Web-Backup\www.danielelolli.it 2017-09-24 [aruba.it]\uploads\2009\03\quadruple-blue.zip&quot; copy &quot;P:\Web-Backup\www.danielelolli.it 2017-09-24 [aruba.it]\uploads\2009\03\quadruple-blue.zip&quot; &quot;uploads\2009\03\quadruple-blue.zip&quot; /V /Y" calcext:value-type="string">
            <text:p>if exist "P:\Web-Backup\www.danielelolli.it 2017-09-24 [aruba.it]\uploads\2009\03\quadruple-blue.zip" copy "P:\Web-Backup\www.danielelolli.it 2017-09-24 [aruba.it]\uploads\2009\03\quadruple-blue.zip" "uploads\2009\03\quadruple-blue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14];&quot;/&quot;;&quot;\&quot;);&quot;uploads\basket-photo&quot;;&quot;files\archive\Basket&quot;)&amp;&quot;&quot;&quot; copy &quot;&quot;P:\Web-Backup\www.danielelolli.it 2017-09-24 [aruba.it]\&quot;&amp;SUBSTITUTE(SUBSTITUTE([$'lfs-clean'.B14];&quot;/&quot;;&quot;\&quot;);&quot;uploads\basket-photo&quot;;&quot;files\archive\Basket&quot;)&amp;&quot;&quot;&quot; &quot;&quot;&quot;&amp;SUBSTITUTE([$'lfs-clean'.B14];&quot;/&quot;;&quot;\&quot;)&amp;&quot;&quot;&quot; /V /Y&quot;" office:value-type="string" office:string-value="if exist &quot;P:\Web-Backup\www.danielelolli.it 2017-09-24 [aruba.it]\uploads\2009\04\pardus_quick_commands2_mod-centic.zip&quot; copy &quot;P:\Web-Backup\www.danielelolli.it 2017-09-24 [aruba.it]\uploads\2009\04\pardus_quick_commands2_mod-centic.zip&quot; &quot;uploads\2009\04\pardus_quick_commands2_mod-centic.zip&quot; /V /Y" calcext:value-type="string">
            <text:p>if exist "P:\Web-Backup\www.danielelolli.it 2017-09-24 [aruba.it]\uploads\2009\04\pardus_quick_commands2_mod-centic.zip" copy "P:\Web-Backup\www.danielelolli.it 2017-09-24 [aruba.it]\uploads\2009\04\pardus_quick_commands2_mod-centic.zip" "uploads\2009\04\pardus_quick_commands2_mod-centic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15];&quot;/&quot;;&quot;\&quot;);&quot;uploads\basket-photo&quot;;&quot;files\archive\Basket&quot;)&amp;&quot;&quot;&quot; copy &quot;&quot;P:\Web-Backup\www.danielelolli.it 2017-09-24 [aruba.it]\&quot;&amp;SUBSTITUTE(SUBSTITUTE([$'lfs-clean'.B15];&quot;/&quot;;&quot;\&quot;);&quot;uploads\basket-photo&quot;;&quot;files\archive\Basket&quot;)&amp;&quot;&quot;&quot; &quot;&quot;&quot;&amp;SUBSTITUTE([$'lfs-clean'.B15];&quot;/&quot;;&quot;\&quot;)&amp;&quot;&quot;&quot; /V /Y&quot;" office:value-type="string" office:string-value="if exist &quot;P:\Web-Backup\www.danielelolli.it 2017-09-24 [aruba.it]\uploads\2009\04\pardus_quick_commands_1-25-001.zip&quot; copy &quot;P:\Web-Backup\www.danielelolli.it 2017-09-24 [aruba.it]\uploads\2009\04\pardus_quick_commands_1-25-001.zip&quot; &quot;uploads\2009\04\pardus_quick_commands_1-25-001.zip&quot; /V /Y" calcext:value-type="string">
            <text:p>if exist "P:\Web-Backup\www.danielelolli.it 2017-09-24 [aruba.it]\uploads\2009\04\pardus_quick_commands_1-25-001.zip" copy "P:\Web-Backup\www.danielelolli.it 2017-09-24 [aruba.it]\uploads\2009\04\pardus_quick_commands_1-25-001.zip" "uploads\2009\04\pardus_quick_commands_1-25-00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16];&quot;/&quot;;&quot;\&quot;);&quot;uploads\basket-photo&quot;;&quot;files\archive\Basket&quot;)&amp;&quot;&quot;&quot; copy &quot;&quot;P:\Web-Backup\www.danielelolli.it 2017-09-24 [aruba.it]\&quot;&amp;SUBSTITUTE(SUBSTITUTE([$'lfs-clean'.B16];&quot;/&quot;;&quot;\&quot;);&quot;uploads\basket-photo&quot;;&quot;files\archive\Basket&quot;)&amp;&quot;&quot;&quot; &quot;&quot;&quot;&amp;SUBSTITUTE([$'lfs-clean'.B16];&quot;/&quot;;&quot;\&quot;)&amp;&quot;&quot;&quot; /V /Y&quot;" office:value-type="string" office:string-value="if exist &quot;P:\Web-Backup\www.danielelolli.it 2017-09-24 [aruba.it]\uploads\2009\04\pardus_quick_commands_mod-centic.zip&quot; copy &quot;P:\Web-Backup\www.danielelolli.it 2017-09-24 [aruba.it]\uploads\2009\04\pardus_quick_commands_mod-centic.zip&quot; &quot;uploads\2009\04\pardus_quick_commands_mod-centic.zip&quot; /V /Y" calcext:value-type="string">
            <text:p>if exist "P:\Web-Backup\www.danielelolli.it 2017-09-24 [aruba.it]\uploads\2009\04\pardus_quick_commands_mod-centic.zip" copy "P:\Web-Backup\www.danielelolli.it 2017-09-24 [aruba.it]\uploads\2009\04\pardus_quick_commands_mod-centic.zip" "uploads\2009\04\pardus_quick_commands_mod-centic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17];&quot;/&quot;;&quot;\&quot;);&quot;uploads\basket-photo&quot;;&quot;files\archive\Basket&quot;)&amp;&quot;&quot;&quot; copy &quot;&quot;P:\Web-Backup\www.danielelolli.it 2017-09-24 [aruba.it]\&quot;&amp;SUBSTITUTE(SUBSTITUTE([$'lfs-clean'.B17];&quot;/&quot;;&quot;\&quot;);&quot;uploads\basket-photo&quot;;&quot;files\archive\Basket&quot;)&amp;&quot;&quot;&quot; &quot;&quot;&quot;&amp;SUBSTITUTE([$'lfs-clean'.B17];&quot;/&quot;;&quot;\&quot;)&amp;&quot;&quot;&quot; /V /Y&quot;" office:value-type="string" office:string-value="if exist &quot;P:\Web-Backup\www.danielelolli.it 2017-09-24 [aruba.it]\uploads\2009\05\FTSTrader-LLE_0-83-003.zip&quot; copy &quot;P:\Web-Backup\www.danielelolli.it 2017-09-24 [aruba.it]\uploads\2009\05\FTSTrader-LLE_0-83-003.zip&quot; &quot;uploads\2009\05\FTSTrader-LLE_0-83-003.zip&quot; /V /Y" calcext:value-type="string">
            <text:p>if exist "P:\Web-Backup\www.danielelolli.it 2017-09-24 [aruba.it]\uploads\2009\05\FTSTrader-LLE_0-83-003.zip" copy "P:\Web-Backup\www.danielelolli.it 2017-09-24 [aruba.it]\uploads\2009\05\FTSTrader-LLE_0-83-003.zip" "uploads\2009\05\FTSTrader-LLE_0-83-003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18];&quot;/&quot;;&quot;\&quot;);&quot;uploads\basket-photo&quot;;&quot;files\archive\Basket&quot;)&amp;&quot;&quot;&quot; copy &quot;&quot;P:\Web-Backup\www.danielelolli.it 2017-09-24 [aruba.it]\&quot;&amp;SUBSTITUTE(SUBSTITUTE([$'lfs-clean'.B18];&quot;/&quot;;&quot;\&quot;);&quot;uploads\basket-photo&quot;;&quot;files\archive\Basket&quot;)&amp;&quot;&quot;&quot; &quot;&quot;&quot;&amp;SUBSTITUTE([$'lfs-clean'.B18];&quot;/&quot;;&quot;\&quot;)&amp;&quot;&quot;&quot; /V /Y&quot;" office:value-type="string" office:string-value="if exist &quot;P:\Web-Backup\www.danielelolli.it 2017-09-24 [aruba.it]\uploads\2009\05\FTSTrader-LL_0-83-001.zip&quot; copy &quot;P:\Web-Backup\www.danielelolli.it 2017-09-24 [aruba.it]\uploads\2009\05\FTSTrader-LL_0-83-001.zip&quot; &quot;uploads\2009\05\FTSTrader-LL_0-83-001.zip&quot; /V /Y" calcext:value-type="string">
            <text:p>if exist "P:\Web-Backup\www.danielelolli.it 2017-09-24 [aruba.it]\uploads\2009\05\FTSTrader-LL_0-83-001.zip" copy "P:\Web-Backup\www.danielelolli.it 2017-09-24 [aruba.it]\uploads\2009\05\FTSTrader-LL_0-83-001.zip" "uploads\2009\05\FTSTrader-LL_0-83-00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19];&quot;/&quot;;&quot;\&quot;);&quot;uploads\basket-photo&quot;;&quot;files\archive\Basket&quot;)&amp;&quot;&quot;&quot; copy &quot;&quot;P:\Web-Backup\www.danielelolli.it 2017-09-24 [aruba.it]\&quot;&amp;SUBSTITUTE(SUBSTITUTE([$'lfs-clean'.B19];&quot;/&quot;;&quot;\&quot;);&quot;uploads\basket-photo&quot;;&quot;files\archive\Basket&quot;)&amp;&quot;&quot;&quot; &quot;&quot;&quot;&amp;SUBSTITUTE([$'lfs-clean'.B19];&quot;/&quot;;&quot;\&quot;)&amp;&quot;&quot;&quot; /V /Y&quot;" office:value-type="string" office:string-value="if exist &quot;P:\Web-Backup\www.danielelolli.it 2017-09-24 [aruba.it]\uploads\2009\05\FTSTrader-LL_0-83-002.zip&quot; copy &quot;P:\Web-Backup\www.danielelolli.it 2017-09-24 [aruba.it]\uploads\2009\05\FTSTrader-LL_0-83-002.zip&quot; &quot;uploads\2009\05\FTSTrader-LL_0-83-002.zip&quot; /V /Y" calcext:value-type="string">
            <text:p>if exist "P:\Web-Backup\www.danielelolli.it 2017-09-24 [aruba.it]\uploads\2009\05\FTSTrader-LL_0-83-002.zip" copy "P:\Web-Backup\www.danielelolli.it 2017-09-24 [aruba.it]\uploads\2009\05\FTSTrader-LL_0-83-002.zip" "uploads\2009\05\FTSTrader-LL_0-83-00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20];&quot;/&quot;;&quot;\&quot;);&quot;uploads\basket-photo&quot;;&quot;files\archive\Basket&quot;)&amp;&quot;&quot;&quot; copy &quot;&quot;P:\Web-Backup\www.danielelolli.it 2017-09-24 [aruba.it]\&quot;&amp;SUBSTITUTE(SUBSTITUTE([$'lfs-clean'.B20];&quot;/&quot;;&quot;\&quot;);&quot;uploads\basket-photo&quot;;&quot;files\archive\Basket&quot;)&amp;&quot;&quot;&quot; &quot;&quot;&quot;&amp;SUBSTITUTE([$'lfs-clean'.B20];&quot;/&quot;;&quot;\&quot;)&amp;&quot;&quot;&quot; /V /Y&quot;" office:value-type="string" office:string-value="if exist &quot;P:\Web-Backup\www.danielelolli.it 2017-09-24 [aruba.it]\uploads\2009\11\Halloween2008.zip&quot; copy &quot;P:\Web-Backup\www.danielelolli.it 2017-09-24 [aruba.it]\uploads\2009\11\Halloween2008.zip&quot; &quot;uploads\2009\11\Halloween2008.zip&quot; /V /Y" calcext:value-type="string">
            <text:p>if exist "P:\Web-Backup\www.danielelolli.it 2017-09-24 [aruba.it]\uploads\2009\11\Halloween2008.zip" copy "P:\Web-Backup\www.danielelolli.it 2017-09-24 [aruba.it]\uploads\2009\11\Halloween2008.zip" "uploads\2009\11\Halloween2008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21];&quot;/&quot;;&quot;\&quot;);&quot;uploads\basket-photo&quot;;&quot;files\archive\Basket&quot;)&amp;&quot;&quot;&quot; copy &quot;&quot;P:\Web-Backup\www.danielelolli.it 2017-09-24 [aruba.it]\&quot;&amp;SUBSTITUTE(SUBSTITUTE([$'lfs-clean'.B21];&quot;/&quot;;&quot;\&quot;);&quot;uploads\basket-photo&quot;;&quot;files\archive\Basket&quot;)&amp;&quot;&quot;&quot; &quot;&quot;&quot;&amp;SUBSTITUTE([$'lfs-clean'.B21];&quot;/&quot;;&quot;\&quot;)&amp;&quot;&quot;&quot; /V /Y&quot;" office:value-type="string" office:string-value="if exist &quot;P:\Web-Backup\www.danielelolli.it 2017-09-24 [aruba.it]\uploads\2010\05\1024px-localizable-2.7.1.zip&quot; copy &quot;P:\Web-Backup\www.danielelolli.it 2017-09-24 [aruba.it]\uploads\2010\05\1024px-localizable-2.7.1.zip&quot; &quot;uploads\2010\05\1024px-localizable-2.7.1.zip&quot; /V /Y" calcext:value-type="string">
            <text:p>if exist "P:\Web-Backup\www.danielelolli.it 2017-09-24 [aruba.it]\uploads\2010\05\1024px-localizable-2.7.1.zip" copy "P:\Web-Backup\www.danielelolli.it 2017-09-24 [aruba.it]\uploads\2010\05\1024px-localizable-2.7.1.zip" "uploads\2010\05\1024px-localizable-2.7.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22];&quot;/&quot;;&quot;\&quot;);&quot;uploads\basket-photo&quot;;&quot;files\archive\Basket&quot;)&amp;&quot;&quot;&quot; copy &quot;&quot;P:\Web-Backup\www.danielelolli.it 2017-09-24 [aruba.it]\&quot;&amp;SUBSTITUTE(SUBSTITUTE([$'lfs-clean'.B22];&quot;/&quot;;&quot;\&quot;);&quot;uploads\basket-photo&quot;;&quot;files\archive\Basket&quot;)&amp;&quot;&quot;&quot; &quot;&quot;&quot;&amp;SUBSTITUTE([$'lfs-clean'.B22];&quot;/&quot;;&quot;\&quot;)&amp;&quot;&quot;&quot; /V /Y&quot;" office:value-type="string" office:string-value="if exist &quot;P:\Web-Backup\www.danielelolli.it 2017-09-24 [aruba.it]\uploads\2010\05\1024px-localizable-2.7.1b0.zip&quot; copy &quot;P:\Web-Backup\www.danielelolli.it 2017-09-24 [aruba.it]\uploads\2010\05\1024px-localizable-2.7.1b0.zip&quot; &quot;uploads\2010\05\1024px-localizable-2.7.1b0.zip&quot; /V /Y" calcext:value-type="string">
            <text:p>if exist "P:\Web-Backup\www.danielelolli.it 2017-09-24 [aruba.it]\uploads\2010\05\1024px-localizable-2.7.1b0.zip" copy "P:\Web-Backup\www.danielelolli.it 2017-09-24 [aruba.it]\uploads\2010\05\1024px-localizable-2.7.1b0.zip" "uploads\2010\05\1024px-localizable-2.7.1b0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23];&quot;/&quot;;&quot;\&quot;);&quot;uploads\basket-photo&quot;;&quot;files\archive\Basket&quot;)&amp;&quot;&quot;&quot; copy &quot;&quot;P:\Web-Backup\www.danielelolli.it 2017-09-24 [aruba.it]\&quot;&amp;SUBSTITUTE(SUBSTITUTE([$'lfs-clean'.B23];&quot;/&quot;;&quot;\&quot;);&quot;uploads\basket-photo&quot;;&quot;files\archive\Basket&quot;)&amp;&quot;&quot;&quot; &quot;&quot;&quot;&amp;SUBSTITUTE([$'lfs-clean'.B23];&quot;/&quot;;&quot;\&quot;)&amp;&quot;&quot;&quot; /V /Y&quot;" office:value-type="string" office:string-value="if exist &quot;P:\Web-Backup\www.danielelolli.it 2017-09-24 [aruba.it]\uploads\2010\05\1024px-localizable-2.7.1b1.zip&quot; copy &quot;P:\Web-Backup\www.danielelolli.it 2017-09-24 [aruba.it]\uploads\2010\05\1024px-localizable-2.7.1b1.zip&quot; &quot;uploads\2010\05\1024px-localizable-2.7.1b1.zip&quot; /V /Y" calcext:value-type="string">
            <text:p>if exist "P:\Web-Backup\www.danielelolli.it 2017-09-24 [aruba.it]\uploads\2010\05\1024px-localizable-2.7.1b1.zip" copy "P:\Web-Backup\www.danielelolli.it 2017-09-24 [aruba.it]\uploads\2010\05\1024px-localizable-2.7.1b1.zip" "uploads\2010\05\1024px-localizable-2.7.1b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24];&quot;/&quot;;&quot;\&quot;);&quot;uploads\basket-photo&quot;;&quot;files\archive\Basket&quot;)&amp;&quot;&quot;&quot; copy &quot;&quot;P:\Web-Backup\www.danielelolli.it 2017-09-24 [aruba.it]\&quot;&amp;SUBSTITUTE(SUBSTITUTE([$'lfs-clean'.B24];&quot;/&quot;;&quot;\&quot;);&quot;uploads\basket-photo&quot;;&quot;files\archive\Basket&quot;)&amp;&quot;&quot;&quot; &quot;&quot;&quot;&amp;SUBSTITUTE([$'lfs-clean'.B24];&quot;/&quot;;&quot;\&quot;)&amp;&quot;&quot;&quot; /V /Y&quot;" office:value-type="string" office:string-value="if exist &quot;P:\Web-Backup\www.danielelolli.it 2017-09-24 [aruba.it]\uploads\2010\05\1024px-localizable-2.7.1b2.zip&quot; copy &quot;P:\Web-Backup\www.danielelolli.it 2017-09-24 [aruba.it]\uploads\2010\05\1024px-localizable-2.7.1b2.zip&quot; &quot;uploads\2010\05\1024px-localizable-2.7.1b2.zip&quot; /V /Y" calcext:value-type="string">
            <text:p>if exist "P:\Web-Backup\www.danielelolli.it 2017-09-24 [aruba.it]\uploads\2010\05\1024px-localizable-2.7.1b2.zip" copy "P:\Web-Backup\www.danielelolli.it 2017-09-24 [aruba.it]\uploads\2010\05\1024px-localizable-2.7.1b2.zip" "uploads\2010\05\1024px-localizable-2.7.1b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25];&quot;/&quot;;&quot;\&quot;);&quot;uploads\basket-photo&quot;;&quot;files\archive\Basket&quot;)&amp;&quot;&quot;&quot; copy &quot;&quot;P:\Web-Backup\www.danielelolli.it 2017-09-24 [aruba.it]\&quot;&amp;SUBSTITUTE(SUBSTITUTE([$'lfs-clean'.B25];&quot;/&quot;;&quot;\&quot;);&quot;uploads\basket-photo&quot;;&quot;files\archive\Basket&quot;)&amp;&quot;&quot;&quot; &quot;&quot;&quot;&amp;SUBSTITUTE([$'lfs-clean'.B25];&quot;/&quot;;&quot;\&quot;)&amp;&quot;&quot;&quot; /V /Y&quot;" office:value-type="string" office:string-value="if exist &quot;P:\Web-Backup\www.danielelolli.it 2017-09-24 [aruba.it]\uploads\2010\05\1024px-localizable-2.7.1b3.zip&quot; copy &quot;P:\Web-Backup\www.danielelolli.it 2017-09-24 [aruba.it]\uploads\2010\05\1024px-localizable-2.7.1b3.zip&quot; &quot;uploads\2010\05\1024px-localizable-2.7.1b3.zip&quot; /V /Y" calcext:value-type="string">
            <text:p>if exist "P:\Web-Backup\www.danielelolli.it 2017-09-24 [aruba.it]\uploads\2010\05\1024px-localizable-2.7.1b3.zip" copy "P:\Web-Backup\www.danielelolli.it 2017-09-24 [aruba.it]\uploads\2010\05\1024px-localizable-2.7.1b3.zip" "uploads\2010\05\1024px-localizable-2.7.1b3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26];&quot;/&quot;;&quot;\&quot;);&quot;uploads\basket-photo&quot;;&quot;files\archive\Basket&quot;)&amp;&quot;&quot;&quot; copy &quot;&quot;P:\Web-Backup\www.danielelolli.it 2017-09-24 [aruba.it]\&quot;&amp;SUBSTITUTE(SUBSTITUTE([$'lfs-clean'.B26];&quot;/&quot;;&quot;\&quot;);&quot;uploads\basket-photo&quot;;&quot;files\archive\Basket&quot;)&amp;&quot;&quot;&quot; &quot;&quot;&quot;&amp;SUBSTITUTE([$'lfs-clean'.B26];&quot;/&quot;;&quot;\&quot;)&amp;&quot;&quot;&quot; /V /Y&quot;" office:value-type="string" office:string-value="if exist &quot;P:\Web-Backup\www.danielelolli.it 2017-09-24 [aruba.it]\uploads\2010\05\1024px-localizable-2.7.1b4.zip&quot; copy &quot;P:\Web-Backup\www.danielelolli.it 2017-09-24 [aruba.it]\uploads\2010\05\1024px-localizable-2.7.1b4.zip&quot; &quot;uploads\2010\05\1024px-localizable-2.7.1b4.zip&quot; /V /Y" calcext:value-type="string">
            <text:p>if exist "P:\Web-Backup\www.danielelolli.it 2017-09-24 [aruba.it]\uploads\2010\05\1024px-localizable-2.7.1b4.zip" copy "P:\Web-Backup\www.danielelolli.it 2017-09-24 [aruba.it]\uploads\2010\05\1024px-localizable-2.7.1b4.zip" "uploads\2010\05\1024px-localizable-2.7.1b4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27];&quot;/&quot;;&quot;\&quot;);&quot;uploads\basket-photo&quot;;&quot;files\archive\Basket&quot;)&amp;&quot;&quot;&quot; copy &quot;&quot;P:\Web-Backup\www.danielelolli.it 2017-09-24 [aruba.it]\&quot;&amp;SUBSTITUTE(SUBSTITUTE([$'lfs-clean'.B27];&quot;/&quot;;&quot;\&quot;);&quot;uploads\basket-photo&quot;;&quot;files\archive\Basket&quot;)&amp;&quot;&quot;&quot; &quot;&quot;&quot;&amp;SUBSTITUTE([$'lfs-clean'.B27];&quot;/&quot;;&quot;\&quot;)&amp;&quot;&quot;&quot; /V /Y&quot;" office:value-type="string" office:string-value="if exist &quot;P:\Web-Backup\www.danielelolli.it 2017-09-24 [aruba.it]\uploads\2010\05\1024px-localizable-2.7.1b5.zip&quot; copy &quot;P:\Web-Backup\www.danielelolli.it 2017-09-24 [aruba.it]\uploads\2010\05\1024px-localizable-2.7.1b5.zip&quot; &quot;uploads\2010\05\1024px-localizable-2.7.1b5.zip&quot; /V /Y" calcext:value-type="string">
            <text:p>if exist "P:\Web-Backup\www.danielelolli.it 2017-09-24 [aruba.it]\uploads\2010\05\1024px-localizable-2.7.1b5.zip" copy "P:\Web-Backup\www.danielelolli.it 2017-09-24 [aruba.it]\uploads\2010\05\1024px-localizable-2.7.1b5.zip" "uploads\2010\05\1024px-localizable-2.7.1b5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28];&quot;/&quot;;&quot;\&quot;);&quot;uploads\basket-photo&quot;;&quot;files\archive\Basket&quot;)&amp;&quot;&quot;&quot; copy &quot;&quot;P:\Web-Backup\www.danielelolli.it 2017-09-24 [aruba.it]\&quot;&amp;SUBSTITUTE(SUBSTITUTE([$'lfs-clean'.B28];&quot;/&quot;;&quot;\&quot;);&quot;uploads\basket-photo&quot;;&quot;files\archive\Basket&quot;)&amp;&quot;&quot;&quot; &quot;&quot;&quot;&amp;SUBSTITUTE([$'lfs-clean'.B28];&quot;/&quot;;&quot;\&quot;)&amp;&quot;&quot;&quot; /V /Y&quot;" office:value-type="string" office:string-value="if exist &quot;P:\Web-Backup\www.danielelolli.it 2017-09-24 [aruba.it]\uploads\2010\05\1024px-localizable-2.7.1b6.zip&quot; copy &quot;P:\Web-Backup\www.danielelolli.it 2017-09-24 [aruba.it]\uploads\2010\05\1024px-localizable-2.7.1b6.zip&quot; &quot;uploads\2010\05\1024px-localizable-2.7.1b6.zip&quot; /V /Y" calcext:value-type="string">
            <text:p>if exist "P:\Web-Backup\www.danielelolli.it 2017-09-24 [aruba.it]\uploads\2010\05\1024px-localizable-2.7.1b6.zip" copy "P:\Web-Backup\www.danielelolli.it 2017-09-24 [aruba.it]\uploads\2010\05\1024px-localizable-2.7.1b6.zip" "uploads\2010\05\1024px-localizable-2.7.1b6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29];&quot;/&quot;;&quot;\&quot;);&quot;uploads\basket-photo&quot;;&quot;files\archive\Basket&quot;)&amp;&quot;&quot;&quot; copy &quot;&quot;P:\Web-Backup\www.danielelolli.it 2017-09-24 [aruba.it]\&quot;&amp;SUBSTITUTE(SUBSTITUTE([$'lfs-clean'.B29];&quot;/&quot;;&quot;\&quot;);&quot;uploads\basket-photo&quot;;&quot;files\archive\Basket&quot;)&amp;&quot;&quot;&quot; &quot;&quot;&quot;&amp;SUBSTITUTE([$'lfs-clean'.B29];&quot;/&quot;;&quot;\&quot;)&amp;&quot;&quot;&quot; /V /Y&quot;" office:value-type="string" office:string-value="if exist &quot;P:\Web-Backup\www.danielelolli.it 2017-09-24 [aruba.it]\uploads\2010\05\wp-nova09_v1-0.zip&quot; copy &quot;P:\Web-Backup\www.danielelolli.it 2017-09-24 [aruba.it]\uploads\2010\05\wp-nova09_v1-0.zip&quot; &quot;uploads\2010\05\wp-nova09_v1-0.zip&quot; /V /Y" calcext:value-type="string">
            <text:p>if exist "P:\Web-Backup\www.danielelolli.it 2017-09-24 [aruba.it]\uploads\2010\05\wp-nova09_v1-0.zip" copy "P:\Web-Backup\www.danielelolli.it 2017-09-24 [aruba.it]\uploads\2010\05\wp-nova09_v1-0.zip" "uploads\2010\05\wp-nova09_v1-0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30];&quot;/&quot;;&quot;\&quot;);&quot;uploads\basket-photo&quot;;&quot;files\archive\Basket&quot;)&amp;&quot;&quot;&quot; copy &quot;&quot;P:\Web-Backup\www.danielelolli.it 2017-09-24 [aruba.it]\&quot;&amp;SUBSTITUTE(SUBSTITUTE([$'lfs-clean'.B30];&quot;/&quot;;&quot;\&quot;);&quot;uploads\basket-photo&quot;;&quot;files\archive\Basket&quot;)&amp;&quot;&quot;&quot; &quot;&quot;&quot;&amp;SUBSTITUTE([$'lfs-clean'.B30];&quot;/&quot;;&quot;\&quot;)&amp;&quot;&quot;&quot; /V /Y&quot;" office:value-type="string" office:string-value="if exist &quot;P:\Web-Backup\www.danielelolli.it 2017-09-24 [aruba.it]\uploads\2011\04\jasperf-OSTicket-Reloaded_lang_it_0.1.zip&quot; copy &quot;P:\Web-Backup\www.danielelolli.it 2017-09-24 [aruba.it]\uploads\2011\04\jasperf-OSTicket-Reloaded_lang_it_0.1.zip&quot; &quot;uploads\2011\04\jasperf-OSTicket-Reloaded_lang_it_0.1.zip&quot; /V /Y" calcext:value-type="string">
            <text:p>if exist "P:\Web-Backup\www.danielelolli.it 2017-09-24 [aruba.it]\uploads\2011\04\jasperf-OSTicket-Reloaded_lang_it_0.1.zip" copy "P:\Web-Backup\www.danielelolli.it 2017-09-24 [aruba.it]\uploads\2011\04\jasperf-OSTicket-Reloaded_lang_it_0.1.zip" "uploads\2011\04\jasperf-OSTicket-Reloaded_lang_it_0.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31];&quot;/&quot;;&quot;\&quot;);&quot;uploads\basket-photo&quot;;&quot;files\archive\Basket&quot;)&amp;&quot;&quot;&quot; copy &quot;&quot;P:\Web-Backup\www.danielelolli.it 2017-09-24 [aruba.it]\&quot;&amp;SUBSTITUTE(SUBSTITUTE([$'lfs-clean'.B31];&quot;/&quot;;&quot;\&quot;);&quot;uploads\basket-photo&quot;;&quot;files\archive\Basket&quot;)&amp;&quot;&quot;&quot; &quot;&quot;&quot;&amp;SUBSTITUTE([$'lfs-clean'.B31];&quot;/&quot;;&quot;\&quot;)&amp;&quot;&quot;&quot; /V /Y&quot;" office:value-type="string" office:string-value="if exist &quot;P:\Web-Backup\www.danielelolli.it 2017-09-24 [aruba.it]\uploads\2011\04\jasperf-OSTicket-Reloaded_lang_it_0.2.zip&quot; copy &quot;P:\Web-Backup\www.danielelolli.it 2017-09-24 [aruba.it]\uploads\2011\04\jasperf-OSTicket-Reloaded_lang_it_0.2.zip&quot; &quot;uploads\2011\04\jasperf-OSTicket-Reloaded_lang_it_0.2.zip&quot; /V /Y" calcext:value-type="string">
            <text:p>if exist "P:\Web-Backup\www.danielelolli.it 2017-09-24 [aruba.it]\uploads\2011\04\jasperf-OSTicket-Reloaded_lang_it_0.2.zip" copy "P:\Web-Backup\www.danielelolli.it 2017-09-24 [aruba.it]\uploads\2011\04\jasperf-OSTicket-Reloaded_lang_it_0.2.zip" "uploads\2011\04\jasperf-OSTicket-Reloaded_lang_it_0.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32];&quot;/&quot;;&quot;\&quot;);&quot;uploads\basket-photo&quot;;&quot;files\archive\Basket&quot;)&amp;&quot;&quot;&quot; copy &quot;&quot;P:\Web-Backup\www.danielelolli.it 2017-09-24 [aruba.it]\&quot;&amp;SUBSTITUTE(SUBSTITUTE([$'lfs-clean'.B32];&quot;/&quot;;&quot;\&quot;);&quot;uploads\basket-photo&quot;;&quot;files\archive\Basket&quot;)&amp;&quot;&quot;&quot; &quot;&quot;&quot;&amp;SUBSTITUTE([$'lfs-clean'.B32];&quot;/&quot;;&quot;\&quot;)&amp;&quot;&quot;&quot; /V /Y&quot;" office:value-type="string" office:string-value="if exist &quot;P:\Web-Backup\www.danielelolli.it 2017-09-24 [aruba.it]\uploads\2011\04\jasperf-OSTicket-Reloaded_lang_it_0.3.zip&quot; copy &quot;P:\Web-Backup\www.danielelolli.it 2017-09-24 [aruba.it]\uploads\2011\04\jasperf-OSTicket-Reloaded_lang_it_0.3.zip&quot; &quot;uploads\2011\04\jasperf-OSTicket-Reloaded_lang_it_0.3.zip&quot; /V /Y" calcext:value-type="string">
            <text:p>if exist "P:\Web-Backup\www.danielelolli.it 2017-09-24 [aruba.it]\uploads\2011\04\jasperf-OSTicket-Reloaded_lang_it_0.3.zip" copy "P:\Web-Backup\www.danielelolli.it 2017-09-24 [aruba.it]\uploads\2011\04\jasperf-OSTicket-Reloaded_lang_it_0.3.zip" "uploads\2011\04\jasperf-OSTicket-Reloaded_lang_it_0.3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33];&quot;/&quot;;&quot;\&quot;);&quot;uploads\basket-photo&quot;;&quot;files\archive\Basket&quot;)&amp;&quot;&quot;&quot; copy &quot;&quot;P:\Web-Backup\www.danielelolli.it 2017-09-24 [aruba.it]\&quot;&amp;SUBSTITUTE(SUBSTITUTE([$'lfs-clean'.B33];&quot;/&quot;;&quot;\&quot;);&quot;uploads\basket-photo&quot;;&quot;files\archive\Basket&quot;)&amp;&quot;&quot;&quot; &quot;&quot;&quot;&amp;SUBSTITUTE([$'lfs-clean'.B33];&quot;/&quot;;&quot;\&quot;)&amp;&quot;&quot;&quot; /V /Y&quot;" office:value-type="string" office:string-value="if exist &quot;P:\Web-Backup\www.danielelolli.it 2017-09-24 [aruba.it]\uploads\2011\04\jasperf-OSTicket-Reloaded_lang_it_1.0.zip&quot; copy &quot;P:\Web-Backup\www.danielelolli.it 2017-09-24 [aruba.it]\uploads\2011\04\jasperf-OSTicket-Reloaded_lang_it_1.0.zip&quot; &quot;uploads\2011\04\jasperf-OSTicket-Reloaded_lang_it_1.0.zip&quot; /V /Y" calcext:value-type="string">
            <text:p>if exist "P:\Web-Backup\www.danielelolli.it 2017-09-24 [aruba.it]\uploads\2011\04\jasperf-OSTicket-Reloaded_lang_it_1.0.zip" copy "P:\Web-Backup\www.danielelolli.it 2017-09-24 [aruba.it]\uploads\2011\04\jasperf-OSTicket-Reloaded_lang_it_1.0.zip" "uploads\2011\04\jasperf-OSTicket-Reloaded_lang_it_1.0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34];&quot;/&quot;;&quot;\&quot;);&quot;uploads\basket-photo&quot;;&quot;files\archive\Basket&quot;)&amp;&quot;&quot;&quot; copy &quot;&quot;P:\Web-Backup\www.danielelolli.it 2017-09-24 [aruba.it]\&quot;&amp;SUBSTITUTE(SUBSTITUTE([$'lfs-clean'.B34];&quot;/&quot;;&quot;\&quot;);&quot;uploads\basket-photo&quot;;&quot;files\archive\Basket&quot;)&amp;&quot;&quot;&quot; &quot;&quot;&quot;&amp;SUBSTITUTE([$'lfs-clean'.B34];&quot;/&quot;;&quot;\&quot;)&amp;&quot;&quot;&quot; /V /Y&quot;" office:value-type="string" office:string-value="if exist &quot;P:\Web-Backup\www.danielelolli.it 2017-09-24 [aruba.it]\uploads\2011\04\jasperf-OSTicket-Reloaded_lang_it_1.1.zip&quot; copy &quot;P:\Web-Backup\www.danielelolli.it 2017-09-24 [aruba.it]\uploads\2011\04\jasperf-OSTicket-Reloaded_lang_it_1.1.zip&quot; &quot;uploads\2011\04\jasperf-OSTicket-Reloaded_lang_it_1.1.zip&quot; /V /Y" calcext:value-type="string">
            <text:p>if exist "P:\Web-Backup\www.danielelolli.it 2017-09-24 [aruba.it]\uploads\2011\04\jasperf-OSTicket-Reloaded_lang_it_1.1.zip" copy "P:\Web-Backup\www.danielelolli.it 2017-09-24 [aruba.it]\uploads\2011\04\jasperf-OSTicket-Reloaded_lang_it_1.1.zip" "uploads\2011\04\jasperf-OSTicket-Reloaded_lang_it_1.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35];&quot;/&quot;;&quot;\&quot;);&quot;uploads\basket-photo&quot;;&quot;files\archive\Basket&quot;)&amp;&quot;&quot;&quot; copy &quot;&quot;P:\Web-Backup\www.danielelolli.it 2017-09-24 [aruba.it]\&quot;&amp;SUBSTITUTE(SUBSTITUTE([$'lfs-clean'.B35];&quot;/&quot;;&quot;\&quot;);&quot;uploads\basket-photo&quot;;&quot;files\archive\Basket&quot;)&amp;&quot;&quot;&quot; &quot;&quot;&quot;&amp;SUBSTITUTE([$'lfs-clean'.B35];&quot;/&quot;;&quot;\&quot;)&amp;&quot;&quot;&quot; /V /Y&quot;" office:value-type="string" office:string-value="if exist &quot;P:\Web-Backup\www.danielelolli.it 2017-09-24 [aruba.it]\uploads\2011\04\jasperf-OSTicket-Reloaded_lang_it_1.2.zip&quot; copy &quot;P:\Web-Backup\www.danielelolli.it 2017-09-24 [aruba.it]\uploads\2011\04\jasperf-OSTicket-Reloaded_lang_it_1.2.zip&quot; &quot;uploads\2011\04\jasperf-OSTicket-Reloaded_lang_it_1.2.zip&quot; /V /Y" calcext:value-type="string">
            <text:p>if exist "P:\Web-Backup\www.danielelolli.it 2017-09-24 [aruba.it]\uploads\2011\04\jasperf-OSTicket-Reloaded_lang_it_1.2.zip" copy "P:\Web-Backup\www.danielelolli.it 2017-09-24 [aruba.it]\uploads\2011\04\jasperf-OSTicket-Reloaded_lang_it_1.2.zip" "uploads\2011\04\jasperf-OSTicket-Reloaded_lang_it_1.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36];&quot;/&quot;;&quot;\&quot;);&quot;uploads\basket-photo&quot;;&quot;files\archive\Basket&quot;)&amp;&quot;&quot;&quot; copy &quot;&quot;P:\Web-Backup\www.danielelolli.it 2017-09-24 [aruba.it]\&quot;&amp;SUBSTITUTE(SUBSTITUTE([$'lfs-clean'.B36];&quot;/&quot;;&quot;\&quot;);&quot;uploads\basket-photo&quot;;&quot;files\archive\Basket&quot;)&amp;&quot;&quot;&quot; &quot;&quot;&quot;&amp;SUBSTITUTE([$'lfs-clean'.B36];&quot;/&quot;;&quot;\&quot;)&amp;&quot;&quot;&quot; /V /Y&quot;" office:value-type="string" office:string-value="if exist &quot;P:\Web-Backup\www.danielelolli.it 2017-09-24 [aruba.it]\uploads\2011\04\jasperf-OSTicket-Reloaded_lang_it_beta1.zip&quot; copy &quot;P:\Web-Backup\www.danielelolli.it 2017-09-24 [aruba.it]\uploads\2011\04\jasperf-OSTicket-Reloaded_lang_it_beta1.zip&quot; &quot;uploads\2011\04\jasperf-OSTicket-Reloaded_lang_it_beta1.zip&quot; /V /Y" calcext:value-type="string">
            <text:p>if exist "P:\Web-Backup\www.danielelolli.it 2017-09-24 [aruba.it]\uploads\2011\04\jasperf-OSTicket-Reloaded_lang_it_beta1.zip" copy "P:\Web-Backup\www.danielelolli.it 2017-09-24 [aruba.it]\uploads\2011\04\jasperf-OSTicket-Reloaded_lang_it_beta1.zip" "uploads\2011\04\jasperf-OSTicket-Reloaded_lang_it_beta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37];&quot;/&quot;;&quot;\&quot;);&quot;uploads\basket-photo&quot;;&quot;files\archive\Basket&quot;)&amp;&quot;&quot;&quot; copy &quot;&quot;P:\Web-Backup\www.danielelolli.it 2017-09-24 [aruba.it]\&quot;&amp;SUBSTITUTE(SUBSTITUTE([$'lfs-clean'.B37];&quot;/&quot;;&quot;\&quot;);&quot;uploads\basket-photo&quot;;&quot;files\archive\Basket&quot;)&amp;&quot;&quot;&quot; &quot;&quot;&quot;&amp;SUBSTITUTE([$'lfs-clean'.B37];&quot;/&quot;;&quot;\&quot;)&amp;&quot;&quot;&quot; /V /Y&quot;" office:value-type="string" office:string-value="if exist &quot;P:\Web-Backup\www.danielelolli.it 2017-09-24 [aruba.it]\uploads\2011\05\osticketplus_1.6.0_138.zip&quot; copy &quot;P:\Web-Backup\www.danielelolli.it 2017-09-24 [aruba.it]\uploads\2011\05\osticketplus_1.6.0_138.zip&quot; &quot;uploads\2011\05\osticketplus_1.6.0_138.zip&quot; /V /Y" calcext:value-type="string">
            <text:p>if exist "P:\Web-Backup\www.danielelolli.it 2017-09-24 [aruba.it]\uploads\2011\05\osticketplus_1.6.0_138.zip" copy "P:\Web-Backup\www.danielelolli.it 2017-09-24 [aruba.it]\uploads\2011\05\osticketplus_1.6.0_138.zip" "uploads\2011\05\osticketplus_1.6.0_138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38];&quot;/&quot;;&quot;\&quot;);&quot;uploads\basket-photo&quot;;&quot;files\archive\Basket&quot;)&amp;&quot;&quot;&quot; copy &quot;&quot;P:\Web-Backup\www.danielelolli.it 2017-09-24 [aruba.it]\&quot;&amp;SUBSTITUTE(SUBSTITUTE([$'lfs-clean'.B38];&quot;/&quot;;&quot;\&quot;);&quot;uploads\basket-photo&quot;;&quot;files\archive\Basket&quot;)&amp;&quot;&quot;&quot; &quot;&quot;&quot;&amp;SUBSTITUTE([$'lfs-clean'.B38];&quot;/&quot;;&quot;\&quot;)&amp;&quot;&quot;&quot; /V /Y&quot;" office:value-type="string" office:string-value="if exist &quot;P:\Web-Backup\www.danielelolli.it 2017-09-24 [aruba.it]\uploads\2011\05\osticketplus_1.6.0_139.zip&quot; copy &quot;P:\Web-Backup\www.danielelolli.it 2017-09-24 [aruba.it]\uploads\2011\05\osticketplus_1.6.0_139.zip&quot; &quot;uploads\2011\05\osticketplus_1.6.0_139.zip&quot; /V /Y" calcext:value-type="string">
            <text:p>if exist "P:\Web-Backup\www.danielelolli.it 2017-09-24 [aruba.it]\uploads\2011\05\osticketplus_1.6.0_139.zip" copy "P:\Web-Backup\www.danielelolli.it 2017-09-24 [aruba.it]\uploads\2011\05\osticketplus_1.6.0_139.zip" "uploads\2011\05\osticketplus_1.6.0_139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39];&quot;/&quot;;&quot;\&quot;);&quot;uploads\basket-photo&quot;;&quot;files\archive\Basket&quot;)&amp;&quot;&quot;&quot; copy &quot;&quot;P:\Web-Backup\www.danielelolli.it 2017-09-24 [aruba.it]\&quot;&amp;SUBSTITUTE(SUBSTITUTE([$'lfs-clean'.B39];&quot;/&quot;;&quot;\&quot;);&quot;uploads\basket-photo&quot;;&quot;files\archive\Basket&quot;)&amp;&quot;&quot;&quot; &quot;&quot;&quot;&amp;SUBSTITUTE([$'lfs-clean'.B39];&quot;/&quot;;&quot;\&quot;)&amp;&quot;&quot;&quot; /V /Y&quot;" office:value-type="string" office:string-value="if exist &quot;P:\Web-Backup\www.danielelolli.it 2017-09-24 [aruba.it]\uploads\2011\06\osticketplus_1.6.0_141.zip&quot; copy &quot;P:\Web-Backup\www.danielelolli.it 2017-09-24 [aruba.it]\uploads\2011\06\osticketplus_1.6.0_141.zip&quot; &quot;uploads\2011\06\osticketplus_1.6.0_141.zip&quot; /V /Y" calcext:value-type="string">
            <text:p>if exist "P:\Web-Backup\www.danielelolli.it 2017-09-24 [aruba.it]\uploads\2011\06\osticketplus_1.6.0_141.zip" copy "P:\Web-Backup\www.danielelolli.it 2017-09-24 [aruba.it]\uploads\2011\06\osticketplus_1.6.0_141.zip" "uploads\2011\06\osticketplus_1.6.0_14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40];&quot;/&quot;;&quot;\&quot;);&quot;uploads\basket-photo&quot;;&quot;files\archive\Basket&quot;)&amp;&quot;&quot;&quot; copy &quot;&quot;P:\Web-Backup\www.danielelolli.it 2017-09-24 [aruba.it]\&quot;&amp;SUBSTITUTE(SUBSTITUTE([$'lfs-clean'.B40];&quot;/&quot;;&quot;\&quot;);&quot;uploads\basket-photo&quot;;&quot;files\archive\Basket&quot;)&amp;&quot;&quot;&quot; &quot;&quot;&quot;&amp;SUBSTITUTE([$'lfs-clean'.B40];&quot;/&quot;;&quot;\&quot;)&amp;&quot;&quot;&quot; /V /Y&quot;" office:value-type="string" office:string-value="if exist &quot;P:\Web-Backup\www.danielelolli.it 2017-09-24 [aruba.it]\uploads\2011\07\i18n_it-ready-to-use.zip&quot; copy &quot;P:\Web-Backup\www.danielelolli.it 2017-09-24 [aruba.it]\uploads\2011\07\i18n_it-ready-to-use.zip&quot; &quot;uploads\2011\07\i18n_it-ready-to-use.zip&quot; /V /Y" calcext:value-type="string">
            <text:p>if exist "P:\Web-Backup\www.danielelolli.it 2017-09-24 [aruba.it]\uploads\2011\07\i18n_it-ready-to-use.zip" copy "P:\Web-Backup\www.danielelolli.it 2017-09-24 [aruba.it]\uploads\2011\07\i18n_it-ready-to-use.zip" "uploads\2011\07\i18n_it-ready-to-use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41];&quot;/&quot;;&quot;\&quot;);&quot;uploads\basket-photo&quot;;&quot;files\archive\Basket&quot;)&amp;&quot;&quot;&quot; copy &quot;&quot;P:\Web-Backup\www.danielelolli.it 2017-09-24 [aruba.it]\&quot;&amp;SUBSTITUTE(SUBSTITUTE([$'lfs-clean'.B41];&quot;/&quot;;&quot;\&quot;);&quot;uploads\basket-photo&quot;;&quot;files\archive\Basket&quot;)&amp;&quot;&quot;&quot; &quot;&quot;&quot;&amp;SUBSTITUTE([$'lfs-clean'.B41];&quot;/&quot;;&quot;\&quot;)&amp;&quot;&quot;&quot; /V /Y&quot;" office:value-type="string" office:string-value="if exist &quot;P:\Web-Backup\www.danielelolli.it 2017-09-24 [aruba.it]\uploads\2011\07\osticketplus_1.6.0_143.zip&quot; copy &quot;P:\Web-Backup\www.danielelolli.it 2017-09-24 [aruba.it]\uploads\2011\07\osticketplus_1.6.0_143.zip&quot; &quot;uploads\2011\07\osticketplus_1.6.0_143.zip&quot; /V /Y" calcext:value-type="string">
            <text:p>if exist "P:\Web-Backup\www.danielelolli.it 2017-09-24 [aruba.it]\uploads\2011\07\osticketplus_1.6.0_143.zip" copy "P:\Web-Backup\www.danielelolli.it 2017-09-24 [aruba.it]\uploads\2011\07\osticketplus_1.6.0_143.zip" "uploads\2011\07\osticketplus_1.6.0_143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42];&quot;/&quot;;&quot;\&quot;);&quot;uploads\basket-photo&quot;;&quot;files\archive\Basket&quot;)&amp;&quot;&quot;&quot; copy &quot;&quot;P:\Web-Backup\www.danielelolli.it 2017-09-24 [aruba.it]\&quot;&amp;SUBSTITUTE(SUBSTITUTE([$'lfs-clean'.B42];&quot;/&quot;;&quot;\&quot;);&quot;uploads\basket-photo&quot;;&quot;files\archive\Basket&quot;)&amp;&quot;&quot;&quot; &quot;&quot;&quot;&amp;SUBSTITUTE([$'lfs-clean'.B42];&quot;/&quot;;&quot;\&quot;)&amp;&quot;&quot;&quot; /V /Y&quot;" office:value-type="string" office:string-value="if exist &quot;P:\Web-Backup\www.danielelolli.it 2017-09-24 [aruba.it]\uploads\2011\07\osticketplus_1.6.0_144.zip&quot; copy &quot;P:\Web-Backup\www.danielelolli.it 2017-09-24 [aruba.it]\uploads\2011\07\osticketplus_1.6.0_144.zip&quot; &quot;uploads\2011\07\osticketplus_1.6.0_144.zip&quot; /V /Y" calcext:value-type="string">
            <text:p>if exist "P:\Web-Backup\www.danielelolli.it 2017-09-24 [aruba.it]\uploads\2011\07\osticketplus_1.6.0_144.zip" copy "P:\Web-Backup\www.danielelolli.it 2017-09-24 [aruba.it]\uploads\2011\07\osticketplus_1.6.0_144.zip" "uploads\2011\07\osticketplus_1.6.0_144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43];&quot;/&quot;;&quot;\&quot;);&quot;uploads\basket-photo&quot;;&quot;files\archive\Basket&quot;)&amp;&quot;&quot;&quot; copy &quot;&quot;P:\Web-Backup\www.danielelolli.it 2017-09-24 [aruba.it]\&quot;&amp;SUBSTITUTE(SUBSTITUTE([$'lfs-clean'.B43];&quot;/&quot;;&quot;\&quot;);&quot;uploads\basket-photo&quot;;&quot;files\archive\Basket&quot;)&amp;&quot;&quot;&quot; &quot;&quot;&quot;&amp;SUBSTITUTE([$'lfs-clean'.B43];&quot;/&quot;;&quot;\&quot;)&amp;&quot;&quot;&quot; /V /Y&quot;" office:value-type="string" office:string-value="if exist &quot;P:\Web-Backup\www.danielelolli.it 2017-09-24 [aruba.it]\uploads\2011\09\02-09-2011.zip&quot; copy &quot;P:\Web-Backup\www.danielelolli.it 2017-09-24 [aruba.it]\uploads\2011\09\02-09-2011.zip&quot; &quot;uploads\2011\09\02-09-2011.zip&quot; /V /Y" calcext:value-type="string">
            <text:p>if exist "P:\Web-Backup\www.danielelolli.it 2017-09-24 [aruba.it]\uploads\2011\09\02-09-2011.zip" copy "P:\Web-Backup\www.danielelolli.it 2017-09-24 [aruba.it]\uploads\2011\09\02-09-2011.zip" "uploads\2011\09\02-09-201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44];&quot;/&quot;;&quot;\&quot;);&quot;uploads\basket-photo&quot;;&quot;files\archive\Basket&quot;)&amp;&quot;&quot;&quot; copy &quot;&quot;P:\Web-Backup\www.danielelolli.it 2017-09-24 [aruba.it]\&quot;&amp;SUBSTITUTE(SUBSTITUTE([$'lfs-clean'.B44];&quot;/&quot;;&quot;\&quot;);&quot;uploads\basket-photo&quot;;&quot;files\archive\Basket&quot;)&amp;&quot;&quot;&quot; &quot;&quot;&quot;&amp;SUBSTITUTE([$'lfs-clean'.B44];&quot;/&quot;;&quot;\&quot;)&amp;&quot;&quot;&quot; /V /Y&quot;" office:value-type="string" office:string-value="if exist &quot;P:\Web-Backup\www.danielelolli.it 2017-09-24 [aruba.it]\uploads\2011\09\03-09-2011.zip&quot; copy &quot;P:\Web-Backup\www.danielelolli.it 2017-09-24 [aruba.it]\uploads\2011\09\03-09-2011.zip&quot; &quot;uploads\2011\09\03-09-2011.zip&quot; /V /Y" calcext:value-type="string">
            <text:p>if exist "P:\Web-Backup\www.danielelolli.it 2017-09-24 [aruba.it]\uploads\2011\09\03-09-2011.zip" copy "P:\Web-Backup\www.danielelolli.it 2017-09-24 [aruba.it]\uploads\2011\09\03-09-2011.zip" "uploads\2011\09\03-09-201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45];&quot;/&quot;;&quot;\&quot;);&quot;uploads\basket-photo&quot;;&quot;files\archive\Basket&quot;)&amp;&quot;&quot;&quot; copy &quot;&quot;P:\Web-Backup\www.danielelolli.it 2017-09-24 [aruba.it]\&quot;&amp;SUBSTITUTE(SUBSTITUTE([$'lfs-clean'.B45];&quot;/&quot;;&quot;\&quot;);&quot;uploads\basket-photo&quot;;&quot;files\archive\Basket&quot;)&amp;&quot;&quot;&quot; &quot;&quot;&quot;&amp;SUBSTITUTE([$'lfs-clean'.B45];&quot;/&quot;;&quot;\&quot;)&amp;&quot;&quot;&quot; /V /Y&quot;" office:value-type="string" office:string-value="if exist &quot;P:\Web-Backup\www.danielelolli.it 2017-09-24 [aruba.it]\uploads\2012\03\it.lang3_.zip&quot; copy &quot;P:\Web-Backup\www.danielelolli.it 2017-09-24 [aruba.it]\uploads\2012\03\it.lang3_.zip&quot; &quot;uploads\2012\03\it.lang3_.zip&quot; /V /Y" calcext:value-type="string">
            <text:p>if exist "P:\Web-Backup\www.danielelolli.it 2017-09-24 [aruba.it]\uploads\2012\03\it.lang3_.zip" copy "P:\Web-Backup\www.danielelolli.it 2017-09-24 [aruba.it]\uploads\2012\03\it.lang3_.zip" "uploads\2012\03\it.lang3_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46];&quot;/&quot;;&quot;\&quot;);&quot;uploads\basket-photo&quot;;&quot;files\archive\Basket&quot;)&amp;&quot;&quot;&quot; copy &quot;&quot;P:\Web-Backup\www.danielelolli.it 2017-09-24 [aruba.it]\&quot;&amp;SUBSTITUTE(SUBSTITUTE([$'lfs-clean'.B46];&quot;/&quot;;&quot;\&quot;);&quot;uploads\basket-photo&quot;;&quot;files\archive\Basket&quot;)&amp;&quot;&quot;&quot; &quot;&quot;&quot;&amp;SUBSTITUTE([$'lfs-clean'.B46];&quot;/&quot;;&quot;\&quot;)&amp;&quot;&quot;&quot; /V /Y&quot;" office:value-type="string" office:string-value="if exist &quot;P:\Web-Backup\www.danielelolli.it 2017-09-24 [aruba.it]\uploads\2012\03\it.lang4_.zip&quot; copy &quot;P:\Web-Backup\www.danielelolli.it 2017-09-24 [aruba.it]\uploads\2012\03\it.lang4_.zip&quot; &quot;uploads\2012\03\it.lang4_.zip&quot; /V /Y" calcext:value-type="string">
            <text:p>if exist "P:\Web-Backup\www.danielelolli.it 2017-09-24 [aruba.it]\uploads\2012\03\it.lang4_.zip" copy "P:\Web-Backup\www.danielelolli.it 2017-09-24 [aruba.it]\uploads\2012\03\it.lang4_.zip" "uploads\2012\03\it.lang4_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47];&quot;/&quot;;&quot;\&quot;);&quot;uploads\basket-photo&quot;;&quot;files\archive\Basket&quot;)&amp;&quot;&quot;&quot; copy &quot;&quot;P:\Web-Backup\www.danielelolli.it 2017-09-24 [aruba.it]\&quot;&amp;SUBSTITUTE(SUBSTITUTE([$'lfs-clean'.B47];&quot;/&quot;;&quot;\&quot;);&quot;uploads\basket-photo&quot;;&quot;files\archive\Basket&quot;)&amp;&quot;&quot;&quot; &quot;&quot;&quot;&amp;SUBSTITUTE([$'lfs-clean'.B47];&quot;/&quot;;&quot;\&quot;)&amp;&quot;&quot;&quot; /V /Y&quot;" office:value-type="string" office:string-value="if exist &quot;P:\Web-Backup\www.danielelolli.it 2017-09-24 [aruba.it]\uploads\2012\03\osticketplus_1.6.0_rev3.zip&quot; copy &quot;P:\Web-Backup\www.danielelolli.it 2017-09-24 [aruba.it]\uploads\2012\03\osticketplus_1.6.0_rev3.zip&quot; &quot;uploads\2012\03\osticketplus_1.6.0_rev3.zip&quot; /V /Y" calcext:value-type="string">
            <text:p>if exist "P:\Web-Backup\www.danielelolli.it 2017-09-24 [aruba.it]\uploads\2012\03\osticketplus_1.6.0_rev3.zip" copy "P:\Web-Backup\www.danielelolli.it 2017-09-24 [aruba.it]\uploads\2012\03\osticketplus_1.6.0_rev3.zip" "uploads\2012\03\osticketplus_1.6.0_rev3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48];&quot;/&quot;;&quot;\&quot;);&quot;uploads\basket-photo&quot;;&quot;files\archive\Basket&quot;)&amp;&quot;&quot;&quot; copy &quot;&quot;P:\Web-Backup\www.danielelolli.it 2017-09-24 [aruba.it]\&quot;&amp;SUBSTITUTE(SUBSTITUTE([$'lfs-clean'.B48];&quot;/&quot;;&quot;\&quot;);&quot;uploads\basket-photo&quot;;&quot;files\archive\Basket&quot;)&amp;&quot;&quot;&quot; &quot;&quot;&quot;&amp;SUBSTITUTE([$'lfs-clean'.B48];&quot;/&quot;;&quot;\&quot;)&amp;&quot;&quot;&quot; /V /Y&quot;" office:value-type="string" office:string-value="if exist &quot;P:\Web-Backup\www.danielelolli.it 2017-09-24 [aruba.it]\uploads\2012\04\PhoneHistory.zip&quot; copy &quot;P:\Web-Backup\www.danielelolli.it 2017-09-24 [aruba.it]\uploads\2012\04\PhoneHistory.zip&quot; &quot;uploads\2012\04\PhoneHistory.zip&quot; /V /Y" calcext:value-type="string">
            <text:p>if exist "P:\Web-Backup\www.danielelolli.it 2017-09-24 [aruba.it]\uploads\2012\04\PhoneHistory.zip" copy "P:\Web-Backup\www.danielelolli.it 2017-09-24 [aruba.it]\uploads\2012\04\PhoneHistory.zip" "uploads\2012\04\PhoneHistory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49];&quot;/&quot;;&quot;\&quot;);&quot;uploads\basket-photo&quot;;&quot;files\archive\Basket&quot;)&amp;&quot;&quot;&quot; copy &quot;&quot;P:\Web-Backup\www.danielelolli.it 2017-09-24 [aruba.it]\&quot;&amp;SUBSTITUTE(SUBSTITUTE([$'lfs-clean'.B49];&quot;/&quot;;&quot;\&quot;);&quot;uploads\basket-photo&quot;;&quot;files\archive\Basket&quot;)&amp;&quot;&quot;&quot; &quot;&quot;&quot;&amp;SUBSTITUTE([$'lfs-clean'.B49];&quot;/&quot;;&quot;\&quot;)&amp;&quot;&quot;&quot; /V /Y&quot;" office:value-type="string" office:string-value="if exist &quot;P:\Web-Backup\www.danielelolli.it 2017-09-24 [aruba.it]\uploads\2012\09\PhoneHistory_rel_0.2.zip&quot; copy &quot;P:\Web-Backup\www.danielelolli.it 2017-09-24 [aruba.it]\uploads\2012\09\PhoneHistory_rel_0.2.zip&quot; &quot;uploads\2012\09\PhoneHistory_rel_0.2.zip&quot; /V /Y" calcext:value-type="string">
            <text:p>if exist "P:\Web-Backup\www.danielelolli.it 2017-09-24 [aruba.it]\uploads\2012\09\PhoneHistory_rel_0.2.zip" copy "P:\Web-Backup\www.danielelolli.it 2017-09-24 [aruba.it]\uploads\2012\09\PhoneHistory_rel_0.2.zip" "uploads\2012\09\PhoneHistory_rel_0.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50];&quot;/&quot;;&quot;\&quot;);&quot;uploads\basket-photo&quot;;&quot;files\archive\Basket&quot;)&amp;&quot;&quot;&quot; copy &quot;&quot;P:\Web-Backup\www.danielelolli.it 2017-09-24 [aruba.it]\&quot;&amp;SUBSTITUTE(SUBSTITUTE([$'lfs-clean'.B50];&quot;/&quot;;&quot;\&quot;);&quot;uploads\basket-photo&quot;;&quot;files\archive\Basket&quot;)&amp;&quot;&quot;&quot; &quot;&quot;&quot;&amp;SUBSTITUTE([$'lfs-clean'.B50];&quot;/&quot;;&quot;\&quot;)&amp;&quot;&quot;&quot; /V /Y&quot;" office:value-type="string" office:string-value="if exist &quot;P:\Web-Backup\www.danielelolli.it 2017-09-24 [aruba.it]\uploads\2012\09\PhoneHistory_rel_0.3.zip&quot; copy &quot;P:\Web-Backup\www.danielelolli.it 2017-09-24 [aruba.it]\uploads\2012\09\PhoneHistory_rel_0.3.zip&quot; &quot;uploads\2012\09\PhoneHistory_rel_0.3.zip&quot; /V /Y" calcext:value-type="string">
            <text:p>if exist "P:\Web-Backup\www.danielelolli.it 2017-09-24 [aruba.it]\uploads\2012\09\PhoneHistory_rel_0.3.zip" copy "P:\Web-Backup\www.danielelolli.it 2017-09-24 [aruba.it]\uploads\2012\09\PhoneHistory_rel_0.3.zip" "uploads\2012\09\PhoneHistory_rel_0.3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51];&quot;/&quot;;&quot;\&quot;);&quot;uploads\basket-photo&quot;;&quot;files\archive\Basket&quot;)&amp;&quot;&quot;&quot; copy &quot;&quot;P:\Web-Backup\www.danielelolli.it 2017-09-24 [aruba.it]\&quot;&amp;SUBSTITUTE(SUBSTITUTE([$'lfs-clean'.B51];&quot;/&quot;;&quot;\&quot;);&quot;uploads\basket-photo&quot;;&quot;files\archive\Basket&quot;)&amp;&quot;&quot;&quot; &quot;&quot;&quot;&amp;SUBSTITUTE([$'lfs-clean'.B51];&quot;/&quot;;&quot;\&quot;)&amp;&quot;&quot;&quot; /V /Y&quot;" office:value-type="string" office:string-value="if exist &quot;P:\Web-Backup\www.danielelolli.it 2017-09-24 [aruba.it]\uploads\2013\01\android-mirror-logo.zip&quot; copy &quot;P:\Web-Backup\www.danielelolli.it 2017-09-24 [aruba.it]\uploads\2013\01\android-mirror-logo.zip&quot; &quot;uploads\2013\01\android-mirror-logo.zip&quot; /V /Y" calcext:value-type="string">
            <text:p>if exist "P:\Web-Backup\www.danielelolli.it 2017-09-24 [aruba.it]\uploads\2013\01\android-mirror-logo.zip" copy "P:\Web-Backup\www.danielelolli.it 2017-09-24 [aruba.it]\uploads\2013\01\android-mirror-logo.zip" "uploads\2013\01\android-mirror-logo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52];&quot;/&quot;;&quot;\&quot;);&quot;uploads\basket-photo&quot;;&quot;files\archive\Basket&quot;)&amp;&quot;&quot;&quot; copy &quot;&quot;P:\Web-Backup\www.danielelolli.it 2017-09-24 [aruba.it]\&quot;&amp;SUBSTITUTE(SUBSTITUTE([$'lfs-clean'.B52];&quot;/&quot;;&quot;\&quot;);&quot;uploads\basket-photo&quot;;&quot;files\archive\Basket&quot;)&amp;&quot;&quot;&quot; &quot;&quot;&quot;&amp;SUBSTITUTE([$'lfs-clean'.B52];&quot;/&quot;;&quot;\&quot;)&amp;&quot;&quot;&quot; /V /Y&quot;" office:value-type="string" office:string-value="if exist &quot;P:\Web-Backup\www.danielelolli.it 2017-09-24 [aruba.it]\uploads\2014\03\wp_wpb2d_excluded_files.zip&quot; copy &quot;P:\Web-Backup\www.danielelolli.it 2017-09-24 [aruba.it]\uploads\2014\03\wp_wpb2d_excluded_files.zip&quot; &quot;uploads\2014\03\wp_wpb2d_excluded_files.zip&quot; /V /Y" calcext:value-type="string">
            <text:p>if exist "P:\Web-Backup\www.danielelolli.it 2017-09-24 [aruba.it]\uploads\2014\03\wp_wpb2d_excluded_files.zip" copy "P:\Web-Backup\www.danielelolli.it 2017-09-24 [aruba.it]\uploads\2014\03\wp_wpb2d_excluded_files.zip" "uploads\2014\03\wp_wpb2d_excluded_files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53];&quot;/&quot;;&quot;\&quot;);&quot;uploads\basket-photo&quot;;&quot;files\archive\Basket&quot;)&amp;&quot;&quot;&quot; copy &quot;&quot;P:\Web-Backup\www.danielelolli.it 2017-09-24 [aruba.it]\&quot;&amp;SUBSTITUTE(SUBSTITUTE([$'lfs-clean'.B53];&quot;/&quot;;&quot;\&quot;);&quot;uploads\basket-photo&quot;;&quot;files\archive\Basket&quot;)&amp;&quot;&quot;&quot; &quot;&quot;&quot;&amp;SUBSTITUTE([$'lfs-clean'.B53];&quot;/&quot;;&quot;\&quot;)&amp;&quot;&quot;&quot; /V /Y&quot;" office:value-type="string" office:string-value="if exist &quot;P:\Web-Backup\www.danielelolli.it 2017-09-24 [aruba.it]\uploads\2014\08\1B-TOSHIBA-RAID-Virtual-Device.zip&quot; copy &quot;P:\Web-Backup\www.danielelolli.it 2017-09-24 [aruba.it]\uploads\2014\08\1B-TOSHIBA-RAID-Virtual-Device.zip&quot; &quot;uploads\2014\08\1B-TOSHIBA-RAID-Virtual-Device.zip&quot; /V /Y" calcext:value-type="string">
            <text:p>if exist "P:\Web-Backup\www.danielelolli.it 2017-09-24 [aruba.it]\uploads\2014\08\1B-TOSHIBA-RAID-Virtual-Device.zip" copy "P:\Web-Backup\www.danielelolli.it 2017-09-24 [aruba.it]\uploads\2014\08\1B-TOSHIBA-RAID-Virtual-Device.zip" "uploads\2014\08\1B-TOSHIBA-RAID-Virtual-Device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54];&quot;/&quot;;&quot;\&quot;);&quot;uploads\basket-photo&quot;;&quot;files\archive\Basket&quot;)&amp;&quot;&quot;&quot; copy &quot;&quot;P:\Web-Backup\www.danielelolli.it 2017-09-24 [aruba.it]\&quot;&amp;SUBSTITUTE(SUBSTITUTE([$'lfs-clean'.B54];&quot;/&quot;;&quot;\&quot;);&quot;uploads\basket-photo&quot;;&quot;files\archive\Basket&quot;)&amp;&quot;&quot;&quot; &quot;&quot;&quot;&amp;SUBSTITUTE([$'lfs-clean'.B54];&quot;/&quot;;&quot;\&quot;)&amp;&quot;&quot;&quot; /V /Y&quot;" office:value-type="string" office:string-value="if exist &quot;P:\Web-Backup\www.danielelolli.it 2017-09-24 [aruba.it]\uploads\2014\08\2B-NVIDIA-GeForce-Go-6600-Update.zip&quot; copy &quot;P:\Web-Backup\www.danielelolli.it 2017-09-24 [aruba.it]\uploads\2014\08\2B-NVIDIA-GeForce-Go-6600-Update.zip&quot; &quot;uploads\2014\08\2B-NVIDIA-GeForce-Go-6600-Update.zip&quot; /V /Y" calcext:value-type="string">
            <text:p>if exist "P:\Web-Backup\www.danielelolli.it 2017-09-24 [aruba.it]\uploads\2014\08\2B-NVIDIA-GeForce-Go-6600-Update.zip" copy "P:\Web-Backup\www.danielelolli.it 2017-09-24 [aruba.it]\uploads\2014\08\2B-NVIDIA-GeForce-Go-6600-Update.zip" "uploads\2014\08\2B-NVIDIA-GeForce-Go-6600-Update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55];&quot;/&quot;;&quot;\&quot;);&quot;uploads\basket-photo&quot;;&quot;files\archive\Basket&quot;)&amp;&quot;&quot;&quot; copy &quot;&quot;P:\Web-Backup\www.danielelolli.it 2017-09-24 [aruba.it]\&quot;&amp;SUBSTITUTE(SUBSTITUTE([$'lfs-clean'.B55];&quot;/&quot;;&quot;\&quot;);&quot;uploads\basket-photo&quot;;&quot;files\archive\Basket&quot;)&amp;&quot;&quot;&quot; &quot;&quot;&quot;&amp;SUBSTITUTE([$'lfs-clean'.B55];&quot;/&quot;;&quot;\&quot;)&amp;&quot;&quot;&quot; /V /Y&quot;" office:value-type="string" office:string-value="if exist &quot;P:\Web-Backup\www.danielelolli.it 2017-09-24 [aruba.it]\uploads\2014\08\7-Bluetooth-Stack.zip&quot; copy &quot;P:\Web-Backup\www.danielelolli.it 2017-09-24 [aruba.it]\uploads\2014\08\7-Bluetooth-Stack.zip&quot; &quot;uploads\2014\08\7-Bluetooth-Stack.zip&quot; /V /Y" calcext:value-type="string">
            <text:p>if exist "P:\Web-Backup\www.danielelolli.it 2017-09-24 [aruba.it]\uploads\2014\08\7-Bluetooth-Stack.zip" copy "P:\Web-Backup\www.danielelolli.it 2017-09-24 [aruba.it]\uploads\2014\08\7-Bluetooth-Stack.zip" "uploads\2014\08\7-Bluetooth-Stack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56];&quot;/&quot;;&quot;\&quot;);&quot;uploads\basket-photo&quot;;&quot;files\archive\Basket&quot;)&amp;&quot;&quot;&quot; copy &quot;&quot;P:\Web-Backup\www.danielelolli.it 2017-09-24 [aruba.it]\&quot;&amp;SUBSTITUTE(SUBSTITUTE([$'lfs-clean'.B56];&quot;/&quot;;&quot;\&quot;);&quot;uploads\basket-photo&quot;;&quot;files\archive\Basket&quot;)&amp;&quot;&quot;&quot; &quot;&quot;&quot;&amp;SUBSTITUTE([$'lfs-clean'.B56];&quot;/&quot;;&quot;\&quot;)&amp;&quot;&quot;&quot; /V /Y&quot;" office:value-type="string" office:string-value="if exist &quot;P:\Web-Backup\www.danielelolli.it 2017-09-24 [aruba.it]\uploads\2017\09\css-share-buttons-inline-font-awesome.1.0.zip&quot; copy &quot;P:\Web-Backup\www.danielelolli.it 2017-09-24 [aruba.it]\uploads\2017\09\css-share-buttons-inline-font-awesome.1.0.zip&quot; &quot;uploads\2017\09\css-share-buttons-inline-font-awesome.1.0.zip&quot; /V /Y" calcext:value-type="string">
            <text:p>if exist "P:\Web-Backup\www.danielelolli.it 2017-09-24 [aruba.it]\uploads\2017\09\css-share-buttons-inline-font-awesome.1.0.zip" copy "P:\Web-Backup\www.danielelolli.it 2017-09-24 [aruba.it]\uploads\2017\09\css-share-buttons-inline-font-awesome.1.0.zip" "uploads\2017\09\css-share-buttons-inline-font-awesome.1.0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57];&quot;/&quot;;&quot;\&quot;);&quot;uploads\basket-photo&quot;;&quot;files\archive\Basket&quot;)&amp;&quot;&quot;&quot; copy &quot;&quot;P:\Web-Backup\www.danielelolli.it 2017-09-24 [aruba.it]\&quot;&amp;SUBSTITUTE(SUBSTITUTE([$'lfs-clean'.B57];&quot;/&quot;;&quot;\&quot;);&quot;uploads\basket-photo&quot;;&quot;files\archive\Basket&quot;)&amp;&quot;&quot;&quot; &quot;&quot;&quot;&amp;SUBSTITUTE([$'lfs-clean'.B57];&quot;/&quot;;&quot;\&quot;)&amp;&quot;&quot;&quot; /V /Y&quot;" office:value-type="string" office:string-value="if exist &quot;P:\Web-Backup\www.danielelolli.it 2017-09-24 [aruba.it]\uploads\2017\09\css-share-buttons.1.0.zip&quot; copy &quot;P:\Web-Backup\www.danielelolli.it 2017-09-24 [aruba.it]\uploads\2017\09\css-share-buttons.1.0.zip&quot; &quot;uploads\2017\09\css-share-buttons.1.0.zip&quot; /V /Y" calcext:value-type="string">
            <text:p>if exist "P:\Web-Backup\www.danielelolli.it 2017-09-24 [aruba.it]\uploads\2017\09\css-share-buttons.1.0.zip" copy "P:\Web-Backup\www.danielelolli.it 2017-09-24 [aruba.it]\uploads\2017\09\css-share-buttons.1.0.zip" "uploads\2017\09\css-share-buttons.1.0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58];&quot;/&quot;;&quot;\&quot;);&quot;uploads\basket-photo&quot;;&quot;files\archive\Basket&quot;)&amp;&quot;&quot;&quot; copy &quot;&quot;P:\Web-Backup\www.danielelolli.it 2017-09-24 [aruba.it]\&quot;&amp;SUBSTITUTE(SUBSTITUTE([$'lfs-clean'.B58];&quot;/&quot;;&quot;\&quot;);&quot;uploads\basket-photo&quot;;&quot;files\archive\Basket&quot;)&amp;&quot;&quot;&quot; &quot;&quot;&quot;&amp;SUBSTITUTE([$'lfs-clean'.B58];&quot;/&quot;;&quot;\&quot;)&amp;&quot;&quot;&quot; /V /Y&quot;" office:value-type="string" office:string-value="if exist &quot;P:\Web-Backup\www.danielelolli.it 2017-09-24 [aruba.it]\files\archive\Basket\Foto Lame\2004-2005\Lame2004-2005.zip&quot; copy &quot;P:\Web-Backup\www.danielelolli.it 2017-09-24 [aruba.it]\files\archive\Basket\Foto Lame\2004-2005\Lame2004-2005.zip&quot; &quot;uploads\basket-photo\Foto Lame\2004-2005\Lame2004-2005.zip&quot; /V /Y" calcext:value-type="string">
            <text:p>if exist "P:\Web-Backup\www.danielelolli.it 2017-09-24 [aruba.it]\files\archive\Basket\Foto Lame\2004-2005\Lame2004-2005.zip" copy "P:\Web-Backup\www.danielelolli.it 2017-09-24 [aruba.it]\files\archive\Basket\Foto Lame\2004-2005\Lame2004-2005.zip" "uploads\basket-photo\Foto Lame\2004-2005\Lame2004-2005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59];&quot;/&quot;;&quot;\&quot;);&quot;uploads\basket-photo&quot;;&quot;files\archive\Basket&quot;)&amp;&quot;&quot;&quot; copy &quot;&quot;P:\Web-Backup\www.danielelolli.it 2017-09-24 [aruba.it]\&quot;&amp;SUBSTITUTE(SUBSTITUTE([$'lfs-clean'.B59];&quot;/&quot;;&quot;\&quot;);&quot;uploads\basket-photo&quot;;&quot;files\archive\Basket&quot;)&amp;&quot;&quot;&quot; &quot;&quot;&quot;&amp;SUBSTITUTE([$'lfs-clean'.B59];&quot;/&quot;;&quot;\&quot;)&amp;&quot;&quot;&quot; /V /Y&quot;" office:value-type="string" office:string-value="if exist &quot;P:\Web-Backup\www.danielelolli.it 2017-09-24 [aruba.it]\files\archive\Basket\Foto Lame\2006-2007\Lame2006-2007.zip&quot; copy &quot;P:\Web-Backup\www.danielelolli.it 2017-09-24 [aruba.it]\files\archive\Basket\Foto Lame\2006-2007\Lame2006-2007.zip&quot; &quot;uploads\basket-photo\Foto Lame\2006-2007\Lame2006-2007.zip&quot; /V /Y" calcext:value-type="string">
            <text:p>if exist "P:\Web-Backup\www.danielelolli.it 2017-09-24 [aruba.it]\files\archive\Basket\Foto Lame\2006-2007\Lame2006-2007.zip" copy "P:\Web-Backup\www.danielelolli.it 2017-09-24 [aruba.it]\files\archive\Basket\Foto Lame\2006-2007\Lame2006-2007.zip" "uploads\basket-photo\Foto Lame\2006-2007\Lame2006-2007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60];&quot;/&quot;;&quot;\&quot;);&quot;uploads\basket-photo&quot;;&quot;files\archive\Basket&quot;)&amp;&quot;&quot;&quot; copy &quot;&quot;P:\Web-Backup\www.danielelolli.it 2017-09-24 [aruba.it]\&quot;&amp;SUBSTITUTE(SUBSTITUTE([$'lfs-clean'.B60];&quot;/&quot;;&quot;\&quot;);&quot;uploads\basket-photo&quot;;&quot;files\archive\Basket&quot;)&amp;&quot;&quot;&quot; &quot;&quot;&quot;&amp;SUBSTITUTE([$'lfs-clean'.B60];&quot;/&quot;;&quot;\&quot;)&amp;&quot;&quot;&quot; /V /Y&quot;" office:value-type="string" office:string-value="if exist &quot;P:\Web-Backup\www.danielelolli.it 2017-09-24 [aruba.it]\files\archive\Basket\Lame Basket PDM - AICS 2007\AICS_Primavera_2007_Seniores_Calendario.pdf&quot; copy &quot;P:\Web-Backup\www.danielelolli.it 2017-09-24 [aruba.it]\files\archive\Basket\Lame Basket PDM - AICS 2007\AICS_Primavera_2007_Seniores_Calendario.pdf&quot; &quot;uploads\basket-photo\Lame Basket PDM - AICS 2007\AICS_Primavera_2007_Seniores_Calendario.pdf&quot; /V /Y" calcext:value-type="string">
            <text:p>if exist "P:\Web-Backup\www.danielelolli.it 2017-09-24 [aruba.it]\files\archive\Basket\Lame Basket PDM - AICS 2007\AICS_Primavera_2007_Seniores_Calendario.pdf" copy "P:\Web-Backup\www.danielelolli.it 2017-09-24 [aruba.it]\files\archive\Basket\Lame Basket PDM - AICS 2007\AICS_Primavera_2007_Seniores_Calendario.pdf" "uploads\basket-photo\Lame Basket PDM - AICS 2007\AICS_Primavera_2007_Seniores_Calendario.pdf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61];&quot;/&quot;;&quot;\&quot;);&quot;uploads\basket-photo&quot;;&quot;files\archive\Basket&quot;)&amp;&quot;&quot;&quot; copy &quot;&quot;P:\Web-Backup\www.danielelolli.it 2017-09-24 [aruba.it]\&quot;&amp;SUBSTITUTE(SUBSTITUTE([$'lfs-clean'.B61];&quot;/&quot;;&quot;\&quot;);&quot;uploads\basket-photo&quot;;&quot;files\archive\Basket&quot;)&amp;&quot;&quot;&quot; &quot;&quot;&quot;&amp;SUBSTITUTE([$'lfs-clean'.B61];&quot;/&quot;;&quot;\&quot;)&amp;&quot;&quot;&quot; /V /Y&quot;" office:value-type="string" office:string-value="if exist &quot;P:\Web-Backup\www.danielelolli.it 2017-09-24 [aruba.it]\files\archive\Basket\Lame Basket PDM - AICS 2007\AICS_Primavera_2007_Seniores_PR-03_LAME-ARGELATO.pdf&quot; copy &quot;P:\Web-Backup\www.danielelolli.it 2017-09-24 [aruba.it]\files\archive\Basket\Lame Basket PDM - AICS 2007\AICS_Primavera_2007_Seniores_PR-03_LAME-ARGELATO.pdf&quot; &quot;uploads\basket-photo\Lame Basket PDM - AICS 2007\AICS_Primavera_2007_Seniores_PR-03_LAME-ARGELATO.pdf&quot; /V /Y" calcext:value-type="string">
            <text:p>if exist "P:\Web-Backup\www.danielelolli.it 2017-09-24 [aruba.it]\files\archive\Basket\Lame Basket PDM - AICS 2007\AICS_Primavera_2007_Seniores_PR-03_LAME-ARGELATO.pdf" copy "P:\Web-Backup\www.danielelolli.it 2017-09-24 [aruba.it]\files\archive\Basket\Lame Basket PDM - AICS 2007\AICS_Primavera_2007_Seniores_PR-03_LAME-ARGELATO.pdf" "uploads\basket-photo\Lame Basket PDM - AICS 2007\AICS_Primavera_2007_Seniores_PR-03_LAME-ARGELATO.pdf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62];&quot;/&quot;;&quot;\&quot;);&quot;uploads\basket-photo&quot;;&quot;files\archive\Basket&quot;)&amp;&quot;&quot;&quot; copy &quot;&quot;P:\Web-Backup\www.danielelolli.it 2017-09-24 [aruba.it]\&quot;&amp;SUBSTITUTE(SUBSTITUTE([$'lfs-clean'.B62];&quot;/&quot;;&quot;\&quot;);&quot;uploads\basket-photo&quot;;&quot;files\archive\Basket&quot;)&amp;&quot;&quot;&quot; &quot;&quot;&quot;&amp;SUBSTITUTE([$'lfs-clean'.B62];&quot;/&quot;;&quot;\&quot;)&amp;&quot;&quot;&quot; /V /Y&quot;" office:value-type="string" office:string-value="if exist &quot;P:\Web-Backup\www.danielelolli.it 2017-09-24 [aruba.it]\files\archive\Basket\Lame Basket PDM - AICS 2007\AICS_Primavera_2007_Seniores_PR-04_LAME-TEMA.pdf&quot; copy &quot;P:\Web-Backup\www.danielelolli.it 2017-09-24 [aruba.it]\files\archive\Basket\Lame Basket PDM - AICS 2007\AICS_Primavera_2007_Seniores_PR-04_LAME-TEMA.pdf&quot; &quot;uploads\basket-photo\Lame Basket PDM - AICS 2007\AICS_Primavera_2007_Seniores_PR-04_LAME-TEMA.pdf&quot; /V /Y" calcext:value-type="string">
            <text:p>if exist "P:\Web-Backup\www.danielelolli.it 2017-09-24 [aruba.it]\files\archive\Basket\Lame Basket PDM - AICS 2007\AICS_Primavera_2007_Seniores_PR-04_LAME-TEMA.pdf" copy "P:\Web-Backup\www.danielelolli.it 2017-09-24 [aruba.it]\files\archive\Basket\Lame Basket PDM - AICS 2007\AICS_Primavera_2007_Seniores_PR-04_LAME-TEMA.pdf" "uploads\basket-photo\Lame Basket PDM - AICS 2007\AICS_Primavera_2007_Seniores_PR-04_LAME-TEMA.pdf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63];&quot;/&quot;;&quot;\&quot;);&quot;uploads\basket-photo&quot;;&quot;files\archive\Basket&quot;)&amp;&quot;&quot;&quot; copy &quot;&quot;P:\Web-Backup\www.danielelolli.it 2017-09-24 [aruba.it]\&quot;&amp;SUBSTITUTE(SUBSTITUTE([$'lfs-clean'.B63];&quot;/&quot;;&quot;\&quot;);&quot;uploads\basket-photo&quot;;&quot;files\archive\Basket&quot;)&amp;&quot;&quot;&quot; &quot;&quot;&quot;&amp;SUBSTITUTE([$'lfs-clean'.B63];&quot;/&quot;;&quot;\&quot;)&amp;&quot;&quot;&quot; /V /Y&quot;" office:value-type="string" office:string-value="if exist &quot;P:\Web-Backup\www.danielelolli.it 2017-09-24 [aruba.it]\files\archive\Basket\Lame Basket PDM - AICS 2007\AICS_Primavera_2007_Seniores_PR-11_NOVA-LAME.pdf&quot; copy &quot;P:\Web-Backup\www.danielelolli.it 2017-09-24 [aruba.it]\files\archive\Basket\Lame Basket PDM - AICS 2007\AICS_Primavera_2007_Seniores_PR-11_NOVA-LAME.pdf&quot; &quot;uploads\basket-photo\Lame Basket PDM - AICS 2007\AICS_Primavera_2007_Seniores_PR-11_NOVA-LAME.pdf&quot; /V /Y" calcext:value-type="string">
            <text:p>if exist "P:\Web-Backup\www.danielelolli.it 2017-09-24 [aruba.it]\files\archive\Basket\Lame Basket PDM - AICS 2007\AICS_Primavera_2007_Seniores_PR-11_NOVA-LAME.pdf" copy "P:\Web-Backup\www.danielelolli.it 2017-09-24 [aruba.it]\files\archive\Basket\Lame Basket PDM - AICS 2007\AICS_Primavera_2007_Seniores_PR-11_NOVA-LAME.pdf" "uploads\basket-photo\Lame Basket PDM - AICS 2007\AICS_Primavera_2007_Seniores_PR-11_NOVA-LAME.pdf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64];&quot;/&quot;;&quot;\&quot;);&quot;uploads\basket-photo&quot;;&quot;files\archive\Basket&quot;)&amp;&quot;&quot;&quot; copy &quot;&quot;P:\Web-Backup\www.danielelolli.it 2017-09-24 [aruba.it]\&quot;&amp;SUBSTITUTE(SUBSTITUTE([$'lfs-clean'.B64];&quot;/&quot;;&quot;\&quot;);&quot;uploads\basket-photo&quot;;&quot;files\archive\Basket&quot;)&amp;&quot;&quot;&quot; &quot;&quot;&quot;&amp;SUBSTITUTE([$'lfs-clean'.B64];&quot;/&quot;;&quot;\&quot;)&amp;&quot;&quot;&quot; /V /Y&quot;" office:value-type="string" office:string-value="if exist &quot;P:\Web-Backup\www.danielelolli.it 2017-09-24 [aruba.it]\uploads\bestmp3guide\MP3byMydenCFG.zip&quot; copy &quot;P:\Web-Backup\www.danielelolli.it 2017-09-24 [aruba.it]\uploads\bestmp3guide\MP3byMydenCFG.zip&quot; &quot;uploads\bestmp3guide\MP3byMydenCFG.zip&quot; /V /Y" calcext:value-type="string">
            <text:p>if exist "P:\Web-Backup\www.danielelolli.it 2017-09-24 [aruba.it]\uploads\bestmp3guide\MP3byMydenCFG.zip" copy "P:\Web-Backup\www.danielelolli.it 2017-09-24 [aruba.it]\uploads\bestmp3guide\MP3byMydenCFG.zip" "uploads\bestmp3guide\MP3byMydenCFG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65];&quot;/&quot;;&quot;\&quot;);&quot;uploads\basket-photo&quot;;&quot;files\archive\Basket&quot;)&amp;&quot;&quot;&quot; copy &quot;&quot;P:\Web-Backup\www.danielelolli.it 2017-09-24 [aruba.it]\&quot;&amp;SUBSTITUTE(SUBSTITUTE([$'lfs-clean'.B65];&quot;/&quot;;&quot;\&quot;);&quot;uploads\basket-photo&quot;;&quot;files\archive\Basket&quot;)&amp;&quot;&quot;&quot; &quot;&quot;&quot;&amp;SUBSTITUTE([$'lfs-clean'.B65];&quot;/&quot;;&quot;\&quot;)&amp;&quot;&quot;&quot; /V /Y&quot;" office:value-type="string" office:string-value="if exist &quot;P:\Web-Backup\www.danielelolli.it 2017-09-24 [aruba.it]\uploads\bestmp3guide\eac09b4.zip&quot; copy &quot;P:\Web-Backup\www.danielelolli.it 2017-09-24 [aruba.it]\uploads\bestmp3guide\eac09b4.zip&quot; &quot;uploads\bestmp3guide\eac09b4.zip&quot; /V /Y" calcext:value-type="string">
            <text:p>if exist "P:\Web-Backup\www.danielelolli.it 2017-09-24 [aruba.it]\uploads\bestmp3guide\eac09b4.zip" copy "P:\Web-Backup\www.danielelolli.it 2017-09-24 [aruba.it]\uploads\bestmp3guide\eac09b4.zip" "uploads\bestmp3guide\eac09b4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66];&quot;/&quot;;&quot;\&quot;);&quot;uploads\basket-photo&quot;;&quot;files\archive\Basket&quot;)&amp;&quot;&quot;&quot; copy &quot;&quot;P:\Web-Backup\www.danielelolli.it 2017-09-24 [aruba.it]\&quot;&amp;SUBSTITUTE(SUBSTITUTE([$'lfs-clean'.B66];&quot;/&quot;;&quot;\&quot;);&quot;uploads\basket-photo&quot;;&quot;files\archive\Basket&quot;)&amp;&quot;&quot;&quot; &quot;&quot;&quot;&amp;SUBSTITUTE([$'lfs-clean'.B66];&quot;/&quot;;&quot;\&quot;)&amp;&quot;&quot;&quot; /V /Y&quot;" office:value-type="string" office:string-value="if exist &quot;P:\Web-Backup\www.danielelolli.it 2017-09-24 [aruba.it]\uploads\bestmp3guide\lame.zip&quot; copy &quot;P:\Web-Backup\www.danielelolli.it 2017-09-24 [aruba.it]\uploads\bestmp3guide\lame.zip&quot; &quot;uploads\bestmp3guide\lame.zip&quot; /V /Y" calcext:value-type="string">
            <text:p>if exist "P:\Web-Backup\www.danielelolli.it 2017-09-24 [aruba.it]\uploads\bestmp3guide\lame.zip" copy "P:\Web-Backup\www.danielelolli.it 2017-09-24 [aruba.it]\uploads\bestmp3guide\lame.zip" "uploads\bestmp3guide\lame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67];&quot;/&quot;;&quot;\&quot;);&quot;uploads\basket-photo&quot;;&quot;files\archive\Basket&quot;)&amp;&quot;&quot;&quot; copy &quot;&quot;P:\Web-Backup\www.danielelolli.it 2017-09-24 [aruba.it]\&quot;&amp;SUBSTITUTE(SUBSTITUTE([$'lfs-clean'.B67];&quot;/&quot;;&quot;\&quot;);&quot;uploads\basket-photo&quot;;&quot;files\archive\Basket&quot;)&amp;&quot;&quot;&quot; &quot;&quot;&quot;&amp;SUBSTITUTE([$'lfs-clean'.B67];&quot;/&quot;;&quot;\&quot;)&amp;&quot;&quot;&quot; /V /Y&quot;" office:value-type="string" office:string-value="if exist &quot;P:\Web-Backup\www.danielelolli.it 2017-09-24 [aruba.it]\uploads\bestmp3guide\wnaspi32.zip&quot; copy &quot;P:\Web-Backup\www.danielelolli.it 2017-09-24 [aruba.it]\uploads\bestmp3guide\wnaspi32.zip&quot; &quot;uploads\bestmp3guide\wnaspi32.zip&quot; /V /Y" calcext:value-type="string">
            <text:p>if exist "P:\Web-Backup\www.danielelolli.it 2017-09-24 [aruba.it]\uploads\bestmp3guide\wnaspi32.zip" copy "P:\Web-Backup\www.danielelolli.it 2017-09-24 [aruba.it]\uploads\bestmp3guide\wnaspi32.zip" "uploads\bestmp3guide\wnaspi3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68];&quot;/&quot;;&quot;\&quot;);&quot;uploads\basket-photo&quot;;&quot;files\archive\Basket&quot;)&amp;&quot;&quot;&quot; copy &quot;&quot;P:\Web-Backup\www.danielelolli.it 2017-09-24 [aruba.it]\&quot;&amp;SUBSTITUTE(SUBSTITUTE([$'lfs-clean'.B68];&quot;/&quot;;&quot;\&quot;);&quot;uploads\basket-photo&quot;;&quot;files\archive\Basket&quot;)&amp;&quot;&quot;&quot; &quot;&quot;&quot;&amp;SUBSTITUTE([$'lfs-clean'.B68];&quot;/&quot;;&quot;\&quot;)&amp;&quot;&quot;&quot; /V /Y&quot;" office:value-type="string" office:string-value="if exist &quot;P:\Web-Backup\www.danielelolli.it 2017-09-24 [aruba.it]\uploads\mobiletheme.zip&quot; copy &quot;P:\Web-Backup\www.danielelolli.it 2017-09-24 [aruba.it]\uploads\mobiletheme.zip&quot; &quot;uploads\mobiletheme.zip&quot; /V /Y" calcext:value-type="string">
            <text:p>if exist "P:\Web-Backup\www.danielelolli.it 2017-09-24 [aruba.it]\uploads\mobiletheme.zip" copy "P:\Web-Backup\www.danielelolli.it 2017-09-24 [aruba.it]\uploads\mobiletheme.zip" "uploads\mobiletheme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69];&quot;/&quot;;&quot;\&quot;);&quot;uploads\basket-photo&quot;;&quot;files\archive\Basket&quot;)&amp;&quot;&quot;&quot; copy &quot;&quot;P:\Web-Backup\www.danielelolli.it 2017-09-24 [aruba.it]\&quot;&amp;SUBSTITUTE(SUBSTITUTE([$'lfs-clean'.B69];&quot;/&quot;;&quot;\&quot;);&quot;uploads\basket-photo&quot;;&quot;files\archive\Basket&quot;)&amp;&quot;&quot;&quot; &quot;&quot;&quot;&amp;SUBSTITUTE([$'lfs-clean'.B69];&quot;/&quot;;&quot;\&quot;)&amp;&quot;&quot;&quot; /V /Y&quot;" office:value-type="string" office:string-value="if exist &quot;P:\Web-Backup\www.danielelolli.it 2017-09-24 [aruba.it]\uploads\pdf\2019-05-05-nethserver-6-x-expanding-capacity-by-adding-two-new-disks-in-mirror.pdf&quot; copy &quot;P:\Web-Backup\www.danielelolli.it 2017-09-24 [aruba.it]\uploads\pdf\2019-05-05-nethserver-6-x-expanding-capacity-by-adding-two-new-disks-in-mirror.pdf&quot; &quot;uploads\pdf\2019-05-05-nethserver-6-x-expanding-capacity-by-adding-two-new-disks-in-mirror.pdf&quot; /V /Y" calcext:value-type="string">
            <text:p>if exist "P:\Web-Backup\www.danielelolli.it 2017-09-24 [aruba.it]\uploads\pdf\2019-05-05-nethserver-6-x-expanding-capacity-by-adding-two-new-disks-in-mirror.pdf" copy "P:\Web-Backup\www.danielelolli.it 2017-09-24 [aruba.it]\uploads\pdf\2019-05-05-nethserver-6-x-expanding-capacity-by-adding-two-new-disks-in-mirror.pdf" "uploads\pdf\2019-05-05-nethserver-6-x-expanding-capacity-by-adding-two-new-disks-in-mirror.pdf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70];&quot;/&quot;;&quot;\&quot;);&quot;uploads\basket-photo&quot;;&quot;files\archive\Basket&quot;)&amp;&quot;&quot;&quot; copy &quot;&quot;P:\Web-Backup\www.danielelolli.it 2017-09-24 [aruba.it]\&quot;&amp;SUBSTITUTE(SUBSTITUTE([$'lfs-clean'.B70];&quot;/&quot;;&quot;\&quot;);&quot;uploads\basket-photo&quot;;&quot;files\archive\Basket&quot;)&amp;&quot;&quot;&quot; &quot;&quot;&quot;&amp;SUBSTITUTE([$'lfs-clean'.B70];&quot;/&quot;;&quot;\&quot;)&amp;&quot;&quot;&quot; /V /Y&quot;" office:value-type="string" office:string-value="if exist &quot;P:\Web-Backup\www.danielelolli.it 2017-09-24 [aruba.it]\uploads\pdf\2019-06-11-nethserver-6-x-expanding-capacity-by-moving-ibay-to-two-new-disks-in-mirror.pdf&quot; copy &quot;P:\Web-Backup\www.danielelolli.it 2017-09-24 [aruba.it]\uploads\pdf\2019-06-11-nethserver-6-x-expanding-capacity-by-moving-ibay-to-two-new-disks-in-mirror.pdf&quot; &quot;uploads\pdf\2019-06-11-nethserver-6-x-expanding-capacity-by-moving-ibay-to-two-new-disks-in-mirror.pdf&quot; /V /Y" calcext:value-type="string">
            <text:p>if exist "P:\Web-Backup\www.danielelolli.it 2017-09-24 [aruba.it]\uploads\pdf\2019-06-11-nethserver-6-x-expanding-capacity-by-moving-ibay-to-two-new-disks-in-mirror.pdf" copy "P:\Web-Backup\www.danielelolli.it 2017-09-24 [aruba.it]\uploads\pdf\2019-06-11-nethserver-6-x-expanding-capacity-by-moving-ibay-to-two-new-disks-in-mirror.pdf" "uploads\pdf\2019-06-11-nethserver-6-x-expanding-capacity-by-moving-ibay-to-two-new-disks-in-mirror.pdf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71];&quot;/&quot;;&quot;\&quot;);&quot;uploads\basket-photo&quot;;&quot;files\archive\Basket&quot;)&amp;&quot;&quot;&quot; copy &quot;&quot;P:\Web-Backup\www.danielelolli.it 2017-09-24 [aruba.it]\&quot;&amp;SUBSTITUTE(SUBSTITUTE([$'lfs-clean'.B71];&quot;/&quot;;&quot;\&quot;);&quot;uploads\basket-photo&quot;;&quot;files\archive\Basket&quot;)&amp;&quot;&quot;&quot; &quot;&quot;&quot;&amp;SUBSTITUTE([$'lfs-clean'.B71];&quot;/&quot;;&quot;\&quot;)&amp;&quot;&quot;&quot; /V /Y&quot;" office:value-type="string" office:string-value="if exist &quot;P:\Web-Backup\www.danielelolli.it 2017-09-24 [aruba.it]\uploads\socicon\_sources\128.zip&quot; copy &quot;P:\Web-Backup\www.danielelolli.it 2017-09-24 [aruba.it]\uploads\socicon\_sources\128.zip&quot; &quot;uploads\socicon\_sources\128.zip&quot; /V /Y" calcext:value-type="string">
            <text:p>if exist "P:\Web-Backup\www.danielelolli.it 2017-09-24 [aruba.it]\uploads\socicon\_sources\128.zip" copy "P:\Web-Backup\www.danielelolli.it 2017-09-24 [aruba.it]\uploads\socicon\_sources\128.zip" "uploads\socicon\_sources\128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72];&quot;/&quot;;&quot;\&quot;);&quot;uploads\basket-photo&quot;;&quot;files\archive\Basket&quot;)&amp;&quot;&quot;&quot; copy &quot;&quot;P:\Web-Backup\www.danielelolli.it 2017-09-24 [aruba.it]\&quot;&amp;SUBSTITUTE(SUBSTITUTE([$'lfs-clean'.B72];&quot;/&quot;;&quot;\&quot;);&quot;uploads\basket-photo&quot;;&quot;files\archive\Basket&quot;)&amp;&quot;&quot;&quot; &quot;&quot;&quot;&amp;SUBSTITUTE([$'lfs-clean'.B72];&quot;/&quot;;&quot;\&quot;)&amp;&quot;&quot;&quot; /V /Y&quot;" office:value-type="string" office:string-value="if exist &quot;P:\Web-Backup\www.danielelolli.it 2017-09-24 [aruba.it]\uploads\socicon\_sources\16.zip&quot; copy &quot;P:\Web-Backup\www.danielelolli.it 2017-09-24 [aruba.it]\uploads\socicon\_sources\16.zip&quot; &quot;uploads\socicon\_sources\16.zip&quot; /V /Y" calcext:value-type="string">
            <text:p>if exist "P:\Web-Backup\www.danielelolli.it 2017-09-24 [aruba.it]\uploads\socicon\_sources\16.zip" copy "P:\Web-Backup\www.danielelolli.it 2017-09-24 [aruba.it]\uploads\socicon\_sources\16.zip" "uploads\socicon\_sources\16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73];&quot;/&quot;;&quot;\&quot;);&quot;uploads\basket-photo&quot;;&quot;files\archive\Basket&quot;)&amp;&quot;&quot;&quot; copy &quot;&quot;P:\Web-Backup\www.danielelolli.it 2017-09-24 [aruba.it]\&quot;&amp;SUBSTITUTE(SUBSTITUTE([$'lfs-clean'.B73];&quot;/&quot;;&quot;\&quot;);&quot;uploads\basket-photo&quot;;&quot;files\archive\Basket&quot;)&amp;&quot;&quot;&quot; &quot;&quot;&quot;&amp;SUBSTITUTE([$'lfs-clean'.B73];&quot;/&quot;;&quot;\&quot;)&amp;&quot;&quot;&quot; /V /Y&quot;" office:value-type="string" office:string-value="if exist &quot;P:\Web-Backup\www.danielelolli.it 2017-09-24 [aruba.it]\uploads\socicon\_sources\256.zip&quot; copy &quot;P:\Web-Backup\www.danielelolli.it 2017-09-24 [aruba.it]\uploads\socicon\_sources\256.zip&quot; &quot;uploads\socicon\_sources\256.zip&quot; /V /Y" calcext:value-type="string">
            <text:p>if exist "P:\Web-Backup\www.danielelolli.it 2017-09-24 [aruba.it]\uploads\socicon\_sources\256.zip" copy "P:\Web-Backup\www.danielelolli.it 2017-09-24 [aruba.it]\uploads\socicon\_sources\256.zip" "uploads\socicon\_sources\256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74];&quot;/&quot;;&quot;\&quot;);&quot;uploads\basket-photo&quot;;&quot;files\archive\Basket&quot;)&amp;&quot;&quot;&quot; copy &quot;&quot;P:\Web-Backup\www.danielelolli.it 2017-09-24 [aruba.it]\&quot;&amp;SUBSTITUTE(SUBSTITUTE([$'lfs-clean'.B74];&quot;/&quot;;&quot;\&quot;);&quot;uploads\basket-photo&quot;;&quot;files\archive\Basket&quot;)&amp;&quot;&quot;&quot; &quot;&quot;&quot;&amp;SUBSTITUTE([$'lfs-clean'.B74];&quot;/&quot;;&quot;\&quot;)&amp;&quot;&quot;&quot; /V /Y&quot;" office:value-type="string" office:string-value="if exist &quot;P:\Web-Backup\www.danielelolli.it 2017-09-24 [aruba.it]\uploads\socicon\_sources\32.zip&quot; copy &quot;P:\Web-Backup\www.danielelolli.it 2017-09-24 [aruba.it]\uploads\socicon\_sources\32.zip&quot; &quot;uploads\socicon\_sources\32.zip&quot; /V /Y" calcext:value-type="string">
            <text:p>if exist "P:\Web-Backup\www.danielelolli.it 2017-09-24 [aruba.it]\uploads\socicon\_sources\32.zip" copy "P:\Web-Backup\www.danielelolli.it 2017-09-24 [aruba.it]\uploads\socicon\_sources\32.zip" "uploads\socicon\_sources\3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75];&quot;/&quot;;&quot;\&quot;);&quot;uploads\basket-photo&quot;;&quot;files\archive\Basket&quot;)&amp;&quot;&quot;&quot; copy &quot;&quot;P:\Web-Backup\www.danielelolli.it 2017-09-24 [aruba.it]\&quot;&amp;SUBSTITUTE(SUBSTITUTE([$'lfs-clean'.B75];&quot;/&quot;;&quot;\&quot;);&quot;uploads\basket-photo&quot;;&quot;files\archive\Basket&quot;)&amp;&quot;&quot;&quot; &quot;&quot;&quot;&amp;SUBSTITUTE([$'lfs-clean'.B75];&quot;/&quot;;&quot;\&quot;)&amp;&quot;&quot;&quot; /V /Y&quot;" office:value-type="string" office:string-value="if exist &quot;P:\Web-Backup\www.danielelolli.it 2017-09-24 [aruba.it]\uploads\socicon\_sources\64.zip&quot; copy &quot;P:\Web-Backup\www.danielelolli.it 2017-09-24 [aruba.it]\uploads\socicon\_sources\64.zip&quot; &quot;uploads\socicon\_sources\64.zip&quot; /V /Y" calcext:value-type="string">
            <text:p>if exist "P:\Web-Backup\www.danielelolli.it 2017-09-24 [aruba.it]\uploads\socicon\_sources\64.zip" copy "P:\Web-Backup\www.danielelolli.it 2017-09-24 [aruba.it]\uploads\socicon\_sources\64.zip" "uploads\socicon\_sources\64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76];&quot;/&quot;;&quot;\&quot;);&quot;uploads\basket-photo&quot;;&quot;files\archive\Basket&quot;)&amp;&quot;&quot;&quot; copy &quot;&quot;P:\Web-Backup\www.danielelolli.it 2017-09-24 [aruba.it]\&quot;&amp;SUBSTITUTE(SUBSTITUTE([$'lfs-clean'.B76];&quot;/&quot;;&quot;\&quot;);&quot;uploads\basket-photo&quot;;&quot;files\archive\Basket&quot;)&amp;&quot;&quot;&quot; &quot;&quot;&quot;&amp;SUBSTITUTE([$'lfs-clean'.B76];&quot;/&quot;;&quot;\&quot;)&amp;&quot;&quot;&quot; /V /Y&quot;" office:value-type="string" office:string-value="if exist &quot;P:\Web-Backup\www.danielelolli.it 2017-09-24 [aruba.it]\uploads\socicon\_sources\96.zip&quot; copy &quot;P:\Web-Backup\www.danielelolli.it 2017-09-24 [aruba.it]\uploads\socicon\_sources\96.zip&quot; &quot;uploads\socicon\_sources\96.zip&quot; /V /Y" calcext:value-type="string">
            <text:p>if exist "P:\Web-Backup\www.danielelolli.it 2017-09-24 [aruba.it]\uploads\socicon\_sources\96.zip" copy "P:\Web-Backup\www.danielelolli.it 2017-09-24 [aruba.it]\uploads\socicon\_sources\96.zip" "uploads\socicon\_sources\96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77];&quot;/&quot;;&quot;\&quot;);&quot;uploads\basket-photo&quot;;&quot;files\archive\Basket&quot;)&amp;&quot;&quot;&quot; copy &quot;&quot;P:\Web-Backup\www.danielelolli.it 2017-09-24 [aruba.it]\&quot;&amp;SUBSTITUTE(SUBSTITUTE([$'lfs-clean'.B77];&quot;/&quot;;&quot;\&quot;);&quot;uploads\basket-photo&quot;;&quot;files\archive\Basket&quot;)&amp;&quot;&quot;&quot; &quot;&quot;&quot;&amp;SUBSTITUTE([$'lfs-clean'.B77];&quot;/&quot;;&quot;\&quot;)&amp;&quot;&quot;&quot; /V /Y&quot;" office:value-type="string" office:string-value="if exist &quot;P:\Web-Backup\www.danielelolli.it 2017-09-24 [aruba.it]\uploads\socicon\_sources\socicon-font-v25.zip&quot; copy &quot;P:\Web-Backup\www.danielelolli.it 2017-09-24 [aruba.it]\uploads\socicon\_sources\socicon-font-v25.zip&quot; &quot;uploads\socicon\_sources\socicon-font-v25.zip&quot; /V /Y" calcext:value-type="string">
            <text:p>if exist "P:\Web-Backup\www.danielelolli.it 2017-09-24 [aruba.it]\uploads\socicon\_sources\socicon-font-v25.zip" copy "P:\Web-Backup\www.danielelolli.it 2017-09-24 [aruba.it]\uploads\socicon\_sources\socicon-font-v25.zip" "uploads\socicon\_sources\socicon-font-v25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78];&quot;/&quot;;&quot;\&quot;);&quot;uploads\basket-photo&quot;;&quot;files\archive\Basket&quot;)&amp;&quot;&quot;&quot; copy &quot;&quot;P:\Web-Backup\www.danielelolli.it 2017-09-24 [aruba.it]\&quot;&amp;SUBSTITUTE(SUBSTITUTE([$'lfs-clean'.B78];&quot;/&quot;;&quot;\&quot;);&quot;uploads\basket-photo&quot;;&quot;files\archive\Basket&quot;)&amp;&quot;&quot;&quot; &quot;&quot;&quot;&amp;SUBSTITUTE([$'lfs-clean'.B78];&quot;/&quot;;&quot;\&quot;)&amp;&quot;&quot;&quot; /V /Y&quot;" office:value-type="string" office:string-value="if exist &quot;P:\Web-Backup\www.danielelolli.it 2017-09-24 [aruba.it]\uploads\socicon\_sources\socicon-howto.zip&quot; copy &quot;P:\Web-Backup\www.danielelolli.it 2017-09-24 [aruba.it]\uploads\socicon\_sources\socicon-howto.zip&quot; &quot;uploads\socicon\_sources\socicon-howto.zip&quot; /V /Y" calcext:value-type="string">
            <text:p>if exist "P:\Web-Backup\www.danielelolli.it 2017-09-24 [aruba.it]\uploads\socicon\_sources\socicon-howto.zip" copy "P:\Web-Backup\www.danielelolli.it 2017-09-24 [aruba.it]\uploads\socicon\_sources\socicon-howto.zip" "uploads\socicon\_sources\socicon-howto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79];&quot;/&quot;;&quot;\&quot;);&quot;uploads\basket-photo&quot;;&quot;files\archive\Basket&quot;)&amp;&quot;&quot;&quot; copy &quot;&quot;P:\Web-Backup\www.danielelolli.it 2017-09-24 [aruba.it]\&quot;&amp;SUBSTITUTE(SUBSTITUTE([$'lfs-clean'.B79];&quot;/&quot;;&quot;\&quot;);&quot;uploads\basket-photo&quot;;&quot;files\archive\Basket&quot;)&amp;&quot;&quot;&quot; &quot;&quot;&quot;&amp;SUBSTITUTE([$'lfs-clean'.B79];&quot;/&quot;;&quot;\&quot;)&amp;&quot;&quot;&quot; /V /Y&quot;" office:value-type="string" office:string-value="if exist &quot;P:\Web-Backup\www.danielelolli.it 2017-09-24 [aruba.it]\laragon\akismet.4.1.4.zip&quot; copy &quot;P:\Web-Backup\www.danielelolli.it 2017-09-24 [aruba.it]\laragon\akismet.4.1.4.zip&quot; &quot;laragon\akismet.4.1.4.zip&quot; /V /Y" calcext:value-type="string">
            <text:p>if exist "P:\Web-Backup\www.danielelolli.it 2017-09-24 [aruba.it]\laragon\akismet.4.1.4.zip" copy "P:\Web-Backup\www.danielelolli.it 2017-09-24 [aruba.it]\laragon\akismet.4.1.4.zip" "laragon\akismet.4.1.4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80];&quot;/&quot;;&quot;\&quot;);&quot;uploads\basket-photo&quot;;&quot;files\archive\Basket&quot;)&amp;&quot;&quot;&quot; copy &quot;&quot;P:\Web-Backup\www.danielelolli.it 2017-09-24 [aruba.it]\&quot;&amp;SUBSTITUTE(SUBSTITUTE([$'lfs-clean'.B80];&quot;/&quot;;&quot;\&quot;);&quot;uploads\basket-photo&quot;;&quot;files\archive\Basket&quot;)&amp;&quot;&quot;&quot; &quot;&quot;&quot;&amp;SUBSTITUTE([$'lfs-clean'.B80];&quot;/&quot;;&quot;\&quot;)&amp;&quot;&quot;&quot; /V /Y&quot;" office:value-type="string" office:string-value="if exist &quot;P:\Web-Backup\www.danielelolli.it 2017-09-24 [aruba.it]\laragon\astra.2.3.4.zip&quot; copy &quot;P:\Web-Backup\www.danielelolli.it 2017-09-24 [aruba.it]\laragon\astra.2.3.4.zip&quot; &quot;laragon\astra.2.3.4.zip&quot; /V /Y" calcext:value-type="string">
            <text:p>if exist "P:\Web-Backup\www.danielelolli.it 2017-09-24 [aruba.it]\laragon\astra.2.3.4.zip" copy "P:\Web-Backup\www.danielelolli.it 2017-09-24 [aruba.it]\laragon\astra.2.3.4.zip" "laragon\astra.2.3.4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81];&quot;/&quot;;&quot;\&quot;);&quot;uploads\basket-photo&quot;;&quot;files\archive\Basket&quot;)&amp;&quot;&quot;&quot; copy &quot;&quot;P:\Web-Backup\www.danielelolli.it 2017-09-24 [aruba.it]\&quot;&amp;SUBSTITUTE(SUBSTITUTE([$'lfs-clean'.B81];&quot;/&quot;;&quot;\&quot;);&quot;uploads\basket-photo&quot;;&quot;files\archive\Basket&quot;)&amp;&quot;&quot;&quot; &quot;&quot;&quot;&amp;SUBSTITUTE([$'lfs-clean'.B81];&quot;/&quot;;&quot;\&quot;)&amp;&quot;&quot;&quot; /V /Y&quot;" office:value-type="string" office:string-value="if exist &quot;P:\Web-Backup\www.danielelolli.it 2017-09-24 [aruba.it]\laragon\elementor.2.9.7.zip&quot; copy &quot;P:\Web-Backup\www.danielelolli.it 2017-09-24 [aruba.it]\laragon\elementor.2.9.7.zip&quot; &quot;laragon\elementor.2.9.7.zip&quot; /V /Y" calcext:value-type="string">
            <text:p>if exist "P:\Web-Backup\www.danielelolli.it 2017-09-24 [aruba.it]\laragon\elementor.2.9.7.zip" copy "P:\Web-Backup\www.danielelolli.it 2017-09-24 [aruba.it]\laragon\elementor.2.9.7.zip" "laragon\elementor.2.9.7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82];&quot;/&quot;;&quot;\&quot;);&quot;uploads\basket-photo&quot;;&quot;files\archive\Basket&quot;)&amp;&quot;&quot;&quot; copy &quot;&quot;P:\Web-Backup\www.danielelolli.it 2017-09-24 [aruba.it]\&quot;&amp;SUBSTITUTE(SUBSTITUTE([$'lfs-clean'.B82];&quot;/&quot;;&quot;\&quot;);&quot;uploads\basket-photo&quot;;&quot;files\archive\Basket&quot;)&amp;&quot;&quot;&quot; &quot;&quot;&quot;&amp;SUBSTITUTE([$'lfs-clean'.B82];&quot;/&quot;;&quot;\&quot;)&amp;&quot;&quot;&quot; /V /Y&quot;" office:value-type="string" office:string-value="if exist &quot;P:\Web-Backup\www.danielelolli.it 2017-09-24 [aruba.it]\laragon\generatepress.2.4.2.zip&quot; copy &quot;P:\Web-Backup\www.danielelolli.it 2017-09-24 [aruba.it]\laragon\generatepress.2.4.2.zip&quot; &quot;laragon\generatepress.2.4.2.zip&quot; /V /Y" calcext:value-type="string">
            <text:p>if exist "P:\Web-Backup\www.danielelolli.it 2017-09-24 [aruba.it]\laragon\generatepress.2.4.2.zip" copy "P:\Web-Backup\www.danielelolli.it 2017-09-24 [aruba.it]\laragon\generatepress.2.4.2.zip" "laragon\generatepress.2.4.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83];&quot;/&quot;;&quot;\&quot;);&quot;uploads\basket-photo&quot;;&quot;files\archive\Basket&quot;)&amp;&quot;&quot;&quot; copy &quot;&quot;P:\Web-Backup\www.danielelolli.it 2017-09-24 [aruba.it]\&quot;&amp;SUBSTITUTE(SUBSTITUTE([$'lfs-clean'.B83];&quot;/&quot;;&quot;\&quot;);&quot;uploads\basket-photo&quot;;&quot;files\archive\Basket&quot;)&amp;&quot;&quot;&quot; &quot;&quot;&quot;&amp;SUBSTITUTE([$'lfs-clean'.B83];&quot;/&quot;;&quot;\&quot;)&amp;&quot;&quot;&quot; /V /Y&quot;" office:value-type="string" office:string-value="if exist &quot;P:\Web-Backup\www.danielelolli.it 2017-09-24 [aruba.it]\laragon\hello-elementor.2.2.2.zip&quot; copy &quot;P:\Web-Backup\www.danielelolli.it 2017-09-24 [aruba.it]\laragon\hello-elementor.2.2.2.zip&quot; &quot;laragon\hello-elementor.2.2.2.zip&quot; /V /Y" calcext:value-type="string">
            <text:p>if exist "P:\Web-Backup\www.danielelolli.it 2017-09-24 [aruba.it]\laragon\hello-elementor.2.2.2.zip" copy "P:\Web-Backup\www.danielelolli.it 2017-09-24 [aruba.it]\laragon\hello-elementor.2.2.2.zip" "laragon\hello-elementor.2.2.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84];&quot;/&quot;;&quot;\&quot;);&quot;uploads\basket-photo&quot;;&quot;files\archive\Basket&quot;)&amp;&quot;&quot;&quot; copy &quot;&quot;P:\Web-Backup\www.danielelolli.it 2017-09-24 [aruba.it]\&quot;&amp;SUBSTITUTE(SUBSTITUTE([$'lfs-clean'.B84];&quot;/&quot;;&quot;\&quot;);&quot;uploads\basket-photo&quot;;&quot;files\archive\Basket&quot;)&amp;&quot;&quot;&quot; &quot;&quot;&quot;&amp;SUBSTITUTE([$'lfs-clean'.B84];&quot;/&quot;;&quot;\&quot;)&amp;&quot;&quot;&quot; /V /Y&quot;" office:value-type="string" office:string-value="if exist &quot;P:\Web-Backup\www.danielelolli.it 2017-09-24 [aruba.it]\laragon\httpd-2.4.41-win64-VS16.zip&quot; copy &quot;P:\Web-Backup\www.danielelolli.it 2017-09-24 [aruba.it]\laragon\httpd-2.4.41-win64-VS16.zip&quot; &quot;laragon\httpd-2.4.41-win64-VS16.zip&quot; /V /Y" calcext:value-type="string">
            <text:p>if exist "P:\Web-Backup\www.danielelolli.it 2017-09-24 [aruba.it]\laragon\httpd-2.4.41-win64-VS16.zip" copy "P:\Web-Backup\www.danielelolli.it 2017-09-24 [aruba.it]\laragon\httpd-2.4.41-win64-VS16.zip" "laragon\httpd-2.4.41-win64-VS16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85];&quot;/&quot;;&quot;\&quot;);&quot;uploads\basket-photo&quot;;&quot;files\archive\Basket&quot;)&amp;&quot;&quot;&quot; copy &quot;&quot;P:\Web-Backup\www.danielelolli.it 2017-09-24 [aruba.it]\&quot;&amp;SUBSTITUTE(SUBSTITUTE([$'lfs-clean'.B85];&quot;/&quot;;&quot;\&quot;);&quot;uploads\basket-photo&quot;;&quot;files\archive\Basket&quot;)&amp;&quot;&quot;&quot; &quot;&quot;&quot;&amp;SUBSTITUTE([$'lfs-clean'.B85];&quot;/&quot;;&quot;\&quot;)&amp;&quot;&quot;&quot; /V /Y&quot;" office:value-type="string" office:string-value="if exist &quot;P:\Web-Backup\www.danielelolli.it 2017-09-24 [aruba.it]\laragon\laragon.7z&quot; copy &quot;P:\Web-Backup\www.danielelolli.it 2017-09-24 [aruba.it]\laragon\laragon.7z&quot; &quot;laragon\laragon.7z&quot; /V /Y" calcext:value-type="string">
            <text:p>if exist "P:\Web-Backup\www.danielelolli.it 2017-09-24 [aruba.it]\laragon\laragon.7z" copy "P:\Web-Backup\www.danielelolli.it 2017-09-24 [aruba.it]\laragon\laragon.7z" "laragon\laragon.7z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86];&quot;/&quot;;&quot;\&quot;);&quot;uploads\basket-photo&quot;;&quot;files\archive\Basket&quot;)&amp;&quot;&quot;&quot; copy &quot;&quot;P:\Web-Backup\www.danielelolli.it 2017-09-24 [aruba.it]\&quot;&amp;SUBSTITUTE(SUBSTITUTE([$'lfs-clean'.B86];&quot;/&quot;;&quot;\&quot;);&quot;uploads\basket-photo&quot;;&quot;files\archive\Basket&quot;)&amp;&quot;&quot;&quot; &quot;&quot;&quot;&amp;SUBSTITUTE([$'lfs-clean'.B86];&quot;/&quot;;&quot;\&quot;)&amp;&quot;&quot;&quot; /V /Y&quot;" office:value-type="string" office:string-value="if exist &quot;P:\Web-Backup\www.danielelolli.it 2017-09-24 [aruba.it]\laragon\mariadb-10.4.12-winx64.zip&quot; copy &quot;P:\Web-Backup\www.danielelolli.it 2017-09-24 [aruba.it]\laragon\mariadb-10.4.12-winx64.zip&quot; &quot;laragon\mariadb-10.4.12-winx64.zip&quot; /V /Y" calcext:value-type="string">
            <text:p>if exist "P:\Web-Backup\www.danielelolli.it 2017-09-24 [aruba.it]\laragon\mariadb-10.4.12-winx64.zip" copy "P:\Web-Backup\www.danielelolli.it 2017-09-24 [aruba.it]\laragon\mariadb-10.4.12-winx64.zip" "laragon\mariadb-10.4.12-winx64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87];&quot;/&quot;;&quot;\&quot;);&quot;uploads\basket-photo&quot;;&quot;files\archive\Basket&quot;)&amp;&quot;&quot;&quot; copy &quot;&quot;P:\Web-Backup\www.danielelolli.it 2017-09-24 [aruba.it]\&quot;&amp;SUBSTITUTE(SUBSTITUTE([$'lfs-clean'.B87];&quot;/&quot;;&quot;\&quot;);&quot;uploads\basket-photo&quot;;&quot;files\archive\Basket&quot;)&amp;&quot;&quot;&quot; &quot;&quot;&quot;&amp;SUBSTITUTE([$'lfs-clean'.B87];&quot;/&quot;;&quot;\&quot;)&amp;&quot;&quot;&quot; /V /Y&quot;" office:value-type="string" office:string-value="if exist &quot;P:\Web-Backup\www.danielelolli.it 2017-09-24 [aruba.it]\laragon\minimal-coming-soon-maintenance-mode.2.17.zip&quot; copy &quot;P:\Web-Backup\www.danielelolli.it 2017-09-24 [aruba.it]\laragon\minimal-coming-soon-maintenance-mode.2.17.zip&quot; &quot;laragon\minimal-coming-soon-maintenance-mode.2.17.zip&quot; /V /Y" calcext:value-type="string">
            <text:p>if exist "P:\Web-Backup\www.danielelolli.it 2017-09-24 [aruba.it]\laragon\minimal-coming-soon-maintenance-mode.2.17.zip" copy "P:\Web-Backup\www.danielelolli.it 2017-09-24 [aruba.it]\laragon\minimal-coming-soon-maintenance-mode.2.17.zip" "laragon\minimal-coming-soon-maintenance-mode.2.17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88];&quot;/&quot;;&quot;\&quot;);&quot;uploads\basket-photo&quot;;&quot;files\archive\Basket&quot;)&amp;&quot;&quot;&quot; copy &quot;&quot;P:\Web-Backup\www.danielelolli.it 2017-09-24 [aruba.it]\&quot;&amp;SUBSTITUTE(SUBSTITUTE([$'lfs-clean'.B88];&quot;/&quot;;&quot;\&quot;);&quot;uploads\basket-photo&quot;;&quot;files\archive\Basket&quot;)&amp;&quot;&quot;&quot; &quot;&quot;&quot;&amp;SUBSTITUTE([$'lfs-clean'.B88];&quot;/&quot;;&quot;\&quot;)&amp;&quot;&quot;&quot; /V /Y&quot;" office:value-type="string" office:string-value="if exist &quot;P:\Web-Backup\www.danielelolli.it 2017-09-24 [aruba.it]\laragon\mysql-5.7.29-winx64.zip&quot; copy &quot;P:\Web-Backup\www.danielelolli.it 2017-09-24 [aruba.it]\laragon\mysql-5.7.29-winx64.zip&quot; &quot;laragon\mysql-5.7.29-winx64.zip&quot; /V /Y" calcext:value-type="string">
            <text:p>if exist "P:\Web-Backup\www.danielelolli.it 2017-09-24 [aruba.it]\laragon\mysql-5.7.29-winx64.zip" copy "P:\Web-Backup\www.danielelolli.it 2017-09-24 [aruba.it]\laragon\mysql-5.7.29-winx64.zip" "laragon\mysql-5.7.29-winx64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89];&quot;/&quot;;&quot;\&quot;);&quot;uploads\basket-photo&quot;;&quot;files\archive\Basket&quot;)&amp;&quot;&quot;&quot; copy &quot;&quot;P:\Web-Backup\www.danielelolli.it 2017-09-24 [aruba.it]\&quot;&amp;SUBSTITUTE(SUBSTITUTE([$'lfs-clean'.B89];&quot;/&quot;;&quot;\&quot;);&quot;uploads\basket-photo&quot;;&quot;files\archive\Basket&quot;)&amp;&quot;&quot;&quot; &quot;&quot;&quot;&amp;SUBSTITUTE([$'lfs-clean'.B89];&quot;/&quot;;&quot;\&quot;)&amp;&quot;&quot;&quot; /V /Y&quot;" office:value-type="string" office:string-value="if exist &quot;P:\Web-Backup\www.danielelolli.it 2017-09-24 [aruba.it]\laragon\mysql-8.0.19-winx64.zip&quot; copy &quot;P:\Web-Backup\www.danielelolli.it 2017-09-24 [aruba.it]\laragon\mysql-8.0.19-winx64.zip&quot; &quot;laragon\mysql-8.0.19-winx64.zip&quot; /V /Y" calcext:value-type="string">
            <text:p>if exist "P:\Web-Backup\www.danielelolli.it 2017-09-24 [aruba.it]\laragon\mysql-8.0.19-winx64.zip" copy "P:\Web-Backup\www.danielelolli.it 2017-09-24 [aruba.it]\laragon\mysql-8.0.19-winx64.zip" "laragon\mysql-8.0.19-winx64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90];&quot;/&quot;;&quot;\&quot;);&quot;uploads\basket-photo&quot;;&quot;files\archive\Basket&quot;)&amp;&quot;&quot;&quot; copy &quot;&quot;P:\Web-Backup\www.danielelolli.it 2017-09-24 [aruba.it]\&quot;&amp;SUBSTITUTE(SUBSTITUTE([$'lfs-clean'.B90];&quot;/&quot;;&quot;\&quot;);&quot;uploads\basket-photo&quot;;&quot;files\archive\Basket&quot;)&amp;&quot;&quot;&quot; &quot;&quot;&quot;&amp;SUBSTITUTE([$'lfs-clean'.B90];&quot;/&quot;;&quot;\&quot;)&amp;&quot;&quot;&quot; /V /Y&quot;" office:value-type="string" office:string-value="if exist &quot;P:\Web-Backup\www.danielelolli.it 2017-09-24 [aruba.it]\laragon\php-7.4.4-nts-Win32-vc15-x64.zip&quot; copy &quot;P:\Web-Backup\www.danielelolli.it 2017-09-24 [aruba.it]\laragon\php-7.4.4-nts-Win32-vc15-x64.zip&quot; &quot;laragon\php-7.4.4-nts-Win32-vc15-x64.zip&quot; /V /Y" calcext:value-type="string">
            <text:p>if exist "P:\Web-Backup\www.danielelolli.it 2017-09-24 [aruba.it]\laragon\php-7.4.4-nts-Win32-vc15-x64.zip" copy "P:\Web-Backup\www.danielelolli.it 2017-09-24 [aruba.it]\laragon\php-7.4.4-nts-Win32-vc15-x64.zip" "laragon\php-7.4.4-nts-Win32-vc15-x64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91];&quot;/&quot;;&quot;\&quot;);&quot;uploads\basket-photo&quot;;&quot;files\archive\Basket&quot;)&amp;&quot;&quot;&quot; copy &quot;&quot;P:\Web-Backup\www.danielelolli.it 2017-09-24 [aruba.it]\&quot;&amp;SUBSTITUTE(SUBSTITUTE([$'lfs-clean'.B91];&quot;/&quot;;&quot;\&quot;);&quot;uploads\basket-photo&quot;;&quot;files\archive\Basket&quot;)&amp;&quot;&quot;&quot; &quot;&quot;&quot;&amp;SUBSTITUTE([$'lfs-clean'.B91];&quot;/&quot;;&quot;\&quot;)&amp;&quot;&quot;&quot; /V /Y&quot;" office:value-type="string" office:string-value="if exist &quot;P:\Web-Backup\www.danielelolli.it 2017-09-24 [aruba.it]\laragon\phpMyAdmin-5.0.2-all-languages.zip&quot; copy &quot;P:\Web-Backup\www.danielelolli.it 2017-09-24 [aruba.it]\laragon\phpMyAdmin-5.0.2-all-languages.zip&quot; &quot;laragon\phpMyAdmin-5.0.2-all-languages.zip&quot; /V /Y" calcext:value-type="string">
            <text:p>if exist "P:\Web-Backup\www.danielelolli.it 2017-09-24 [aruba.it]\laragon\phpMyAdmin-5.0.2-all-languages.zip" copy "P:\Web-Backup\www.danielelolli.it 2017-09-24 [aruba.it]\laragon\phpMyAdmin-5.0.2-all-languages.zip" "laragon\phpMyAdmin-5.0.2-all-languages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92];&quot;/&quot;;&quot;\&quot;);&quot;uploads\basket-photo&quot;;&quot;files\archive\Basket&quot;)&amp;&quot;&quot;&quot; copy &quot;&quot;P:\Web-Backup\www.danielelolli.it 2017-09-24 [aruba.it]\&quot;&amp;SUBSTITUTE(SUBSTITUTE([$'lfs-clean'.B92];&quot;/&quot;;&quot;\&quot;);&quot;uploads\basket-photo&quot;;&quot;files\archive\Basket&quot;)&amp;&quot;&quot;&quot; &quot;&quot;&quot;&amp;SUBSTITUTE([$'lfs-clean'.B92];&quot;/&quot;;&quot;\&quot;)&amp;&quot;&quot;&quot; /V /Y&quot;" office:value-type="string" office:string-value="if exist &quot;P:\Web-Backup\www.danielelolli.it 2017-09-24 [aruba.it]\laragon\static-html-output-plugin.6.6.7.zip&quot; copy &quot;P:\Web-Backup\www.danielelolli.it 2017-09-24 [aruba.it]\laragon\static-html-output-plugin.6.6.7.zip&quot; &quot;laragon\static-html-output-plugin.6.6.7.zip&quot; /V /Y" calcext:value-type="string">
            <text:p>if exist "P:\Web-Backup\www.danielelolli.it 2017-09-24 [aruba.it]\laragon\static-html-output-plugin.6.6.7.zip" copy "P:\Web-Backup\www.danielelolli.it 2017-09-24 [aruba.it]\laragon\static-html-output-plugin.6.6.7.zip" "laragon\static-html-output-plugin.6.6.7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93];&quot;/&quot;;&quot;\&quot;);&quot;uploads\basket-photo&quot;;&quot;files\archive\Basket&quot;)&amp;&quot;&quot;&quot; copy &quot;&quot;P:\Web-Backup\www.danielelolli.it 2017-09-24 [aruba.it]\&quot;&amp;SUBSTITUTE(SUBSTITUTE([$'lfs-clean'.B93];&quot;/&quot;;&quot;\&quot;);&quot;uploads\basket-photo&quot;;&quot;files\archive\Basket&quot;)&amp;&quot;&quot;&quot; &quot;&quot;&quot;&amp;SUBSTITUTE([$'lfs-clean'.B93];&quot;/&quot;;&quot;\&quot;)&amp;&quot;&quot;&quot; /V /Y&quot;" office:value-type="string" office:string-value="if exist &quot;P:\Web-Backup\www.danielelolli.it 2017-09-24 [aruba.it]\laragon\updraftplus.1.16.22.zip&quot; copy &quot;P:\Web-Backup\www.danielelolli.it 2017-09-24 [aruba.it]\laragon\updraftplus.1.16.22.zip&quot; &quot;laragon\updraftplus.1.16.22.zip&quot; /V /Y" calcext:value-type="string">
            <text:p>if exist "P:\Web-Backup\www.danielelolli.it 2017-09-24 [aruba.it]\laragon\updraftplus.1.16.22.zip" copy "P:\Web-Backup\www.danielelolli.it 2017-09-24 [aruba.it]\laragon\updraftplus.1.16.22.zip" "laragon\updraftplus.1.16.2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94];&quot;/&quot;;&quot;\&quot;);&quot;uploads\basket-photo&quot;;&quot;files\archive\Basket&quot;)&amp;&quot;&quot;&quot; copy &quot;&quot;P:\Web-Backup\www.danielelolli.it 2017-09-24 [aruba.it]\&quot;&amp;SUBSTITUTE(SUBSTITUTE([$'lfs-clean'.B94];&quot;/&quot;;&quot;\&quot;);&quot;uploads\basket-photo&quot;;&quot;files\archive\Basket&quot;)&amp;&quot;&quot;&quot; &quot;&quot;&quot;&amp;SUBSTITUTE([$'lfs-clean'.B94];&quot;/&quot;;&quot;\&quot;)&amp;&quot;&quot;&quot; /V /Y&quot;" office:value-type="string" office:string-value="if exist &quot;P:\Web-Backup\www.danielelolli.it 2017-09-24 [aruba.it]\laragon\wordpress-5.3.2-it_IT-UncleDan.zip&quot; copy &quot;P:\Web-Backup\www.danielelolli.it 2017-09-24 [aruba.it]\laragon\wordpress-5.3.2-it_IT-UncleDan.zip&quot; &quot;laragon\wordpress-5.3.2-it_IT-UncleDan.zip&quot; /V /Y" calcext:value-type="string">
            <text:p>if exist "P:\Web-Backup\www.danielelolli.it 2017-09-24 [aruba.it]\laragon\wordpress-5.3.2-it_IT-UncleDan.zip" copy "P:\Web-Backup\www.danielelolli.it 2017-09-24 [aruba.it]\laragon\wordpress-5.3.2-it_IT-UncleDan.zip" "laragon\wordpress-5.3.2-it_IT-UncleDan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95];&quot;/&quot;;&quot;\&quot;);&quot;uploads\basket-photo&quot;;&quot;files\archive\Basket&quot;)&amp;&quot;&quot;&quot; copy &quot;&quot;P:\Web-Backup\www.danielelolli.it 2017-09-24 [aruba.it]\&quot;&amp;SUBSTITUTE(SUBSTITUTE([$'lfs-clean'.B95];&quot;/&quot;;&quot;\&quot;);&quot;uploads\basket-photo&quot;;&quot;files\archive\Basket&quot;)&amp;&quot;&quot;&quot; &quot;&quot;&quot;&amp;SUBSTITUTE([$'lfs-clean'.B95];&quot;/&quot;;&quot;\&quot;)&amp;&quot;&quot;&quot; /V /Y&quot;" office:value-type="string" office:string-value="if exist &quot;P:\Web-Backup\www.danielelolli.it 2017-09-24 [aruba.it]\laragon\wordpress-5.3.2-it_IT.zip&quot; copy &quot;P:\Web-Backup\www.danielelolli.it 2017-09-24 [aruba.it]\laragon\wordpress-5.3.2-it_IT.zip&quot; &quot;laragon\wordpress-5.3.2-it_IT.zip&quot; /V /Y" calcext:value-type="string">
            <text:p>if exist "P:\Web-Backup\www.danielelolli.it 2017-09-24 [aruba.it]\laragon\wordpress-5.3.2-it_IT.zip" copy "P:\Web-Backup\www.danielelolli.it 2017-09-24 [aruba.it]\laragon\wordpress-5.3.2-it_IT.zip" "laragon\wordpress-5.3.2-it_IT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96];&quot;/&quot;;&quot;\&quot;);&quot;uploads\basket-photo&quot;;&quot;files\archive\Basket&quot;)&amp;&quot;&quot;&quot; copy &quot;&quot;P:\Web-Backup\www.danielelolli.it 2017-09-24 [aruba.it]\&quot;&amp;SUBSTITUTE(SUBSTITUTE([$'lfs-clean'.B96];&quot;/&quot;;&quot;\&quot;);&quot;uploads\basket-photo&quot;;&quot;files\archive\Basket&quot;)&amp;&quot;&quot;&quot; &quot;&quot;&quot;&amp;SUBSTITUTE([$'lfs-clean'.B96];&quot;/&quot;;&quot;\&quot;)&amp;&quot;&quot;&quot; /V /Y&quot;" office:value-type="string" office:string-value="if exist &quot;P:\Web-Backup\www.danielelolli.it 2017-09-24 [aruba.it]\laragon\wordpress-5.3.2.zip&quot; copy &quot;P:\Web-Backup\www.danielelolli.it 2017-09-24 [aruba.it]\laragon\wordpress-5.3.2.zip&quot; &quot;laragon\wordpress-5.3.2.zip&quot; /V /Y" calcext:value-type="string">
            <text:p>if exist "P:\Web-Backup\www.danielelolli.it 2017-09-24 [aruba.it]\laragon\wordpress-5.3.2.zip" copy "P:\Web-Backup\www.danielelolli.it 2017-09-24 [aruba.it]\laragon\wordpress-5.3.2.zip" "laragon\wordpress-5.3.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97];&quot;/&quot;;&quot;\&quot;);&quot;uploads\basket-photo&quot;;&quot;files\archive\Basket&quot;)&amp;&quot;&quot;&quot; copy &quot;&quot;P:\Web-Backup\www.danielelolli.it 2017-09-24 [aruba.it]\&quot;&amp;SUBSTITUTE(SUBSTITUTE([$'lfs-clean'.B97];&quot;/&quot;;&quot;\&quot;);&quot;uploads\basket-photo&quot;;&quot;files\archive\Basket&quot;)&amp;&quot;&quot;&quot; &quot;&quot;&quot;&amp;SUBSTITUTE([$'lfs-clean'.B97];&quot;/&quot;;&quot;\&quot;)&amp;&quot;&quot;&quot; /V /Y&quot;" office:value-type="string" office:string-value="if exist &quot;P:\Web-Backup\www.danielelolli.it 2017-09-24 [aruba.it]\laragon\wp-file-manager.zip&quot; copy &quot;P:\Web-Backup\www.danielelolli.it 2017-09-24 [aruba.it]\laragon\wp-file-manager.zip&quot; &quot;laragon\wp-file-manager.zip&quot; /V /Y" calcext:value-type="string">
            <text:p>if exist "P:\Web-Backup\www.danielelolli.it 2017-09-24 [aruba.it]\laragon\wp-file-manager.zip" copy "P:\Web-Backup\www.danielelolli.it 2017-09-24 [aruba.it]\laragon\wp-file-manager.zip" "laragon\wp-file-manager.zip" /V /Y</text:p>
          </table:table-cell>
        </table:table-row>
        <table:table-row table:style-name="ro2">
          <table:table-cell office:value-type="string" calcext:value-type="string">
            <text:p>@rem COPY SOCICON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1];&quot;/&quot;;&quot;\&quot;);&quot;uploads\socicon&quot;;&quot;socicon&quot;)&amp;&quot;&quot;&quot; copy &quot;&quot;P:\Web-Backup\www.danielelolli.it 2017-09-24 [aruba.it]\&quot;&amp;SUBSTITUTE(SUBSTITUTE([$'lfs-clean'.B1];&quot;/&quot;;&quot;\&quot;);&quot;uploads\socicon&quot;;&quot;socicon&quot;)&amp;&quot;&quot;&quot; &quot;&quot;&quot;&amp;SUBSTITUTE([$'lfs-clean'.B1];&quot;/&quot;;&quot;\&quot;)&amp;&quot;&quot;&quot; /V /Y&quot;" office:value-type="string" office:string-value="if exist &quot;P:\Web-Backup\www.danielelolli.it 2017-09-24 [aruba.it]\files\frank70\Immagini CD\frank70-Hokulo - 2007 - Nick E Password [Cover PROVVISORIE].zip&quot; copy &quot;P:\Web-Backup\www.danielelolli.it 2017-09-24 [aruba.it]\files\frank70\Immagini CD\frank70-Hokulo - 2007 - Nick E Password [Cover PROVVISORIE].zip&quot; &quot;files\frank70\Immagini CD\frank70-Hokulo - 2007 - Nick E Password [Cover PROVVISORIE].zip&quot; /V /Y" calcext:value-type="string">
            <text:p>if exist "P:\Web-Backup\www.danielelolli.it 2017-09-24 [aruba.it]\files\frank70\Immagini CD\frank70-Hokulo - 2007 - Nick E Password [Cover PROVVISORIE].zip" copy "P:\Web-Backup\www.danielelolli.it 2017-09-24 [aruba.it]\files\frank70\Immagini CD\frank70-Hokulo - 2007 - Nick E Password [Cover PROVVISORIE].zip" "files\frank70\Immagini CD\frank70-Hokulo - 2007 - Nick E Password [Cover PROVVISORIE]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2];&quot;/&quot;;&quot;\&quot;);&quot;uploads\socicon&quot;;&quot;socicon&quot;)&amp;&quot;&quot;&quot; copy &quot;&quot;P:\Web-Backup\www.danielelolli.it 2017-09-24 [aruba.it]\&quot;&amp;SUBSTITUTE(SUBSTITUTE([$'lfs-clean'.B2];&quot;/&quot;;&quot;\&quot;);&quot;uploads\socicon&quot;;&quot;socicon&quot;)&amp;&quot;&quot;&quot; &quot;&quot;&quot;&amp;SUBSTITUTE([$'lfs-clean'.B2];&quot;/&quot;;&quot;\&quot;)&amp;&quot;&quot;&quot; /V /Y&quot;" office:value-type="string" office:string-value="if exist &quot;P:\Web-Backup\www.danielelolli.it 2017-09-24 [aruba.it]\files\frank70\Pre-release\frank70-Hokulo - 2007 - Nickname E Password (Hattrick Revisited).zip&quot; copy &quot;P:\Web-Backup\www.danielelolli.it 2017-09-24 [aruba.it]\files\frank70\Pre-release\frank70-Hokulo - 2007 - Nickname E Password (Hattrick Revisited).zip&quot; &quot;files\frank70\Pre-release\frank70-Hokulo - 2007 - Nickname E Password (Hattrick Revisited).zip&quot; /V /Y" calcext:value-type="string">
            <text:p>if exist "P:\Web-Backup\www.danielelolli.it 2017-09-24 [aruba.it]\files\frank70\Pre-release\frank70-Hokulo - 2007 - Nickname E Password (Hattrick Revisited).zip" copy "P:\Web-Backup\www.danielelolli.it 2017-09-24 [aruba.it]\files\frank70\Pre-release\frank70-Hokulo - 2007 - Nickname E Password (Hattrick Revisited).zip" "files\frank70\Pre-release\frank70-Hokulo - 2007 - Nickname E Password (Hattrick Revisited)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3];&quot;/&quot;;&quot;\&quot;);&quot;uploads\socicon&quot;;&quot;socicon&quot;)&amp;&quot;&quot;&quot; copy &quot;&quot;P:\Web-Backup\www.danielelolli.it 2017-09-24 [aruba.it]\&quot;&amp;SUBSTITUTE(SUBSTITUTE([$'lfs-clean'.B3];&quot;/&quot;;&quot;\&quot;);&quot;uploads\socicon&quot;;&quot;socicon&quot;)&amp;&quot;&quot;&quot; &quot;&quot;&quot;&amp;SUBSTITUTE([$'lfs-clean'.B3];&quot;/&quot;;&quot;\&quot;)&amp;&quot;&quot;&quot; /V /Y&quot;" office:value-type="string" office:string-value="if exist &quot;P:\Web-Backup\www.danielelolli.it 2017-09-24 [aruba.it]\files\frank70\Singoli e Inediti\frank70 - Singoli e Inediti.zip&quot; copy &quot;P:\Web-Backup\www.danielelolli.it 2017-09-24 [aruba.it]\files\frank70\Singoli e Inediti\frank70 - Singoli e Inediti.zip&quot; &quot;files\frank70\Singoli e Inediti\frank70 - Singoli e Inediti.zip&quot; /V /Y" calcext:value-type="string">
            <text:p>if exist "P:\Web-Backup\www.danielelolli.it 2017-09-24 [aruba.it]\files\frank70\Singoli e Inediti\frank70 - Singoli e Inediti.zip" copy "P:\Web-Backup\www.danielelolli.it 2017-09-24 [aruba.it]\files\frank70\Singoli e Inediti\frank70 - Singoli e Inediti.zip" "files\frank70\Singoli e Inediti\frank70 - Singoli e Inediti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4];&quot;/&quot;;&quot;\&quot;);&quot;uploads\socicon&quot;;&quot;socicon&quot;)&amp;&quot;&quot;&quot; copy &quot;&quot;P:\Web-Backup\www.danielelolli.it 2017-09-24 [aruba.it]\&quot;&amp;SUBSTITUTE(SUBSTITUTE([$'lfs-clean'.B4];&quot;/&quot;;&quot;\&quot;);&quot;uploads\socicon&quot;;&quot;socicon&quot;)&amp;&quot;&quot;&quot; &quot;&quot;&quot;&amp;SUBSTITUTE([$'lfs-clean'.B4];&quot;/&quot;;&quot;\&quot;)&amp;&quot;&quot;&quot; /V /Y&quot;" office:value-type="string" office:string-value="if exist &quot;P:\Web-Backup\www.danielelolli.it 2017-09-24 [aruba.it]\files\frank70\frank70-Hokulo - 2007 - Nick E Password (Hattrick Revisited).zip&quot; copy &quot;P:\Web-Backup\www.danielelolli.it 2017-09-24 [aruba.it]\files\frank70\frank70-Hokulo - 2007 - Nick E Password (Hattrick Revisited).zip&quot; &quot;files\frank70\frank70-Hokulo - 2007 - Nick E Password (Hattrick Revisited).zip&quot; /V /Y" calcext:value-type="string">
            <text:p>if exist "P:\Web-Backup\www.danielelolli.it 2017-09-24 [aruba.it]\files\frank70\frank70-Hokulo - 2007 - Nick E Password (Hattrick Revisited).zip" copy "P:\Web-Backup\www.danielelolli.it 2017-09-24 [aruba.it]\files\frank70\frank70-Hokulo - 2007 - Nick E Password (Hattrick Revisited).zip" "files\frank70\frank70-Hokulo - 2007 - Nick E Password (Hattrick Revisited)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5];&quot;/&quot;;&quot;\&quot;);&quot;uploads\socicon&quot;;&quot;socicon&quot;)&amp;&quot;&quot;&quot; copy &quot;&quot;P:\Web-Backup\www.danielelolli.it 2017-09-24 [aruba.it]\&quot;&amp;SUBSTITUTE(SUBSTITUTE([$'lfs-clean'.B5];&quot;/&quot;;&quot;\&quot;);&quot;uploads\socicon&quot;;&quot;socicon&quot;)&amp;&quot;&quot;&quot; &quot;&quot;&quot;&amp;SUBSTITUTE([$'lfs-clean'.B5];&quot;/&quot;;&quot;\&quot;)&amp;&quot;&quot;&quot; /V /Y&quot;" office:value-type="string" office:string-value="if exist &quot;P:\Web-Backup\www.danielelolli.it 2017-09-24 [aruba.it]\gallery\thumbsup.db&quot; copy &quot;P:\Web-Backup\www.danielelolli.it 2017-09-24 [aruba.it]\gallery\thumbsup.db&quot; &quot;gallery\thumbsup.db&quot; /V /Y" calcext:value-type="string">
            <text:p>if exist "P:\Web-Backup\www.danielelolli.it 2017-09-24 [aruba.it]\gallery\thumbsup.db" copy "P:\Web-Backup\www.danielelolli.it 2017-09-24 [aruba.it]\gallery\thumbsup.db" "gallery\thumbsup.db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6];&quot;/&quot;;&quot;\&quot;);&quot;uploads\socicon&quot;;&quot;socicon&quot;)&amp;&quot;&quot;&quot; copy &quot;&quot;P:\Web-Backup\www.danielelolli.it 2017-09-24 [aruba.it]\&quot;&amp;SUBSTITUTE(SUBSTITUTE([$'lfs-clean'.B6];&quot;/&quot;;&quot;\&quot;);&quot;uploads\socicon&quot;;&quot;socicon&quot;)&amp;&quot;&quot;&quot; &quot;&quot;&quot;&amp;SUBSTITUTE([$'lfs-clean'.B6];&quot;/&quot;;&quot;\&quot;)&amp;&quot;&quot;&quot; /V /Y&quot;" office:value-type="string" office:string-value="if exist &quot;P:\Web-Backup\www.danielelolli.it 2017-09-24 [aruba.it]\uploads\2008\05\custom-smilies12.zip&quot; copy &quot;P:\Web-Backup\www.danielelolli.it 2017-09-24 [aruba.it]\uploads\2008\05\custom-smilies12.zip&quot; &quot;uploads\2008\05\custom-smilies12.zip&quot; /V /Y" calcext:value-type="string">
            <text:p>if exist "P:\Web-Backup\www.danielelolli.it 2017-09-24 [aruba.it]\uploads\2008\05\custom-smilies12.zip" copy "P:\Web-Backup\www.danielelolli.it 2017-09-24 [aruba.it]\uploads\2008\05\custom-smilies12.zip" "uploads\2008\05\custom-smilies1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7];&quot;/&quot;;&quot;\&quot;);&quot;uploads\socicon&quot;;&quot;socicon&quot;)&amp;&quot;&quot;&quot; copy &quot;&quot;P:\Web-Backup\www.danielelolli.it 2017-09-24 [aruba.it]\&quot;&amp;SUBSTITUTE(SUBSTITUTE([$'lfs-clean'.B7];&quot;/&quot;;&quot;\&quot;);&quot;uploads\socicon&quot;;&quot;socicon&quot;)&amp;&quot;&quot;&quot; &quot;&quot;&quot;&amp;SUBSTITUTE([$'lfs-clean'.B7];&quot;/&quot;;&quot;\&quot;)&amp;&quot;&quot;&quot; /V /Y&quot;" office:value-type="string" office:string-value="if exist &quot;P:\Web-Backup\www.danielelolli.it 2017-09-24 [aruba.it]\uploads\2008\05\snitplus_smilies_pack.zip&quot; copy &quot;P:\Web-Backup\www.danielelolli.it 2017-09-24 [aruba.it]\uploads\2008\05\snitplus_smilies_pack.zip&quot; &quot;uploads\2008\05\snitplus_smilies_pack.zip&quot; /V /Y" calcext:value-type="string">
            <text:p>if exist "P:\Web-Backup\www.danielelolli.it 2017-09-24 [aruba.it]\uploads\2008\05\snitplus_smilies_pack.zip" copy "P:\Web-Backup\www.danielelolli.it 2017-09-24 [aruba.it]\uploads\2008\05\snitplus_smilies_pack.zip" "uploads\2008\05\snitplus_smilies_pack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8];&quot;/&quot;;&quot;\&quot;);&quot;uploads\socicon&quot;;&quot;socicon&quot;)&amp;&quot;&quot;&quot; copy &quot;&quot;P:\Web-Backup\www.danielelolli.it 2017-09-24 [aruba.it]\&quot;&amp;SUBSTITUTE(SUBSTITUTE([$'lfs-clean'.B8];&quot;/&quot;;&quot;\&quot;);&quot;uploads\socicon&quot;;&quot;socicon&quot;)&amp;&quot;&quot;&quot; &quot;&quot;&quot;&amp;SUBSTITUTE([$'lfs-clean'.B8];&quot;/&quot;;&quot;\&quot;)&amp;&quot;&quot;&quot; /V /Y&quot;" office:value-type="string" office:string-value="if exist &quot;P:\Web-Backup\www.danielelolli.it 2017-09-24 [aruba.it]\uploads\2008\06\opponents_xp.zip&quot; copy &quot;P:\Web-Backup\www.danielelolli.it 2017-09-24 [aruba.it]\uploads\2008\06\opponents_xp.zip&quot; &quot;uploads\2008\06\opponents_xp.zip&quot; /V /Y" calcext:value-type="string">
            <text:p>if exist "P:\Web-Backup\www.danielelolli.it 2017-09-24 [aruba.it]\uploads\2008\06\opponents_xp.zip" copy "P:\Web-Backup\www.danielelolli.it 2017-09-24 [aruba.it]\uploads\2008\06\opponents_xp.zip" "uploads\2008\06\opponents_xp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9];&quot;/&quot;;&quot;\&quot;);&quot;uploads\socicon&quot;;&quot;socicon&quot;)&amp;&quot;&quot;&quot; copy &quot;&quot;P:\Web-Backup\www.danielelolli.it 2017-09-24 [aruba.it]\&quot;&amp;SUBSTITUTE(SUBSTITUTE([$'lfs-clean'.B9];&quot;/&quot;;&quot;\&quot;);&quot;uploads\socicon&quot;;&quot;socicon&quot;)&amp;&quot;&quot;&quot; &quot;&quot;&quot;&amp;SUBSTITUTE([$'lfs-clean'.B9];&quot;/&quot;;&quot;\&quot;)&amp;&quot;&quot;&quot; /V /Y&quot;" office:value-type="string" office:string-value="if exist &quot;P:\Web-Backup\www.danielelolli.it 2017-09-24 [aruba.it]\uploads\2009\03\hattrick-logos.zip&quot; copy &quot;P:\Web-Backup\www.danielelolli.it 2017-09-24 [aruba.it]\uploads\2009\03\hattrick-logos.zip&quot; &quot;uploads\2009\03\hattrick-logos.zip&quot; /V /Y" calcext:value-type="string">
            <text:p>if exist "P:\Web-Backup\www.danielelolli.it 2017-09-24 [aruba.it]\uploads\2009\03\hattrick-logos.zip" copy "P:\Web-Backup\www.danielelolli.it 2017-09-24 [aruba.it]\uploads\2009\03\hattrick-logos.zip" "uploads\2009\03\hattrick-logos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10];&quot;/&quot;;&quot;\&quot;);&quot;uploads\socicon&quot;;&quot;socicon&quot;)&amp;&quot;&quot;&quot; copy &quot;&quot;P:\Web-Backup\www.danielelolli.it 2017-09-24 [aruba.it]\&quot;&amp;SUBSTITUTE(SUBSTITUTE([$'lfs-clean'.B10];&quot;/&quot;;&quot;\&quot;);&quot;uploads\socicon&quot;;&quot;socicon&quot;)&amp;&quot;&quot;&quot; &quot;&quot;&quot;&amp;SUBSTITUTE([$'lfs-clean'.B10];&quot;/&quot;;&quot;\&quot;)&amp;&quot;&quot;&quot; /V /Y&quot;" office:value-type="string" office:string-value="if exist &quot;P:\Web-Backup\www.danielelolli.it 2017-09-24 [aruba.it]\uploads\2009\03\quadruple-blue-mod-1_0_001.zip&quot; copy &quot;P:\Web-Backup\www.danielelolli.it 2017-09-24 [aruba.it]\uploads\2009\03\quadruple-blue-mod-1_0_001.zip&quot; &quot;uploads\2009\03\quadruple-blue-mod-1_0_001.zip&quot; /V /Y" calcext:value-type="string">
            <text:p>if exist "P:\Web-Backup\www.danielelolli.it 2017-09-24 [aruba.it]\uploads\2009\03\quadruple-blue-mod-1_0_001.zip" copy "P:\Web-Backup\www.danielelolli.it 2017-09-24 [aruba.it]\uploads\2009\03\quadruple-blue-mod-1_0_001.zip" "uploads\2009\03\quadruple-blue-mod-1_0_00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11];&quot;/&quot;;&quot;\&quot;);&quot;uploads\socicon&quot;;&quot;socicon&quot;)&amp;&quot;&quot;&quot; copy &quot;&quot;P:\Web-Backup\www.danielelolli.it 2017-09-24 [aruba.it]\&quot;&amp;SUBSTITUTE(SUBSTITUTE([$'lfs-clean'.B11];&quot;/&quot;;&quot;\&quot;);&quot;uploads\socicon&quot;;&quot;socicon&quot;)&amp;&quot;&quot;&quot; &quot;&quot;&quot;&amp;SUBSTITUTE([$'lfs-clean'.B11];&quot;/&quot;;&quot;\&quot;)&amp;&quot;&quot;&quot; /V /Y&quot;" office:value-type="string" office:string-value="if exist &quot;P:\Web-Backup\www.danielelolli.it 2017-09-24 [aruba.it]\uploads\2009\03\quadruple-blue-mod-1_0_alpha1.zip&quot; copy &quot;P:\Web-Backup\www.danielelolli.it 2017-09-24 [aruba.it]\uploads\2009\03\quadruple-blue-mod-1_0_alpha1.zip&quot; &quot;uploads\2009\03\quadruple-blue-mod-1_0_alpha1.zip&quot; /V /Y" calcext:value-type="string">
            <text:p>if exist "P:\Web-Backup\www.danielelolli.it 2017-09-24 [aruba.it]\uploads\2009\03\quadruple-blue-mod-1_0_alpha1.zip" copy "P:\Web-Backup\www.danielelolli.it 2017-09-24 [aruba.it]\uploads\2009\03\quadruple-blue-mod-1_0_alpha1.zip" "uploads\2009\03\quadruple-blue-mod-1_0_alpha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12];&quot;/&quot;;&quot;\&quot;);&quot;uploads\socicon&quot;;&quot;socicon&quot;)&amp;&quot;&quot;&quot; copy &quot;&quot;P:\Web-Backup\www.danielelolli.it 2017-09-24 [aruba.it]\&quot;&amp;SUBSTITUTE(SUBSTITUTE([$'lfs-clean'.B12];&quot;/&quot;;&quot;\&quot;);&quot;uploads\socicon&quot;;&quot;socicon&quot;)&amp;&quot;&quot;&quot; &quot;&quot;&quot;&amp;SUBSTITUTE([$'lfs-clean'.B12];&quot;/&quot;;&quot;\&quot;)&amp;&quot;&quot;&quot; /V /Y&quot;" office:value-type="string" office:string-value="if exist &quot;P:\Web-Backup\www.danielelolli.it 2017-09-24 [aruba.it]\uploads\2009\03\quadruple-blue-mod.zip&quot; copy &quot;P:\Web-Backup\www.danielelolli.it 2017-09-24 [aruba.it]\uploads\2009\03\quadruple-blue-mod.zip&quot; &quot;uploads\2009\03\quadruple-blue-mod.zip&quot; /V /Y" calcext:value-type="string">
            <text:p>if exist "P:\Web-Backup\www.danielelolli.it 2017-09-24 [aruba.it]\uploads\2009\03\quadruple-blue-mod.zip" copy "P:\Web-Backup\www.danielelolli.it 2017-09-24 [aruba.it]\uploads\2009\03\quadruple-blue-mod.zip" "uploads\2009\03\quadruple-blue-mod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13];&quot;/&quot;;&quot;\&quot;);&quot;uploads\socicon&quot;;&quot;socicon&quot;)&amp;&quot;&quot;&quot; copy &quot;&quot;P:\Web-Backup\www.danielelolli.it 2017-09-24 [aruba.it]\&quot;&amp;SUBSTITUTE(SUBSTITUTE([$'lfs-clean'.B13];&quot;/&quot;;&quot;\&quot;);&quot;uploads\socicon&quot;;&quot;socicon&quot;)&amp;&quot;&quot;&quot; &quot;&quot;&quot;&amp;SUBSTITUTE([$'lfs-clean'.B13];&quot;/&quot;;&quot;\&quot;)&amp;&quot;&quot;&quot; /V /Y&quot;" office:value-type="string" office:string-value="if exist &quot;P:\Web-Backup\www.danielelolli.it 2017-09-24 [aruba.it]\uploads\2009\03\quadruple-blue.zip&quot; copy &quot;P:\Web-Backup\www.danielelolli.it 2017-09-24 [aruba.it]\uploads\2009\03\quadruple-blue.zip&quot; &quot;uploads\2009\03\quadruple-blue.zip&quot; /V /Y" calcext:value-type="string">
            <text:p>if exist "P:\Web-Backup\www.danielelolli.it 2017-09-24 [aruba.it]\uploads\2009\03\quadruple-blue.zip" copy "P:\Web-Backup\www.danielelolli.it 2017-09-24 [aruba.it]\uploads\2009\03\quadruple-blue.zip" "uploads\2009\03\quadruple-blue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14];&quot;/&quot;;&quot;\&quot;);&quot;uploads\socicon&quot;;&quot;socicon&quot;)&amp;&quot;&quot;&quot; copy &quot;&quot;P:\Web-Backup\www.danielelolli.it 2017-09-24 [aruba.it]\&quot;&amp;SUBSTITUTE(SUBSTITUTE([$'lfs-clean'.B14];&quot;/&quot;;&quot;\&quot;);&quot;uploads\socicon&quot;;&quot;socicon&quot;)&amp;&quot;&quot;&quot; &quot;&quot;&quot;&amp;SUBSTITUTE([$'lfs-clean'.B14];&quot;/&quot;;&quot;\&quot;)&amp;&quot;&quot;&quot; /V /Y&quot;" office:value-type="string" office:string-value="if exist &quot;P:\Web-Backup\www.danielelolli.it 2017-09-24 [aruba.it]\uploads\2009\04\pardus_quick_commands2_mod-centic.zip&quot; copy &quot;P:\Web-Backup\www.danielelolli.it 2017-09-24 [aruba.it]\uploads\2009\04\pardus_quick_commands2_mod-centic.zip&quot; &quot;uploads\2009\04\pardus_quick_commands2_mod-centic.zip&quot; /V /Y" calcext:value-type="string">
            <text:p>if exist "P:\Web-Backup\www.danielelolli.it 2017-09-24 [aruba.it]\uploads\2009\04\pardus_quick_commands2_mod-centic.zip" copy "P:\Web-Backup\www.danielelolli.it 2017-09-24 [aruba.it]\uploads\2009\04\pardus_quick_commands2_mod-centic.zip" "uploads\2009\04\pardus_quick_commands2_mod-centic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15];&quot;/&quot;;&quot;\&quot;);&quot;uploads\socicon&quot;;&quot;socicon&quot;)&amp;&quot;&quot;&quot; copy &quot;&quot;P:\Web-Backup\www.danielelolli.it 2017-09-24 [aruba.it]\&quot;&amp;SUBSTITUTE(SUBSTITUTE([$'lfs-clean'.B15];&quot;/&quot;;&quot;\&quot;);&quot;uploads\socicon&quot;;&quot;socicon&quot;)&amp;&quot;&quot;&quot; &quot;&quot;&quot;&amp;SUBSTITUTE([$'lfs-clean'.B15];&quot;/&quot;;&quot;\&quot;)&amp;&quot;&quot;&quot; /V /Y&quot;" office:value-type="string" office:string-value="if exist &quot;P:\Web-Backup\www.danielelolli.it 2017-09-24 [aruba.it]\uploads\2009\04\pardus_quick_commands_1-25-001.zip&quot; copy &quot;P:\Web-Backup\www.danielelolli.it 2017-09-24 [aruba.it]\uploads\2009\04\pardus_quick_commands_1-25-001.zip&quot; &quot;uploads\2009\04\pardus_quick_commands_1-25-001.zip&quot; /V /Y" calcext:value-type="string">
            <text:p>if exist "P:\Web-Backup\www.danielelolli.it 2017-09-24 [aruba.it]\uploads\2009\04\pardus_quick_commands_1-25-001.zip" copy "P:\Web-Backup\www.danielelolli.it 2017-09-24 [aruba.it]\uploads\2009\04\pardus_quick_commands_1-25-001.zip" "uploads\2009\04\pardus_quick_commands_1-25-00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16];&quot;/&quot;;&quot;\&quot;);&quot;uploads\socicon&quot;;&quot;socicon&quot;)&amp;&quot;&quot;&quot; copy &quot;&quot;P:\Web-Backup\www.danielelolli.it 2017-09-24 [aruba.it]\&quot;&amp;SUBSTITUTE(SUBSTITUTE([$'lfs-clean'.B16];&quot;/&quot;;&quot;\&quot;);&quot;uploads\socicon&quot;;&quot;socicon&quot;)&amp;&quot;&quot;&quot; &quot;&quot;&quot;&amp;SUBSTITUTE([$'lfs-clean'.B16];&quot;/&quot;;&quot;\&quot;)&amp;&quot;&quot;&quot; /V /Y&quot;" office:value-type="string" office:string-value="if exist &quot;P:\Web-Backup\www.danielelolli.it 2017-09-24 [aruba.it]\uploads\2009\04\pardus_quick_commands_mod-centic.zip&quot; copy &quot;P:\Web-Backup\www.danielelolli.it 2017-09-24 [aruba.it]\uploads\2009\04\pardus_quick_commands_mod-centic.zip&quot; &quot;uploads\2009\04\pardus_quick_commands_mod-centic.zip&quot; /V /Y" calcext:value-type="string">
            <text:p>if exist "P:\Web-Backup\www.danielelolli.it 2017-09-24 [aruba.it]\uploads\2009\04\pardus_quick_commands_mod-centic.zip" copy "P:\Web-Backup\www.danielelolli.it 2017-09-24 [aruba.it]\uploads\2009\04\pardus_quick_commands_mod-centic.zip" "uploads\2009\04\pardus_quick_commands_mod-centic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17];&quot;/&quot;;&quot;\&quot;);&quot;uploads\socicon&quot;;&quot;socicon&quot;)&amp;&quot;&quot;&quot; copy &quot;&quot;P:\Web-Backup\www.danielelolli.it 2017-09-24 [aruba.it]\&quot;&amp;SUBSTITUTE(SUBSTITUTE([$'lfs-clean'.B17];&quot;/&quot;;&quot;\&quot;);&quot;uploads\socicon&quot;;&quot;socicon&quot;)&amp;&quot;&quot;&quot; &quot;&quot;&quot;&amp;SUBSTITUTE([$'lfs-clean'.B17];&quot;/&quot;;&quot;\&quot;)&amp;&quot;&quot;&quot; /V /Y&quot;" office:value-type="string" office:string-value="if exist &quot;P:\Web-Backup\www.danielelolli.it 2017-09-24 [aruba.it]\uploads\2009\05\FTSTrader-LLE_0-83-003.zip&quot; copy &quot;P:\Web-Backup\www.danielelolli.it 2017-09-24 [aruba.it]\uploads\2009\05\FTSTrader-LLE_0-83-003.zip&quot; &quot;uploads\2009\05\FTSTrader-LLE_0-83-003.zip&quot; /V /Y" calcext:value-type="string">
            <text:p>if exist "P:\Web-Backup\www.danielelolli.it 2017-09-24 [aruba.it]\uploads\2009\05\FTSTrader-LLE_0-83-003.zip" copy "P:\Web-Backup\www.danielelolli.it 2017-09-24 [aruba.it]\uploads\2009\05\FTSTrader-LLE_0-83-003.zip" "uploads\2009\05\FTSTrader-LLE_0-83-003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18];&quot;/&quot;;&quot;\&quot;);&quot;uploads\socicon&quot;;&quot;socicon&quot;)&amp;&quot;&quot;&quot; copy &quot;&quot;P:\Web-Backup\www.danielelolli.it 2017-09-24 [aruba.it]\&quot;&amp;SUBSTITUTE(SUBSTITUTE([$'lfs-clean'.B18];&quot;/&quot;;&quot;\&quot;);&quot;uploads\socicon&quot;;&quot;socicon&quot;)&amp;&quot;&quot;&quot; &quot;&quot;&quot;&amp;SUBSTITUTE([$'lfs-clean'.B18];&quot;/&quot;;&quot;\&quot;)&amp;&quot;&quot;&quot; /V /Y&quot;" office:value-type="string" office:string-value="if exist &quot;P:\Web-Backup\www.danielelolli.it 2017-09-24 [aruba.it]\uploads\2009\05\FTSTrader-LL_0-83-001.zip&quot; copy &quot;P:\Web-Backup\www.danielelolli.it 2017-09-24 [aruba.it]\uploads\2009\05\FTSTrader-LL_0-83-001.zip&quot; &quot;uploads\2009\05\FTSTrader-LL_0-83-001.zip&quot; /V /Y" calcext:value-type="string">
            <text:p>if exist "P:\Web-Backup\www.danielelolli.it 2017-09-24 [aruba.it]\uploads\2009\05\FTSTrader-LL_0-83-001.zip" copy "P:\Web-Backup\www.danielelolli.it 2017-09-24 [aruba.it]\uploads\2009\05\FTSTrader-LL_0-83-001.zip" "uploads\2009\05\FTSTrader-LL_0-83-00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19];&quot;/&quot;;&quot;\&quot;);&quot;uploads\socicon&quot;;&quot;socicon&quot;)&amp;&quot;&quot;&quot; copy &quot;&quot;P:\Web-Backup\www.danielelolli.it 2017-09-24 [aruba.it]\&quot;&amp;SUBSTITUTE(SUBSTITUTE([$'lfs-clean'.B19];&quot;/&quot;;&quot;\&quot;);&quot;uploads\socicon&quot;;&quot;socicon&quot;)&amp;&quot;&quot;&quot; &quot;&quot;&quot;&amp;SUBSTITUTE([$'lfs-clean'.B19];&quot;/&quot;;&quot;\&quot;)&amp;&quot;&quot;&quot; /V /Y&quot;" office:value-type="string" office:string-value="if exist &quot;P:\Web-Backup\www.danielelolli.it 2017-09-24 [aruba.it]\uploads\2009\05\FTSTrader-LL_0-83-002.zip&quot; copy &quot;P:\Web-Backup\www.danielelolli.it 2017-09-24 [aruba.it]\uploads\2009\05\FTSTrader-LL_0-83-002.zip&quot; &quot;uploads\2009\05\FTSTrader-LL_0-83-002.zip&quot; /V /Y" calcext:value-type="string">
            <text:p>if exist "P:\Web-Backup\www.danielelolli.it 2017-09-24 [aruba.it]\uploads\2009\05\FTSTrader-LL_0-83-002.zip" copy "P:\Web-Backup\www.danielelolli.it 2017-09-24 [aruba.it]\uploads\2009\05\FTSTrader-LL_0-83-002.zip" "uploads\2009\05\FTSTrader-LL_0-83-00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20];&quot;/&quot;;&quot;\&quot;);&quot;uploads\socicon&quot;;&quot;socicon&quot;)&amp;&quot;&quot;&quot; copy &quot;&quot;P:\Web-Backup\www.danielelolli.it 2017-09-24 [aruba.it]\&quot;&amp;SUBSTITUTE(SUBSTITUTE([$'lfs-clean'.B20];&quot;/&quot;;&quot;\&quot;);&quot;uploads\socicon&quot;;&quot;socicon&quot;)&amp;&quot;&quot;&quot; &quot;&quot;&quot;&amp;SUBSTITUTE([$'lfs-clean'.B20];&quot;/&quot;;&quot;\&quot;)&amp;&quot;&quot;&quot; /V /Y&quot;" office:value-type="string" office:string-value="if exist &quot;P:\Web-Backup\www.danielelolli.it 2017-09-24 [aruba.it]\uploads\2009\11\Halloween2008.zip&quot; copy &quot;P:\Web-Backup\www.danielelolli.it 2017-09-24 [aruba.it]\uploads\2009\11\Halloween2008.zip&quot; &quot;uploads\2009\11\Halloween2008.zip&quot; /V /Y" calcext:value-type="string">
            <text:p>if exist "P:\Web-Backup\www.danielelolli.it 2017-09-24 [aruba.it]\uploads\2009\11\Halloween2008.zip" copy "P:\Web-Backup\www.danielelolli.it 2017-09-24 [aruba.it]\uploads\2009\11\Halloween2008.zip" "uploads\2009\11\Halloween2008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21];&quot;/&quot;;&quot;\&quot;);&quot;uploads\socicon&quot;;&quot;socicon&quot;)&amp;&quot;&quot;&quot; copy &quot;&quot;P:\Web-Backup\www.danielelolli.it 2017-09-24 [aruba.it]\&quot;&amp;SUBSTITUTE(SUBSTITUTE([$'lfs-clean'.B21];&quot;/&quot;;&quot;\&quot;);&quot;uploads\socicon&quot;;&quot;socicon&quot;)&amp;&quot;&quot;&quot; &quot;&quot;&quot;&amp;SUBSTITUTE([$'lfs-clean'.B21];&quot;/&quot;;&quot;\&quot;)&amp;&quot;&quot;&quot; /V /Y&quot;" office:value-type="string" office:string-value="if exist &quot;P:\Web-Backup\www.danielelolli.it 2017-09-24 [aruba.it]\uploads\2010\05\1024px-localizable-2.7.1.zip&quot; copy &quot;P:\Web-Backup\www.danielelolli.it 2017-09-24 [aruba.it]\uploads\2010\05\1024px-localizable-2.7.1.zip&quot; &quot;uploads\2010\05\1024px-localizable-2.7.1.zip&quot; /V /Y" calcext:value-type="string">
            <text:p>if exist "P:\Web-Backup\www.danielelolli.it 2017-09-24 [aruba.it]\uploads\2010\05\1024px-localizable-2.7.1.zip" copy "P:\Web-Backup\www.danielelolli.it 2017-09-24 [aruba.it]\uploads\2010\05\1024px-localizable-2.7.1.zip" "uploads\2010\05\1024px-localizable-2.7.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22];&quot;/&quot;;&quot;\&quot;);&quot;uploads\socicon&quot;;&quot;socicon&quot;)&amp;&quot;&quot;&quot; copy &quot;&quot;P:\Web-Backup\www.danielelolli.it 2017-09-24 [aruba.it]\&quot;&amp;SUBSTITUTE(SUBSTITUTE([$'lfs-clean'.B22];&quot;/&quot;;&quot;\&quot;);&quot;uploads\socicon&quot;;&quot;socicon&quot;)&amp;&quot;&quot;&quot; &quot;&quot;&quot;&amp;SUBSTITUTE([$'lfs-clean'.B22];&quot;/&quot;;&quot;\&quot;)&amp;&quot;&quot;&quot; /V /Y&quot;" office:value-type="string" office:string-value="if exist &quot;P:\Web-Backup\www.danielelolli.it 2017-09-24 [aruba.it]\uploads\2010\05\1024px-localizable-2.7.1b0.zip&quot; copy &quot;P:\Web-Backup\www.danielelolli.it 2017-09-24 [aruba.it]\uploads\2010\05\1024px-localizable-2.7.1b0.zip&quot; &quot;uploads\2010\05\1024px-localizable-2.7.1b0.zip&quot; /V /Y" calcext:value-type="string">
            <text:p>if exist "P:\Web-Backup\www.danielelolli.it 2017-09-24 [aruba.it]\uploads\2010\05\1024px-localizable-2.7.1b0.zip" copy "P:\Web-Backup\www.danielelolli.it 2017-09-24 [aruba.it]\uploads\2010\05\1024px-localizable-2.7.1b0.zip" "uploads\2010\05\1024px-localizable-2.7.1b0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23];&quot;/&quot;;&quot;\&quot;);&quot;uploads\socicon&quot;;&quot;socicon&quot;)&amp;&quot;&quot;&quot; copy &quot;&quot;P:\Web-Backup\www.danielelolli.it 2017-09-24 [aruba.it]\&quot;&amp;SUBSTITUTE(SUBSTITUTE([$'lfs-clean'.B23];&quot;/&quot;;&quot;\&quot;);&quot;uploads\socicon&quot;;&quot;socicon&quot;)&amp;&quot;&quot;&quot; &quot;&quot;&quot;&amp;SUBSTITUTE([$'lfs-clean'.B23];&quot;/&quot;;&quot;\&quot;)&amp;&quot;&quot;&quot; /V /Y&quot;" office:value-type="string" office:string-value="if exist &quot;P:\Web-Backup\www.danielelolli.it 2017-09-24 [aruba.it]\uploads\2010\05\1024px-localizable-2.7.1b1.zip&quot; copy &quot;P:\Web-Backup\www.danielelolli.it 2017-09-24 [aruba.it]\uploads\2010\05\1024px-localizable-2.7.1b1.zip&quot; &quot;uploads\2010\05\1024px-localizable-2.7.1b1.zip&quot; /V /Y" calcext:value-type="string">
            <text:p>if exist "P:\Web-Backup\www.danielelolli.it 2017-09-24 [aruba.it]\uploads\2010\05\1024px-localizable-2.7.1b1.zip" copy "P:\Web-Backup\www.danielelolli.it 2017-09-24 [aruba.it]\uploads\2010\05\1024px-localizable-2.7.1b1.zip" "uploads\2010\05\1024px-localizable-2.7.1b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24];&quot;/&quot;;&quot;\&quot;);&quot;uploads\socicon&quot;;&quot;socicon&quot;)&amp;&quot;&quot;&quot; copy &quot;&quot;P:\Web-Backup\www.danielelolli.it 2017-09-24 [aruba.it]\&quot;&amp;SUBSTITUTE(SUBSTITUTE([$'lfs-clean'.B24];&quot;/&quot;;&quot;\&quot;);&quot;uploads\socicon&quot;;&quot;socicon&quot;)&amp;&quot;&quot;&quot; &quot;&quot;&quot;&amp;SUBSTITUTE([$'lfs-clean'.B24];&quot;/&quot;;&quot;\&quot;)&amp;&quot;&quot;&quot; /V /Y&quot;" office:value-type="string" office:string-value="if exist &quot;P:\Web-Backup\www.danielelolli.it 2017-09-24 [aruba.it]\uploads\2010\05\1024px-localizable-2.7.1b2.zip&quot; copy &quot;P:\Web-Backup\www.danielelolli.it 2017-09-24 [aruba.it]\uploads\2010\05\1024px-localizable-2.7.1b2.zip&quot; &quot;uploads\2010\05\1024px-localizable-2.7.1b2.zip&quot; /V /Y" calcext:value-type="string">
            <text:p>if exist "P:\Web-Backup\www.danielelolli.it 2017-09-24 [aruba.it]\uploads\2010\05\1024px-localizable-2.7.1b2.zip" copy "P:\Web-Backup\www.danielelolli.it 2017-09-24 [aruba.it]\uploads\2010\05\1024px-localizable-2.7.1b2.zip" "uploads\2010\05\1024px-localizable-2.7.1b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25];&quot;/&quot;;&quot;\&quot;);&quot;uploads\socicon&quot;;&quot;socicon&quot;)&amp;&quot;&quot;&quot; copy &quot;&quot;P:\Web-Backup\www.danielelolli.it 2017-09-24 [aruba.it]\&quot;&amp;SUBSTITUTE(SUBSTITUTE([$'lfs-clean'.B25];&quot;/&quot;;&quot;\&quot;);&quot;uploads\socicon&quot;;&quot;socicon&quot;)&amp;&quot;&quot;&quot; &quot;&quot;&quot;&amp;SUBSTITUTE([$'lfs-clean'.B25];&quot;/&quot;;&quot;\&quot;)&amp;&quot;&quot;&quot; /V /Y&quot;" office:value-type="string" office:string-value="if exist &quot;P:\Web-Backup\www.danielelolli.it 2017-09-24 [aruba.it]\uploads\2010\05\1024px-localizable-2.7.1b3.zip&quot; copy &quot;P:\Web-Backup\www.danielelolli.it 2017-09-24 [aruba.it]\uploads\2010\05\1024px-localizable-2.7.1b3.zip&quot; &quot;uploads\2010\05\1024px-localizable-2.7.1b3.zip&quot; /V /Y" calcext:value-type="string">
            <text:p>if exist "P:\Web-Backup\www.danielelolli.it 2017-09-24 [aruba.it]\uploads\2010\05\1024px-localizable-2.7.1b3.zip" copy "P:\Web-Backup\www.danielelolli.it 2017-09-24 [aruba.it]\uploads\2010\05\1024px-localizable-2.7.1b3.zip" "uploads\2010\05\1024px-localizable-2.7.1b3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26];&quot;/&quot;;&quot;\&quot;);&quot;uploads\socicon&quot;;&quot;socicon&quot;)&amp;&quot;&quot;&quot; copy &quot;&quot;P:\Web-Backup\www.danielelolli.it 2017-09-24 [aruba.it]\&quot;&amp;SUBSTITUTE(SUBSTITUTE([$'lfs-clean'.B26];&quot;/&quot;;&quot;\&quot;);&quot;uploads\socicon&quot;;&quot;socicon&quot;)&amp;&quot;&quot;&quot; &quot;&quot;&quot;&amp;SUBSTITUTE([$'lfs-clean'.B26];&quot;/&quot;;&quot;\&quot;)&amp;&quot;&quot;&quot; /V /Y&quot;" office:value-type="string" office:string-value="if exist &quot;P:\Web-Backup\www.danielelolli.it 2017-09-24 [aruba.it]\uploads\2010\05\1024px-localizable-2.7.1b4.zip&quot; copy &quot;P:\Web-Backup\www.danielelolli.it 2017-09-24 [aruba.it]\uploads\2010\05\1024px-localizable-2.7.1b4.zip&quot; &quot;uploads\2010\05\1024px-localizable-2.7.1b4.zip&quot; /V /Y" calcext:value-type="string">
            <text:p>if exist "P:\Web-Backup\www.danielelolli.it 2017-09-24 [aruba.it]\uploads\2010\05\1024px-localizable-2.7.1b4.zip" copy "P:\Web-Backup\www.danielelolli.it 2017-09-24 [aruba.it]\uploads\2010\05\1024px-localizable-2.7.1b4.zip" "uploads\2010\05\1024px-localizable-2.7.1b4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27];&quot;/&quot;;&quot;\&quot;);&quot;uploads\socicon&quot;;&quot;socicon&quot;)&amp;&quot;&quot;&quot; copy &quot;&quot;P:\Web-Backup\www.danielelolli.it 2017-09-24 [aruba.it]\&quot;&amp;SUBSTITUTE(SUBSTITUTE([$'lfs-clean'.B27];&quot;/&quot;;&quot;\&quot;);&quot;uploads\socicon&quot;;&quot;socicon&quot;)&amp;&quot;&quot;&quot; &quot;&quot;&quot;&amp;SUBSTITUTE([$'lfs-clean'.B27];&quot;/&quot;;&quot;\&quot;)&amp;&quot;&quot;&quot; /V /Y&quot;" office:value-type="string" office:string-value="if exist &quot;P:\Web-Backup\www.danielelolli.it 2017-09-24 [aruba.it]\uploads\2010\05\1024px-localizable-2.7.1b5.zip&quot; copy &quot;P:\Web-Backup\www.danielelolli.it 2017-09-24 [aruba.it]\uploads\2010\05\1024px-localizable-2.7.1b5.zip&quot; &quot;uploads\2010\05\1024px-localizable-2.7.1b5.zip&quot; /V /Y" calcext:value-type="string">
            <text:p>if exist "P:\Web-Backup\www.danielelolli.it 2017-09-24 [aruba.it]\uploads\2010\05\1024px-localizable-2.7.1b5.zip" copy "P:\Web-Backup\www.danielelolli.it 2017-09-24 [aruba.it]\uploads\2010\05\1024px-localizable-2.7.1b5.zip" "uploads\2010\05\1024px-localizable-2.7.1b5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28];&quot;/&quot;;&quot;\&quot;);&quot;uploads\socicon&quot;;&quot;socicon&quot;)&amp;&quot;&quot;&quot; copy &quot;&quot;P:\Web-Backup\www.danielelolli.it 2017-09-24 [aruba.it]\&quot;&amp;SUBSTITUTE(SUBSTITUTE([$'lfs-clean'.B28];&quot;/&quot;;&quot;\&quot;);&quot;uploads\socicon&quot;;&quot;socicon&quot;)&amp;&quot;&quot;&quot; &quot;&quot;&quot;&amp;SUBSTITUTE([$'lfs-clean'.B28];&quot;/&quot;;&quot;\&quot;)&amp;&quot;&quot;&quot; /V /Y&quot;" office:value-type="string" office:string-value="if exist &quot;P:\Web-Backup\www.danielelolli.it 2017-09-24 [aruba.it]\uploads\2010\05\1024px-localizable-2.7.1b6.zip&quot; copy &quot;P:\Web-Backup\www.danielelolli.it 2017-09-24 [aruba.it]\uploads\2010\05\1024px-localizable-2.7.1b6.zip&quot; &quot;uploads\2010\05\1024px-localizable-2.7.1b6.zip&quot; /V /Y" calcext:value-type="string">
            <text:p>if exist "P:\Web-Backup\www.danielelolli.it 2017-09-24 [aruba.it]\uploads\2010\05\1024px-localizable-2.7.1b6.zip" copy "P:\Web-Backup\www.danielelolli.it 2017-09-24 [aruba.it]\uploads\2010\05\1024px-localizable-2.7.1b6.zip" "uploads\2010\05\1024px-localizable-2.7.1b6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29];&quot;/&quot;;&quot;\&quot;);&quot;uploads\socicon&quot;;&quot;socicon&quot;)&amp;&quot;&quot;&quot; copy &quot;&quot;P:\Web-Backup\www.danielelolli.it 2017-09-24 [aruba.it]\&quot;&amp;SUBSTITUTE(SUBSTITUTE([$'lfs-clean'.B29];&quot;/&quot;;&quot;\&quot;);&quot;uploads\socicon&quot;;&quot;socicon&quot;)&amp;&quot;&quot;&quot; &quot;&quot;&quot;&amp;SUBSTITUTE([$'lfs-clean'.B29];&quot;/&quot;;&quot;\&quot;)&amp;&quot;&quot;&quot; /V /Y&quot;" office:value-type="string" office:string-value="if exist &quot;P:\Web-Backup\www.danielelolli.it 2017-09-24 [aruba.it]\uploads\2010\05\wp-nova09_v1-0.zip&quot; copy &quot;P:\Web-Backup\www.danielelolli.it 2017-09-24 [aruba.it]\uploads\2010\05\wp-nova09_v1-0.zip&quot; &quot;uploads\2010\05\wp-nova09_v1-0.zip&quot; /V /Y" calcext:value-type="string">
            <text:p>if exist "P:\Web-Backup\www.danielelolli.it 2017-09-24 [aruba.it]\uploads\2010\05\wp-nova09_v1-0.zip" copy "P:\Web-Backup\www.danielelolli.it 2017-09-24 [aruba.it]\uploads\2010\05\wp-nova09_v1-0.zip" "uploads\2010\05\wp-nova09_v1-0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30];&quot;/&quot;;&quot;\&quot;);&quot;uploads\socicon&quot;;&quot;socicon&quot;)&amp;&quot;&quot;&quot; copy &quot;&quot;P:\Web-Backup\www.danielelolli.it 2017-09-24 [aruba.it]\&quot;&amp;SUBSTITUTE(SUBSTITUTE([$'lfs-clean'.B30];&quot;/&quot;;&quot;\&quot;);&quot;uploads\socicon&quot;;&quot;socicon&quot;)&amp;&quot;&quot;&quot; &quot;&quot;&quot;&amp;SUBSTITUTE([$'lfs-clean'.B30];&quot;/&quot;;&quot;\&quot;)&amp;&quot;&quot;&quot; /V /Y&quot;" office:value-type="string" office:string-value="if exist &quot;P:\Web-Backup\www.danielelolli.it 2017-09-24 [aruba.it]\uploads\2011\04\jasperf-OSTicket-Reloaded_lang_it_0.1.zip&quot; copy &quot;P:\Web-Backup\www.danielelolli.it 2017-09-24 [aruba.it]\uploads\2011\04\jasperf-OSTicket-Reloaded_lang_it_0.1.zip&quot; &quot;uploads\2011\04\jasperf-OSTicket-Reloaded_lang_it_0.1.zip&quot; /V /Y" calcext:value-type="string">
            <text:p>if exist "P:\Web-Backup\www.danielelolli.it 2017-09-24 [aruba.it]\uploads\2011\04\jasperf-OSTicket-Reloaded_lang_it_0.1.zip" copy "P:\Web-Backup\www.danielelolli.it 2017-09-24 [aruba.it]\uploads\2011\04\jasperf-OSTicket-Reloaded_lang_it_0.1.zip" "uploads\2011\04\jasperf-OSTicket-Reloaded_lang_it_0.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31];&quot;/&quot;;&quot;\&quot;);&quot;uploads\socicon&quot;;&quot;socicon&quot;)&amp;&quot;&quot;&quot; copy &quot;&quot;P:\Web-Backup\www.danielelolli.it 2017-09-24 [aruba.it]\&quot;&amp;SUBSTITUTE(SUBSTITUTE([$'lfs-clean'.B31];&quot;/&quot;;&quot;\&quot;);&quot;uploads\socicon&quot;;&quot;socicon&quot;)&amp;&quot;&quot;&quot; &quot;&quot;&quot;&amp;SUBSTITUTE([$'lfs-clean'.B31];&quot;/&quot;;&quot;\&quot;)&amp;&quot;&quot;&quot; /V /Y&quot;" office:value-type="string" office:string-value="if exist &quot;P:\Web-Backup\www.danielelolli.it 2017-09-24 [aruba.it]\uploads\2011\04\jasperf-OSTicket-Reloaded_lang_it_0.2.zip&quot; copy &quot;P:\Web-Backup\www.danielelolli.it 2017-09-24 [aruba.it]\uploads\2011\04\jasperf-OSTicket-Reloaded_lang_it_0.2.zip&quot; &quot;uploads\2011\04\jasperf-OSTicket-Reloaded_lang_it_0.2.zip&quot; /V /Y" calcext:value-type="string">
            <text:p>if exist "P:\Web-Backup\www.danielelolli.it 2017-09-24 [aruba.it]\uploads\2011\04\jasperf-OSTicket-Reloaded_lang_it_0.2.zip" copy "P:\Web-Backup\www.danielelolli.it 2017-09-24 [aruba.it]\uploads\2011\04\jasperf-OSTicket-Reloaded_lang_it_0.2.zip" "uploads\2011\04\jasperf-OSTicket-Reloaded_lang_it_0.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32];&quot;/&quot;;&quot;\&quot;);&quot;uploads\socicon&quot;;&quot;socicon&quot;)&amp;&quot;&quot;&quot; copy &quot;&quot;P:\Web-Backup\www.danielelolli.it 2017-09-24 [aruba.it]\&quot;&amp;SUBSTITUTE(SUBSTITUTE([$'lfs-clean'.B32];&quot;/&quot;;&quot;\&quot;);&quot;uploads\socicon&quot;;&quot;socicon&quot;)&amp;&quot;&quot;&quot; &quot;&quot;&quot;&amp;SUBSTITUTE([$'lfs-clean'.B32];&quot;/&quot;;&quot;\&quot;)&amp;&quot;&quot;&quot; /V /Y&quot;" office:value-type="string" office:string-value="if exist &quot;P:\Web-Backup\www.danielelolli.it 2017-09-24 [aruba.it]\uploads\2011\04\jasperf-OSTicket-Reloaded_lang_it_0.3.zip&quot; copy &quot;P:\Web-Backup\www.danielelolli.it 2017-09-24 [aruba.it]\uploads\2011\04\jasperf-OSTicket-Reloaded_lang_it_0.3.zip&quot; &quot;uploads\2011\04\jasperf-OSTicket-Reloaded_lang_it_0.3.zip&quot; /V /Y" calcext:value-type="string">
            <text:p>if exist "P:\Web-Backup\www.danielelolli.it 2017-09-24 [aruba.it]\uploads\2011\04\jasperf-OSTicket-Reloaded_lang_it_0.3.zip" copy "P:\Web-Backup\www.danielelolli.it 2017-09-24 [aruba.it]\uploads\2011\04\jasperf-OSTicket-Reloaded_lang_it_0.3.zip" "uploads\2011\04\jasperf-OSTicket-Reloaded_lang_it_0.3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33];&quot;/&quot;;&quot;\&quot;);&quot;uploads\socicon&quot;;&quot;socicon&quot;)&amp;&quot;&quot;&quot; copy &quot;&quot;P:\Web-Backup\www.danielelolli.it 2017-09-24 [aruba.it]\&quot;&amp;SUBSTITUTE(SUBSTITUTE([$'lfs-clean'.B33];&quot;/&quot;;&quot;\&quot;);&quot;uploads\socicon&quot;;&quot;socicon&quot;)&amp;&quot;&quot;&quot; &quot;&quot;&quot;&amp;SUBSTITUTE([$'lfs-clean'.B33];&quot;/&quot;;&quot;\&quot;)&amp;&quot;&quot;&quot; /V /Y&quot;" office:value-type="string" office:string-value="if exist &quot;P:\Web-Backup\www.danielelolli.it 2017-09-24 [aruba.it]\uploads\2011\04\jasperf-OSTicket-Reloaded_lang_it_1.0.zip&quot; copy &quot;P:\Web-Backup\www.danielelolli.it 2017-09-24 [aruba.it]\uploads\2011\04\jasperf-OSTicket-Reloaded_lang_it_1.0.zip&quot; &quot;uploads\2011\04\jasperf-OSTicket-Reloaded_lang_it_1.0.zip&quot; /V /Y" calcext:value-type="string">
            <text:p>if exist "P:\Web-Backup\www.danielelolli.it 2017-09-24 [aruba.it]\uploads\2011\04\jasperf-OSTicket-Reloaded_lang_it_1.0.zip" copy "P:\Web-Backup\www.danielelolli.it 2017-09-24 [aruba.it]\uploads\2011\04\jasperf-OSTicket-Reloaded_lang_it_1.0.zip" "uploads\2011\04\jasperf-OSTicket-Reloaded_lang_it_1.0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34];&quot;/&quot;;&quot;\&quot;);&quot;uploads\socicon&quot;;&quot;socicon&quot;)&amp;&quot;&quot;&quot; copy &quot;&quot;P:\Web-Backup\www.danielelolli.it 2017-09-24 [aruba.it]\&quot;&amp;SUBSTITUTE(SUBSTITUTE([$'lfs-clean'.B34];&quot;/&quot;;&quot;\&quot;);&quot;uploads\socicon&quot;;&quot;socicon&quot;)&amp;&quot;&quot;&quot; &quot;&quot;&quot;&amp;SUBSTITUTE([$'lfs-clean'.B34];&quot;/&quot;;&quot;\&quot;)&amp;&quot;&quot;&quot; /V /Y&quot;" office:value-type="string" office:string-value="if exist &quot;P:\Web-Backup\www.danielelolli.it 2017-09-24 [aruba.it]\uploads\2011\04\jasperf-OSTicket-Reloaded_lang_it_1.1.zip&quot; copy &quot;P:\Web-Backup\www.danielelolli.it 2017-09-24 [aruba.it]\uploads\2011\04\jasperf-OSTicket-Reloaded_lang_it_1.1.zip&quot; &quot;uploads\2011\04\jasperf-OSTicket-Reloaded_lang_it_1.1.zip&quot; /V /Y" calcext:value-type="string">
            <text:p>if exist "P:\Web-Backup\www.danielelolli.it 2017-09-24 [aruba.it]\uploads\2011\04\jasperf-OSTicket-Reloaded_lang_it_1.1.zip" copy "P:\Web-Backup\www.danielelolli.it 2017-09-24 [aruba.it]\uploads\2011\04\jasperf-OSTicket-Reloaded_lang_it_1.1.zip" "uploads\2011\04\jasperf-OSTicket-Reloaded_lang_it_1.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35];&quot;/&quot;;&quot;\&quot;);&quot;uploads\socicon&quot;;&quot;socicon&quot;)&amp;&quot;&quot;&quot; copy &quot;&quot;P:\Web-Backup\www.danielelolli.it 2017-09-24 [aruba.it]\&quot;&amp;SUBSTITUTE(SUBSTITUTE([$'lfs-clean'.B35];&quot;/&quot;;&quot;\&quot;);&quot;uploads\socicon&quot;;&quot;socicon&quot;)&amp;&quot;&quot;&quot; &quot;&quot;&quot;&amp;SUBSTITUTE([$'lfs-clean'.B35];&quot;/&quot;;&quot;\&quot;)&amp;&quot;&quot;&quot; /V /Y&quot;" office:value-type="string" office:string-value="if exist &quot;P:\Web-Backup\www.danielelolli.it 2017-09-24 [aruba.it]\uploads\2011\04\jasperf-OSTicket-Reloaded_lang_it_1.2.zip&quot; copy &quot;P:\Web-Backup\www.danielelolli.it 2017-09-24 [aruba.it]\uploads\2011\04\jasperf-OSTicket-Reloaded_lang_it_1.2.zip&quot; &quot;uploads\2011\04\jasperf-OSTicket-Reloaded_lang_it_1.2.zip&quot; /V /Y" calcext:value-type="string">
            <text:p>if exist "P:\Web-Backup\www.danielelolli.it 2017-09-24 [aruba.it]\uploads\2011\04\jasperf-OSTicket-Reloaded_lang_it_1.2.zip" copy "P:\Web-Backup\www.danielelolli.it 2017-09-24 [aruba.it]\uploads\2011\04\jasperf-OSTicket-Reloaded_lang_it_1.2.zip" "uploads\2011\04\jasperf-OSTicket-Reloaded_lang_it_1.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36];&quot;/&quot;;&quot;\&quot;);&quot;uploads\socicon&quot;;&quot;socicon&quot;)&amp;&quot;&quot;&quot; copy &quot;&quot;P:\Web-Backup\www.danielelolli.it 2017-09-24 [aruba.it]\&quot;&amp;SUBSTITUTE(SUBSTITUTE([$'lfs-clean'.B36];&quot;/&quot;;&quot;\&quot;);&quot;uploads\socicon&quot;;&quot;socicon&quot;)&amp;&quot;&quot;&quot; &quot;&quot;&quot;&amp;SUBSTITUTE([$'lfs-clean'.B36];&quot;/&quot;;&quot;\&quot;)&amp;&quot;&quot;&quot; /V /Y&quot;" office:value-type="string" office:string-value="if exist &quot;P:\Web-Backup\www.danielelolli.it 2017-09-24 [aruba.it]\uploads\2011\04\jasperf-OSTicket-Reloaded_lang_it_beta1.zip&quot; copy &quot;P:\Web-Backup\www.danielelolli.it 2017-09-24 [aruba.it]\uploads\2011\04\jasperf-OSTicket-Reloaded_lang_it_beta1.zip&quot; &quot;uploads\2011\04\jasperf-OSTicket-Reloaded_lang_it_beta1.zip&quot; /V /Y" calcext:value-type="string">
            <text:p>if exist "P:\Web-Backup\www.danielelolli.it 2017-09-24 [aruba.it]\uploads\2011\04\jasperf-OSTicket-Reloaded_lang_it_beta1.zip" copy "P:\Web-Backup\www.danielelolli.it 2017-09-24 [aruba.it]\uploads\2011\04\jasperf-OSTicket-Reloaded_lang_it_beta1.zip" "uploads\2011\04\jasperf-OSTicket-Reloaded_lang_it_beta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37];&quot;/&quot;;&quot;\&quot;);&quot;uploads\socicon&quot;;&quot;socicon&quot;)&amp;&quot;&quot;&quot; copy &quot;&quot;P:\Web-Backup\www.danielelolli.it 2017-09-24 [aruba.it]\&quot;&amp;SUBSTITUTE(SUBSTITUTE([$'lfs-clean'.B37];&quot;/&quot;;&quot;\&quot;);&quot;uploads\socicon&quot;;&quot;socicon&quot;)&amp;&quot;&quot;&quot; &quot;&quot;&quot;&amp;SUBSTITUTE([$'lfs-clean'.B37];&quot;/&quot;;&quot;\&quot;)&amp;&quot;&quot;&quot; /V /Y&quot;" office:value-type="string" office:string-value="if exist &quot;P:\Web-Backup\www.danielelolli.it 2017-09-24 [aruba.it]\uploads\2011\05\osticketplus_1.6.0_138.zip&quot; copy &quot;P:\Web-Backup\www.danielelolli.it 2017-09-24 [aruba.it]\uploads\2011\05\osticketplus_1.6.0_138.zip&quot; &quot;uploads\2011\05\osticketplus_1.6.0_138.zip&quot; /V /Y" calcext:value-type="string">
            <text:p>if exist "P:\Web-Backup\www.danielelolli.it 2017-09-24 [aruba.it]\uploads\2011\05\osticketplus_1.6.0_138.zip" copy "P:\Web-Backup\www.danielelolli.it 2017-09-24 [aruba.it]\uploads\2011\05\osticketplus_1.6.0_138.zip" "uploads\2011\05\osticketplus_1.6.0_138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38];&quot;/&quot;;&quot;\&quot;);&quot;uploads\socicon&quot;;&quot;socicon&quot;)&amp;&quot;&quot;&quot; copy &quot;&quot;P:\Web-Backup\www.danielelolli.it 2017-09-24 [aruba.it]\&quot;&amp;SUBSTITUTE(SUBSTITUTE([$'lfs-clean'.B38];&quot;/&quot;;&quot;\&quot;);&quot;uploads\socicon&quot;;&quot;socicon&quot;)&amp;&quot;&quot;&quot; &quot;&quot;&quot;&amp;SUBSTITUTE([$'lfs-clean'.B38];&quot;/&quot;;&quot;\&quot;)&amp;&quot;&quot;&quot; /V /Y&quot;" office:value-type="string" office:string-value="if exist &quot;P:\Web-Backup\www.danielelolli.it 2017-09-24 [aruba.it]\uploads\2011\05\osticketplus_1.6.0_139.zip&quot; copy &quot;P:\Web-Backup\www.danielelolli.it 2017-09-24 [aruba.it]\uploads\2011\05\osticketplus_1.6.0_139.zip&quot; &quot;uploads\2011\05\osticketplus_1.6.0_139.zip&quot; /V /Y" calcext:value-type="string">
            <text:p>if exist "P:\Web-Backup\www.danielelolli.it 2017-09-24 [aruba.it]\uploads\2011\05\osticketplus_1.6.0_139.zip" copy "P:\Web-Backup\www.danielelolli.it 2017-09-24 [aruba.it]\uploads\2011\05\osticketplus_1.6.0_139.zip" "uploads\2011\05\osticketplus_1.6.0_139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39];&quot;/&quot;;&quot;\&quot;);&quot;uploads\socicon&quot;;&quot;socicon&quot;)&amp;&quot;&quot;&quot; copy &quot;&quot;P:\Web-Backup\www.danielelolli.it 2017-09-24 [aruba.it]\&quot;&amp;SUBSTITUTE(SUBSTITUTE([$'lfs-clean'.B39];&quot;/&quot;;&quot;\&quot;);&quot;uploads\socicon&quot;;&quot;socicon&quot;)&amp;&quot;&quot;&quot; &quot;&quot;&quot;&amp;SUBSTITUTE([$'lfs-clean'.B39];&quot;/&quot;;&quot;\&quot;)&amp;&quot;&quot;&quot; /V /Y&quot;" office:value-type="string" office:string-value="if exist &quot;P:\Web-Backup\www.danielelolli.it 2017-09-24 [aruba.it]\uploads\2011\06\osticketplus_1.6.0_141.zip&quot; copy &quot;P:\Web-Backup\www.danielelolli.it 2017-09-24 [aruba.it]\uploads\2011\06\osticketplus_1.6.0_141.zip&quot; &quot;uploads\2011\06\osticketplus_1.6.0_141.zip&quot; /V /Y" calcext:value-type="string">
            <text:p>if exist "P:\Web-Backup\www.danielelolli.it 2017-09-24 [aruba.it]\uploads\2011\06\osticketplus_1.6.0_141.zip" copy "P:\Web-Backup\www.danielelolli.it 2017-09-24 [aruba.it]\uploads\2011\06\osticketplus_1.6.0_141.zip" "uploads\2011\06\osticketplus_1.6.0_14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40];&quot;/&quot;;&quot;\&quot;);&quot;uploads\socicon&quot;;&quot;socicon&quot;)&amp;&quot;&quot;&quot; copy &quot;&quot;P:\Web-Backup\www.danielelolli.it 2017-09-24 [aruba.it]\&quot;&amp;SUBSTITUTE(SUBSTITUTE([$'lfs-clean'.B40];&quot;/&quot;;&quot;\&quot;);&quot;uploads\socicon&quot;;&quot;socicon&quot;)&amp;&quot;&quot;&quot; &quot;&quot;&quot;&amp;SUBSTITUTE([$'lfs-clean'.B40];&quot;/&quot;;&quot;\&quot;)&amp;&quot;&quot;&quot; /V /Y&quot;" office:value-type="string" office:string-value="if exist &quot;P:\Web-Backup\www.danielelolli.it 2017-09-24 [aruba.it]\uploads\2011\07\i18n_it-ready-to-use.zip&quot; copy &quot;P:\Web-Backup\www.danielelolli.it 2017-09-24 [aruba.it]\uploads\2011\07\i18n_it-ready-to-use.zip&quot; &quot;uploads\2011\07\i18n_it-ready-to-use.zip&quot; /V /Y" calcext:value-type="string">
            <text:p>if exist "P:\Web-Backup\www.danielelolli.it 2017-09-24 [aruba.it]\uploads\2011\07\i18n_it-ready-to-use.zip" copy "P:\Web-Backup\www.danielelolli.it 2017-09-24 [aruba.it]\uploads\2011\07\i18n_it-ready-to-use.zip" "uploads\2011\07\i18n_it-ready-to-use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41];&quot;/&quot;;&quot;\&quot;);&quot;uploads\socicon&quot;;&quot;socicon&quot;)&amp;&quot;&quot;&quot; copy &quot;&quot;P:\Web-Backup\www.danielelolli.it 2017-09-24 [aruba.it]\&quot;&amp;SUBSTITUTE(SUBSTITUTE([$'lfs-clean'.B41];&quot;/&quot;;&quot;\&quot;);&quot;uploads\socicon&quot;;&quot;socicon&quot;)&amp;&quot;&quot;&quot; &quot;&quot;&quot;&amp;SUBSTITUTE([$'lfs-clean'.B41];&quot;/&quot;;&quot;\&quot;)&amp;&quot;&quot;&quot; /V /Y&quot;" office:value-type="string" office:string-value="if exist &quot;P:\Web-Backup\www.danielelolli.it 2017-09-24 [aruba.it]\uploads\2011\07\osticketplus_1.6.0_143.zip&quot; copy &quot;P:\Web-Backup\www.danielelolli.it 2017-09-24 [aruba.it]\uploads\2011\07\osticketplus_1.6.0_143.zip&quot; &quot;uploads\2011\07\osticketplus_1.6.0_143.zip&quot; /V /Y" calcext:value-type="string">
            <text:p>if exist "P:\Web-Backup\www.danielelolli.it 2017-09-24 [aruba.it]\uploads\2011\07\osticketplus_1.6.0_143.zip" copy "P:\Web-Backup\www.danielelolli.it 2017-09-24 [aruba.it]\uploads\2011\07\osticketplus_1.6.0_143.zip" "uploads\2011\07\osticketplus_1.6.0_143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42];&quot;/&quot;;&quot;\&quot;);&quot;uploads\socicon&quot;;&quot;socicon&quot;)&amp;&quot;&quot;&quot; copy &quot;&quot;P:\Web-Backup\www.danielelolli.it 2017-09-24 [aruba.it]\&quot;&amp;SUBSTITUTE(SUBSTITUTE([$'lfs-clean'.B42];&quot;/&quot;;&quot;\&quot;);&quot;uploads\socicon&quot;;&quot;socicon&quot;)&amp;&quot;&quot;&quot; &quot;&quot;&quot;&amp;SUBSTITUTE([$'lfs-clean'.B42];&quot;/&quot;;&quot;\&quot;)&amp;&quot;&quot;&quot; /V /Y&quot;" office:value-type="string" office:string-value="if exist &quot;P:\Web-Backup\www.danielelolli.it 2017-09-24 [aruba.it]\uploads\2011\07\osticketplus_1.6.0_144.zip&quot; copy &quot;P:\Web-Backup\www.danielelolli.it 2017-09-24 [aruba.it]\uploads\2011\07\osticketplus_1.6.0_144.zip&quot; &quot;uploads\2011\07\osticketplus_1.6.0_144.zip&quot; /V /Y" calcext:value-type="string">
            <text:p>if exist "P:\Web-Backup\www.danielelolli.it 2017-09-24 [aruba.it]\uploads\2011\07\osticketplus_1.6.0_144.zip" copy "P:\Web-Backup\www.danielelolli.it 2017-09-24 [aruba.it]\uploads\2011\07\osticketplus_1.6.0_144.zip" "uploads\2011\07\osticketplus_1.6.0_144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43];&quot;/&quot;;&quot;\&quot;);&quot;uploads\socicon&quot;;&quot;socicon&quot;)&amp;&quot;&quot;&quot; copy &quot;&quot;P:\Web-Backup\www.danielelolli.it 2017-09-24 [aruba.it]\&quot;&amp;SUBSTITUTE(SUBSTITUTE([$'lfs-clean'.B43];&quot;/&quot;;&quot;\&quot;);&quot;uploads\socicon&quot;;&quot;socicon&quot;)&amp;&quot;&quot;&quot; &quot;&quot;&quot;&amp;SUBSTITUTE([$'lfs-clean'.B43];&quot;/&quot;;&quot;\&quot;)&amp;&quot;&quot;&quot; /V /Y&quot;" office:value-type="string" office:string-value="if exist &quot;P:\Web-Backup\www.danielelolli.it 2017-09-24 [aruba.it]\uploads\2011\09\02-09-2011.zip&quot; copy &quot;P:\Web-Backup\www.danielelolli.it 2017-09-24 [aruba.it]\uploads\2011\09\02-09-2011.zip&quot; &quot;uploads\2011\09\02-09-2011.zip&quot; /V /Y" calcext:value-type="string">
            <text:p>if exist "P:\Web-Backup\www.danielelolli.it 2017-09-24 [aruba.it]\uploads\2011\09\02-09-2011.zip" copy "P:\Web-Backup\www.danielelolli.it 2017-09-24 [aruba.it]\uploads\2011\09\02-09-2011.zip" "uploads\2011\09\02-09-201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44];&quot;/&quot;;&quot;\&quot;);&quot;uploads\socicon&quot;;&quot;socicon&quot;)&amp;&quot;&quot;&quot; copy &quot;&quot;P:\Web-Backup\www.danielelolli.it 2017-09-24 [aruba.it]\&quot;&amp;SUBSTITUTE(SUBSTITUTE([$'lfs-clean'.B44];&quot;/&quot;;&quot;\&quot;);&quot;uploads\socicon&quot;;&quot;socicon&quot;)&amp;&quot;&quot;&quot; &quot;&quot;&quot;&amp;SUBSTITUTE([$'lfs-clean'.B44];&quot;/&quot;;&quot;\&quot;)&amp;&quot;&quot;&quot; /V /Y&quot;" office:value-type="string" office:string-value="if exist &quot;P:\Web-Backup\www.danielelolli.it 2017-09-24 [aruba.it]\uploads\2011\09\03-09-2011.zip&quot; copy &quot;P:\Web-Backup\www.danielelolli.it 2017-09-24 [aruba.it]\uploads\2011\09\03-09-2011.zip&quot; &quot;uploads\2011\09\03-09-2011.zip&quot; /V /Y" calcext:value-type="string">
            <text:p>if exist "P:\Web-Backup\www.danielelolli.it 2017-09-24 [aruba.it]\uploads\2011\09\03-09-2011.zip" copy "P:\Web-Backup\www.danielelolli.it 2017-09-24 [aruba.it]\uploads\2011\09\03-09-2011.zip" "uploads\2011\09\03-09-2011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45];&quot;/&quot;;&quot;\&quot;);&quot;uploads\socicon&quot;;&quot;socicon&quot;)&amp;&quot;&quot;&quot; copy &quot;&quot;P:\Web-Backup\www.danielelolli.it 2017-09-24 [aruba.it]\&quot;&amp;SUBSTITUTE(SUBSTITUTE([$'lfs-clean'.B45];&quot;/&quot;;&quot;\&quot;);&quot;uploads\socicon&quot;;&quot;socicon&quot;)&amp;&quot;&quot;&quot; &quot;&quot;&quot;&amp;SUBSTITUTE([$'lfs-clean'.B45];&quot;/&quot;;&quot;\&quot;)&amp;&quot;&quot;&quot; /V /Y&quot;" office:value-type="string" office:string-value="if exist &quot;P:\Web-Backup\www.danielelolli.it 2017-09-24 [aruba.it]\uploads\2012\03\it.lang3_.zip&quot; copy &quot;P:\Web-Backup\www.danielelolli.it 2017-09-24 [aruba.it]\uploads\2012\03\it.lang3_.zip&quot; &quot;uploads\2012\03\it.lang3_.zip&quot; /V /Y" calcext:value-type="string">
            <text:p>if exist "P:\Web-Backup\www.danielelolli.it 2017-09-24 [aruba.it]\uploads\2012\03\it.lang3_.zip" copy "P:\Web-Backup\www.danielelolli.it 2017-09-24 [aruba.it]\uploads\2012\03\it.lang3_.zip" "uploads\2012\03\it.lang3_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46];&quot;/&quot;;&quot;\&quot;);&quot;uploads\socicon&quot;;&quot;socicon&quot;)&amp;&quot;&quot;&quot; copy &quot;&quot;P:\Web-Backup\www.danielelolli.it 2017-09-24 [aruba.it]\&quot;&amp;SUBSTITUTE(SUBSTITUTE([$'lfs-clean'.B46];&quot;/&quot;;&quot;\&quot;);&quot;uploads\socicon&quot;;&quot;socicon&quot;)&amp;&quot;&quot;&quot; &quot;&quot;&quot;&amp;SUBSTITUTE([$'lfs-clean'.B46];&quot;/&quot;;&quot;\&quot;)&amp;&quot;&quot;&quot; /V /Y&quot;" office:value-type="string" office:string-value="if exist &quot;P:\Web-Backup\www.danielelolli.it 2017-09-24 [aruba.it]\uploads\2012\03\it.lang4_.zip&quot; copy &quot;P:\Web-Backup\www.danielelolli.it 2017-09-24 [aruba.it]\uploads\2012\03\it.lang4_.zip&quot; &quot;uploads\2012\03\it.lang4_.zip&quot; /V /Y" calcext:value-type="string">
            <text:p>if exist "P:\Web-Backup\www.danielelolli.it 2017-09-24 [aruba.it]\uploads\2012\03\it.lang4_.zip" copy "P:\Web-Backup\www.danielelolli.it 2017-09-24 [aruba.it]\uploads\2012\03\it.lang4_.zip" "uploads\2012\03\it.lang4_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47];&quot;/&quot;;&quot;\&quot;);&quot;uploads\socicon&quot;;&quot;socicon&quot;)&amp;&quot;&quot;&quot; copy &quot;&quot;P:\Web-Backup\www.danielelolli.it 2017-09-24 [aruba.it]\&quot;&amp;SUBSTITUTE(SUBSTITUTE([$'lfs-clean'.B47];&quot;/&quot;;&quot;\&quot;);&quot;uploads\socicon&quot;;&quot;socicon&quot;)&amp;&quot;&quot;&quot; &quot;&quot;&quot;&amp;SUBSTITUTE([$'lfs-clean'.B47];&quot;/&quot;;&quot;\&quot;)&amp;&quot;&quot;&quot; /V /Y&quot;" office:value-type="string" office:string-value="if exist &quot;P:\Web-Backup\www.danielelolli.it 2017-09-24 [aruba.it]\uploads\2012\03\osticketplus_1.6.0_rev3.zip&quot; copy &quot;P:\Web-Backup\www.danielelolli.it 2017-09-24 [aruba.it]\uploads\2012\03\osticketplus_1.6.0_rev3.zip&quot; &quot;uploads\2012\03\osticketplus_1.6.0_rev3.zip&quot; /V /Y" calcext:value-type="string">
            <text:p>if exist "P:\Web-Backup\www.danielelolli.it 2017-09-24 [aruba.it]\uploads\2012\03\osticketplus_1.6.0_rev3.zip" copy "P:\Web-Backup\www.danielelolli.it 2017-09-24 [aruba.it]\uploads\2012\03\osticketplus_1.6.0_rev3.zip" "uploads\2012\03\osticketplus_1.6.0_rev3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48];&quot;/&quot;;&quot;\&quot;);&quot;uploads\socicon&quot;;&quot;socicon&quot;)&amp;&quot;&quot;&quot; copy &quot;&quot;P:\Web-Backup\www.danielelolli.it 2017-09-24 [aruba.it]\&quot;&amp;SUBSTITUTE(SUBSTITUTE([$'lfs-clean'.B48];&quot;/&quot;;&quot;\&quot;);&quot;uploads\socicon&quot;;&quot;socicon&quot;)&amp;&quot;&quot;&quot; &quot;&quot;&quot;&amp;SUBSTITUTE([$'lfs-clean'.B48];&quot;/&quot;;&quot;\&quot;)&amp;&quot;&quot;&quot; /V /Y&quot;" office:value-type="string" office:string-value="if exist &quot;P:\Web-Backup\www.danielelolli.it 2017-09-24 [aruba.it]\uploads\2012\04\PhoneHistory.zip&quot; copy &quot;P:\Web-Backup\www.danielelolli.it 2017-09-24 [aruba.it]\uploads\2012\04\PhoneHistory.zip&quot; &quot;uploads\2012\04\PhoneHistory.zip&quot; /V /Y" calcext:value-type="string">
            <text:p>if exist "P:\Web-Backup\www.danielelolli.it 2017-09-24 [aruba.it]\uploads\2012\04\PhoneHistory.zip" copy "P:\Web-Backup\www.danielelolli.it 2017-09-24 [aruba.it]\uploads\2012\04\PhoneHistory.zip" "uploads\2012\04\PhoneHistory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49];&quot;/&quot;;&quot;\&quot;);&quot;uploads\socicon&quot;;&quot;socicon&quot;)&amp;&quot;&quot;&quot; copy &quot;&quot;P:\Web-Backup\www.danielelolli.it 2017-09-24 [aruba.it]\&quot;&amp;SUBSTITUTE(SUBSTITUTE([$'lfs-clean'.B49];&quot;/&quot;;&quot;\&quot;);&quot;uploads\socicon&quot;;&quot;socicon&quot;)&amp;&quot;&quot;&quot; &quot;&quot;&quot;&amp;SUBSTITUTE([$'lfs-clean'.B49];&quot;/&quot;;&quot;\&quot;)&amp;&quot;&quot;&quot; /V /Y&quot;" office:value-type="string" office:string-value="if exist &quot;P:\Web-Backup\www.danielelolli.it 2017-09-24 [aruba.it]\uploads\2012\09\PhoneHistory_rel_0.2.zip&quot; copy &quot;P:\Web-Backup\www.danielelolli.it 2017-09-24 [aruba.it]\uploads\2012\09\PhoneHistory_rel_0.2.zip&quot; &quot;uploads\2012\09\PhoneHistory_rel_0.2.zip&quot; /V /Y" calcext:value-type="string">
            <text:p>if exist "P:\Web-Backup\www.danielelolli.it 2017-09-24 [aruba.it]\uploads\2012\09\PhoneHistory_rel_0.2.zip" copy "P:\Web-Backup\www.danielelolli.it 2017-09-24 [aruba.it]\uploads\2012\09\PhoneHistory_rel_0.2.zip" "uploads\2012\09\PhoneHistory_rel_0.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50];&quot;/&quot;;&quot;\&quot;);&quot;uploads\socicon&quot;;&quot;socicon&quot;)&amp;&quot;&quot;&quot; copy &quot;&quot;P:\Web-Backup\www.danielelolli.it 2017-09-24 [aruba.it]\&quot;&amp;SUBSTITUTE(SUBSTITUTE([$'lfs-clean'.B50];&quot;/&quot;;&quot;\&quot;);&quot;uploads\socicon&quot;;&quot;socicon&quot;)&amp;&quot;&quot;&quot; &quot;&quot;&quot;&amp;SUBSTITUTE([$'lfs-clean'.B50];&quot;/&quot;;&quot;\&quot;)&amp;&quot;&quot;&quot; /V /Y&quot;" office:value-type="string" office:string-value="if exist &quot;P:\Web-Backup\www.danielelolli.it 2017-09-24 [aruba.it]\uploads\2012\09\PhoneHistory_rel_0.3.zip&quot; copy &quot;P:\Web-Backup\www.danielelolli.it 2017-09-24 [aruba.it]\uploads\2012\09\PhoneHistory_rel_0.3.zip&quot; &quot;uploads\2012\09\PhoneHistory_rel_0.3.zip&quot; /V /Y" calcext:value-type="string">
            <text:p>if exist "P:\Web-Backup\www.danielelolli.it 2017-09-24 [aruba.it]\uploads\2012\09\PhoneHistory_rel_0.3.zip" copy "P:\Web-Backup\www.danielelolli.it 2017-09-24 [aruba.it]\uploads\2012\09\PhoneHistory_rel_0.3.zip" "uploads\2012\09\PhoneHistory_rel_0.3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51];&quot;/&quot;;&quot;\&quot;);&quot;uploads\socicon&quot;;&quot;socicon&quot;)&amp;&quot;&quot;&quot; copy &quot;&quot;P:\Web-Backup\www.danielelolli.it 2017-09-24 [aruba.it]\&quot;&amp;SUBSTITUTE(SUBSTITUTE([$'lfs-clean'.B51];&quot;/&quot;;&quot;\&quot;);&quot;uploads\socicon&quot;;&quot;socicon&quot;)&amp;&quot;&quot;&quot; &quot;&quot;&quot;&amp;SUBSTITUTE([$'lfs-clean'.B51];&quot;/&quot;;&quot;\&quot;)&amp;&quot;&quot;&quot; /V /Y&quot;" office:value-type="string" office:string-value="if exist &quot;P:\Web-Backup\www.danielelolli.it 2017-09-24 [aruba.it]\uploads\2013\01\android-mirror-logo.zip&quot; copy &quot;P:\Web-Backup\www.danielelolli.it 2017-09-24 [aruba.it]\uploads\2013\01\android-mirror-logo.zip&quot; &quot;uploads\2013\01\android-mirror-logo.zip&quot; /V /Y" calcext:value-type="string">
            <text:p>if exist "P:\Web-Backup\www.danielelolli.it 2017-09-24 [aruba.it]\uploads\2013\01\android-mirror-logo.zip" copy "P:\Web-Backup\www.danielelolli.it 2017-09-24 [aruba.it]\uploads\2013\01\android-mirror-logo.zip" "uploads\2013\01\android-mirror-logo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52];&quot;/&quot;;&quot;\&quot;);&quot;uploads\socicon&quot;;&quot;socicon&quot;)&amp;&quot;&quot;&quot; copy &quot;&quot;P:\Web-Backup\www.danielelolli.it 2017-09-24 [aruba.it]\&quot;&amp;SUBSTITUTE(SUBSTITUTE([$'lfs-clean'.B52];&quot;/&quot;;&quot;\&quot;);&quot;uploads\socicon&quot;;&quot;socicon&quot;)&amp;&quot;&quot;&quot; &quot;&quot;&quot;&amp;SUBSTITUTE([$'lfs-clean'.B52];&quot;/&quot;;&quot;\&quot;)&amp;&quot;&quot;&quot; /V /Y&quot;" office:value-type="string" office:string-value="if exist &quot;P:\Web-Backup\www.danielelolli.it 2017-09-24 [aruba.it]\uploads\2014\03\wp_wpb2d_excluded_files.zip&quot; copy &quot;P:\Web-Backup\www.danielelolli.it 2017-09-24 [aruba.it]\uploads\2014\03\wp_wpb2d_excluded_files.zip&quot; &quot;uploads\2014\03\wp_wpb2d_excluded_files.zip&quot; /V /Y" calcext:value-type="string">
            <text:p>if exist "P:\Web-Backup\www.danielelolli.it 2017-09-24 [aruba.it]\uploads\2014\03\wp_wpb2d_excluded_files.zip" copy "P:\Web-Backup\www.danielelolli.it 2017-09-24 [aruba.it]\uploads\2014\03\wp_wpb2d_excluded_files.zip" "uploads\2014\03\wp_wpb2d_excluded_files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53];&quot;/&quot;;&quot;\&quot;);&quot;uploads\socicon&quot;;&quot;socicon&quot;)&amp;&quot;&quot;&quot; copy &quot;&quot;P:\Web-Backup\www.danielelolli.it 2017-09-24 [aruba.it]\&quot;&amp;SUBSTITUTE(SUBSTITUTE([$'lfs-clean'.B53];&quot;/&quot;;&quot;\&quot;);&quot;uploads\socicon&quot;;&quot;socicon&quot;)&amp;&quot;&quot;&quot; &quot;&quot;&quot;&amp;SUBSTITUTE([$'lfs-clean'.B53];&quot;/&quot;;&quot;\&quot;)&amp;&quot;&quot;&quot; /V /Y&quot;" office:value-type="string" office:string-value="if exist &quot;P:\Web-Backup\www.danielelolli.it 2017-09-24 [aruba.it]\uploads\2014\08\1B-TOSHIBA-RAID-Virtual-Device.zip&quot; copy &quot;P:\Web-Backup\www.danielelolli.it 2017-09-24 [aruba.it]\uploads\2014\08\1B-TOSHIBA-RAID-Virtual-Device.zip&quot; &quot;uploads\2014\08\1B-TOSHIBA-RAID-Virtual-Device.zip&quot; /V /Y" calcext:value-type="string">
            <text:p>if exist "P:\Web-Backup\www.danielelolli.it 2017-09-24 [aruba.it]\uploads\2014\08\1B-TOSHIBA-RAID-Virtual-Device.zip" copy "P:\Web-Backup\www.danielelolli.it 2017-09-24 [aruba.it]\uploads\2014\08\1B-TOSHIBA-RAID-Virtual-Device.zip" "uploads\2014\08\1B-TOSHIBA-RAID-Virtual-Device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54];&quot;/&quot;;&quot;\&quot;);&quot;uploads\socicon&quot;;&quot;socicon&quot;)&amp;&quot;&quot;&quot; copy &quot;&quot;P:\Web-Backup\www.danielelolli.it 2017-09-24 [aruba.it]\&quot;&amp;SUBSTITUTE(SUBSTITUTE([$'lfs-clean'.B54];&quot;/&quot;;&quot;\&quot;);&quot;uploads\socicon&quot;;&quot;socicon&quot;)&amp;&quot;&quot;&quot; &quot;&quot;&quot;&amp;SUBSTITUTE([$'lfs-clean'.B54];&quot;/&quot;;&quot;\&quot;)&amp;&quot;&quot;&quot; /V /Y&quot;" office:value-type="string" office:string-value="if exist &quot;P:\Web-Backup\www.danielelolli.it 2017-09-24 [aruba.it]\uploads\2014\08\2B-NVIDIA-GeForce-Go-6600-Update.zip&quot; copy &quot;P:\Web-Backup\www.danielelolli.it 2017-09-24 [aruba.it]\uploads\2014\08\2B-NVIDIA-GeForce-Go-6600-Update.zip&quot; &quot;uploads\2014\08\2B-NVIDIA-GeForce-Go-6600-Update.zip&quot; /V /Y" calcext:value-type="string">
            <text:p>if exist "P:\Web-Backup\www.danielelolli.it 2017-09-24 [aruba.it]\uploads\2014\08\2B-NVIDIA-GeForce-Go-6600-Update.zip" copy "P:\Web-Backup\www.danielelolli.it 2017-09-24 [aruba.it]\uploads\2014\08\2B-NVIDIA-GeForce-Go-6600-Update.zip" "uploads\2014\08\2B-NVIDIA-GeForce-Go-6600-Update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55];&quot;/&quot;;&quot;\&quot;);&quot;uploads\socicon&quot;;&quot;socicon&quot;)&amp;&quot;&quot;&quot; copy &quot;&quot;P:\Web-Backup\www.danielelolli.it 2017-09-24 [aruba.it]\&quot;&amp;SUBSTITUTE(SUBSTITUTE([$'lfs-clean'.B55];&quot;/&quot;;&quot;\&quot;);&quot;uploads\socicon&quot;;&quot;socicon&quot;)&amp;&quot;&quot;&quot; &quot;&quot;&quot;&amp;SUBSTITUTE([$'lfs-clean'.B55];&quot;/&quot;;&quot;\&quot;)&amp;&quot;&quot;&quot; /V /Y&quot;" office:value-type="string" office:string-value="if exist &quot;P:\Web-Backup\www.danielelolli.it 2017-09-24 [aruba.it]\uploads\2014\08\7-Bluetooth-Stack.zip&quot; copy &quot;P:\Web-Backup\www.danielelolli.it 2017-09-24 [aruba.it]\uploads\2014\08\7-Bluetooth-Stack.zip&quot; &quot;uploads\2014\08\7-Bluetooth-Stack.zip&quot; /V /Y" calcext:value-type="string">
            <text:p>if exist "P:\Web-Backup\www.danielelolli.it 2017-09-24 [aruba.it]\uploads\2014\08\7-Bluetooth-Stack.zip" copy "P:\Web-Backup\www.danielelolli.it 2017-09-24 [aruba.it]\uploads\2014\08\7-Bluetooth-Stack.zip" "uploads\2014\08\7-Bluetooth-Stack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56];&quot;/&quot;;&quot;\&quot;);&quot;uploads\socicon&quot;;&quot;socicon&quot;)&amp;&quot;&quot;&quot; copy &quot;&quot;P:\Web-Backup\www.danielelolli.it 2017-09-24 [aruba.it]\&quot;&amp;SUBSTITUTE(SUBSTITUTE([$'lfs-clean'.B56];&quot;/&quot;;&quot;\&quot;);&quot;uploads\socicon&quot;;&quot;socicon&quot;)&amp;&quot;&quot;&quot; &quot;&quot;&quot;&amp;SUBSTITUTE([$'lfs-clean'.B56];&quot;/&quot;;&quot;\&quot;)&amp;&quot;&quot;&quot; /V /Y&quot;" office:value-type="string" office:string-value="if exist &quot;P:\Web-Backup\www.danielelolli.it 2017-09-24 [aruba.it]\uploads\2017\09\css-share-buttons-inline-font-awesome.1.0.zip&quot; copy &quot;P:\Web-Backup\www.danielelolli.it 2017-09-24 [aruba.it]\uploads\2017\09\css-share-buttons-inline-font-awesome.1.0.zip&quot; &quot;uploads\2017\09\css-share-buttons-inline-font-awesome.1.0.zip&quot; /V /Y" calcext:value-type="string">
            <text:p>if exist "P:\Web-Backup\www.danielelolli.it 2017-09-24 [aruba.it]\uploads\2017\09\css-share-buttons-inline-font-awesome.1.0.zip" copy "P:\Web-Backup\www.danielelolli.it 2017-09-24 [aruba.it]\uploads\2017\09\css-share-buttons-inline-font-awesome.1.0.zip" "uploads\2017\09\css-share-buttons-inline-font-awesome.1.0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57];&quot;/&quot;;&quot;\&quot;);&quot;uploads\socicon&quot;;&quot;socicon&quot;)&amp;&quot;&quot;&quot; copy &quot;&quot;P:\Web-Backup\www.danielelolli.it 2017-09-24 [aruba.it]\&quot;&amp;SUBSTITUTE(SUBSTITUTE([$'lfs-clean'.B57];&quot;/&quot;;&quot;\&quot;);&quot;uploads\socicon&quot;;&quot;socicon&quot;)&amp;&quot;&quot;&quot; &quot;&quot;&quot;&amp;SUBSTITUTE([$'lfs-clean'.B57];&quot;/&quot;;&quot;\&quot;)&amp;&quot;&quot;&quot; /V /Y&quot;" office:value-type="string" office:string-value="if exist &quot;P:\Web-Backup\www.danielelolli.it 2017-09-24 [aruba.it]\uploads\2017\09\css-share-buttons.1.0.zip&quot; copy &quot;P:\Web-Backup\www.danielelolli.it 2017-09-24 [aruba.it]\uploads\2017\09\css-share-buttons.1.0.zip&quot; &quot;uploads\2017\09\css-share-buttons.1.0.zip&quot; /V /Y" calcext:value-type="string">
            <text:p>if exist "P:\Web-Backup\www.danielelolli.it 2017-09-24 [aruba.it]\uploads\2017\09\css-share-buttons.1.0.zip" copy "P:\Web-Backup\www.danielelolli.it 2017-09-24 [aruba.it]\uploads\2017\09\css-share-buttons.1.0.zip" "uploads\2017\09\css-share-buttons.1.0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58];&quot;/&quot;;&quot;\&quot;);&quot;uploads\socicon&quot;;&quot;socicon&quot;)&amp;&quot;&quot;&quot; copy &quot;&quot;P:\Web-Backup\www.danielelolli.it 2017-09-24 [aruba.it]\&quot;&amp;SUBSTITUTE(SUBSTITUTE([$'lfs-clean'.B58];&quot;/&quot;;&quot;\&quot;);&quot;uploads\socicon&quot;;&quot;socicon&quot;)&amp;&quot;&quot;&quot; &quot;&quot;&quot;&amp;SUBSTITUTE([$'lfs-clean'.B58];&quot;/&quot;;&quot;\&quot;)&amp;&quot;&quot;&quot; /V /Y&quot;" office:value-type="string" office:string-value="if exist &quot;P:\Web-Backup\www.danielelolli.it 2017-09-24 [aruba.it]\uploads\basket-photo\Foto Lame\2004-2005\Lame2004-2005.zip&quot; copy &quot;P:\Web-Backup\www.danielelolli.it 2017-09-24 [aruba.it]\uploads\basket-photo\Foto Lame\2004-2005\Lame2004-2005.zip&quot; &quot;uploads\basket-photo\Foto Lame\2004-2005\Lame2004-2005.zip&quot; /V /Y" calcext:value-type="string">
            <text:p>if exist "P:\Web-Backup\www.danielelolli.it 2017-09-24 [aruba.it]\uploads\basket-photo\Foto Lame\2004-2005\Lame2004-2005.zip" copy "P:\Web-Backup\www.danielelolli.it 2017-09-24 [aruba.it]\uploads\basket-photo\Foto Lame\2004-2005\Lame2004-2005.zip" "uploads\basket-photo\Foto Lame\2004-2005\Lame2004-2005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59];&quot;/&quot;;&quot;\&quot;);&quot;uploads\socicon&quot;;&quot;socicon&quot;)&amp;&quot;&quot;&quot; copy &quot;&quot;P:\Web-Backup\www.danielelolli.it 2017-09-24 [aruba.it]\&quot;&amp;SUBSTITUTE(SUBSTITUTE([$'lfs-clean'.B59];&quot;/&quot;;&quot;\&quot;);&quot;uploads\socicon&quot;;&quot;socicon&quot;)&amp;&quot;&quot;&quot; &quot;&quot;&quot;&amp;SUBSTITUTE([$'lfs-clean'.B59];&quot;/&quot;;&quot;\&quot;)&amp;&quot;&quot;&quot; /V /Y&quot;" office:value-type="string" office:string-value="if exist &quot;P:\Web-Backup\www.danielelolli.it 2017-09-24 [aruba.it]\uploads\basket-photo\Foto Lame\2006-2007\Lame2006-2007.zip&quot; copy &quot;P:\Web-Backup\www.danielelolli.it 2017-09-24 [aruba.it]\uploads\basket-photo\Foto Lame\2006-2007\Lame2006-2007.zip&quot; &quot;uploads\basket-photo\Foto Lame\2006-2007\Lame2006-2007.zip&quot; /V /Y" calcext:value-type="string">
            <text:p>if exist "P:\Web-Backup\www.danielelolli.it 2017-09-24 [aruba.it]\uploads\basket-photo\Foto Lame\2006-2007\Lame2006-2007.zip" copy "P:\Web-Backup\www.danielelolli.it 2017-09-24 [aruba.it]\uploads\basket-photo\Foto Lame\2006-2007\Lame2006-2007.zip" "uploads\basket-photo\Foto Lame\2006-2007\Lame2006-2007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60];&quot;/&quot;;&quot;\&quot;);&quot;uploads\socicon&quot;;&quot;socicon&quot;)&amp;&quot;&quot;&quot; copy &quot;&quot;P:\Web-Backup\www.danielelolli.it 2017-09-24 [aruba.it]\&quot;&amp;SUBSTITUTE(SUBSTITUTE([$'lfs-clean'.B60];&quot;/&quot;;&quot;\&quot;);&quot;uploads\socicon&quot;;&quot;socicon&quot;)&amp;&quot;&quot;&quot; &quot;&quot;&quot;&amp;SUBSTITUTE([$'lfs-clean'.B60];&quot;/&quot;;&quot;\&quot;)&amp;&quot;&quot;&quot; /V /Y&quot;" office:value-type="string" office:string-value="if exist &quot;P:\Web-Backup\www.danielelolli.it 2017-09-24 [aruba.it]\uploads\basket-photo\Lame Basket PDM - AICS 2007\AICS_Primavera_2007_Seniores_Calendario.pdf&quot; copy &quot;P:\Web-Backup\www.danielelolli.it 2017-09-24 [aruba.it]\uploads\basket-photo\Lame Basket PDM - AICS 2007\AICS_Primavera_2007_Seniores_Calendario.pdf&quot; &quot;uploads\basket-photo\Lame Basket PDM - AICS 2007\AICS_Primavera_2007_Seniores_Calendario.pdf&quot; /V /Y" calcext:value-type="string">
            <text:p>if exist "P:\Web-Backup\www.danielelolli.it 2017-09-24 [aruba.it]\uploads\basket-photo\Lame Basket PDM - AICS 2007\AICS_Primavera_2007_Seniores_Calendario.pdf" copy "P:\Web-Backup\www.danielelolli.it 2017-09-24 [aruba.it]\uploads\basket-photo\Lame Basket PDM - AICS 2007\AICS_Primavera_2007_Seniores_Calendario.pdf" "uploads\basket-photo\Lame Basket PDM - AICS 2007\AICS_Primavera_2007_Seniores_Calendario.pdf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61];&quot;/&quot;;&quot;\&quot;);&quot;uploads\socicon&quot;;&quot;socicon&quot;)&amp;&quot;&quot;&quot; copy &quot;&quot;P:\Web-Backup\www.danielelolli.it 2017-09-24 [aruba.it]\&quot;&amp;SUBSTITUTE(SUBSTITUTE([$'lfs-clean'.B61];&quot;/&quot;;&quot;\&quot;);&quot;uploads\socicon&quot;;&quot;socicon&quot;)&amp;&quot;&quot;&quot; &quot;&quot;&quot;&amp;SUBSTITUTE([$'lfs-clean'.B61];&quot;/&quot;;&quot;\&quot;)&amp;&quot;&quot;&quot; /V /Y&quot;" office:value-type="string" office:string-value="if exist &quot;P:\Web-Backup\www.danielelolli.it 2017-09-24 [aruba.it]\uploads\basket-photo\Lame Basket PDM - AICS 2007\AICS_Primavera_2007_Seniores_PR-03_LAME-ARGELATO.pdf&quot; copy &quot;P:\Web-Backup\www.danielelolli.it 2017-09-24 [aruba.it]\uploads\basket-photo\Lame Basket PDM - AICS 2007\AICS_Primavera_2007_Seniores_PR-03_LAME-ARGELATO.pdf&quot; &quot;uploads\basket-photo\Lame Basket PDM - AICS 2007\AICS_Primavera_2007_Seniores_PR-03_LAME-ARGELATO.pdf&quot; /V /Y" calcext:value-type="string">
            <text:p>if exist "P:\Web-Backup\www.danielelolli.it 2017-09-24 [aruba.it]\uploads\basket-photo\Lame Basket PDM - AICS 2007\AICS_Primavera_2007_Seniores_PR-03_LAME-ARGELATO.pdf" copy "P:\Web-Backup\www.danielelolli.it 2017-09-24 [aruba.it]\uploads\basket-photo\Lame Basket PDM - AICS 2007\AICS_Primavera_2007_Seniores_PR-03_LAME-ARGELATO.pdf" "uploads\basket-photo\Lame Basket PDM - AICS 2007\AICS_Primavera_2007_Seniores_PR-03_LAME-ARGELATO.pdf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62];&quot;/&quot;;&quot;\&quot;);&quot;uploads\socicon&quot;;&quot;socicon&quot;)&amp;&quot;&quot;&quot; copy &quot;&quot;P:\Web-Backup\www.danielelolli.it 2017-09-24 [aruba.it]\&quot;&amp;SUBSTITUTE(SUBSTITUTE([$'lfs-clean'.B62];&quot;/&quot;;&quot;\&quot;);&quot;uploads\socicon&quot;;&quot;socicon&quot;)&amp;&quot;&quot;&quot; &quot;&quot;&quot;&amp;SUBSTITUTE([$'lfs-clean'.B62];&quot;/&quot;;&quot;\&quot;)&amp;&quot;&quot;&quot; /V /Y&quot;" office:value-type="string" office:string-value="if exist &quot;P:\Web-Backup\www.danielelolli.it 2017-09-24 [aruba.it]\uploads\basket-photo\Lame Basket PDM - AICS 2007\AICS_Primavera_2007_Seniores_PR-04_LAME-TEMA.pdf&quot; copy &quot;P:\Web-Backup\www.danielelolli.it 2017-09-24 [aruba.it]\uploads\basket-photo\Lame Basket PDM - AICS 2007\AICS_Primavera_2007_Seniores_PR-04_LAME-TEMA.pdf&quot; &quot;uploads\basket-photo\Lame Basket PDM - AICS 2007\AICS_Primavera_2007_Seniores_PR-04_LAME-TEMA.pdf&quot; /V /Y" calcext:value-type="string">
            <text:p>if exist "P:\Web-Backup\www.danielelolli.it 2017-09-24 [aruba.it]\uploads\basket-photo\Lame Basket PDM - AICS 2007\AICS_Primavera_2007_Seniores_PR-04_LAME-TEMA.pdf" copy "P:\Web-Backup\www.danielelolli.it 2017-09-24 [aruba.it]\uploads\basket-photo\Lame Basket PDM - AICS 2007\AICS_Primavera_2007_Seniores_PR-04_LAME-TEMA.pdf" "uploads\basket-photo\Lame Basket PDM - AICS 2007\AICS_Primavera_2007_Seniores_PR-04_LAME-TEMA.pdf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63];&quot;/&quot;;&quot;\&quot;);&quot;uploads\socicon&quot;;&quot;socicon&quot;)&amp;&quot;&quot;&quot; copy &quot;&quot;P:\Web-Backup\www.danielelolli.it 2017-09-24 [aruba.it]\&quot;&amp;SUBSTITUTE(SUBSTITUTE([$'lfs-clean'.B63];&quot;/&quot;;&quot;\&quot;);&quot;uploads\socicon&quot;;&quot;socicon&quot;)&amp;&quot;&quot;&quot; &quot;&quot;&quot;&amp;SUBSTITUTE([$'lfs-clean'.B63];&quot;/&quot;;&quot;\&quot;)&amp;&quot;&quot;&quot; /V /Y&quot;" office:value-type="string" office:string-value="if exist &quot;P:\Web-Backup\www.danielelolli.it 2017-09-24 [aruba.it]\uploads\basket-photo\Lame Basket PDM - AICS 2007\AICS_Primavera_2007_Seniores_PR-11_NOVA-LAME.pdf&quot; copy &quot;P:\Web-Backup\www.danielelolli.it 2017-09-24 [aruba.it]\uploads\basket-photo\Lame Basket PDM - AICS 2007\AICS_Primavera_2007_Seniores_PR-11_NOVA-LAME.pdf&quot; &quot;uploads\basket-photo\Lame Basket PDM - AICS 2007\AICS_Primavera_2007_Seniores_PR-11_NOVA-LAME.pdf&quot; /V /Y" calcext:value-type="string">
            <text:p>if exist "P:\Web-Backup\www.danielelolli.it 2017-09-24 [aruba.it]\uploads\basket-photo\Lame Basket PDM - AICS 2007\AICS_Primavera_2007_Seniores_PR-11_NOVA-LAME.pdf" copy "P:\Web-Backup\www.danielelolli.it 2017-09-24 [aruba.it]\uploads\basket-photo\Lame Basket PDM - AICS 2007\AICS_Primavera_2007_Seniores_PR-11_NOVA-LAME.pdf" "uploads\basket-photo\Lame Basket PDM - AICS 2007\AICS_Primavera_2007_Seniores_PR-11_NOVA-LAME.pdf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64];&quot;/&quot;;&quot;\&quot;);&quot;uploads\socicon&quot;;&quot;socicon&quot;)&amp;&quot;&quot;&quot; copy &quot;&quot;P:\Web-Backup\www.danielelolli.it 2017-09-24 [aruba.it]\&quot;&amp;SUBSTITUTE(SUBSTITUTE([$'lfs-clean'.B64];&quot;/&quot;;&quot;\&quot;);&quot;uploads\socicon&quot;;&quot;socicon&quot;)&amp;&quot;&quot;&quot; &quot;&quot;&quot;&amp;SUBSTITUTE([$'lfs-clean'.B64];&quot;/&quot;;&quot;\&quot;)&amp;&quot;&quot;&quot; /V /Y&quot;" office:value-type="string" office:string-value="if exist &quot;P:\Web-Backup\www.danielelolli.it 2017-09-24 [aruba.it]\uploads\bestmp3guide\MP3byMydenCFG.zip&quot; copy &quot;P:\Web-Backup\www.danielelolli.it 2017-09-24 [aruba.it]\uploads\bestmp3guide\MP3byMydenCFG.zip&quot; &quot;uploads\bestmp3guide\MP3byMydenCFG.zip&quot; /V /Y" calcext:value-type="string">
            <text:p>if exist "P:\Web-Backup\www.danielelolli.it 2017-09-24 [aruba.it]\uploads\bestmp3guide\MP3byMydenCFG.zip" copy "P:\Web-Backup\www.danielelolli.it 2017-09-24 [aruba.it]\uploads\bestmp3guide\MP3byMydenCFG.zip" "uploads\bestmp3guide\MP3byMydenCFG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65];&quot;/&quot;;&quot;\&quot;);&quot;uploads\socicon&quot;;&quot;socicon&quot;)&amp;&quot;&quot;&quot; copy &quot;&quot;P:\Web-Backup\www.danielelolli.it 2017-09-24 [aruba.it]\&quot;&amp;SUBSTITUTE(SUBSTITUTE([$'lfs-clean'.B65];&quot;/&quot;;&quot;\&quot;);&quot;uploads\socicon&quot;;&quot;socicon&quot;)&amp;&quot;&quot;&quot; &quot;&quot;&quot;&amp;SUBSTITUTE([$'lfs-clean'.B65];&quot;/&quot;;&quot;\&quot;)&amp;&quot;&quot;&quot; /V /Y&quot;" office:value-type="string" office:string-value="if exist &quot;P:\Web-Backup\www.danielelolli.it 2017-09-24 [aruba.it]\uploads\bestmp3guide\eac09b4.zip&quot; copy &quot;P:\Web-Backup\www.danielelolli.it 2017-09-24 [aruba.it]\uploads\bestmp3guide\eac09b4.zip&quot; &quot;uploads\bestmp3guide\eac09b4.zip&quot; /V /Y" calcext:value-type="string">
            <text:p>if exist "P:\Web-Backup\www.danielelolli.it 2017-09-24 [aruba.it]\uploads\bestmp3guide\eac09b4.zip" copy "P:\Web-Backup\www.danielelolli.it 2017-09-24 [aruba.it]\uploads\bestmp3guide\eac09b4.zip" "uploads\bestmp3guide\eac09b4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66];&quot;/&quot;;&quot;\&quot;);&quot;uploads\socicon&quot;;&quot;socicon&quot;)&amp;&quot;&quot;&quot; copy &quot;&quot;P:\Web-Backup\www.danielelolli.it 2017-09-24 [aruba.it]\&quot;&amp;SUBSTITUTE(SUBSTITUTE([$'lfs-clean'.B66];&quot;/&quot;;&quot;\&quot;);&quot;uploads\socicon&quot;;&quot;socicon&quot;)&amp;&quot;&quot;&quot; &quot;&quot;&quot;&amp;SUBSTITUTE([$'lfs-clean'.B66];&quot;/&quot;;&quot;\&quot;)&amp;&quot;&quot;&quot; /V /Y&quot;" office:value-type="string" office:string-value="if exist &quot;P:\Web-Backup\www.danielelolli.it 2017-09-24 [aruba.it]\uploads\bestmp3guide\lame.zip&quot; copy &quot;P:\Web-Backup\www.danielelolli.it 2017-09-24 [aruba.it]\uploads\bestmp3guide\lame.zip&quot; &quot;uploads\bestmp3guide\lame.zip&quot; /V /Y" calcext:value-type="string">
            <text:p>if exist "P:\Web-Backup\www.danielelolli.it 2017-09-24 [aruba.it]\uploads\bestmp3guide\lame.zip" copy "P:\Web-Backup\www.danielelolli.it 2017-09-24 [aruba.it]\uploads\bestmp3guide\lame.zip" "uploads\bestmp3guide\lame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67];&quot;/&quot;;&quot;\&quot;);&quot;uploads\socicon&quot;;&quot;socicon&quot;)&amp;&quot;&quot;&quot; copy &quot;&quot;P:\Web-Backup\www.danielelolli.it 2017-09-24 [aruba.it]\&quot;&amp;SUBSTITUTE(SUBSTITUTE([$'lfs-clean'.B67];&quot;/&quot;;&quot;\&quot;);&quot;uploads\socicon&quot;;&quot;socicon&quot;)&amp;&quot;&quot;&quot; &quot;&quot;&quot;&amp;SUBSTITUTE([$'lfs-clean'.B67];&quot;/&quot;;&quot;\&quot;)&amp;&quot;&quot;&quot; /V /Y&quot;" office:value-type="string" office:string-value="if exist &quot;P:\Web-Backup\www.danielelolli.it 2017-09-24 [aruba.it]\uploads\bestmp3guide\wnaspi32.zip&quot; copy &quot;P:\Web-Backup\www.danielelolli.it 2017-09-24 [aruba.it]\uploads\bestmp3guide\wnaspi32.zip&quot; &quot;uploads\bestmp3guide\wnaspi32.zip&quot; /V /Y" calcext:value-type="string">
            <text:p>if exist "P:\Web-Backup\www.danielelolli.it 2017-09-24 [aruba.it]\uploads\bestmp3guide\wnaspi32.zip" copy "P:\Web-Backup\www.danielelolli.it 2017-09-24 [aruba.it]\uploads\bestmp3guide\wnaspi32.zip" "uploads\bestmp3guide\wnaspi3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68];&quot;/&quot;;&quot;\&quot;);&quot;uploads\socicon&quot;;&quot;socicon&quot;)&amp;&quot;&quot;&quot; copy &quot;&quot;P:\Web-Backup\www.danielelolli.it 2017-09-24 [aruba.it]\&quot;&amp;SUBSTITUTE(SUBSTITUTE([$'lfs-clean'.B68];&quot;/&quot;;&quot;\&quot;);&quot;uploads\socicon&quot;;&quot;socicon&quot;)&amp;&quot;&quot;&quot; &quot;&quot;&quot;&amp;SUBSTITUTE([$'lfs-clean'.B68];&quot;/&quot;;&quot;\&quot;)&amp;&quot;&quot;&quot; /V /Y&quot;" office:value-type="string" office:string-value="if exist &quot;P:\Web-Backup\www.danielelolli.it 2017-09-24 [aruba.it]\uploads\mobiletheme.zip&quot; copy &quot;P:\Web-Backup\www.danielelolli.it 2017-09-24 [aruba.it]\uploads\mobiletheme.zip&quot; &quot;uploads\mobiletheme.zip&quot; /V /Y" calcext:value-type="string">
            <text:p>if exist "P:\Web-Backup\www.danielelolli.it 2017-09-24 [aruba.it]\uploads\mobiletheme.zip" copy "P:\Web-Backup\www.danielelolli.it 2017-09-24 [aruba.it]\uploads\mobiletheme.zip" "uploads\mobiletheme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69];&quot;/&quot;;&quot;\&quot;);&quot;uploads\socicon&quot;;&quot;socicon&quot;)&amp;&quot;&quot;&quot; copy &quot;&quot;P:\Web-Backup\www.danielelolli.it 2017-09-24 [aruba.it]\&quot;&amp;SUBSTITUTE(SUBSTITUTE([$'lfs-clean'.B69];&quot;/&quot;;&quot;\&quot;);&quot;uploads\socicon&quot;;&quot;socicon&quot;)&amp;&quot;&quot;&quot; &quot;&quot;&quot;&amp;SUBSTITUTE([$'lfs-clean'.B69];&quot;/&quot;;&quot;\&quot;)&amp;&quot;&quot;&quot; /V /Y&quot;" office:value-type="string" office:string-value="if exist &quot;P:\Web-Backup\www.danielelolli.it 2017-09-24 [aruba.it]\uploads\pdf\2019-05-05-nethserver-6-x-expanding-capacity-by-adding-two-new-disks-in-mirror.pdf&quot; copy &quot;P:\Web-Backup\www.danielelolli.it 2017-09-24 [aruba.it]\uploads\pdf\2019-05-05-nethserver-6-x-expanding-capacity-by-adding-two-new-disks-in-mirror.pdf&quot; &quot;uploads\pdf\2019-05-05-nethserver-6-x-expanding-capacity-by-adding-two-new-disks-in-mirror.pdf&quot; /V /Y" calcext:value-type="string">
            <text:p>if exist "P:\Web-Backup\www.danielelolli.it 2017-09-24 [aruba.it]\uploads\pdf\2019-05-05-nethserver-6-x-expanding-capacity-by-adding-two-new-disks-in-mirror.pdf" copy "P:\Web-Backup\www.danielelolli.it 2017-09-24 [aruba.it]\uploads\pdf\2019-05-05-nethserver-6-x-expanding-capacity-by-adding-two-new-disks-in-mirror.pdf" "uploads\pdf\2019-05-05-nethserver-6-x-expanding-capacity-by-adding-two-new-disks-in-mirror.pdf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70];&quot;/&quot;;&quot;\&quot;);&quot;uploads\socicon&quot;;&quot;socicon&quot;)&amp;&quot;&quot;&quot; copy &quot;&quot;P:\Web-Backup\www.danielelolli.it 2017-09-24 [aruba.it]\&quot;&amp;SUBSTITUTE(SUBSTITUTE([$'lfs-clean'.B70];&quot;/&quot;;&quot;\&quot;);&quot;uploads\socicon&quot;;&quot;socicon&quot;)&amp;&quot;&quot;&quot; &quot;&quot;&quot;&amp;SUBSTITUTE([$'lfs-clean'.B70];&quot;/&quot;;&quot;\&quot;)&amp;&quot;&quot;&quot; /V /Y&quot;" office:value-type="string" office:string-value="if exist &quot;P:\Web-Backup\www.danielelolli.it 2017-09-24 [aruba.it]\uploads\pdf\2019-06-11-nethserver-6-x-expanding-capacity-by-moving-ibay-to-two-new-disks-in-mirror.pdf&quot; copy &quot;P:\Web-Backup\www.danielelolli.it 2017-09-24 [aruba.it]\uploads\pdf\2019-06-11-nethserver-6-x-expanding-capacity-by-moving-ibay-to-two-new-disks-in-mirror.pdf&quot; &quot;uploads\pdf\2019-06-11-nethserver-6-x-expanding-capacity-by-moving-ibay-to-two-new-disks-in-mirror.pdf&quot; /V /Y" calcext:value-type="string">
            <text:p>if exist "P:\Web-Backup\www.danielelolli.it 2017-09-24 [aruba.it]\uploads\pdf\2019-06-11-nethserver-6-x-expanding-capacity-by-moving-ibay-to-two-new-disks-in-mirror.pdf" copy "P:\Web-Backup\www.danielelolli.it 2017-09-24 [aruba.it]\uploads\pdf\2019-06-11-nethserver-6-x-expanding-capacity-by-moving-ibay-to-two-new-disks-in-mirror.pdf" "uploads\pdf\2019-06-11-nethserver-6-x-expanding-capacity-by-moving-ibay-to-two-new-disks-in-mirror.pdf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71];&quot;/&quot;;&quot;\&quot;);&quot;uploads\socicon&quot;;&quot;socicon&quot;)&amp;&quot;&quot;&quot; copy &quot;&quot;P:\Web-Backup\www.danielelolli.it 2017-09-24 [aruba.it]\&quot;&amp;SUBSTITUTE(SUBSTITUTE([$'lfs-clean'.B71];&quot;/&quot;;&quot;\&quot;);&quot;uploads\socicon&quot;;&quot;socicon&quot;)&amp;&quot;&quot;&quot; &quot;&quot;&quot;&amp;SUBSTITUTE([$'lfs-clean'.B71];&quot;/&quot;;&quot;\&quot;)&amp;&quot;&quot;&quot; /V /Y&quot;" office:value-type="string" office:string-value="if exist &quot;P:\Web-Backup\www.danielelolli.it 2017-09-24 [aruba.it]\socicon\_sources\128.zip&quot; copy &quot;P:\Web-Backup\www.danielelolli.it 2017-09-24 [aruba.it]\socicon\_sources\128.zip&quot; &quot;uploads\socicon\_sources\128.zip&quot; /V /Y" calcext:value-type="string">
            <text:p>if exist "P:\Web-Backup\www.danielelolli.it 2017-09-24 [aruba.it]\socicon\_sources\128.zip" copy "P:\Web-Backup\www.danielelolli.it 2017-09-24 [aruba.it]\socicon\_sources\128.zip" "uploads\socicon\_sources\128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72];&quot;/&quot;;&quot;\&quot;);&quot;uploads\socicon&quot;;&quot;socicon&quot;)&amp;&quot;&quot;&quot; copy &quot;&quot;P:\Web-Backup\www.danielelolli.it 2017-09-24 [aruba.it]\&quot;&amp;SUBSTITUTE(SUBSTITUTE([$'lfs-clean'.B72];&quot;/&quot;;&quot;\&quot;);&quot;uploads\socicon&quot;;&quot;socicon&quot;)&amp;&quot;&quot;&quot; &quot;&quot;&quot;&amp;SUBSTITUTE([$'lfs-clean'.B72];&quot;/&quot;;&quot;\&quot;)&amp;&quot;&quot;&quot; /V /Y&quot;" office:value-type="string" office:string-value="if exist &quot;P:\Web-Backup\www.danielelolli.it 2017-09-24 [aruba.it]\socicon\_sources\16.zip&quot; copy &quot;P:\Web-Backup\www.danielelolli.it 2017-09-24 [aruba.it]\socicon\_sources\16.zip&quot; &quot;uploads\socicon\_sources\16.zip&quot; /V /Y" calcext:value-type="string">
            <text:p>if exist "P:\Web-Backup\www.danielelolli.it 2017-09-24 [aruba.it]\socicon\_sources\16.zip" copy "P:\Web-Backup\www.danielelolli.it 2017-09-24 [aruba.it]\socicon\_sources\16.zip" "uploads\socicon\_sources\16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73];&quot;/&quot;;&quot;\&quot;);&quot;uploads\socicon&quot;;&quot;socicon&quot;)&amp;&quot;&quot;&quot; copy &quot;&quot;P:\Web-Backup\www.danielelolli.it 2017-09-24 [aruba.it]\&quot;&amp;SUBSTITUTE(SUBSTITUTE([$'lfs-clean'.B73];&quot;/&quot;;&quot;\&quot;);&quot;uploads\socicon&quot;;&quot;socicon&quot;)&amp;&quot;&quot;&quot; &quot;&quot;&quot;&amp;SUBSTITUTE([$'lfs-clean'.B73];&quot;/&quot;;&quot;\&quot;)&amp;&quot;&quot;&quot; /V /Y&quot;" office:value-type="string" office:string-value="if exist &quot;P:\Web-Backup\www.danielelolli.it 2017-09-24 [aruba.it]\socicon\_sources\256.zip&quot; copy &quot;P:\Web-Backup\www.danielelolli.it 2017-09-24 [aruba.it]\socicon\_sources\256.zip&quot; &quot;uploads\socicon\_sources\256.zip&quot; /V /Y" calcext:value-type="string">
            <text:p>if exist "P:\Web-Backup\www.danielelolli.it 2017-09-24 [aruba.it]\socicon\_sources\256.zip" copy "P:\Web-Backup\www.danielelolli.it 2017-09-24 [aruba.it]\socicon\_sources\256.zip" "uploads\socicon\_sources\256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74];&quot;/&quot;;&quot;\&quot;);&quot;uploads\socicon&quot;;&quot;socicon&quot;)&amp;&quot;&quot;&quot; copy &quot;&quot;P:\Web-Backup\www.danielelolli.it 2017-09-24 [aruba.it]\&quot;&amp;SUBSTITUTE(SUBSTITUTE([$'lfs-clean'.B74];&quot;/&quot;;&quot;\&quot;);&quot;uploads\socicon&quot;;&quot;socicon&quot;)&amp;&quot;&quot;&quot; &quot;&quot;&quot;&amp;SUBSTITUTE([$'lfs-clean'.B74];&quot;/&quot;;&quot;\&quot;)&amp;&quot;&quot;&quot; /V /Y&quot;" office:value-type="string" office:string-value="if exist &quot;P:\Web-Backup\www.danielelolli.it 2017-09-24 [aruba.it]\socicon\_sources\32.zip&quot; copy &quot;P:\Web-Backup\www.danielelolli.it 2017-09-24 [aruba.it]\socicon\_sources\32.zip&quot; &quot;uploads\socicon\_sources\32.zip&quot; /V /Y" calcext:value-type="string">
            <text:p>if exist "P:\Web-Backup\www.danielelolli.it 2017-09-24 [aruba.it]\socicon\_sources\32.zip" copy "P:\Web-Backup\www.danielelolli.it 2017-09-24 [aruba.it]\socicon\_sources\32.zip" "uploads\socicon\_sources\3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75];&quot;/&quot;;&quot;\&quot;);&quot;uploads\socicon&quot;;&quot;socicon&quot;)&amp;&quot;&quot;&quot; copy &quot;&quot;P:\Web-Backup\www.danielelolli.it 2017-09-24 [aruba.it]\&quot;&amp;SUBSTITUTE(SUBSTITUTE([$'lfs-clean'.B75];&quot;/&quot;;&quot;\&quot;);&quot;uploads\socicon&quot;;&quot;socicon&quot;)&amp;&quot;&quot;&quot; &quot;&quot;&quot;&amp;SUBSTITUTE([$'lfs-clean'.B75];&quot;/&quot;;&quot;\&quot;)&amp;&quot;&quot;&quot; /V /Y&quot;" office:value-type="string" office:string-value="if exist &quot;P:\Web-Backup\www.danielelolli.it 2017-09-24 [aruba.it]\socicon\_sources\64.zip&quot; copy &quot;P:\Web-Backup\www.danielelolli.it 2017-09-24 [aruba.it]\socicon\_sources\64.zip&quot; &quot;uploads\socicon\_sources\64.zip&quot; /V /Y" calcext:value-type="string">
            <text:p>if exist "P:\Web-Backup\www.danielelolli.it 2017-09-24 [aruba.it]\socicon\_sources\64.zip" copy "P:\Web-Backup\www.danielelolli.it 2017-09-24 [aruba.it]\socicon\_sources\64.zip" "uploads\socicon\_sources\64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76];&quot;/&quot;;&quot;\&quot;);&quot;uploads\socicon&quot;;&quot;socicon&quot;)&amp;&quot;&quot;&quot; copy &quot;&quot;P:\Web-Backup\www.danielelolli.it 2017-09-24 [aruba.it]\&quot;&amp;SUBSTITUTE(SUBSTITUTE([$'lfs-clean'.B76];&quot;/&quot;;&quot;\&quot;);&quot;uploads\socicon&quot;;&quot;socicon&quot;)&amp;&quot;&quot;&quot; &quot;&quot;&quot;&amp;SUBSTITUTE([$'lfs-clean'.B76];&quot;/&quot;;&quot;\&quot;)&amp;&quot;&quot;&quot; /V /Y&quot;" office:value-type="string" office:string-value="if exist &quot;P:\Web-Backup\www.danielelolli.it 2017-09-24 [aruba.it]\socicon\_sources\96.zip&quot; copy &quot;P:\Web-Backup\www.danielelolli.it 2017-09-24 [aruba.it]\socicon\_sources\96.zip&quot; &quot;uploads\socicon\_sources\96.zip&quot; /V /Y" calcext:value-type="string">
            <text:p>if exist "P:\Web-Backup\www.danielelolli.it 2017-09-24 [aruba.it]\socicon\_sources\96.zip" copy "P:\Web-Backup\www.danielelolli.it 2017-09-24 [aruba.it]\socicon\_sources\96.zip" "uploads\socicon\_sources\96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77];&quot;/&quot;;&quot;\&quot;);&quot;uploads\socicon&quot;;&quot;socicon&quot;)&amp;&quot;&quot;&quot; copy &quot;&quot;P:\Web-Backup\www.danielelolli.it 2017-09-24 [aruba.it]\&quot;&amp;SUBSTITUTE(SUBSTITUTE([$'lfs-clean'.B77];&quot;/&quot;;&quot;\&quot;);&quot;uploads\socicon&quot;;&quot;socicon&quot;)&amp;&quot;&quot;&quot; &quot;&quot;&quot;&amp;SUBSTITUTE([$'lfs-clean'.B77];&quot;/&quot;;&quot;\&quot;)&amp;&quot;&quot;&quot; /V /Y&quot;" office:value-type="string" office:string-value="if exist &quot;P:\Web-Backup\www.danielelolli.it 2017-09-24 [aruba.it]\socicon\_sources\socicon-font-v25.zip&quot; copy &quot;P:\Web-Backup\www.danielelolli.it 2017-09-24 [aruba.it]\socicon\_sources\socicon-font-v25.zip&quot; &quot;uploads\socicon\_sources\socicon-font-v25.zip&quot; /V /Y" calcext:value-type="string">
            <text:p>if exist "P:\Web-Backup\www.danielelolli.it 2017-09-24 [aruba.it]\socicon\_sources\socicon-font-v25.zip" copy "P:\Web-Backup\www.danielelolli.it 2017-09-24 [aruba.it]\socicon\_sources\socicon-font-v25.zip" "uploads\socicon\_sources\socicon-font-v25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78];&quot;/&quot;;&quot;\&quot;);&quot;uploads\socicon&quot;;&quot;socicon&quot;)&amp;&quot;&quot;&quot; copy &quot;&quot;P:\Web-Backup\www.danielelolli.it 2017-09-24 [aruba.it]\&quot;&amp;SUBSTITUTE(SUBSTITUTE([$'lfs-clean'.B78];&quot;/&quot;;&quot;\&quot;);&quot;uploads\socicon&quot;;&quot;socicon&quot;)&amp;&quot;&quot;&quot; &quot;&quot;&quot;&amp;SUBSTITUTE([$'lfs-clean'.B78];&quot;/&quot;;&quot;\&quot;)&amp;&quot;&quot;&quot; /V /Y&quot;" office:value-type="string" office:string-value="if exist &quot;P:\Web-Backup\www.danielelolli.it 2017-09-24 [aruba.it]\socicon\_sources\socicon-howto.zip&quot; copy &quot;P:\Web-Backup\www.danielelolli.it 2017-09-24 [aruba.it]\socicon\_sources\socicon-howto.zip&quot; &quot;uploads\socicon\_sources\socicon-howto.zip&quot; /V /Y" calcext:value-type="string">
            <text:p>if exist "P:\Web-Backup\www.danielelolli.it 2017-09-24 [aruba.it]\socicon\_sources\socicon-howto.zip" copy "P:\Web-Backup\www.danielelolli.it 2017-09-24 [aruba.it]\socicon\_sources\socicon-howto.zip" "uploads\socicon\_sources\socicon-howto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79];&quot;/&quot;;&quot;\&quot;);&quot;uploads\socicon&quot;;&quot;socicon&quot;)&amp;&quot;&quot;&quot; copy &quot;&quot;P:\Web-Backup\www.danielelolli.it 2017-09-24 [aruba.it]\&quot;&amp;SUBSTITUTE(SUBSTITUTE([$'lfs-clean'.B79];&quot;/&quot;;&quot;\&quot;);&quot;uploads\socicon&quot;;&quot;socicon&quot;)&amp;&quot;&quot;&quot; &quot;&quot;&quot;&amp;SUBSTITUTE([$'lfs-clean'.B79];&quot;/&quot;;&quot;\&quot;)&amp;&quot;&quot;&quot; /V /Y&quot;" office:value-type="string" office:string-value="if exist &quot;P:\Web-Backup\www.danielelolli.it 2017-09-24 [aruba.it]\laragon\akismet.4.1.4.zip&quot; copy &quot;P:\Web-Backup\www.danielelolli.it 2017-09-24 [aruba.it]\laragon\akismet.4.1.4.zip&quot; &quot;laragon\akismet.4.1.4.zip&quot; /V /Y" calcext:value-type="string">
            <text:p>if exist "P:\Web-Backup\www.danielelolli.it 2017-09-24 [aruba.it]\laragon\akismet.4.1.4.zip" copy "P:\Web-Backup\www.danielelolli.it 2017-09-24 [aruba.it]\laragon\akismet.4.1.4.zip" "laragon\akismet.4.1.4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80];&quot;/&quot;;&quot;\&quot;);&quot;uploads\socicon&quot;;&quot;socicon&quot;)&amp;&quot;&quot;&quot; copy &quot;&quot;P:\Web-Backup\www.danielelolli.it 2017-09-24 [aruba.it]\&quot;&amp;SUBSTITUTE(SUBSTITUTE([$'lfs-clean'.B80];&quot;/&quot;;&quot;\&quot;);&quot;uploads\socicon&quot;;&quot;socicon&quot;)&amp;&quot;&quot;&quot; &quot;&quot;&quot;&amp;SUBSTITUTE([$'lfs-clean'.B80];&quot;/&quot;;&quot;\&quot;)&amp;&quot;&quot;&quot; /V /Y&quot;" office:value-type="string" office:string-value="if exist &quot;P:\Web-Backup\www.danielelolli.it 2017-09-24 [aruba.it]\laragon\astra.2.3.4.zip&quot; copy &quot;P:\Web-Backup\www.danielelolli.it 2017-09-24 [aruba.it]\laragon\astra.2.3.4.zip&quot; &quot;laragon\astra.2.3.4.zip&quot; /V /Y" calcext:value-type="string">
            <text:p>if exist "P:\Web-Backup\www.danielelolli.it 2017-09-24 [aruba.it]\laragon\astra.2.3.4.zip" copy "P:\Web-Backup\www.danielelolli.it 2017-09-24 [aruba.it]\laragon\astra.2.3.4.zip" "laragon\astra.2.3.4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81];&quot;/&quot;;&quot;\&quot;);&quot;uploads\socicon&quot;;&quot;socicon&quot;)&amp;&quot;&quot;&quot; copy &quot;&quot;P:\Web-Backup\www.danielelolli.it 2017-09-24 [aruba.it]\&quot;&amp;SUBSTITUTE(SUBSTITUTE([$'lfs-clean'.B81];&quot;/&quot;;&quot;\&quot;);&quot;uploads\socicon&quot;;&quot;socicon&quot;)&amp;&quot;&quot;&quot; &quot;&quot;&quot;&amp;SUBSTITUTE([$'lfs-clean'.B81];&quot;/&quot;;&quot;\&quot;)&amp;&quot;&quot;&quot; /V /Y&quot;" office:value-type="string" office:string-value="if exist &quot;P:\Web-Backup\www.danielelolli.it 2017-09-24 [aruba.it]\laragon\elementor.2.9.7.zip&quot; copy &quot;P:\Web-Backup\www.danielelolli.it 2017-09-24 [aruba.it]\laragon\elementor.2.9.7.zip&quot; &quot;laragon\elementor.2.9.7.zip&quot; /V /Y" calcext:value-type="string">
            <text:p>if exist "P:\Web-Backup\www.danielelolli.it 2017-09-24 [aruba.it]\laragon\elementor.2.9.7.zip" copy "P:\Web-Backup\www.danielelolli.it 2017-09-24 [aruba.it]\laragon\elementor.2.9.7.zip" "laragon\elementor.2.9.7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82];&quot;/&quot;;&quot;\&quot;);&quot;uploads\socicon&quot;;&quot;socicon&quot;)&amp;&quot;&quot;&quot; copy &quot;&quot;P:\Web-Backup\www.danielelolli.it 2017-09-24 [aruba.it]\&quot;&amp;SUBSTITUTE(SUBSTITUTE([$'lfs-clean'.B82];&quot;/&quot;;&quot;\&quot;);&quot;uploads\socicon&quot;;&quot;socicon&quot;)&amp;&quot;&quot;&quot; &quot;&quot;&quot;&amp;SUBSTITUTE([$'lfs-clean'.B82];&quot;/&quot;;&quot;\&quot;)&amp;&quot;&quot;&quot; /V /Y&quot;" office:value-type="string" office:string-value="if exist &quot;P:\Web-Backup\www.danielelolli.it 2017-09-24 [aruba.it]\laragon\generatepress.2.4.2.zip&quot; copy &quot;P:\Web-Backup\www.danielelolli.it 2017-09-24 [aruba.it]\laragon\generatepress.2.4.2.zip&quot; &quot;laragon\generatepress.2.4.2.zip&quot; /V /Y" calcext:value-type="string">
            <text:p>if exist "P:\Web-Backup\www.danielelolli.it 2017-09-24 [aruba.it]\laragon\generatepress.2.4.2.zip" copy "P:\Web-Backup\www.danielelolli.it 2017-09-24 [aruba.it]\laragon\generatepress.2.4.2.zip" "laragon\generatepress.2.4.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83];&quot;/&quot;;&quot;\&quot;);&quot;uploads\socicon&quot;;&quot;socicon&quot;)&amp;&quot;&quot;&quot; copy &quot;&quot;P:\Web-Backup\www.danielelolli.it 2017-09-24 [aruba.it]\&quot;&amp;SUBSTITUTE(SUBSTITUTE([$'lfs-clean'.B83];&quot;/&quot;;&quot;\&quot;);&quot;uploads\socicon&quot;;&quot;socicon&quot;)&amp;&quot;&quot;&quot; &quot;&quot;&quot;&amp;SUBSTITUTE([$'lfs-clean'.B83];&quot;/&quot;;&quot;\&quot;)&amp;&quot;&quot;&quot; /V /Y&quot;" office:value-type="string" office:string-value="if exist &quot;P:\Web-Backup\www.danielelolli.it 2017-09-24 [aruba.it]\laragon\hello-elementor.2.2.2.zip&quot; copy &quot;P:\Web-Backup\www.danielelolli.it 2017-09-24 [aruba.it]\laragon\hello-elementor.2.2.2.zip&quot; &quot;laragon\hello-elementor.2.2.2.zip&quot; /V /Y" calcext:value-type="string">
            <text:p>if exist "P:\Web-Backup\www.danielelolli.it 2017-09-24 [aruba.it]\laragon\hello-elementor.2.2.2.zip" copy "P:\Web-Backup\www.danielelolli.it 2017-09-24 [aruba.it]\laragon\hello-elementor.2.2.2.zip" "laragon\hello-elementor.2.2.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84];&quot;/&quot;;&quot;\&quot;);&quot;uploads\socicon&quot;;&quot;socicon&quot;)&amp;&quot;&quot;&quot; copy &quot;&quot;P:\Web-Backup\www.danielelolli.it 2017-09-24 [aruba.it]\&quot;&amp;SUBSTITUTE(SUBSTITUTE([$'lfs-clean'.B84];&quot;/&quot;;&quot;\&quot;);&quot;uploads\socicon&quot;;&quot;socicon&quot;)&amp;&quot;&quot;&quot; &quot;&quot;&quot;&amp;SUBSTITUTE([$'lfs-clean'.B84];&quot;/&quot;;&quot;\&quot;)&amp;&quot;&quot;&quot; /V /Y&quot;" office:value-type="string" office:string-value="if exist &quot;P:\Web-Backup\www.danielelolli.it 2017-09-24 [aruba.it]\laragon\httpd-2.4.41-win64-VS16.zip&quot; copy &quot;P:\Web-Backup\www.danielelolli.it 2017-09-24 [aruba.it]\laragon\httpd-2.4.41-win64-VS16.zip&quot; &quot;laragon\httpd-2.4.41-win64-VS16.zip&quot; /V /Y" calcext:value-type="string">
            <text:p>if exist "P:\Web-Backup\www.danielelolli.it 2017-09-24 [aruba.it]\laragon\httpd-2.4.41-win64-VS16.zip" copy "P:\Web-Backup\www.danielelolli.it 2017-09-24 [aruba.it]\laragon\httpd-2.4.41-win64-VS16.zip" "laragon\httpd-2.4.41-win64-VS16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85];&quot;/&quot;;&quot;\&quot;);&quot;uploads\socicon&quot;;&quot;socicon&quot;)&amp;&quot;&quot;&quot; copy &quot;&quot;P:\Web-Backup\www.danielelolli.it 2017-09-24 [aruba.it]\&quot;&amp;SUBSTITUTE(SUBSTITUTE([$'lfs-clean'.B85];&quot;/&quot;;&quot;\&quot;);&quot;uploads\socicon&quot;;&quot;socicon&quot;)&amp;&quot;&quot;&quot; &quot;&quot;&quot;&amp;SUBSTITUTE([$'lfs-clean'.B85];&quot;/&quot;;&quot;\&quot;)&amp;&quot;&quot;&quot; /V /Y&quot;" office:value-type="string" office:string-value="if exist &quot;P:\Web-Backup\www.danielelolli.it 2017-09-24 [aruba.it]\laragon\laragon.7z&quot; copy &quot;P:\Web-Backup\www.danielelolli.it 2017-09-24 [aruba.it]\laragon\laragon.7z&quot; &quot;laragon\laragon.7z&quot; /V /Y" calcext:value-type="string">
            <text:p>if exist "P:\Web-Backup\www.danielelolli.it 2017-09-24 [aruba.it]\laragon\laragon.7z" copy "P:\Web-Backup\www.danielelolli.it 2017-09-24 [aruba.it]\laragon\laragon.7z" "laragon\laragon.7z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86];&quot;/&quot;;&quot;\&quot;);&quot;uploads\socicon&quot;;&quot;socicon&quot;)&amp;&quot;&quot;&quot; copy &quot;&quot;P:\Web-Backup\www.danielelolli.it 2017-09-24 [aruba.it]\&quot;&amp;SUBSTITUTE(SUBSTITUTE([$'lfs-clean'.B86];&quot;/&quot;;&quot;\&quot;);&quot;uploads\socicon&quot;;&quot;socicon&quot;)&amp;&quot;&quot;&quot; &quot;&quot;&quot;&amp;SUBSTITUTE([$'lfs-clean'.B86];&quot;/&quot;;&quot;\&quot;)&amp;&quot;&quot;&quot; /V /Y&quot;" office:value-type="string" office:string-value="if exist &quot;P:\Web-Backup\www.danielelolli.it 2017-09-24 [aruba.it]\laragon\mariadb-10.4.12-winx64.zip&quot; copy &quot;P:\Web-Backup\www.danielelolli.it 2017-09-24 [aruba.it]\laragon\mariadb-10.4.12-winx64.zip&quot; &quot;laragon\mariadb-10.4.12-winx64.zip&quot; /V /Y" calcext:value-type="string">
            <text:p>if exist "P:\Web-Backup\www.danielelolli.it 2017-09-24 [aruba.it]\laragon\mariadb-10.4.12-winx64.zip" copy "P:\Web-Backup\www.danielelolli.it 2017-09-24 [aruba.it]\laragon\mariadb-10.4.12-winx64.zip" "laragon\mariadb-10.4.12-winx64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87];&quot;/&quot;;&quot;\&quot;);&quot;uploads\socicon&quot;;&quot;socicon&quot;)&amp;&quot;&quot;&quot; copy &quot;&quot;P:\Web-Backup\www.danielelolli.it 2017-09-24 [aruba.it]\&quot;&amp;SUBSTITUTE(SUBSTITUTE([$'lfs-clean'.B87];&quot;/&quot;;&quot;\&quot;);&quot;uploads\socicon&quot;;&quot;socicon&quot;)&amp;&quot;&quot;&quot; &quot;&quot;&quot;&amp;SUBSTITUTE([$'lfs-clean'.B87];&quot;/&quot;;&quot;\&quot;)&amp;&quot;&quot;&quot; /V /Y&quot;" office:value-type="string" office:string-value="if exist &quot;P:\Web-Backup\www.danielelolli.it 2017-09-24 [aruba.it]\laragon\minimal-coming-soon-maintenance-mode.2.17.zip&quot; copy &quot;P:\Web-Backup\www.danielelolli.it 2017-09-24 [aruba.it]\laragon\minimal-coming-soon-maintenance-mode.2.17.zip&quot; &quot;laragon\minimal-coming-soon-maintenance-mode.2.17.zip&quot; /V /Y" calcext:value-type="string">
            <text:p>if exist "P:\Web-Backup\www.danielelolli.it 2017-09-24 [aruba.it]\laragon\minimal-coming-soon-maintenance-mode.2.17.zip" copy "P:\Web-Backup\www.danielelolli.it 2017-09-24 [aruba.it]\laragon\minimal-coming-soon-maintenance-mode.2.17.zip" "laragon\minimal-coming-soon-maintenance-mode.2.17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88];&quot;/&quot;;&quot;\&quot;);&quot;uploads\socicon&quot;;&quot;socicon&quot;)&amp;&quot;&quot;&quot; copy &quot;&quot;P:\Web-Backup\www.danielelolli.it 2017-09-24 [aruba.it]\&quot;&amp;SUBSTITUTE(SUBSTITUTE([$'lfs-clean'.B88];&quot;/&quot;;&quot;\&quot;);&quot;uploads\socicon&quot;;&quot;socicon&quot;)&amp;&quot;&quot;&quot; &quot;&quot;&quot;&amp;SUBSTITUTE([$'lfs-clean'.B88];&quot;/&quot;;&quot;\&quot;)&amp;&quot;&quot;&quot; /V /Y&quot;" office:value-type="string" office:string-value="if exist &quot;P:\Web-Backup\www.danielelolli.it 2017-09-24 [aruba.it]\laragon\mysql-5.7.29-winx64.zip&quot; copy &quot;P:\Web-Backup\www.danielelolli.it 2017-09-24 [aruba.it]\laragon\mysql-5.7.29-winx64.zip&quot; &quot;laragon\mysql-5.7.29-winx64.zip&quot; /V /Y" calcext:value-type="string">
            <text:p>if exist "P:\Web-Backup\www.danielelolli.it 2017-09-24 [aruba.it]\laragon\mysql-5.7.29-winx64.zip" copy "P:\Web-Backup\www.danielelolli.it 2017-09-24 [aruba.it]\laragon\mysql-5.7.29-winx64.zip" "laragon\mysql-5.7.29-winx64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89];&quot;/&quot;;&quot;\&quot;);&quot;uploads\socicon&quot;;&quot;socicon&quot;)&amp;&quot;&quot;&quot; copy &quot;&quot;P:\Web-Backup\www.danielelolli.it 2017-09-24 [aruba.it]\&quot;&amp;SUBSTITUTE(SUBSTITUTE([$'lfs-clean'.B89];&quot;/&quot;;&quot;\&quot;);&quot;uploads\socicon&quot;;&quot;socicon&quot;)&amp;&quot;&quot;&quot; &quot;&quot;&quot;&amp;SUBSTITUTE([$'lfs-clean'.B89];&quot;/&quot;;&quot;\&quot;)&amp;&quot;&quot;&quot; /V /Y&quot;" office:value-type="string" office:string-value="if exist &quot;P:\Web-Backup\www.danielelolli.it 2017-09-24 [aruba.it]\laragon\mysql-8.0.19-winx64.zip&quot; copy &quot;P:\Web-Backup\www.danielelolli.it 2017-09-24 [aruba.it]\laragon\mysql-8.0.19-winx64.zip&quot; &quot;laragon\mysql-8.0.19-winx64.zip&quot; /V /Y" calcext:value-type="string">
            <text:p>if exist "P:\Web-Backup\www.danielelolli.it 2017-09-24 [aruba.it]\laragon\mysql-8.0.19-winx64.zip" copy "P:\Web-Backup\www.danielelolli.it 2017-09-24 [aruba.it]\laragon\mysql-8.0.19-winx64.zip" "laragon\mysql-8.0.19-winx64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90];&quot;/&quot;;&quot;\&quot;);&quot;uploads\socicon&quot;;&quot;socicon&quot;)&amp;&quot;&quot;&quot; copy &quot;&quot;P:\Web-Backup\www.danielelolli.it 2017-09-24 [aruba.it]\&quot;&amp;SUBSTITUTE(SUBSTITUTE([$'lfs-clean'.B90];&quot;/&quot;;&quot;\&quot;);&quot;uploads\socicon&quot;;&quot;socicon&quot;)&amp;&quot;&quot;&quot; &quot;&quot;&quot;&amp;SUBSTITUTE([$'lfs-clean'.B90];&quot;/&quot;;&quot;\&quot;)&amp;&quot;&quot;&quot; /V /Y&quot;" office:value-type="string" office:string-value="if exist &quot;P:\Web-Backup\www.danielelolli.it 2017-09-24 [aruba.it]\laragon\php-7.4.4-nts-Win32-vc15-x64.zip&quot; copy &quot;P:\Web-Backup\www.danielelolli.it 2017-09-24 [aruba.it]\laragon\php-7.4.4-nts-Win32-vc15-x64.zip&quot; &quot;laragon\php-7.4.4-nts-Win32-vc15-x64.zip&quot; /V /Y" calcext:value-type="string">
            <text:p>if exist "P:\Web-Backup\www.danielelolli.it 2017-09-24 [aruba.it]\laragon\php-7.4.4-nts-Win32-vc15-x64.zip" copy "P:\Web-Backup\www.danielelolli.it 2017-09-24 [aruba.it]\laragon\php-7.4.4-nts-Win32-vc15-x64.zip" "laragon\php-7.4.4-nts-Win32-vc15-x64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91];&quot;/&quot;;&quot;\&quot;);&quot;uploads\socicon&quot;;&quot;socicon&quot;)&amp;&quot;&quot;&quot; copy &quot;&quot;P:\Web-Backup\www.danielelolli.it 2017-09-24 [aruba.it]\&quot;&amp;SUBSTITUTE(SUBSTITUTE([$'lfs-clean'.B91];&quot;/&quot;;&quot;\&quot;);&quot;uploads\socicon&quot;;&quot;socicon&quot;)&amp;&quot;&quot;&quot; &quot;&quot;&quot;&amp;SUBSTITUTE([$'lfs-clean'.B91];&quot;/&quot;;&quot;\&quot;)&amp;&quot;&quot;&quot; /V /Y&quot;" office:value-type="string" office:string-value="if exist &quot;P:\Web-Backup\www.danielelolli.it 2017-09-24 [aruba.it]\laragon\phpMyAdmin-5.0.2-all-languages.zip&quot; copy &quot;P:\Web-Backup\www.danielelolli.it 2017-09-24 [aruba.it]\laragon\phpMyAdmin-5.0.2-all-languages.zip&quot; &quot;laragon\phpMyAdmin-5.0.2-all-languages.zip&quot; /V /Y" calcext:value-type="string">
            <text:p>if exist "P:\Web-Backup\www.danielelolli.it 2017-09-24 [aruba.it]\laragon\phpMyAdmin-5.0.2-all-languages.zip" copy "P:\Web-Backup\www.danielelolli.it 2017-09-24 [aruba.it]\laragon\phpMyAdmin-5.0.2-all-languages.zip" "laragon\phpMyAdmin-5.0.2-all-languages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92];&quot;/&quot;;&quot;\&quot;);&quot;uploads\socicon&quot;;&quot;socicon&quot;)&amp;&quot;&quot;&quot; copy &quot;&quot;P:\Web-Backup\www.danielelolli.it 2017-09-24 [aruba.it]\&quot;&amp;SUBSTITUTE(SUBSTITUTE([$'lfs-clean'.B92];&quot;/&quot;;&quot;\&quot;);&quot;uploads\socicon&quot;;&quot;socicon&quot;)&amp;&quot;&quot;&quot; &quot;&quot;&quot;&amp;SUBSTITUTE([$'lfs-clean'.B92];&quot;/&quot;;&quot;\&quot;)&amp;&quot;&quot;&quot; /V /Y&quot;" office:value-type="string" office:string-value="if exist &quot;P:\Web-Backup\www.danielelolli.it 2017-09-24 [aruba.it]\laragon\static-html-output-plugin.6.6.7.zip&quot; copy &quot;P:\Web-Backup\www.danielelolli.it 2017-09-24 [aruba.it]\laragon\static-html-output-plugin.6.6.7.zip&quot; &quot;laragon\static-html-output-plugin.6.6.7.zip&quot; /V /Y" calcext:value-type="string">
            <text:p>if exist "P:\Web-Backup\www.danielelolli.it 2017-09-24 [aruba.it]\laragon\static-html-output-plugin.6.6.7.zip" copy "P:\Web-Backup\www.danielelolli.it 2017-09-24 [aruba.it]\laragon\static-html-output-plugin.6.6.7.zip" "laragon\static-html-output-plugin.6.6.7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93];&quot;/&quot;;&quot;\&quot;);&quot;uploads\socicon&quot;;&quot;socicon&quot;)&amp;&quot;&quot;&quot; copy &quot;&quot;P:\Web-Backup\www.danielelolli.it 2017-09-24 [aruba.it]\&quot;&amp;SUBSTITUTE(SUBSTITUTE([$'lfs-clean'.B93];&quot;/&quot;;&quot;\&quot;);&quot;uploads\socicon&quot;;&quot;socicon&quot;)&amp;&quot;&quot;&quot; &quot;&quot;&quot;&amp;SUBSTITUTE([$'lfs-clean'.B93];&quot;/&quot;;&quot;\&quot;)&amp;&quot;&quot;&quot; /V /Y&quot;" office:value-type="string" office:string-value="if exist &quot;P:\Web-Backup\www.danielelolli.it 2017-09-24 [aruba.it]\laragon\updraftplus.1.16.22.zip&quot; copy &quot;P:\Web-Backup\www.danielelolli.it 2017-09-24 [aruba.it]\laragon\updraftplus.1.16.22.zip&quot; &quot;laragon\updraftplus.1.16.22.zip&quot; /V /Y" calcext:value-type="string">
            <text:p>if exist "P:\Web-Backup\www.danielelolli.it 2017-09-24 [aruba.it]\laragon\updraftplus.1.16.22.zip" copy "P:\Web-Backup\www.danielelolli.it 2017-09-24 [aruba.it]\laragon\updraftplus.1.16.22.zip" "laragon\updraftplus.1.16.2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94];&quot;/&quot;;&quot;\&quot;);&quot;uploads\socicon&quot;;&quot;socicon&quot;)&amp;&quot;&quot;&quot; copy &quot;&quot;P:\Web-Backup\www.danielelolli.it 2017-09-24 [aruba.it]\&quot;&amp;SUBSTITUTE(SUBSTITUTE([$'lfs-clean'.B94];&quot;/&quot;;&quot;\&quot;);&quot;uploads\socicon&quot;;&quot;socicon&quot;)&amp;&quot;&quot;&quot; &quot;&quot;&quot;&amp;SUBSTITUTE([$'lfs-clean'.B94];&quot;/&quot;;&quot;\&quot;)&amp;&quot;&quot;&quot; /V /Y&quot;" office:value-type="string" office:string-value="if exist &quot;P:\Web-Backup\www.danielelolli.it 2017-09-24 [aruba.it]\laragon\wordpress-5.3.2-it_IT-UncleDan.zip&quot; copy &quot;P:\Web-Backup\www.danielelolli.it 2017-09-24 [aruba.it]\laragon\wordpress-5.3.2-it_IT-UncleDan.zip&quot; &quot;laragon\wordpress-5.3.2-it_IT-UncleDan.zip&quot; /V /Y" calcext:value-type="string">
            <text:p>if exist "P:\Web-Backup\www.danielelolli.it 2017-09-24 [aruba.it]\laragon\wordpress-5.3.2-it_IT-UncleDan.zip" copy "P:\Web-Backup\www.danielelolli.it 2017-09-24 [aruba.it]\laragon\wordpress-5.3.2-it_IT-UncleDan.zip" "laragon\wordpress-5.3.2-it_IT-UncleDan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95];&quot;/&quot;;&quot;\&quot;);&quot;uploads\socicon&quot;;&quot;socicon&quot;)&amp;&quot;&quot;&quot; copy &quot;&quot;P:\Web-Backup\www.danielelolli.it 2017-09-24 [aruba.it]\&quot;&amp;SUBSTITUTE(SUBSTITUTE([$'lfs-clean'.B95];&quot;/&quot;;&quot;\&quot;);&quot;uploads\socicon&quot;;&quot;socicon&quot;)&amp;&quot;&quot;&quot; &quot;&quot;&quot;&amp;SUBSTITUTE([$'lfs-clean'.B95];&quot;/&quot;;&quot;\&quot;)&amp;&quot;&quot;&quot; /V /Y&quot;" office:value-type="string" office:string-value="if exist &quot;P:\Web-Backup\www.danielelolli.it 2017-09-24 [aruba.it]\laragon\wordpress-5.3.2-it_IT.zip&quot; copy &quot;P:\Web-Backup\www.danielelolli.it 2017-09-24 [aruba.it]\laragon\wordpress-5.3.2-it_IT.zip&quot; &quot;laragon\wordpress-5.3.2-it_IT.zip&quot; /V /Y" calcext:value-type="string">
            <text:p>if exist "P:\Web-Backup\www.danielelolli.it 2017-09-24 [aruba.it]\laragon\wordpress-5.3.2-it_IT.zip" copy "P:\Web-Backup\www.danielelolli.it 2017-09-24 [aruba.it]\laragon\wordpress-5.3.2-it_IT.zip" "laragon\wordpress-5.3.2-it_IT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96];&quot;/&quot;;&quot;\&quot;);&quot;uploads\socicon&quot;;&quot;socicon&quot;)&amp;&quot;&quot;&quot; copy &quot;&quot;P:\Web-Backup\www.danielelolli.it 2017-09-24 [aruba.it]\&quot;&amp;SUBSTITUTE(SUBSTITUTE([$'lfs-clean'.B96];&quot;/&quot;;&quot;\&quot;);&quot;uploads\socicon&quot;;&quot;socicon&quot;)&amp;&quot;&quot;&quot; &quot;&quot;&quot;&amp;SUBSTITUTE([$'lfs-clean'.B96];&quot;/&quot;;&quot;\&quot;)&amp;&quot;&quot;&quot; /V /Y&quot;" office:value-type="string" office:string-value="if exist &quot;P:\Web-Backup\www.danielelolli.it 2017-09-24 [aruba.it]\laragon\wordpress-5.3.2.zip&quot; copy &quot;P:\Web-Backup\www.danielelolli.it 2017-09-24 [aruba.it]\laragon\wordpress-5.3.2.zip&quot; &quot;laragon\wordpress-5.3.2.zip&quot; /V /Y" calcext:value-type="string">
            <text:p>if exist "P:\Web-Backup\www.danielelolli.it 2017-09-24 [aruba.it]\laragon\wordpress-5.3.2.zip" copy "P:\Web-Backup\www.danielelolli.it 2017-09-24 [aruba.it]\laragon\wordpress-5.3.2.zip" "laragon\wordpress-5.3.2.zip" /V /Y</text:p>
          </table:table-cell>
        </table:table-row>
        <table:table-row table:style-name="ro2">
          <table:table-cell table:formula="of:=&quot;if exist &quot;&quot;P:\Web-Backup\www.danielelolli.it 2017-09-24 [aruba.it]\&quot;&amp;SUBSTITUTE(SUBSTITUTE([$'lfs-clean'.B97];&quot;/&quot;;&quot;\&quot;);&quot;uploads\socicon&quot;;&quot;socicon&quot;)&amp;&quot;&quot;&quot; copy &quot;&quot;P:\Web-Backup\www.danielelolli.it 2017-09-24 [aruba.it]\&quot;&amp;SUBSTITUTE(SUBSTITUTE([$'lfs-clean'.B97];&quot;/&quot;;&quot;\&quot;);&quot;uploads\socicon&quot;;&quot;socicon&quot;)&amp;&quot;&quot;&quot; &quot;&quot;&quot;&amp;SUBSTITUTE([$'lfs-clean'.B97];&quot;/&quot;;&quot;\&quot;)&amp;&quot;&quot;&quot; /V /Y&quot;" office:value-type="string" office:string-value="if exist &quot;P:\Web-Backup\www.danielelolli.it 2017-09-24 [aruba.it]\laragon\wp-file-manager.zip&quot; copy &quot;P:\Web-Backup\www.danielelolli.it 2017-09-24 [aruba.it]\laragon\wp-file-manager.zip&quot; &quot;laragon\wp-file-manager.zip&quot; /V /Y" calcext:value-type="string">
            <text:p>if exist "P:\Web-Backup\www.danielelolli.it 2017-09-24 [aruba.it]\laragon\wp-file-manager.zip" copy "P:\Web-Backup\www.danielelolli.it 2017-09-24 [aruba.it]\laragon\wp-file-manager.zip" "laragon\wp-file-manager.zip" /V /Y</text:p>
          </table:table-cell>
        </table:table-row>
        <table:table-row table:style-name="ro2">
          <table:table-cell office:value-type="string" calcext:value-type="string">
            <text:p>@rem COPY LATE ADDITIONS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1];&quot;/&quot;;&quot;\&quot;)&amp;&quot;&quot;&quot; copy &quot;&quot;P:\Web-Backup\www.danielelolli.it 2017-09-24 [late additions]\&quot;&amp;SUBSTITUTE([$'lfs-clean'.B1];&quot;/&quot;;&quot;\&quot;)&amp;&quot;&quot;&quot; &quot;&quot;&quot;&amp;SUBSTITUTE([$'lfs-clean'.B1];&quot;/&quot;;&quot;\&quot;)&amp;&quot;&quot;&quot; /V /Y&quot;" office:value-type="string" office:string-value="if exist &quot;P:\Web-Backup\www.danielelolli.it 2017-09-24 [late additions]\files\frank70\Immagini CD\frank70-Hokulo - 2007 - Nick E Password [Cover PROVVISORIE].zip&quot; copy &quot;P:\Web-Backup\www.danielelolli.it 2017-09-24 [late additions]\files\frank70\Immagini CD\frank70-Hokulo - 2007 - Nick E Password [Cover PROVVISORIE].zip&quot; &quot;files\frank70\Immagini CD\frank70-Hokulo - 2007 - Nick E Password [Cover PROVVISORIE].zip&quot; /V /Y" calcext:value-type="string">
            <text:p>if exist "P:\Web-Backup\www.danielelolli.it 2017-09-24 [late additions]\files\frank70\Immagini CD\frank70-Hokulo - 2007 - Nick E Password [Cover PROVVISORIE].zip" copy "P:\Web-Backup\www.danielelolli.it 2017-09-24 [late additions]\files\frank70\Immagini CD\frank70-Hokulo - 2007 - Nick E Password [Cover PROVVISORIE].zip" "files\frank70\Immagini CD\frank70-Hokulo - 2007 - Nick E Password [Cover PROVVISORIE]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2];&quot;/&quot;;&quot;\&quot;)&amp;&quot;&quot;&quot; copy &quot;&quot;P:\Web-Backup\www.danielelolli.it 2017-09-24 [late additions]\&quot;&amp;SUBSTITUTE([$'lfs-clean'.B2];&quot;/&quot;;&quot;\&quot;)&amp;&quot;&quot;&quot; &quot;&quot;&quot;&amp;SUBSTITUTE([$'lfs-clean'.B2];&quot;/&quot;;&quot;\&quot;)&amp;&quot;&quot;&quot; /V /Y&quot;" office:value-type="string" office:string-value="if exist &quot;P:\Web-Backup\www.danielelolli.it 2017-09-24 [late additions]\files\frank70\Pre-release\frank70-Hokulo - 2007 - Nickname E Password (Hattrick Revisited).zip&quot; copy &quot;P:\Web-Backup\www.danielelolli.it 2017-09-24 [late additions]\files\frank70\Pre-release\frank70-Hokulo - 2007 - Nickname E Password (Hattrick Revisited).zip&quot; &quot;files\frank70\Pre-release\frank70-Hokulo - 2007 - Nickname E Password (Hattrick Revisited).zip&quot; /V /Y" calcext:value-type="string">
            <text:p>if exist "P:\Web-Backup\www.danielelolli.it 2017-09-24 [late additions]\files\frank70\Pre-release\frank70-Hokulo - 2007 - Nickname E Password (Hattrick Revisited).zip" copy "P:\Web-Backup\www.danielelolli.it 2017-09-24 [late additions]\files\frank70\Pre-release\frank70-Hokulo - 2007 - Nickname E Password (Hattrick Revisited).zip" "files\frank70\Pre-release\frank70-Hokulo - 2007 - Nickname E Password (Hattrick Revisited)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3];&quot;/&quot;;&quot;\&quot;)&amp;&quot;&quot;&quot; copy &quot;&quot;P:\Web-Backup\www.danielelolli.it 2017-09-24 [late additions]\&quot;&amp;SUBSTITUTE([$'lfs-clean'.B3];&quot;/&quot;;&quot;\&quot;)&amp;&quot;&quot;&quot; &quot;&quot;&quot;&amp;SUBSTITUTE([$'lfs-clean'.B3];&quot;/&quot;;&quot;\&quot;)&amp;&quot;&quot;&quot; /V /Y&quot;" office:value-type="string" office:string-value="if exist &quot;P:\Web-Backup\www.danielelolli.it 2017-09-24 [late additions]\files\frank70\Singoli e Inediti\frank70 - Singoli e Inediti.zip&quot; copy &quot;P:\Web-Backup\www.danielelolli.it 2017-09-24 [late additions]\files\frank70\Singoli e Inediti\frank70 - Singoli e Inediti.zip&quot; &quot;files\frank70\Singoli e Inediti\frank70 - Singoli e Inediti.zip&quot; /V /Y" calcext:value-type="string">
            <text:p>if exist "P:\Web-Backup\www.danielelolli.it 2017-09-24 [late additions]\files\frank70\Singoli e Inediti\frank70 - Singoli e Inediti.zip" copy "P:\Web-Backup\www.danielelolli.it 2017-09-24 [late additions]\files\frank70\Singoli e Inediti\frank70 - Singoli e Inediti.zip" "files\frank70\Singoli e Inediti\frank70 - Singoli e Inediti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4];&quot;/&quot;;&quot;\&quot;)&amp;&quot;&quot;&quot; copy &quot;&quot;P:\Web-Backup\www.danielelolli.it 2017-09-24 [late additions]\&quot;&amp;SUBSTITUTE([$'lfs-clean'.B4];&quot;/&quot;;&quot;\&quot;)&amp;&quot;&quot;&quot; &quot;&quot;&quot;&amp;SUBSTITUTE([$'lfs-clean'.B4];&quot;/&quot;;&quot;\&quot;)&amp;&quot;&quot;&quot; /V /Y&quot;" office:value-type="string" office:string-value="if exist &quot;P:\Web-Backup\www.danielelolli.it 2017-09-24 [late additions]\files\frank70\frank70-Hokulo - 2007 - Nick E Password (Hattrick Revisited).zip&quot; copy &quot;P:\Web-Backup\www.danielelolli.it 2017-09-24 [late additions]\files\frank70\frank70-Hokulo - 2007 - Nick E Password (Hattrick Revisited).zip&quot; &quot;files\frank70\frank70-Hokulo - 2007 - Nick E Password (Hattrick Revisited).zip&quot; /V /Y" calcext:value-type="string">
            <text:p>if exist "P:\Web-Backup\www.danielelolli.it 2017-09-24 [late additions]\files\frank70\frank70-Hokulo - 2007 - Nick E Password (Hattrick Revisited).zip" copy "P:\Web-Backup\www.danielelolli.it 2017-09-24 [late additions]\files\frank70\frank70-Hokulo - 2007 - Nick E Password (Hattrick Revisited).zip" "files\frank70\frank70-Hokulo - 2007 - Nick E Password (Hattrick Revisited)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5];&quot;/&quot;;&quot;\&quot;)&amp;&quot;&quot;&quot; copy &quot;&quot;P:\Web-Backup\www.danielelolli.it 2017-09-24 [late additions]\&quot;&amp;SUBSTITUTE([$'lfs-clean'.B5];&quot;/&quot;;&quot;\&quot;)&amp;&quot;&quot;&quot; &quot;&quot;&quot;&amp;SUBSTITUTE([$'lfs-clean'.B5];&quot;/&quot;;&quot;\&quot;)&amp;&quot;&quot;&quot; /V /Y&quot;" office:value-type="string" office:string-value="if exist &quot;P:\Web-Backup\www.danielelolli.it 2017-09-24 [late additions]\gallery\thumbsup.db&quot; copy &quot;P:\Web-Backup\www.danielelolli.it 2017-09-24 [late additions]\gallery\thumbsup.db&quot; &quot;gallery\thumbsup.db&quot; /V /Y" calcext:value-type="string">
            <text:p>if exist "P:\Web-Backup\www.danielelolli.it 2017-09-24 [late additions]\gallery\thumbsup.db" copy "P:\Web-Backup\www.danielelolli.it 2017-09-24 [late additions]\gallery\thumbsup.db" "gallery\thumbsup.db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6];&quot;/&quot;;&quot;\&quot;)&amp;&quot;&quot;&quot; copy &quot;&quot;P:\Web-Backup\www.danielelolli.it 2017-09-24 [late additions]\&quot;&amp;SUBSTITUTE([$'lfs-clean'.B6];&quot;/&quot;;&quot;\&quot;)&amp;&quot;&quot;&quot; &quot;&quot;&quot;&amp;SUBSTITUTE([$'lfs-clean'.B6];&quot;/&quot;;&quot;\&quot;)&amp;&quot;&quot;&quot; /V /Y&quot;" office:value-type="string" office:string-value="if exist &quot;P:\Web-Backup\www.danielelolli.it 2017-09-24 [late additions]\uploads\2008\05\custom-smilies12.zip&quot; copy &quot;P:\Web-Backup\www.danielelolli.it 2017-09-24 [late additions]\uploads\2008\05\custom-smilies12.zip&quot; &quot;uploads\2008\05\custom-smilies12.zip&quot; /V /Y" calcext:value-type="string">
            <text:p>if exist "P:\Web-Backup\www.danielelolli.it 2017-09-24 [late additions]\uploads\2008\05\custom-smilies12.zip" copy "P:\Web-Backup\www.danielelolli.it 2017-09-24 [late additions]\uploads\2008\05\custom-smilies12.zip" "uploads\2008\05\custom-smilies12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7];&quot;/&quot;;&quot;\&quot;)&amp;&quot;&quot;&quot; copy &quot;&quot;P:\Web-Backup\www.danielelolli.it 2017-09-24 [late additions]\&quot;&amp;SUBSTITUTE([$'lfs-clean'.B7];&quot;/&quot;;&quot;\&quot;)&amp;&quot;&quot;&quot; &quot;&quot;&quot;&amp;SUBSTITUTE([$'lfs-clean'.B7];&quot;/&quot;;&quot;\&quot;)&amp;&quot;&quot;&quot; /V /Y&quot;" office:value-type="string" office:string-value="if exist &quot;P:\Web-Backup\www.danielelolli.it 2017-09-24 [late additions]\uploads\2008\05\snitplus_smilies_pack.zip&quot; copy &quot;P:\Web-Backup\www.danielelolli.it 2017-09-24 [late additions]\uploads\2008\05\snitplus_smilies_pack.zip&quot; &quot;uploads\2008\05\snitplus_smilies_pack.zip&quot; /V /Y" calcext:value-type="string">
            <text:p>if exist "P:\Web-Backup\www.danielelolli.it 2017-09-24 [late additions]\uploads\2008\05\snitplus_smilies_pack.zip" copy "P:\Web-Backup\www.danielelolli.it 2017-09-24 [late additions]\uploads\2008\05\snitplus_smilies_pack.zip" "uploads\2008\05\snitplus_smilies_pack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8];&quot;/&quot;;&quot;\&quot;)&amp;&quot;&quot;&quot; copy &quot;&quot;P:\Web-Backup\www.danielelolli.it 2017-09-24 [late additions]\&quot;&amp;SUBSTITUTE([$'lfs-clean'.B8];&quot;/&quot;;&quot;\&quot;)&amp;&quot;&quot;&quot; &quot;&quot;&quot;&amp;SUBSTITUTE([$'lfs-clean'.B8];&quot;/&quot;;&quot;\&quot;)&amp;&quot;&quot;&quot; /V /Y&quot;" office:value-type="string" office:string-value="if exist &quot;P:\Web-Backup\www.danielelolli.it 2017-09-24 [late additions]\uploads\2008\06\opponents_xp.zip&quot; copy &quot;P:\Web-Backup\www.danielelolli.it 2017-09-24 [late additions]\uploads\2008\06\opponents_xp.zip&quot; &quot;uploads\2008\06\opponents_xp.zip&quot; /V /Y" calcext:value-type="string">
            <text:p>if exist "P:\Web-Backup\www.danielelolli.it 2017-09-24 [late additions]\uploads\2008\06\opponents_xp.zip" copy "P:\Web-Backup\www.danielelolli.it 2017-09-24 [late additions]\uploads\2008\06\opponents_xp.zip" "uploads\2008\06\opponents_xp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9];&quot;/&quot;;&quot;\&quot;)&amp;&quot;&quot;&quot; copy &quot;&quot;P:\Web-Backup\www.danielelolli.it 2017-09-24 [late additions]\&quot;&amp;SUBSTITUTE([$'lfs-clean'.B9];&quot;/&quot;;&quot;\&quot;)&amp;&quot;&quot;&quot; &quot;&quot;&quot;&amp;SUBSTITUTE([$'lfs-clean'.B9];&quot;/&quot;;&quot;\&quot;)&amp;&quot;&quot;&quot; /V /Y&quot;" office:value-type="string" office:string-value="if exist &quot;P:\Web-Backup\www.danielelolli.it 2017-09-24 [late additions]\uploads\2009\03\hattrick-logos.zip&quot; copy &quot;P:\Web-Backup\www.danielelolli.it 2017-09-24 [late additions]\uploads\2009\03\hattrick-logos.zip&quot; &quot;uploads\2009\03\hattrick-logos.zip&quot; /V /Y" calcext:value-type="string">
            <text:p>if exist "P:\Web-Backup\www.danielelolli.it 2017-09-24 [late additions]\uploads\2009\03\hattrick-logos.zip" copy "P:\Web-Backup\www.danielelolli.it 2017-09-24 [late additions]\uploads\2009\03\hattrick-logos.zip" "uploads\2009\03\hattrick-logos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10];&quot;/&quot;;&quot;\&quot;)&amp;&quot;&quot;&quot; copy &quot;&quot;P:\Web-Backup\www.danielelolli.it 2017-09-24 [late additions]\&quot;&amp;SUBSTITUTE([$'lfs-clean'.B10];&quot;/&quot;;&quot;\&quot;)&amp;&quot;&quot;&quot; &quot;&quot;&quot;&amp;SUBSTITUTE([$'lfs-clean'.B10];&quot;/&quot;;&quot;\&quot;)&amp;&quot;&quot;&quot; /V /Y&quot;" office:value-type="string" office:string-value="if exist &quot;P:\Web-Backup\www.danielelolli.it 2017-09-24 [late additions]\uploads\2009\03\quadruple-blue-mod-1_0_001.zip&quot; copy &quot;P:\Web-Backup\www.danielelolli.it 2017-09-24 [late additions]\uploads\2009\03\quadruple-blue-mod-1_0_001.zip&quot; &quot;uploads\2009\03\quadruple-blue-mod-1_0_001.zip&quot; /V /Y" calcext:value-type="string">
            <text:p>if exist "P:\Web-Backup\www.danielelolli.it 2017-09-24 [late additions]\uploads\2009\03\quadruple-blue-mod-1_0_001.zip" copy "P:\Web-Backup\www.danielelolli.it 2017-09-24 [late additions]\uploads\2009\03\quadruple-blue-mod-1_0_001.zip" "uploads\2009\03\quadruple-blue-mod-1_0_001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11];&quot;/&quot;;&quot;\&quot;)&amp;&quot;&quot;&quot; copy &quot;&quot;P:\Web-Backup\www.danielelolli.it 2017-09-24 [late additions]\&quot;&amp;SUBSTITUTE([$'lfs-clean'.B11];&quot;/&quot;;&quot;\&quot;)&amp;&quot;&quot;&quot; &quot;&quot;&quot;&amp;SUBSTITUTE([$'lfs-clean'.B11];&quot;/&quot;;&quot;\&quot;)&amp;&quot;&quot;&quot; /V /Y&quot;" office:value-type="string" office:string-value="if exist &quot;P:\Web-Backup\www.danielelolli.it 2017-09-24 [late additions]\uploads\2009\03\quadruple-blue-mod-1_0_alpha1.zip&quot; copy &quot;P:\Web-Backup\www.danielelolli.it 2017-09-24 [late additions]\uploads\2009\03\quadruple-blue-mod-1_0_alpha1.zip&quot; &quot;uploads\2009\03\quadruple-blue-mod-1_0_alpha1.zip&quot; /V /Y" calcext:value-type="string">
            <text:p>if exist "P:\Web-Backup\www.danielelolli.it 2017-09-24 [late additions]\uploads\2009\03\quadruple-blue-mod-1_0_alpha1.zip" copy "P:\Web-Backup\www.danielelolli.it 2017-09-24 [late additions]\uploads\2009\03\quadruple-blue-mod-1_0_alpha1.zip" "uploads\2009\03\quadruple-blue-mod-1_0_alpha1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12];&quot;/&quot;;&quot;\&quot;)&amp;&quot;&quot;&quot; copy &quot;&quot;P:\Web-Backup\www.danielelolli.it 2017-09-24 [late additions]\&quot;&amp;SUBSTITUTE([$'lfs-clean'.B12];&quot;/&quot;;&quot;\&quot;)&amp;&quot;&quot;&quot; &quot;&quot;&quot;&amp;SUBSTITUTE([$'lfs-clean'.B12];&quot;/&quot;;&quot;\&quot;)&amp;&quot;&quot;&quot; /V /Y&quot;" office:value-type="string" office:string-value="if exist &quot;P:\Web-Backup\www.danielelolli.it 2017-09-24 [late additions]\uploads\2009\03\quadruple-blue-mod.zip&quot; copy &quot;P:\Web-Backup\www.danielelolli.it 2017-09-24 [late additions]\uploads\2009\03\quadruple-blue-mod.zip&quot; &quot;uploads\2009\03\quadruple-blue-mod.zip&quot; /V /Y" calcext:value-type="string">
            <text:p>if exist "P:\Web-Backup\www.danielelolli.it 2017-09-24 [late additions]\uploads\2009\03\quadruple-blue-mod.zip" copy "P:\Web-Backup\www.danielelolli.it 2017-09-24 [late additions]\uploads\2009\03\quadruple-blue-mod.zip" "uploads\2009\03\quadruple-blue-mod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13];&quot;/&quot;;&quot;\&quot;)&amp;&quot;&quot;&quot; copy &quot;&quot;P:\Web-Backup\www.danielelolli.it 2017-09-24 [late additions]\&quot;&amp;SUBSTITUTE([$'lfs-clean'.B13];&quot;/&quot;;&quot;\&quot;)&amp;&quot;&quot;&quot; &quot;&quot;&quot;&amp;SUBSTITUTE([$'lfs-clean'.B13];&quot;/&quot;;&quot;\&quot;)&amp;&quot;&quot;&quot; /V /Y&quot;" office:value-type="string" office:string-value="if exist &quot;P:\Web-Backup\www.danielelolli.it 2017-09-24 [late additions]\uploads\2009\03\quadruple-blue.zip&quot; copy &quot;P:\Web-Backup\www.danielelolli.it 2017-09-24 [late additions]\uploads\2009\03\quadruple-blue.zip&quot; &quot;uploads\2009\03\quadruple-blue.zip&quot; /V /Y" calcext:value-type="string">
            <text:p>if exist "P:\Web-Backup\www.danielelolli.it 2017-09-24 [late additions]\uploads\2009\03\quadruple-blue.zip" copy "P:\Web-Backup\www.danielelolli.it 2017-09-24 [late additions]\uploads\2009\03\quadruple-blue.zip" "uploads\2009\03\quadruple-blue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14];&quot;/&quot;;&quot;\&quot;)&amp;&quot;&quot;&quot; copy &quot;&quot;P:\Web-Backup\www.danielelolli.it 2017-09-24 [late additions]\&quot;&amp;SUBSTITUTE([$'lfs-clean'.B14];&quot;/&quot;;&quot;\&quot;)&amp;&quot;&quot;&quot; &quot;&quot;&quot;&amp;SUBSTITUTE([$'lfs-clean'.B14];&quot;/&quot;;&quot;\&quot;)&amp;&quot;&quot;&quot; /V /Y&quot;" office:value-type="string" office:string-value="if exist &quot;P:\Web-Backup\www.danielelolli.it 2017-09-24 [late additions]\uploads\2009\04\pardus_quick_commands2_mod-centic.zip&quot; copy &quot;P:\Web-Backup\www.danielelolli.it 2017-09-24 [late additions]\uploads\2009\04\pardus_quick_commands2_mod-centic.zip&quot; &quot;uploads\2009\04\pardus_quick_commands2_mod-centic.zip&quot; /V /Y" calcext:value-type="string">
            <text:p>if exist "P:\Web-Backup\www.danielelolli.it 2017-09-24 [late additions]\uploads\2009\04\pardus_quick_commands2_mod-centic.zip" copy "P:\Web-Backup\www.danielelolli.it 2017-09-24 [late additions]\uploads\2009\04\pardus_quick_commands2_mod-centic.zip" "uploads\2009\04\pardus_quick_commands2_mod-centic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15];&quot;/&quot;;&quot;\&quot;)&amp;&quot;&quot;&quot; copy &quot;&quot;P:\Web-Backup\www.danielelolli.it 2017-09-24 [late additions]\&quot;&amp;SUBSTITUTE([$'lfs-clean'.B15];&quot;/&quot;;&quot;\&quot;)&amp;&quot;&quot;&quot; &quot;&quot;&quot;&amp;SUBSTITUTE([$'lfs-clean'.B15];&quot;/&quot;;&quot;\&quot;)&amp;&quot;&quot;&quot; /V /Y&quot;" office:value-type="string" office:string-value="if exist &quot;P:\Web-Backup\www.danielelolli.it 2017-09-24 [late additions]\uploads\2009\04\pardus_quick_commands_1-25-001.zip&quot; copy &quot;P:\Web-Backup\www.danielelolli.it 2017-09-24 [late additions]\uploads\2009\04\pardus_quick_commands_1-25-001.zip&quot; &quot;uploads\2009\04\pardus_quick_commands_1-25-001.zip&quot; /V /Y" calcext:value-type="string">
            <text:p>if exist "P:\Web-Backup\www.danielelolli.it 2017-09-24 [late additions]\uploads\2009\04\pardus_quick_commands_1-25-001.zip" copy "P:\Web-Backup\www.danielelolli.it 2017-09-24 [late additions]\uploads\2009\04\pardus_quick_commands_1-25-001.zip" "uploads\2009\04\pardus_quick_commands_1-25-001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16];&quot;/&quot;;&quot;\&quot;)&amp;&quot;&quot;&quot; copy &quot;&quot;P:\Web-Backup\www.danielelolli.it 2017-09-24 [late additions]\&quot;&amp;SUBSTITUTE([$'lfs-clean'.B16];&quot;/&quot;;&quot;\&quot;)&amp;&quot;&quot;&quot; &quot;&quot;&quot;&amp;SUBSTITUTE([$'lfs-clean'.B16];&quot;/&quot;;&quot;\&quot;)&amp;&quot;&quot;&quot; /V /Y&quot;" office:value-type="string" office:string-value="if exist &quot;P:\Web-Backup\www.danielelolli.it 2017-09-24 [late additions]\uploads\2009\04\pardus_quick_commands_mod-centic.zip&quot; copy &quot;P:\Web-Backup\www.danielelolli.it 2017-09-24 [late additions]\uploads\2009\04\pardus_quick_commands_mod-centic.zip&quot; &quot;uploads\2009\04\pardus_quick_commands_mod-centic.zip&quot; /V /Y" calcext:value-type="string">
            <text:p>if exist "P:\Web-Backup\www.danielelolli.it 2017-09-24 [late additions]\uploads\2009\04\pardus_quick_commands_mod-centic.zip" copy "P:\Web-Backup\www.danielelolli.it 2017-09-24 [late additions]\uploads\2009\04\pardus_quick_commands_mod-centic.zip" "uploads\2009\04\pardus_quick_commands_mod-centic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17];&quot;/&quot;;&quot;\&quot;)&amp;&quot;&quot;&quot; copy &quot;&quot;P:\Web-Backup\www.danielelolli.it 2017-09-24 [late additions]\&quot;&amp;SUBSTITUTE([$'lfs-clean'.B17];&quot;/&quot;;&quot;\&quot;)&amp;&quot;&quot;&quot; &quot;&quot;&quot;&amp;SUBSTITUTE([$'lfs-clean'.B17];&quot;/&quot;;&quot;\&quot;)&amp;&quot;&quot;&quot; /V /Y&quot;" office:value-type="string" office:string-value="if exist &quot;P:\Web-Backup\www.danielelolli.it 2017-09-24 [late additions]\uploads\2009\05\FTSTrader-LLE_0-83-003.zip&quot; copy &quot;P:\Web-Backup\www.danielelolli.it 2017-09-24 [late additions]\uploads\2009\05\FTSTrader-LLE_0-83-003.zip&quot; &quot;uploads\2009\05\FTSTrader-LLE_0-83-003.zip&quot; /V /Y" calcext:value-type="string">
            <text:p>if exist "P:\Web-Backup\www.danielelolli.it 2017-09-24 [late additions]\uploads\2009\05\FTSTrader-LLE_0-83-003.zip" copy "P:\Web-Backup\www.danielelolli.it 2017-09-24 [late additions]\uploads\2009\05\FTSTrader-LLE_0-83-003.zip" "uploads\2009\05\FTSTrader-LLE_0-83-003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18];&quot;/&quot;;&quot;\&quot;)&amp;&quot;&quot;&quot; copy &quot;&quot;P:\Web-Backup\www.danielelolli.it 2017-09-24 [late additions]\&quot;&amp;SUBSTITUTE([$'lfs-clean'.B18];&quot;/&quot;;&quot;\&quot;)&amp;&quot;&quot;&quot; &quot;&quot;&quot;&amp;SUBSTITUTE([$'lfs-clean'.B18];&quot;/&quot;;&quot;\&quot;)&amp;&quot;&quot;&quot; /V /Y&quot;" office:value-type="string" office:string-value="if exist &quot;P:\Web-Backup\www.danielelolli.it 2017-09-24 [late additions]\uploads\2009\05\FTSTrader-LL_0-83-001.zip&quot; copy &quot;P:\Web-Backup\www.danielelolli.it 2017-09-24 [late additions]\uploads\2009\05\FTSTrader-LL_0-83-001.zip&quot; &quot;uploads\2009\05\FTSTrader-LL_0-83-001.zip&quot; /V /Y" calcext:value-type="string">
            <text:p>if exist "P:\Web-Backup\www.danielelolli.it 2017-09-24 [late additions]\uploads\2009\05\FTSTrader-LL_0-83-001.zip" copy "P:\Web-Backup\www.danielelolli.it 2017-09-24 [late additions]\uploads\2009\05\FTSTrader-LL_0-83-001.zip" "uploads\2009\05\FTSTrader-LL_0-83-001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19];&quot;/&quot;;&quot;\&quot;)&amp;&quot;&quot;&quot; copy &quot;&quot;P:\Web-Backup\www.danielelolli.it 2017-09-24 [late additions]\&quot;&amp;SUBSTITUTE([$'lfs-clean'.B19];&quot;/&quot;;&quot;\&quot;)&amp;&quot;&quot;&quot; &quot;&quot;&quot;&amp;SUBSTITUTE([$'lfs-clean'.B19];&quot;/&quot;;&quot;\&quot;)&amp;&quot;&quot;&quot; /V /Y&quot;" office:value-type="string" office:string-value="if exist &quot;P:\Web-Backup\www.danielelolli.it 2017-09-24 [late additions]\uploads\2009\05\FTSTrader-LL_0-83-002.zip&quot; copy &quot;P:\Web-Backup\www.danielelolli.it 2017-09-24 [late additions]\uploads\2009\05\FTSTrader-LL_0-83-002.zip&quot; &quot;uploads\2009\05\FTSTrader-LL_0-83-002.zip&quot; /V /Y" calcext:value-type="string">
            <text:p>if exist "P:\Web-Backup\www.danielelolli.it 2017-09-24 [late additions]\uploads\2009\05\FTSTrader-LL_0-83-002.zip" copy "P:\Web-Backup\www.danielelolli.it 2017-09-24 [late additions]\uploads\2009\05\FTSTrader-LL_0-83-002.zip" "uploads\2009\05\FTSTrader-LL_0-83-002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20];&quot;/&quot;;&quot;\&quot;)&amp;&quot;&quot;&quot; copy &quot;&quot;P:\Web-Backup\www.danielelolli.it 2017-09-24 [late additions]\&quot;&amp;SUBSTITUTE([$'lfs-clean'.B20];&quot;/&quot;;&quot;\&quot;)&amp;&quot;&quot;&quot; &quot;&quot;&quot;&amp;SUBSTITUTE([$'lfs-clean'.B20];&quot;/&quot;;&quot;\&quot;)&amp;&quot;&quot;&quot; /V /Y&quot;" office:value-type="string" office:string-value="if exist &quot;P:\Web-Backup\www.danielelolli.it 2017-09-24 [late additions]\uploads\2009\11\Halloween2008.zip&quot; copy &quot;P:\Web-Backup\www.danielelolli.it 2017-09-24 [late additions]\uploads\2009\11\Halloween2008.zip&quot; &quot;uploads\2009\11\Halloween2008.zip&quot; /V /Y" calcext:value-type="string">
            <text:p>if exist "P:\Web-Backup\www.danielelolli.it 2017-09-24 [late additions]\uploads\2009\11\Halloween2008.zip" copy "P:\Web-Backup\www.danielelolli.it 2017-09-24 [late additions]\uploads\2009\11\Halloween2008.zip" "uploads\2009\11\Halloween2008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21];&quot;/&quot;;&quot;\&quot;)&amp;&quot;&quot;&quot; copy &quot;&quot;P:\Web-Backup\www.danielelolli.it 2017-09-24 [late additions]\&quot;&amp;SUBSTITUTE([$'lfs-clean'.B21];&quot;/&quot;;&quot;\&quot;)&amp;&quot;&quot;&quot; &quot;&quot;&quot;&amp;SUBSTITUTE([$'lfs-clean'.B21];&quot;/&quot;;&quot;\&quot;)&amp;&quot;&quot;&quot; /V /Y&quot;" office:value-type="string" office:string-value="if exist &quot;P:\Web-Backup\www.danielelolli.it 2017-09-24 [late additions]\uploads\2010\05\1024px-localizable-2.7.1.zip&quot; copy &quot;P:\Web-Backup\www.danielelolli.it 2017-09-24 [late additions]\uploads\2010\05\1024px-localizable-2.7.1.zip&quot; &quot;uploads\2010\05\1024px-localizable-2.7.1.zip&quot; /V /Y" calcext:value-type="string">
            <text:p>if exist "P:\Web-Backup\www.danielelolli.it 2017-09-24 [late additions]\uploads\2010\05\1024px-localizable-2.7.1.zip" copy "P:\Web-Backup\www.danielelolli.it 2017-09-24 [late additions]\uploads\2010\05\1024px-localizable-2.7.1.zip" "uploads\2010\05\1024px-localizable-2.7.1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22];&quot;/&quot;;&quot;\&quot;)&amp;&quot;&quot;&quot; copy &quot;&quot;P:\Web-Backup\www.danielelolli.it 2017-09-24 [late additions]\&quot;&amp;SUBSTITUTE([$'lfs-clean'.B22];&quot;/&quot;;&quot;\&quot;)&amp;&quot;&quot;&quot; &quot;&quot;&quot;&amp;SUBSTITUTE([$'lfs-clean'.B22];&quot;/&quot;;&quot;\&quot;)&amp;&quot;&quot;&quot; /V /Y&quot;" office:value-type="string" office:string-value="if exist &quot;P:\Web-Backup\www.danielelolli.it 2017-09-24 [late additions]\uploads\2010\05\1024px-localizable-2.7.1b0.zip&quot; copy &quot;P:\Web-Backup\www.danielelolli.it 2017-09-24 [late additions]\uploads\2010\05\1024px-localizable-2.7.1b0.zip&quot; &quot;uploads\2010\05\1024px-localizable-2.7.1b0.zip&quot; /V /Y" calcext:value-type="string">
            <text:p>if exist "P:\Web-Backup\www.danielelolli.it 2017-09-24 [late additions]\uploads\2010\05\1024px-localizable-2.7.1b0.zip" copy "P:\Web-Backup\www.danielelolli.it 2017-09-24 [late additions]\uploads\2010\05\1024px-localizable-2.7.1b0.zip" "uploads\2010\05\1024px-localizable-2.7.1b0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23];&quot;/&quot;;&quot;\&quot;)&amp;&quot;&quot;&quot; copy &quot;&quot;P:\Web-Backup\www.danielelolli.it 2017-09-24 [late additions]\&quot;&amp;SUBSTITUTE([$'lfs-clean'.B23];&quot;/&quot;;&quot;\&quot;)&amp;&quot;&quot;&quot; &quot;&quot;&quot;&amp;SUBSTITUTE([$'lfs-clean'.B23];&quot;/&quot;;&quot;\&quot;)&amp;&quot;&quot;&quot; /V /Y&quot;" office:value-type="string" office:string-value="if exist &quot;P:\Web-Backup\www.danielelolli.it 2017-09-24 [late additions]\uploads\2010\05\1024px-localizable-2.7.1b1.zip&quot; copy &quot;P:\Web-Backup\www.danielelolli.it 2017-09-24 [late additions]\uploads\2010\05\1024px-localizable-2.7.1b1.zip&quot; &quot;uploads\2010\05\1024px-localizable-2.7.1b1.zip&quot; /V /Y" calcext:value-type="string">
            <text:p>if exist "P:\Web-Backup\www.danielelolli.it 2017-09-24 [late additions]\uploads\2010\05\1024px-localizable-2.7.1b1.zip" copy "P:\Web-Backup\www.danielelolli.it 2017-09-24 [late additions]\uploads\2010\05\1024px-localizable-2.7.1b1.zip" "uploads\2010\05\1024px-localizable-2.7.1b1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24];&quot;/&quot;;&quot;\&quot;)&amp;&quot;&quot;&quot; copy &quot;&quot;P:\Web-Backup\www.danielelolli.it 2017-09-24 [late additions]\&quot;&amp;SUBSTITUTE([$'lfs-clean'.B24];&quot;/&quot;;&quot;\&quot;)&amp;&quot;&quot;&quot; &quot;&quot;&quot;&amp;SUBSTITUTE([$'lfs-clean'.B24];&quot;/&quot;;&quot;\&quot;)&amp;&quot;&quot;&quot; /V /Y&quot;" office:value-type="string" office:string-value="if exist &quot;P:\Web-Backup\www.danielelolli.it 2017-09-24 [late additions]\uploads\2010\05\1024px-localizable-2.7.1b2.zip&quot; copy &quot;P:\Web-Backup\www.danielelolli.it 2017-09-24 [late additions]\uploads\2010\05\1024px-localizable-2.7.1b2.zip&quot; &quot;uploads\2010\05\1024px-localizable-2.7.1b2.zip&quot; /V /Y" calcext:value-type="string">
            <text:p>if exist "P:\Web-Backup\www.danielelolli.it 2017-09-24 [late additions]\uploads\2010\05\1024px-localizable-2.7.1b2.zip" copy "P:\Web-Backup\www.danielelolli.it 2017-09-24 [late additions]\uploads\2010\05\1024px-localizable-2.7.1b2.zip" "uploads\2010\05\1024px-localizable-2.7.1b2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25];&quot;/&quot;;&quot;\&quot;)&amp;&quot;&quot;&quot; copy &quot;&quot;P:\Web-Backup\www.danielelolli.it 2017-09-24 [late additions]\&quot;&amp;SUBSTITUTE([$'lfs-clean'.B25];&quot;/&quot;;&quot;\&quot;)&amp;&quot;&quot;&quot; &quot;&quot;&quot;&amp;SUBSTITUTE([$'lfs-clean'.B25];&quot;/&quot;;&quot;\&quot;)&amp;&quot;&quot;&quot; /V /Y&quot;" office:value-type="string" office:string-value="if exist &quot;P:\Web-Backup\www.danielelolli.it 2017-09-24 [late additions]\uploads\2010\05\1024px-localizable-2.7.1b3.zip&quot; copy &quot;P:\Web-Backup\www.danielelolli.it 2017-09-24 [late additions]\uploads\2010\05\1024px-localizable-2.7.1b3.zip&quot; &quot;uploads\2010\05\1024px-localizable-2.7.1b3.zip&quot; /V /Y" calcext:value-type="string">
            <text:p>if exist "P:\Web-Backup\www.danielelolli.it 2017-09-24 [late additions]\uploads\2010\05\1024px-localizable-2.7.1b3.zip" copy "P:\Web-Backup\www.danielelolli.it 2017-09-24 [late additions]\uploads\2010\05\1024px-localizable-2.7.1b3.zip" "uploads\2010\05\1024px-localizable-2.7.1b3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26];&quot;/&quot;;&quot;\&quot;)&amp;&quot;&quot;&quot; copy &quot;&quot;P:\Web-Backup\www.danielelolli.it 2017-09-24 [late additions]\&quot;&amp;SUBSTITUTE([$'lfs-clean'.B26];&quot;/&quot;;&quot;\&quot;)&amp;&quot;&quot;&quot; &quot;&quot;&quot;&amp;SUBSTITUTE([$'lfs-clean'.B26];&quot;/&quot;;&quot;\&quot;)&amp;&quot;&quot;&quot; /V /Y&quot;" office:value-type="string" office:string-value="if exist &quot;P:\Web-Backup\www.danielelolli.it 2017-09-24 [late additions]\uploads\2010\05\1024px-localizable-2.7.1b4.zip&quot; copy &quot;P:\Web-Backup\www.danielelolli.it 2017-09-24 [late additions]\uploads\2010\05\1024px-localizable-2.7.1b4.zip&quot; &quot;uploads\2010\05\1024px-localizable-2.7.1b4.zip&quot; /V /Y" calcext:value-type="string">
            <text:p>if exist "P:\Web-Backup\www.danielelolli.it 2017-09-24 [late additions]\uploads\2010\05\1024px-localizable-2.7.1b4.zip" copy "P:\Web-Backup\www.danielelolli.it 2017-09-24 [late additions]\uploads\2010\05\1024px-localizable-2.7.1b4.zip" "uploads\2010\05\1024px-localizable-2.7.1b4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27];&quot;/&quot;;&quot;\&quot;)&amp;&quot;&quot;&quot; copy &quot;&quot;P:\Web-Backup\www.danielelolli.it 2017-09-24 [late additions]\&quot;&amp;SUBSTITUTE([$'lfs-clean'.B27];&quot;/&quot;;&quot;\&quot;)&amp;&quot;&quot;&quot; &quot;&quot;&quot;&amp;SUBSTITUTE([$'lfs-clean'.B27];&quot;/&quot;;&quot;\&quot;)&amp;&quot;&quot;&quot; /V /Y&quot;" office:value-type="string" office:string-value="if exist &quot;P:\Web-Backup\www.danielelolli.it 2017-09-24 [late additions]\uploads\2010\05\1024px-localizable-2.7.1b5.zip&quot; copy &quot;P:\Web-Backup\www.danielelolli.it 2017-09-24 [late additions]\uploads\2010\05\1024px-localizable-2.7.1b5.zip&quot; &quot;uploads\2010\05\1024px-localizable-2.7.1b5.zip&quot; /V /Y" calcext:value-type="string">
            <text:p>if exist "P:\Web-Backup\www.danielelolli.it 2017-09-24 [late additions]\uploads\2010\05\1024px-localizable-2.7.1b5.zip" copy "P:\Web-Backup\www.danielelolli.it 2017-09-24 [late additions]\uploads\2010\05\1024px-localizable-2.7.1b5.zip" "uploads\2010\05\1024px-localizable-2.7.1b5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28];&quot;/&quot;;&quot;\&quot;)&amp;&quot;&quot;&quot; copy &quot;&quot;P:\Web-Backup\www.danielelolli.it 2017-09-24 [late additions]\&quot;&amp;SUBSTITUTE([$'lfs-clean'.B28];&quot;/&quot;;&quot;\&quot;)&amp;&quot;&quot;&quot; &quot;&quot;&quot;&amp;SUBSTITUTE([$'lfs-clean'.B28];&quot;/&quot;;&quot;\&quot;)&amp;&quot;&quot;&quot; /V /Y&quot;" office:value-type="string" office:string-value="if exist &quot;P:\Web-Backup\www.danielelolli.it 2017-09-24 [late additions]\uploads\2010\05\1024px-localizable-2.7.1b6.zip&quot; copy &quot;P:\Web-Backup\www.danielelolli.it 2017-09-24 [late additions]\uploads\2010\05\1024px-localizable-2.7.1b6.zip&quot; &quot;uploads\2010\05\1024px-localizable-2.7.1b6.zip&quot; /V /Y" calcext:value-type="string">
            <text:p>if exist "P:\Web-Backup\www.danielelolli.it 2017-09-24 [late additions]\uploads\2010\05\1024px-localizable-2.7.1b6.zip" copy "P:\Web-Backup\www.danielelolli.it 2017-09-24 [late additions]\uploads\2010\05\1024px-localizable-2.7.1b6.zip" "uploads\2010\05\1024px-localizable-2.7.1b6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29];&quot;/&quot;;&quot;\&quot;)&amp;&quot;&quot;&quot; copy &quot;&quot;P:\Web-Backup\www.danielelolli.it 2017-09-24 [late additions]\&quot;&amp;SUBSTITUTE([$'lfs-clean'.B29];&quot;/&quot;;&quot;\&quot;)&amp;&quot;&quot;&quot; &quot;&quot;&quot;&amp;SUBSTITUTE([$'lfs-clean'.B29];&quot;/&quot;;&quot;\&quot;)&amp;&quot;&quot;&quot; /V /Y&quot;" office:value-type="string" office:string-value="if exist &quot;P:\Web-Backup\www.danielelolli.it 2017-09-24 [late additions]\uploads\2010\05\wp-nova09_v1-0.zip&quot; copy &quot;P:\Web-Backup\www.danielelolli.it 2017-09-24 [late additions]\uploads\2010\05\wp-nova09_v1-0.zip&quot; &quot;uploads\2010\05\wp-nova09_v1-0.zip&quot; /V /Y" calcext:value-type="string">
            <text:p>if exist "P:\Web-Backup\www.danielelolli.it 2017-09-24 [late additions]\uploads\2010\05\wp-nova09_v1-0.zip" copy "P:\Web-Backup\www.danielelolli.it 2017-09-24 [late additions]\uploads\2010\05\wp-nova09_v1-0.zip" "uploads\2010\05\wp-nova09_v1-0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30];&quot;/&quot;;&quot;\&quot;)&amp;&quot;&quot;&quot; copy &quot;&quot;P:\Web-Backup\www.danielelolli.it 2017-09-24 [late additions]\&quot;&amp;SUBSTITUTE([$'lfs-clean'.B30];&quot;/&quot;;&quot;\&quot;)&amp;&quot;&quot;&quot; &quot;&quot;&quot;&amp;SUBSTITUTE([$'lfs-clean'.B30];&quot;/&quot;;&quot;\&quot;)&amp;&quot;&quot;&quot; /V /Y&quot;" office:value-type="string" office:string-value="if exist &quot;P:\Web-Backup\www.danielelolli.it 2017-09-24 [late additions]\uploads\2011\04\jasperf-OSTicket-Reloaded_lang_it_0.1.zip&quot; copy &quot;P:\Web-Backup\www.danielelolli.it 2017-09-24 [late additions]\uploads\2011\04\jasperf-OSTicket-Reloaded_lang_it_0.1.zip&quot; &quot;uploads\2011\04\jasperf-OSTicket-Reloaded_lang_it_0.1.zip&quot; /V /Y" calcext:value-type="string">
            <text:p>if exist "P:\Web-Backup\www.danielelolli.it 2017-09-24 [late additions]\uploads\2011\04\jasperf-OSTicket-Reloaded_lang_it_0.1.zip" copy "P:\Web-Backup\www.danielelolli.it 2017-09-24 [late additions]\uploads\2011\04\jasperf-OSTicket-Reloaded_lang_it_0.1.zip" "uploads\2011\04\jasperf-OSTicket-Reloaded_lang_it_0.1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31];&quot;/&quot;;&quot;\&quot;)&amp;&quot;&quot;&quot; copy &quot;&quot;P:\Web-Backup\www.danielelolli.it 2017-09-24 [late additions]\&quot;&amp;SUBSTITUTE([$'lfs-clean'.B31];&quot;/&quot;;&quot;\&quot;)&amp;&quot;&quot;&quot; &quot;&quot;&quot;&amp;SUBSTITUTE([$'lfs-clean'.B31];&quot;/&quot;;&quot;\&quot;)&amp;&quot;&quot;&quot; /V /Y&quot;" office:value-type="string" office:string-value="if exist &quot;P:\Web-Backup\www.danielelolli.it 2017-09-24 [late additions]\uploads\2011\04\jasperf-OSTicket-Reloaded_lang_it_0.2.zip&quot; copy &quot;P:\Web-Backup\www.danielelolli.it 2017-09-24 [late additions]\uploads\2011\04\jasperf-OSTicket-Reloaded_lang_it_0.2.zip&quot; &quot;uploads\2011\04\jasperf-OSTicket-Reloaded_lang_it_0.2.zip&quot; /V /Y" calcext:value-type="string">
            <text:p>if exist "P:\Web-Backup\www.danielelolli.it 2017-09-24 [late additions]\uploads\2011\04\jasperf-OSTicket-Reloaded_lang_it_0.2.zip" copy "P:\Web-Backup\www.danielelolli.it 2017-09-24 [late additions]\uploads\2011\04\jasperf-OSTicket-Reloaded_lang_it_0.2.zip" "uploads\2011\04\jasperf-OSTicket-Reloaded_lang_it_0.2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32];&quot;/&quot;;&quot;\&quot;)&amp;&quot;&quot;&quot; copy &quot;&quot;P:\Web-Backup\www.danielelolli.it 2017-09-24 [late additions]\&quot;&amp;SUBSTITUTE([$'lfs-clean'.B32];&quot;/&quot;;&quot;\&quot;)&amp;&quot;&quot;&quot; &quot;&quot;&quot;&amp;SUBSTITUTE([$'lfs-clean'.B32];&quot;/&quot;;&quot;\&quot;)&amp;&quot;&quot;&quot; /V /Y&quot;" office:value-type="string" office:string-value="if exist &quot;P:\Web-Backup\www.danielelolli.it 2017-09-24 [late additions]\uploads\2011\04\jasperf-OSTicket-Reloaded_lang_it_0.3.zip&quot; copy &quot;P:\Web-Backup\www.danielelolli.it 2017-09-24 [late additions]\uploads\2011\04\jasperf-OSTicket-Reloaded_lang_it_0.3.zip&quot; &quot;uploads\2011\04\jasperf-OSTicket-Reloaded_lang_it_0.3.zip&quot; /V /Y" calcext:value-type="string">
            <text:p>if exist "P:\Web-Backup\www.danielelolli.it 2017-09-24 [late additions]\uploads\2011\04\jasperf-OSTicket-Reloaded_lang_it_0.3.zip" copy "P:\Web-Backup\www.danielelolli.it 2017-09-24 [late additions]\uploads\2011\04\jasperf-OSTicket-Reloaded_lang_it_0.3.zip" "uploads\2011\04\jasperf-OSTicket-Reloaded_lang_it_0.3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33];&quot;/&quot;;&quot;\&quot;)&amp;&quot;&quot;&quot; copy &quot;&quot;P:\Web-Backup\www.danielelolli.it 2017-09-24 [late additions]\&quot;&amp;SUBSTITUTE([$'lfs-clean'.B33];&quot;/&quot;;&quot;\&quot;)&amp;&quot;&quot;&quot; &quot;&quot;&quot;&amp;SUBSTITUTE([$'lfs-clean'.B33];&quot;/&quot;;&quot;\&quot;)&amp;&quot;&quot;&quot; /V /Y&quot;" office:value-type="string" office:string-value="if exist &quot;P:\Web-Backup\www.danielelolli.it 2017-09-24 [late additions]\uploads\2011\04\jasperf-OSTicket-Reloaded_lang_it_1.0.zip&quot; copy &quot;P:\Web-Backup\www.danielelolli.it 2017-09-24 [late additions]\uploads\2011\04\jasperf-OSTicket-Reloaded_lang_it_1.0.zip&quot; &quot;uploads\2011\04\jasperf-OSTicket-Reloaded_lang_it_1.0.zip&quot; /V /Y" calcext:value-type="string">
            <text:p>if exist "P:\Web-Backup\www.danielelolli.it 2017-09-24 [late additions]\uploads\2011\04\jasperf-OSTicket-Reloaded_lang_it_1.0.zip" copy "P:\Web-Backup\www.danielelolli.it 2017-09-24 [late additions]\uploads\2011\04\jasperf-OSTicket-Reloaded_lang_it_1.0.zip" "uploads\2011\04\jasperf-OSTicket-Reloaded_lang_it_1.0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34];&quot;/&quot;;&quot;\&quot;)&amp;&quot;&quot;&quot; copy &quot;&quot;P:\Web-Backup\www.danielelolli.it 2017-09-24 [late additions]\&quot;&amp;SUBSTITUTE([$'lfs-clean'.B34];&quot;/&quot;;&quot;\&quot;)&amp;&quot;&quot;&quot; &quot;&quot;&quot;&amp;SUBSTITUTE([$'lfs-clean'.B34];&quot;/&quot;;&quot;\&quot;)&amp;&quot;&quot;&quot; /V /Y&quot;" office:value-type="string" office:string-value="if exist &quot;P:\Web-Backup\www.danielelolli.it 2017-09-24 [late additions]\uploads\2011\04\jasperf-OSTicket-Reloaded_lang_it_1.1.zip&quot; copy &quot;P:\Web-Backup\www.danielelolli.it 2017-09-24 [late additions]\uploads\2011\04\jasperf-OSTicket-Reloaded_lang_it_1.1.zip&quot; &quot;uploads\2011\04\jasperf-OSTicket-Reloaded_lang_it_1.1.zip&quot; /V /Y" calcext:value-type="string">
            <text:p>if exist "P:\Web-Backup\www.danielelolli.it 2017-09-24 [late additions]\uploads\2011\04\jasperf-OSTicket-Reloaded_lang_it_1.1.zip" copy "P:\Web-Backup\www.danielelolli.it 2017-09-24 [late additions]\uploads\2011\04\jasperf-OSTicket-Reloaded_lang_it_1.1.zip" "uploads\2011\04\jasperf-OSTicket-Reloaded_lang_it_1.1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35];&quot;/&quot;;&quot;\&quot;)&amp;&quot;&quot;&quot; copy &quot;&quot;P:\Web-Backup\www.danielelolli.it 2017-09-24 [late additions]\&quot;&amp;SUBSTITUTE([$'lfs-clean'.B35];&quot;/&quot;;&quot;\&quot;)&amp;&quot;&quot;&quot; &quot;&quot;&quot;&amp;SUBSTITUTE([$'lfs-clean'.B35];&quot;/&quot;;&quot;\&quot;)&amp;&quot;&quot;&quot; /V /Y&quot;" office:value-type="string" office:string-value="if exist &quot;P:\Web-Backup\www.danielelolli.it 2017-09-24 [late additions]\uploads\2011\04\jasperf-OSTicket-Reloaded_lang_it_1.2.zip&quot; copy &quot;P:\Web-Backup\www.danielelolli.it 2017-09-24 [late additions]\uploads\2011\04\jasperf-OSTicket-Reloaded_lang_it_1.2.zip&quot; &quot;uploads\2011\04\jasperf-OSTicket-Reloaded_lang_it_1.2.zip&quot; /V /Y" calcext:value-type="string">
            <text:p>if exist "P:\Web-Backup\www.danielelolli.it 2017-09-24 [late additions]\uploads\2011\04\jasperf-OSTicket-Reloaded_lang_it_1.2.zip" copy "P:\Web-Backup\www.danielelolli.it 2017-09-24 [late additions]\uploads\2011\04\jasperf-OSTicket-Reloaded_lang_it_1.2.zip" "uploads\2011\04\jasperf-OSTicket-Reloaded_lang_it_1.2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36];&quot;/&quot;;&quot;\&quot;)&amp;&quot;&quot;&quot; copy &quot;&quot;P:\Web-Backup\www.danielelolli.it 2017-09-24 [late additions]\&quot;&amp;SUBSTITUTE([$'lfs-clean'.B36];&quot;/&quot;;&quot;\&quot;)&amp;&quot;&quot;&quot; &quot;&quot;&quot;&amp;SUBSTITUTE([$'lfs-clean'.B36];&quot;/&quot;;&quot;\&quot;)&amp;&quot;&quot;&quot; /V /Y&quot;" office:value-type="string" office:string-value="if exist &quot;P:\Web-Backup\www.danielelolli.it 2017-09-24 [late additions]\uploads\2011\04\jasperf-OSTicket-Reloaded_lang_it_beta1.zip&quot; copy &quot;P:\Web-Backup\www.danielelolli.it 2017-09-24 [late additions]\uploads\2011\04\jasperf-OSTicket-Reloaded_lang_it_beta1.zip&quot; &quot;uploads\2011\04\jasperf-OSTicket-Reloaded_lang_it_beta1.zip&quot; /V /Y" calcext:value-type="string">
            <text:p>if exist "P:\Web-Backup\www.danielelolli.it 2017-09-24 [late additions]\uploads\2011\04\jasperf-OSTicket-Reloaded_lang_it_beta1.zip" copy "P:\Web-Backup\www.danielelolli.it 2017-09-24 [late additions]\uploads\2011\04\jasperf-OSTicket-Reloaded_lang_it_beta1.zip" "uploads\2011\04\jasperf-OSTicket-Reloaded_lang_it_beta1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37];&quot;/&quot;;&quot;\&quot;)&amp;&quot;&quot;&quot; copy &quot;&quot;P:\Web-Backup\www.danielelolli.it 2017-09-24 [late additions]\&quot;&amp;SUBSTITUTE([$'lfs-clean'.B37];&quot;/&quot;;&quot;\&quot;)&amp;&quot;&quot;&quot; &quot;&quot;&quot;&amp;SUBSTITUTE([$'lfs-clean'.B37];&quot;/&quot;;&quot;\&quot;)&amp;&quot;&quot;&quot; /V /Y&quot;" office:value-type="string" office:string-value="if exist &quot;P:\Web-Backup\www.danielelolli.it 2017-09-24 [late additions]\uploads\2011\05\osticketplus_1.6.0_138.zip&quot; copy &quot;P:\Web-Backup\www.danielelolli.it 2017-09-24 [late additions]\uploads\2011\05\osticketplus_1.6.0_138.zip&quot; &quot;uploads\2011\05\osticketplus_1.6.0_138.zip&quot; /V /Y" calcext:value-type="string">
            <text:p>if exist "P:\Web-Backup\www.danielelolli.it 2017-09-24 [late additions]\uploads\2011\05\osticketplus_1.6.0_138.zip" copy "P:\Web-Backup\www.danielelolli.it 2017-09-24 [late additions]\uploads\2011\05\osticketplus_1.6.0_138.zip" "uploads\2011\05\osticketplus_1.6.0_138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38];&quot;/&quot;;&quot;\&quot;)&amp;&quot;&quot;&quot; copy &quot;&quot;P:\Web-Backup\www.danielelolli.it 2017-09-24 [late additions]\&quot;&amp;SUBSTITUTE([$'lfs-clean'.B38];&quot;/&quot;;&quot;\&quot;)&amp;&quot;&quot;&quot; &quot;&quot;&quot;&amp;SUBSTITUTE([$'lfs-clean'.B38];&quot;/&quot;;&quot;\&quot;)&amp;&quot;&quot;&quot; /V /Y&quot;" office:value-type="string" office:string-value="if exist &quot;P:\Web-Backup\www.danielelolli.it 2017-09-24 [late additions]\uploads\2011\05\osticketplus_1.6.0_139.zip&quot; copy &quot;P:\Web-Backup\www.danielelolli.it 2017-09-24 [late additions]\uploads\2011\05\osticketplus_1.6.0_139.zip&quot; &quot;uploads\2011\05\osticketplus_1.6.0_139.zip&quot; /V /Y" calcext:value-type="string">
            <text:p>if exist "P:\Web-Backup\www.danielelolli.it 2017-09-24 [late additions]\uploads\2011\05\osticketplus_1.6.0_139.zip" copy "P:\Web-Backup\www.danielelolli.it 2017-09-24 [late additions]\uploads\2011\05\osticketplus_1.6.0_139.zip" "uploads\2011\05\osticketplus_1.6.0_139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39];&quot;/&quot;;&quot;\&quot;)&amp;&quot;&quot;&quot; copy &quot;&quot;P:\Web-Backup\www.danielelolli.it 2017-09-24 [late additions]\&quot;&amp;SUBSTITUTE([$'lfs-clean'.B39];&quot;/&quot;;&quot;\&quot;)&amp;&quot;&quot;&quot; &quot;&quot;&quot;&amp;SUBSTITUTE([$'lfs-clean'.B39];&quot;/&quot;;&quot;\&quot;)&amp;&quot;&quot;&quot; /V /Y&quot;" office:value-type="string" office:string-value="if exist &quot;P:\Web-Backup\www.danielelolli.it 2017-09-24 [late additions]\uploads\2011\06\osticketplus_1.6.0_141.zip&quot; copy &quot;P:\Web-Backup\www.danielelolli.it 2017-09-24 [late additions]\uploads\2011\06\osticketplus_1.6.0_141.zip&quot; &quot;uploads\2011\06\osticketplus_1.6.0_141.zip&quot; /V /Y" calcext:value-type="string">
            <text:p>if exist "P:\Web-Backup\www.danielelolli.it 2017-09-24 [late additions]\uploads\2011\06\osticketplus_1.6.0_141.zip" copy "P:\Web-Backup\www.danielelolli.it 2017-09-24 [late additions]\uploads\2011\06\osticketplus_1.6.0_141.zip" "uploads\2011\06\osticketplus_1.6.0_141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40];&quot;/&quot;;&quot;\&quot;)&amp;&quot;&quot;&quot; copy &quot;&quot;P:\Web-Backup\www.danielelolli.it 2017-09-24 [late additions]\&quot;&amp;SUBSTITUTE([$'lfs-clean'.B40];&quot;/&quot;;&quot;\&quot;)&amp;&quot;&quot;&quot; &quot;&quot;&quot;&amp;SUBSTITUTE([$'lfs-clean'.B40];&quot;/&quot;;&quot;\&quot;)&amp;&quot;&quot;&quot; /V /Y&quot;" office:value-type="string" office:string-value="if exist &quot;P:\Web-Backup\www.danielelolli.it 2017-09-24 [late additions]\uploads\2011\07\i18n_it-ready-to-use.zip&quot; copy &quot;P:\Web-Backup\www.danielelolli.it 2017-09-24 [late additions]\uploads\2011\07\i18n_it-ready-to-use.zip&quot; &quot;uploads\2011\07\i18n_it-ready-to-use.zip&quot; /V /Y" calcext:value-type="string">
            <text:p>if exist "P:\Web-Backup\www.danielelolli.it 2017-09-24 [late additions]\uploads\2011\07\i18n_it-ready-to-use.zip" copy "P:\Web-Backup\www.danielelolli.it 2017-09-24 [late additions]\uploads\2011\07\i18n_it-ready-to-use.zip" "uploads\2011\07\i18n_it-ready-to-use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41];&quot;/&quot;;&quot;\&quot;)&amp;&quot;&quot;&quot; copy &quot;&quot;P:\Web-Backup\www.danielelolli.it 2017-09-24 [late additions]\&quot;&amp;SUBSTITUTE([$'lfs-clean'.B41];&quot;/&quot;;&quot;\&quot;)&amp;&quot;&quot;&quot; &quot;&quot;&quot;&amp;SUBSTITUTE([$'lfs-clean'.B41];&quot;/&quot;;&quot;\&quot;)&amp;&quot;&quot;&quot; /V /Y&quot;" office:value-type="string" office:string-value="if exist &quot;P:\Web-Backup\www.danielelolli.it 2017-09-24 [late additions]\uploads\2011\07\osticketplus_1.6.0_143.zip&quot; copy &quot;P:\Web-Backup\www.danielelolli.it 2017-09-24 [late additions]\uploads\2011\07\osticketplus_1.6.0_143.zip&quot; &quot;uploads\2011\07\osticketplus_1.6.0_143.zip&quot; /V /Y" calcext:value-type="string">
            <text:p>if exist "P:\Web-Backup\www.danielelolli.it 2017-09-24 [late additions]\uploads\2011\07\osticketplus_1.6.0_143.zip" copy "P:\Web-Backup\www.danielelolli.it 2017-09-24 [late additions]\uploads\2011\07\osticketplus_1.6.0_143.zip" "uploads\2011\07\osticketplus_1.6.0_143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42];&quot;/&quot;;&quot;\&quot;)&amp;&quot;&quot;&quot; copy &quot;&quot;P:\Web-Backup\www.danielelolli.it 2017-09-24 [late additions]\&quot;&amp;SUBSTITUTE([$'lfs-clean'.B42];&quot;/&quot;;&quot;\&quot;)&amp;&quot;&quot;&quot; &quot;&quot;&quot;&amp;SUBSTITUTE([$'lfs-clean'.B42];&quot;/&quot;;&quot;\&quot;)&amp;&quot;&quot;&quot; /V /Y&quot;" office:value-type="string" office:string-value="if exist &quot;P:\Web-Backup\www.danielelolli.it 2017-09-24 [late additions]\uploads\2011\07\osticketplus_1.6.0_144.zip&quot; copy &quot;P:\Web-Backup\www.danielelolli.it 2017-09-24 [late additions]\uploads\2011\07\osticketplus_1.6.0_144.zip&quot; &quot;uploads\2011\07\osticketplus_1.6.0_144.zip&quot; /V /Y" calcext:value-type="string">
            <text:p>if exist "P:\Web-Backup\www.danielelolli.it 2017-09-24 [late additions]\uploads\2011\07\osticketplus_1.6.0_144.zip" copy "P:\Web-Backup\www.danielelolli.it 2017-09-24 [late additions]\uploads\2011\07\osticketplus_1.6.0_144.zip" "uploads\2011\07\osticketplus_1.6.0_144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43];&quot;/&quot;;&quot;\&quot;)&amp;&quot;&quot;&quot; copy &quot;&quot;P:\Web-Backup\www.danielelolli.it 2017-09-24 [late additions]\&quot;&amp;SUBSTITUTE([$'lfs-clean'.B43];&quot;/&quot;;&quot;\&quot;)&amp;&quot;&quot;&quot; &quot;&quot;&quot;&amp;SUBSTITUTE([$'lfs-clean'.B43];&quot;/&quot;;&quot;\&quot;)&amp;&quot;&quot;&quot; /V /Y&quot;" office:value-type="string" office:string-value="if exist &quot;P:\Web-Backup\www.danielelolli.it 2017-09-24 [late additions]\uploads\2011\09\02-09-2011.zip&quot; copy &quot;P:\Web-Backup\www.danielelolli.it 2017-09-24 [late additions]\uploads\2011\09\02-09-2011.zip&quot; &quot;uploads\2011\09\02-09-2011.zip&quot; /V /Y" calcext:value-type="string">
            <text:p>if exist "P:\Web-Backup\www.danielelolli.it 2017-09-24 [late additions]\uploads\2011\09\02-09-2011.zip" copy "P:\Web-Backup\www.danielelolli.it 2017-09-24 [late additions]\uploads\2011\09\02-09-2011.zip" "uploads\2011\09\02-09-2011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44];&quot;/&quot;;&quot;\&quot;)&amp;&quot;&quot;&quot; copy &quot;&quot;P:\Web-Backup\www.danielelolli.it 2017-09-24 [late additions]\&quot;&amp;SUBSTITUTE([$'lfs-clean'.B44];&quot;/&quot;;&quot;\&quot;)&amp;&quot;&quot;&quot; &quot;&quot;&quot;&amp;SUBSTITUTE([$'lfs-clean'.B44];&quot;/&quot;;&quot;\&quot;)&amp;&quot;&quot;&quot; /V /Y&quot;" office:value-type="string" office:string-value="if exist &quot;P:\Web-Backup\www.danielelolli.it 2017-09-24 [late additions]\uploads\2011\09\03-09-2011.zip&quot; copy &quot;P:\Web-Backup\www.danielelolli.it 2017-09-24 [late additions]\uploads\2011\09\03-09-2011.zip&quot; &quot;uploads\2011\09\03-09-2011.zip&quot; /V /Y" calcext:value-type="string">
            <text:p>if exist "P:\Web-Backup\www.danielelolli.it 2017-09-24 [late additions]\uploads\2011\09\03-09-2011.zip" copy "P:\Web-Backup\www.danielelolli.it 2017-09-24 [late additions]\uploads\2011\09\03-09-2011.zip" "uploads\2011\09\03-09-2011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45];&quot;/&quot;;&quot;\&quot;)&amp;&quot;&quot;&quot; copy &quot;&quot;P:\Web-Backup\www.danielelolli.it 2017-09-24 [late additions]\&quot;&amp;SUBSTITUTE([$'lfs-clean'.B45];&quot;/&quot;;&quot;\&quot;)&amp;&quot;&quot;&quot; &quot;&quot;&quot;&amp;SUBSTITUTE([$'lfs-clean'.B45];&quot;/&quot;;&quot;\&quot;)&amp;&quot;&quot;&quot; /V /Y&quot;" office:value-type="string" office:string-value="if exist &quot;P:\Web-Backup\www.danielelolli.it 2017-09-24 [late additions]\uploads\2012\03\it.lang3_.zip&quot; copy &quot;P:\Web-Backup\www.danielelolli.it 2017-09-24 [late additions]\uploads\2012\03\it.lang3_.zip&quot; &quot;uploads\2012\03\it.lang3_.zip&quot; /V /Y" calcext:value-type="string">
            <text:p>if exist "P:\Web-Backup\www.danielelolli.it 2017-09-24 [late additions]\uploads\2012\03\it.lang3_.zip" copy "P:\Web-Backup\www.danielelolli.it 2017-09-24 [late additions]\uploads\2012\03\it.lang3_.zip" "uploads\2012\03\it.lang3_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46];&quot;/&quot;;&quot;\&quot;)&amp;&quot;&quot;&quot; copy &quot;&quot;P:\Web-Backup\www.danielelolli.it 2017-09-24 [late additions]\&quot;&amp;SUBSTITUTE([$'lfs-clean'.B46];&quot;/&quot;;&quot;\&quot;)&amp;&quot;&quot;&quot; &quot;&quot;&quot;&amp;SUBSTITUTE([$'lfs-clean'.B46];&quot;/&quot;;&quot;\&quot;)&amp;&quot;&quot;&quot; /V /Y&quot;" office:value-type="string" office:string-value="if exist &quot;P:\Web-Backup\www.danielelolli.it 2017-09-24 [late additions]\uploads\2012\03\it.lang4_.zip&quot; copy &quot;P:\Web-Backup\www.danielelolli.it 2017-09-24 [late additions]\uploads\2012\03\it.lang4_.zip&quot; &quot;uploads\2012\03\it.lang4_.zip&quot; /V /Y" calcext:value-type="string">
            <text:p>if exist "P:\Web-Backup\www.danielelolli.it 2017-09-24 [late additions]\uploads\2012\03\it.lang4_.zip" copy "P:\Web-Backup\www.danielelolli.it 2017-09-24 [late additions]\uploads\2012\03\it.lang4_.zip" "uploads\2012\03\it.lang4_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47];&quot;/&quot;;&quot;\&quot;)&amp;&quot;&quot;&quot; copy &quot;&quot;P:\Web-Backup\www.danielelolli.it 2017-09-24 [late additions]\&quot;&amp;SUBSTITUTE([$'lfs-clean'.B47];&quot;/&quot;;&quot;\&quot;)&amp;&quot;&quot;&quot; &quot;&quot;&quot;&amp;SUBSTITUTE([$'lfs-clean'.B47];&quot;/&quot;;&quot;\&quot;)&amp;&quot;&quot;&quot; /V /Y&quot;" office:value-type="string" office:string-value="if exist &quot;P:\Web-Backup\www.danielelolli.it 2017-09-24 [late additions]\uploads\2012\03\osticketplus_1.6.0_rev3.zip&quot; copy &quot;P:\Web-Backup\www.danielelolli.it 2017-09-24 [late additions]\uploads\2012\03\osticketplus_1.6.0_rev3.zip&quot; &quot;uploads\2012\03\osticketplus_1.6.0_rev3.zip&quot; /V /Y" calcext:value-type="string">
            <text:p>if exist "P:\Web-Backup\www.danielelolli.it 2017-09-24 [late additions]\uploads\2012\03\osticketplus_1.6.0_rev3.zip" copy "P:\Web-Backup\www.danielelolli.it 2017-09-24 [late additions]\uploads\2012\03\osticketplus_1.6.0_rev3.zip" "uploads\2012\03\osticketplus_1.6.0_rev3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48];&quot;/&quot;;&quot;\&quot;)&amp;&quot;&quot;&quot; copy &quot;&quot;P:\Web-Backup\www.danielelolli.it 2017-09-24 [late additions]\&quot;&amp;SUBSTITUTE([$'lfs-clean'.B48];&quot;/&quot;;&quot;\&quot;)&amp;&quot;&quot;&quot; &quot;&quot;&quot;&amp;SUBSTITUTE([$'lfs-clean'.B48];&quot;/&quot;;&quot;\&quot;)&amp;&quot;&quot;&quot; /V /Y&quot;" office:value-type="string" office:string-value="if exist &quot;P:\Web-Backup\www.danielelolli.it 2017-09-24 [late additions]\uploads\2012\04\PhoneHistory.zip&quot; copy &quot;P:\Web-Backup\www.danielelolli.it 2017-09-24 [late additions]\uploads\2012\04\PhoneHistory.zip&quot; &quot;uploads\2012\04\PhoneHistory.zip&quot; /V /Y" calcext:value-type="string">
            <text:p>if exist "P:\Web-Backup\www.danielelolli.it 2017-09-24 [late additions]\uploads\2012\04\PhoneHistory.zip" copy "P:\Web-Backup\www.danielelolli.it 2017-09-24 [late additions]\uploads\2012\04\PhoneHistory.zip" "uploads\2012\04\PhoneHistory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49];&quot;/&quot;;&quot;\&quot;)&amp;&quot;&quot;&quot; copy &quot;&quot;P:\Web-Backup\www.danielelolli.it 2017-09-24 [late additions]\&quot;&amp;SUBSTITUTE([$'lfs-clean'.B49];&quot;/&quot;;&quot;\&quot;)&amp;&quot;&quot;&quot; &quot;&quot;&quot;&amp;SUBSTITUTE([$'lfs-clean'.B49];&quot;/&quot;;&quot;\&quot;)&amp;&quot;&quot;&quot; /V /Y&quot;" office:value-type="string" office:string-value="if exist &quot;P:\Web-Backup\www.danielelolli.it 2017-09-24 [late additions]\uploads\2012\09\PhoneHistory_rel_0.2.zip&quot; copy &quot;P:\Web-Backup\www.danielelolli.it 2017-09-24 [late additions]\uploads\2012\09\PhoneHistory_rel_0.2.zip&quot; &quot;uploads\2012\09\PhoneHistory_rel_0.2.zip&quot; /V /Y" calcext:value-type="string">
            <text:p>if exist "P:\Web-Backup\www.danielelolli.it 2017-09-24 [late additions]\uploads\2012\09\PhoneHistory_rel_0.2.zip" copy "P:\Web-Backup\www.danielelolli.it 2017-09-24 [late additions]\uploads\2012\09\PhoneHistory_rel_0.2.zip" "uploads\2012\09\PhoneHistory_rel_0.2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50];&quot;/&quot;;&quot;\&quot;)&amp;&quot;&quot;&quot; copy &quot;&quot;P:\Web-Backup\www.danielelolli.it 2017-09-24 [late additions]\&quot;&amp;SUBSTITUTE([$'lfs-clean'.B50];&quot;/&quot;;&quot;\&quot;)&amp;&quot;&quot;&quot; &quot;&quot;&quot;&amp;SUBSTITUTE([$'lfs-clean'.B50];&quot;/&quot;;&quot;\&quot;)&amp;&quot;&quot;&quot; /V /Y&quot;" office:value-type="string" office:string-value="if exist &quot;P:\Web-Backup\www.danielelolli.it 2017-09-24 [late additions]\uploads\2012\09\PhoneHistory_rel_0.3.zip&quot; copy &quot;P:\Web-Backup\www.danielelolli.it 2017-09-24 [late additions]\uploads\2012\09\PhoneHistory_rel_0.3.zip&quot; &quot;uploads\2012\09\PhoneHistory_rel_0.3.zip&quot; /V /Y" calcext:value-type="string">
            <text:p>if exist "P:\Web-Backup\www.danielelolli.it 2017-09-24 [late additions]\uploads\2012\09\PhoneHistory_rel_0.3.zip" copy "P:\Web-Backup\www.danielelolli.it 2017-09-24 [late additions]\uploads\2012\09\PhoneHistory_rel_0.3.zip" "uploads\2012\09\PhoneHistory_rel_0.3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51];&quot;/&quot;;&quot;\&quot;)&amp;&quot;&quot;&quot; copy &quot;&quot;P:\Web-Backup\www.danielelolli.it 2017-09-24 [late additions]\&quot;&amp;SUBSTITUTE([$'lfs-clean'.B51];&quot;/&quot;;&quot;\&quot;)&amp;&quot;&quot;&quot; &quot;&quot;&quot;&amp;SUBSTITUTE([$'lfs-clean'.B51];&quot;/&quot;;&quot;\&quot;)&amp;&quot;&quot;&quot; /V /Y&quot;" office:value-type="string" office:string-value="if exist &quot;P:\Web-Backup\www.danielelolli.it 2017-09-24 [late additions]\uploads\2013\01\android-mirror-logo.zip&quot; copy &quot;P:\Web-Backup\www.danielelolli.it 2017-09-24 [late additions]\uploads\2013\01\android-mirror-logo.zip&quot; &quot;uploads\2013\01\android-mirror-logo.zip&quot; /V /Y" calcext:value-type="string">
            <text:p>if exist "P:\Web-Backup\www.danielelolli.it 2017-09-24 [late additions]\uploads\2013\01\android-mirror-logo.zip" copy "P:\Web-Backup\www.danielelolli.it 2017-09-24 [late additions]\uploads\2013\01\android-mirror-logo.zip" "uploads\2013\01\android-mirror-logo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52];&quot;/&quot;;&quot;\&quot;)&amp;&quot;&quot;&quot; copy &quot;&quot;P:\Web-Backup\www.danielelolli.it 2017-09-24 [late additions]\&quot;&amp;SUBSTITUTE([$'lfs-clean'.B52];&quot;/&quot;;&quot;\&quot;)&amp;&quot;&quot;&quot; &quot;&quot;&quot;&amp;SUBSTITUTE([$'lfs-clean'.B52];&quot;/&quot;;&quot;\&quot;)&amp;&quot;&quot;&quot; /V /Y&quot;" office:value-type="string" office:string-value="if exist &quot;P:\Web-Backup\www.danielelolli.it 2017-09-24 [late additions]\uploads\2014\03\wp_wpb2d_excluded_files.zip&quot; copy &quot;P:\Web-Backup\www.danielelolli.it 2017-09-24 [late additions]\uploads\2014\03\wp_wpb2d_excluded_files.zip&quot; &quot;uploads\2014\03\wp_wpb2d_excluded_files.zip&quot; /V /Y" calcext:value-type="string">
            <text:p>if exist "P:\Web-Backup\www.danielelolli.it 2017-09-24 [late additions]\uploads\2014\03\wp_wpb2d_excluded_files.zip" copy "P:\Web-Backup\www.danielelolli.it 2017-09-24 [late additions]\uploads\2014\03\wp_wpb2d_excluded_files.zip" "uploads\2014\03\wp_wpb2d_excluded_files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53];&quot;/&quot;;&quot;\&quot;)&amp;&quot;&quot;&quot; copy &quot;&quot;P:\Web-Backup\www.danielelolli.it 2017-09-24 [late additions]\&quot;&amp;SUBSTITUTE([$'lfs-clean'.B53];&quot;/&quot;;&quot;\&quot;)&amp;&quot;&quot;&quot; &quot;&quot;&quot;&amp;SUBSTITUTE([$'lfs-clean'.B53];&quot;/&quot;;&quot;\&quot;)&amp;&quot;&quot;&quot; /V /Y&quot;" office:value-type="string" office:string-value="if exist &quot;P:\Web-Backup\www.danielelolli.it 2017-09-24 [late additions]\uploads\2014\08\1B-TOSHIBA-RAID-Virtual-Device.zip&quot; copy &quot;P:\Web-Backup\www.danielelolli.it 2017-09-24 [late additions]\uploads\2014\08\1B-TOSHIBA-RAID-Virtual-Device.zip&quot; &quot;uploads\2014\08\1B-TOSHIBA-RAID-Virtual-Device.zip&quot; /V /Y" calcext:value-type="string">
            <text:p>if exist "P:\Web-Backup\www.danielelolli.it 2017-09-24 [late additions]\uploads\2014\08\1B-TOSHIBA-RAID-Virtual-Device.zip" copy "P:\Web-Backup\www.danielelolli.it 2017-09-24 [late additions]\uploads\2014\08\1B-TOSHIBA-RAID-Virtual-Device.zip" "uploads\2014\08\1B-TOSHIBA-RAID-Virtual-Device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54];&quot;/&quot;;&quot;\&quot;)&amp;&quot;&quot;&quot; copy &quot;&quot;P:\Web-Backup\www.danielelolli.it 2017-09-24 [late additions]\&quot;&amp;SUBSTITUTE([$'lfs-clean'.B54];&quot;/&quot;;&quot;\&quot;)&amp;&quot;&quot;&quot; &quot;&quot;&quot;&amp;SUBSTITUTE([$'lfs-clean'.B54];&quot;/&quot;;&quot;\&quot;)&amp;&quot;&quot;&quot; /V /Y&quot;" office:value-type="string" office:string-value="if exist &quot;P:\Web-Backup\www.danielelolli.it 2017-09-24 [late additions]\uploads\2014\08\2B-NVIDIA-GeForce-Go-6600-Update.zip&quot; copy &quot;P:\Web-Backup\www.danielelolli.it 2017-09-24 [late additions]\uploads\2014\08\2B-NVIDIA-GeForce-Go-6600-Update.zip&quot; &quot;uploads\2014\08\2B-NVIDIA-GeForce-Go-6600-Update.zip&quot; /V /Y" calcext:value-type="string">
            <text:p>if exist "P:\Web-Backup\www.danielelolli.it 2017-09-24 [late additions]\uploads\2014\08\2B-NVIDIA-GeForce-Go-6600-Update.zip" copy "P:\Web-Backup\www.danielelolli.it 2017-09-24 [late additions]\uploads\2014\08\2B-NVIDIA-GeForce-Go-6600-Update.zip" "uploads\2014\08\2B-NVIDIA-GeForce-Go-6600-Update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55];&quot;/&quot;;&quot;\&quot;)&amp;&quot;&quot;&quot; copy &quot;&quot;P:\Web-Backup\www.danielelolli.it 2017-09-24 [late additions]\&quot;&amp;SUBSTITUTE([$'lfs-clean'.B55];&quot;/&quot;;&quot;\&quot;)&amp;&quot;&quot;&quot; &quot;&quot;&quot;&amp;SUBSTITUTE([$'lfs-clean'.B55];&quot;/&quot;;&quot;\&quot;)&amp;&quot;&quot;&quot; /V /Y&quot;" office:value-type="string" office:string-value="if exist &quot;P:\Web-Backup\www.danielelolli.it 2017-09-24 [late additions]\uploads\2014\08\7-Bluetooth-Stack.zip&quot; copy &quot;P:\Web-Backup\www.danielelolli.it 2017-09-24 [late additions]\uploads\2014\08\7-Bluetooth-Stack.zip&quot; &quot;uploads\2014\08\7-Bluetooth-Stack.zip&quot; /V /Y" calcext:value-type="string">
            <text:p>if exist "P:\Web-Backup\www.danielelolli.it 2017-09-24 [late additions]\uploads\2014\08\7-Bluetooth-Stack.zip" copy "P:\Web-Backup\www.danielelolli.it 2017-09-24 [late additions]\uploads\2014\08\7-Bluetooth-Stack.zip" "uploads\2014\08\7-Bluetooth-Stack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56];&quot;/&quot;;&quot;\&quot;)&amp;&quot;&quot;&quot; copy &quot;&quot;P:\Web-Backup\www.danielelolli.it 2017-09-24 [late additions]\&quot;&amp;SUBSTITUTE([$'lfs-clean'.B56];&quot;/&quot;;&quot;\&quot;)&amp;&quot;&quot;&quot; &quot;&quot;&quot;&amp;SUBSTITUTE([$'lfs-clean'.B56];&quot;/&quot;;&quot;\&quot;)&amp;&quot;&quot;&quot; /V /Y&quot;" office:value-type="string" office:string-value="if exist &quot;P:\Web-Backup\www.danielelolli.it 2017-09-24 [late additions]\uploads\2017\09\css-share-buttons-inline-font-awesome.1.0.zip&quot; copy &quot;P:\Web-Backup\www.danielelolli.it 2017-09-24 [late additions]\uploads\2017\09\css-share-buttons-inline-font-awesome.1.0.zip&quot; &quot;uploads\2017\09\css-share-buttons-inline-font-awesome.1.0.zip&quot; /V /Y" calcext:value-type="string">
            <text:p>if exist "P:\Web-Backup\www.danielelolli.it 2017-09-24 [late additions]\uploads\2017\09\css-share-buttons-inline-font-awesome.1.0.zip" copy "P:\Web-Backup\www.danielelolli.it 2017-09-24 [late additions]\uploads\2017\09\css-share-buttons-inline-font-awesome.1.0.zip" "uploads\2017\09\css-share-buttons-inline-font-awesome.1.0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57];&quot;/&quot;;&quot;\&quot;)&amp;&quot;&quot;&quot; copy &quot;&quot;P:\Web-Backup\www.danielelolli.it 2017-09-24 [late additions]\&quot;&amp;SUBSTITUTE([$'lfs-clean'.B57];&quot;/&quot;;&quot;\&quot;)&amp;&quot;&quot;&quot; &quot;&quot;&quot;&amp;SUBSTITUTE([$'lfs-clean'.B57];&quot;/&quot;;&quot;\&quot;)&amp;&quot;&quot;&quot; /V /Y&quot;" office:value-type="string" office:string-value="if exist &quot;P:\Web-Backup\www.danielelolli.it 2017-09-24 [late additions]\uploads\2017\09\css-share-buttons.1.0.zip&quot; copy &quot;P:\Web-Backup\www.danielelolli.it 2017-09-24 [late additions]\uploads\2017\09\css-share-buttons.1.0.zip&quot; &quot;uploads\2017\09\css-share-buttons.1.0.zip&quot; /V /Y" calcext:value-type="string">
            <text:p>if exist "P:\Web-Backup\www.danielelolli.it 2017-09-24 [late additions]\uploads\2017\09\css-share-buttons.1.0.zip" copy "P:\Web-Backup\www.danielelolli.it 2017-09-24 [late additions]\uploads\2017\09\css-share-buttons.1.0.zip" "uploads\2017\09\css-share-buttons.1.0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58];&quot;/&quot;;&quot;\&quot;)&amp;&quot;&quot;&quot; copy &quot;&quot;P:\Web-Backup\www.danielelolli.it 2017-09-24 [late additions]\&quot;&amp;SUBSTITUTE([$'lfs-clean'.B58];&quot;/&quot;;&quot;\&quot;)&amp;&quot;&quot;&quot; &quot;&quot;&quot;&amp;SUBSTITUTE([$'lfs-clean'.B58];&quot;/&quot;;&quot;\&quot;)&amp;&quot;&quot;&quot; /V /Y&quot;" office:value-type="string" office:string-value="if exist &quot;P:\Web-Backup\www.danielelolli.it 2017-09-24 [late additions]\uploads\basket-photo\Foto Lame\2004-2005\Lame2004-2005.zip&quot; copy &quot;P:\Web-Backup\www.danielelolli.it 2017-09-24 [late additions]\uploads\basket-photo\Foto Lame\2004-2005\Lame2004-2005.zip&quot; &quot;uploads\basket-photo\Foto Lame\2004-2005\Lame2004-2005.zip&quot; /V /Y" calcext:value-type="string">
            <text:p>if exist "P:\Web-Backup\www.danielelolli.it 2017-09-24 [late additions]\uploads\basket-photo\Foto Lame\2004-2005\Lame2004-2005.zip" copy "P:\Web-Backup\www.danielelolli.it 2017-09-24 [late additions]\uploads\basket-photo\Foto Lame\2004-2005\Lame2004-2005.zip" "uploads\basket-photo\Foto Lame\2004-2005\Lame2004-2005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59];&quot;/&quot;;&quot;\&quot;)&amp;&quot;&quot;&quot; copy &quot;&quot;P:\Web-Backup\www.danielelolli.it 2017-09-24 [late additions]\&quot;&amp;SUBSTITUTE([$'lfs-clean'.B59];&quot;/&quot;;&quot;\&quot;)&amp;&quot;&quot;&quot; &quot;&quot;&quot;&amp;SUBSTITUTE([$'lfs-clean'.B59];&quot;/&quot;;&quot;\&quot;)&amp;&quot;&quot;&quot; /V /Y&quot;" office:value-type="string" office:string-value="if exist &quot;P:\Web-Backup\www.danielelolli.it 2017-09-24 [late additions]\uploads\basket-photo\Foto Lame\2006-2007\Lame2006-2007.zip&quot; copy &quot;P:\Web-Backup\www.danielelolli.it 2017-09-24 [late additions]\uploads\basket-photo\Foto Lame\2006-2007\Lame2006-2007.zip&quot; &quot;uploads\basket-photo\Foto Lame\2006-2007\Lame2006-2007.zip&quot; /V /Y" calcext:value-type="string">
            <text:p>if exist "P:\Web-Backup\www.danielelolli.it 2017-09-24 [late additions]\uploads\basket-photo\Foto Lame\2006-2007\Lame2006-2007.zip" copy "P:\Web-Backup\www.danielelolli.it 2017-09-24 [late additions]\uploads\basket-photo\Foto Lame\2006-2007\Lame2006-2007.zip" "uploads\basket-photo\Foto Lame\2006-2007\Lame2006-2007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60];&quot;/&quot;;&quot;\&quot;)&amp;&quot;&quot;&quot; copy &quot;&quot;P:\Web-Backup\www.danielelolli.it 2017-09-24 [late additions]\&quot;&amp;SUBSTITUTE([$'lfs-clean'.B60];&quot;/&quot;;&quot;\&quot;)&amp;&quot;&quot;&quot; &quot;&quot;&quot;&amp;SUBSTITUTE([$'lfs-clean'.B60];&quot;/&quot;;&quot;\&quot;)&amp;&quot;&quot;&quot; /V /Y&quot;" office:value-type="string" office:string-value="if exist &quot;P:\Web-Backup\www.danielelolli.it 2017-09-24 [late additions]\uploads\basket-photo\Lame Basket PDM - AICS 2007\AICS_Primavera_2007_Seniores_Calendario.pdf&quot; copy &quot;P:\Web-Backup\www.danielelolli.it 2017-09-24 [late additions]\uploads\basket-photo\Lame Basket PDM - AICS 2007\AICS_Primavera_2007_Seniores_Calendario.pdf&quot; &quot;uploads\basket-photo\Lame Basket PDM - AICS 2007\AICS_Primavera_2007_Seniores_Calendario.pdf&quot; /V /Y" calcext:value-type="string">
            <text:p>if exist "P:\Web-Backup\www.danielelolli.it 2017-09-24 [late additions]\uploads\basket-photo\Lame Basket PDM - AICS 2007\AICS_Primavera_2007_Seniores_Calendario.pdf" copy "P:\Web-Backup\www.danielelolli.it 2017-09-24 [late additions]\uploads\basket-photo\Lame Basket PDM - AICS 2007\AICS_Primavera_2007_Seniores_Calendario.pdf" "uploads\basket-photo\Lame Basket PDM - AICS 2007\AICS_Primavera_2007_Seniores_Calendario.pdf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61];&quot;/&quot;;&quot;\&quot;)&amp;&quot;&quot;&quot; copy &quot;&quot;P:\Web-Backup\www.danielelolli.it 2017-09-24 [late additions]\&quot;&amp;SUBSTITUTE([$'lfs-clean'.B61];&quot;/&quot;;&quot;\&quot;)&amp;&quot;&quot;&quot; &quot;&quot;&quot;&amp;SUBSTITUTE([$'lfs-clean'.B61];&quot;/&quot;;&quot;\&quot;)&amp;&quot;&quot;&quot; /V /Y&quot;" office:value-type="string" office:string-value="if exist &quot;P:\Web-Backup\www.danielelolli.it 2017-09-24 [late additions]\uploads\basket-photo\Lame Basket PDM - AICS 2007\AICS_Primavera_2007_Seniores_PR-03_LAME-ARGELATO.pdf&quot; copy &quot;P:\Web-Backup\www.danielelolli.it 2017-09-24 [late additions]\uploads\basket-photo\Lame Basket PDM - AICS 2007\AICS_Primavera_2007_Seniores_PR-03_LAME-ARGELATO.pdf&quot; &quot;uploads\basket-photo\Lame Basket PDM - AICS 2007\AICS_Primavera_2007_Seniores_PR-03_LAME-ARGELATO.pdf&quot; /V /Y" calcext:value-type="string">
            <text:p>if exist "P:\Web-Backup\www.danielelolli.it 2017-09-24 [late additions]\uploads\basket-photo\Lame Basket PDM - AICS 2007\AICS_Primavera_2007_Seniores_PR-03_LAME-ARGELATO.pdf" copy "P:\Web-Backup\www.danielelolli.it 2017-09-24 [late additions]\uploads\basket-photo\Lame Basket PDM - AICS 2007\AICS_Primavera_2007_Seniores_PR-03_LAME-ARGELATO.pdf" "uploads\basket-photo\Lame Basket PDM - AICS 2007\AICS_Primavera_2007_Seniores_PR-03_LAME-ARGELATO.pdf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62];&quot;/&quot;;&quot;\&quot;)&amp;&quot;&quot;&quot; copy &quot;&quot;P:\Web-Backup\www.danielelolli.it 2017-09-24 [late additions]\&quot;&amp;SUBSTITUTE([$'lfs-clean'.B62];&quot;/&quot;;&quot;\&quot;)&amp;&quot;&quot;&quot; &quot;&quot;&quot;&amp;SUBSTITUTE([$'lfs-clean'.B62];&quot;/&quot;;&quot;\&quot;)&amp;&quot;&quot;&quot; /V /Y&quot;" office:value-type="string" office:string-value="if exist &quot;P:\Web-Backup\www.danielelolli.it 2017-09-24 [late additions]\uploads\basket-photo\Lame Basket PDM - AICS 2007\AICS_Primavera_2007_Seniores_PR-04_LAME-TEMA.pdf&quot; copy &quot;P:\Web-Backup\www.danielelolli.it 2017-09-24 [late additions]\uploads\basket-photo\Lame Basket PDM - AICS 2007\AICS_Primavera_2007_Seniores_PR-04_LAME-TEMA.pdf&quot; &quot;uploads\basket-photo\Lame Basket PDM - AICS 2007\AICS_Primavera_2007_Seniores_PR-04_LAME-TEMA.pdf&quot; /V /Y" calcext:value-type="string">
            <text:p>if exist "P:\Web-Backup\www.danielelolli.it 2017-09-24 [late additions]\uploads\basket-photo\Lame Basket PDM - AICS 2007\AICS_Primavera_2007_Seniores_PR-04_LAME-TEMA.pdf" copy "P:\Web-Backup\www.danielelolli.it 2017-09-24 [late additions]\uploads\basket-photo\Lame Basket PDM - AICS 2007\AICS_Primavera_2007_Seniores_PR-04_LAME-TEMA.pdf" "uploads\basket-photo\Lame Basket PDM - AICS 2007\AICS_Primavera_2007_Seniores_PR-04_LAME-TEMA.pdf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63];&quot;/&quot;;&quot;\&quot;)&amp;&quot;&quot;&quot; copy &quot;&quot;P:\Web-Backup\www.danielelolli.it 2017-09-24 [late additions]\&quot;&amp;SUBSTITUTE([$'lfs-clean'.B63];&quot;/&quot;;&quot;\&quot;)&amp;&quot;&quot;&quot; &quot;&quot;&quot;&amp;SUBSTITUTE([$'lfs-clean'.B63];&quot;/&quot;;&quot;\&quot;)&amp;&quot;&quot;&quot; /V /Y&quot;" office:value-type="string" office:string-value="if exist &quot;P:\Web-Backup\www.danielelolli.it 2017-09-24 [late additions]\uploads\basket-photo\Lame Basket PDM - AICS 2007\AICS_Primavera_2007_Seniores_PR-11_NOVA-LAME.pdf&quot; copy &quot;P:\Web-Backup\www.danielelolli.it 2017-09-24 [late additions]\uploads\basket-photo\Lame Basket PDM - AICS 2007\AICS_Primavera_2007_Seniores_PR-11_NOVA-LAME.pdf&quot; &quot;uploads\basket-photo\Lame Basket PDM - AICS 2007\AICS_Primavera_2007_Seniores_PR-11_NOVA-LAME.pdf&quot; /V /Y" calcext:value-type="string">
            <text:p>if exist "P:\Web-Backup\www.danielelolli.it 2017-09-24 [late additions]\uploads\basket-photo\Lame Basket PDM - AICS 2007\AICS_Primavera_2007_Seniores_PR-11_NOVA-LAME.pdf" copy "P:\Web-Backup\www.danielelolli.it 2017-09-24 [late additions]\uploads\basket-photo\Lame Basket PDM - AICS 2007\AICS_Primavera_2007_Seniores_PR-11_NOVA-LAME.pdf" "uploads\basket-photo\Lame Basket PDM - AICS 2007\AICS_Primavera_2007_Seniores_PR-11_NOVA-LAME.pdf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64];&quot;/&quot;;&quot;\&quot;)&amp;&quot;&quot;&quot; copy &quot;&quot;P:\Web-Backup\www.danielelolli.it 2017-09-24 [late additions]\&quot;&amp;SUBSTITUTE([$'lfs-clean'.B64];&quot;/&quot;;&quot;\&quot;)&amp;&quot;&quot;&quot; &quot;&quot;&quot;&amp;SUBSTITUTE([$'lfs-clean'.B64];&quot;/&quot;;&quot;\&quot;)&amp;&quot;&quot;&quot; /V /Y&quot;" office:value-type="string" office:string-value="if exist &quot;P:\Web-Backup\www.danielelolli.it 2017-09-24 [late additions]\uploads\bestmp3guide\MP3byMydenCFG.zip&quot; copy &quot;P:\Web-Backup\www.danielelolli.it 2017-09-24 [late additions]\uploads\bestmp3guide\MP3byMydenCFG.zip&quot; &quot;uploads\bestmp3guide\MP3byMydenCFG.zip&quot; /V /Y" calcext:value-type="string">
            <text:p>if exist "P:\Web-Backup\www.danielelolli.it 2017-09-24 [late additions]\uploads\bestmp3guide\MP3byMydenCFG.zip" copy "P:\Web-Backup\www.danielelolli.it 2017-09-24 [late additions]\uploads\bestmp3guide\MP3byMydenCFG.zip" "uploads\bestmp3guide\MP3byMydenCFG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65];&quot;/&quot;;&quot;\&quot;)&amp;&quot;&quot;&quot; copy &quot;&quot;P:\Web-Backup\www.danielelolli.it 2017-09-24 [late additions]\&quot;&amp;SUBSTITUTE([$'lfs-clean'.B65];&quot;/&quot;;&quot;\&quot;)&amp;&quot;&quot;&quot; &quot;&quot;&quot;&amp;SUBSTITUTE([$'lfs-clean'.B65];&quot;/&quot;;&quot;\&quot;)&amp;&quot;&quot;&quot; /V /Y&quot;" office:value-type="string" office:string-value="if exist &quot;P:\Web-Backup\www.danielelolli.it 2017-09-24 [late additions]\uploads\bestmp3guide\eac09b4.zip&quot; copy &quot;P:\Web-Backup\www.danielelolli.it 2017-09-24 [late additions]\uploads\bestmp3guide\eac09b4.zip&quot; &quot;uploads\bestmp3guide\eac09b4.zip&quot; /V /Y" calcext:value-type="string">
            <text:p>if exist "P:\Web-Backup\www.danielelolli.it 2017-09-24 [late additions]\uploads\bestmp3guide\eac09b4.zip" copy "P:\Web-Backup\www.danielelolli.it 2017-09-24 [late additions]\uploads\bestmp3guide\eac09b4.zip" "uploads\bestmp3guide\eac09b4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66];&quot;/&quot;;&quot;\&quot;)&amp;&quot;&quot;&quot; copy &quot;&quot;P:\Web-Backup\www.danielelolli.it 2017-09-24 [late additions]\&quot;&amp;SUBSTITUTE([$'lfs-clean'.B66];&quot;/&quot;;&quot;\&quot;)&amp;&quot;&quot;&quot; &quot;&quot;&quot;&amp;SUBSTITUTE([$'lfs-clean'.B66];&quot;/&quot;;&quot;\&quot;)&amp;&quot;&quot;&quot; /V /Y&quot;" office:value-type="string" office:string-value="if exist &quot;P:\Web-Backup\www.danielelolli.it 2017-09-24 [late additions]\uploads\bestmp3guide\lame.zip&quot; copy &quot;P:\Web-Backup\www.danielelolli.it 2017-09-24 [late additions]\uploads\bestmp3guide\lame.zip&quot; &quot;uploads\bestmp3guide\lame.zip&quot; /V /Y" calcext:value-type="string">
            <text:p>if exist "P:\Web-Backup\www.danielelolli.it 2017-09-24 [late additions]\uploads\bestmp3guide\lame.zip" copy "P:\Web-Backup\www.danielelolli.it 2017-09-24 [late additions]\uploads\bestmp3guide\lame.zip" "uploads\bestmp3guide\lame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67];&quot;/&quot;;&quot;\&quot;)&amp;&quot;&quot;&quot; copy &quot;&quot;P:\Web-Backup\www.danielelolli.it 2017-09-24 [late additions]\&quot;&amp;SUBSTITUTE([$'lfs-clean'.B67];&quot;/&quot;;&quot;\&quot;)&amp;&quot;&quot;&quot; &quot;&quot;&quot;&amp;SUBSTITUTE([$'lfs-clean'.B67];&quot;/&quot;;&quot;\&quot;)&amp;&quot;&quot;&quot; /V /Y&quot;" office:value-type="string" office:string-value="if exist &quot;P:\Web-Backup\www.danielelolli.it 2017-09-24 [late additions]\uploads\bestmp3guide\wnaspi32.zip&quot; copy &quot;P:\Web-Backup\www.danielelolli.it 2017-09-24 [late additions]\uploads\bestmp3guide\wnaspi32.zip&quot; &quot;uploads\bestmp3guide\wnaspi32.zip&quot; /V /Y" calcext:value-type="string">
            <text:p>if exist "P:\Web-Backup\www.danielelolli.it 2017-09-24 [late additions]\uploads\bestmp3guide\wnaspi32.zip" copy "P:\Web-Backup\www.danielelolli.it 2017-09-24 [late additions]\uploads\bestmp3guide\wnaspi32.zip" "uploads\bestmp3guide\wnaspi32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68];&quot;/&quot;;&quot;\&quot;)&amp;&quot;&quot;&quot; copy &quot;&quot;P:\Web-Backup\www.danielelolli.it 2017-09-24 [late additions]\&quot;&amp;SUBSTITUTE([$'lfs-clean'.B68];&quot;/&quot;;&quot;\&quot;)&amp;&quot;&quot;&quot; &quot;&quot;&quot;&amp;SUBSTITUTE([$'lfs-clean'.B68];&quot;/&quot;;&quot;\&quot;)&amp;&quot;&quot;&quot; /V /Y&quot;" office:value-type="string" office:string-value="if exist &quot;P:\Web-Backup\www.danielelolli.it 2017-09-24 [late additions]\uploads\mobiletheme.zip&quot; copy &quot;P:\Web-Backup\www.danielelolli.it 2017-09-24 [late additions]\uploads\mobiletheme.zip&quot; &quot;uploads\mobiletheme.zip&quot; /V /Y" calcext:value-type="string">
            <text:p>if exist "P:\Web-Backup\www.danielelolli.it 2017-09-24 [late additions]\uploads\mobiletheme.zip" copy "P:\Web-Backup\www.danielelolli.it 2017-09-24 [late additions]\uploads\mobiletheme.zip" "uploads\mobiletheme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69];&quot;/&quot;;&quot;\&quot;)&amp;&quot;&quot;&quot; copy &quot;&quot;P:\Web-Backup\www.danielelolli.it 2017-09-24 [late additions]\&quot;&amp;SUBSTITUTE([$'lfs-clean'.B69];&quot;/&quot;;&quot;\&quot;)&amp;&quot;&quot;&quot; &quot;&quot;&quot;&amp;SUBSTITUTE([$'lfs-clean'.B69];&quot;/&quot;;&quot;\&quot;)&amp;&quot;&quot;&quot; /V /Y&quot;" office:value-type="string" office:string-value="if exist &quot;P:\Web-Backup\www.danielelolli.it 2017-09-24 [late additions]\uploads\pdf\2019-05-05-nethserver-6-x-expanding-capacity-by-adding-two-new-disks-in-mirror.pdf&quot; copy &quot;P:\Web-Backup\www.danielelolli.it 2017-09-24 [late additions]\uploads\pdf\2019-05-05-nethserver-6-x-expanding-capacity-by-adding-two-new-disks-in-mirror.pdf&quot; &quot;uploads\pdf\2019-05-05-nethserver-6-x-expanding-capacity-by-adding-two-new-disks-in-mirror.pdf&quot; /V /Y" calcext:value-type="string">
            <text:p>if exist "P:\Web-Backup\www.danielelolli.it 2017-09-24 [late additions]\uploads\pdf\2019-05-05-nethserver-6-x-expanding-capacity-by-adding-two-new-disks-in-mirror.pdf" copy "P:\Web-Backup\www.danielelolli.it 2017-09-24 [late additions]\uploads\pdf\2019-05-05-nethserver-6-x-expanding-capacity-by-adding-two-new-disks-in-mirror.pdf" "uploads\pdf\2019-05-05-nethserver-6-x-expanding-capacity-by-adding-two-new-disks-in-mirror.pdf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70];&quot;/&quot;;&quot;\&quot;)&amp;&quot;&quot;&quot; copy &quot;&quot;P:\Web-Backup\www.danielelolli.it 2017-09-24 [late additions]\&quot;&amp;SUBSTITUTE([$'lfs-clean'.B70];&quot;/&quot;;&quot;\&quot;)&amp;&quot;&quot;&quot; &quot;&quot;&quot;&amp;SUBSTITUTE([$'lfs-clean'.B70];&quot;/&quot;;&quot;\&quot;)&amp;&quot;&quot;&quot; /V /Y&quot;" office:value-type="string" office:string-value="if exist &quot;P:\Web-Backup\www.danielelolli.it 2017-09-24 [late additions]\uploads\pdf\2019-06-11-nethserver-6-x-expanding-capacity-by-moving-ibay-to-two-new-disks-in-mirror.pdf&quot; copy &quot;P:\Web-Backup\www.danielelolli.it 2017-09-24 [late additions]\uploads\pdf\2019-06-11-nethserver-6-x-expanding-capacity-by-moving-ibay-to-two-new-disks-in-mirror.pdf&quot; &quot;uploads\pdf\2019-06-11-nethserver-6-x-expanding-capacity-by-moving-ibay-to-two-new-disks-in-mirror.pdf&quot; /V /Y" calcext:value-type="string">
            <text:p>if exist "P:\Web-Backup\www.danielelolli.it 2017-09-24 [late additions]\uploads\pdf\2019-06-11-nethserver-6-x-expanding-capacity-by-moving-ibay-to-two-new-disks-in-mirror.pdf" copy "P:\Web-Backup\www.danielelolli.it 2017-09-24 [late additions]\uploads\pdf\2019-06-11-nethserver-6-x-expanding-capacity-by-moving-ibay-to-two-new-disks-in-mirror.pdf" "uploads\pdf\2019-06-11-nethserver-6-x-expanding-capacity-by-moving-ibay-to-two-new-disks-in-mirror.pdf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71];&quot;/&quot;;&quot;\&quot;)&amp;&quot;&quot;&quot; copy &quot;&quot;P:\Web-Backup\www.danielelolli.it 2017-09-24 [late additions]\&quot;&amp;SUBSTITUTE([$'lfs-clean'.B71];&quot;/&quot;;&quot;\&quot;)&amp;&quot;&quot;&quot; &quot;&quot;&quot;&amp;SUBSTITUTE([$'lfs-clean'.B71];&quot;/&quot;;&quot;\&quot;)&amp;&quot;&quot;&quot; /V /Y&quot;" office:value-type="string" office:string-value="if exist &quot;P:\Web-Backup\www.danielelolli.it 2017-09-24 [late additions]\uploads\socicon\_sources\128.zip&quot; copy &quot;P:\Web-Backup\www.danielelolli.it 2017-09-24 [late additions]\uploads\socicon\_sources\128.zip&quot; &quot;uploads\socicon\_sources\128.zip&quot; /V /Y" calcext:value-type="string">
            <text:p>if exist "P:\Web-Backup\www.danielelolli.it 2017-09-24 [late additions]\uploads\socicon\_sources\128.zip" copy "P:\Web-Backup\www.danielelolli.it 2017-09-24 [late additions]\uploads\socicon\_sources\128.zip" "uploads\socicon\_sources\128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72];&quot;/&quot;;&quot;\&quot;)&amp;&quot;&quot;&quot; copy &quot;&quot;P:\Web-Backup\www.danielelolli.it 2017-09-24 [late additions]\&quot;&amp;SUBSTITUTE([$'lfs-clean'.B72];&quot;/&quot;;&quot;\&quot;)&amp;&quot;&quot;&quot; &quot;&quot;&quot;&amp;SUBSTITUTE([$'lfs-clean'.B72];&quot;/&quot;;&quot;\&quot;)&amp;&quot;&quot;&quot; /V /Y&quot;" office:value-type="string" office:string-value="if exist &quot;P:\Web-Backup\www.danielelolli.it 2017-09-24 [late additions]\uploads\socicon\_sources\16.zip&quot; copy &quot;P:\Web-Backup\www.danielelolli.it 2017-09-24 [late additions]\uploads\socicon\_sources\16.zip&quot; &quot;uploads\socicon\_sources\16.zip&quot; /V /Y" calcext:value-type="string">
            <text:p>if exist "P:\Web-Backup\www.danielelolli.it 2017-09-24 [late additions]\uploads\socicon\_sources\16.zip" copy "P:\Web-Backup\www.danielelolli.it 2017-09-24 [late additions]\uploads\socicon\_sources\16.zip" "uploads\socicon\_sources\16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73];&quot;/&quot;;&quot;\&quot;)&amp;&quot;&quot;&quot; copy &quot;&quot;P:\Web-Backup\www.danielelolli.it 2017-09-24 [late additions]\&quot;&amp;SUBSTITUTE([$'lfs-clean'.B73];&quot;/&quot;;&quot;\&quot;)&amp;&quot;&quot;&quot; &quot;&quot;&quot;&amp;SUBSTITUTE([$'lfs-clean'.B73];&quot;/&quot;;&quot;\&quot;)&amp;&quot;&quot;&quot; /V /Y&quot;" office:value-type="string" office:string-value="if exist &quot;P:\Web-Backup\www.danielelolli.it 2017-09-24 [late additions]\uploads\socicon\_sources\256.zip&quot; copy &quot;P:\Web-Backup\www.danielelolli.it 2017-09-24 [late additions]\uploads\socicon\_sources\256.zip&quot; &quot;uploads\socicon\_sources\256.zip&quot; /V /Y" calcext:value-type="string">
            <text:p>if exist "P:\Web-Backup\www.danielelolli.it 2017-09-24 [late additions]\uploads\socicon\_sources\256.zip" copy "P:\Web-Backup\www.danielelolli.it 2017-09-24 [late additions]\uploads\socicon\_sources\256.zip" "uploads\socicon\_sources\256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74];&quot;/&quot;;&quot;\&quot;)&amp;&quot;&quot;&quot; copy &quot;&quot;P:\Web-Backup\www.danielelolli.it 2017-09-24 [late additions]\&quot;&amp;SUBSTITUTE([$'lfs-clean'.B74];&quot;/&quot;;&quot;\&quot;)&amp;&quot;&quot;&quot; &quot;&quot;&quot;&amp;SUBSTITUTE([$'lfs-clean'.B74];&quot;/&quot;;&quot;\&quot;)&amp;&quot;&quot;&quot; /V /Y&quot;" office:value-type="string" office:string-value="if exist &quot;P:\Web-Backup\www.danielelolli.it 2017-09-24 [late additions]\uploads\socicon\_sources\32.zip&quot; copy &quot;P:\Web-Backup\www.danielelolli.it 2017-09-24 [late additions]\uploads\socicon\_sources\32.zip&quot; &quot;uploads\socicon\_sources\32.zip&quot; /V /Y" calcext:value-type="string">
            <text:p>if exist "P:\Web-Backup\www.danielelolli.it 2017-09-24 [late additions]\uploads\socicon\_sources\32.zip" copy "P:\Web-Backup\www.danielelolli.it 2017-09-24 [late additions]\uploads\socicon\_sources\32.zip" "uploads\socicon\_sources\32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75];&quot;/&quot;;&quot;\&quot;)&amp;&quot;&quot;&quot; copy &quot;&quot;P:\Web-Backup\www.danielelolli.it 2017-09-24 [late additions]\&quot;&amp;SUBSTITUTE([$'lfs-clean'.B75];&quot;/&quot;;&quot;\&quot;)&amp;&quot;&quot;&quot; &quot;&quot;&quot;&amp;SUBSTITUTE([$'lfs-clean'.B75];&quot;/&quot;;&quot;\&quot;)&amp;&quot;&quot;&quot; /V /Y&quot;" office:value-type="string" office:string-value="if exist &quot;P:\Web-Backup\www.danielelolli.it 2017-09-24 [late additions]\uploads\socicon\_sources\64.zip&quot; copy &quot;P:\Web-Backup\www.danielelolli.it 2017-09-24 [late additions]\uploads\socicon\_sources\64.zip&quot; &quot;uploads\socicon\_sources\64.zip&quot; /V /Y" calcext:value-type="string">
            <text:p>if exist "P:\Web-Backup\www.danielelolli.it 2017-09-24 [late additions]\uploads\socicon\_sources\64.zip" copy "P:\Web-Backup\www.danielelolli.it 2017-09-24 [late additions]\uploads\socicon\_sources\64.zip" "uploads\socicon\_sources\64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76];&quot;/&quot;;&quot;\&quot;)&amp;&quot;&quot;&quot; copy &quot;&quot;P:\Web-Backup\www.danielelolli.it 2017-09-24 [late additions]\&quot;&amp;SUBSTITUTE([$'lfs-clean'.B76];&quot;/&quot;;&quot;\&quot;)&amp;&quot;&quot;&quot; &quot;&quot;&quot;&amp;SUBSTITUTE([$'lfs-clean'.B76];&quot;/&quot;;&quot;\&quot;)&amp;&quot;&quot;&quot; /V /Y&quot;" office:value-type="string" office:string-value="if exist &quot;P:\Web-Backup\www.danielelolli.it 2017-09-24 [late additions]\uploads\socicon\_sources\96.zip&quot; copy &quot;P:\Web-Backup\www.danielelolli.it 2017-09-24 [late additions]\uploads\socicon\_sources\96.zip&quot; &quot;uploads\socicon\_sources\96.zip&quot; /V /Y" calcext:value-type="string">
            <text:p>if exist "P:\Web-Backup\www.danielelolli.it 2017-09-24 [late additions]\uploads\socicon\_sources\96.zip" copy "P:\Web-Backup\www.danielelolli.it 2017-09-24 [late additions]\uploads\socicon\_sources\96.zip" "uploads\socicon\_sources\96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77];&quot;/&quot;;&quot;\&quot;)&amp;&quot;&quot;&quot; copy &quot;&quot;P:\Web-Backup\www.danielelolli.it 2017-09-24 [late additions]\&quot;&amp;SUBSTITUTE([$'lfs-clean'.B77];&quot;/&quot;;&quot;\&quot;)&amp;&quot;&quot;&quot; &quot;&quot;&quot;&amp;SUBSTITUTE([$'lfs-clean'.B77];&quot;/&quot;;&quot;\&quot;)&amp;&quot;&quot;&quot; /V /Y&quot;" office:value-type="string" office:string-value="if exist &quot;P:\Web-Backup\www.danielelolli.it 2017-09-24 [late additions]\uploads\socicon\_sources\socicon-font-v25.zip&quot; copy &quot;P:\Web-Backup\www.danielelolli.it 2017-09-24 [late additions]\uploads\socicon\_sources\socicon-font-v25.zip&quot; &quot;uploads\socicon\_sources\socicon-font-v25.zip&quot; /V /Y" calcext:value-type="string">
            <text:p>if exist "P:\Web-Backup\www.danielelolli.it 2017-09-24 [late additions]\uploads\socicon\_sources\socicon-font-v25.zip" copy "P:\Web-Backup\www.danielelolli.it 2017-09-24 [late additions]\uploads\socicon\_sources\socicon-font-v25.zip" "uploads\socicon\_sources\socicon-font-v25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78];&quot;/&quot;;&quot;\&quot;)&amp;&quot;&quot;&quot; copy &quot;&quot;P:\Web-Backup\www.danielelolli.it 2017-09-24 [late additions]\&quot;&amp;SUBSTITUTE([$'lfs-clean'.B78];&quot;/&quot;;&quot;\&quot;)&amp;&quot;&quot;&quot; &quot;&quot;&quot;&amp;SUBSTITUTE([$'lfs-clean'.B78];&quot;/&quot;;&quot;\&quot;)&amp;&quot;&quot;&quot; /V /Y&quot;" office:value-type="string" office:string-value="if exist &quot;P:\Web-Backup\www.danielelolli.it 2017-09-24 [late additions]\uploads\socicon\_sources\socicon-howto.zip&quot; copy &quot;P:\Web-Backup\www.danielelolli.it 2017-09-24 [late additions]\uploads\socicon\_sources\socicon-howto.zip&quot; &quot;uploads\socicon\_sources\socicon-howto.zip&quot; /V /Y" calcext:value-type="string">
            <text:p>if exist "P:\Web-Backup\www.danielelolli.it 2017-09-24 [late additions]\uploads\socicon\_sources\socicon-howto.zip" copy "P:\Web-Backup\www.danielelolli.it 2017-09-24 [late additions]\uploads\socicon\_sources\socicon-howto.zip" "uploads\socicon\_sources\socicon-howto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79];&quot;/&quot;;&quot;\&quot;)&amp;&quot;&quot;&quot; copy &quot;&quot;P:\Web-Backup\www.danielelolli.it 2017-09-24 [late additions]\&quot;&amp;SUBSTITUTE([$'lfs-clean'.B79];&quot;/&quot;;&quot;\&quot;)&amp;&quot;&quot;&quot; &quot;&quot;&quot;&amp;SUBSTITUTE([$'lfs-clean'.B79];&quot;/&quot;;&quot;\&quot;)&amp;&quot;&quot;&quot; /V /Y&quot;" office:value-type="string" office:string-value="if exist &quot;P:\Web-Backup\www.danielelolli.it 2017-09-24 [late additions]\laragon\akismet.4.1.4.zip&quot; copy &quot;P:\Web-Backup\www.danielelolli.it 2017-09-24 [late additions]\laragon\akismet.4.1.4.zip&quot; &quot;laragon\akismet.4.1.4.zip&quot; /V /Y" calcext:value-type="string">
            <text:p>if exist "P:\Web-Backup\www.danielelolli.it 2017-09-24 [late additions]\laragon\akismet.4.1.4.zip" copy "P:\Web-Backup\www.danielelolli.it 2017-09-24 [late additions]\laragon\akismet.4.1.4.zip" "laragon\akismet.4.1.4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80];&quot;/&quot;;&quot;\&quot;)&amp;&quot;&quot;&quot; copy &quot;&quot;P:\Web-Backup\www.danielelolli.it 2017-09-24 [late additions]\&quot;&amp;SUBSTITUTE([$'lfs-clean'.B80];&quot;/&quot;;&quot;\&quot;)&amp;&quot;&quot;&quot; &quot;&quot;&quot;&amp;SUBSTITUTE([$'lfs-clean'.B80];&quot;/&quot;;&quot;\&quot;)&amp;&quot;&quot;&quot; /V /Y&quot;" office:value-type="string" office:string-value="if exist &quot;P:\Web-Backup\www.danielelolli.it 2017-09-24 [late additions]\laragon\astra.2.3.4.zip&quot; copy &quot;P:\Web-Backup\www.danielelolli.it 2017-09-24 [late additions]\laragon\astra.2.3.4.zip&quot; &quot;laragon\astra.2.3.4.zip&quot; /V /Y" calcext:value-type="string">
            <text:p>if exist "P:\Web-Backup\www.danielelolli.it 2017-09-24 [late additions]\laragon\astra.2.3.4.zip" copy "P:\Web-Backup\www.danielelolli.it 2017-09-24 [late additions]\laragon\astra.2.3.4.zip" "laragon\astra.2.3.4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81];&quot;/&quot;;&quot;\&quot;)&amp;&quot;&quot;&quot; copy &quot;&quot;P:\Web-Backup\www.danielelolli.it 2017-09-24 [late additions]\&quot;&amp;SUBSTITUTE([$'lfs-clean'.B81];&quot;/&quot;;&quot;\&quot;)&amp;&quot;&quot;&quot; &quot;&quot;&quot;&amp;SUBSTITUTE([$'lfs-clean'.B81];&quot;/&quot;;&quot;\&quot;)&amp;&quot;&quot;&quot; /V /Y&quot;" office:value-type="string" office:string-value="if exist &quot;P:\Web-Backup\www.danielelolli.it 2017-09-24 [late additions]\laragon\elementor.2.9.7.zip&quot; copy &quot;P:\Web-Backup\www.danielelolli.it 2017-09-24 [late additions]\laragon\elementor.2.9.7.zip&quot; &quot;laragon\elementor.2.9.7.zip&quot; /V /Y" calcext:value-type="string">
            <text:p>if exist "P:\Web-Backup\www.danielelolli.it 2017-09-24 [late additions]\laragon\elementor.2.9.7.zip" copy "P:\Web-Backup\www.danielelolli.it 2017-09-24 [late additions]\laragon\elementor.2.9.7.zip" "laragon\elementor.2.9.7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82];&quot;/&quot;;&quot;\&quot;)&amp;&quot;&quot;&quot; copy &quot;&quot;P:\Web-Backup\www.danielelolli.it 2017-09-24 [late additions]\&quot;&amp;SUBSTITUTE([$'lfs-clean'.B82];&quot;/&quot;;&quot;\&quot;)&amp;&quot;&quot;&quot; &quot;&quot;&quot;&amp;SUBSTITUTE([$'lfs-clean'.B82];&quot;/&quot;;&quot;\&quot;)&amp;&quot;&quot;&quot; /V /Y&quot;" office:value-type="string" office:string-value="if exist &quot;P:\Web-Backup\www.danielelolli.it 2017-09-24 [late additions]\laragon\generatepress.2.4.2.zip&quot; copy &quot;P:\Web-Backup\www.danielelolli.it 2017-09-24 [late additions]\laragon\generatepress.2.4.2.zip&quot; &quot;laragon\generatepress.2.4.2.zip&quot; /V /Y" calcext:value-type="string">
            <text:p>if exist "P:\Web-Backup\www.danielelolli.it 2017-09-24 [late additions]\laragon\generatepress.2.4.2.zip" copy "P:\Web-Backup\www.danielelolli.it 2017-09-24 [late additions]\laragon\generatepress.2.4.2.zip" "laragon\generatepress.2.4.2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83];&quot;/&quot;;&quot;\&quot;)&amp;&quot;&quot;&quot; copy &quot;&quot;P:\Web-Backup\www.danielelolli.it 2017-09-24 [late additions]\&quot;&amp;SUBSTITUTE([$'lfs-clean'.B83];&quot;/&quot;;&quot;\&quot;)&amp;&quot;&quot;&quot; &quot;&quot;&quot;&amp;SUBSTITUTE([$'lfs-clean'.B83];&quot;/&quot;;&quot;\&quot;)&amp;&quot;&quot;&quot; /V /Y&quot;" office:value-type="string" office:string-value="if exist &quot;P:\Web-Backup\www.danielelolli.it 2017-09-24 [late additions]\laragon\hello-elementor.2.2.2.zip&quot; copy &quot;P:\Web-Backup\www.danielelolli.it 2017-09-24 [late additions]\laragon\hello-elementor.2.2.2.zip&quot; &quot;laragon\hello-elementor.2.2.2.zip&quot; /V /Y" calcext:value-type="string">
            <text:p>if exist "P:\Web-Backup\www.danielelolli.it 2017-09-24 [late additions]\laragon\hello-elementor.2.2.2.zip" copy "P:\Web-Backup\www.danielelolli.it 2017-09-24 [late additions]\laragon\hello-elementor.2.2.2.zip" "laragon\hello-elementor.2.2.2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84];&quot;/&quot;;&quot;\&quot;)&amp;&quot;&quot;&quot; copy &quot;&quot;P:\Web-Backup\www.danielelolli.it 2017-09-24 [late additions]\&quot;&amp;SUBSTITUTE([$'lfs-clean'.B84];&quot;/&quot;;&quot;\&quot;)&amp;&quot;&quot;&quot; &quot;&quot;&quot;&amp;SUBSTITUTE([$'lfs-clean'.B84];&quot;/&quot;;&quot;\&quot;)&amp;&quot;&quot;&quot; /V /Y&quot;" office:value-type="string" office:string-value="if exist &quot;P:\Web-Backup\www.danielelolli.it 2017-09-24 [late additions]\laragon\httpd-2.4.41-win64-VS16.zip&quot; copy &quot;P:\Web-Backup\www.danielelolli.it 2017-09-24 [late additions]\laragon\httpd-2.4.41-win64-VS16.zip&quot; &quot;laragon\httpd-2.4.41-win64-VS16.zip&quot; /V /Y" calcext:value-type="string">
            <text:p>if exist "P:\Web-Backup\www.danielelolli.it 2017-09-24 [late additions]\laragon\httpd-2.4.41-win64-VS16.zip" copy "P:\Web-Backup\www.danielelolli.it 2017-09-24 [late additions]\laragon\httpd-2.4.41-win64-VS16.zip" "laragon\httpd-2.4.41-win64-VS16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85];&quot;/&quot;;&quot;\&quot;)&amp;&quot;&quot;&quot; copy &quot;&quot;P:\Web-Backup\www.danielelolli.it 2017-09-24 [late additions]\&quot;&amp;SUBSTITUTE([$'lfs-clean'.B85];&quot;/&quot;;&quot;\&quot;)&amp;&quot;&quot;&quot; &quot;&quot;&quot;&amp;SUBSTITUTE([$'lfs-clean'.B85];&quot;/&quot;;&quot;\&quot;)&amp;&quot;&quot;&quot; /V /Y&quot;" office:value-type="string" office:string-value="if exist &quot;P:\Web-Backup\www.danielelolli.it 2017-09-24 [late additions]\laragon\laragon.7z&quot; copy &quot;P:\Web-Backup\www.danielelolli.it 2017-09-24 [late additions]\laragon\laragon.7z&quot; &quot;laragon\laragon.7z&quot; /V /Y" calcext:value-type="string">
            <text:p>if exist "P:\Web-Backup\www.danielelolli.it 2017-09-24 [late additions]\laragon\laragon.7z" copy "P:\Web-Backup\www.danielelolli.it 2017-09-24 [late additions]\laragon\laragon.7z" "laragon\laragon.7z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86];&quot;/&quot;;&quot;\&quot;)&amp;&quot;&quot;&quot; copy &quot;&quot;P:\Web-Backup\www.danielelolli.it 2017-09-24 [late additions]\&quot;&amp;SUBSTITUTE([$'lfs-clean'.B86];&quot;/&quot;;&quot;\&quot;)&amp;&quot;&quot;&quot; &quot;&quot;&quot;&amp;SUBSTITUTE([$'lfs-clean'.B86];&quot;/&quot;;&quot;\&quot;)&amp;&quot;&quot;&quot; /V /Y&quot;" office:value-type="string" office:string-value="if exist &quot;P:\Web-Backup\www.danielelolli.it 2017-09-24 [late additions]\laragon\mariadb-10.4.12-winx64.zip&quot; copy &quot;P:\Web-Backup\www.danielelolli.it 2017-09-24 [late additions]\laragon\mariadb-10.4.12-winx64.zip&quot; &quot;laragon\mariadb-10.4.12-winx64.zip&quot; /V /Y" calcext:value-type="string">
            <text:p>if exist "P:\Web-Backup\www.danielelolli.it 2017-09-24 [late additions]\laragon\mariadb-10.4.12-winx64.zip" copy "P:\Web-Backup\www.danielelolli.it 2017-09-24 [late additions]\laragon\mariadb-10.4.12-winx64.zip" "laragon\mariadb-10.4.12-winx64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87];&quot;/&quot;;&quot;\&quot;)&amp;&quot;&quot;&quot; copy &quot;&quot;P:\Web-Backup\www.danielelolli.it 2017-09-24 [late additions]\&quot;&amp;SUBSTITUTE([$'lfs-clean'.B87];&quot;/&quot;;&quot;\&quot;)&amp;&quot;&quot;&quot; &quot;&quot;&quot;&amp;SUBSTITUTE([$'lfs-clean'.B87];&quot;/&quot;;&quot;\&quot;)&amp;&quot;&quot;&quot; /V /Y&quot;" office:value-type="string" office:string-value="if exist &quot;P:\Web-Backup\www.danielelolli.it 2017-09-24 [late additions]\laragon\minimal-coming-soon-maintenance-mode.2.17.zip&quot; copy &quot;P:\Web-Backup\www.danielelolli.it 2017-09-24 [late additions]\laragon\minimal-coming-soon-maintenance-mode.2.17.zip&quot; &quot;laragon\minimal-coming-soon-maintenance-mode.2.17.zip&quot; /V /Y" calcext:value-type="string">
            <text:p>if exist "P:\Web-Backup\www.danielelolli.it 2017-09-24 [late additions]\laragon\minimal-coming-soon-maintenance-mode.2.17.zip" copy "P:\Web-Backup\www.danielelolli.it 2017-09-24 [late additions]\laragon\minimal-coming-soon-maintenance-mode.2.17.zip" "laragon\minimal-coming-soon-maintenance-mode.2.17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88];&quot;/&quot;;&quot;\&quot;)&amp;&quot;&quot;&quot; copy &quot;&quot;P:\Web-Backup\www.danielelolli.it 2017-09-24 [late additions]\&quot;&amp;SUBSTITUTE([$'lfs-clean'.B88];&quot;/&quot;;&quot;\&quot;)&amp;&quot;&quot;&quot; &quot;&quot;&quot;&amp;SUBSTITUTE([$'lfs-clean'.B88];&quot;/&quot;;&quot;\&quot;)&amp;&quot;&quot;&quot; /V /Y&quot;" office:value-type="string" office:string-value="if exist &quot;P:\Web-Backup\www.danielelolli.it 2017-09-24 [late additions]\laragon\mysql-5.7.29-winx64.zip&quot; copy &quot;P:\Web-Backup\www.danielelolli.it 2017-09-24 [late additions]\laragon\mysql-5.7.29-winx64.zip&quot; &quot;laragon\mysql-5.7.29-winx64.zip&quot; /V /Y" calcext:value-type="string">
            <text:p>if exist "P:\Web-Backup\www.danielelolli.it 2017-09-24 [late additions]\laragon\mysql-5.7.29-winx64.zip" copy "P:\Web-Backup\www.danielelolli.it 2017-09-24 [late additions]\laragon\mysql-5.7.29-winx64.zip" "laragon\mysql-5.7.29-winx64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89];&quot;/&quot;;&quot;\&quot;)&amp;&quot;&quot;&quot; copy &quot;&quot;P:\Web-Backup\www.danielelolli.it 2017-09-24 [late additions]\&quot;&amp;SUBSTITUTE([$'lfs-clean'.B89];&quot;/&quot;;&quot;\&quot;)&amp;&quot;&quot;&quot; &quot;&quot;&quot;&amp;SUBSTITUTE([$'lfs-clean'.B89];&quot;/&quot;;&quot;\&quot;)&amp;&quot;&quot;&quot; /V /Y&quot;" office:value-type="string" office:string-value="if exist &quot;P:\Web-Backup\www.danielelolli.it 2017-09-24 [late additions]\laragon\mysql-8.0.19-winx64.zip&quot; copy &quot;P:\Web-Backup\www.danielelolli.it 2017-09-24 [late additions]\laragon\mysql-8.0.19-winx64.zip&quot; &quot;laragon\mysql-8.0.19-winx64.zip&quot; /V /Y" calcext:value-type="string">
            <text:p>if exist "P:\Web-Backup\www.danielelolli.it 2017-09-24 [late additions]\laragon\mysql-8.0.19-winx64.zip" copy "P:\Web-Backup\www.danielelolli.it 2017-09-24 [late additions]\laragon\mysql-8.0.19-winx64.zip" "laragon\mysql-8.0.19-winx64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90];&quot;/&quot;;&quot;\&quot;)&amp;&quot;&quot;&quot; copy &quot;&quot;P:\Web-Backup\www.danielelolli.it 2017-09-24 [late additions]\&quot;&amp;SUBSTITUTE([$'lfs-clean'.B90];&quot;/&quot;;&quot;\&quot;)&amp;&quot;&quot;&quot; &quot;&quot;&quot;&amp;SUBSTITUTE([$'lfs-clean'.B90];&quot;/&quot;;&quot;\&quot;)&amp;&quot;&quot;&quot; /V /Y&quot;" office:value-type="string" office:string-value="if exist &quot;P:\Web-Backup\www.danielelolli.it 2017-09-24 [late additions]\laragon\php-7.4.4-nts-Win32-vc15-x64.zip&quot; copy &quot;P:\Web-Backup\www.danielelolli.it 2017-09-24 [late additions]\laragon\php-7.4.4-nts-Win32-vc15-x64.zip&quot; &quot;laragon\php-7.4.4-nts-Win32-vc15-x64.zip&quot; /V /Y" calcext:value-type="string">
            <text:p>if exist "P:\Web-Backup\www.danielelolli.it 2017-09-24 [late additions]\laragon\php-7.4.4-nts-Win32-vc15-x64.zip" copy "P:\Web-Backup\www.danielelolli.it 2017-09-24 [late additions]\laragon\php-7.4.4-nts-Win32-vc15-x64.zip" "laragon\php-7.4.4-nts-Win32-vc15-x64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91];&quot;/&quot;;&quot;\&quot;)&amp;&quot;&quot;&quot; copy &quot;&quot;P:\Web-Backup\www.danielelolli.it 2017-09-24 [late additions]\&quot;&amp;SUBSTITUTE([$'lfs-clean'.B91];&quot;/&quot;;&quot;\&quot;)&amp;&quot;&quot;&quot; &quot;&quot;&quot;&amp;SUBSTITUTE([$'lfs-clean'.B91];&quot;/&quot;;&quot;\&quot;)&amp;&quot;&quot;&quot; /V /Y&quot;" office:value-type="string" office:string-value="if exist &quot;P:\Web-Backup\www.danielelolli.it 2017-09-24 [late additions]\laragon\phpMyAdmin-5.0.2-all-languages.zip&quot; copy &quot;P:\Web-Backup\www.danielelolli.it 2017-09-24 [late additions]\laragon\phpMyAdmin-5.0.2-all-languages.zip&quot; &quot;laragon\phpMyAdmin-5.0.2-all-languages.zip&quot; /V /Y" calcext:value-type="string">
            <text:p>if exist "P:\Web-Backup\www.danielelolli.it 2017-09-24 [late additions]\laragon\phpMyAdmin-5.0.2-all-languages.zip" copy "P:\Web-Backup\www.danielelolli.it 2017-09-24 [late additions]\laragon\phpMyAdmin-5.0.2-all-languages.zip" "laragon\phpMyAdmin-5.0.2-all-languages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92];&quot;/&quot;;&quot;\&quot;)&amp;&quot;&quot;&quot; copy &quot;&quot;P:\Web-Backup\www.danielelolli.it 2017-09-24 [late additions]\&quot;&amp;SUBSTITUTE([$'lfs-clean'.B92];&quot;/&quot;;&quot;\&quot;)&amp;&quot;&quot;&quot; &quot;&quot;&quot;&amp;SUBSTITUTE([$'lfs-clean'.B92];&quot;/&quot;;&quot;\&quot;)&amp;&quot;&quot;&quot; /V /Y&quot;" office:value-type="string" office:string-value="if exist &quot;P:\Web-Backup\www.danielelolli.it 2017-09-24 [late additions]\laragon\static-html-output-plugin.6.6.7.zip&quot; copy &quot;P:\Web-Backup\www.danielelolli.it 2017-09-24 [late additions]\laragon\static-html-output-plugin.6.6.7.zip&quot; &quot;laragon\static-html-output-plugin.6.6.7.zip&quot; /V /Y" calcext:value-type="string">
            <text:p>if exist "P:\Web-Backup\www.danielelolli.it 2017-09-24 [late additions]\laragon\static-html-output-plugin.6.6.7.zip" copy "P:\Web-Backup\www.danielelolli.it 2017-09-24 [late additions]\laragon\static-html-output-plugin.6.6.7.zip" "laragon\static-html-output-plugin.6.6.7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93];&quot;/&quot;;&quot;\&quot;)&amp;&quot;&quot;&quot; copy &quot;&quot;P:\Web-Backup\www.danielelolli.it 2017-09-24 [late additions]\&quot;&amp;SUBSTITUTE([$'lfs-clean'.B93];&quot;/&quot;;&quot;\&quot;)&amp;&quot;&quot;&quot; &quot;&quot;&quot;&amp;SUBSTITUTE([$'lfs-clean'.B93];&quot;/&quot;;&quot;\&quot;)&amp;&quot;&quot;&quot; /V /Y&quot;" office:value-type="string" office:string-value="if exist &quot;P:\Web-Backup\www.danielelolli.it 2017-09-24 [late additions]\laragon\updraftplus.1.16.22.zip&quot; copy &quot;P:\Web-Backup\www.danielelolli.it 2017-09-24 [late additions]\laragon\updraftplus.1.16.22.zip&quot; &quot;laragon\updraftplus.1.16.22.zip&quot; /V /Y" calcext:value-type="string">
            <text:p>if exist "P:\Web-Backup\www.danielelolli.it 2017-09-24 [late additions]\laragon\updraftplus.1.16.22.zip" copy "P:\Web-Backup\www.danielelolli.it 2017-09-24 [late additions]\laragon\updraftplus.1.16.22.zip" "laragon\updraftplus.1.16.22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94];&quot;/&quot;;&quot;\&quot;)&amp;&quot;&quot;&quot; copy &quot;&quot;P:\Web-Backup\www.danielelolli.it 2017-09-24 [late additions]\&quot;&amp;SUBSTITUTE([$'lfs-clean'.B94];&quot;/&quot;;&quot;\&quot;)&amp;&quot;&quot;&quot; &quot;&quot;&quot;&amp;SUBSTITUTE([$'lfs-clean'.B94];&quot;/&quot;;&quot;\&quot;)&amp;&quot;&quot;&quot; /V /Y&quot;" office:value-type="string" office:string-value="if exist &quot;P:\Web-Backup\www.danielelolli.it 2017-09-24 [late additions]\laragon\wordpress-5.3.2-it_IT-UncleDan.zip&quot; copy &quot;P:\Web-Backup\www.danielelolli.it 2017-09-24 [late additions]\laragon\wordpress-5.3.2-it_IT-UncleDan.zip&quot; &quot;laragon\wordpress-5.3.2-it_IT-UncleDan.zip&quot; /V /Y" calcext:value-type="string">
            <text:p>if exist "P:\Web-Backup\www.danielelolli.it 2017-09-24 [late additions]\laragon\wordpress-5.3.2-it_IT-UncleDan.zip" copy "P:\Web-Backup\www.danielelolli.it 2017-09-24 [late additions]\laragon\wordpress-5.3.2-it_IT-UncleDan.zip" "laragon\wordpress-5.3.2-it_IT-UncleDan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95];&quot;/&quot;;&quot;\&quot;)&amp;&quot;&quot;&quot; copy &quot;&quot;P:\Web-Backup\www.danielelolli.it 2017-09-24 [late additions]\&quot;&amp;SUBSTITUTE([$'lfs-clean'.B95];&quot;/&quot;;&quot;\&quot;)&amp;&quot;&quot;&quot; &quot;&quot;&quot;&amp;SUBSTITUTE([$'lfs-clean'.B95];&quot;/&quot;;&quot;\&quot;)&amp;&quot;&quot;&quot; /V /Y&quot;" office:value-type="string" office:string-value="if exist &quot;P:\Web-Backup\www.danielelolli.it 2017-09-24 [late additions]\laragon\wordpress-5.3.2-it_IT.zip&quot; copy &quot;P:\Web-Backup\www.danielelolli.it 2017-09-24 [late additions]\laragon\wordpress-5.3.2-it_IT.zip&quot; &quot;laragon\wordpress-5.3.2-it_IT.zip&quot; /V /Y" calcext:value-type="string">
            <text:p>if exist "P:\Web-Backup\www.danielelolli.it 2017-09-24 [late additions]\laragon\wordpress-5.3.2-it_IT.zip" copy "P:\Web-Backup\www.danielelolli.it 2017-09-24 [late additions]\laragon\wordpress-5.3.2-it_IT.zip" "laragon\wordpress-5.3.2-it_IT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96];&quot;/&quot;;&quot;\&quot;)&amp;&quot;&quot;&quot; copy &quot;&quot;P:\Web-Backup\www.danielelolli.it 2017-09-24 [late additions]\&quot;&amp;SUBSTITUTE([$'lfs-clean'.B96];&quot;/&quot;;&quot;\&quot;)&amp;&quot;&quot;&quot; &quot;&quot;&quot;&amp;SUBSTITUTE([$'lfs-clean'.B96];&quot;/&quot;;&quot;\&quot;)&amp;&quot;&quot;&quot; /V /Y&quot;" office:value-type="string" office:string-value="if exist &quot;P:\Web-Backup\www.danielelolli.it 2017-09-24 [late additions]\laragon\wordpress-5.3.2.zip&quot; copy &quot;P:\Web-Backup\www.danielelolli.it 2017-09-24 [late additions]\laragon\wordpress-5.3.2.zip&quot; &quot;laragon\wordpress-5.3.2.zip&quot; /V /Y" calcext:value-type="string">
            <text:p>if exist "P:\Web-Backup\www.danielelolli.it 2017-09-24 [late additions]\laragon\wordpress-5.3.2.zip" copy "P:\Web-Backup\www.danielelolli.it 2017-09-24 [late additions]\laragon\wordpress-5.3.2.zip" "laragon\wordpress-5.3.2.zip" /V /Y</text:p>
          </table:table-cell>
        </table:table-row>
        <table:table-row table:style-name="ro2">
          <table:table-cell table:formula="of:=&quot;if exist &quot;&quot;P:\Web-Backup\www.danielelolli.it 2017-09-24 [late additions]\&quot;&amp;SUBSTITUTE([$'lfs-clean'.B97];&quot;/&quot;;&quot;\&quot;)&amp;&quot;&quot;&quot; copy &quot;&quot;P:\Web-Backup\www.danielelolli.it 2017-09-24 [late additions]\&quot;&amp;SUBSTITUTE([$'lfs-clean'.B97];&quot;/&quot;;&quot;\&quot;)&amp;&quot;&quot;&quot; &quot;&quot;&quot;&amp;SUBSTITUTE([$'lfs-clean'.B97];&quot;/&quot;;&quot;\&quot;)&amp;&quot;&quot;&quot; /V /Y&quot;" office:value-type="string" office:string-value="if exist &quot;P:\Web-Backup\www.danielelolli.it 2017-09-24 [late additions]\laragon\wp-file-manager.zip&quot; copy &quot;P:\Web-Backup\www.danielelolli.it 2017-09-24 [late additions]\laragon\wp-file-manager.zip&quot; &quot;laragon\wp-file-manager.zip&quot; /V /Y" calcext:value-type="string">
            <text:p>if exist "P:\Web-Backup\www.danielelolli.it 2017-09-24 [late additions]\laragon\wp-file-manager.zip" copy "P:\Web-Backup\www.danielelolli.it 2017-09-24 [late additions]\laragon\wp-file-manager.zip" "laragon\wp-file-manager.zip" /V /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17:51:34.471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14T17:54:00.101000000</dc:date>
    <meta:editing-duration>PT39M1S</meta:editing-duration>
    <meta:editing-cycles>6</meta:editing-cycles>
    <meta:generator>LibreOffice/6.3.2.2$Windows_X86_64 LibreOffice_project/98b30e735bda24bc04ab42594c85f7fd8be07b9c</meta:generator>
    <meta:document-statistic meta:table-count="2" meta:cell-count="883" meta:object-count="0"/>
  </office:meta>
</office:document-meta>
</file>